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tent.xml" manifest:media-type="text/xml"/>
  <manifest:file-entry manifest:full-path="meta.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settings.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quot;Aptos Narrow&quot;" svg:font-family="'&quot;Aptos Narrow&quot;'"/>
    <style:font-face style:name="Arial" svg:font-family="Arial"/>
    <style:font-face style:name="Arial,sans-serif" svg:font-family="'Arial,sans-serif'"/>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vg:font-family="'Noto San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gallant12x22" svg:font-family="gallant12x22" style:font-pitch="fixed"/>
  </office:font-face-decls>
  <office:automatic-styles>
    <style:style style:name="co1" style:family="table-column">
      <style:table-column-properties fo:break-before="auto" style:column-width="0.2799in"/>
    </style:style>
    <style:style style:name="co2" style:family="table-column">
      <style:table-column-properties fo:break-before="auto" style:column-width="1.148in"/>
    </style:style>
    <style:style style:name="co3" style:family="table-column">
      <style:table-column-properties fo:break-before="auto" style:column-width="0.8165in"/>
    </style:style>
    <style:style style:name="co4" style:family="table-column">
      <style:table-column-properties fo:break-before="auto" style:column-width="0.222in"/>
    </style:style>
    <style:style style:name="co5" style:family="table-column">
      <style:table-column-properties fo:break-before="auto" style:column-width="0.2417in"/>
    </style:style>
    <style:style style:name="co6" style:family="table-column">
      <style:table-column-properties fo:break-before="auto" style:column-width="0.4244in"/>
    </style:style>
    <style:style style:name="co7" style:family="table-column">
      <style:table-column-properties fo:break-before="auto" style:column-width="0.2984in"/>
    </style:style>
    <style:style style:name="co8" style:family="table-column">
      <style:table-column-properties fo:break-before="auto" style:column-width="0.1256in"/>
    </style:style>
    <style:style style:name="co9" style:family="table-column">
      <style:table-column-properties fo:break-before="auto" style:column-width="0.3665in"/>
    </style:style>
    <style:style style:name="co10" style:family="table-column">
      <style:table-column-properties fo:break-before="auto" style:column-width="0.9744in"/>
    </style:style>
    <style:style style:name="co11" style:family="table-column">
      <style:table-column-properties fo:break-before="auto" style:column-width="0.889in"/>
    </style:style>
    <style:style style:name="ro1" style:family="table-row">
      <style:table-row-properties style:row-height="0.1917in" fo:break-before="auto" style:use-optimal-row-height="true"/>
    </style:style>
    <style:style style:name="ro2" style:family="table-row">
      <style:table-row-properties style:row-height="0.1937in" fo:break-before="auto" style:use-optimal-row-height="true"/>
    </style:style>
    <style:style style:name="ro3" style:family="table-row">
      <style:table-row-properties style:row-height="0.2189in" fo:break-before="auto" style:use-optimal-row-height="false"/>
    </style:style>
    <style:style style:name="ro4" style:family="table-row">
      <style:table-row-properties style:row-height="0.2189in" fo:break-before="auto" style:use-optimal-row-height="true"/>
    </style:style>
    <style:style style:name="ta1" style:family="table" style:master-page-name="PageStyle_5f_Planting_20_Calc">
      <style:table-properties table:display="true" style:writing-mode="lr-tb"/>
    </style:style>
    <style:style style:name="ta2" style:family="table" style:master-page-name="PageStyle_5f_Crop_20_Data">
      <style:table-properties table:display="true" style:writing-mode="lr-tb"/>
    </style:style>
    <style:style style:name="ta3" style:family="table" style:master-page-name="PageStyle_5f_Planting_20_Maths">
      <style:table-properties table:display="true" style:writing-mode="lr-tb"/>
    </style:style>
    <style:style style:name="ce52" style:family="table-cell" style:parent-style-name="Default">
      <style:table-cell-properties fo:background-color="#666666"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gallant12x22"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ackground-color="#666666" style:rotation-align="none"/>
      <style:text-properties fo:color="#000000" style:text-outline="false" style:text-line-through-style="none" style:text-line-through-type="none" style:font-name="gallant12x22"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ackground-color="#b7b7b7"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gallant12x22" fo:font-size="20pt" fo:font-style="normal" fo:text-shadow="none" style:text-underline-style="none" fo:font-weight="normal" style:font-size-asian="20pt" style:font-style-asian="normal" style:font-weight-asian="normal" style:font-name-complex="Arial" style:font-size-complex="20pt" style:font-style-complex="normal" style:font-weight-complex="normal"/>
    </style:style>
    <style:style style:name="ce55" style:family="table-cell" style:parent-style-name="Default">
      <style:text-properties style:font-name="gallant12x22"/>
    </style:style>
    <style:style style:name="ce56"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gallant12x22"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ackground-color="#cccccc" style:rotation-align="none"/>
      <style:text-properties fo:color="#000000" style:text-outline="false" style:text-line-through-style="none" style:text-line-through-type="none" style:font-name="gallant12x22"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ackground-color="#d9d9d9" style:text-align-source="value-type" style:repeat-content="false" fo:wrap-option="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gallant12x22"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fo:background-color="#dddddd" style:text-align-source="fix" style:repeat-content="false" style:vertical-align="middle"/>
      <style:paragraph-properties fo:text-align="center"/>
      <style:text-properties style:font-name="gallant12x22" fo:font-weight="normal" style:font-weight-asian="normal" style:font-weight-complex="normal"/>
    </style:style>
    <style:style style:name="ce60" style:family="table-cell" style:parent-style-name="Default">
      <style:table-cell-properties fo:background-color="#f3f3f3" style:diagonal-bl-tr="none" style:diagonal-tl-br="none" style:text-align-source="fix" style:repeat-content="false" fo:wrap-option="no-wrap" fo:border="0.51pt solid #333333"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gallant12x22"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fo:background-color="#f3f3f3" style:diagonal-bl-tr="none" style:diagonal-tl-br="none" style:text-align-source="fix" style:repeat-content="false" fo:wrap-option="no-wrap" fo:border="0.51pt solid #333333"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gallant12x22"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fo:background-color="#ffffff" style:text-align-source="fix" style:repeat-content="false" fo:wrap-option="no-wrap" fo:border="0.51pt solid #333333"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gallant12x22"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 style:family="table-cell" style:parent-style-name="Default">
      <style:table-cell-properties fo:background-color="#cccccc" style:text-align-source="fix" style:repeat-content="false" fo:wrap-option="no-wrap" fo:border="0.51pt solid #333333"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gallant12x22"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 style:family="table-cell" style:parent-style-name="Default">
      <style:table-cell-properties fo:background-color="#666666"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gallant12x22"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fo:background-color="#b7b7b7"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gallant12x22"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table-cell-properties fo:background-color="#b7b7b7" style:rotation-align="none"/>
      <style:text-properties fo:color="#000000" style:text-outline="false" style:text-line-through-style="none" style:text-line-through-type="none" style:font-name="gallant12x22"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fo:background-color="#b7b7b7"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gallant12x22"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ackground-color="#cfe2f3" style:text-align-source="value-type" style:repeat-content="false" fo:wrap-option="no-wrap" fo:border="0.51pt solid #333333"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gallant12x22"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ackground-color="#52b0ef" style:text-align-source="fix" style:repeat-content="false" fo:wrap-option="no-wrap" fo:border="0.51pt solid #333333"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gallant12x22"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0" style:family="table-cell" style:parent-style-name="Default">
      <style:table-cell-properties fo:background-color="#6b85d7" style:text-align-source="value-type" style:repeat-content="false" fo:wrap-option="no-wrap" fo:border="0.51pt solid #333333"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gallant12x22"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data-style-name="N1">
      <style:table-cell-properties fo:background-color="#b6d7a8" fo:border="none" style:rotation-align="none"/>
      <style:text-properties fo:color="#000000" style:text-outline="false" style:text-line-through-style="none" style:text-line-through-type="none" style:font-name="gallant12x22"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H&quot;" style:apply-style-name="ConditionalStyle_5f_1" style:base-cell-address="'Planting Calc'.C8"/>
    </style:style>
    <style:style style:name="ce72" style:family="table-cell" style:parent-style-name="Default" style:data-style-name="N1">
      <style:table-cell-properties fo:background-color="#cfe2f3" fo:border="0.51pt solid #333333" style:rotation-align="none"/>
      <style:text-properties fo:color="#000000" style:text-outline="false" style:text-line-through-style="none" style:text-line-through-type="none" style:font-name="gallant12x22"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ackground-color="#c97a2e" style:text-align-source="fix" style:repeat-content="false" fo:wrap-option="no-wrap" fo:border="0.51pt solid #333333"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gallant12x22"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4" style:family="table-cell" style:parent-style-name="Default">
      <style:table-cell-properties fo:background-color="#b88d66" style:text-align-source="value-type" style:repeat-content="false" fo:wrap-option="no-wrap" fo:border="0.51pt solid #333333"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gallant12x22"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table-cell-properties fo:border="0.51pt solid #333333"/>
      <style:text-properties style:font-name="gallant12x22" fo:font-size="11pt" style:font-size-asian="11pt" style:font-size-complex="11pt"/>
    </style:style>
    <style:style style:name="ce76" style:family="table-cell" style:parent-style-name="Default">
      <style:table-cell-properties fo:background-color="#39d9f4" style:text-align-source="fix" style:repeat-content="false" fo:wrap-option="no-wrap" fo:border="0.51pt solid #333333"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gallant12x22"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7" style:family="table-cell" style:parent-style-name="Default">
      <style:table-cell-properties fo:background-color="#78c0cd" style:text-align-source="value-type" style:repeat-content="false" fo:wrap-option="no-wrap" fo:border="0.51pt solid #333333"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gallant12x22"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fo:background-color="#b65442" style:text-align-source="fix" style:repeat-content="false" fo:wrap-option="no-wrap" fo:border="0.51pt solid #333333"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gallant12x22"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9" style:family="table-cell" style:parent-style-name="Default">
      <style:table-cell-properties fo:background-color="#ae756a" style:text-align-source="value-type" style:repeat-content="false" fo:wrap-option="no-wrap" fo:border="0.51pt solid #333333"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gallant12x22"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table-cell-properties fo:background-color="#60f3d9" style:text-align-source="fix" style:repeat-content="false" fo:wrap-option="no-wrap" fo:border="0.51pt solid #333333"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gallant12x22"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1" style:family="table-cell" style:parent-style-name="Default">
      <style:table-cell-properties fo:background-color="#86ccbf" style:text-align-source="value-type" style:repeat-content="false" fo:wrap-option="no-wrap" fo:border="0.51pt solid #333333"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gallant12x22"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 style:family="table-cell" style:parent-style-name="Default">
      <style:table-cell-properties fo:background-color="#9c3d62" style:text-align-source="fix" style:repeat-content="false" fo:wrap-option="no-wrap" fo:border="0.51pt solid #333333"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gallant12x22"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3" style:family="table-cell" style:parent-style-name="Default">
      <style:table-cell-properties fo:background-color="#a16b7a" style:text-align-source="value-type" style:repeat-content="false" fo:wrap-option="no-wrap" fo:border="0.51pt solid #333333"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gallant12x22"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 style:family="table-cell" style:parent-style-name="Default">
      <style:table-cell-properties fo:background-color="#97f3aa" style:text-align-source="fix" style:repeat-content="false" fo:wrap-option="no-wrap" fo:border="0.51pt solid #333333"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gallant12x22"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5" style:family="table-cell" style:parent-style-name="Default">
      <style:table-cell-properties fo:background-color="#9fcba1" style:text-align-source="value-type" style:repeat-content="false" fo:wrap-option="no-wrap" fo:border="0.51pt solid #333333"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gallant12x22"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6" style:family="table-cell" style:parent-style-name="Default">
      <style:table-cell-properties fo:background-color="#8a4186" style:text-align-source="fix" style:repeat-content="false" fo:wrap-option="no-wrap" fo:border="0.51pt solid #333333"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gallant12x22"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7" style:family="table-cell" style:parent-style-name="Default">
      <style:table-cell-properties fo:background-color="#926d94" style:text-align-source="value-type" style:repeat-content="false" fo:wrap-option="no-wrap" fo:border="0.51pt solid #333333"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gallant12x22"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fo:background-color="#bfd36f" style:text-align-source="fix" style:repeat-content="false" fo:wrap-option="no-wrap" fo:border="0.51pt solid #333333"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gallant12x22"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9" style:family="table-cell" style:parent-style-name="Default">
      <style:table-cell-properties fo:background-color="#b2bb83" style:text-align-source="value-type" style:repeat-content="false" fo:wrap-option="no-wrap" fo:border="0.51pt solid #333333"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gallant12x22"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0" style:family="table-cell" style:parent-style-name="Default">
      <style:table-cell-properties fo:background-color="#7d5eb0" style:text-align-source="fix" style:repeat-content="false" fo:wrap-option="no-wrap" fo:border="0.51pt solid #333333"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gallant12x22"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1" style:family="table-cell" style:parent-style-name="Default">
      <style:table-cell-properties fo:background-color="#8779ab" style:text-align-source="value-type" style:repeat-content="false" fo:wrap-option="no-wrap" fo:border="0.51pt solid #333333"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gallant12x22"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2" style:family="table-cell" style:parent-style-name="Default">
      <style:table-cell-properties fo:background-color="#cea83f" style:text-align-source="fix" style:repeat-content="false" fo:wrap-option="no-wrap" fo:border="0.51pt solid #333333"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gallant12x22"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3" style:family="table-cell" style:parent-style-name="Default">
      <style:table-cell-properties fo:background-color="#b9a66e" style:text-align-source="value-type" style:repeat-content="false" fo:wrap-option="no-wrap" fo:border="0.51pt solid #333333"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gallant12x22"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4" style:family="table-cell" style:parent-style-name="Default">
      <style:table-cell-properties fo:background-color="#6b85d7" style:text-align-source="fix" style:repeat-content="false" fo:wrap-option="no-wrap" fo:border="0.51pt solid #333333"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gallant12x22"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5" style:family="table-cell" style:parent-style-name="Default">
      <style:table-cell-properties fo:background-color="#808ebe" style:text-align-source="value-type" style:repeat-content="false" fo:wrap-option="no-wrap" fo:border="0.51pt solid #333333"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gallant12x22"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quot;Aptos Narrow&quot;" fo:font-size="11pt" fo:font-style="normal" fo:text-shadow="none" style:text-underline-style="none" fo:font-weight="normal" style:font-size-asian="11pt" style:font-style-asian="normal" style:font-weight-asian="normal" style:font-name-complex="&quot;Aptos Narrow&quot;" style:font-size-complex="11pt" style:font-style-complex="normal" style:font-weight-complex="normal"/>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quot;Aptos Narrow&quot;" fo:font-size="11pt" fo:font-style="normal" fo:text-shadow="none" style:text-underline-style="none" fo:font-weight="normal" style:font-size-asian="11pt" style:font-style-asian="normal" style:font-weight-asian="normal" style:font-name-complex="&quot;Aptos Narrow&quot;" style:font-size-complex="11pt" style:font-style-complex="normal" style:font-weight-complex="normal"/>
    </style:style>
    <style:style style:name="ce48" style:family="table-cell" style:parent-style-name="Default" style:data-style-name="N13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data-style-name="N1014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data-style-name="N13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parent-style-name="Default">
      <style:graphic-properties draw:stroke="none" svg:stroke-width="0in" draw:fill="none" draw:textarea-horizontal-align="center" draw:textarea-vertical-align="top" draw:auto-grow-height="false" fo:padding-top="0.0492in" fo:padding-bottom="0.0492in" fo:padding-left="0.0984in" fo:padding-right="0.0984in" fo:wrap-option="wrap" draw:ole-draw-aspect="1" loext:decorative="false"/>
      <style:paragraph-properties fo:text-align="left"/>
      <style:text-properties fo:font-size="18pt"/>
    </style:style>
    <style:style style:name="P1" style:family="paragraph">
      <loext:graphic-properties draw:fill="none"/>
      <style:paragraph-properties fo:text-align="left"/>
      <style:text-properties fo:font-size="18pt"/>
    </style:style>
    <style:style style:name="T1" style:family="text">
      <style:text-properties fo:color="#000000" fo:font-weight="normal" style:text-underline-style="none" style:text-underline-color="font-color" style:text-line-through-type="none" fo:font-style="normal" style:text-outline="false" fo:text-shadow="none" style:text-position="0% 100%" style:font-name-complex="Arial,sans-serif" style:font-weight-asian="normal" style:font-weight-complex="normal" style:font-style-asian="normal" style:font-style-complex="normal"/>
    </style:style>
    <style:style style:name="T2" style:family="text">
      <style:text-properties fo:color="#000000" style:text-underline-style="none" style:text-underline-color="font-color" style:text-line-through-type="none" fo:font-style="normal" style:text-outline="false" fo:text-shadow="none" style:text-position="0% 100%" style:font-name-complex="Arial,sans-serif" style:font-style-asian="normal" style:font-style-complex="normal" fo:font-weight="bold" style:font-weight-asian="bold" style:font-weight-complex="bold"/>
    </style:style>
    <style:style style:name="T3" style:family="text">
      <style:text-properties fo:color="#000000" style:text-underline-style="none" style:text-underline-color="font-color" style:text-line-through-type="none" fo:font-style="normal" style:text-outline="false" fo:text-shadow="none" style:text-position="0% 100%" style:font-name-complex="Arial,sans-serif"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Yes&quot;;&quot;No&quot;)" table:allow-empty-cell="true" table:display-list="unsorted" table:base-cell-address="'Planting Calc'.C10">
          <table:error-message table:message-type="stop" table:display="true"/>
        </table:content-validation>
        <table:content-validation table:name="val2" table:condition="of:cell-content-is-in-list(&quot;Amaranth&quot;;&quot;Bell Pepper&quot;;&quot;Cabbage&quot;;&quot;Carrot&quot;;&quot;Cassava&quot;;&quot;Flax&quot;;&quot;Onion&quot;;&quot;Parsnip&quot;;&quot;Peanut&quot;;&quot;Pineapple&quot;;&quot;Pumpkin&quot;;&quot;Rice&quot;;&quot;Rye&quot;;&quot;Soybean&quot;;&quot;Spelt&quot;;&quot;Sunflower&quot;;&quot;Turnip&quot;)" table:allow-empty-cell="true" table:display-list="unsorted" table:base-cell-address="'Planting Calc'.B13">
          <table:error-message table:message-type="stop" table:display="true"/>
        </table:content-validation>
      </table:content-validations>
      <table:table table:name="Planting Calc"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55" table:default-cell-style-name="Default"/>
        <table:table-column table:style-name="co1" table:default-cell-style-name="Default"/>
        <table:table-column table:style-name="co8" table:number-columns-repeated="52" table:default-cell-style-name="Default"/>
        <table:table-column table:style-name="co9" table:default-cell-style-name="Default"/>
        <table:table-column table:style-name="co10" table:number-columns-repeated="909" table:default-cell-style-name="Default"/>
        <table:table-row table:style-name="ro1">
          <table:table-cell table:style-name="ce52" table:number-columns-repeated="3"/>
          <table:table-cell table:style-name="ce64" table:number-columns-repeated="59"/>
          <table:table-cell table:style-name="ce43" table:number-columns-repeated="53"/>
          <table:table-cell table:number-columns-repeated="909"/>
        </table:table-row>
        <table:table-row table:style-name="ro1">
          <table:table-cell table:style-name="ce52"/>
          <table:table-cell table:style-name="ce54" office:value-type="string" calcext:value-type="string" table:number-columns-spanned="60" table:number-rows-spanned="2">
            <text:p>Gneiss's Vintage Story Planting Estimator</text:p>
          </table:table-cell>
          <table:covered-table-cell table:number-columns-repeated="59" table:style-name="ce55"/>
          <table:table-cell table:style-name="ce64"/>
          <table:table-cell table:style-name="ce43" table:number-columns-repeated="53"/>
          <table:table-cell table:number-columns-repeated="909"/>
        </table:table-row>
        <table:table-row table:style-name="ro1">
          <table:table-cell table:style-name="ce52"/>
          <table:covered-table-cell table:number-columns-repeated="60" table:style-name="ce55"/>
          <table:table-cell table:style-name="ce64"/>
          <table:table-cell table:style-name="ce43" table:number-columns-repeated="53"/>
          <table:table-cell table:number-columns-repeated="909"/>
        </table:table-row>
        <table:table-row table:style-name="ro1">
          <table:table-cell table:style-name="ce52" table:number-columns-repeated="3"/>
          <table:table-cell table:style-name="ce64" table:number-columns-repeated="59"/>
          <table:table-cell table:style-name="ce43" table:number-columns-repeated="53"/>
          <table:table-cell table:number-columns-repeated="909"/>
        </table:table-row>
        <table:table-row table:style-name="ro1">
          <table:table-cell table:style-name="ce52"/>
          <table:table-cell table:style-name="ce56" office:value-type="string" calcext:value-type="string">
            <text:p>Year average</text:p>
          </table:table-cell>
          <table:table-cell table:style-name="ce60" office:value-type="float" office:value="3" calcext:value-type="float">
            <text:p>3</text:p>
          </table:table-cell>
          <table:table-cell table:style-name="ce64"/>
          <table:table-cell table:style-name="ce65" table:number-columns-repeated="57"/>
          <table:table-cell table:style-name="ce64"/>
          <table:table-cell table:style-name="ce43" table:number-columns-repeated="53"/>
          <table:table-cell table:number-columns-repeated="909"/>
        </table:table-row>
        <table:table-row table:style-name="ro1">
          <table:table-cell table:style-name="ce52"/>
          <table:table-cell table:style-name="ce56" office:value-type="string" calcext:value-type="string">
            <text:p>Latitude</text:p>
          </table:table-cell>
          <table:table-cell table:style-name="ce61" office:value-type="float" office:value="45" calcext:value-type="float">
            <text:p>45</text:p>
          </table:table-cell>
          <table:table-cell table:style-name="ce64"/>
          <table:table-cell table:style-name="ce66" table:number-columns-repeated="2"/>
          <table:table-cell table:style-name="ce69" office:value-type="string" calcext:value-type="string" table:number-columns-spanned="9" table:number-rows-spanned="1">
            <text:p>January</text:p>
          </table:table-cell>
          <table:covered-table-cell table:number-columns-repeated="8" table:style-name="ce75"/>
          <table:table-cell table:style-name="ce76" office:value-type="string" calcext:value-type="string" table:number-columns-spanned="9" table:number-rows-spanned="1">
            <text:p>February</text:p>
          </table:table-cell>
          <table:covered-table-cell table:number-columns-repeated="8" table:style-name="ce75"/>
          <table:table-cell table:style-name="ce80" office:value-type="string" calcext:value-type="string" table:number-columns-spanned="9" table:number-rows-spanned="1">
            <text:p>March</text:p>
          </table:table-cell>
          <table:covered-table-cell table:number-columns-repeated="8" table:style-name="ce75"/>
          <table:table-cell table:style-name="ce84" office:value-type="string" calcext:value-type="string" table:number-columns-spanned="9" table:number-rows-spanned="1">
            <text:p>April</text:p>
          </table:table-cell>
          <table:covered-table-cell table:number-columns-repeated="8" table:style-name="ce75"/>
          <table:table-cell table:style-name="ce88" office:value-type="string" calcext:value-type="string" table:number-columns-spanned="9" table:number-rows-spanned="1">
            <text:p>May</text:p>
          </table:table-cell>
          <table:covered-table-cell table:number-columns-repeated="8" table:style-name="ce75"/>
          <table:table-cell table:style-name="ce92" office:value-type="string" calcext:value-type="string" table:number-columns-spanned="9" table:number-rows-spanned="1">
            <text:p>June</text:p>
          </table:table-cell>
          <table:covered-table-cell table:number-columns-repeated="8" table:style-name="ce75"/>
          <table:table-cell table:style-name="ce65"/>
          <table:table-cell table:style-name="ce64"/>
          <table:table-cell table:style-name="ce43" table:number-columns-repeated="53"/>
          <table:table-cell table:number-columns-repeated="909"/>
        </table:table-row>
        <table:table-row table:style-name="ro1">
          <table:table-cell table:style-name="ce52"/>
          <table:table-cell table:style-name="ce56" office:value-type="string" calcext:value-type="string">
            <text:p>Rainfall %</text:p>
          </table:table-cell>
          <table:table-cell table:style-name="ce60" office:value-type="float" office:value="0.8" calcext:value-type="float">
            <text:p>0.8</text:p>
          </table:table-cell>
          <table:table-cell table:style-name="ce64"/>
          <table:table-cell table:style-name="ce67" table:number-columns-repeated="2"/>
          <table:table-cell table:style-name="ce70" office:value-type="float" office:value="1" calcext:value-type="float">
            <text:p>1</text:p>
          </table:table-cell>
          <table:table-cell table:style-name="ce70" office:value-type="float" office:value="2" calcext:value-type="float">
            <text:p>2</text:p>
          </table:table-cell>
          <table:table-cell table:style-name="ce70" office:value-type="float" office:value="3" calcext:value-type="float">
            <text:p>3</text:p>
          </table:table-cell>
          <table:table-cell table:style-name="ce70" office:value-type="float" office:value="4" calcext:value-type="float">
            <text:p>4</text:p>
          </table:table-cell>
          <table:table-cell table:style-name="ce70" office:value-type="float" office:value="5" calcext:value-type="float">
            <text:p>5</text:p>
          </table:table-cell>
          <table:table-cell table:style-name="ce70" office:value-type="float" office:value="6" calcext:value-type="float">
            <text:p>6</text:p>
          </table:table-cell>
          <table:table-cell table:style-name="ce70" office:value-type="float" office:value="7" calcext:value-type="float">
            <text:p>7</text:p>
          </table:table-cell>
          <table:table-cell table:style-name="ce70" office:value-type="float" office:value="8" calcext:value-type="float">
            <text:p>8</text:p>
          </table:table-cell>
          <table:table-cell table:style-name="ce70" office:value-type="float" office:value="9" calcext:value-type="float">
            <text:p>9</text:p>
          </table:table-cell>
          <table:table-cell table:style-name="ce77" office:value-type="float" office:value="1" calcext:value-type="float">
            <text:p>1</text:p>
          </table:table-cell>
          <table:table-cell table:style-name="ce77" office:value-type="float" office:value="2" calcext:value-type="float">
            <text:p>2</text:p>
          </table:table-cell>
          <table:table-cell table:style-name="ce77" office:value-type="float" office:value="3" calcext:value-type="float">
            <text:p>3</text:p>
          </table:table-cell>
          <table:table-cell table:style-name="ce77" office:value-type="float" office:value="4" calcext:value-type="float">
            <text:p>4</text:p>
          </table:table-cell>
          <table:table-cell table:style-name="ce77" office:value-type="float" office:value="5" calcext:value-type="float">
            <text:p>5</text:p>
          </table:table-cell>
          <table:table-cell table:style-name="ce77" office:value-type="float" office:value="6" calcext:value-type="float">
            <text:p>6</text:p>
          </table:table-cell>
          <table:table-cell table:style-name="ce77" office:value-type="float" office:value="7" calcext:value-type="float">
            <text:p>7</text:p>
          </table:table-cell>
          <table:table-cell table:style-name="ce77" office:value-type="float" office:value="8" calcext:value-type="float">
            <text:p>8</text:p>
          </table:table-cell>
          <table:table-cell table:style-name="ce77" office:value-type="float" office:value="9" calcext:value-type="float">
            <text:p>9</text:p>
          </table:table-cell>
          <table:table-cell table:style-name="ce81" office:value-type="float" office:value="1" calcext:value-type="float">
            <text:p>1</text:p>
          </table:table-cell>
          <table:table-cell table:style-name="ce81" office:value-type="float" office:value="2" calcext:value-type="float">
            <text:p>2</text:p>
          </table:table-cell>
          <table:table-cell table:style-name="ce81" office:value-type="float" office:value="3" calcext:value-type="float">
            <text:p>3</text:p>
          </table:table-cell>
          <table:table-cell table:style-name="ce81" office:value-type="float" office:value="4" calcext:value-type="float">
            <text:p>4</text:p>
          </table:table-cell>
          <table:table-cell table:style-name="ce81" office:value-type="float" office:value="5" calcext:value-type="float">
            <text:p>5</text:p>
          </table:table-cell>
          <table:table-cell table:style-name="ce81" office:value-type="float" office:value="6" calcext:value-type="float">
            <text:p>6</text:p>
          </table:table-cell>
          <table:table-cell table:style-name="ce81" office:value-type="float" office:value="7" calcext:value-type="float">
            <text:p>7</text:p>
          </table:table-cell>
          <table:table-cell table:style-name="ce81" office:value-type="float" office:value="8" calcext:value-type="float">
            <text:p>8</text:p>
          </table:table-cell>
          <table:table-cell table:style-name="ce81" office:value-type="float" office:value="9" calcext:value-type="float">
            <text:p>9</text:p>
          </table:table-cell>
          <table:table-cell table:style-name="ce85" office:value-type="float" office:value="1" calcext:value-type="float">
            <text:p>1</text:p>
          </table:table-cell>
          <table:table-cell table:style-name="ce85" office:value-type="float" office:value="2" calcext:value-type="float">
            <text:p>2</text:p>
          </table:table-cell>
          <table:table-cell table:style-name="ce85" office:value-type="float" office:value="3" calcext:value-type="float">
            <text:p>3</text:p>
          </table:table-cell>
          <table:table-cell table:style-name="ce85" office:value-type="float" office:value="4" calcext:value-type="float">
            <text:p>4</text:p>
          </table:table-cell>
          <table:table-cell table:style-name="ce85" office:value-type="float" office:value="5" calcext:value-type="float">
            <text:p>5</text:p>
          </table:table-cell>
          <table:table-cell table:style-name="ce85" office:value-type="float" office:value="6" calcext:value-type="float">
            <text:p>6</text:p>
          </table:table-cell>
          <table:table-cell table:style-name="ce85" office:value-type="float" office:value="7" calcext:value-type="float">
            <text:p>7</text:p>
          </table:table-cell>
          <table:table-cell table:style-name="ce85" office:value-type="float" office:value="8" calcext:value-type="float">
            <text:p>8</text:p>
          </table:table-cell>
          <table:table-cell table:style-name="ce85" office:value-type="float" office:value="9" calcext:value-type="float">
            <text:p>9</text:p>
          </table:table-cell>
          <table:table-cell table:style-name="ce89" office:value-type="float" office:value="1" calcext:value-type="float">
            <text:p>1</text:p>
          </table:table-cell>
          <table:table-cell table:style-name="ce89" office:value-type="float" office:value="2" calcext:value-type="float">
            <text:p>2</text:p>
          </table:table-cell>
          <table:table-cell table:style-name="ce89" office:value-type="float" office:value="3" calcext:value-type="float">
            <text:p>3</text:p>
          </table:table-cell>
          <table:table-cell table:style-name="ce89" office:value-type="float" office:value="4" calcext:value-type="float">
            <text:p>4</text:p>
          </table:table-cell>
          <table:table-cell table:style-name="ce89" office:value-type="float" office:value="5" calcext:value-type="float">
            <text:p>5</text:p>
          </table:table-cell>
          <table:table-cell table:style-name="ce89" office:value-type="float" office:value="6" calcext:value-type="float">
            <text:p>6</text:p>
          </table:table-cell>
          <table:table-cell table:style-name="ce89" office:value-type="float" office:value="7" calcext:value-type="float">
            <text:p>7</text:p>
          </table:table-cell>
          <table:table-cell table:style-name="ce89" office:value-type="float" office:value="8" calcext:value-type="float">
            <text:p>8</text:p>
          </table:table-cell>
          <table:table-cell table:style-name="ce89" office:value-type="float" office:value="9" calcext:value-type="float">
            <text:p>9</text:p>
          </table:table-cell>
          <table:table-cell table:style-name="ce93" office:value-type="float" office:value="1" calcext:value-type="float">
            <text:p>1</text:p>
          </table:table-cell>
          <table:table-cell table:style-name="ce93" office:value-type="float" office:value="2" calcext:value-type="float">
            <text:p>2</text:p>
          </table:table-cell>
          <table:table-cell table:style-name="ce93" office:value-type="float" office:value="3" calcext:value-type="float">
            <text:p>3</text:p>
          </table:table-cell>
          <table:table-cell table:style-name="ce93" office:value-type="float" office:value="4" calcext:value-type="float">
            <text:p>4</text:p>
          </table:table-cell>
          <table:table-cell table:style-name="ce93" office:value-type="float" office:value="5" calcext:value-type="float">
            <text:p>5</text:p>
          </table:table-cell>
          <table:table-cell table:style-name="ce93" office:value-type="float" office:value="6" calcext:value-type="float">
            <text:p>6</text:p>
          </table:table-cell>
          <table:table-cell table:style-name="ce93" office:value-type="float" office:value="7" calcext:value-type="float">
            <text:p>7</text:p>
          </table:table-cell>
          <table:table-cell table:style-name="ce93" office:value-type="float" office:value="8" calcext:value-type="float">
            <text:p>8</text:p>
          </table:table-cell>
          <table:table-cell table:style-name="ce93" office:value-type="float" office:value="9" calcext:value-type="float">
            <text:p>9</text:p>
          </table:table-cell>
          <table:table-cell table:style-name="ce65"/>
          <table:table-cell table:style-name="ce64"/>
          <table:table-cell table:style-name="ce43" table:number-columns-repeated="53"/>
          <table:table-cell table:number-columns-repeated="909"/>
        </table:table-row>
        <table:table-row table:style-name="ro1">
          <table:table-cell table:style-name="ce52"/>
          <table:table-cell table:style-name="ce56" office:value-type="string" calcext:value-type="string">
            <text:p>Growth Speed</text:p>
          </table:table-cell>
          <table:table-cell table:style-name="ce60" office:value-type="float" office:value="0.98" calcext:value-type="float">
            <text:p>0.98</text:p>
          </table:table-cell>
          <table:table-cell table:style-name="ce64"/>
          <table:table-cell table:style-name="ce67" table:number-columns-repeated="2"/>
          <table:table-cell table:style-name="ce71" table:formula="of:=IF(AND([.G$9]&lt;[.$C$14];[.G$10]&gt;[.$C$15]);&quot;R&quot;;IF([.G$9]&lt;[.$C$14];&quot;C&quot;;&quot;H&quot;))" office:value-type="string" office:string-value="C" calcext:value-type="string">
            <text:p>C</text:p>
          </table:table-cell>
          <table:table-cell table:style-name="ce71" table:formula="of:=IF(AND([.H$9]&lt;[.$C$14];[.H$10]&gt;[.$C$15]);&quot;R&quot;;IF([.H$9]&lt;[.$C$14];&quot;C&quot;;&quot;H&quot;))" office:value-type="string" office:string-value="C" calcext:value-type="string">
            <text:p>C</text:p>
          </table:table-cell>
          <table:table-cell table:style-name="ce71" table:formula="of:=IF(AND([.I$9]&lt;[.$C$14];[.I$10]&gt;[.$C$15]);&quot;R&quot;;IF([.I$9]&lt;[.$C$14];&quot;C&quot;;&quot;H&quot;))" office:value-type="string" office:string-value="C" calcext:value-type="string">
            <text:p>C</text:p>
          </table:table-cell>
          <table:table-cell table:style-name="ce71" table:formula="of:=IF(AND([.J$9]&lt;[.$C$14];[.J$10]&gt;[.$C$15]);&quot;R&quot;;IF([.J$9]&lt;[.$C$14];&quot;C&quot;;&quot;H&quot;))" office:value-type="string" office:string-value="C" calcext:value-type="string">
            <text:p>C</text:p>
          </table:table-cell>
          <table:table-cell table:style-name="ce71" table:formula="of:=IF(AND([.K$9]&lt;[.$C$14];[.K$10]&gt;[.$C$15]);&quot;R&quot;;IF([.K$9]&lt;[.$C$14];&quot;C&quot;;&quot;H&quot;))" office:value-type="string" office:string-value="C" calcext:value-type="string">
            <text:p>C</text:p>
          </table:table-cell>
          <table:table-cell table:style-name="ce71" table:formula="of:=IF(AND([.L$9]&lt;[.$C$14];[.L$10]&gt;[.$C$15]);&quot;R&quot;;IF([.L$9]&lt;[.$C$14];&quot;C&quot;;&quot;H&quot;))" office:value-type="string" office:string-value="C" calcext:value-type="string">
            <text:p>C</text:p>
          </table:table-cell>
          <table:table-cell table:style-name="ce71" table:formula="of:=IF(AND([.M$9]&lt;[.$C$14];[.M$10]&gt;[.$C$15]);&quot;R&quot;;IF([.M$9]&lt;[.$C$14];&quot;C&quot;;&quot;H&quot;))" office:value-type="string" office:string-value="C" calcext:value-type="string">
            <text:p>C</text:p>
          </table:table-cell>
          <table:table-cell table:style-name="ce71" table:formula="of:=IF(AND([.N$9]&lt;[.$C$14];[.N$10]&gt;[.$C$15]);&quot;R&quot;;IF([.N$9]&lt;[.$C$14];&quot;C&quot;;&quot;H&quot;))" office:value-type="string" office:string-value="C" calcext:value-type="string">
            <text:p>C</text:p>
          </table:table-cell>
          <table:table-cell table:style-name="ce71" table:formula="of:=IF(AND([.O$9]&lt;[.$C$14];[.O$10]&gt;[.$C$15]);&quot;R&quot;;IF([.O$9]&lt;[.$C$14];&quot;C&quot;;&quot;H&quot;))" office:value-type="string" office:string-value="C" calcext:value-type="string">
            <text:p>C</text:p>
          </table:table-cell>
          <table:table-cell table:style-name="ce71" table:formula="of:=IF(AND([.P$9]&lt;[.$C$14];[.P$10]&gt;[.$C$15]);&quot;R&quot;;IF([.P$9]&lt;[.$C$14];&quot;C&quot;;&quot;H&quot;))" office:value-type="string" office:string-value="C" calcext:value-type="string">
            <text:p>C</text:p>
          </table:table-cell>
          <table:table-cell table:style-name="ce71" table:formula="of:=IF(AND([.Q$9]&lt;[.$C$14];[.Q$10]&gt;[.$C$15]);&quot;R&quot;;IF([.Q$9]&lt;[.$C$14];&quot;C&quot;;&quot;H&quot;))" office:value-type="string" office:string-value="C" calcext:value-type="string">
            <text:p>C</text:p>
          </table:table-cell>
          <table:table-cell table:style-name="ce71" table:formula="of:=IF(AND([.R$9]&lt;[.$C$14];[.R$10]&gt;[.$C$15]);&quot;R&quot;;IF([.R$9]&lt;[.$C$14];&quot;C&quot;;&quot;H&quot;))" office:value-type="string" office:string-value="C" calcext:value-type="string">
            <text:p>C</text:p>
          </table:table-cell>
          <table:table-cell table:style-name="ce71" table:formula="of:=IF(AND([.S$9]&lt;[.$C$14];[.S$10]&gt;[.$C$15]);&quot;R&quot;;IF([.S$9]&lt;[.$C$14];&quot;C&quot;;&quot;H&quot;))" office:value-type="string" office:string-value="C" calcext:value-type="string">
            <text:p>C</text:p>
          </table:table-cell>
          <table:table-cell table:style-name="ce71" table:formula="of:=IF(AND([.T$9]&lt;[.$C$14];[.T$10]&gt;[.$C$15]);&quot;R&quot;;IF([.T$9]&lt;[.$C$14];&quot;C&quot;;&quot;H&quot;))" office:value-type="string" office:string-value="C" calcext:value-type="string">
            <text:p>C</text:p>
          </table:table-cell>
          <table:table-cell table:style-name="ce71" table:formula="of:=IF(AND([.U$9]&lt;[.$C$14];[.U$10]&gt;[.$C$15]);&quot;R&quot;;IF([.U$9]&lt;[.$C$14];&quot;C&quot;;&quot;H&quot;))" office:value-type="string" office:string-value="C" calcext:value-type="string">
            <text:p>C</text:p>
          </table:table-cell>
          <table:table-cell table:style-name="ce71" table:formula="of:=IF(AND([.V$9]&lt;[.$C$14];[.V$10]&gt;[.$C$15]);&quot;R&quot;;IF([.V$9]&lt;[.$C$14];&quot;C&quot;;&quot;H&quot;))" office:value-type="string" office:string-value="R" calcext:value-type="string">
            <text:p>R</text:p>
          </table:table-cell>
          <table:table-cell table:style-name="ce71" table:formula="of:=IF(AND([.W$9]&lt;[.$C$14];[.W$10]&gt;[.$C$15]);&quot;R&quot;;IF([.W$9]&lt;[.$C$14];&quot;C&quot;;&quot;H&quot;))" office:value-type="string" office:string-value="R" calcext:value-type="string">
            <text:p>R</text:p>
          </table:table-cell>
          <table:table-cell table:style-name="ce71" table:formula="of:=IF(AND([.X$9]&lt;[.$C$14];[.X$10]&gt;[.$C$15]);&quot;R&quot;;IF([.X$9]&lt;[.$C$14];&quot;C&quot;;&quot;H&quot;))" office:value-type="string" office:string-value="R" calcext:value-type="string">
            <text:p>R</text:p>
          </table:table-cell>
          <table:table-cell table:style-name="ce71" table:formula="of:=IF(AND([.Y$9]&lt;[.$C$14];[.Y$10]&gt;[.$C$15]);&quot;R&quot;;IF([.Y$9]&lt;[.$C$14];&quot;C&quot;;&quot;H&quot;))" office:value-type="string" office:string-value="R" calcext:value-type="string">
            <text:p>R</text:p>
          </table:table-cell>
          <table:table-cell table:style-name="ce71" table:formula="of:=IF(AND([.Z$9]&lt;[.$C$14];[.Z$10]&gt;[.$C$15]);&quot;R&quot;;IF([.Z$9]&lt;[.$C$14];&quot;C&quot;;&quot;H&quot;))" office:value-type="string" office:string-value="R" calcext:value-type="string">
            <text:p>R</text:p>
          </table:table-cell>
          <table:table-cell table:style-name="ce71" table:formula="of:=IF(AND([.AA$9]&lt;[.$C$14];[.AA$10]&gt;[.$C$15]);&quot;R&quot;;IF([.AA$9]&lt;[.$C$14];&quot;C&quot;;&quot;H&quot;))" office:value-type="string" office:string-value="R" calcext:value-type="string">
            <text:p>R</text:p>
          </table:table-cell>
          <table:table-cell table:style-name="ce71" table:formula="of:=IF(AND([.AB$9]&lt;[.$C$14];[.AB$10]&gt;[.$C$15]);&quot;R&quot;;IF([.AB$9]&lt;[.$C$14];&quot;C&quot;;&quot;H&quot;))" office:value-type="string" office:string-value="R" calcext:value-type="string">
            <text:p>R</text:p>
          </table:table-cell>
          <table:table-cell table:style-name="ce71" table:formula="of:=IF(AND([.AC$9]&lt;[.$C$14];[.AC$10]&gt;[.$C$15]);&quot;R&quot;;IF([.AC$9]&lt;[.$C$14];&quot;C&quot;;&quot;H&quot;))" office:value-type="string" office:string-value="R" calcext:value-type="string">
            <text:p>R</text:p>
          </table:table-cell>
          <table:table-cell table:style-name="ce71" table:formula="of:=IF(AND([.AD$9]&lt;[.$C$14];[.AD$10]&gt;[.$C$15]);&quot;R&quot;;IF([.AD$9]&lt;[.$C$14];&quot;C&quot;;&quot;H&quot;))" office:value-type="string" office:string-value="R" calcext:value-type="string">
            <text:p>R</text:p>
          </table:table-cell>
          <table:table-cell table:style-name="ce71" table:formula="of:=IF(AND([.AE$9]&lt;[.$C$14];[.AE$10]&gt;[.$C$15]);&quot;R&quot;;IF([.AE$9]&lt;[.$C$14];&quot;C&quot;;&quot;H&quot;))" office:value-type="string" office:string-value="R" calcext:value-type="string">
            <text:p>R</text:p>
          </table:table-cell>
          <table:table-cell table:style-name="ce71" table:formula="of:=IF(AND([.AF$9]&lt;[.$C$14];[.AF$10]&gt;[.$C$15]);&quot;R&quot;;IF([.AF$9]&lt;[.$C$14];&quot;C&quot;;&quot;H&quot;))" office:value-type="string" office:string-value="R" calcext:value-type="string">
            <text:p>R</text:p>
          </table:table-cell>
          <table:table-cell table:style-name="ce71" table:formula="of:=IF(AND([.AG$9]&lt;[.$C$14];[.AG$10]&gt;[.$C$15]);&quot;R&quot;;IF([.AG$9]&lt;[.$C$14];&quot;C&quot;;&quot;H&quot;))" office:value-type="string" office:string-value="R" calcext:value-type="string">
            <text:p>R</text:p>
          </table:table-cell>
          <table:table-cell table:style-name="ce71" table:formula="of:=IF(AND([.AH$9]&lt;[.$C$14];[.AH$10]&gt;[.$C$15]);&quot;R&quot;;IF([.AH$9]&lt;[.$C$14];&quot;C&quot;;&quot;H&quot;))" office:value-type="string" office:string-value="R" calcext:value-type="string">
            <text:p>R</text:p>
          </table:table-cell>
          <table:table-cell table:style-name="ce71" table:formula="of:=IF(AND([.AI$9]&lt;[.$C$14];[.AI$10]&gt;[.$C$15]);&quot;R&quot;;IF([.AI$9]&lt;[.$C$14];&quot;C&quot;;&quot;H&quot;))" office:value-type="string" office:string-value="R" calcext:value-type="string">
            <text:p>R</text:p>
          </table:table-cell>
          <table:table-cell table:style-name="ce71" table:formula="of:=IF(AND([.AJ$9]&lt;[.$C$14];[.AJ$10]&gt;[.$C$15]);&quot;R&quot;;IF([.AJ$9]&lt;[.$C$14];&quot;C&quot;;&quot;H&quot;))" office:value-type="string" office:string-value="R" calcext:value-type="string">
            <text:p>R</text:p>
          </table:table-cell>
          <table:table-cell table:style-name="ce71" table:formula="of:=IF(AND([.AK$9]&lt;[.$C$14];[.AK$10]&gt;[.$C$15]);&quot;R&quot;;IF([.AK$9]&lt;[.$C$14];&quot;C&quot;;&quot;H&quot;))" office:value-type="string" office:string-value="R" calcext:value-type="string">
            <text:p>R</text:p>
          </table:table-cell>
          <table:table-cell table:style-name="ce71" table:formula="of:=IF(AND([.AL$9]&lt;[.$C$14];[.AL$10]&gt;[.$C$15]);&quot;R&quot;;IF([.AL$9]&lt;[.$C$14];&quot;C&quot;;&quot;H&quot;))" office:value-type="string" office:string-value="R" calcext:value-type="string">
            <text:p>R</text:p>
          </table:table-cell>
          <table:table-cell table:style-name="ce71" table:formula="of:=IF(AND([.AM$9]&lt;[.$C$14];[.AM$10]&gt;[.$C$15]);&quot;R&quot;;IF([.AM$9]&lt;[.$C$14];&quot;C&quot;;&quot;H&quot;))" office:value-type="string" office:string-value="R" calcext:value-type="string">
            <text:p>R</text:p>
          </table:table-cell>
          <table:table-cell table:style-name="ce71" table:formula="of:=IF(AND([.AN$9]&lt;[.$C$14];[.AN$10]&gt;[.$C$15]);&quot;R&quot;;IF([.AN$9]&lt;[.$C$14];&quot;C&quot;;&quot;H&quot;))" office:value-type="string" office:string-value="R" calcext:value-type="string">
            <text:p>R</text:p>
          </table:table-cell>
          <table:table-cell table:style-name="ce71" table:formula="of:=IF(AND([.AO$9]&lt;[.$C$14];[.AO$10]&gt;[.$C$15]);&quot;R&quot;;IF([.AO$9]&lt;[.$C$14];&quot;C&quot;;&quot;H&quot;))" office:value-type="string" office:string-value="R" calcext:value-type="string">
            <text:p>R</text:p>
          </table:table-cell>
          <table:table-cell table:style-name="ce71" table:formula="of:=IF(AND([.AP$9]&lt;[.$C$14];[.AP$10]&gt;[.$C$15]);&quot;R&quot;;IF([.AP$9]&lt;[.$C$14];&quot;C&quot;;&quot;H&quot;))" office:value-type="string" office:string-value="R" calcext:value-type="string">
            <text:p>R</text:p>
          </table:table-cell>
          <table:table-cell table:style-name="ce71" table:formula="of:=IF(AND([.AQ$9]&lt;[.$C$14];[.AQ$10]&gt;[.$C$15]);&quot;R&quot;;IF([.AQ$9]&lt;[.$C$14];&quot;C&quot;;&quot;H&quot;))" office:value-type="string" office:string-value="R" calcext:value-type="string">
            <text:p>R</text:p>
          </table:table-cell>
          <table:table-cell table:style-name="ce71" table:formula="of:=IF(AND([.AR$9]&lt;[.$C$14];[.AR$10]&gt;[.$C$15]);&quot;R&quot;;IF([.AR$9]&lt;[.$C$14];&quot;C&quot;;&quot;H&quot;))" office:value-type="string" office:string-value="R" calcext:value-type="string">
            <text:p>R</text:p>
          </table:table-cell>
          <table:table-cell table:style-name="ce71" table:formula="of:=IF(AND([.AS$9]&lt;[.$C$14];[.AS$10]&gt;[.$C$15]);&quot;R&quot;;IF([.AS$9]&lt;[.$C$14];&quot;C&quot;;&quot;H&quot;))" office:value-type="string" office:string-value="R" calcext:value-type="string">
            <text:p>R</text:p>
          </table:table-cell>
          <table:table-cell table:style-name="ce71" table:formula="of:=IF(AND([.AT$9]&lt;[.$C$14];[.AT$10]&gt;[.$C$15]);&quot;R&quot;;IF([.AT$9]&lt;[.$C$14];&quot;C&quot;;&quot;H&quot;))" office:value-type="string" office:string-value="R" calcext:value-type="string">
            <text:p>R</text:p>
          </table:table-cell>
          <table:table-cell table:style-name="ce71" table:formula="of:=IF(AND([.AU$9]&lt;[.$C$14];[.AU$10]&gt;[.$C$15]);&quot;R&quot;;IF([.AU$9]&lt;[.$C$14];&quot;C&quot;;&quot;H&quot;))" office:value-type="string" office:string-value="R" calcext:value-type="string">
            <text:p>R</text:p>
          </table:table-cell>
          <table:table-cell table:style-name="ce71" table:formula="of:=IF(AND([.AV$9]&lt;[.$C$14];[.AV$10]&gt;[.$C$15]);&quot;R&quot;;IF([.AV$9]&lt;[.$C$14];&quot;C&quot;;&quot;H&quot;))" office:value-type="string" office:string-value="R" calcext:value-type="string">
            <text:p>R</text:p>
          </table:table-cell>
          <table:table-cell table:style-name="ce71" table:formula="of:=IF(AND([.AW$9]&lt;[.$C$14];[.AW$10]&gt;[.$C$15]);&quot;R&quot;;IF([.AW$9]&lt;[.$C$14];&quot;C&quot;;&quot;H&quot;))" office:value-type="string" office:string-value="R" calcext:value-type="string">
            <text:p>R</text:p>
          </table:table-cell>
          <table:table-cell table:style-name="ce71" table:formula="of:=IF(AND([.AX$9]&lt;[.$C$14];[.AX$10]&gt;[.$C$15]);&quot;R&quot;;IF([.AX$9]&lt;[.$C$14];&quot;C&quot;;&quot;H&quot;))" office:value-type="string" office:string-value="R" calcext:value-type="string">
            <text:p>R</text:p>
          </table:table-cell>
          <table:table-cell table:style-name="ce71" table:formula="of:=IF(AND([.AY$9]&lt;[.$C$14];[.AY$10]&gt;[.$C$15]);&quot;R&quot;;IF([.AY$9]&lt;[.$C$14];&quot;C&quot;;&quot;H&quot;))" office:value-type="string" office:string-value="R" calcext:value-type="string">
            <text:p>R</text:p>
          </table:table-cell>
          <table:table-cell table:style-name="ce71" table:formula="of:=IF(AND([.AZ$9]&lt;[.$C$14];[.AZ$10]&gt;[.$C$15]);&quot;R&quot;;IF([.AZ$9]&lt;[.$C$14];&quot;C&quot;;&quot;H&quot;))" office:value-type="string" office:string-value="R" calcext:value-type="string">
            <text:p>R</text:p>
          </table:table-cell>
          <table:table-cell table:style-name="ce71" table:formula="of:=IF(AND([.BA$9]&lt;[.$C$14];[.BA$10]&gt;[.$C$15]);&quot;R&quot;;IF([.BA$9]&lt;[.$C$14];&quot;C&quot;;&quot;H&quot;))" office:value-type="string" office:string-value="R" calcext:value-type="string">
            <text:p>R</text:p>
          </table:table-cell>
          <table:table-cell table:style-name="ce71" table:formula="of:=IF(AND([.BB$9]&lt;[.$C$14];[.BB$10]&gt;[.$C$15]);&quot;R&quot;;IF([.BB$9]&lt;[.$C$14];&quot;C&quot;;&quot;H&quot;))" office:value-type="string" office:string-value="R" calcext:value-type="string">
            <text:p>R</text:p>
          </table:table-cell>
          <table:table-cell table:style-name="ce71" table:formula="of:=IF(AND([.BC$9]&lt;[.$C$14];[.BC$10]&gt;[.$C$15]);&quot;R&quot;;IF([.BC$9]&lt;[.$C$14];&quot;C&quot;;&quot;H&quot;))" office:value-type="string" office:string-value="R" calcext:value-type="string">
            <text:p>R</text:p>
          </table:table-cell>
          <table:table-cell table:style-name="ce71" table:formula="of:=IF(AND([.BD$9]&lt;[.$C$14];[.BD$10]&gt;[.$C$15]);&quot;R&quot;;IF([.BD$9]&lt;[.$C$14];&quot;C&quot;;&quot;H&quot;))" office:value-type="string" office:string-value="R" calcext:value-type="string">
            <text:p>R</text:p>
          </table:table-cell>
          <table:table-cell table:style-name="ce71" table:formula="of:=IF(AND([.BE$9]&lt;[.$C$14];[.BE$10]&gt;[.$C$15]);&quot;R&quot;;IF([.BE$9]&lt;[.$C$14];&quot;C&quot;;&quot;H&quot;))" office:value-type="string" office:string-value="R" calcext:value-type="string">
            <text:p>R</text:p>
          </table:table-cell>
          <table:table-cell table:style-name="ce71" table:formula="of:=IF(AND([.BF$9]&lt;[.$C$14];[.BF$10]&gt;[.$C$15]);&quot;R&quot;;IF([.BF$9]&lt;[.$C$14];&quot;C&quot;;&quot;H&quot;))" office:value-type="string" office:string-value="R" calcext:value-type="string">
            <text:p>R</text:p>
          </table:table-cell>
          <table:table-cell table:style-name="ce71" table:formula="of:=IF(AND([.BG$9]&lt;[.$C$14];[.BG$10]&gt;[.$C$15]);&quot;R&quot;;IF([.BG$9]&lt;[.$C$14];&quot;C&quot;;&quot;H&quot;))" office:value-type="string" office:string-value="R" calcext:value-type="string">
            <text:p>R</text:p>
          </table:table-cell>
          <table:table-cell table:style-name="ce71" table:formula="of:=IF(AND([.BH$9]&lt;[.$C$14];[.BH$10]&gt;[.$C$15]);&quot;R&quot;;IF([.BH$9]&lt;[.$C$14];&quot;C&quot;;&quot;H&quot;))" office:value-type="string" office:string-value="R" calcext:value-type="string">
            <text:p>R</text:p>
          </table:table-cell>
          <table:table-cell table:style-name="ce65"/>
          <table:table-cell table:style-name="ce64"/>
          <table:table-cell table:style-name="ce43" table:number-columns-repeated="53"/>
          <table:table-cell table:number-columns-repeated="909"/>
        </table:table-row>
        <table:table-row table:style-name="ro1">
          <table:table-cell table:style-name="ce53"/>
          <table:table-cell table:style-name="ce56" office:value-type="string" calcext:value-type="string">
            <text:p>Noise Adjust</text:p>
          </table:table-cell>
          <table:table-cell table:style-name="ce60" office:value-type="float" office:value="0" calcext:value-type="float">
            <text:p>0</text:p>
          </table:table-cell>
          <table:table-cell table:style-name="ce53"/>
          <table:table-cell table:style-name="ce67"/>
          <table:table-cell table:style-name="ce68" office:value-type="string" calcext:value-type="string">
            <text:p>High</text:p>
          </table:table-cell>
          <table:table-cell table:style-name="ce72" table:formula="of:=[$'Planting Maths'.B133]" office:value-type="float" office:value="-4.36988793152557" calcext:value-type="float">
            <text:p>-4</text:p>
          </table:table-cell>
          <table:table-cell table:style-name="ce72" table:formula="of:=[$'Planting Maths'.C133]" office:value-type="float" office:value="-4.41994863625273" calcext:value-type="float">
            <text:p>-4</text:p>
          </table:table-cell>
          <table:table-cell table:style-name="ce72" table:formula="of:=[$'Planting Maths'.D133]" office:value-type="float" office:value="-4.44332114205469" calcext:value-type="float">
            <text:p>-4</text:p>
          </table:table-cell>
          <table:table-cell table:style-name="ce72" table:formula="of:=[$'Planting Maths'.E133]" office:value-type="float" office:value="-4.44974557452083" calcext:value-type="float">
            <text:p>-4</text:p>
          </table:table-cell>
          <table:table-cell table:style-name="ce72" table:formula="of:=[$'Planting Maths'.F133]" office:value-type="float" office:value="-4.44974557452083" calcext:value-type="float">
            <text:p>-4</text:p>
          </table:table-cell>
          <table:table-cell table:style-name="ce72" table:formula="of:=[$'Planting Maths'.G133]" office:value-type="float" office:value="-4.44332114205469" calcext:value-type="float">
            <text:p>-4</text:p>
          </table:table-cell>
          <table:table-cell table:style-name="ce72" table:formula="of:=[$'Planting Maths'.H133]" office:value-type="float" office:value="-4.41994863625273" calcext:value-type="float">
            <text:p>-4</text:p>
          </table:table-cell>
          <table:table-cell table:style-name="ce72" table:formula="of:=[$'Planting Maths'.I133]" office:value-type="float" office:value="-4.36988793152557" calcext:value-type="float">
            <text:p>-4</text:p>
          </table:table-cell>
          <table:table-cell table:style-name="ce72" table:formula="of:=[$'Planting Maths'.J133]" office:value-type="float" office:value="-4.28464747299383" calcext:value-type="float">
            <text:p>-4</text:p>
          </table:table-cell>
          <table:table-cell table:style-name="ce72" table:formula="of:=[$'Planting Maths'.K133]" office:value-type="float" office:value="-4.15693331441824" calcext:value-type="float">
            <text:p>-4</text:p>
          </table:table-cell>
          <table:table-cell table:style-name="ce72" table:formula="of:=[$'Planting Maths'.L133]" office:value-type="float" office:value="-3.98059815612992" calcext:value-type="float">
            <text:p>-4</text:p>
          </table:table-cell>
          <table:table-cell table:style-name="ce72" table:formula="of:=[$'Planting Maths'.M133]" office:value-type="float" office:value="-3.75059038296055" calcext:value-type="float">
            <text:p>-4</text:p>
          </table:table-cell>
          <table:table-cell table:style-name="ce72" table:formula="of:=[$'Planting Maths'.N133]" office:value-type="float" office:value="-3.46290310217259" calcext:value-type="float">
            <text:p>-3</text:p>
          </table:table-cell>
          <table:table-cell table:style-name="ce72" table:formula="of:=[$'Planting Maths'.O133]" office:value-type="float" office:value="-3.11452318138947" calcext:value-type="float">
            <text:p>-3</text:p>
          </table:table-cell>
          <table:table-cell table:style-name="ce72" table:formula="of:=[$'Planting Maths'.P133]" office:value-type="float" office:value="-2.70338028652581" calcext:value-type="float">
            <text:p>-3</text:p>
          </table:table-cell>
          <table:table-cell table:style-name="ce72" table:formula="of:=[$'Planting Maths'.Q133]" office:value-type="float" office:value="-2.22829591971764" calcext:value-type="float">
            <text:p>-2</text:p>
          </table:table-cell>
          <table:table-cell table:style-name="ce72" table:formula="of:=[$'Planting Maths'.R133]" office:value-type="float" office:value="-1.68893245725256" calcext:value-type="float">
            <text:p>-2</text:p>
          </table:table-cell>
          <table:table-cell table:style-name="ce72" table:formula="of:=[$'Planting Maths'.S133]" office:value-type="float" office:value="-1.0857421875" calcext:value-type="float">
            <text:p>-1</text:p>
          </table:table-cell>
          <table:table-cell table:style-name="ce72" table:formula="of:=[$'Planting Maths'.T133]" office:value-type="float" office:value="-0.419916348841402" calcext:value-type="float">
            <text:p>0</text:p>
          </table:table-cell>
          <table:table-cell table:style-name="ce72" table:formula="of:=[$'Planting Maths'.U133]" office:value-type="float" office:value="0.306665832399617" calcext:value-type="float">
            <text:p>0</text:p>
          </table:table-cell>
          <table:table-cell table:style-name="ce72" table:formula="of:=[$'Planting Maths'.V133]" office:value-type="float" office:value="1.09148810402694" calcext:value-type="float">
            <text:p>1</text:p>
          </table:table-cell>
          <table:table-cell table:style-name="ce72" table:formula="of:=[$'Planting Maths'.W133]" office:value-type="float" office:value="1.9314481500419" calcext:value-type="float">
            <text:p>2</text:p>
          </table:table-cell>
          <table:table-cell table:style-name="ce72" table:formula="of:=[$'Planting Maths'.X133]" office:value-type="float" office:value="2.82290855271295" calcext:value-type="float">
            <text:p>3</text:p>
          </table:table-cell>
          <table:table-cell table:style-name="ce72" table:formula="of:=[$'Planting Maths'.Y133]" office:value-type="float" office:value="3.7617477546455" calcext:value-type="float">
            <text:p>4</text:p>
          </table:table-cell>
          <table:table-cell table:style-name="ce72" table:formula="of:=[$'Planting Maths'.Z133]" office:value-type="float" office:value="4.74341102085172" calcext:value-type="float">
            <text:p>5</text:p>
          </table:table-cell>
          <table:table-cell table:style-name="ce72" table:formula="of:=[$'Planting Maths'.AA133]" office:value-type="float" office:value="5.76296140082036" calcext:value-type="float">
            <text:p>6</text:p>
          </table:table-cell>
          <table:table-cell table:style-name="ce72" table:formula="of:=[$'Planting Maths'.AB133]" office:value-type="float" office:value="6.81513069058644" calcext:value-type="float">
            <text:p>7</text:p>
          </table:table-cell>
          <table:table-cell table:style-name="ce72" table:formula="of:=[$'Planting Maths'.AC133]" office:value-type="float" office:value="7.89437039480112" calcext:value-type="float">
            <text:p>8</text:p>
          </table:table-cell>
          <table:table-cell table:style-name="ce72" table:formula="of:=[$'Planting Maths'.AD133]" office:value-type="float" office:value="8.99490268880161" calcext:value-type="float">
            <text:p>9</text:p>
          </table:table-cell>
          <table:table-cell table:style-name="ce72" table:formula="of:=[$'Planting Maths'.AE133]" office:value-type="float" office:value="10.1107713806807" calcext:value-type="float">
            <text:p>10</text:p>
          </table:table-cell>
          <table:table-cell table:style-name="ce72" table:formula="of:=[$'Planting Maths'.AF133]" office:value-type="float" office:value="11.2358928733567" calcext:value-type="float">
            <text:p>11</text:p>
          </table:table-cell>
          <table:table-cell table:style-name="ce72" table:formula="of:=[$'Planting Maths'.AG133]" office:value-type="float" office:value="12.3641071266433" calcext:value-type="float">
            <text:p>12</text:p>
          </table:table-cell>
          <table:table-cell table:style-name="ce72" table:formula="of:=[$'Planting Maths'.AH133]" office:value-type="float" office:value="13.4892286193193" calcext:value-type="float">
            <text:p>13</text:p>
          </table:table-cell>
          <table:table-cell table:style-name="ce72" table:formula="of:=[$'Planting Maths'.AI133]" office:value-type="float" office:value="14.6050973111984" calcext:value-type="float">
            <text:p>15</text:p>
          </table:table-cell>
          <table:table-cell table:style-name="ce72" table:formula="of:=[$'Planting Maths'.AJ133]" office:value-type="float" office:value="15.7056296051989" calcext:value-type="float">
            <text:p>16</text:p>
          </table:table-cell>
          <table:table-cell table:style-name="ce72" table:formula="of:=[$'Planting Maths'.AK133]" office:value-type="float" office:value="16.7848693094136" calcext:value-type="float">
            <text:p>17</text:p>
          </table:table-cell>
          <table:table-cell table:style-name="ce72" table:formula="of:=[$'Planting Maths'.AL133]" office:value-type="float" office:value="17.8370385991797" calcext:value-type="float">
            <text:p>18</text:p>
          </table:table-cell>
          <table:table-cell table:style-name="ce72" table:formula="of:=[$'Planting Maths'.AM133]" office:value-type="float" office:value="18.8565889791482" calcext:value-type="float">
            <text:p>19</text:p>
          </table:table-cell>
          <table:table-cell table:style-name="ce72" table:formula="of:=[$'Planting Maths'.AN133]" office:value-type="float" office:value="19.8382522453545" calcext:value-type="float">
            <text:p>20</text:p>
          </table:table-cell>
          <table:table-cell table:style-name="ce72" table:formula="of:=[$'Planting Maths'.AO133]" office:value-type="float" office:value="20.7770914472871" calcext:value-type="float">
            <text:p>21</text:p>
          </table:table-cell>
          <table:table-cell table:style-name="ce72" table:formula="of:=[$'Planting Maths'.AP133]" office:value-type="float" office:value="21.6685518499581" calcext:value-type="float">
            <text:p>22</text:p>
          </table:table-cell>
          <table:table-cell table:style-name="ce72" table:formula="of:=[$'Planting Maths'.AQ133]" office:value-type="float" office:value="22.5085118959731" calcext:value-type="float">
            <text:p>23</text:p>
          </table:table-cell>
          <table:table-cell table:style-name="ce72" table:formula="of:=[$'Planting Maths'.AR133]" office:value-type="float" office:value="23.2933341676004" calcext:value-type="float">
            <text:p>23</text:p>
          </table:table-cell>
          <table:table-cell table:style-name="ce72" table:formula="of:=[$'Planting Maths'.AS133]" office:value-type="float" office:value="24.0199163488414" calcext:value-type="float">
            <text:p>24</text:p>
          </table:table-cell>
          <table:table-cell table:style-name="ce72" table:formula="of:=[$'Planting Maths'.AT133]" office:value-type="float" office:value="24.6857421875" calcext:value-type="float">
            <text:p>25</text:p>
          </table:table-cell>
          <table:table-cell table:style-name="ce72" table:formula="of:=[$'Planting Maths'.AU133]" office:value-type="float" office:value="25.2889324572526" calcext:value-type="float">
            <text:p>25</text:p>
          </table:table-cell>
          <table:table-cell table:style-name="ce72" table:formula="of:=[$'Planting Maths'.AV133]" office:value-type="float" office:value="25.8282959197176" calcext:value-type="float">
            <text:p>26</text:p>
          </table:table-cell>
          <table:table-cell table:style-name="ce72" table:formula="of:=[$'Planting Maths'.AW133]" office:value-type="float" office:value="26.3033802865258" calcext:value-type="float">
            <text:p>26</text:p>
          </table:table-cell>
          <table:table-cell table:style-name="ce72" table:formula="of:=[$'Planting Maths'.AX133]" office:value-type="float" office:value="26.7145231813895" calcext:value-type="float">
            <text:p>27</text:p>
          </table:table-cell>
          <table:table-cell table:style-name="ce72" table:formula="of:=[$'Planting Maths'.AY133]" office:value-type="float" office:value="27.0629031021726" calcext:value-type="float">
            <text:p>27</text:p>
          </table:table-cell>
          <table:table-cell table:style-name="ce72" table:formula="of:=[$'Planting Maths'.AZ133]" office:value-type="float" office:value="27.3505903829606" calcext:value-type="float">
            <text:p>27</text:p>
          </table:table-cell>
          <table:table-cell table:style-name="ce72" table:formula="of:=[$'Planting Maths'.BA133]" office:value-type="float" office:value="27.5805981561299" calcext:value-type="float">
            <text:p>28</text:p>
          </table:table-cell>
          <table:table-cell table:style-name="ce72" table:formula="of:=[$'Planting Maths'.BB133]" office:value-type="float" office:value="27.7569333144183" calcext:value-type="float">
            <text:p>28</text:p>
          </table:table-cell>
          <table:table-cell table:style-name="ce72" table:formula="of:=[$'Planting Maths'.BC133]" office:value-type="float" office:value="27.8846474729938" calcext:value-type="float">
            <text:p>28</text:p>
          </table:table-cell>
          <table:table-cell table:style-name="ce65"/>
          <table:table-cell table:style-name="ce64"/>
          <table:table-cell table:style-name="ce43" table:number-columns-repeated="53"/>
          <table:table-cell table:number-columns-repeated="909"/>
        </table:table-row>
        <table:table-row table:style-name="ro1">
          <table:table-cell table:style-name="ce53"/>
          <table:table-cell table:style-name="ce56" office:value-type="string" calcext:value-type="string">
            <text:p>Greenhouse+</text:p>
          </table:table-cell>
          <table:table-cell table:style-name="ce60" table:content-validation-name="val1" office:value-type="string" calcext:value-type="string">
            <text:p>Yes</text:p>
          </table:table-cell>
          <table:table-cell table:style-name="ce53"/>
          <table:table-cell table:style-name="ce66"/>
          <table:table-cell table:style-name="ce68" office:value-type="string" calcext:value-type="string">
            <text:p>Low</text:p>
          </table:table-cell>
          <table:table-cell table:style-name="ce72" table:formula="of:=[$'Planting Maths'.B132]" office:value-type="float" office:value="-11.9698879315256" calcext:value-type="float">
            <text:p>-12</text:p>
          </table:table-cell>
          <table:table-cell table:style-name="ce72" table:formula="of:=[$'Planting Maths'.C132]" office:value-type="float" office:value="-12.0199486362527" calcext:value-type="float">
            <text:p>-12</text:p>
          </table:table-cell>
          <table:table-cell table:style-name="ce72" table:formula="of:=[$'Planting Maths'.D132]" office:value-type="float" office:value="-12.0433211420547" calcext:value-type="float">
            <text:p>-12</text:p>
          </table:table-cell>
          <table:table-cell table:style-name="ce72" table:formula="of:=[$'Planting Maths'.E132]" office:value-type="float" office:value="-12.0497455745208" calcext:value-type="float">
            <text:p>-12</text:p>
          </table:table-cell>
          <table:table-cell table:style-name="ce72" table:formula="of:=[$'Planting Maths'.F132]" office:value-type="float" office:value="-12.0497455745208" calcext:value-type="float">
            <text:p>-12</text:p>
          </table:table-cell>
          <table:table-cell table:style-name="ce72" table:formula="of:=[$'Planting Maths'.G132]" office:value-type="float" office:value="-12.0433211420547" calcext:value-type="float">
            <text:p>-12</text:p>
          </table:table-cell>
          <table:table-cell table:style-name="ce72" table:formula="of:=[$'Planting Maths'.H132]" office:value-type="float" office:value="-12.0199486362527" calcext:value-type="float">
            <text:p>-12</text:p>
          </table:table-cell>
          <table:table-cell table:style-name="ce72" table:formula="of:=[$'Planting Maths'.I132]" office:value-type="float" office:value="-11.9698879315256" calcext:value-type="float">
            <text:p>-12</text:p>
          </table:table-cell>
          <table:table-cell table:style-name="ce72" table:formula="of:=[$'Planting Maths'.J132]" office:value-type="float" office:value="-11.8846474729938" calcext:value-type="float">
            <text:p>-12</text:p>
          </table:table-cell>
          <table:table-cell table:style-name="ce72" table:formula="of:=[$'Planting Maths'.K132]" office:value-type="float" office:value="-11.7569333144182" calcext:value-type="float">
            <text:p>-12</text:p>
          </table:table-cell>
          <table:table-cell table:style-name="ce72" table:formula="of:=[$'Planting Maths'.L132]" office:value-type="float" office:value="-11.5805981561299" calcext:value-type="float">
            <text:p>-12</text:p>
          </table:table-cell>
          <table:table-cell table:style-name="ce72" table:formula="of:=[$'Planting Maths'.M132]" office:value-type="float" office:value="-11.3505903829605" calcext:value-type="float">
            <text:p>-11</text:p>
          </table:table-cell>
          <table:table-cell table:style-name="ce72" table:formula="of:=[$'Planting Maths'.N132]" office:value-type="float" office:value="-11.0629031021726" calcext:value-type="float">
            <text:p>-11</text:p>
          </table:table-cell>
          <table:table-cell table:style-name="ce72" table:formula="of:=[$'Planting Maths'.O132]" office:value-type="float" office:value="-10.7145231813895" calcext:value-type="float">
            <text:p>-11</text:p>
          </table:table-cell>
          <table:table-cell table:style-name="ce72" table:formula="of:=[$'Planting Maths'.P132]" office:value-type="float" office:value="-10.3033802865258" calcext:value-type="float">
            <text:p>-10</text:p>
          </table:table-cell>
          <table:table-cell table:style-name="ce72" table:formula="of:=[$'Planting Maths'.Q132]" office:value-type="float" office:value="-9.82829591971764" calcext:value-type="float">
            <text:p>-10</text:p>
          </table:table-cell>
          <table:table-cell table:style-name="ce72" table:formula="of:=[$'Planting Maths'.R132]" office:value-type="float" office:value="-9.28893245725256" calcext:value-type="float">
            <text:p>-9</text:p>
          </table:table-cell>
          <table:table-cell table:style-name="ce72" table:formula="of:=[$'Planting Maths'.S132]" office:value-type="float" office:value="-8.6857421875" calcext:value-type="float">
            <text:p>-9</text:p>
          </table:table-cell>
          <table:table-cell table:style-name="ce72" table:formula="of:=[$'Planting Maths'.T132]" office:value-type="float" office:value="-8.0199163488414" calcext:value-type="float">
            <text:p>-8</text:p>
          </table:table-cell>
          <table:table-cell table:style-name="ce72" table:formula="of:=[$'Planting Maths'.U132]" office:value-type="float" office:value="-7.29333416760038" calcext:value-type="float">
            <text:p>-7</text:p>
          </table:table-cell>
          <table:table-cell table:style-name="ce72" table:formula="of:=[$'Planting Maths'.V132]" office:value-type="float" office:value="-6.50851189597306" calcext:value-type="float">
            <text:p>-7</text:p>
          </table:table-cell>
          <table:table-cell table:style-name="ce72" table:formula="of:=[$'Planting Maths'.W132]" office:value-type="float" office:value="-5.6685518499581" calcext:value-type="float">
            <text:p>-6</text:p>
          </table:table-cell>
          <table:table-cell table:style-name="ce72" table:formula="of:=[$'Planting Maths'.X132]" office:value-type="float" office:value="-4.77709144728705" calcext:value-type="float">
            <text:p>-5</text:p>
          </table:table-cell>
          <table:table-cell table:style-name="ce72" table:formula="of:=[$'Planting Maths'.Y132]" office:value-type="float" office:value="-3.8382522453545" calcext:value-type="float">
            <text:p>-4</text:p>
          </table:table-cell>
          <table:table-cell table:style-name="ce72" table:formula="of:=[$'Planting Maths'.Z132]" office:value-type="float" office:value="-2.85658897914828" calcext:value-type="float">
            <text:p>-3</text:p>
          </table:table-cell>
          <table:table-cell table:style-name="ce72" table:formula="of:=[$'Planting Maths'.AA132]" office:value-type="float" office:value="-1.83703859917964" calcext:value-type="float">
            <text:p>-2</text:p>
          </table:table-cell>
          <table:table-cell table:style-name="ce72" table:formula="of:=[$'Planting Maths'.AB132]" office:value-type="float" office:value="-0.784869309413565" calcext:value-type="float">
            <text:p>-1</text:p>
          </table:table-cell>
          <table:table-cell table:style-name="ce72" table:formula="of:=[$'Planting Maths'.AC132]" office:value-type="float" office:value="0.294370394801121" calcext:value-type="float">
            <text:p>0</text:p>
          </table:table-cell>
          <table:table-cell table:style-name="ce72" table:formula="of:=[$'Planting Maths'.AD132]" office:value-type="float" office:value="1.39490268880161" calcext:value-type="float">
            <text:p>1</text:p>
          </table:table-cell>
          <table:table-cell table:style-name="ce72" table:formula="of:=[$'Planting Maths'.AE132]" office:value-type="float" office:value="2.51077138068065" calcext:value-type="float">
            <text:p>3</text:p>
          </table:table-cell>
          <table:table-cell table:style-name="ce72" table:formula="of:=[$'Planting Maths'.AF132]" office:value-type="float" office:value="3.63589287335668" calcext:value-type="float">
            <text:p>4</text:p>
          </table:table-cell>
          <table:table-cell table:style-name="ce72" table:formula="of:=[$'Planting Maths'.AG132]" office:value-type="float" office:value="4.76410712664332" calcext:value-type="float">
            <text:p>5</text:p>
          </table:table-cell>
          <table:table-cell table:style-name="ce72" table:formula="of:=[$'Planting Maths'.AH132]" office:value-type="float" office:value="5.88922861931934" calcext:value-type="float">
            <text:p>6</text:p>
          </table:table-cell>
          <table:table-cell table:style-name="ce72" table:formula="of:=[$'Planting Maths'.AI132]" office:value-type="float" office:value="7.00509731119839" calcext:value-type="float">
            <text:p>7</text:p>
          </table:table-cell>
          <table:table-cell table:style-name="ce72" table:formula="of:=[$'Planting Maths'.AJ132]" office:value-type="float" office:value="8.10562960519888" calcext:value-type="float">
            <text:p>8</text:p>
          </table:table-cell>
          <table:table-cell table:style-name="ce72" table:formula="of:=[$'Planting Maths'.AK132]" office:value-type="float" office:value="9.1848693094136" calcext:value-type="float">
            <text:p>9</text:p>
          </table:table-cell>
          <table:table-cell table:style-name="ce72" table:formula="of:=[$'Planting Maths'.AL132]" office:value-type="float" office:value="10.2370385991797" calcext:value-type="float">
            <text:p>10</text:p>
          </table:table-cell>
          <table:table-cell table:style-name="ce72" table:formula="of:=[$'Planting Maths'.AM132]" office:value-type="float" office:value="11.2565889791482" calcext:value-type="float">
            <text:p>11</text:p>
          </table:table-cell>
          <table:table-cell table:style-name="ce72" table:formula="of:=[$'Planting Maths'.AN132]" office:value-type="float" office:value="12.2382522453545" calcext:value-type="float">
            <text:p>12</text:p>
          </table:table-cell>
          <table:table-cell table:style-name="ce72" table:formula="of:=[$'Planting Maths'.AO132]" office:value-type="float" office:value="13.177091447287" calcext:value-type="float">
            <text:p>13</text:p>
          </table:table-cell>
          <table:table-cell table:style-name="ce72" table:formula="of:=[$'Planting Maths'.AP132]" office:value-type="float" office:value="14.0685518499581" calcext:value-type="float">
            <text:p>14</text:p>
          </table:table-cell>
          <table:table-cell table:style-name="ce72" table:formula="of:=[$'Planting Maths'.AQ132]" office:value-type="float" office:value="14.9085118959731" calcext:value-type="float">
            <text:p>15</text:p>
          </table:table-cell>
          <table:table-cell table:style-name="ce72" table:formula="of:=[$'Planting Maths'.AR132]" office:value-type="float" office:value="15.6933341676004" calcext:value-type="float">
            <text:p>16</text:p>
          </table:table-cell>
          <table:table-cell table:style-name="ce72" table:formula="of:=[$'Planting Maths'.AS132]" office:value-type="float" office:value="16.4199163488414" calcext:value-type="float">
            <text:p>16</text:p>
          </table:table-cell>
          <table:table-cell table:style-name="ce72" table:formula="of:=[$'Planting Maths'.AT132]" office:value-type="float" office:value="17.0857421875" calcext:value-type="float">
            <text:p>17</text:p>
          </table:table-cell>
          <table:table-cell table:style-name="ce72" table:formula="of:=[$'Planting Maths'.AU132]" office:value-type="float" office:value="17.6889324572526" calcext:value-type="float">
            <text:p>18</text:p>
          </table:table-cell>
          <table:table-cell table:style-name="ce72" table:formula="of:=[$'Planting Maths'.AV132]" office:value-type="float" office:value="18.2282959197176" calcext:value-type="float">
            <text:p>18</text:p>
          </table:table-cell>
          <table:table-cell table:style-name="ce72" table:formula="of:=[$'Planting Maths'.AW132]" office:value-type="float" office:value="18.7033802865258" calcext:value-type="float">
            <text:p>19</text:p>
          </table:table-cell>
          <table:table-cell table:style-name="ce72" table:formula="of:=[$'Planting Maths'.AX132]" office:value-type="float" office:value="19.1145231813895" calcext:value-type="float">
            <text:p>19</text:p>
          </table:table-cell>
          <table:table-cell table:style-name="ce72" table:formula="of:=[$'Planting Maths'.AY132]" office:value-type="float" office:value="19.4629031021726" calcext:value-type="float">
            <text:p>19</text:p>
          </table:table-cell>
          <table:table-cell table:style-name="ce72" table:formula="of:=[$'Planting Maths'.AZ132]" office:value-type="float" office:value="19.7505903829606" calcext:value-type="float">
            <text:p>20</text:p>
          </table:table-cell>
          <table:table-cell table:style-name="ce72" table:formula="of:=[$'Planting Maths'.BA132]" office:value-type="float" office:value="19.9805981561299" calcext:value-type="float">
            <text:p>20</text:p>
          </table:table-cell>
          <table:table-cell table:style-name="ce72" table:formula="of:=[$'Planting Maths'.BB132]" office:value-type="float" office:value="20.1569333144183" calcext:value-type="float">
            <text:p>20</text:p>
          </table:table-cell>
          <table:table-cell table:style-name="ce72" table:formula="of:=[$'Planting Maths'.BC132]" office:value-type="float" office:value="20.2846474729938" calcext:value-type="float">
            <text:p>20</text:p>
          </table:table-cell>
          <table:table-cell table:style-name="ce66"/>
          <table:table-cell table:style-name="ce53"/>
          <table:table-cell table:number-columns-repeated="962"/>
        </table:table-row>
        <table:table-row table:style-name="ro1">
          <table:table-cell table:style-name="ce53"/>
          <table:table-cell table:style-name="ce57" table:number-columns-repeated="2"/>
          <table:table-cell table:style-name="ce53"/>
          <table:table-cell table:style-name="ce66" table:number-columns-repeated="2"/>
          <table:table-cell table:style-name="ce65" table:number-columns-repeated="55"/>
          <table:table-cell table:style-name="ce53"/>
          <table:table-cell table:number-columns-repeated="962"/>
        </table:table-row>
        <table:table-row table:style-name="ro1">
          <table:table-cell table:style-name="ce52"/>
          <table:table-cell table:style-name="ce57" table:number-columns-repeated="2"/>
          <table:table-cell table:style-name="ce52"/>
          <table:table-cell table:style-name="ce66" table:number-columns-repeated="2"/>
          <table:table-cell table:style-name="ce73" office:value-type="string" calcext:value-type="string" table:number-columns-spanned="9" table:number-rows-spanned="1">
            <text:p>July</text:p>
          </table:table-cell>
          <table:covered-table-cell table:number-columns-repeated="8" table:style-name="ce75"/>
          <table:table-cell table:style-name="ce78" office:value-type="string" calcext:value-type="string" table:number-columns-spanned="9" table:number-rows-spanned="1">
            <text:p>August</text:p>
          </table:table-cell>
          <table:covered-table-cell table:number-columns-repeated="8" table:style-name="ce75"/>
          <table:table-cell table:style-name="ce82" office:value-type="string" calcext:value-type="string" table:number-columns-spanned="9" table:number-rows-spanned="1">
            <text:p>September</text:p>
          </table:table-cell>
          <table:covered-table-cell table:number-columns-repeated="8" table:style-name="ce75"/>
          <table:table-cell table:style-name="ce86" office:value-type="string" calcext:value-type="string" table:number-columns-spanned="9" table:number-rows-spanned="1">
            <text:p>October</text:p>
          </table:table-cell>
          <table:covered-table-cell table:number-columns-repeated="8" table:style-name="ce75"/>
          <table:table-cell table:style-name="ce90" office:value-type="string" calcext:value-type="string" table:number-columns-spanned="9" table:number-rows-spanned="1">
            <text:p>November</text:p>
          </table:table-cell>
          <table:covered-table-cell table:number-columns-repeated="8" table:style-name="ce75"/>
          <table:table-cell table:style-name="ce94" office:value-type="string" calcext:value-type="string" table:number-columns-spanned="9" table:number-rows-spanned="1">
            <text:p>December</text:p>
          </table:table-cell>
          <table:covered-table-cell table:number-columns-repeated="8" table:style-name="ce75"/>
          <table:table-cell table:style-name="ce65"/>
          <table:table-cell table:style-name="ce53"/>
          <table:table-cell table:number-columns-repeated="962"/>
        </table:table-row>
        <table:table-row table:style-name="ro1">
          <table:table-cell table:style-name="ce53"/>
          <table:table-cell table:style-name="ce56" office:value-type="string" calcext:value-type="string">
            <text:p>Crop</text:p>
          </table:table-cell>
          <table:table-cell table:style-name="ce62" table:content-validation-name="val2" office:value-type="string" calcext:value-type="string">
            <text:p>Carrot</text:p>
          </table:table-cell>
          <table:table-cell table:style-name="ce52"/>
          <table:table-cell table:style-name="ce66" table:number-columns-repeated="2"/>
          <table:table-cell table:style-name="ce74" office:value-type="float" office:value="1" calcext:value-type="float">
            <text:p>1</text:p>
          </table:table-cell>
          <table:table-cell table:style-name="ce74" office:value-type="float" office:value="2" calcext:value-type="float">
            <text:p>2</text:p>
          </table:table-cell>
          <table:table-cell table:style-name="ce74" office:value-type="float" office:value="3" calcext:value-type="float">
            <text:p>3</text:p>
          </table:table-cell>
          <table:table-cell table:style-name="ce74" office:value-type="float" office:value="4" calcext:value-type="float">
            <text:p>4</text:p>
          </table:table-cell>
          <table:table-cell table:style-name="ce74" office:value-type="float" office:value="5" calcext:value-type="float">
            <text:p>5</text:p>
          </table:table-cell>
          <table:table-cell table:style-name="ce74" office:value-type="float" office:value="6" calcext:value-type="float">
            <text:p>6</text:p>
          </table:table-cell>
          <table:table-cell table:style-name="ce74" office:value-type="float" office:value="7" calcext:value-type="float">
            <text:p>7</text:p>
          </table:table-cell>
          <table:table-cell table:style-name="ce74" office:value-type="float" office:value="8" calcext:value-type="float">
            <text:p>8</text:p>
          </table:table-cell>
          <table:table-cell table:style-name="ce74" office:value-type="float" office:value="9" calcext:value-type="float">
            <text:p>9</text:p>
          </table:table-cell>
          <table:table-cell table:style-name="ce79" office:value-type="float" office:value="1" calcext:value-type="float">
            <text:p>1</text:p>
          </table:table-cell>
          <table:table-cell table:style-name="ce79" office:value-type="float" office:value="2" calcext:value-type="float">
            <text:p>2</text:p>
          </table:table-cell>
          <table:table-cell table:style-name="ce79" office:value-type="float" office:value="3" calcext:value-type="float">
            <text:p>3</text:p>
          </table:table-cell>
          <table:table-cell table:style-name="ce79" office:value-type="float" office:value="4" calcext:value-type="float">
            <text:p>4</text:p>
          </table:table-cell>
          <table:table-cell table:style-name="ce79" office:value-type="float" office:value="5" calcext:value-type="float">
            <text:p>5</text:p>
          </table:table-cell>
          <table:table-cell table:style-name="ce79" office:value-type="float" office:value="6" calcext:value-type="float">
            <text:p>6</text:p>
          </table:table-cell>
          <table:table-cell table:style-name="ce79" office:value-type="float" office:value="7" calcext:value-type="float">
            <text:p>7</text:p>
          </table:table-cell>
          <table:table-cell table:style-name="ce79" office:value-type="float" office:value="8" calcext:value-type="float">
            <text:p>8</text:p>
          </table:table-cell>
          <table:table-cell table:style-name="ce79" office:value-type="float" office:value="9" calcext:value-type="float">
            <text:p>9</text:p>
          </table:table-cell>
          <table:table-cell table:style-name="ce83" office:value-type="float" office:value="1" calcext:value-type="float">
            <text:p>1</text:p>
          </table:table-cell>
          <table:table-cell table:style-name="ce83" office:value-type="float" office:value="2" calcext:value-type="float">
            <text:p>2</text:p>
          </table:table-cell>
          <table:table-cell table:style-name="ce83" office:value-type="float" office:value="3" calcext:value-type="float">
            <text:p>3</text:p>
          </table:table-cell>
          <table:table-cell table:style-name="ce83" office:value-type="float" office:value="4" calcext:value-type="float">
            <text:p>4</text:p>
          </table:table-cell>
          <table:table-cell table:style-name="ce83" office:value-type="float" office:value="5" calcext:value-type="float">
            <text:p>5</text:p>
          </table:table-cell>
          <table:table-cell table:style-name="ce83" office:value-type="float" office:value="6" calcext:value-type="float">
            <text:p>6</text:p>
          </table:table-cell>
          <table:table-cell table:style-name="ce83" office:value-type="float" office:value="7" calcext:value-type="float">
            <text:p>7</text:p>
          </table:table-cell>
          <table:table-cell table:style-name="ce83" office:value-type="float" office:value="8" calcext:value-type="float">
            <text:p>8</text:p>
          </table:table-cell>
          <table:table-cell table:style-name="ce83" office:value-type="float" office:value="9" calcext:value-type="float">
            <text:p>9</text:p>
          </table:table-cell>
          <table:table-cell table:style-name="ce87" office:value-type="float" office:value="1" calcext:value-type="float">
            <text:p>1</text:p>
          </table:table-cell>
          <table:table-cell table:style-name="ce87" office:value-type="float" office:value="2" calcext:value-type="float">
            <text:p>2</text:p>
          </table:table-cell>
          <table:table-cell table:style-name="ce87" office:value-type="float" office:value="3" calcext:value-type="float">
            <text:p>3</text:p>
          </table:table-cell>
          <table:table-cell table:style-name="ce87" office:value-type="float" office:value="4" calcext:value-type="float">
            <text:p>4</text:p>
          </table:table-cell>
          <table:table-cell table:style-name="ce87" office:value-type="float" office:value="5" calcext:value-type="float">
            <text:p>5</text:p>
          </table:table-cell>
          <table:table-cell table:style-name="ce87" office:value-type="float" office:value="6" calcext:value-type="float">
            <text:p>6</text:p>
          </table:table-cell>
          <table:table-cell table:style-name="ce87" office:value-type="float" office:value="7" calcext:value-type="float">
            <text:p>7</text:p>
          </table:table-cell>
          <table:table-cell table:style-name="ce87" office:value-type="float" office:value="8" calcext:value-type="float">
            <text:p>8</text:p>
          </table:table-cell>
          <table:table-cell table:style-name="ce87" office:value-type="float" office:value="9" calcext:value-type="float">
            <text:p>9</text:p>
          </table:table-cell>
          <table:table-cell table:style-name="ce91" office:value-type="float" office:value="1" calcext:value-type="float">
            <text:p>1</text:p>
          </table:table-cell>
          <table:table-cell table:style-name="ce91" office:value-type="float" office:value="2" calcext:value-type="float">
            <text:p>2</text:p>
          </table:table-cell>
          <table:table-cell table:style-name="ce91" office:value-type="float" office:value="3" calcext:value-type="float">
            <text:p>3</text:p>
          </table:table-cell>
          <table:table-cell table:style-name="ce91" office:value-type="float" office:value="4" calcext:value-type="float">
            <text:p>4</text:p>
          </table:table-cell>
          <table:table-cell table:style-name="ce91" office:value-type="float" office:value="5" calcext:value-type="float">
            <text:p>5</text:p>
          </table:table-cell>
          <table:table-cell table:style-name="ce91" office:value-type="float" office:value="6" calcext:value-type="float">
            <text:p>6</text:p>
          </table:table-cell>
          <table:table-cell table:style-name="ce91" office:value-type="float" office:value="7" calcext:value-type="float">
            <text:p>7</text:p>
          </table:table-cell>
          <table:table-cell table:style-name="ce91" office:value-type="float" office:value="8" calcext:value-type="float">
            <text:p>8</text:p>
          </table:table-cell>
          <table:table-cell table:style-name="ce91" office:value-type="float" office:value="9" calcext:value-type="float">
            <text:p>9</text:p>
          </table:table-cell>
          <table:table-cell table:style-name="ce95" office:value-type="float" office:value="1" calcext:value-type="float">
            <text:p>1</text:p>
          </table:table-cell>
          <table:table-cell table:style-name="ce95" office:value-type="float" office:value="2" calcext:value-type="float">
            <text:p>2</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95" office:value-type="float" office:value="5" calcext:value-type="float">
            <text:p>5</text:p>
          </table:table-cell>
          <table:table-cell table:style-name="ce95" office:value-type="float" office:value="6" calcext:value-type="float">
            <text:p>6</text:p>
          </table:table-cell>
          <table:table-cell table:style-name="ce95" office:value-type="float" office:value="7" calcext:value-type="float">
            <text:p>7</text:p>
          </table:table-cell>
          <table:table-cell table:style-name="ce95" office:value-type="float" office:value="8" calcext:value-type="float">
            <text:p>8</text:p>
          </table:table-cell>
          <table:table-cell table:style-name="ce95" office:value-type="float" office:value="9" calcext:value-type="float">
            <text:p>9</text:p>
          </table:table-cell>
          <table:table-cell table:style-name="ce67"/>
          <table:table-cell table:style-name="ce53"/>
          <table:table-cell table:number-columns-repeated="962"/>
        </table:table-row>
        <table:table-row table:style-name="ro2">
          <table:table-cell table:style-name="ce53"/>
          <table:table-cell table:style-name="ce56" office:value-type="string" calcext:value-type="string">
            <text:p>Crop Temp Max</text:p>
          </table:table-cell>
          <table:table-cell table:style-name="ce63" table:formula="of:=HLOOKUP([.C13];[$'Crop Data'.$B$1:.$R$5];2; )" office:value-type="float" office:value="32" calcext:value-type="float">
            <text:p>32</text:p>
          </table:table-cell>
          <table:table-cell table:style-name="ce53"/>
          <table:table-cell table:style-name="ce67" table:number-columns-repeated="2"/>
          <table:table-cell table:style-name="ce71" table:formula="of:=IF(AND([.G$15]&lt;[.$C$14];[.G$16]&gt;[.$C$15]);&quot;R&quot;;IF([.G$15]&lt;[.$C$14];&quot;C&quot;;&quot;H&quot;))" office:value-type="string" office:string-value="R" calcext:value-type="string">
            <text:p>R</text:p>
          </table:table-cell>
          <table:table-cell table:style-name="ce71" table:formula="of:=IF(AND([.H$15]&lt;[.$C$14];[.H$16]&gt;[.$C$15]);&quot;R&quot;;IF([.H$15]&lt;[.$C$14];&quot;C&quot;;&quot;H&quot;))" office:value-type="string" office:string-value="R" calcext:value-type="string">
            <text:p>R</text:p>
          </table:table-cell>
          <table:table-cell table:style-name="ce71" table:formula="of:=IF(AND([.I$15]&lt;[.$C$14];[.I$16]&gt;[.$C$15]);&quot;R&quot;;IF([.I$15]&lt;[.$C$14];&quot;C&quot;;&quot;H&quot;))" office:value-type="string" office:string-value="R" calcext:value-type="string">
            <text:p>R</text:p>
          </table:table-cell>
          <table:table-cell table:style-name="ce71" table:formula="of:=IF(AND([.J$15]&lt;[.$C$14];[.J$16]&gt;[.$C$15]);&quot;R&quot;;IF([.J$15]&lt;[.$C$14];&quot;C&quot;;&quot;H&quot;))" office:value-type="string" office:string-value="R" calcext:value-type="string">
            <text:p>R</text:p>
          </table:table-cell>
          <table:table-cell table:style-name="ce71" table:formula="of:=IF(AND([.K$15]&lt;[.$C$14];[.K$16]&gt;[.$C$15]);&quot;R&quot;;IF([.K$15]&lt;[.$C$14];&quot;C&quot;;&quot;H&quot;))" office:value-type="string" office:string-value="R" calcext:value-type="string">
            <text:p>R</text:p>
          </table:table-cell>
          <table:table-cell table:style-name="ce71" table:formula="of:=IF(AND([.L$15]&lt;[.$C$14];[.L$16]&gt;[.$C$15]);&quot;R&quot;;IF([.L$15]&lt;[.$C$14];&quot;C&quot;;&quot;H&quot;))" office:value-type="string" office:string-value="R" calcext:value-type="string">
            <text:p>R</text:p>
          </table:table-cell>
          <table:table-cell table:style-name="ce71" table:formula="of:=IF(AND([.M$15]&lt;[.$C$14];[.M$16]&gt;[.$C$15]);&quot;R&quot;;IF([.M$15]&lt;[.$C$14];&quot;C&quot;;&quot;H&quot;))" office:value-type="string" office:string-value="R" calcext:value-type="string">
            <text:p>R</text:p>
          </table:table-cell>
          <table:table-cell table:style-name="ce71" table:formula="of:=IF(AND([.N$15]&lt;[.$C$14];[.N$16]&gt;[.$C$15]);&quot;R&quot;;IF([.N$15]&lt;[.$C$14];&quot;C&quot;;&quot;H&quot;))" office:value-type="string" office:string-value="R" calcext:value-type="string">
            <text:p>R</text:p>
          </table:table-cell>
          <table:table-cell table:style-name="ce71" table:formula="of:=IF(AND([.O$15]&lt;[.$C$14];[.O$16]&gt;[.$C$15]);&quot;R&quot;;IF([.O$15]&lt;[.$C$14];&quot;C&quot;;&quot;H&quot;))" office:value-type="string" office:string-value="R" calcext:value-type="string">
            <text:p>R</text:p>
          </table:table-cell>
          <table:table-cell table:style-name="ce71" table:formula="of:=IF(AND([.P$15]&lt;[.$C$14];[.P$16]&gt;[.$C$15]);&quot;R&quot;;IF([.P$15]&lt;[.$C$14];&quot;C&quot;;&quot;H&quot;))" office:value-type="string" office:string-value="R" calcext:value-type="string">
            <text:p>R</text:p>
          </table:table-cell>
          <table:table-cell table:style-name="ce71" table:formula="of:=IF(AND([.Q$15]&lt;[.$C$14];[.Q$16]&gt;[.$C$15]);&quot;R&quot;;IF([.Q$15]&lt;[.$C$14];&quot;C&quot;;&quot;H&quot;))" office:value-type="string" office:string-value="R" calcext:value-type="string">
            <text:p>R</text:p>
          </table:table-cell>
          <table:table-cell table:style-name="ce71" table:formula="of:=IF(AND([.R$15]&lt;[.$C$14];[.R$16]&gt;[.$C$15]);&quot;R&quot;;IF([.R$15]&lt;[.$C$14];&quot;C&quot;;&quot;H&quot;))" office:value-type="string" office:string-value="R" calcext:value-type="string">
            <text:p>R</text:p>
          </table:table-cell>
          <table:table-cell table:style-name="ce71" table:formula="of:=IF(AND([.S$15]&lt;[.$C$14];[.S$16]&gt;[.$C$15]);&quot;R&quot;;IF([.S$15]&lt;[.$C$14];&quot;C&quot;;&quot;H&quot;))" office:value-type="string" office:string-value="R" calcext:value-type="string">
            <text:p>R</text:p>
          </table:table-cell>
          <table:table-cell table:style-name="ce71" table:formula="of:=IF(AND([.T$15]&lt;[.$C$14];[.T$16]&gt;[.$C$15]);&quot;R&quot;;IF([.T$15]&lt;[.$C$14];&quot;C&quot;;&quot;H&quot;))" office:value-type="string" office:string-value="R" calcext:value-type="string">
            <text:p>R</text:p>
          </table:table-cell>
          <table:table-cell table:style-name="ce71" table:formula="of:=IF(AND([.U$15]&lt;[.$C$14];[.U$16]&gt;[.$C$15]);&quot;R&quot;;IF([.U$15]&lt;[.$C$14];&quot;C&quot;;&quot;H&quot;))" office:value-type="string" office:string-value="R" calcext:value-type="string">
            <text:p>R</text:p>
          </table:table-cell>
          <table:table-cell table:style-name="ce71" table:formula="of:=IF(AND([.V$15]&lt;[.$C$14];[.V$16]&gt;[.$C$15]);&quot;R&quot;;IF([.V$15]&lt;[.$C$14];&quot;C&quot;;&quot;H&quot;))" office:value-type="string" office:string-value="R" calcext:value-type="string">
            <text:p>R</text:p>
          </table:table-cell>
          <table:table-cell table:style-name="ce71" table:formula="of:=IF(AND([.W$15]&lt;[.$C$14];[.W$16]&gt;[.$C$15]);&quot;R&quot;;IF([.W$15]&lt;[.$C$14];&quot;C&quot;;&quot;H&quot;))" office:value-type="string" office:string-value="R" calcext:value-type="string">
            <text:p>R</text:p>
          </table:table-cell>
          <table:table-cell table:style-name="ce71" table:formula="of:=IF(AND([.X$15]&lt;[.$C$14];[.X$16]&gt;[.$C$15]);&quot;R&quot;;IF([.X$15]&lt;[.$C$14];&quot;C&quot;;&quot;H&quot;))" office:value-type="string" office:string-value="R" calcext:value-type="string">
            <text:p>R</text:p>
          </table:table-cell>
          <table:table-cell table:style-name="ce71" table:formula="of:=IF(AND([.Y$15]&lt;[.$C$14];[.Y$16]&gt;[.$C$15]);&quot;R&quot;;IF([.Y$15]&lt;[.$C$14];&quot;C&quot;;&quot;H&quot;))" office:value-type="string" office:string-value="R" calcext:value-type="string">
            <text:p>R</text:p>
          </table:table-cell>
          <table:table-cell table:style-name="ce71" table:formula="of:=IF(AND([.Z$15]&lt;[.$C$14];[.Z$16]&gt;[.$C$15]);&quot;R&quot;;IF([.Z$15]&lt;[.$C$14];&quot;C&quot;;&quot;H&quot;))" office:value-type="string" office:string-value="R" calcext:value-type="string">
            <text:p>R</text:p>
          </table:table-cell>
          <table:table-cell table:style-name="ce71" table:formula="of:=IF(AND([.AA$15]&lt;[.$C$14];[.AA$16]&gt;[.$C$15]);&quot;R&quot;;IF([.AA$15]&lt;[.$C$14];&quot;C&quot;;&quot;H&quot;))" office:value-type="string" office:string-value="R" calcext:value-type="string">
            <text:p>R</text:p>
          </table:table-cell>
          <table:table-cell table:style-name="ce71" table:formula="of:=IF(AND([.AB$15]&lt;[.$C$14];[.AB$16]&gt;[.$C$15]);&quot;R&quot;;IF([.AB$15]&lt;[.$C$14];&quot;C&quot;;&quot;H&quot;))" office:value-type="string" office:string-value="R" calcext:value-type="string">
            <text:p>R</text:p>
          </table:table-cell>
          <table:table-cell table:style-name="ce71" table:formula="of:=IF(AND([.AC$15]&lt;[.$C$14];[.AC$16]&gt;[.$C$15]);&quot;R&quot;;IF([.AC$15]&lt;[.$C$14];&quot;C&quot;;&quot;H&quot;))" office:value-type="string" office:string-value="R" calcext:value-type="string">
            <text:p>R</text:p>
          </table:table-cell>
          <table:table-cell table:style-name="ce71" table:formula="of:=IF(AND([.AD$15]&lt;[.$C$14];[.AD$16]&gt;[.$C$15]);&quot;R&quot;;IF([.AD$15]&lt;[.$C$14];&quot;C&quot;;&quot;H&quot;))" office:value-type="string" office:string-value="R" calcext:value-type="string">
            <text:p>R</text:p>
          </table:table-cell>
          <table:table-cell table:style-name="ce71" table:formula="of:=IF(AND([.AE$15]&lt;[.$C$14];[.AE$16]&gt;[.$C$15]);&quot;R&quot;;IF([.AE$15]&lt;[.$C$14];&quot;C&quot;;&quot;H&quot;))" office:value-type="string" office:string-value="R" calcext:value-type="string">
            <text:p>R</text:p>
          </table:table-cell>
          <table:table-cell table:style-name="ce71" table:formula="of:=IF(AND([.AF$15]&lt;[.$C$14];[.AF$16]&gt;[.$C$15]);&quot;R&quot;;IF([.AF$15]&lt;[.$C$14];&quot;C&quot;;&quot;H&quot;))" office:value-type="string" office:string-value="R" calcext:value-type="string">
            <text:p>R</text:p>
          </table:table-cell>
          <table:table-cell table:style-name="ce71" table:formula="of:=IF(AND([.AG$15]&lt;[.$C$14];[.AG$16]&gt;[.$C$15]);&quot;R&quot;;IF([.AG$15]&lt;[.$C$14];&quot;C&quot;;&quot;H&quot;))" office:value-type="string" office:string-value="R" calcext:value-type="string">
            <text:p>R</text:p>
          </table:table-cell>
          <table:table-cell table:style-name="ce71" table:formula="of:=IF(AND([.AH$15]&lt;[.$C$14];[.AH$16]&gt;[.$C$15]);&quot;R&quot;;IF([.AH$15]&lt;[.$C$14];&quot;C&quot;;&quot;H&quot;))" office:value-type="string" office:string-value="R" calcext:value-type="string">
            <text:p>R</text:p>
          </table:table-cell>
          <table:table-cell table:style-name="ce71" table:formula="of:=IF(AND([.AI$15]&lt;[.$C$14];[.AI$16]&gt;[.$C$15]);&quot;R&quot;;IF([.AI$15]&lt;[.$C$14];&quot;C&quot;;&quot;H&quot;))" office:value-type="string" office:string-value="R" calcext:value-type="string">
            <text:p>R</text:p>
          </table:table-cell>
          <table:table-cell table:style-name="ce71" table:formula="of:=IF(AND([.AJ$15]&lt;[.$C$14];[.AJ$16]&gt;[.$C$15]);&quot;R&quot;;IF([.AJ$15]&lt;[.$C$14];&quot;C&quot;;&quot;H&quot;))" office:value-type="string" office:string-value="R" calcext:value-type="string">
            <text:p>R</text:p>
          </table:table-cell>
          <table:table-cell table:style-name="ce71" table:formula="of:=IF(AND([.AK$15]&lt;[.$C$14];[.AK$16]&gt;[.$C$15]);&quot;R&quot;;IF([.AK$15]&lt;[.$C$14];&quot;C&quot;;&quot;H&quot;))" office:value-type="string" office:string-value="R" calcext:value-type="string">
            <text:p>R</text:p>
          </table:table-cell>
          <table:table-cell table:style-name="ce71" table:formula="of:=IF(AND([.AL$15]&lt;[.$C$14];[.AL$16]&gt;[.$C$15]);&quot;R&quot;;IF([.AL$15]&lt;[.$C$14];&quot;C&quot;;&quot;H&quot;))" office:value-type="string" office:string-value="R" calcext:value-type="string">
            <text:p>R</text:p>
          </table:table-cell>
          <table:table-cell table:style-name="ce71" table:formula="of:=IF(AND([.AM$15]&lt;[.$C$14];[.AM$16]&gt;[.$C$15]);&quot;R&quot;;IF([.AM$15]&lt;[.$C$14];&quot;C&quot;;&quot;H&quot;))" office:value-type="string" office:string-value="R" calcext:value-type="string">
            <text:p>R</text:p>
          </table:table-cell>
          <table:table-cell table:style-name="ce71" table:formula="of:=IF(AND([.AN$15]&lt;[.$C$14];[.AN$16]&gt;[.$C$15]);&quot;R&quot;;IF([.AN$15]&lt;[.$C$14];&quot;C&quot;;&quot;H&quot;))" office:value-type="string" office:string-value="R" calcext:value-type="string">
            <text:p>R</text:p>
          </table:table-cell>
          <table:table-cell table:style-name="ce71" table:formula="of:=IF(AND([.AO$15]&lt;[.$C$14];[.AO$16]&gt;[.$C$15]);&quot;R&quot;;IF([.AO$15]&lt;[.$C$14];&quot;C&quot;;&quot;H&quot;))" office:value-type="string" office:string-value="R" calcext:value-type="string">
            <text:p>R</text:p>
          </table:table-cell>
          <table:table-cell table:style-name="ce71" table:formula="of:=IF(AND([.AP$15]&lt;[.$C$14];[.AP$16]&gt;[.$C$15]);&quot;R&quot;;IF([.AP$15]&lt;[.$C$14];&quot;C&quot;;&quot;H&quot;))" office:value-type="string" office:string-value="R" calcext:value-type="string">
            <text:p>R</text:p>
          </table:table-cell>
          <table:table-cell table:style-name="ce71" table:formula="of:=IF(AND([.AQ$15]&lt;[.$C$14];[.AQ$16]&gt;[.$C$15]);&quot;R&quot;;IF([.AQ$15]&lt;[.$C$14];&quot;C&quot;;&quot;H&quot;))" office:value-type="string" office:string-value="R" calcext:value-type="string">
            <text:p>R</text:p>
          </table:table-cell>
          <table:table-cell table:style-name="ce71" table:formula="of:=IF(AND([.AR$15]&lt;[.$C$14];[.AR$16]&gt;[.$C$15]);&quot;R&quot;;IF([.AR$15]&lt;[.$C$14];&quot;C&quot;;&quot;H&quot;))" office:value-type="string" office:string-value="R" calcext:value-type="string">
            <text:p>R</text:p>
          </table:table-cell>
          <table:table-cell table:style-name="ce71" table:formula="of:=IF(AND([.AS$15]&lt;[.$C$14];[.AS$16]&gt;[.$C$15]);&quot;R&quot;;IF([.AS$15]&lt;[.$C$14];&quot;C&quot;;&quot;H&quot;))" office:value-type="string" office:string-value="R" calcext:value-type="string">
            <text:p>R</text:p>
          </table:table-cell>
          <table:table-cell table:style-name="ce71" table:formula="of:=IF(AND([.AT$15]&lt;[.$C$14];[.AT$16]&gt;[.$C$15]);&quot;R&quot;;IF([.AT$15]&lt;[.$C$14];&quot;C&quot;;&quot;H&quot;))" office:value-type="string" office:string-value="R" calcext:value-type="string">
            <text:p>R</text:p>
          </table:table-cell>
          <table:table-cell table:style-name="ce71" table:formula="of:=IF(AND([.AU$15]&lt;[.$C$14];[.AU$16]&gt;[.$C$15]);&quot;R&quot;;IF([.AU$15]&lt;[.$C$14];&quot;C&quot;;&quot;H&quot;))" office:value-type="string" office:string-value="R" calcext:value-type="string">
            <text:p>R</text:p>
          </table:table-cell>
          <table:table-cell table:style-name="ce71" table:formula="of:=IF(AND([.AV$15]&lt;[.$C$14];[.AV$16]&gt;[.$C$15]);&quot;R&quot;;IF([.AV$15]&lt;[.$C$14];&quot;C&quot;;&quot;H&quot;))" office:value-type="string" office:string-value="R" calcext:value-type="string">
            <text:p>R</text:p>
          </table:table-cell>
          <table:table-cell table:style-name="ce71" table:formula="of:=IF(AND([.AW$15]&lt;[.$C$14];[.AW$16]&gt;[.$C$15]);&quot;R&quot;;IF([.AW$15]&lt;[.$C$14];&quot;C&quot;;&quot;H&quot;))" office:value-type="string" office:string-value="R" calcext:value-type="string">
            <text:p>R</text:p>
          </table:table-cell>
          <table:table-cell table:style-name="ce71" table:formula="of:=IF(AND([.AX$15]&lt;[.$C$14];[.AX$16]&gt;[.$C$15]);&quot;R&quot;;IF([.AX$15]&lt;[.$C$14];&quot;C&quot;;&quot;H&quot;))" office:value-type="string" office:string-value="R" calcext:value-type="string">
            <text:p>R</text:p>
          </table:table-cell>
          <table:table-cell table:style-name="ce71" table:formula="of:=IF(AND([.AY$15]&lt;[.$C$14];[.AY$16]&gt;[.$C$15]);&quot;R&quot;;IF([.AY$15]&lt;[.$C$14];&quot;C&quot;;&quot;H&quot;))" office:value-type="string" office:string-value="R" calcext:value-type="string">
            <text:p>R</text:p>
          </table:table-cell>
          <table:table-cell table:style-name="ce71" table:formula="of:=IF(AND([.AZ$15]&lt;[.$C$14];[.AZ$16]&gt;[.$C$15]);&quot;R&quot;;IF([.AZ$15]&lt;[.$C$14];&quot;C&quot;;&quot;H&quot;))" office:value-type="string" office:string-value="R" calcext:value-type="string">
            <text:p>R</text:p>
          </table:table-cell>
          <table:table-cell table:style-name="ce71" table:formula="of:=IF(AND([.BA$15]&lt;[.$C$14];[.BA$16]&gt;[.$C$15]);&quot;R&quot;;IF([.BA$15]&lt;[.$C$14];&quot;C&quot;;&quot;H&quot;))" office:value-type="string" office:string-value="R" calcext:value-type="string">
            <text:p>R</text:p>
          </table:table-cell>
          <table:table-cell table:style-name="ce71" table:formula="of:=IF(AND([.BB$15]&lt;[.$C$14];[.BB$16]&gt;[.$C$15]);&quot;R&quot;;IF([.BB$15]&lt;[.$C$14];&quot;C&quot;;&quot;H&quot;))" office:value-type="string" office:string-value="C" calcext:value-type="string">
            <text:p>C</text:p>
          </table:table-cell>
          <table:table-cell table:style-name="ce71" table:formula="of:=IF(AND([.BC$15]&lt;[.$C$14];[.BC$16]&gt;[.$C$15]);&quot;R&quot;;IF([.BC$15]&lt;[.$C$14];&quot;C&quot;;&quot;H&quot;))" office:value-type="string" office:string-value="C" calcext:value-type="string">
            <text:p>C</text:p>
          </table:table-cell>
          <table:table-cell table:style-name="ce71" table:formula="of:=IF(AND([.BD$15]&lt;[.$C$14];[.BD$16]&gt;[.$C$15]);&quot;R&quot;;IF([.BD$15]&lt;[.$C$14];&quot;C&quot;;&quot;H&quot;))" office:value-type="string" office:string-value="C" calcext:value-type="string">
            <text:p>C</text:p>
          </table:table-cell>
          <table:table-cell table:style-name="ce71" table:formula="of:=IF(AND([.BE$15]&lt;[.$C$14];[.BE$16]&gt;[.$C$15]);&quot;R&quot;;IF([.BE$15]&lt;[.$C$14];&quot;C&quot;;&quot;H&quot;))" office:value-type="string" office:string-value="C" calcext:value-type="string">
            <text:p>C</text:p>
          </table:table-cell>
          <table:table-cell table:style-name="ce71" table:formula="of:=IF(AND([.BF$15]&lt;[.$C$14];[.BF$16]&gt;[.$C$15]);&quot;R&quot;;IF([.BF$15]&lt;[.$C$14];&quot;C&quot;;&quot;H&quot;))" office:value-type="string" office:string-value="C" calcext:value-type="string">
            <text:p>C</text:p>
          </table:table-cell>
          <table:table-cell table:style-name="ce71" table:formula="of:=IF(AND([.BG$15]&lt;[.$C$14];[.BG$16]&gt;[.$C$15]);&quot;R&quot;;IF([.BG$15]&lt;[.$C$14];&quot;C&quot;;&quot;H&quot;))" office:value-type="string" office:string-value="C" calcext:value-type="string">
            <text:p>C</text:p>
          </table:table-cell>
          <table:table-cell table:style-name="ce71" table:formula="of:=IF(AND([.BH$15]&lt;[.$C$14];[.BH$16]&gt;[.$C$15]);&quot;R&quot;;IF([.BH$15]&lt;[.$C$14];&quot;C&quot;;&quot;H&quot;))" office:value-type="string" office:string-value="C" calcext:value-type="string">
            <text:p>C</text:p>
          </table:table-cell>
          <table:table-cell table:style-name="ce66"/>
          <table:table-cell table:style-name="ce53"/>
          <table:table-cell table:number-columns-repeated="962"/>
        </table:table-row>
        <table:table-row table:style-name="ro1">
          <table:table-cell table:style-name="ce53"/>
          <table:table-cell table:style-name="ce56" office:value-type="string" calcext:value-type="string">
            <text:p>Crop Temp Min</text:p>
          </table:table-cell>
          <table:table-cell table:style-name="ce63" table:formula="of:=HLOOKUP([.C13];[$'Crop Data'.$B$1:.$R$5];3)" office:value-type="float" office:value="-10" calcext:value-type="float">
            <text:p>-10</text:p>
          </table:table-cell>
          <table:table-cell table:style-name="ce53"/>
          <table:table-cell table:style-name="ce67"/>
          <table:table-cell table:style-name="ce68" office:value-type="string" calcext:value-type="string">
            <text:p>High</text:p>
          </table:table-cell>
          <table:table-cell table:style-name="ce72" table:formula="of:=[$'Planting Maths'.BD133]" office:value-type="float" office:value="27.9698879315256" calcext:value-type="float">
            <text:p>28</text:p>
          </table:table-cell>
          <table:table-cell table:style-name="ce72" table:formula="of:=[$'Planting Maths'.BE133]" office:value-type="float" office:value="28.0199486362528" calcext:value-type="float">
            <text:p>28</text:p>
          </table:table-cell>
          <table:table-cell table:style-name="ce72" table:formula="of:=[$'Planting Maths'.BF133]" office:value-type="float" office:value="28.0433211420547" calcext:value-type="float">
            <text:p>28</text:p>
          </table:table-cell>
          <table:table-cell table:style-name="ce72" table:formula="of:=[$'Planting Maths'.BG133]" office:value-type="float" office:value="28.0497455745209" calcext:value-type="float">
            <text:p>28</text:p>
          </table:table-cell>
          <table:table-cell table:style-name="ce72" table:formula="of:=[$'Planting Maths'.BH133]" office:value-type="float" office:value="28.0497455745209" calcext:value-type="float">
            <text:p>28</text:p>
          </table:table-cell>
          <table:table-cell table:style-name="ce72" table:formula="of:=[$'Planting Maths'.BI133]" office:value-type="float" office:value="28.0433211420547" calcext:value-type="float">
            <text:p>28</text:p>
          </table:table-cell>
          <table:table-cell table:style-name="ce72" table:formula="of:=[$'Planting Maths'.BJ133]" office:value-type="float" office:value="28.0199486362527" calcext:value-type="float">
            <text:p>28</text:p>
          </table:table-cell>
          <table:table-cell table:style-name="ce72" table:formula="of:=[$'Planting Maths'.BK133]" office:value-type="float" office:value="27.9698879315255" calcext:value-type="float">
            <text:p>28</text:p>
          </table:table-cell>
          <table:table-cell table:style-name="ce72" table:formula="of:=[$'Planting Maths'.BL133]" office:value-type="float" office:value="27.8846474729938" calcext:value-type="float">
            <text:p>28</text:p>
          </table:table-cell>
          <table:table-cell table:style-name="ce72" table:formula="of:=[$'Planting Maths'.BM133]" office:value-type="float" office:value="27.7569333144183" calcext:value-type="float">
            <text:p>28</text:p>
          </table:table-cell>
          <table:table-cell table:style-name="ce72" table:formula="of:=[$'Planting Maths'.BN133]" office:value-type="float" office:value="27.5805981561299" calcext:value-type="float">
            <text:p>28</text:p>
          </table:table-cell>
          <table:table-cell table:style-name="ce72" table:formula="of:=[$'Planting Maths'.BO133]" office:value-type="float" office:value="27.3505903829606" calcext:value-type="float">
            <text:p>27</text:p>
          </table:table-cell>
          <table:table-cell table:style-name="ce72" table:formula="of:=[$'Planting Maths'.BP133]" office:value-type="float" office:value="27.0629031021726" calcext:value-type="float">
            <text:p>27</text:p>
          </table:table-cell>
          <table:table-cell table:style-name="ce72" table:formula="of:=[$'Planting Maths'.BQ133]" office:value-type="float" office:value="26.7145231813895" calcext:value-type="float">
            <text:p>27</text:p>
          </table:table-cell>
          <table:table-cell table:style-name="ce72" table:formula="of:=[$'Planting Maths'.BR133]" office:value-type="float" office:value="26.3033802865258" calcext:value-type="float">
            <text:p>26</text:p>
          </table:table-cell>
          <table:table-cell table:style-name="ce72" table:formula="of:=[$'Planting Maths'.BS133]" office:value-type="float" office:value="25.8282959197176" calcext:value-type="float">
            <text:p>26</text:p>
          </table:table-cell>
          <table:table-cell table:style-name="ce72" table:formula="of:=[$'Planting Maths'.BT133]" office:value-type="float" office:value="25.2889324572526" calcext:value-type="float">
            <text:p>25</text:p>
          </table:table-cell>
          <table:table-cell table:style-name="ce72" table:formula="of:=[$'Planting Maths'.BU133]" office:value-type="float" office:value="24.6857421875" calcext:value-type="float">
            <text:p>25</text:p>
          </table:table-cell>
          <table:table-cell table:style-name="ce72" table:formula="of:=[$'Planting Maths'.BV133]" office:value-type="float" office:value="24.0199163488414" calcext:value-type="float">
            <text:p>24</text:p>
          </table:table-cell>
          <table:table-cell table:style-name="ce72" table:formula="of:=[$'Planting Maths'.BW133]" office:value-type="float" office:value="23.2933341676004" calcext:value-type="float">
            <text:p>23</text:p>
          </table:table-cell>
          <table:table-cell table:style-name="ce72" table:formula="of:=[$'Planting Maths'.BX133]" office:value-type="float" office:value="22.5085118959731" calcext:value-type="float">
            <text:p>23</text:p>
          </table:table-cell>
          <table:table-cell table:style-name="ce72" table:formula="of:=[$'Planting Maths'.BY133]" office:value-type="float" office:value="21.6685518499581" calcext:value-type="float">
            <text:p>22</text:p>
          </table:table-cell>
          <table:table-cell table:style-name="ce72" table:formula="of:=[$'Planting Maths'.BZ133]" office:value-type="float" office:value="20.7770914472871" calcext:value-type="float">
            <text:p>21</text:p>
          </table:table-cell>
          <table:table-cell table:style-name="ce72" table:formula="of:=[$'Planting Maths'.CA133]" office:value-type="float" office:value="19.8382522453545" calcext:value-type="float">
            <text:p>20</text:p>
          </table:table-cell>
          <table:table-cell table:style-name="ce72" table:formula="of:=[$'Planting Maths'.CB133]" office:value-type="float" office:value="18.8565889791482" calcext:value-type="float">
            <text:p>19</text:p>
          </table:table-cell>
          <table:table-cell table:style-name="ce72" table:formula="of:=[$'Planting Maths'.CC133]" office:value-type="float" office:value="17.8370385991796" calcext:value-type="float">
            <text:p>18</text:p>
          </table:table-cell>
          <table:table-cell table:style-name="ce72" table:formula="of:=[$'Planting Maths'.CD133]" office:value-type="float" office:value="16.7848693094136" calcext:value-type="float">
            <text:p>17</text:p>
          </table:table-cell>
          <table:table-cell table:style-name="ce72" table:formula="of:=[$'Planting Maths'.CE133]" office:value-type="float" office:value="15.7056296051989" calcext:value-type="float">
            <text:p>16</text:p>
          </table:table-cell>
          <table:table-cell table:style-name="ce72" table:formula="of:=[$'Planting Maths'.CF133]" office:value-type="float" office:value="14.6050973111984" calcext:value-type="float">
            <text:p>15</text:p>
          </table:table-cell>
          <table:table-cell table:style-name="ce72" table:formula="of:=[$'Planting Maths'.CG133]" office:value-type="float" office:value="13.4892286193193" calcext:value-type="float">
            <text:p>13</text:p>
          </table:table-cell>
          <table:table-cell table:style-name="ce72" table:formula="of:=[$'Planting Maths'.CH133]" office:value-type="float" office:value="12.3641071266433" calcext:value-type="float">
            <text:p>12</text:p>
          </table:table-cell>
          <table:table-cell table:style-name="ce72" table:formula="of:=[$'Planting Maths'.CI133]" office:value-type="float" office:value="11.2358928733567" calcext:value-type="float">
            <text:p>11</text:p>
          </table:table-cell>
          <table:table-cell table:style-name="ce72" table:formula="of:=[$'Planting Maths'.CJ133]" office:value-type="float" office:value="10.1107713806807" calcext:value-type="float">
            <text:p>10</text:p>
          </table:table-cell>
          <table:table-cell table:style-name="ce72" table:formula="of:=[$'Planting Maths'.CK133]" office:value-type="float" office:value="8.99490268880161" calcext:value-type="float">
            <text:p>9</text:p>
          </table:table-cell>
          <table:table-cell table:style-name="ce72" table:formula="of:=[$'Planting Maths'.CL133]" office:value-type="float" office:value="7.89437039480112" calcext:value-type="float">
            <text:p>8</text:p>
          </table:table-cell>
          <table:table-cell table:style-name="ce72" table:formula="of:=[$'Planting Maths'.CM133]" office:value-type="float" office:value="6.81513069058644" calcext:value-type="float">
            <text:p>7</text:p>
          </table:table-cell>
          <table:table-cell table:style-name="ce72" table:formula="of:=[$'Planting Maths'.CN133]" office:value-type="float" office:value="5.76296140082036" calcext:value-type="float">
            <text:p>6</text:p>
          </table:table-cell>
          <table:table-cell table:style-name="ce72" table:formula="of:=[$'Planting Maths'.CO133]" office:value-type="float" office:value="4.74341102085175" calcext:value-type="float">
            <text:p>5</text:p>
          </table:table-cell>
          <table:table-cell table:style-name="ce72" table:formula="of:=[$'Planting Maths'.CP133]" office:value-type="float" office:value="3.7617477546455" calcext:value-type="float">
            <text:p>4</text:p>
          </table:table-cell>
          <table:table-cell table:style-name="ce72" table:formula="of:=[$'Planting Maths'.CQ133]" office:value-type="float" office:value="2.82290855271295" calcext:value-type="float">
            <text:p>3</text:p>
          </table:table-cell>
          <table:table-cell table:style-name="ce72" table:formula="of:=[$'Planting Maths'.CR133]" office:value-type="float" office:value="1.9314481500419" calcext:value-type="float">
            <text:p>2</text:p>
          </table:table-cell>
          <table:table-cell table:style-name="ce72" table:formula="of:=[$'Planting Maths'.CS133]" office:value-type="float" office:value="1.09148810402697" calcext:value-type="float">
            <text:p>1</text:p>
          </table:table-cell>
          <table:table-cell table:style-name="ce72" table:formula="of:=[$'Planting Maths'.CT133]" office:value-type="float" office:value="0.306665832399617" calcext:value-type="float">
            <text:p>0</text:p>
          </table:table-cell>
          <table:table-cell table:style-name="ce72" table:formula="of:=[$'Planting Maths'.CU133]" office:value-type="float" office:value="-0.419916348841402" calcext:value-type="float">
            <text:p>0</text:p>
          </table:table-cell>
          <table:table-cell table:style-name="ce72" table:formula="of:=[$'Planting Maths'.CV133]" office:value-type="float" office:value="-1.0857421875" calcext:value-type="float">
            <text:p>-1</text:p>
          </table:table-cell>
          <table:table-cell table:style-name="ce72" table:formula="of:=[$'Planting Maths'.CW133]" office:value-type="float" office:value="-1.68893245725256" calcext:value-type="float">
            <text:p>-2</text:p>
          </table:table-cell>
          <table:table-cell table:style-name="ce72" table:formula="of:=[$'Planting Maths'.CX133]" office:value-type="float" office:value="-2.22829591971764" calcext:value-type="float">
            <text:p>-2</text:p>
          </table:table-cell>
          <table:table-cell table:style-name="ce72" table:formula="of:=[$'Planting Maths'.CY133]" office:value-type="float" office:value="-2.7033802865258" calcext:value-type="float">
            <text:p>-3</text:p>
          </table:table-cell>
          <table:table-cell table:style-name="ce72" table:formula="of:=[$'Planting Maths'.CZ133]" office:value-type="float" office:value="-3.11452318138947" calcext:value-type="float">
            <text:p>-3</text:p>
          </table:table-cell>
          <table:table-cell table:style-name="ce72" table:formula="of:=[$'Planting Maths'.DA133]" office:value-type="float" office:value="-3.46290310217259" calcext:value-type="float">
            <text:p>-3</text:p>
          </table:table-cell>
          <table:table-cell table:style-name="ce72" table:formula="of:=[$'Planting Maths'.DB133]" office:value-type="float" office:value="-3.75059038296055" calcext:value-type="float">
            <text:p>-4</text:p>
          </table:table-cell>
          <table:table-cell table:style-name="ce72" table:formula="of:=[$'Planting Maths'.DC133]" office:value-type="float" office:value="-3.98059815612992" calcext:value-type="float">
            <text:p>-4</text:p>
          </table:table-cell>
          <table:table-cell table:style-name="ce72" table:formula="of:=[$'Planting Maths'.DD133]" office:value-type="float" office:value="-4.15693331441824" calcext:value-type="float">
            <text:p>-4</text:p>
          </table:table-cell>
          <table:table-cell table:style-name="ce72" table:formula="of:=[$'Planting Maths'.DE133]" office:value-type="float" office:value="-4.28464747299383" calcext:value-type="float">
            <text:p>-4</text:p>
          </table:table-cell>
          <table:table-cell table:style-name="ce66"/>
          <table:table-cell table:style-name="ce53"/>
          <table:table-cell table:number-columns-repeated="962"/>
        </table:table-row>
        <table:table-row table:style-name="ro1">
          <table:table-cell table:style-name="ce53"/>
          <table:table-cell table:style-name="ce56" office:value-type="string" calcext:value-type="string">
            <text:p>Used Nutrient</text:p>
          </table:table-cell>
          <table:table-cell table:style-name="ce63" table:formula="of:=HLOOKUP([.C13];[$'Crop Data'.$B$1:.$R$5];4)" office:value-type="string" office:string-value="K" calcext:value-type="string">
            <text:p>K</text:p>
          </table:table-cell>
          <table:table-cell table:style-name="ce53"/>
          <table:table-cell table:style-name="ce67"/>
          <table:table-cell table:style-name="ce68" office:value-type="string" calcext:value-type="string">
            <text:p>Low</text:p>
          </table:table-cell>
          <table:table-cell table:style-name="ce72" table:formula="of:=[$'Planting Maths'.BD132]" office:value-type="float" office:value="20.3698879315256" calcext:value-type="float">
            <text:p>20</text:p>
          </table:table-cell>
          <table:table-cell table:style-name="ce72" table:formula="of:=[$'Planting Maths'.BE132]" office:value-type="float" office:value="20.4199486362528" calcext:value-type="float">
            <text:p>20</text:p>
          </table:table-cell>
          <table:table-cell table:style-name="ce72" table:formula="of:=[$'Planting Maths'.BF132]" office:value-type="float" office:value="20.4433211420547" calcext:value-type="float">
            <text:p>20</text:p>
          </table:table-cell>
          <table:table-cell table:style-name="ce72" table:formula="of:=[$'Planting Maths'.BG132]" office:value-type="float" office:value="20.4497455745209" calcext:value-type="float">
            <text:p>20</text:p>
          </table:table-cell>
          <table:table-cell table:style-name="ce72" table:formula="of:=[$'Planting Maths'.BH132]" office:value-type="float" office:value="20.4497455745209" calcext:value-type="float">
            <text:p>20</text:p>
          </table:table-cell>
          <table:table-cell table:style-name="ce72" table:formula="of:=[$'Planting Maths'.BI132]" office:value-type="float" office:value="20.4433211420547" calcext:value-type="float">
            <text:p>20</text:p>
          </table:table-cell>
          <table:table-cell table:style-name="ce72" table:formula="of:=[$'Planting Maths'.BJ132]" office:value-type="float" office:value="20.4199486362527" calcext:value-type="float">
            <text:p>20</text:p>
          </table:table-cell>
          <table:table-cell table:style-name="ce72" table:formula="of:=[$'Planting Maths'.BK132]" office:value-type="float" office:value="20.3698879315255" calcext:value-type="float">
            <text:p>20</text:p>
          </table:table-cell>
          <table:table-cell table:style-name="ce72" table:formula="of:=[$'Planting Maths'.BL132]" office:value-type="float" office:value="20.2846474729938" calcext:value-type="float">
            <text:p>20</text:p>
          </table:table-cell>
          <table:table-cell table:style-name="ce72" table:formula="of:=[$'Planting Maths'.BM132]" office:value-type="float" office:value="20.1569333144183" calcext:value-type="float">
            <text:p>20</text:p>
          </table:table-cell>
          <table:table-cell table:style-name="ce72" table:formula="of:=[$'Planting Maths'.BN132]" office:value-type="float" office:value="19.9805981561299" calcext:value-type="float">
            <text:p>20</text:p>
          </table:table-cell>
          <table:table-cell table:style-name="ce72" table:formula="of:=[$'Planting Maths'.BO132]" office:value-type="float" office:value="19.7505903829606" calcext:value-type="float">
            <text:p>20</text:p>
          </table:table-cell>
          <table:table-cell table:style-name="ce72" table:formula="of:=[$'Planting Maths'.BP132]" office:value-type="float" office:value="19.4629031021726" calcext:value-type="float">
            <text:p>19</text:p>
          </table:table-cell>
          <table:table-cell table:style-name="ce72" table:formula="of:=[$'Planting Maths'.BQ132]" office:value-type="float" office:value="19.1145231813895" calcext:value-type="float">
            <text:p>19</text:p>
          </table:table-cell>
          <table:table-cell table:style-name="ce72" table:formula="of:=[$'Planting Maths'.BR132]" office:value-type="float" office:value="18.7033802865258" calcext:value-type="float">
            <text:p>19</text:p>
          </table:table-cell>
          <table:table-cell table:style-name="ce72" table:formula="of:=[$'Planting Maths'.BS132]" office:value-type="float" office:value="18.2282959197176" calcext:value-type="float">
            <text:p>18</text:p>
          </table:table-cell>
          <table:table-cell table:style-name="ce72" table:formula="of:=[$'Planting Maths'.BT132]" office:value-type="float" office:value="17.6889324572526" calcext:value-type="float">
            <text:p>18</text:p>
          </table:table-cell>
          <table:table-cell table:style-name="ce72" table:formula="of:=[$'Planting Maths'.BU132]" office:value-type="float" office:value="17.0857421875" calcext:value-type="float">
            <text:p>17</text:p>
          </table:table-cell>
          <table:table-cell table:style-name="ce72" table:formula="of:=[$'Planting Maths'.BV132]" office:value-type="float" office:value="16.4199163488414" calcext:value-type="float">
            <text:p>16</text:p>
          </table:table-cell>
          <table:table-cell table:style-name="ce72" table:formula="of:=[$'Planting Maths'.BW132]" office:value-type="float" office:value="15.6933341676004" calcext:value-type="float">
            <text:p>16</text:p>
          </table:table-cell>
          <table:table-cell table:style-name="ce72" table:formula="of:=[$'Planting Maths'.BX132]" office:value-type="float" office:value="14.9085118959731" calcext:value-type="float">
            <text:p>15</text:p>
          </table:table-cell>
          <table:table-cell table:style-name="ce72" table:formula="of:=[$'Planting Maths'.BY132]" office:value-type="float" office:value="14.0685518499581" calcext:value-type="float">
            <text:p>14</text:p>
          </table:table-cell>
          <table:table-cell table:style-name="ce72" table:formula="of:=[$'Planting Maths'.BZ132]" office:value-type="float" office:value="13.177091447287" calcext:value-type="float">
            <text:p>13</text:p>
          </table:table-cell>
          <table:table-cell table:style-name="ce72" table:formula="of:=[$'Planting Maths'.CA132]" office:value-type="float" office:value="12.2382522453545" calcext:value-type="float">
            <text:p>12</text:p>
          </table:table-cell>
          <table:table-cell table:style-name="ce72" table:formula="of:=[$'Planting Maths'.CB132]" office:value-type="float" office:value="11.2565889791482" calcext:value-type="float">
            <text:p>11</text:p>
          </table:table-cell>
          <table:table-cell table:style-name="ce72" table:formula="of:=[$'Planting Maths'.CC132]" office:value-type="float" office:value="10.2370385991796" calcext:value-type="float">
            <text:p>10</text:p>
          </table:table-cell>
          <table:table-cell table:style-name="ce72" table:formula="of:=[$'Planting Maths'.CD132]" office:value-type="float" office:value="9.1848693094136" calcext:value-type="float">
            <text:p>9</text:p>
          </table:table-cell>
          <table:table-cell table:style-name="ce72" table:formula="of:=[$'Planting Maths'.CE132]" office:value-type="float" office:value="8.10562960519888" calcext:value-type="float">
            <text:p>8</text:p>
          </table:table-cell>
          <table:table-cell table:style-name="ce72" table:formula="of:=[$'Planting Maths'.CF132]" office:value-type="float" office:value="7.00509731119842" calcext:value-type="float">
            <text:p>7</text:p>
          </table:table-cell>
          <table:table-cell table:style-name="ce72" table:formula="of:=[$'Planting Maths'.CG132]" office:value-type="float" office:value="5.88922861931934" calcext:value-type="float">
            <text:p>6</text:p>
          </table:table-cell>
          <table:table-cell table:style-name="ce72" table:formula="of:=[$'Planting Maths'.CH132]" office:value-type="float" office:value="4.76410712664332" calcext:value-type="float">
            <text:p>5</text:p>
          </table:table-cell>
          <table:table-cell table:style-name="ce72" table:formula="of:=[$'Planting Maths'.CI132]" office:value-type="float" office:value="3.63589287335668" calcext:value-type="float">
            <text:p>4</text:p>
          </table:table-cell>
          <table:table-cell table:style-name="ce72" table:formula="of:=[$'Planting Maths'.CJ132]" office:value-type="float" office:value="2.51077138068065" calcext:value-type="float">
            <text:p>3</text:p>
          </table:table-cell>
          <table:table-cell table:style-name="ce72" table:formula="of:=[$'Planting Maths'.CK132]" office:value-type="float" office:value="1.39490268880161" calcext:value-type="float">
            <text:p>1</text:p>
          </table:table-cell>
          <table:table-cell table:style-name="ce72" table:formula="of:=[$'Planting Maths'.CL132]" office:value-type="float" office:value="0.294370394801121" calcext:value-type="float">
            <text:p>0</text:p>
          </table:table-cell>
          <table:table-cell table:style-name="ce72" table:formula="of:=[$'Planting Maths'.CM132]" office:value-type="float" office:value="-0.784869309413565" calcext:value-type="float">
            <text:p>-1</text:p>
          </table:table-cell>
          <table:table-cell table:style-name="ce72" table:formula="of:=[$'Planting Maths'.CN132]" office:value-type="float" office:value="-1.83703859917964" calcext:value-type="float">
            <text:p>-2</text:p>
          </table:table-cell>
          <table:table-cell table:style-name="ce72" table:formula="of:=[$'Planting Maths'.CO132]" office:value-type="float" office:value="-2.85658897914825" calcext:value-type="float">
            <text:p>-3</text:p>
          </table:table-cell>
          <table:table-cell table:style-name="ce72" table:formula="of:=[$'Planting Maths'.CP132]" office:value-type="float" office:value="-3.8382522453545" calcext:value-type="float">
            <text:p>-4</text:p>
          </table:table-cell>
          <table:table-cell table:style-name="ce72" table:formula="of:=[$'Planting Maths'.CQ132]" office:value-type="float" office:value="-4.77709144728705" calcext:value-type="float">
            <text:p>-5</text:p>
          </table:table-cell>
          <table:table-cell table:style-name="ce72" table:formula="of:=[$'Planting Maths'.CR132]" office:value-type="float" office:value="-5.6685518499581" calcext:value-type="float">
            <text:p>-6</text:p>
          </table:table-cell>
          <table:table-cell table:style-name="ce72" table:formula="of:=[$'Planting Maths'.CS132]" office:value-type="float" office:value="-6.50851189597303" calcext:value-type="float">
            <text:p>-7</text:p>
          </table:table-cell>
          <table:table-cell table:style-name="ce72" table:formula="of:=[$'Planting Maths'.CT132]" office:value-type="float" office:value="-7.29333416760038" calcext:value-type="float">
            <text:p>-7</text:p>
          </table:table-cell>
          <table:table-cell table:style-name="ce72" table:formula="of:=[$'Planting Maths'.CU132]" office:value-type="float" office:value="-8.0199163488414" calcext:value-type="float">
            <text:p>-8</text:p>
          </table:table-cell>
          <table:table-cell table:style-name="ce72" table:formula="of:=[$'Planting Maths'.CV132]" office:value-type="float" office:value="-8.6857421875" calcext:value-type="float">
            <text:p>-9</text:p>
          </table:table-cell>
          <table:table-cell table:style-name="ce72" table:formula="of:=[$'Planting Maths'.CW132]" office:value-type="float" office:value="-9.28893245725256" calcext:value-type="float">
            <text:p>-9</text:p>
          </table:table-cell>
          <table:table-cell table:style-name="ce72" table:formula="of:=[$'Planting Maths'.CX132]" office:value-type="float" office:value="-9.82829591971764" calcext:value-type="float">
            <text:p>-10</text:p>
          </table:table-cell>
          <table:table-cell table:style-name="ce72" table:formula="of:=[$'Planting Maths'.CY132]" office:value-type="float" office:value="-10.3033802865258" calcext:value-type="float">
            <text:p>-10</text:p>
          </table:table-cell>
          <table:table-cell table:style-name="ce72" table:formula="of:=[$'Planting Maths'.CZ132]" office:value-type="float" office:value="-10.7145231813895" calcext:value-type="float">
            <text:p>-11</text:p>
          </table:table-cell>
          <table:table-cell table:style-name="ce72" table:formula="of:=[$'Planting Maths'.DA132]" office:value-type="float" office:value="-11.0629031021726" calcext:value-type="float">
            <text:p>-11</text:p>
          </table:table-cell>
          <table:table-cell table:style-name="ce72" table:formula="of:=[$'Planting Maths'.DB132]" office:value-type="float" office:value="-11.3505903829605" calcext:value-type="float">
            <text:p>-11</text:p>
          </table:table-cell>
          <table:table-cell table:style-name="ce72" table:formula="of:=[$'Planting Maths'.DC132]" office:value-type="float" office:value="-11.5805981561299" calcext:value-type="float">
            <text:p>-12</text:p>
          </table:table-cell>
          <table:table-cell table:style-name="ce72" table:formula="of:=[$'Planting Maths'.DD132]" office:value-type="float" office:value="-11.7569333144182" calcext:value-type="float">
            <text:p>-12</text:p>
          </table:table-cell>
          <table:table-cell table:style-name="ce72" table:formula="of:=[$'Planting Maths'.DE132]" office:value-type="float" office:value="-11.8846474729938" calcext:value-type="float">
            <text:p>-12</text:p>
          </table:table-cell>
          <table:table-cell table:style-name="ce66"/>
          <table:table-cell table:style-name="ce53"/>
          <table:table-cell table:number-columns-repeated="962"/>
        </table:table-row>
        <table:table-row table:style-name="ro1">
          <table:table-cell table:style-name="ce53"/>
          <table:table-cell table:style-name="ce56" office:value-type="string" calcext:value-type="string">
            <text:p>Growth Time</text:p>
          </table:table-cell>
          <table:table-cell table:style-name="ce63" table:formula="of:=HLOOKUP([.C13];[$'Crop Data'.$B$1:.$R$5];5)" office:value-type="float" office:value="10.8" calcext:value-type="float">
            <text:p>10.8</text:p>
          </table:table-cell>
          <table:table-cell table:style-name="ce53"/>
          <table:table-cell table:style-name="ce66" table:number-columns-repeated="57"/>
          <table:table-cell table:style-name="ce53"/>
          <table:table-cell table:number-columns-repeated="962"/>
        </table:table-row>
        <table:table-row table:style-name="ro1">
          <table:table-cell table:style-name="ce53" table:number-columns-repeated="62"/>
          <table:table-cell table:number-columns-repeated="962"/>
        </table:table-row>
        <table:table-row table:style-name="ro1">
          <table:table-cell table:style-name="ce53"/>
          <table:table-cell table:style-name="ce58" office:value-type="string" calcext:value-type="string" table:number-columns-spanned="60" table:number-rows-spanned="3">
            <text:p><text:span text:style-name="T1">Instructions: </text:span><text:span text:style-name="T2">Make a copy</text:span><text:span text:style-name="T3"> to your drive to edit and use. You will need to use the two commands </text:span><text:span text:style-name="T2">/wgen pos climate</text:span><text:span text:style-name="T3"> to get the Year avg and rainfall % then </text:span><text:span text:style-name="T2">/wgen pos latitude</text:span><text:span text:style-name="T3"> to get the latitude. These values are specific to the exact location and elevation you are standing at. Enter those values into the sheet. The growth speed only affects the displayed growth time in the below crop section. Insurance will add a buffer to the temps, there is a yearly and daily temp noise which is not accounted for here. If your crops are in a green house, select it to add +5 degrees. Dates in blue are too cold, and red are too hot for the selcted crop. Video with more instructions. </text:span><text:span text:style-name="T2">https://youtu.be/Bmj_BEn0Hy4</text:span></text:p>
          </table:table-cell>
          <table:covered-table-cell table:number-columns-repeated="59" table:style-name="ce55"/>
          <table:table-cell table:style-name="ce53"/>
          <table:table-cell table:number-columns-repeated="962"/>
        </table:table-row>
        <table:table-row table:style-name="ro1">
          <table:table-cell table:style-name="ce53"/>
          <table:covered-table-cell table:number-columns-repeated="60" table:style-name="ce55"/>
          <table:table-cell table:style-name="ce53"/>
          <table:table-cell table:number-columns-repeated="962"/>
        </table:table-row>
        <table:table-row table:style-name="ro1">
          <table:table-cell table:style-name="ce53"/>
          <table:covered-table-cell table:number-columns-repeated="60" table:style-name="ce55"/>
          <table:table-cell table:style-name="ce53"/>
          <table:table-cell table:number-columns-repeated="962"/>
        </table:table-row>
        <table:table-row table:style-name="ro1">
          <table:table-cell table:style-name="ce53" table:number-columns-repeated="62"/>
          <table:table-cell table:number-columns-repeated="962"/>
        </table:table-row>
        <table:table-row table:style-name="ro3">
          <table:table-cell table:style-name="ce53"/>
          <table:table-cell table:style-name="ce59" office:value-type="string" calcext:value-type="string" table:number-columns-spanned="2" table:number-rows-spanned="1">
            <text:p>Port courtesy of Mytten</text:p>
          </table:table-cell>
          <table:covered-table-cell/>
          <table:table-cell table:style-name="ce53"/>
          <table:table-cell table:number-columns-repeated="1020"/>
        </table:table-row>
        <table:table-row table:style-name="ro3">
          <table:table-cell table:style-name="ce53" table:number-columns-repeated="4"/>
          <table:table-cell table:number-columns-repeated="1020"/>
        </table:table-row>
        <table:table-row table:style-name="ro3" table:number-rows-repeated="1048551">
          <table:table-cell table:number-columns-repeated="1024"/>
        </table:table-row>
        <table:table-row table:style-name="ro3">
          <table:table-cell table:number-columns-repeated="1024"/>
        </table:table-row>
        <calcext:conditional-formats>
          <calcext:conditional-format calcext:target-range-address="'Planting Calc'.G8:'Planting Calc'.BH8 'Planting Calc'.G14:'Planting Calc'.BH14">
            <calcext:condition calcext:apply-style-name="ConditionalStyle_1" calcext:value="=&quot;H&quot;" calcext:base-cell-address="'Planting Calc'.C8"/>
          </calcext:conditional-format>
          <calcext:conditional-format calcext:target-range-address="'Planting Calc'.G8:'Planting Calc'.BH8 'Planting Calc'.G14:'Planting Calc'.BH14">
            <calcext:condition calcext:apply-style-name="ConditionalStyle_2" calcext:value="=&quot;C&quot;" calcext:base-cell-address="'Planting Calc'.C8"/>
          </calcext:conditional-format>
          <calcext:conditional-format calcext:target-range-address="'Planting Calc'.G14:'Planting Calc'.BH14 'Planting Calc'.G8:'Planting Calc'.BH8">
            <calcext:condition calcext:apply-style-name="ConditionalStyle_3" calcext:value="=&quot;R&quot;" calcext:base-cell-address="'Planting Calc'.G8"/>
          </calcext:conditional-format>
        </calcext:conditional-formats>
      </table:table>
      <table:table table:name="Crop Data" table:style-name="ta2">
        <office:forms form:automatic-focus="false" form:apply-design-mode="false"/>
        <table:table-column table:style-name="co10" table:number-columns-repeated="1024" table:default-cell-style-name="Default"/>
        <table:table-row table:style-name="ro1">
          <table:table-cell table:style-name="ce44"/>
          <table:table-cell table:style-name="ce44" office:value-type="string" calcext:value-type="string">
            <text:p>Amaranth</text:p>
          </table:table-cell>
          <table:table-cell table:style-name="ce44" office:value-type="string" calcext:value-type="string">
            <text:p>Bell Pepper</text:p>
          </table:table-cell>
          <table:table-cell table:style-name="ce44" office:value-type="string" calcext:value-type="string">
            <text:p>Cabbage</text:p>
          </table:table-cell>
          <table:table-cell table:style-name="ce44" office:value-type="string" calcext:value-type="string">
            <text:p>Carrot</text:p>
          </table:table-cell>
          <table:table-cell table:style-name="ce44" office:value-type="string" calcext:value-type="string">
            <text:p>Cassava</text:p>
          </table:table-cell>
          <table:table-cell table:style-name="ce44" office:value-type="string" calcext:value-type="string">
            <text:p>Flax</text:p>
          </table:table-cell>
          <table:table-cell table:style-name="ce44" office:value-type="string" calcext:value-type="string">
            <text:p>Onion</text:p>
          </table:table-cell>
          <table:table-cell table:style-name="ce44" office:value-type="string" calcext:value-type="string">
            <text:p>Parsnip</text:p>
          </table:table-cell>
          <table:table-cell table:style-name="ce44" office:value-type="string" calcext:value-type="string">
            <text:p>Peanut</text:p>
          </table:table-cell>
          <table:table-cell table:style-name="ce44" office:value-type="string" calcext:value-type="string">
            <text:p>Pineapple</text:p>
          </table:table-cell>
          <table:table-cell table:style-name="ce44" office:value-type="string" calcext:value-type="string">
            <text:p>Pumpkin</text:p>
          </table:table-cell>
          <table:table-cell table:style-name="ce44" office:value-type="string" calcext:value-type="string">
            <text:p>Rice</text:p>
          </table:table-cell>
          <table:table-cell table:style-name="ce44" office:value-type="string" calcext:value-type="string">
            <text:p>Rye</text:p>
          </table:table-cell>
          <table:table-cell table:style-name="ce44" office:value-type="string" calcext:value-type="string">
            <text:p>Soybean</text:p>
          </table:table-cell>
          <table:table-cell table:style-name="ce44" office:value-type="string" calcext:value-type="string">
            <text:p>Spelt</text:p>
          </table:table-cell>
          <table:table-cell table:style-name="ce44" office:value-type="string" calcext:value-type="string">
            <text:p>Sunflower</text:p>
          </table:table-cell>
          <table:table-cell table:style-name="ce44" office:value-type="string" calcext:value-type="string">
            <text:p>Turnip</text:p>
          </table:table-cell>
          <table:table-cell table:number-columns-repeated="1006"/>
        </table:table-row>
        <table:table-row table:style-name="ro1">
          <table:table-cell table:style-name="ce44" office:value-type="string" calcext:value-type="string">
            <text:p>Max</text:p>
          </table:table-cell>
          <table:table-cell table:style-name="ce44" office:value-type="float" office:value="42" calcext:value-type="float">
            <text:p>42</text:p>
          </table:table-cell>
          <table:table-cell table:style-name="ce44" office:value-type="float" office:value="34" calcext:value-type="float">
            <text:p>34</text:p>
          </table:table-cell>
          <table:table-cell table:style-name="ce44" office:value-type="float" office:value="35" calcext:value-type="float">
            <text:p>35</text:p>
          </table:table-cell>
          <table:table-cell table:style-name="ce44" office:value-type="float" office:value="32" calcext:value-type="float">
            <text:p>32</text:p>
          </table:table-cell>
          <table:table-cell table:style-name="ce44" office:value-type="float" office:value="44" calcext:value-type="float">
            <text:p>44</text:p>
          </table:table-cell>
          <table:table-cell table:number-columns-repeated="2" table:style-name="ce44" office:value-type="float" office:value="40" calcext:value-type="float">
            <text:p>40</text:p>
          </table:table-cell>
          <table:table-cell table:style-name="ce44" office:value-type="float" office:value="32" calcext:value-type="float">
            <text:p>32</text:p>
          </table:table-cell>
          <table:table-cell table:style-name="ce44" office:value-type="float" office:value="42" calcext:value-type="float">
            <text:p>42</text:p>
          </table:table-cell>
          <table:table-cell table:style-name="ce44" office:value-type="float" office:value="48" calcext:value-type="float">
            <text:p>48</text:p>
          </table:table-cell>
          <table:table-cell table:style-name="ce44" office:value-type="float" office:value="40" calcext:value-type="float">
            <text:p>40</text:p>
          </table:table-cell>
          <table:table-cell table:style-name="ce44" office:value-type="float" office:value="46" calcext:value-type="float">
            <text:p>46</text:p>
          </table:table-cell>
          <table:table-cell table:style-name="ce44" office:value-type="float" office:value="27" calcext:value-type="float">
            <text:p>27</text:p>
          </table:table-cell>
          <table:table-cell table:number-columns-repeated="3" table:style-name="ce44" office:value-type="float" office:value="40" calcext:value-type="float">
            <text:p>40</text:p>
          </table:table-cell>
          <table:table-cell table:style-name="ce44" office:value-type="float" office:value="27" calcext:value-type="float">
            <text:p>27</text:p>
          </table:table-cell>
          <table:table-cell table:number-columns-repeated="1006"/>
        </table:table-row>
        <table:table-row table:style-name="ro1">
          <table:table-cell table:style-name="ce44" office:value-type="string" calcext:value-type="string">
            <text:p>Min</text:p>
          </table:table-cell>
          <table:table-cell table:style-name="ce44" office:value-type="float" office:value="6" calcext:value-type="float">
            <text:p>6</text:p>
          </table:table-cell>
          <table:table-cell table:style-name="ce44" office:value-type="float" office:value="8" calcext:value-type="float">
            <text:p>8</text:p>
          </table:table-cell>
          <table:table-cell table:style-name="ce44" office:value-type="float" office:value="-5" calcext:value-type="float">
            <text:p>-5</text:p>
          </table:table-cell>
          <table:table-cell table:style-name="ce44" office:value-type="float" office:value="-10" calcext:value-type="float">
            <text:p>-10</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1" calcext:value-type="float">
            <text:p>-1</text:p>
          </table:table-cell>
          <table:table-cell table:style-name="ce44" office:value-type="float" office:value="-10" calcext:value-type="float">
            <text:p>-10</text:p>
          </table:table-cell>
          <table:table-cell table:style-name="ce44" office:value-type="float" office:value="10" calcext:value-type="float">
            <text:p>10</text:p>
          </table:table-cell>
          <table:table-cell table:style-name="ce44" office:value-type="float" office:value="6" calcext:value-type="float">
            <text:p>6</text:p>
          </table:table-cell>
          <table:table-cell table:style-name="ce44" office:value-type="float" office:value="-5" calcext:value-type="float">
            <text:p>-5</text:p>
          </table:table-cell>
          <table:table-cell table:style-name="ce44" office:value-type="float" office:value="8" calcext:value-type="float">
            <text:p>8</text:p>
          </table:table-cell>
          <table:table-cell table:style-name="ce44" office:value-type="float" office:value="-12" calcext:value-type="float">
            <text:p>-12</text:p>
          </table:table-cell>
          <table:table-cell table:number-columns-repeated="4" table:style-name="ce44" office:value-type="float" office:value="-5" calcext:value-type="float">
            <text:p>-5</text:p>
          </table:table-cell>
          <table:table-cell table:number-columns-repeated="1006"/>
        </table:table-row>
        <table:table-row table:style-name="ro1">
          <table:table-cell table:style-name="ce44" office:value-type="string" calcext:value-type="string">
            <text:p>Nutrient</text:p>
          </table:table-cell>
          <table:table-cell table:number-columns-repeated="3" table:style-name="ce45" office:value-type="string" calcext:value-type="string">
            <text:p>N</text:p>
          </table:table-cell>
          <table:table-cell table:number-columns-repeated="3" table:style-name="ce45" office:value-type="string" calcext:value-type="string">
            <text:p>K</text:p>
          </table:table-cell>
          <table:table-cell table:number-columns-repeated="3" table:style-name="ce45" office:value-type="string" calcext:value-type="string">
            <text:p>P</text:p>
          </table:table-cell>
          <table:table-cell table:style-name="ce45" office:value-type="string" calcext:value-type="string">
            <text:p>N</text:p>
          </table:table-cell>
          <table:table-cell table:style-name="ce45" office:value-type="string" calcext:value-type="string">
            <text:p>P</text:p>
          </table:table-cell>
          <table:table-cell table:style-name="ce45" office:value-type="string" calcext:value-type="string">
            <text:p>K</text:p>
          </table:table-cell>
          <table:table-cell table:style-name="ce45" office:value-type="string" calcext:value-type="string">
            <text:p>N</text:p>
          </table:table-cell>
          <table:table-cell table:style-name="ce45" office:value-type="string" calcext:value-type="string">
            <text:p>K</text:p>
          </table:table-cell>
          <table:table-cell table:number-columns-repeated="3" table:style-name="ce45" office:value-type="string" calcext:value-type="string">
            <text:p>N</text:p>
          </table:table-cell>
          <table:table-cell table:style-name="ce45" table:number-columns-repeated="9"/>
          <table:table-cell table:number-columns-repeated="997"/>
        </table:table-row>
        <table:table-row table:style-name="ro1">
          <table:table-cell table:style-name="ce44" office:value-type="string" calcext:value-type="string">
            <text:p>Growth</text:p>
          </table:table-cell>
          <table:table-cell table:style-name="ce44" office:value-type="float" office:value="18" calcext:value-type="float">
            <text:p>18</text:p>
          </table:table-cell>
          <table:table-cell table:style-name="ce44" office:value-type="float" office:value="19.8" calcext:value-type="float">
            <text:p>19.8</text:p>
          </table:table-cell>
          <table:table-cell table:style-name="ce44" office:value-type="float" office:value="13.5" calcext:value-type="float">
            <text:p>13.5</text:p>
          </table:table-cell>
          <table:table-cell table:style-name="ce44" office:value-type="float" office:value="10.8" calcext:value-type="float">
            <text:p>10.8</text:p>
          </table:table-cell>
          <table:table-cell table:style-name="ce44" office:value-type="float" office:value="45" calcext:value-type="float">
            <text:p>45</text:p>
          </table:table-cell>
          <table:table-cell table:style-name="ce44" office:value-type="float" office:value="18" calcext:value-type="float">
            <text:p>18</text:p>
          </table:table-cell>
          <table:table-cell table:style-name="ce44" office:value-type="float" office:value="16.65" calcext:value-type="float">
            <text:p>16.65</text:p>
          </table:table-cell>
          <table:table-cell table:style-name="ce44" office:value-type="float" office:value="18" calcext:value-type="float">
            <text:p>18</text:p>
          </table:table-cell>
          <table:table-cell table:style-name="ce44" office:value-type="float" office:value="22.5" calcext:value-type="float">
            <text:p>22.5</text:p>
          </table:table-cell>
          <table:table-cell table:style-name="ce44" office:value-type="float" office:value="54" calcext:value-type="float">
            <text:p>54</text:p>
          </table:table-cell>
          <table:table-cell table:style-name="ce44" office:value-type="float" office:value="15.3" calcext:value-type="float">
            <text:p>15.3</text:p>
          </table:table-cell>
          <table:table-cell table:style-name="ce44" office:value-type="float" office:value="20.25" calcext:value-type="float">
            <text:p>20.25</text:p>
          </table:table-cell>
          <table:table-cell table:style-name="ce44" office:value-type="float" office:value="18" calcext:value-type="float">
            <text:p>18</text:p>
          </table:table-cell>
          <table:table-cell table:style-name="ce44" office:value-type="float" office:value="11.25" calcext:value-type="float">
            <text:p>11.25</text:p>
          </table:table-cell>
          <table:table-cell table:style-name="ce44" office:value-type="float" office:value="18" calcext:value-type="float">
            <text:p>18</text:p>
          </table:table-cell>
          <table:table-cell table:style-name="ce44" office:value-type="float" office:value="16.65" calcext:value-type="float">
            <text:p>16.65</text:p>
          </table:table-cell>
          <table:table-cell table:style-name="ce44" office:value-type="float" office:value="9" calcext:value-type="float">
            <text:p>9</text:p>
          </table:table-cell>
          <table:table-cell table:number-columns-repeated="1006"/>
        </table:table-row>
        <table:table-row table:style-name="ro3" table:number-rows-repeated="1048570">
          <table:table-cell table:number-columns-repeated="1024"/>
        </table:table-row>
        <table:table-row table:style-name="ro3">
          <table:table-cell table:number-columns-repeated="1024"/>
        </table:table-row>
      </table:table>
      <table:table table:name="Planting Maths" table:style-name="ta3">
        <office:forms form:automatic-focus="false" form:apply-design-mode="false"/>
        <table:table-column table:style-name="co10" table:number-columns-repeated="1024" table:default-cell-style-name="Default"/>
        <table:table-row table:style-name="ro1">
          <table:table-cell table:style-name="ce45" table:formula="of:=[$'Planting Calc'.C5]" office:value-type="float" office:value="3" calcext:value-type="float">
            <text:p>3</text:p>
          </table:table-cell>
          <table:table-cell table:style-name="ce46" office:value-type="string" calcext:value-type="string">
            <text:p>WorldGenTemperature</text:p>
          </table:table-cell>
          <table:table-cell table:number-columns-repeated="2"/>
          <table:table-cell table:style-name="ce46" office:value-type="string" calcext:value-type="string">
            <text:p>heretemp</text:p>
          </table:table-cell>
          <table:table-cell table:style-name="ce50" table:formula="of:=[.A1]" office:value-type="float" office:value="3" calcext:value-type="float">
            <text:p>3</text:p>
          </table:table-cell>
          <table:table-cell table:number-columns-repeated="1018"/>
        </table:table-row>
        <table:table-row table:style-name="ro1">
          <table:table-cell table:style-name="ce45" table:formula="of:=[$'Planting Calc'.C6]" office:value-type="float" office:value="45" calcext:value-type="float">
            <text:p>45</text:p>
          </table:table-cell>
          <table:table-cell table:style-name="ce46" office:value-type="string" calcext:value-type="string">
            <text:p>latitude</text:p>
          </table:table-cell>
          <table:table-cell table:number-columns-repeated="2"/>
          <table:table-cell table:style-name="ce46"/>
          <table:table-cell table:style-name="ce50" table:formula="of:=[.A2]/90" office:value-type="float" office:value="0.5" calcext:value-type="float">
            <text:p>0.5</text:p>
          </table:table-cell>
          <table:table-cell table:number-columns-repeated="3"/>
          <table:table-cell table:style-name="ce44" office:value-type="string" calcext:value-type="string">
            <text:p>Crop</text:p>
          </table:table-cell>
          <table:table-cell table:style-name="ce44" office:value-type="string" calcext:value-type="string">
            <text:p>min temp</text:p>
          </table:table-cell>
          <table:table-cell table:style-name="ce44" office:value-type="string" calcext:value-type="string">
            <text:p>max temp</text:p>
          </table:table-cell>
          <table:table-cell table:style-name="ce44" office:value-type="string" calcext:value-type="string">
            <text:p>First Month</text:p>
          </table:table-cell>
          <table:table-cell table:style-name="ce44" office:value-type="string" calcext:value-type="string">
            <text:p>First Day</text:p>
          </table:table-cell>
          <table:table-cell table:style-name="ce44" office:value-type="string" calcext:value-type="string">
            <text:p>nutrient</text:p>
          </table:table-cell>
          <table:table-cell table:style-name="ce44" office:value-type="string" calcext:value-type="string">
            <text:p>moisture</text:p>
          </table:table-cell>
          <table:table-cell table:style-name="ce44" office:value-type="string" calcext:value-type="string">
            <text:p>Last Month</text:p>
          </table:table-cell>
          <table:table-cell table:style-name="ce44" office:value-type="string" calcext:value-type="string">
            <text:p>Last Day</text:p>
          </table:table-cell>
          <table:table-cell table:number-columns-repeated="1006"/>
        </table:table-row>
        <table:table-row table:style-name="ro1">
          <table:table-cell table:style-name="ce46"/>
          <table:table-cell table:style-name="ce46" office:value-type="string" calcext:value-type="string">
            <text:p>seasonalVariationAmplitude</text:p>
          </table:table-cell>
          <table:table-cell table:number-columns-repeated="2"/>
          <table:table-cell table:style-name="ce46"/>
          <table:table-cell table:style-name="ce50" table:formula="of:=ABS([.F2])*65" office:value-type="float" office:value="32.5" calcext:value-type="float">
            <text:p>32.5</text:p>
          </table:table-cell>
          <table:table-cell table:number-columns-repeated="3"/>
          <table:table-cell table:style-name="ce44" office:value-type="string" calcext:value-type="string">
            <text:p>Flax</text:p>
          </table:table-cell>
          <table:table-cell table:style-name="ce44" office:value-type="float" office:value="-5" calcext:value-type="float">
            <text:p>-5</text:p>
          </table:table-cell>
          <table:table-cell table:style-name="ce44" office:value-type="float" office:value="40" calcext:value-type="float">
            <text:p>40</text:p>
          </table:table-cell>
          <table:table-cell table:style-name="ce50" table:number-matrix-columns-spanned="1" table:number-matrix-rows-spanned="1" table:formula="of:=INDEX([.A17:.A124]; MATCH(1; [.G17:.G124] &gt; [.K3]; 0))" office:value-type="float" office:value="4" calcext:value-type="float">
            <text:p>4</text:p>
            <draw:frame table:end-cell-address="'Planting Maths'.P14" table:end-x="0.9606in" table:end-y="0.102in" draw:z-index="2" draw:name="Chart 3" draw:style-name="gr1" draw:text-style-name="P1" svg:width="3.8591in" svg:height="2.052in" svg:x="0.0244in" svg:y="0.1854in">
              <draw:object draw:notify-on-update-of-ranges="'Planting Maths'.G17:'Planting Maths'.G124 'Planting Maths'.H17:'Planting Maths'.H124 'Planting Maths'.J17:'Planting Maths'.J124 'Planting Maths'.K17:'Planting Maths'.K124 'Planting Maths'.N17:'Planting Maths'.N124 'Planting Maths'.O17:'Planting Maths'.O124" xlink:href="./Object 3" xlink:type="simple" xlink:show="embed" xlink:actuate="onLoad">
                <loext:p/>
              </draw:object>
              <draw:image xlink:href="./ObjectReplacements/Object 3" xlink:type="simple" xlink:show="embed" xlink:actuate="onLoad"/>
            </draw:frame>
          </table:table-cell>
          <table:table-cell table:style-name="ce50" table:number-matrix-columns-spanned="1" table:number-matrix-rows-spanned="1" table:formula="of:=INDEX([.B17:.B124]; MATCH(1; [.G17:.G124] &gt; [.K3]; 0))" office:value-type="float" office:value="1" calcext:value-type="float">
            <text:p>1</text:p>
          </table:table-cell>
          <table:table-cell table:number-columns-repeated="1010"/>
        </table:table-row>
        <table:table-row table:style-name="ro1">
          <table:table-cell table:style-name="ce46" table:number-columns-repeated="2"/>
          <table:table-cell table:number-columns-repeated="2"/>
          <table:table-cell table:style-name="ce46" office:value-type="string" calcext:value-type="string">
            <text:p>heretemp</text:p>
          </table:table-cell>
          <table:table-cell table:style-name="ce50" table:formula="of:=[.F1]-[.F3]/2" office:value-type="float" office:value="-13.25" calcext:value-type="float">
            <text:p>-13.25</text:p>
          </table:table-cell>
          <table:table-cell table:number-columns-repeated="5"/>
          <table:table-cell table:style-name="ce44" office:value-type="float" office:value="4" calcext:value-type="float">
            <text:p>4</text:p>
          </table:table-cell>
          <table:table-cell table:number-columns-repeated="1012"/>
        </table:table-row>
        <table:table-row table:style-name="ro1">
          <table:table-cell table:style-name="ce46"/>
          <table:table-cell table:style-name="ce46" office:value-type="string" calcext:value-type="string">
            <text:p>distanceToJanuary</text:p>
          </table:table-cell>
          <table:table-cell table:number-columns-repeated="2"/>
          <table:table-cell table:style-name="ce46"/>
          <table:table-cell table:number-columns-repeated="5"/>
          <table:table-cell table:style-name="ce44" office:value-type="float" office:value="3" calcext:value-type="float">
            <text:p>3</text:p>
          </table:table-cell>
          <table:table-cell table:number-columns-repeated="8"/>
          <table:table-cell>
            <draw:frame table:end-cell-address="'Planting Maths'.AC27" table:end-x="0.4394in" table:end-y="0.1559in" draw:z-index="1" draw:name="Chart 2" draw:style-name="gr1" draw:text-style-name="P1" svg:width="8.3748in" svg:height="4.385in" svg:x="0.8335in" svg:y="0.0417in">
              <draw:object draw:notify-on-update-of-ranges="'Planting Maths'.G17:'Planting Maths'.G124 'Planting Maths'.H17:'Planting Maths'.H124 'Planting Maths'.J17:'Planting Maths'.J124 'Planting Maths'.K17:'Planting Maths'.K124 'Planting Maths'.L17:'Planting Maths'.L124 'Planting Maths'.M17:'Planting Maths'.M124 'Planting Maths'.N17:'Planting Maths'.N124 'Planting Maths'.O17:'Planting Maths'.O124 'Planting Maths'.P17:'Planting Maths'.P124 'Planting Maths'.Q17:'Planting Maths'.Q124 'Planting Maths'.R17:'Planting Maths'.R124 'Planting Maths'.S17:'Planting Maths'.S124" xlink:href="./Object 2" xlink:type="simple" xlink:show="embed" xlink:actuate="onLoad">
                <loext:p/>
              </draw:object>
              <draw:image xlink:href="./ObjectReplacements/Object 2" xlink:type="simple" xlink:show="embed" xlink:actuate="onLoad"/>
            </draw:frame>
          </table:table-cell>
          <table:table-cell table:number-columns-repeated="1004"/>
        </table:table-row>
        <table:table-row table:style-name="ro1">
          <table:table-cell table:style-name="ce46"/>
          <table:table-cell table:style-name="ce46" office:value-type="string" calcext:value-type="string">
            <text:p>yearRel</text:p>
          </table:table-cell>
          <table:table-cell table:style-name="ce50" table:formula="of:=(([.A7]-1)*9+([.A8]))/108" office:value-type="float" office:value="0.009259259259" calcext:value-type="float">
            <text:p>0.009259259259</text:p>
          </table:table-cell>
          <table:table-cell/>
          <table:table-cell table:style-name="ce46"/>
          <table:table-cell table:number-columns-repeated="5"/>
          <table:table-cell table:style-name="ce44" office:value-type="float" office:value="2" calcext:value-type="float">
            <text:p>2</text:p>
          </table:table-cell>
          <table:table-cell table:number-columns-repeated="1013"/>
        </table:table-row>
        <table:table-row table:style-name="ro1">
          <table:table-cell table:style-name="ce45" office:value-type="float" office:value="1" calcext:value-type="float">
            <text:p>1</text:p>
          </table:table-cell>
          <table:table-cell table:style-name="ce46" office:value-type="string" calcext:value-type="string">
            <text:p>month</text:p>
          </table:table-cell>
          <table:table-cell table:style-name="ce50" table:formula="of:=MIN(ABS([.C6]*12-0.5);12-ABS([.C6]*12-0.5))" office:value-type="float" office:value="0.3888888889" calcext:value-type="float">
            <text:p>0.3888888889</text:p>
          </table:table-cell>
          <table:table-cell table:style-name="ce50" table:formula="of:=[.C7]/6" office:value-type="float" office:value="0.06481481481" calcext:value-type="float">
            <text:p>0.06481481481</text:p>
          </table:table-cell>
          <table:table-cell table:style-name="ce46"/>
          <table:table-cell table:number-columns-repeated="5"/>
          <table:table-cell table:style-name="ce44" office:value-type="float" office:value="1" calcext:value-type="float">
            <text:p>1</text:p>
          </table:table-cell>
          <table:table-cell table:number-columns-repeated="1013"/>
        </table:table-row>
        <table:table-row table:style-name="ro1">
          <table:table-cell table:style-name="ce47" office:value-type="float" office:value="1" calcext:value-type="float">
            <text:p>1</text:p>
          </table:table-cell>
          <table:table-cell table:style-name="ce46" office:value-type="string" calcext:value-type="string">
            <text:p>day</text:p>
          </table:table-cell>
          <table:table-cell/>
          <table:table-cell table:style-name="ce50" table:formula="of:=6*[.D7]^5-15*[.D7]^4+10*[.D7]^3" office:value-type="float" office:value="0.002464986722" calcext:value-type="float">
            <text:p>0.002464986722</text:p>
          </table:table-cell>
          <table:table-cell table:style-name="ce46"/>
          <table:table-cell table:style-name="ce50" table:formula="of:=[.D8]*[.F3]" office:value-type="float" office:value="0.080112068465" calcext:value-type="float">
            <text:p>0.080112068465</text:p>
          </table:table-cell>
          <table:table-cell table:number-columns-repeated="4"/>
          <table:table-cell table:style-name="ce44" office:value-type="float" office:value="0" calcext:value-type="float">
            <text:p>0</text:p>
          </table:table-cell>
          <table:table-cell table:number-columns-repeated="1013"/>
        </table:table-row>
        <table:table-row table:style-name="ro1">
          <table:table-cell table:style-name="ce46" table:number-columns-repeated="2"/>
          <table:table-cell table:number-columns-repeated="2"/>
          <table:table-cell table:style-name="ce46" office:value-type="string" calcext:value-type="string">
            <text:p>heretemp</text:p>
          </table:table-cell>
          <table:table-cell table:style-name="ce50" table:formula="of:=[.F4]+[.F8]" office:value-type="float" office:value="-13.169887931535" calcext:value-type="float">
            <text:p>-13.169887931535</text:p>
          </table:table-cell>
          <table:table-cell table:number-columns-repeated="4"/>
          <table:table-cell table:style-name="ce44" office:value-type="float" office:value="-1" calcext:value-type="float">
            <text:p>-1</text:p>
          </table:table-cell>
          <table:table-cell table:number-columns-repeated="1013"/>
        </table:table-row>
        <table:table-row table:style-name="ro1">
          <table:table-cell table:style-name="ce45" table:formula="of:=[$'Planting Calc'.C7]" office:value-type="float" office:value="0.8" calcext:value-type="float">
            <text:p>0.8</text:p>
          </table:table-cell>
          <table:table-cell table:style-name="ce46" office:value-type="string" calcext:value-type="string">
            <text:p>diurnalVariationAmplitude</text:p>
          </table:table-cell>
          <table:table-cell table:number-columns-repeated="2"/>
          <table:table-cell table:style-name="ce46"/>
          <table:table-cell table:style-name="ce50" table:formula="of:=18-([.A10]*13)" office:value-type="float" office:value="7.6" calcext:value-type="float">
            <text:p>7.6</text:p>
          </table:table-cell>
          <table:table-cell table:number-columns-repeated="4"/>
          <table:table-cell table:style-name="ce44" office:value-type="float" office:value="-2" calcext:value-type="float">
            <text:p>-2</text:p>
          </table:table-cell>
          <table:table-cell table:number-columns-repeated="1013"/>
        </table:table-row>
        <table:table-row table:style-name="ro1">
          <table:table-cell table:style-name="ce45" office:value-type="float" office:value="12" calcext:value-type="float">
            <text:p>12</text:p>
          </table:table-cell>
          <table:table-cell table:style-name="ce46" office:value-type="string" calcext:value-type="string">
            <text:p>time</text:p>
          </table:table-cell>
          <table:table-cell table:style-name="ce50" table:formula="of:=MIN(ABS(4-([.A11]));24-ABS(4-([.A11])))" office:value-type="float" office:value="8" calcext:value-type="float">
            <text:p>8</text:p>
          </table:table-cell>
          <table:table-cell table:style-name="ce50" table:formula="of:=[.C11]/12" office:value-type="float" office:value="0.6666666667" calcext:value-type="float">
            <text:p>0.6666666667</text:p>
          </table:table-cell>
          <table:table-cell table:style-name="ce46"/>
          <table:table-cell table:number-columns-repeated="5"/>
          <table:table-cell table:style-name="ce44" office:value-type="float" office:value="-3" calcext:value-type="float">
            <text:p>-3</text:p>
          </table:table-cell>
          <table:table-cell table:number-columns-repeated="1013"/>
        </table:table-row>
        <table:table-row table:style-name="ro1">
          <table:table-cell table:style-name="ce46"/>
          <table:table-cell table:style-name="ce46" office:value-type="string" calcext:value-type="string">
            <text:p>distanceTo6Am</text:p>
          </table:table-cell>
          <table:table-cell/>
          <table:table-cell table:style-name="ce50" table:formula="of:=6*[.D11]^5-15*[.D11]^4+10*[.D11]^3" office:value-type="float" office:value="0.7901234568" calcext:value-type="float">
            <text:p>0.7901234568</text:p>
          </table:table-cell>
          <table:table-cell table:style-name="ce46" office:value-type="string" calcext:value-type="string">
            <text:p>heretemp</text:p>
          </table:table-cell>
          <table:table-cell table:style-name="ce50" table:formula="of:=[.F9]+(([.D12]-0.5)*[.F10])" office:value-type="float" office:value="-10.964949659855" calcext:value-type="float">
            <text:p>-10.964949659855</text:p>
          </table:table-cell>
          <table:table-cell table:number-columns-repeated="5"/>
          <table:table-cell table:style-name="ce44" office:value-type="float" office:value="-4" calcext:value-type="float">
            <text:p>-4</text:p>
          </table:table-cell>
          <table:table-cell table:number-columns-repeated="1012"/>
        </table:table-row>
        <table:table-row table:style-name="ro3" table:number-rows-repeated="2">
          <table:table-cell table:number-columns-repeated="1024"/>
        </table:table-row>
        <table:table-row table:style-name="ro1">
          <table:table-cell table:number-columns-repeated="6"/>
          <table:table-cell table:style-name="ce44" office:value-type="string" calcext:value-type="string">
            <text:p>Estimated</text:p>
          </table:table-cell>
          <table:table-cell table:number-columns-repeated="2"/>
          <table:table-cell table:style-name="ce44" office:value-type="string" calcext:value-type="string">
            <text:p>Actual yea 20</text:p>
          </table:table-cell>
          <table:table-cell/>
          <table:table-cell table:style-name="ce44" table:number-columns-repeated="2"/>
          <table:table-cell table:style-name="ce44" office:value-type="string" calcext:value-type="string">
            <text:p>Export</text:p>
          </table:table-cell>
          <table:table-cell table:number-columns-repeated="8"/>
          <table:table-cell table:style-name="ce44" office:value-type="float" office:value="50" calcext:value-type="float">
            <text:p>50</text:p>
          </table:table-cell>
          <table:table-cell table:number-columns-repeated="1001"/>
        </table:table-row>
        <table:table-row table:style-name="ro1">
          <table:table-cell table:style-name="ce44" office:value-type="string" calcext:value-type="string">
            <text:p>Month</text:p>
          </table:table-cell>
          <table:table-cell table:style-name="ce44" office:value-type="string" calcext:value-type="string">
            <text:p>Day</text:p>
          </table:table-cell>
          <table:table-cell table:style-name="ce44" office:value-type="string" calcext:value-type="string">
            <text:p>yearRel</text:p>
          </table:table-cell>
          <table:table-cell table:style-name="ce44" office:value-type="string" calcext:value-type="string">
            <text:p>Dist to Jan</text:p>
          </table:table-cell>
          <table:table-cell table:style-name="ce44" office:value-type="string" calcext:value-type="string">
            <text:p>Smoothed</text:p>
          </table:table-cell>
          <table:table-cell table:style-name="ce44" office:value-type="string" calcext:value-type="string">
            <text:p>Seasonal Variation</text:p>
          </table:table-cell>
          <table:table-cell table:style-name="ce44" office:value-type="float" office:value="4" calcext:value-type="float">
            <text:p>4</text:p>
          </table:table-cell>
          <table:table-cell table:style-name="ce44" office:value-type="float" office:value="16" calcext:value-type="float">
            <text:p>16</text:p>
          </table:table-cell>
          <table:table-cell/>
          <table:table-cell table:style-name="ce44" office:value-type="float" office:value="4" calcext:value-type="float">
            <text:p>4</text:p>
          </table:table-cell>
          <table:table-cell table:style-name="ce44" office:value-type="float" office:value="16" calcext:value-type="float">
            <text:p>16</text:p>
          </table:table-cell>
          <table:table-cell table:style-name="ce44" table:number-columns-repeated="2"/>
          <table:table-cell table:style-name="ce44" office:value-type="float" office:value="4" calcext:value-type="float">
            <text:p>4</text:p>
          </table:table-cell>
          <table:table-cell table:style-name="ce44" office:value-type="float" office:value="16" calcext:value-type="float">
            <text:p>16</text:p>
          </table:table-cell>
          <table:table-cell table:number-columns-repeated="2"/>
          <table:table-cell table:style-name="ce44" office:value-type="float" office:value="4" calcext:value-type="float">
            <text:p>4</text:p>
          </table:table-cell>
          <table:table-cell table:style-name="ce44" office:value-type="float" office:value="16" calcext:value-type="float">
            <text:p>16</text:p>
          </table:table-cell>
          <table:table-cell>
            <draw:frame table:end-cell-address="'Planting Maths'.Z29" table:end-x="0.8827in" table:end-y="0.2185in" draw:z-index="0" draw:name="Chart 1" draw:style-name="gr1" draw:text-style-name="P1" svg:width="6.2492in" svg:height="2.6894in" svg:x="0.4791in" svg:y="0.0209in">
              <draw:object draw:notify-on-update-of-ranges="'Planting Maths'.G16:'Planting Maths'.G16 'Planting Maths'.G17:'Planting Maths'.G124 'Planting Maths'.H16:'Planting Maths'.H16 'Planting Maths'.H17:'Planting Maths'.H124" xlink:href="./Object 1" xlink:type="simple" xlink:show="embed" xlink:actuate="onLoad">
                <loext:p/>
              </draw:object>
              <draw:image xlink:href="./ObjectReplacements/Object 1" xlink:type="simple" xlink:show="embed" xlink:actuate="onLoad"/>
            </draw:frame>
          </table:table-cell>
          <table:table-cell table:style-name="ce44" office:value-type="string" calcext:value-type="string">
            <text:p>Month</text:p>
          </table:table-cell>
          <table:table-cell table:style-name="ce44" office:value-type="string" calcext:value-type="string">
            <text:p>Day</text:p>
          </table:table-cell>
          <table:table-cell table:style-name="ce44" office:value-type="float" office:value="4" calcext:value-type="float">
            <text:p>4</text:p>
          </table:table-cell>
          <table:table-cell table:style-name="ce44" office:value-type="float" office:value="16" calcext:value-type="float">
            <text:p>16</text:p>
          </table:table-cell>
          <table:table-cell table:number-columns-repeated="1000"/>
        </table:table-row>
        <table:table-row table:style-name="ro1">
          <table:table-cell table:number-columns-repeated="2" table:style-name="ce44" office:value-type="float" office:value="1" calcext:value-type="float">
            <text:p>1</text:p>
          </table:table-cell>
          <table:table-cell table:style-name="ce50" table:formula="of:=(([.A17]-1)*9+([.B17]))/108" office:value-type="float" office:value="0.00925925925925926" calcext:value-type="float">
            <text:p>0.00925925925925926</text:p>
          </table:table-cell>
          <table:table-cell table:style-name="ce50" table:formula="of:=MIN(ABS([.C17]*12-0.5);12-ABS([.C17]*12-0.5))/6" office:value-type="float" office:value="0.0648148148148148" calcext:value-type="float">
            <text:p>0.0648148148148148</text:p>
          </table:table-cell>
          <table:table-cell table:style-name="ce50" table:formula="of:=6*[.D17]^5-15*[.D17]^4+10*[.D17]^3" office:value-type="float" office:value="0.00246498672229007" calcext:value-type="float">
            <text:p>0.00246498672229007</text:p>
          </table:table-cell>
          <table:table-cell table:style-name="ce50" table:formula="of:=[.E17]*[.F$3]" office:value-type="float" office:value="0.0801120684744273" calcext:value-type="float">
            <text:p>0.0801120684744273</text:p>
          </table:table-cell>
          <table:table-cell table:style-name="ce50" table:formula="of:=[.$F$4]+[.F17]+(-0.5*[.$F$10])" office:value-type="float" office:value="-16.9698879315256" calcext:value-type="float">
            <text:p>-16.9698879315256</text:p>
          </table:table-cell>
          <table:table-cell table:style-name="ce50" table:formula="of:=[.$F$4]+[.F17]+(0.5*[.$F$10])" office:value-type="float" office:value="-9.36988793152557" calcext:value-type="float">
            <text:p>-9.36988793152557</text:p>
          </table:table-cell>
          <table:table-cell/>
          <table:table-cell table:style-name="ce44" office:value-type="float" office:value="-16.1" calcext:value-type="float">
            <text:p>-16.1</text:p>
          </table:table-cell>
          <table:table-cell table:style-name="ce44" office:value-type="float" office:value="-8.8" calcext:value-type="float">
            <text:p>-8.8</text:p>
          </table:table-cell>
          <table:table-cell table:style-name="ce44" table:formula="of:=[.G17]-[.J17]" office:value-type="float" office:value="-0.869887931525572" calcext:value-type="float">
            <text:p>-0.869887931525572</text:p>
          </table:table-cell>
          <table:table-cell table:style-name="ce44" table:formula="of:=[.H17]-[.K17]" office:value-type="float" office:value="-0.569887931525571" calcext:value-type="float">
            <text:p>-0.569887931525571</text:p>
          </table:table-cell>
          <table:table-cell table:style-name="ce44" office:value-type="float" office:value="-23.55502" calcext:value-type="float">
            <text:p>-23.55502</text:p>
          </table:table-cell>
          <table:table-cell table:style-name="ce44" office:value-type="float" office:value="-5.273496" calcext:value-type="float">
            <text:p>-5.273496</text:p>
          </table:table-cell>
          <table:table-cell table:style-name="ce50" table:formula="of:=[.G17]-[.N17]" office:value-type="float" office:value="6.58513206847443" calcext:value-type="float">
            <text:p>6.58513206847443</text:p>
          </table:table-cell>
          <table:table-cell table:style-name="ce50" table:formula="of:=[.H17]-[.O17]" office:value-type="float" office:value="-4.09639193152557" calcext:value-type="float">
            <text:p>-4.09639193152557</text:p>
          </table:table-cell>
          <table:table-cell table:style-name="ce50" table:formula="of:=[.J17]-[.N17]" office:value-type="float" office:value="7.45502" calcext:value-type="float">
            <text:p>7.45502</text:p>
          </table:table-cell>
          <table:table-cell table:style-name="ce50" table:formula="of:=[.K17]-[.O17]" office:value-type="float" office:value="-3.526504" calcext:value-type="float">
            <text:p>-3.526504</text:p>
          </table:table-cell>
          <table:table-cell/>
          <table:table-cell table:number-columns-repeated="2" table:style-name="ce44" office:value-type="float" office:value="1" calcext:value-type="float">
            <text:p>1</text:p>
          </table:table-cell>
          <table:table-cell table:number-columns-repeated="1002"/>
        </table:table-row>
        <table:table-row table:style-name="ro1">
          <table:table-cell table:style-name="ce44" office:value-type="float" office:value="1" calcext:value-type="float">
            <text:p>1</text:p>
          </table:table-cell>
          <table:table-cell table:style-name="ce44" office:value-type="float" office:value="2" calcext:value-type="float">
            <text:p>2</text:p>
          </table:table-cell>
          <table:table-cell table:style-name="ce50" table:formula="of:=(([.A18]-1)*9+([.B18]))/108" office:value-type="float" office:value="0.0185185185185185" calcext:value-type="float">
            <text:p>0.0185185185185185</text:p>
          </table:table-cell>
          <table:table-cell table:style-name="ce50" table:formula="of:=MIN(ABS([.C18]*12-0.5);12-ABS([.C18]*12-0.5))/6" office:value-type="float" office:value="0.0462962962962963" calcext:value-type="float">
            <text:p>0.0462962962962963</text:p>
          </table:table-cell>
          <table:table-cell table:style-name="ce50" table:formula="of:=6*[.D18]^5-15*[.D18]^4+10*[.D18]^3" office:value-type="float" office:value="0.000924657346069983" calcext:value-type="float">
            <text:p>0.000924657346069983</text:p>
          </table:table-cell>
          <table:table-cell table:style-name="ce50" table:formula="of:=[.E18]*[.F$3]" office:value-type="float" office:value="0.0300513637472744" calcext:value-type="float">
            <text:p>0.0300513637472744</text:p>
          </table:table-cell>
          <table:table-cell table:style-name="ce50" table:formula="of:=[.$F$4]+[.F18]+(-0.5*[.$F$10])" office:value-type="float" office:value="-17.0199486362527" calcext:value-type="float">
            <text:p>-17.0199486362527</text:p>
          </table:table-cell>
          <table:table-cell table:style-name="ce50" table:formula="of:=[.$F$4]+[.F18]+(0.5*[.$F$10])" office:value-type="float" office:value="-9.41994863625273" calcext:value-type="float">
            <text:p>-9.41994863625273</text:p>
          </table:table-cell>
          <table:table-cell/>
          <table:table-cell table:style-name="ce44" office:value-type="float" office:value="-16.2" calcext:value-type="float">
            <text:p>-16.2</text:p>
          </table:table-cell>
          <table:table-cell table:style-name="ce44" office:value-type="float" office:value="-8.5" calcext:value-type="float">
            <text:p>-8.5</text:p>
          </table:table-cell>
          <table:table-cell table:style-name="ce44" table:formula="of:=[.G18]-[.J18]" office:value-type="float" office:value="-0.819948636252725" calcext:value-type="float">
            <text:p>-0.819948636252725</text:p>
          </table:table-cell>
          <table:table-cell table:style-name="ce44" table:formula="of:=[.H18]-[.K18]" office:value-type="float" office:value="-0.919948636252727" calcext:value-type="float">
            <text:p>-0.919948636252727</text:p>
          </table:table-cell>
          <table:table-cell table:style-name="ce44" office:value-type="float" office:value="-22.688868" calcext:value-type="float">
            <text:p>-22.688868</text:p>
          </table:table-cell>
          <table:table-cell table:style-name="ce44" office:value-type="float" office:value="-6.099039" calcext:value-type="float">
            <text:p>-6.099039</text:p>
          </table:table-cell>
          <table:table-cell table:style-name="ce50" table:formula="of:=[.G18]-[.N18]" office:value-type="float" office:value="5.66891936374728" calcext:value-type="float">
            <text:p>5.66891936374728</text:p>
          </table:table-cell>
          <table:table-cell table:style-name="ce50" table:formula="of:=[.H18]-[.O18]" office:value-type="float" office:value="-3.32090963625273" calcext:value-type="float">
            <text:p>-3.32090963625273</text:p>
          </table:table-cell>
          <table:table-cell table:style-name="ce50" table:formula="of:=[.J18]-[.N18]" office:value-type="float" office:value="6.488868" calcext:value-type="float">
            <text:p>6.488868</text:p>
          </table:table-cell>
          <table:table-cell table:style-name="ce50" table:formula="of:=[.K18]-[.O18]" office:value-type="float" office:value="-2.400961" calcext:value-type="float">
            <text:p>-2.400961</text:p>
          </table:table-cell>
          <table:table-cell/>
          <table:table-cell table:style-name="ce44" office:value-type="float" office:value="1" calcext:value-type="float">
            <text:p>1</text:p>
          </table:table-cell>
          <table:table-cell table:style-name="ce44" office:value-type="float" office:value="2" calcext:value-type="float">
            <text:p>2</text:p>
          </table:table-cell>
          <table:table-cell table:number-columns-repeated="1002"/>
        </table:table-row>
        <table:table-row table:style-name="ro1">
          <table:table-cell table:style-name="ce44" office:value-type="float" office:value="1" calcext:value-type="float">
            <text:p>1</text:p>
          </table:table-cell>
          <table:table-cell table:style-name="ce44" office:value-type="float" office:value="3" calcext:value-type="float">
            <text:p>3</text:p>
          </table:table-cell>
          <table:table-cell table:style-name="ce50" table:formula="of:=(([.A19]-1)*9+([.B19]))/108" office:value-type="float" office:value="0.0277777777777778" calcext:value-type="float">
            <text:p>0.0277777777777778</text:p>
          </table:table-cell>
          <table:table-cell table:style-name="ce50" table:formula="of:=MIN(ABS([.C19]*12-0.5);12-ABS([.C19]*12-0.5))/6" office:value-type="float" office:value="0.0277777777777778" calcext:value-type="float">
            <text:p>0.0277777777777778</text:p>
          </table:table-cell>
          <table:table-cell table:style-name="ce50" table:formula="of:=6*[.D19]^5-15*[.D19]^4+10*[.D19]^3" office:value-type="float" office:value="0.000205503321394096" calcext:value-type="float">
            <text:p>0.000205503321394096</text:p>
          </table:table-cell>
          <table:table-cell table:style-name="ce50" table:formula="of:=[.E19]*[.F$3]" office:value-type="float" office:value="0.00667885794530812" calcext:value-type="float">
            <text:p>0.00667885794530812</text:p>
          </table:table-cell>
          <table:table-cell table:style-name="ce50" table:formula="of:=[.$F$4]+[.F19]+(-0.5*[.$F$10])" office:value-type="float" office:value="-17.0433211420547" calcext:value-type="float">
            <text:p>-17.0433211420547</text:p>
          </table:table-cell>
          <table:table-cell table:style-name="ce50" table:formula="of:=[.$F$4]+[.F19]+(0.5*[.$F$10])" office:value-type="float" office:value="-9.44332114205469" calcext:value-type="float">
            <text:p>-9.44332114205469</text:p>
          </table:table-cell>
          <table:table-cell/>
          <table:table-cell table:style-name="ce44" office:value-type="float" office:value="-17.8" calcext:value-type="float">
            <text:p>-17.8</text:p>
          </table:table-cell>
          <table:table-cell table:style-name="ce44" office:value-type="float" office:value="-7.3" calcext:value-type="float">
            <text:p>-7.3</text:p>
          </table:table-cell>
          <table:table-cell table:style-name="ce44" table:formula="of:=[.G19]-[.J19]" office:value-type="float" office:value="0.75667885794531" calcext:value-type="float">
            <text:p>0.75667885794531</text:p>
          </table:table-cell>
          <table:table-cell table:style-name="ce44" table:formula="of:=[.H19]-[.K19]" office:value-type="float" office:value="-2.14332114205469" calcext:value-type="float">
            <text:p>-2.14332114205469</text:p>
          </table:table-cell>
          <table:table-cell table:style-name="ce44" office:value-type="float" office:value="-22.57214" calcext:value-type="float">
            <text:p>-22.57214</text:p>
          </table:table-cell>
          <table:table-cell table:style-name="ce44" office:value-type="float" office:value="-3.966759" calcext:value-type="float">
            <text:p>-3.966759</text:p>
          </table:table-cell>
          <table:table-cell table:style-name="ce50" table:formula="of:=[.G19]-[.N19]" office:value-type="float" office:value="5.52881885794531" calcext:value-type="float">
            <text:p>5.52881885794531</text:p>
          </table:table-cell>
          <table:table-cell table:style-name="ce50" table:formula="of:=[.H19]-[.O19]" office:value-type="float" office:value="-5.47656214205469" calcext:value-type="float">
            <text:p>-5.47656214205469</text:p>
          </table:table-cell>
          <table:table-cell table:style-name="ce50" table:formula="of:=[.J19]-[.N19]" office:value-type="float" office:value="4.77214" calcext:value-type="float">
            <text:p>4.77214</text:p>
          </table:table-cell>
          <table:table-cell table:style-name="ce50" table:formula="of:=[.K19]-[.O19]" office:value-type="float" office:value="-3.333241" calcext:value-type="float">
            <text:p>-3.333241</text:p>
          </table:table-cell>
          <table:table-cell/>
          <table:table-cell table:style-name="ce44" office:value-type="float" office:value="1" calcext:value-type="float">
            <text:p>1</text:p>
          </table:table-cell>
          <table:table-cell table:style-name="ce44" office:value-type="float" office:value="3" calcext:value-type="float">
            <text:p>3</text:p>
          </table:table-cell>
          <table:table-cell table:number-columns-repeated="1002"/>
        </table:table-row>
        <table:table-row table:style-name="ro1">
          <table:table-cell table:style-name="ce44" office:value-type="float" office:value="1" calcext:value-type="float">
            <text:p>1</text:p>
          </table:table-cell>
          <table:table-cell table:style-name="ce44" office:value-type="float" office:value="4" calcext:value-type="float">
            <text:p>4</text:p>
          </table:table-cell>
          <table:table-cell table:style-name="ce50" table:formula="of:=(([.A20]-1)*9+([.B20]))/108" office:value-type="float" office:value="0.037037037037037" calcext:value-type="float">
            <text:p>0.037037037037037</text:p>
          </table:table-cell>
          <table:table-cell table:style-name="ce50" table:formula="of:=MIN(ABS([.C20]*12-0.5);12-ABS([.C20]*12-0.5))/6" office:value-type="float" office:value="0.00925925925925926" calcext:value-type="float">
            <text:p>0.00925925925925926</text:p>
          </table:table-cell>
          <table:table-cell table:style-name="ce50" table:formula="of:=6*[.D20]^5-15*[.D20]^4+10*[.D20]^3" office:value-type="float" office:value="0.00000782847628220046" calcext:value-type="float">
            <text:p>7.82847628220046E-06</text:p>
          </table:table-cell>
          <table:table-cell table:style-name="ce50" table:formula="of:=[.E20]*[.F$3]" office:value-type="float" office:value="0.000254425479171515" calcext:value-type="float">
            <text:p>0.000254425479171515</text:p>
          </table:table-cell>
          <table:table-cell table:style-name="ce50" table:formula="of:=[.$F$4]+[.F20]+(-0.5*[.$F$10])" office:value-type="float" office:value="-17.0497455745208" calcext:value-type="float">
            <text:p>-17.0497455745208</text:p>
          </table:table-cell>
          <table:table-cell table:style-name="ce50" table:formula="of:=[.$F$4]+[.F20]+(0.5*[.$F$10])" office:value-type="float" office:value="-9.44974557452083" calcext:value-type="float">
            <text:p>-9.44974557452083</text:p>
          </table:table-cell>
          <table:table-cell/>
          <table:table-cell table:style-name="ce44" office:value-type="float" office:value="-17" calcext:value-type="float">
            <text:p>-17</text:p>
          </table:table-cell>
          <table:table-cell table:style-name="ce44" office:value-type="float" office:value="-7.6" calcext:value-type="float">
            <text:p>-7.6</text:p>
          </table:table-cell>
          <table:table-cell table:style-name="ce44" table:formula="of:=[.G20]-[.J20]" office:value-type="float" office:value="-0.0497455745208271" calcext:value-type="float">
            <text:p>-0.0497455745208271</text:p>
          </table:table-cell>
          <table:table-cell table:style-name="ce44" table:formula="of:=[.H20]-[.K20]" office:value-type="float" office:value="-1.84974557452083" calcext:value-type="float">
            <text:p>-1.84974557452083</text:p>
          </table:table-cell>
          <table:table-cell table:style-name="ce44" office:value-type="float" office:value="-22.45352" calcext:value-type="float">
            <text:p>-22.45352</text:p>
          </table:table-cell>
          <table:table-cell table:style-name="ce44" office:value-type="float" office:value="-5.010637" calcext:value-type="float">
            <text:p>-5.010637</text:p>
          </table:table-cell>
          <table:table-cell table:style-name="ce50" table:formula="of:=[.G20]-[.N20]" office:value-type="float" office:value="5.40377442547917" calcext:value-type="float">
            <text:p>5.40377442547917</text:p>
          </table:table-cell>
          <table:table-cell table:style-name="ce50" table:formula="of:=[.H20]-[.O20]" office:value-type="float" office:value="-4.43910857452083" calcext:value-type="float">
            <text:p>-4.43910857452083</text:p>
          </table:table-cell>
          <table:table-cell table:style-name="ce50" table:formula="of:=[.J20]-[.N20]" office:value-type="float" office:value="5.45352" calcext:value-type="float">
            <text:p>5.45352</text:p>
          </table:table-cell>
          <table:table-cell table:style-name="ce50" table:formula="of:=[.K20]-[.O20]" office:value-type="float" office:value="-2.589363" calcext:value-type="float">
            <text:p>-2.589363</text:p>
          </table:table-cell>
          <table:table-cell/>
          <table:table-cell table:style-name="ce44" office:value-type="float" office:value="1" calcext:value-type="float">
            <text:p>1</text:p>
          </table:table-cell>
          <table:table-cell table:style-name="ce44" office:value-type="float" office:value="4" calcext:value-type="float">
            <text:p>4</text:p>
          </table:table-cell>
          <table:table-cell table:number-columns-repeated="1002"/>
        </table:table-row>
        <table:table-row table:style-name="ro1">
          <table:table-cell table:style-name="ce44" office:value-type="float" office:value="1" calcext:value-type="float">
            <text:p>1</text:p>
          </table:table-cell>
          <table:table-cell table:style-name="ce44" office:value-type="float" office:value="5" calcext:value-type="float">
            <text:p>5</text:p>
          </table:table-cell>
          <table:table-cell table:style-name="ce50" table:formula="of:=(([.A21]-1)*9+([.B21]))/108" office:value-type="float" office:value="0.0462962962962963" calcext:value-type="float">
            <text:p>0.0462962962962963</text:p>
          </table:table-cell>
          <table:table-cell table:style-name="ce50" table:formula="of:=MIN(ABS([.C21]*12-0.5);12-ABS([.C21]*12-0.5))/6" office:value-type="float" office:value="0.00925925925925926" calcext:value-type="float">
            <text:p>0.00925925925925926</text:p>
          </table:table-cell>
          <table:table-cell table:style-name="ce50" table:formula="of:=6*[.D21]^5-15*[.D21]^4+10*[.D21]^3" office:value-type="float" office:value="0.00000782847628220046" calcext:value-type="float">
            <text:p>7.82847628220046E-06</text:p>
          </table:table-cell>
          <table:table-cell table:style-name="ce50" table:formula="of:=[.E21]*[.F$3]" office:value-type="float" office:value="0.000254425479171515" calcext:value-type="float">
            <text:p>0.000254425479171515</text:p>
          </table:table-cell>
          <table:table-cell table:style-name="ce50" table:formula="of:=[.$F$4]+[.F21]+(-0.5*[.$F$10])" office:value-type="float" office:value="-17.0497455745208" calcext:value-type="float">
            <text:p>-17.0497455745208</text:p>
          </table:table-cell>
          <table:table-cell table:style-name="ce50" table:formula="of:=[.$F$4]+[.F21]+(0.5*[.$F$10])" office:value-type="float" office:value="-9.44974557452083" calcext:value-type="float">
            <text:p>-9.44974557452083</text:p>
          </table:table-cell>
          <table:table-cell/>
          <table:table-cell table:style-name="ce44" office:value-type="float" office:value="-17.5" calcext:value-type="float">
            <text:p>-17.5</text:p>
          </table:table-cell>
          <table:table-cell table:style-name="ce44" office:value-type="float" office:value="-8.7" calcext:value-type="float">
            <text:p>-8.7</text:p>
          </table:table-cell>
          <table:table-cell table:style-name="ce44" table:formula="of:=[.G21]-[.J21]" office:value-type="float" office:value="0.450254425479173" calcext:value-type="float">
            <text:p>0.450254425479173</text:p>
          </table:table-cell>
          <table:table-cell table:style-name="ce44" table:formula="of:=[.H21]-[.K21]" office:value-type="float" office:value="-0.74974557452083" calcext:value-type="float">
            <text:p>-0.74974557452083</text:p>
          </table:table-cell>
          <table:table-cell table:style-name="ce44" office:value-type="float" office:value="-24.627691" calcext:value-type="float">
            <text:p>-24.627691</text:p>
          </table:table-cell>
          <table:table-cell table:style-name="ce44" office:value-type="float" office:value="-4.686217" calcext:value-type="float">
            <text:p>-4.686217</text:p>
          </table:table-cell>
          <table:table-cell table:style-name="ce50" table:formula="of:=[.G21]-[.N21]" office:value-type="float" office:value="7.57794542547917" calcext:value-type="float">
            <text:p>7.57794542547917</text:p>
          </table:table-cell>
          <table:table-cell table:style-name="ce50" table:formula="of:=[.H21]-[.O21]" office:value-type="float" office:value="-4.76352857452083" calcext:value-type="float">
            <text:p>-4.76352857452083</text:p>
          </table:table-cell>
          <table:table-cell table:style-name="ce50" table:formula="of:=[.J21]-[.N21]" office:value-type="float" office:value="7.127691" calcext:value-type="float">
            <text:p>7.127691</text:p>
          </table:table-cell>
          <table:table-cell table:style-name="ce50" table:formula="of:=[.K21]-[.O21]" office:value-type="float" office:value="-4.013783" calcext:value-type="float">
            <text:p>-4.013783</text:p>
          </table:table-cell>
          <table:table-cell/>
          <table:table-cell table:style-name="ce44" office:value-type="float" office:value="1" calcext:value-type="float">
            <text:p>1</text:p>
          </table:table-cell>
          <table:table-cell table:style-name="ce44" office:value-type="float" office:value="5" calcext:value-type="float">
            <text:p>5</text:p>
          </table:table-cell>
          <table:table-cell table:number-columns-repeated="1002"/>
        </table:table-row>
        <table:table-row table:style-name="ro1">
          <table:table-cell table:style-name="ce44" office:value-type="float" office:value="1" calcext:value-type="float">
            <text:p>1</text:p>
          </table:table-cell>
          <table:table-cell table:style-name="ce44" office:value-type="float" office:value="6" calcext:value-type="float">
            <text:p>6</text:p>
          </table:table-cell>
          <table:table-cell table:style-name="ce50" table:formula="of:=(([.A22]-1)*9+([.B22]))/108" office:value-type="float" office:value="0.0555555555555556" calcext:value-type="float">
            <text:p>0.0555555555555556</text:p>
          </table:table-cell>
          <table:table-cell table:style-name="ce50" table:formula="of:=MIN(ABS([.C22]*12-0.5);12-ABS([.C22]*12-0.5))/6" office:value-type="float" office:value="0.0277777777777778" calcext:value-type="float">
            <text:p>0.0277777777777778</text:p>
          </table:table-cell>
          <table:table-cell table:style-name="ce50" table:formula="of:=6*[.D22]^5-15*[.D22]^4+10*[.D22]^3" office:value-type="float" office:value="0.000205503321394096" calcext:value-type="float">
            <text:p>0.000205503321394096</text:p>
          </table:table-cell>
          <table:table-cell table:style-name="ce50" table:formula="of:=[.E22]*[.F$3]" office:value-type="float" office:value="0.00667885794530812" calcext:value-type="float">
            <text:p>0.00667885794530812</text:p>
          </table:table-cell>
          <table:table-cell table:style-name="ce50" table:formula="of:=[.$F$4]+[.F22]+(-0.5*[.$F$10])" office:value-type="float" office:value="-17.0433211420547" calcext:value-type="float">
            <text:p>-17.0433211420547</text:p>
          </table:table-cell>
          <table:table-cell table:style-name="ce50" table:formula="of:=[.$F$4]+[.F22]+(0.5*[.$F$10])" office:value-type="float" office:value="-9.44332114205469" calcext:value-type="float">
            <text:p>-9.44332114205469</text:p>
          </table:table-cell>
          <table:table-cell/>
          <table:table-cell table:style-name="ce44" office:value-type="float" office:value="-16.3" calcext:value-type="float">
            <text:p>-16.3</text:p>
          </table:table-cell>
          <table:table-cell table:style-name="ce44" office:value-type="float" office:value="-8.5" calcext:value-type="float">
            <text:p>-8.5</text:p>
          </table:table-cell>
          <table:table-cell table:style-name="ce44" table:formula="of:=[.G22]-[.J22]" office:value-type="float" office:value="-0.74332114205469" calcext:value-type="float">
            <text:p>-0.74332114205469</text:p>
          </table:table-cell>
          <table:table-cell table:style-name="ce44" table:formula="of:=[.H22]-[.K22]" office:value-type="float" office:value="-0.943321142054693" calcext:value-type="float">
            <text:p>-0.943321142054693</text:p>
          </table:table-cell>
          <table:table-cell table:style-name="ce44" office:value-type="float" office:value="-23.065195" calcext:value-type="float">
            <text:p>-23.065195</text:p>
          </table:table-cell>
          <table:table-cell table:style-name="ce44" office:value-type="float" office:value="-4.5814366" calcext:value-type="float">
            <text:p>-4.5814366</text:p>
          </table:table-cell>
          <table:table-cell table:style-name="ce50" table:formula="of:=[.G22]-[.N22]" office:value-type="float" office:value="6.02187385794531" calcext:value-type="float">
            <text:p>6.02187385794531</text:p>
          </table:table-cell>
          <table:table-cell table:style-name="ce50" table:formula="of:=[.H22]-[.O22]" office:value-type="float" office:value="-4.86188454205469" calcext:value-type="float">
            <text:p>-4.86188454205469</text:p>
          </table:table-cell>
          <table:table-cell table:style-name="ce50" table:formula="of:=[.J22]-[.N22]" office:value-type="float" office:value="6.765195" calcext:value-type="float">
            <text:p>6.765195</text:p>
          </table:table-cell>
          <table:table-cell table:style-name="ce50" table:formula="of:=[.K22]-[.O22]" office:value-type="float" office:value="-3.9185634" calcext:value-type="float">
            <text:p>-3.9185634</text:p>
          </table:table-cell>
          <table:table-cell/>
          <table:table-cell table:style-name="ce44" office:value-type="float" office:value="1" calcext:value-type="float">
            <text:p>1</text:p>
          </table:table-cell>
          <table:table-cell table:style-name="ce44" office:value-type="float" office:value="6" calcext:value-type="float">
            <text:p>6</text:p>
          </table:table-cell>
          <table:table-cell table:number-columns-repeated="1002"/>
        </table:table-row>
        <table:table-row table:style-name="ro1">
          <table:table-cell table:style-name="ce44" office:value-type="float" office:value="1" calcext:value-type="float">
            <text:p>1</text:p>
          </table:table-cell>
          <table:table-cell table:style-name="ce44" office:value-type="float" office:value="7" calcext:value-type="float">
            <text:p>7</text:p>
          </table:table-cell>
          <table:table-cell table:style-name="ce50" table:formula="of:=(([.A23]-1)*9+([.B23]))/108" office:value-type="float" office:value="0.0648148148148148" calcext:value-type="float">
            <text:p>0.0648148148148148</text:p>
          </table:table-cell>
          <table:table-cell table:style-name="ce50" table:formula="of:=MIN(ABS([.C23]*12-0.5);12-ABS([.C23]*12-0.5))/6" office:value-type="float" office:value="0.0462962962962963" calcext:value-type="float">
            <text:p>0.0462962962962963</text:p>
          </table:table-cell>
          <table:table-cell table:style-name="ce50" table:formula="of:=6*[.D23]^5-15*[.D23]^4+10*[.D23]^3" office:value-type="float" office:value="0.000924657346069982" calcext:value-type="float">
            <text:p>0.000924657346069982</text:p>
          </table:table-cell>
          <table:table-cell table:style-name="ce50" table:formula="of:=[.E23]*[.F$3]" office:value-type="float" office:value="0.0300513637472744" calcext:value-type="float">
            <text:p>0.0300513637472744</text:p>
          </table:table-cell>
          <table:table-cell table:style-name="ce50" table:formula="of:=[.$F$4]+[.F23]+(-0.5*[.$F$10])" office:value-type="float" office:value="-17.0199486362527" calcext:value-type="float">
            <text:p>-17.0199486362527</text:p>
          </table:table-cell>
          <table:table-cell table:style-name="ce50" table:formula="of:=[.$F$4]+[.F23]+(0.5*[.$F$10])" office:value-type="float" office:value="-9.41994863625273" calcext:value-type="float">
            <text:p>-9.41994863625273</text:p>
          </table:table-cell>
          <table:table-cell/>
          <table:table-cell table:style-name="ce44" office:value-type="float" office:value="-17" calcext:value-type="float">
            <text:p>-17</text:p>
          </table:table-cell>
          <table:table-cell table:style-name="ce44" office:value-type="float" office:value="-8" calcext:value-type="float">
            <text:p>-8</text:p>
          </table:table-cell>
          <table:table-cell table:style-name="ce44" table:formula="of:=[.G23]-[.J23]" office:value-type="float" office:value="-0.0199486362527246" calcext:value-type="float">
            <text:p>-0.0199486362527246</text:p>
          </table:table-cell>
          <table:table-cell table:style-name="ce44" table:formula="of:=[.H23]-[.K23]" office:value-type="float" office:value="-1.41994863625273" calcext:value-type="float">
            <text:p>-1.41994863625273</text:p>
          </table:table-cell>
          <table:table-cell table:style-name="ce44" office:value-type="float" office:value="-23.614023" calcext:value-type="float">
            <text:p>-23.614023</text:p>
          </table:table-cell>
          <table:table-cell table:style-name="ce44" office:value-type="float" office:value="-5.150031" calcext:value-type="float">
            <text:p>-5.150031</text:p>
          </table:table-cell>
          <table:table-cell table:style-name="ce50" table:formula="of:=[.G23]-[.N23]" office:value-type="float" office:value="6.59407436374728" calcext:value-type="float">
            <text:p>6.59407436374728</text:p>
          </table:table-cell>
          <table:table-cell table:style-name="ce50" table:formula="of:=[.H23]-[.O23]" office:value-type="float" office:value="-4.26991763625273" calcext:value-type="float">
            <text:p>-4.26991763625273</text:p>
          </table:table-cell>
          <table:table-cell table:style-name="ce50" table:formula="of:=[.J23]-[.N23]" office:value-type="float" office:value="6.614023" calcext:value-type="float">
            <text:p>6.614023</text:p>
          </table:table-cell>
          <table:table-cell table:style-name="ce50" table:formula="of:=[.K23]-[.O23]" office:value-type="float" office:value="-2.849969" calcext:value-type="float">
            <text:p>-2.849969</text:p>
          </table:table-cell>
          <table:table-cell/>
          <table:table-cell table:style-name="ce44" office:value-type="float" office:value="1" calcext:value-type="float">
            <text:p>1</text:p>
          </table:table-cell>
          <table:table-cell table:style-name="ce44" office:value-type="float" office:value="7" calcext:value-type="float">
            <text:p>7</text:p>
          </table:table-cell>
          <table:table-cell table:number-columns-repeated="1002"/>
        </table:table-row>
        <table:table-row table:style-name="ro1">
          <table:table-cell table:style-name="ce44" office:value-type="float" office:value="1" calcext:value-type="float">
            <text:p>1</text:p>
          </table:table-cell>
          <table:table-cell table:style-name="ce44" office:value-type="float" office:value="8" calcext:value-type="float">
            <text:p>8</text:p>
          </table:table-cell>
          <table:table-cell table:style-name="ce50" table:formula="of:=(([.A24]-1)*9+([.B24]))/108" office:value-type="float" office:value="0.0740740740740741" calcext:value-type="float">
            <text:p>0.0740740740740741</text:p>
          </table:table-cell>
          <table:table-cell table:style-name="ce50" table:formula="of:=MIN(ABS([.C24]*12-0.5);12-ABS([.C24]*12-0.5))/6" office:value-type="float" office:value="0.0648148148148148" calcext:value-type="float">
            <text:p>0.0648148148148148</text:p>
          </table:table-cell>
          <table:table-cell table:style-name="ce50" table:formula="of:=6*[.D24]^5-15*[.D24]^4+10*[.D24]^3" office:value-type="float" office:value="0.00246498672229007" calcext:value-type="float">
            <text:p>0.00246498672229007</text:p>
          </table:table-cell>
          <table:table-cell table:style-name="ce50" table:formula="of:=[.E24]*[.F$3]" office:value-type="float" office:value="0.0801120684744273" calcext:value-type="float">
            <text:p>0.0801120684744273</text:p>
          </table:table-cell>
          <table:table-cell table:style-name="ce50" table:formula="of:=[.$F$4]+[.F24]+(-0.5*[.$F$10])" office:value-type="float" office:value="-16.9698879315256" calcext:value-type="float">
            <text:p>-16.9698879315256</text:p>
          </table:table-cell>
          <table:table-cell table:style-name="ce50" table:formula="of:=[.$F$4]+[.F24]+(0.5*[.$F$10])" office:value-type="float" office:value="-9.36988793152557" calcext:value-type="float">
            <text:p>-9.36988793152557</text:p>
          </table:table-cell>
          <table:table-cell/>
          <table:table-cell table:style-name="ce44" office:value-type="float" office:value="-16.8" calcext:value-type="float">
            <text:p>-16.8</text:p>
          </table:table-cell>
          <table:table-cell table:style-name="ce44" office:value-type="float" office:value="-7.8" calcext:value-type="float">
            <text:p>-7.8</text:p>
          </table:table-cell>
          <table:table-cell table:style-name="ce44" table:formula="of:=[.G24]-[.J24]" office:value-type="float" office:value="-0.169887931525572" calcext:value-type="float">
            <text:p>-0.169887931525572</text:p>
          </table:table-cell>
          <table:table-cell table:style-name="ce44" table:formula="of:=[.H24]-[.K24]" office:value-type="float" office:value="-1.56988793152557" calcext:value-type="float">
            <text:p>-1.56988793152557</text:p>
          </table:table-cell>
          <table:table-cell table:style-name="ce44" office:value-type="float" office:value="-23.33651" calcext:value-type="float">
            <text:p>-23.33651</text:p>
          </table:table-cell>
          <table:table-cell table:style-name="ce44" office:value-type="float" office:value="-4.3843427" calcext:value-type="float">
            <text:p>-4.3843427</text:p>
          </table:table-cell>
          <table:table-cell table:style-name="ce50" table:formula="of:=[.G24]-[.N24]" office:value-type="float" office:value="6.36662206847443" calcext:value-type="float">
            <text:p>6.36662206847443</text:p>
          </table:table-cell>
          <table:table-cell table:style-name="ce50" table:formula="of:=[.H24]-[.O24]" office:value-type="float" office:value="-4.98554523152557" calcext:value-type="float">
            <text:p>-4.98554523152557</text:p>
          </table:table-cell>
          <table:table-cell table:style-name="ce50" table:formula="of:=[.J24]-[.N24]" office:value-type="float" office:value="6.53651" calcext:value-type="float">
            <text:p>6.53651</text:p>
          </table:table-cell>
          <table:table-cell table:style-name="ce50" table:formula="of:=[.K24]-[.O24]" office:value-type="float" office:value="-3.4156573" calcext:value-type="float">
            <text:p>-3.4156573</text:p>
          </table:table-cell>
          <table:table-cell/>
          <table:table-cell table:style-name="ce44" office:value-type="float" office:value="1" calcext:value-type="float">
            <text:p>1</text:p>
          </table:table-cell>
          <table:table-cell table:style-name="ce44" office:value-type="float" office:value="8" calcext:value-type="float">
            <text:p>8</text:p>
          </table:table-cell>
          <table:table-cell table:number-columns-repeated="1002"/>
        </table:table-row>
        <table:table-row table:style-name="ro1">
          <table:table-cell table:style-name="ce44" office:value-type="float" office:value="1" calcext:value-type="float">
            <text:p>1</text:p>
          </table:table-cell>
          <table:table-cell table:style-name="ce44" office:value-type="float" office:value="9" calcext:value-type="float">
            <text:p>9</text:p>
          </table:table-cell>
          <table:table-cell table:style-name="ce50" table:formula="of:=(([.A25]-1)*9+([.B25]))/108" office:value-type="float" office:value="0.0833333333333333" calcext:value-type="float">
            <text:p>0.0833333333333333</text:p>
          </table:table-cell>
          <table:table-cell table:style-name="ce50" table:formula="of:=MIN(ABS([.C25]*12-0.5);12-ABS([.C25]*12-0.5))/6" office:value-type="float" office:value="0.0833333333333333" calcext:value-type="float">
            <text:p>0.0833333333333333</text:p>
          </table:table-cell>
          <table:table-cell table:style-name="ce50" table:formula="of:=6*[.D25]^5-15*[.D25]^4+10*[.D25]^3" office:value-type="float" office:value="0.00508777006172839" calcext:value-type="float">
            <text:p>0.00508777006172839</text:p>
          </table:table-cell>
          <table:table-cell table:style-name="ce50" table:formula="of:=[.E25]*[.F$3]" office:value-type="float" office:value="0.165352527006173" calcext:value-type="float">
            <text:p>0.165352527006173</text:p>
          </table:table-cell>
          <table:table-cell table:style-name="ce50" table:formula="of:=[.$F$4]+[.F25]+(-0.5*[.$F$10])" office:value-type="float" office:value="-16.8846474729938" calcext:value-type="float">
            <text:p>-16.8846474729938</text:p>
          </table:table-cell>
          <table:table-cell table:style-name="ce50" table:formula="of:=[.$F$4]+[.F25]+(0.5*[.$F$10])" office:value-type="float" office:value="-9.28464747299383" calcext:value-type="float">
            <text:p>-9.28464747299383</text:p>
          </table:table-cell>
          <table:table-cell/>
          <table:table-cell table:style-name="ce44" office:value-type="float" office:value="-17" calcext:value-type="float">
            <text:p>-17</text:p>
          </table:table-cell>
          <table:table-cell table:style-name="ce44" office:value-type="float" office:value="-8.4" calcext:value-type="float">
            <text:p>-8.4</text:p>
          </table:table-cell>
          <table:table-cell table:style-name="ce44" table:formula="of:=[.G25]-[.J25]" office:value-type="float" office:value="0.115352527006173" calcext:value-type="float">
            <text:p>0.115352527006173</text:p>
          </table:table-cell>
          <table:table-cell table:style-name="ce44" table:formula="of:=[.H25]-[.K25]" office:value-type="float" office:value="-0.884647472993828" calcext:value-type="float">
            <text:p>-0.884647472993828</text:p>
          </table:table-cell>
          <table:table-cell table:style-name="ce44" office:value-type="float" office:value="-22.306946" calcext:value-type="float">
            <text:p>-22.306946</text:p>
          </table:table-cell>
          <table:table-cell table:style-name="ce44" office:value-type="float" office:value="-3.3574955" calcext:value-type="float">
            <text:p>-3.3574955</text:p>
          </table:table-cell>
          <table:table-cell table:style-name="ce50" table:formula="of:=[.G25]-[.N25]" office:value-type="float" office:value="5.42229852700617" calcext:value-type="float">
            <text:p>5.42229852700617</text:p>
          </table:table-cell>
          <table:table-cell table:style-name="ce50" table:formula="of:=[.H25]-[.O25]" office:value-type="float" office:value="-5.92715197299383" calcext:value-type="float">
            <text:p>-5.92715197299383</text:p>
          </table:table-cell>
          <table:table-cell table:style-name="ce50" table:formula="of:=[.J25]-[.N25]" office:value-type="float" office:value="5.306946" calcext:value-type="float">
            <text:p>5.306946</text:p>
          </table:table-cell>
          <table:table-cell table:style-name="ce50" table:formula="of:=[.K25]-[.O25]" office:value-type="float" office:value="-5.0425045" calcext:value-type="float">
            <text:p>-5.0425045</text:p>
          </table:table-cell>
          <table:table-cell/>
          <table:table-cell table:style-name="ce44" office:value-type="float" office:value="1" calcext:value-type="float">
            <text:p>1</text:p>
          </table:table-cell>
          <table:table-cell table:style-name="ce44" office:value-type="float" office:value="9" calcext:value-type="float">
            <text:p>9</text:p>
          </table:table-cell>
          <table:table-cell table:number-columns-repeated="1002"/>
        </table:table-row>
        <table:table-row table:style-name="ro1">
          <table:table-cell table:style-name="ce44" office:value-type="float" office:value="2" calcext:value-type="float">
            <text:p>2</text:p>
          </table:table-cell>
          <table:table-cell table:style-name="ce44" office:value-type="float" office:value="1" calcext:value-type="float">
            <text:p>1</text:p>
          </table:table-cell>
          <table:table-cell table:style-name="ce50" table:formula="of:=(([.A26]-1)*9+([.B26]))/108" office:value-type="float" office:value="0.0925925925925926" calcext:value-type="float">
            <text:p>0.0925925925925926</text:p>
          </table:table-cell>
          <table:table-cell table:style-name="ce50" table:formula="of:=MIN(ABS([.C26]*12-0.5);12-ABS([.C26]*12-0.5))/6" office:value-type="float" office:value="0.101851851851852" calcext:value-type="float">
            <text:p>0.101851851851852</text:p>
          </table:table-cell>
          <table:table-cell table:style-name="ce50" table:formula="of:=6*[.D26]^5-15*[.D26]^4+10*[.D26]^3" office:value-type="float" office:value="0.00901743647943882" calcext:value-type="float">
            <text:p>0.00901743647943882</text:p>
          </table:table-cell>
          <table:table-cell table:style-name="ce50" table:formula="of:=[.E26]*[.F$3]" office:value-type="float" office:value="0.293066685581762" calcext:value-type="float">
            <text:p>0.293066685581762</text:p>
          </table:table-cell>
          <table:table-cell table:style-name="ce50" table:formula="of:=[.$F$4]+[.F26]+(-0.5*[.$F$10])" office:value-type="float" office:value="-16.7569333144182" calcext:value-type="float">
            <text:p>-16.7569333144182</text:p>
          </table:table-cell>
          <table:table-cell table:style-name="ce50" table:formula="of:=[.$F$4]+[.F26]+(0.5*[.$F$10])" office:value-type="float" office:value="-9.15693331441824" calcext:value-type="float">
            <text:p>-9.15693331441824</text:p>
          </table:table-cell>
          <table:table-cell/>
          <table:table-cell table:style-name="ce44" office:value-type="float" office:value="-17" calcext:value-type="float">
            <text:p>-17</text:p>
          </table:table-cell>
          <table:table-cell table:style-name="ce44" office:value-type="float" office:value="-7.9" calcext:value-type="float">
            <text:p>-7.9</text:p>
          </table:table-cell>
          <table:table-cell table:style-name="ce44" table:formula="of:=[.G26]-[.J26]" office:value-type="float" office:value="0.243066685581763" calcext:value-type="float">
            <text:p>0.243066685581763</text:p>
          </table:table-cell>
          <table:table-cell table:style-name="ce44" table:formula="of:=[.H26]-[.K26]" office:value-type="float" office:value="-1.25693331441824" calcext:value-type="float">
            <text:p>-1.25693331441824</text:p>
          </table:table-cell>
          <table:table-cell table:style-name="ce44" office:value-type="float" office:value="-22.63052" calcext:value-type="float">
            <text:p>-22.63052</text:p>
          </table:table-cell>
          <table:table-cell table:style-name="ce44" office:value-type="float" office:value="-5.9518194" calcext:value-type="float">
            <text:p>-5.9518194</text:p>
          </table:table-cell>
          <table:table-cell table:style-name="ce50" table:formula="of:=[.G26]-[.N26]" office:value-type="float" office:value="5.87358668558176" calcext:value-type="float">
            <text:p>5.87358668558176</text:p>
          </table:table-cell>
          <table:table-cell table:style-name="ce50" table:formula="of:=[.H26]-[.O26]" office:value-type="float" office:value="-3.20511391441824" calcext:value-type="float">
            <text:p>-3.20511391441824</text:p>
          </table:table-cell>
          <table:table-cell table:style-name="ce50" table:formula="of:=[.J26]-[.N26]" office:value-type="float" office:value="5.63052" calcext:value-type="float">
            <text:p>5.63052</text:p>
          </table:table-cell>
          <table:table-cell table:style-name="ce50" table:formula="of:=[.K26]-[.O26]" office:value-type="float" office:value="-1.9481806" calcext:value-type="float">
            <text:p>-1.9481806</text:p>
          </table:table-cell>
          <table:table-cell/>
          <table:table-cell table:style-name="ce44" office:value-type="float" office:value="2" calcext:value-type="float">
            <text:p>2</text:p>
          </table:table-cell>
          <table:table-cell table:style-name="ce44" office:value-type="float" office:value="1" calcext:value-type="float">
            <text:p>1</text:p>
          </table:table-cell>
          <table:table-cell table:number-columns-repeated="1002"/>
        </table:table-row>
        <table:table-row table:style-name="ro1">
          <table:table-cell table:number-columns-repeated="2" table:style-name="ce44" office:value-type="float" office:value="2" calcext:value-type="float">
            <text:p>2</text:p>
          </table:table-cell>
          <table:table-cell table:style-name="ce50" table:formula="of:=(([.A27]-1)*9+([.B27]))/108" office:value-type="float" office:value="0.101851851851852" calcext:value-type="float">
            <text:p>0.101851851851852</text:p>
          </table:table-cell>
          <table:table-cell table:style-name="ce50" table:formula="of:=MIN(ABS([.C27]*12-0.5);12-ABS([.C27]*12-0.5))/6" office:value-type="float" office:value="0.12037037037037" calcext:value-type="float">
            <text:p>0.12037037037037</text:p>
          </table:table-cell>
          <table:table-cell table:style-name="ce50" table:formula="of:=6*[.D27]^5-15*[.D27]^4+10*[.D27]^3" office:value-type="float" office:value="0.0144431336575409" calcext:value-type="float">
            <text:p>0.0144431336575409</text:p>
          </table:table-cell>
          <table:table-cell table:style-name="ce50" table:formula="of:=[.E27]*[.F$3]" office:value-type="float" office:value="0.469401843870079" calcext:value-type="float">
            <text:p>0.469401843870079</text:p>
          </table:table-cell>
          <table:table-cell table:style-name="ce50" table:formula="of:=[.$F$4]+[.F27]+(-0.5*[.$F$10])" office:value-type="float" office:value="-16.5805981561299" calcext:value-type="float">
            <text:p>-16.5805981561299</text:p>
          </table:table-cell>
          <table:table-cell table:style-name="ce50" table:formula="of:=[.$F$4]+[.F27]+(0.5*[.$F$10])" office:value-type="float" office:value="-8.98059815612992" calcext:value-type="float">
            <text:p>-8.98059815612992</text:p>
          </table:table-cell>
          <table:table-cell/>
          <table:table-cell table:style-name="ce44" office:value-type="float" office:value="-16" calcext:value-type="float">
            <text:p>-16</text:p>
          </table:table-cell>
          <table:table-cell table:style-name="ce44" office:value-type="float" office:value="-7.4" calcext:value-type="float">
            <text:p>-7.4</text:p>
          </table:table-cell>
          <table:table-cell table:style-name="ce44" table:formula="of:=[.G27]-[.J27]" office:value-type="float" office:value="-0.58059815612992" calcext:value-type="float">
            <text:p>-0.58059815612992</text:p>
          </table:table-cell>
          <table:table-cell table:style-name="ce44" table:formula="of:=[.H27]-[.K27]" office:value-type="float" office:value="-1.58059815612992" calcext:value-type="float">
            <text:p>-1.58059815612992</text:p>
          </table:table-cell>
          <table:table-cell table:style-name="ce44" office:value-type="float" office:value="-22.800684" calcext:value-type="float">
            <text:p>-22.800684</text:p>
          </table:table-cell>
          <table:table-cell table:style-name="ce44" office:value-type="float" office:value="-4.8126225" calcext:value-type="float">
            <text:p>-4.8126225</text:p>
          </table:table-cell>
          <table:table-cell table:style-name="ce50" table:formula="of:=[.G27]-[.N27]" office:value-type="float" office:value="6.22008584387008" calcext:value-type="float">
            <text:p>6.22008584387008</text:p>
          </table:table-cell>
          <table:table-cell table:style-name="ce50" table:formula="of:=[.H27]-[.O27]" office:value-type="float" office:value="-4.16797565612992" calcext:value-type="float">
            <text:p>-4.16797565612992</text:p>
          </table:table-cell>
          <table:table-cell table:style-name="ce50" table:formula="of:=[.J27]-[.N27]" office:value-type="float" office:value="6.800684" calcext:value-type="float">
            <text:p>6.800684</text:p>
          </table:table-cell>
          <table:table-cell table:style-name="ce50" table:formula="of:=[.K27]-[.O27]" office:value-type="float" office:value="-2.5873775" calcext:value-type="float">
            <text:p>-2.5873775</text:p>
          </table:table-cell>
          <table:table-cell/>
          <table:table-cell table:number-columns-repeated="2" table:style-name="ce44" office:value-type="float" office:value="2" calcext:value-type="float">
            <text:p>2</text:p>
          </table:table-cell>
          <table:table-cell table:number-columns-repeated="1002"/>
        </table:table-row>
        <table:table-row table:style-name="ro1">
          <table:table-cell table:style-name="ce44" office:value-type="float" office:value="2" calcext:value-type="float">
            <text:p>2</text:p>
          </table:table-cell>
          <table:table-cell table:style-name="ce44" office:value-type="float" office:value="3" calcext:value-type="float">
            <text:p>3</text:p>
          </table:table-cell>
          <table:table-cell table:style-name="ce50" table:formula="of:=(([.A28]-1)*9+([.B28]))/108" office:value-type="float" office:value="0.111111111111111" calcext:value-type="float">
            <text:p>0.111111111111111</text:p>
          </table:table-cell>
          <table:table-cell table:style-name="ce50" table:formula="of:=MIN(ABS([.C28]*12-0.5);12-ABS([.C28]*12-0.5))/6" office:value-type="float" office:value="0.138888888888889" calcext:value-type="float">
            <text:p>0.138888888888889</text:p>
          </table:table-cell>
          <table:table-cell table:style-name="ce50" table:formula="of:=6*[.D28]^5-15*[.D28]^4+10*[.D28]^3" office:value-type="float" office:value="0.0215202959089062" calcext:value-type="float">
            <text:p>0.0215202959089062</text:p>
          </table:table-cell>
          <table:table-cell table:style-name="ce50" table:formula="of:=[.E28]*[.F$3]" office:value-type="float" office:value="0.699409617039452" calcext:value-type="float">
            <text:p>0.699409617039452</text:p>
          </table:table-cell>
          <table:table-cell table:style-name="ce50" table:formula="of:=[.$F$4]+[.F28]+(-0.5*[.$F$10])" office:value-type="float" office:value="-16.3505903829605" calcext:value-type="float">
            <text:p>-16.3505903829605</text:p>
          </table:table-cell>
          <table:table-cell table:style-name="ce50" table:formula="of:=[.$F$4]+[.F28]+(0.5*[.$F$10])" office:value-type="float" office:value="-8.75059038296055" calcext:value-type="float">
            <text:p>-8.75059038296055</text:p>
          </table:table-cell>
          <table:table-cell/>
          <table:table-cell table:style-name="ce44" office:value-type="float" office:value="-16.5" calcext:value-type="float">
            <text:p>-16.5</text:p>
          </table:table-cell>
          <table:table-cell table:style-name="ce44" office:value-type="float" office:value="-7.9" calcext:value-type="float">
            <text:p>-7.9</text:p>
          </table:table-cell>
          <table:table-cell table:style-name="ce44" table:formula="of:=[.G28]-[.J28]" office:value-type="float" office:value="0.149409617039453" calcext:value-type="float">
            <text:p>0.149409617039453</text:p>
          </table:table-cell>
          <table:table-cell table:style-name="ce44" table:formula="of:=[.H28]-[.K28]" office:value-type="float" office:value="-0.850590382960549" calcext:value-type="float">
            <text:p>-0.850590382960549</text:p>
          </table:table-cell>
          <table:table-cell table:style-name="ce44" office:value-type="float" office:value="-21.809416" calcext:value-type="float">
            <text:p>-21.809416</text:p>
          </table:table-cell>
          <table:table-cell table:style-name="ce44" office:value-type="float" office:value="-4.42865" calcext:value-type="float">
            <text:p>-4.42865</text:p>
          </table:table-cell>
          <table:table-cell table:style-name="ce50" table:formula="of:=[.G28]-[.N28]" office:value-type="float" office:value="5.45882561703945" calcext:value-type="float">
            <text:p>5.45882561703945</text:p>
          </table:table-cell>
          <table:table-cell table:style-name="ce50" table:formula="of:=[.H28]-[.O28]" office:value-type="float" office:value="-4.32194038296055" calcext:value-type="float">
            <text:p>-4.32194038296055</text:p>
          </table:table-cell>
          <table:table-cell table:style-name="ce50" table:formula="of:=[.J28]-[.N28]" office:value-type="float" office:value="5.309416" calcext:value-type="float">
            <text:p>5.309416</text:p>
          </table:table-cell>
          <table:table-cell table:style-name="ce50" table:formula="of:=[.K28]-[.O28]" office:value-type="float" office:value="-3.47135" calcext:value-type="float">
            <text:p>-3.47135</text:p>
          </table:table-cell>
          <table:table-cell/>
          <table:table-cell table:style-name="ce44" office:value-type="float" office:value="2" calcext:value-type="float">
            <text:p>2</text:p>
          </table:table-cell>
          <table:table-cell table:style-name="ce44" office:value-type="float" office:value="3" calcext:value-type="float">
            <text:p>3</text:p>
          </table:table-cell>
          <table:table-cell table:number-columns-repeated="1002"/>
        </table:table-row>
        <table:table-row table:style-name="ro1">
          <table:table-cell table:style-name="ce44" office:value-type="float" office:value="2" calcext:value-type="float">
            <text:p>2</text:p>
          </table:table-cell>
          <table:table-cell table:style-name="ce44" office:value-type="float" office:value="4" calcext:value-type="float">
            <text:p>4</text:p>
          </table:table-cell>
          <table:table-cell table:style-name="ce50" table:formula="of:=(([.A29]-1)*9+([.B29]))/108" office:value-type="float" office:value="0.12037037037037" calcext:value-type="float">
            <text:p>0.12037037037037</text:p>
          </table:table-cell>
          <table:table-cell table:style-name="ce50" table:formula="of:=MIN(ABS([.C29]*12-0.5);12-ABS([.C29]*12-0.5))/6" office:value-type="float" office:value="0.157407407407407" calcext:value-type="float">
            <text:p>0.157407407407407</text:p>
          </table:table-cell>
          <table:table-cell table:style-name="ce50" table:formula="of:=6*[.D29]^5-15*[.D29]^4+10*[.D29]^3" office:value-type="float" office:value="0.0303722122408435" calcext:value-type="float">
            <text:p>0.0303722122408435</text:p>
          </table:table-cell>
          <table:table-cell table:style-name="ce50" table:formula="of:=[.E29]*[.F$3]" office:value-type="float" office:value="0.987096897827414" calcext:value-type="float">
            <text:p>0.987096897827414</text:p>
          </table:table-cell>
          <table:table-cell table:style-name="ce50" table:formula="of:=[.$F$4]+[.F29]+(-0.5*[.$F$10])" office:value-type="float" office:value="-16.0629031021726" calcext:value-type="float">
            <text:p>-16.0629031021726</text:p>
          </table:table-cell>
          <table:table-cell table:style-name="ce50" table:formula="of:=[.$F$4]+[.F29]+(0.5*[.$F$10])" office:value-type="float" office:value="-8.46290310217259" calcext:value-type="float">
            <text:p>-8.46290310217259</text:p>
          </table:table-cell>
          <table:table-cell/>
          <table:table-cell table:style-name="ce44" office:value-type="float" office:value="-16.6" calcext:value-type="float">
            <text:p>-16.6</text:p>
          </table:table-cell>
          <table:table-cell table:style-name="ce44" office:value-type="float" office:value="-6.5" calcext:value-type="float">
            <text:p>-6.5</text:p>
          </table:table-cell>
          <table:table-cell table:style-name="ce44" table:formula="of:=[.G29]-[.J29]" office:value-type="float" office:value="0.537096897827414" calcext:value-type="float">
            <text:p>0.537096897827414</text:p>
          </table:table-cell>
          <table:table-cell table:style-name="ce44" table:formula="of:=[.H29]-[.K29]" office:value-type="float" office:value="-1.96290310217259" calcext:value-type="float">
            <text:p>-1.96290310217259</text:p>
          </table:table-cell>
          <table:table-cell table:style-name="ce44" office:value-type="float" office:value="-21.849669" calcext:value-type="float">
            <text:p>-21.849669</text:p>
          </table:table-cell>
          <table:table-cell table:style-name="ce44" office:value-type="float" office:value="-2.8515165" calcext:value-type="float">
            <text:p>-2.8515165</text:p>
          </table:table-cell>
          <table:table-cell table:style-name="ce50" table:formula="of:=[.G29]-[.N29]" office:value-type="float" office:value="5.78676589782741" calcext:value-type="float">
            <text:p>5.78676589782741</text:p>
          </table:table-cell>
          <table:table-cell table:style-name="ce50" table:formula="of:=[.H29]-[.O29]" office:value-type="float" office:value="-5.61138660217259" calcext:value-type="float">
            <text:p>-5.61138660217259</text:p>
          </table:table-cell>
          <table:table-cell table:style-name="ce50" table:formula="of:=[.J29]-[.N29]" office:value-type="float" office:value="5.249669" calcext:value-type="float">
            <text:p>5.249669</text:p>
          </table:table-cell>
          <table:table-cell table:style-name="ce50" table:formula="of:=[.K29]-[.O29]" office:value-type="float" office:value="-3.6484835" calcext:value-type="float">
            <text:p>-3.6484835</text:p>
          </table:table-cell>
          <table:table-cell/>
          <table:table-cell table:style-name="ce44" office:value-type="float" office:value="2" calcext:value-type="float">
            <text:p>2</text:p>
          </table:table-cell>
          <table:table-cell table:style-name="ce44" office:value-type="float" office:value="4" calcext:value-type="float">
            <text:p>4</text:p>
          </table:table-cell>
          <table:table-cell table:number-columns-repeated="1002"/>
        </table:table-row>
        <table:table-row table:style-name="ro1">
          <table:table-cell table:style-name="ce44" office:value-type="float" office:value="2" calcext:value-type="float">
            <text:p>2</text:p>
          </table:table-cell>
          <table:table-cell table:style-name="ce44" office:value-type="float" office:value="5" calcext:value-type="float">
            <text:p>5</text:p>
          </table:table-cell>
          <table:table-cell table:style-name="ce50" table:formula="of:=(([.A30]-1)*9+([.B30]))/108" office:value-type="float" office:value="0.12962962962963" calcext:value-type="float">
            <text:p>0.12962962962963</text:p>
          </table:table-cell>
          <table:table-cell table:style-name="ce50" table:formula="of:=MIN(ABS([.C30]*12-0.5);12-ABS([.C30]*12-0.5))/6" office:value-type="float" office:value="0.175925925925926" calcext:value-type="float">
            <text:p>0.175925925925926</text:p>
          </table:table-cell>
          <table:table-cell table:style-name="ce50" table:formula="of:=6*[.D30]^5-15*[.D30]^4+10*[.D30]^3" office:value-type="float" office:value="0.0410915944187857" calcext:value-type="float">
            <text:p>0.0410915944187857</text:p>
          </table:table-cell>
          <table:table-cell table:style-name="ce50" table:formula="of:=[.E30]*[.F$3]" office:value-type="float" office:value="1.33547681861054" calcext:value-type="float">
            <text:p>1.33547681861054</text:p>
          </table:table-cell>
          <table:table-cell table:style-name="ce50" table:formula="of:=[.$F$4]+[.F30]+(-0.5*[.$F$10])" office:value-type="float" office:value="-15.7145231813895" calcext:value-type="float">
            <text:p>-15.7145231813895</text:p>
          </table:table-cell>
          <table:table-cell table:style-name="ce50" table:formula="of:=[.$F$4]+[.F30]+(0.5*[.$F$10])" office:value-type="float" office:value="-8.11452318138947" calcext:value-type="float">
            <text:p>-8.11452318138947</text:p>
          </table:table-cell>
          <table:table-cell/>
          <table:table-cell table:style-name="ce44" office:value-type="float" office:value="-15.6" calcext:value-type="float">
            <text:p>-15.6</text:p>
          </table:table-cell>
          <table:table-cell table:style-name="ce44" office:value-type="float" office:value="-5.7" calcext:value-type="float">
            <text:p>-5.7</text:p>
          </table:table-cell>
          <table:table-cell table:style-name="ce44" table:formula="of:=[.G30]-[.J30]" office:value-type="float" office:value="-0.114523181389464" calcext:value-type="float">
            <text:p>-0.114523181389464</text:p>
          </table:table-cell>
          <table:table-cell table:style-name="ce44" table:formula="of:=[.H30]-[.K30]" office:value-type="float" office:value="-2.41452318138947" calcext:value-type="float">
            <text:p>-2.41452318138947</text:p>
          </table:table-cell>
          <table:table-cell table:style-name="ce44" office:value-type="float" office:value="-22.070263" calcext:value-type="float">
            <text:p>-22.070263</text:p>
          </table:table-cell>
          <table:table-cell table:style-name="ce44" office:value-type="float" office:value="-3.141757" calcext:value-type="float">
            <text:p>-3.141757</text:p>
          </table:table-cell>
          <table:table-cell table:style-name="ce50" table:formula="of:=[.G30]-[.N30]" office:value-type="float" office:value="6.35573981861054" calcext:value-type="float">
            <text:p>6.35573981861054</text:p>
          </table:table-cell>
          <table:table-cell table:style-name="ce50" table:formula="of:=[.H30]-[.O30]" office:value-type="float" office:value="-4.97276618138947" calcext:value-type="float">
            <text:p>-4.97276618138947</text:p>
          </table:table-cell>
          <table:table-cell table:style-name="ce50" table:formula="of:=[.J30]-[.N30]" office:value-type="float" office:value="6.470263" calcext:value-type="float">
            <text:p>6.470263</text:p>
          </table:table-cell>
          <table:table-cell table:style-name="ce50" table:formula="of:=[.K30]-[.O30]" office:value-type="float" office:value="-2.558243" calcext:value-type="float">
            <text:p>-2.558243</text:p>
          </table:table-cell>
          <table:table-cell/>
          <table:table-cell table:style-name="ce44" office:value-type="float" office:value="2" calcext:value-type="float">
            <text:p>2</text:p>
          </table:table-cell>
          <table:table-cell table:style-name="ce44" office:value-type="float" office:value="5" calcext:value-type="float">
            <text:p>5</text:p>
          </table:table-cell>
          <table:table-cell table:number-columns-repeated="1002"/>
        </table:table-row>
        <table:table-row table:style-name="ro1">
          <table:table-cell table:style-name="ce44" office:value-type="float" office:value="2" calcext:value-type="float">
            <text:p>2</text:p>
          </table:table-cell>
          <table:table-cell table:style-name="ce44" office:value-type="float" office:value="6" calcext:value-type="float">
            <text:p>6</text:p>
          </table:table-cell>
          <table:table-cell table:style-name="ce50" table:formula="of:=(([.A31]-1)*9+([.B31]))/108" office:value-type="float" office:value="0.138888888888889" calcext:value-type="float">
            <text:p>0.138888888888889</text:p>
          </table:table-cell>
          <table:table-cell table:style-name="ce50" table:formula="of:=MIN(ABS([.C31]*12-0.5);12-ABS([.C31]*12-0.5))/6" office:value-type="float" office:value="0.194444444444444" calcext:value-type="float">
            <text:p>0.194444444444444</text:p>
          </table:table-cell>
          <table:table-cell table:style-name="ce50" table:formula="of:=6*[.D31]^5-15*[.D31]^4+10*[.D31]^3" office:value-type="float" office:value="0.0537421450299751" calcext:value-type="float">
            <text:p>0.0537421450299751</text:p>
          </table:table-cell>
          <table:table-cell table:style-name="ce50" table:formula="of:=[.E31]*[.F$3]" office:value-type="float" office:value="1.74661971347419" calcext:value-type="float">
            <text:p>1.74661971347419</text:p>
          </table:table-cell>
          <table:table-cell table:style-name="ce50" table:formula="of:=[.$F$4]+[.F31]+(-0.5*[.$F$10])" office:value-type="float" office:value="-15.3033802865258" calcext:value-type="float">
            <text:p>-15.3033802865258</text:p>
          </table:table-cell>
          <table:table-cell table:style-name="ce50" table:formula="of:=[.$F$4]+[.F31]+(0.5*[.$F$10])" office:value-type="float" office:value="-7.70338028652581" calcext:value-type="float">
            <text:p>-7.70338028652581</text:p>
          </table:table-cell>
          <table:table-cell/>
          <table:table-cell table:style-name="ce44" office:value-type="float" office:value="-15.5" calcext:value-type="float">
            <text:p>-15.5</text:p>
          </table:table-cell>
          <table:table-cell table:style-name="ce44" office:value-type="float" office:value="-6.8" calcext:value-type="float">
            <text:p>-6.8</text:p>
          </table:table-cell>
          <table:table-cell table:style-name="ce44" table:formula="of:=[.G31]-[.J31]" office:value-type="float" office:value="0.196619713474192" calcext:value-type="float">
            <text:p>0.196619713474192</text:p>
          </table:table-cell>
          <table:table-cell table:style-name="ce44" table:formula="of:=[.H31]-[.K31]" office:value-type="float" office:value="-0.90338028652581" calcext:value-type="float">
            <text:p>-0.90338028652581</text:p>
          </table:table-cell>
          <table:table-cell table:style-name="ce44" office:value-type="float" office:value="-20.707449" calcext:value-type="float">
            <text:p>-20.707449</text:p>
          </table:table-cell>
          <table:table-cell table:style-name="ce44" office:value-type="float" office:value="-3.6006567" calcext:value-type="float">
            <text:p>-3.6006567</text:p>
          </table:table-cell>
          <table:table-cell table:style-name="ce50" table:formula="of:=[.G31]-[.N31]" office:value-type="float" office:value="5.40406871347419" calcext:value-type="float">
            <text:p>5.40406871347419</text:p>
          </table:table-cell>
          <table:table-cell table:style-name="ce50" table:formula="of:=[.H31]-[.O31]" office:value-type="float" office:value="-4.10272358652581" calcext:value-type="float">
            <text:p>-4.10272358652581</text:p>
          </table:table-cell>
          <table:table-cell table:style-name="ce50" table:formula="of:=[.J31]-[.N31]" office:value-type="float" office:value="5.207449" calcext:value-type="float">
            <text:p>5.207449</text:p>
          </table:table-cell>
          <table:table-cell table:style-name="ce50" table:formula="of:=[.K31]-[.O31]" office:value-type="float" office:value="-3.1993433" calcext:value-type="float">
            <text:p>-3.1993433</text:p>
          </table:table-cell>
          <table:table-cell/>
          <table:table-cell table:style-name="ce44" office:value-type="float" office:value="2" calcext:value-type="float">
            <text:p>2</text:p>
          </table:table-cell>
          <table:table-cell table:style-name="ce44" office:value-type="float" office:value="6" calcext:value-type="float">
            <text:p>6</text:p>
          </table:table-cell>
          <table:table-cell table:number-columns-repeated="1002"/>
        </table:table-row>
        <table:table-row table:style-name="ro1">
          <table:table-cell table:style-name="ce44" office:value-type="float" office:value="2" calcext:value-type="float">
            <text:p>2</text:p>
          </table:table-cell>
          <table:table-cell table:style-name="ce44" office:value-type="float" office:value="7" calcext:value-type="float">
            <text:p>7</text:p>
          </table:table-cell>
          <table:table-cell table:style-name="ce50" table:formula="of:=(([.A32]-1)*9+([.B32]))/108" office:value-type="float" office:value="0.148148148148148" calcext:value-type="float">
            <text:p>0.148148148148148</text:p>
          </table:table-cell>
          <table:table-cell table:style-name="ce50" table:formula="of:=MIN(ABS([.C32]*12-0.5);12-ABS([.C32]*12-0.5))/6" office:value-type="float" office:value="0.212962962962963" calcext:value-type="float">
            <text:p>0.212962962962963</text:p>
          </table:table-cell>
          <table:table-cell table:style-name="ce50" table:formula="of:=6*[.D32]^5-15*[.D32]^4+10*[.D32]^3" office:value-type="float" office:value="0.0683601255471497" calcext:value-type="float">
            <text:p>0.0683601255471497</text:p>
          </table:table-cell>
          <table:table-cell table:style-name="ce50" table:formula="of:=[.E32]*[.F$3]" office:value-type="float" office:value="2.22170408028237" calcext:value-type="float">
            <text:p>2.22170408028237</text:p>
          </table:table-cell>
          <table:table-cell table:style-name="ce50" table:formula="of:=[.$F$4]+[.F32]+(-0.5*[.$F$10])" office:value-type="float" office:value="-14.8282959197176" calcext:value-type="float">
            <text:p>-14.8282959197176</text:p>
          </table:table-cell>
          <table:table-cell table:style-name="ce50" table:formula="of:=[.$F$4]+[.F32]+(0.5*[.$F$10])" office:value-type="float" office:value="-7.22829591971764" calcext:value-type="float">
            <text:p>-7.22829591971764</text:p>
          </table:table-cell>
          <table:table-cell/>
          <table:table-cell table:style-name="ce44" office:value-type="float" office:value="-14.9" calcext:value-type="float">
            <text:p>-14.9</text:p>
          </table:table-cell>
          <table:table-cell table:style-name="ce44" office:value-type="float" office:value="-4.4" calcext:value-type="float">
            <text:p>-4.4</text:p>
          </table:table-cell>
          <table:table-cell table:style-name="ce44" table:formula="of:=[.G32]-[.J32]" office:value-type="float" office:value="0.0717040802823643" calcext:value-type="float">
            <text:p>0.0717040802823643</text:p>
          </table:table-cell>
          <table:table-cell table:style-name="ce44" table:formula="of:=[.H32]-[.K32]" office:value-type="float" office:value="-2.82829591971764" calcext:value-type="float">
            <text:p>-2.82829591971764</text:p>
          </table:table-cell>
          <table:table-cell table:style-name="ce44" office:value-type="float" office:value="-20.630209" calcext:value-type="float">
            <text:p>-20.630209</text:p>
          </table:table-cell>
          <table:table-cell table:style-name="ce44" office:value-type="float" office:value="-2.0451126" calcext:value-type="float">
            <text:p>-2.0451126</text:p>
          </table:table-cell>
          <table:table-cell table:style-name="ce50" table:formula="of:=[.G32]-[.N32]" office:value-type="float" office:value="5.80191308028237" calcext:value-type="float">
            <text:p>5.80191308028237</text:p>
          </table:table-cell>
          <table:table-cell table:style-name="ce50" table:formula="of:=[.H32]-[.O32]" office:value-type="float" office:value="-5.18318331971764" calcext:value-type="float">
            <text:p>-5.18318331971764</text:p>
          </table:table-cell>
          <table:table-cell table:style-name="ce50" table:formula="of:=[.J32]-[.N32]" office:value-type="float" office:value="5.730209" calcext:value-type="float">
            <text:p>5.730209</text:p>
          </table:table-cell>
          <table:table-cell table:style-name="ce50" table:formula="of:=[.K32]-[.O32]" office:value-type="float" office:value="-2.3548874" calcext:value-type="float">
            <text:p>-2.3548874</text:p>
          </table:table-cell>
          <table:table-cell/>
          <table:table-cell table:style-name="ce44" office:value-type="float" office:value="2" calcext:value-type="float">
            <text:p>2</text:p>
          </table:table-cell>
          <table:table-cell table:style-name="ce44" office:value-type="float" office:value="7" calcext:value-type="float">
            <text:p>7</text:p>
          </table:table-cell>
          <table:table-cell table:number-columns-repeated="1002"/>
        </table:table-row>
        <table:table-row table:style-name="ro1">
          <table:table-cell table:style-name="ce44" office:value-type="float" office:value="2" calcext:value-type="float">
            <text:p>2</text:p>
          </table:table-cell>
          <table:table-cell table:style-name="ce44" office:value-type="float" office:value="8" calcext:value-type="float">
            <text:p>8</text:p>
          </table:table-cell>
          <table:table-cell table:style-name="ce50" table:formula="of:=(([.A33]-1)*9+([.B33]))/108" office:value-type="float" office:value="0.157407407407407" calcext:value-type="float">
            <text:p>0.157407407407407</text:p>
          </table:table-cell>
          <table:table-cell table:style-name="ce50" table:formula="of:=MIN(ABS([.C33]*12-0.5);12-ABS([.C33]*12-0.5))/6" office:value-type="float" office:value="0.231481481481481" calcext:value-type="float">
            <text:p>0.231481481481481</text:p>
          </table:table-cell>
          <table:table-cell table:style-name="ce50" table:formula="of:=6*[.D33]^5-15*[.D33]^4+10*[.D33]^3" office:value-type="float" office:value="0.084955924392229" calcext:value-type="float">
            <text:p>0.084955924392229</text:p>
          </table:table-cell>
          <table:table-cell table:style-name="ce50" table:formula="of:=[.E33]*[.F$3]" office:value-type="float" office:value="2.76106754274744" calcext:value-type="float">
            <text:p>2.76106754274744</text:p>
          </table:table-cell>
          <table:table-cell table:style-name="ce50" table:formula="of:=[.$F$4]+[.F33]+(-0.5*[.$F$10])" office:value-type="float" office:value="-14.2889324572526" calcext:value-type="float">
            <text:p>-14.2889324572526</text:p>
          </table:table-cell>
          <table:table-cell table:style-name="ce50" table:formula="of:=[.$F$4]+[.F33]+(0.5*[.$F$10])" office:value-type="float" office:value="-6.68893245725256" calcext:value-type="float">
            <text:p>-6.68893245725256</text:p>
          </table:table-cell>
          <table:table-cell/>
          <table:table-cell table:style-name="ce44" office:value-type="float" office:value="-14.4" calcext:value-type="float">
            <text:p>-14.4</text:p>
          </table:table-cell>
          <table:table-cell table:style-name="ce44" office:value-type="float" office:value="-4.4" calcext:value-type="float">
            <text:p>-4.4</text:p>
          </table:table-cell>
          <table:table-cell table:style-name="ce44" table:formula="of:=[.G33]-[.J33]" office:value-type="float" office:value="0.111067542747444" calcext:value-type="float">
            <text:p>0.111067542747444</text:p>
          </table:table-cell>
          <table:table-cell table:style-name="ce44" table:formula="of:=[.H33]-[.K33]" office:value-type="float" office:value="-2.28893245725256" calcext:value-type="float">
            <text:p>-2.28893245725256</text:p>
          </table:table-cell>
          <table:table-cell table:style-name="ce44" office:value-type="float" office:value="-20.161499" calcext:value-type="float">
            <text:p>-20.161499</text:p>
          </table:table-cell>
          <table:table-cell table:style-name="ce44" office:value-type="float" office:value="-1.7971145" calcext:value-type="float">
            <text:p>-1.7971145</text:p>
          </table:table-cell>
          <table:table-cell table:style-name="ce50" table:formula="of:=[.G33]-[.N33]" office:value-type="float" office:value="5.87256654274744" calcext:value-type="float">
            <text:p>5.87256654274744</text:p>
          </table:table-cell>
          <table:table-cell table:style-name="ce50" table:formula="of:=[.H33]-[.O33]" office:value-type="float" office:value="-4.89181795725256" calcext:value-type="float">
            <text:p>-4.89181795725256</text:p>
          </table:table-cell>
          <table:table-cell table:style-name="ce50" table:formula="of:=[.J33]-[.N33]" office:value-type="float" office:value="5.761499" calcext:value-type="float">
            <text:p>5.761499</text:p>
          </table:table-cell>
          <table:table-cell table:style-name="ce50" table:formula="of:=[.K33]-[.O33]" office:value-type="float" office:value="-2.6028855" calcext:value-type="float">
            <text:p>-2.6028855</text:p>
          </table:table-cell>
          <table:table-cell/>
          <table:table-cell table:style-name="ce44" office:value-type="float" office:value="2" calcext:value-type="float">
            <text:p>2</text:p>
          </table:table-cell>
          <table:table-cell table:style-name="ce44" office:value-type="float" office:value="8" calcext:value-type="float">
            <text:p>8</text:p>
          </table:table-cell>
          <table:table-cell table:number-columns-repeated="1002"/>
        </table:table-row>
        <table:table-row table:style-name="ro1">
          <table:table-cell table:style-name="ce44" office:value-type="float" office:value="2" calcext:value-type="float">
            <text:p>2</text:p>
          </table:table-cell>
          <table:table-cell table:style-name="ce44" office:value-type="float" office:value="9" calcext:value-type="float">
            <text:p>9</text:p>
          </table:table-cell>
          <table:table-cell table:style-name="ce50" table:formula="of:=(([.A34]-1)*9+([.B34]))/108" office:value-type="float" office:value="0.166666666666667" calcext:value-type="float">
            <text:p>0.166666666666667</text:p>
          </table:table-cell>
          <table:table-cell table:style-name="ce50" table:formula="of:=MIN(ABS([.C34]*12-0.5);12-ABS([.C34]*12-0.5))/6" office:value-type="float" office:value="0.25" calcext:value-type="float">
            <text:p>0.25</text:p>
          </table:table-cell>
          <table:table-cell table:style-name="ce50" table:formula="of:=6*[.D34]^5-15*[.D34]^4+10*[.D34]^3" office:value-type="float" office:value="0.103515625" calcext:value-type="float">
            <text:p>0.103515625</text:p>
          </table:table-cell>
          <table:table-cell table:style-name="ce50" table:formula="of:=[.E34]*[.F$3]" office:value-type="float" office:value="3.3642578125" calcext:value-type="float">
            <text:p>3.3642578125</text:p>
          </table:table-cell>
          <table:table-cell table:style-name="ce50" table:formula="of:=[.$F$4]+[.F34]+(-0.5*[.$F$10])" office:value-type="float" office:value="-13.6857421875" calcext:value-type="float">
            <text:p>-13.6857421875</text:p>
          </table:table-cell>
          <table:table-cell table:style-name="ce50" table:formula="of:=[.$F$4]+[.F34]+(0.5*[.$F$10])" office:value-type="float" office:value="-6.0857421875" calcext:value-type="float">
            <text:p>-6.0857421875</text:p>
          </table:table-cell>
          <table:table-cell/>
          <table:table-cell table:style-name="ce44" office:value-type="float" office:value="-13.1" calcext:value-type="float">
            <text:p>-13.1</text:p>
          </table:table-cell>
          <table:table-cell table:style-name="ce44" office:value-type="float" office:value="-5.2" calcext:value-type="float">
            <text:p>-5.2</text:p>
          </table:table-cell>
          <table:table-cell table:style-name="ce44" table:formula="of:=[.G34]-[.J34]" office:value-type="float" office:value="-0.585742187500001" calcext:value-type="float">
            <text:p>-0.585742187500001</text:p>
          </table:table-cell>
          <table:table-cell table:style-name="ce44" table:formula="of:=[.H34]-[.K34]" office:value-type="float" office:value="-0.8857421875" calcext:value-type="float">
            <text:p>-0.8857421875</text:p>
          </table:table-cell>
          <table:table-cell table:style-name="ce44" office:value-type="float" office:value="-19.612083" calcext:value-type="float">
            <text:p>-19.612083</text:p>
          </table:table-cell>
          <table:table-cell table:style-name="ce44" office:value-type="float" office:value="-1.0622241" calcext:value-type="float">
            <text:p>-1.0622241</text:p>
          </table:table-cell>
          <table:table-cell table:style-name="ce50" table:formula="of:=[.G34]-[.N34]" office:value-type="float" office:value="5.9263408125" calcext:value-type="float">
            <text:p>5.9263408125</text:p>
          </table:table-cell>
          <table:table-cell table:style-name="ce50" table:formula="of:=[.H34]-[.O34]" office:value-type="float" office:value="-5.0235180875" calcext:value-type="float">
            <text:p>-5.0235180875</text:p>
          </table:table-cell>
          <table:table-cell table:style-name="ce50" table:formula="of:=[.J34]-[.N34]" office:value-type="float" office:value="6.512083" calcext:value-type="float">
            <text:p>6.512083</text:p>
          </table:table-cell>
          <table:table-cell table:style-name="ce50" table:formula="of:=[.K34]-[.O34]" office:value-type="float" office:value="-4.1377759" calcext:value-type="float">
            <text:p>-4.1377759</text:p>
          </table:table-cell>
          <table:table-cell/>
          <table:table-cell table:style-name="ce44" office:value-type="float" office:value="2" calcext:value-type="float">
            <text:p>2</text:p>
          </table:table-cell>
          <table:table-cell table:style-name="ce44" office:value-type="float" office:value="9" calcext:value-type="float">
            <text:p>9</text:p>
          </table:table-cell>
          <table:table-cell table:number-columns-repeated="1002"/>
        </table:table-row>
        <table:table-row table:style-name="ro1">
          <table:table-cell table:style-name="ce44" office:value-type="float" office:value="3" calcext:value-type="float">
            <text:p>3</text:p>
          </table:table-cell>
          <table:table-cell table:style-name="ce44" office:value-type="float" office:value="1" calcext:value-type="float">
            <text:p>1</text:p>
          </table:table-cell>
          <table:table-cell table:style-name="ce50" table:formula="of:=(([.A35]-1)*9+([.B35]))/108" office:value-type="float" office:value="0.175925925925926" calcext:value-type="float">
            <text:p>0.175925925925926</text:p>
          </table:table-cell>
          <table:table-cell table:style-name="ce50" table:formula="of:=MIN(ABS([.C35]*12-0.5);12-ABS([.C35]*12-0.5))/6" office:value-type="float" office:value="0.268518518518519" calcext:value-type="float">
            <text:p>0.268518518518519</text:p>
          </table:table-cell>
          <table:table-cell table:style-name="ce50" table:formula="of:=6*[.D35]^5-15*[.D35]^4+10*[.D35]^3" office:value-type="float" office:value="0.124002573881803" calcext:value-type="float">
            <text:p>0.124002573881803</text:p>
          </table:table-cell>
          <table:table-cell table:style-name="ce50" table:formula="of:=[.E35]*[.F$3]" office:value-type="float" office:value="4.0300836511586" calcext:value-type="float">
            <text:p>4.0300836511586</text:p>
          </table:table-cell>
          <table:table-cell table:style-name="ce50" table:formula="of:=[.$F$4]+[.F35]+(-0.5*[.$F$10])" office:value-type="float" office:value="-13.0199163488414" calcext:value-type="float">
            <text:p>-13.0199163488414</text:p>
          </table:table-cell>
          <table:table-cell table:style-name="ce50" table:formula="of:=[.$F$4]+[.F35]+(0.5*[.$F$10])" office:value-type="float" office:value="-5.4199163488414" calcext:value-type="float">
            <text:p>-5.4199163488414</text:p>
          </table:table-cell>
          <table:table-cell/>
          <table:table-cell table:style-name="ce44" office:value-type="float" office:value="-12.4" calcext:value-type="float">
            <text:p>-12.4</text:p>
          </table:table-cell>
          <table:table-cell table:style-name="ce44" office:value-type="float" office:value="-4.3" calcext:value-type="float">
            <text:p>-4.3</text:p>
          </table:table-cell>
          <table:table-cell table:style-name="ce44" table:formula="of:=[.G35]-[.J35]" office:value-type="float" office:value="-0.619916348841402" calcext:value-type="float">
            <text:p>-0.619916348841402</text:p>
          </table:table-cell>
          <table:table-cell table:style-name="ce44" table:formula="of:=[.H35]-[.K35]" office:value-type="float" office:value="-1.1199163488414" calcext:value-type="float">
            <text:p>-1.1199163488414</text:p>
          </table:table-cell>
          <table:table-cell table:style-name="ce44" office:value-type="float" office:value="-19.577929" calcext:value-type="float">
            <text:p>-19.577929</text:p>
          </table:table-cell>
          <table:table-cell table:style-name="ce44" office:value-type="float" office:value="-1.1235979" calcext:value-type="float">
            <text:p>-1.1235979</text:p>
          </table:table-cell>
          <table:table-cell table:style-name="ce50" table:formula="of:=[.G35]-[.N35]" office:value-type="float" office:value="6.5580126511586" calcext:value-type="float">
            <text:p>6.5580126511586</text:p>
          </table:table-cell>
          <table:table-cell table:style-name="ce50" table:formula="of:=[.H35]-[.O35]" office:value-type="float" office:value="-4.2963184488414" calcext:value-type="float">
            <text:p>-4.2963184488414</text:p>
          </table:table-cell>
          <table:table-cell table:style-name="ce50" table:formula="of:=[.J35]-[.N35]" office:value-type="float" office:value="7.177929" calcext:value-type="float">
            <text:p>7.177929</text:p>
          </table:table-cell>
          <table:table-cell table:style-name="ce50" table:formula="of:=[.K35]-[.O35]" office:value-type="float" office:value="-3.1764021" calcext:value-type="float">
            <text:p>-3.1764021</text:p>
          </table:table-cell>
          <table:table-cell/>
          <table:table-cell table:style-name="ce44" office:value-type="float" office:value="3" calcext:value-type="float">
            <text:p>3</text:p>
          </table:table-cell>
          <table:table-cell table:style-name="ce44" office:value-type="float" office:value="1" calcext:value-type="float">
            <text:p>1</text:p>
          </table:table-cell>
          <table:table-cell table:number-columns-repeated="1002"/>
        </table:table-row>
        <table:table-row table:style-name="ro1">
          <table:table-cell table:style-name="ce44" office:value-type="float" office:value="3" calcext:value-type="float">
            <text:p>3</text:p>
          </table:table-cell>
          <table:table-cell table:style-name="ce44" office:value-type="float" office:value="2" calcext:value-type="float">
            <text:p>2</text:p>
          </table:table-cell>
          <table:table-cell table:style-name="ce50" table:formula="of:=(([.A36]-1)*9+([.B36]))/108" office:value-type="float" office:value="0.185185185185185" calcext:value-type="float">
            <text:p>0.185185185185185</text:p>
          </table:table-cell>
          <table:table-cell table:style-name="ce50" table:formula="of:=MIN(ABS([.C36]*12-0.5);12-ABS([.C36]*12-0.5))/6" office:value-type="float" office:value="0.287037037037037" calcext:value-type="float">
            <text:p>0.287037037037037</text:p>
          </table:table-cell>
          <table:table-cell table:style-name="ce50" table:formula="of:=6*[.D36]^5-15*[.D36]^4+10*[.D36]^3" office:value-type="float" office:value="0.146358948689219" calcext:value-type="float">
            <text:p>0.146358948689219</text:p>
          </table:table-cell>
          <table:table-cell table:style-name="ce50" table:formula="of:=[.E36]*[.F$3]" office:value-type="float" office:value="4.75666583239962" calcext:value-type="float">
            <text:p>4.75666583239962</text:p>
          </table:table-cell>
          <table:table-cell table:style-name="ce50" table:formula="of:=[.$F$4]+[.F36]+(-0.5*[.$F$10])" office:value-type="float" office:value="-12.2933341676004" calcext:value-type="float">
            <text:p>-12.2933341676004</text:p>
          </table:table-cell>
          <table:table-cell table:style-name="ce50" table:formula="of:=[.$F$4]+[.F36]+(0.5*[.$F$10])" office:value-type="float" office:value="-4.69333416760038" calcext:value-type="float">
            <text:p>-4.69333416760038</text:p>
          </table:table-cell>
          <table:table-cell/>
          <table:table-cell table:style-name="ce44" office:value-type="float" office:value="-14.4" calcext:value-type="float">
            <text:p>-14.4</text:p>
          </table:table-cell>
          <table:table-cell table:style-name="ce44" office:value-type="float" office:value="-2.9" calcext:value-type="float">
            <text:p>-2.9</text:p>
          </table:table-cell>
          <table:table-cell table:style-name="ce44" table:formula="of:=[.G36]-[.J36]" office:value-type="float" office:value="2.10666583239962" calcext:value-type="float">
            <text:p>2.10666583239962</text:p>
          </table:table-cell>
          <table:table-cell table:style-name="ce44" table:formula="of:=[.H36]-[.K36]" office:value-type="float" office:value="-1.79333416760038" calcext:value-type="float">
            <text:p>-1.79333416760038</text:p>
          </table:table-cell>
          <table:table-cell table:style-name="ce44" office:value-type="float" office:value="-18.147728" calcext:value-type="float">
            <text:p>-18.147728</text:p>
          </table:table-cell>
          <table:table-cell table:style-name="ce44" office:value-type="float" office:value="0.4524167" calcext:value-type="float">
            <text:p>0.4524167</text:p>
          </table:table-cell>
          <table:table-cell table:style-name="ce50" table:formula="of:=[.G36]-[.N36]" office:value-type="float" office:value="5.85439383239962" calcext:value-type="float">
            <text:p>5.85439383239962</text:p>
          </table:table-cell>
          <table:table-cell table:style-name="ce50" table:formula="of:=[.H36]-[.O36]" office:value-type="float" office:value="-5.14575086760038" calcext:value-type="float">
            <text:p>-5.14575086760038</text:p>
          </table:table-cell>
          <table:table-cell table:style-name="ce50" table:formula="of:=[.J36]-[.N36]" office:value-type="float" office:value="3.747728" calcext:value-type="float">
            <text:p>3.747728</text:p>
          </table:table-cell>
          <table:table-cell table:style-name="ce50" table:formula="of:=[.K36]-[.O36]" office:value-type="float" office:value="-3.3524167" calcext:value-type="float">
            <text:p>-3.3524167</text:p>
          </table:table-cell>
          <table:table-cell/>
          <table:table-cell table:style-name="ce44" office:value-type="float" office:value="3" calcext:value-type="float">
            <text:p>3</text:p>
          </table:table-cell>
          <table:table-cell table:style-name="ce44" office:value-type="float" office:value="2" calcext:value-type="float">
            <text:p>2</text:p>
          </table:table-cell>
          <table:table-cell table:number-columns-repeated="1002"/>
        </table:table-row>
        <table:table-row table:style-name="ro1">
          <table:table-cell table:number-columns-repeated="2" table:style-name="ce44" office:value-type="float" office:value="3" calcext:value-type="float">
            <text:p>3</text:p>
          </table:table-cell>
          <table:table-cell table:style-name="ce50" table:formula="of:=(([.A37]-1)*9+([.B37]))/108" office:value-type="float" office:value="0.194444444444444" calcext:value-type="float">
            <text:p>0.194444444444444</text:p>
          </table:table-cell>
          <table:table-cell table:style-name="ce50" table:formula="of:=MIN(ABS([.C37]*12-0.5);12-ABS([.C37]*12-0.5))/6" office:value-type="float" office:value="0.305555555555556" calcext:value-type="float">
            <text:p>0.305555555555556</text:p>
          </table:table-cell>
          <table:table-cell table:style-name="ce50" table:formula="of:=6*[.D37]^5-15*[.D37]^4+10*[.D37]^3" office:value-type="float" office:value="0.170507326277752" calcext:value-type="float">
            <text:p>0.170507326277752</text:p>
          </table:table-cell>
          <table:table-cell table:style-name="ce50" table:formula="of:=[.E37]*[.F$3]" office:value-type="float" office:value="5.54148810402694" calcext:value-type="float">
            <text:p>5.54148810402694</text:p>
          </table:table-cell>
          <table:table-cell table:style-name="ce50" table:formula="of:=[.$F$4]+[.F37]+(-0.5*[.$F$10])" office:value-type="float" office:value="-11.5085118959731" calcext:value-type="float">
            <text:p>-11.5085118959731</text:p>
          </table:table-cell>
          <table:table-cell table:style-name="ce50" table:formula="of:=[.$F$4]+[.F37]+(0.5*[.$F$10])" office:value-type="float" office:value="-3.90851189597306" calcext:value-type="float">
            <text:p>-3.90851189597306</text:p>
          </table:table-cell>
          <table:table-cell/>
          <table:table-cell table:style-name="ce44" office:value-type="float" office:value="-12.7" calcext:value-type="float">
            <text:p>-12.7</text:p>
          </table:table-cell>
          <table:table-cell table:style-name="ce44" office:value-type="float" office:value="-2.7" calcext:value-type="float">
            <text:p>-2.7</text:p>
          </table:table-cell>
          <table:table-cell table:style-name="ce44" table:formula="of:=[.G37]-[.J37]" office:value-type="float" office:value="1.19148810402694" calcext:value-type="float">
            <text:p>1.19148810402694</text:p>
          </table:table-cell>
          <table:table-cell table:style-name="ce44" table:formula="of:=[.H37]-[.K37]" office:value-type="float" office:value="-1.20851189597306" calcext:value-type="float">
            <text:p>-1.20851189597306</text:p>
          </table:table-cell>
          <table:table-cell table:style-name="ce44" office:value-type="float" office:value="-17.280428" calcext:value-type="float">
            <text:p>-17.280428</text:p>
          </table:table-cell>
          <table:table-cell table:style-name="ce44" office:value-type="float" office:value="0.5398388" calcext:value-type="float">
            <text:p>0.5398388</text:p>
          </table:table-cell>
          <table:table-cell table:style-name="ce50" table:formula="of:=[.G37]-[.N37]" office:value-type="float" office:value="5.77191610402694" calcext:value-type="float">
            <text:p>5.77191610402694</text:p>
          </table:table-cell>
          <table:table-cell table:style-name="ce50" table:formula="of:=[.H37]-[.O37]" office:value-type="float" office:value="-4.44835069597306" calcext:value-type="float">
            <text:p>-4.44835069597306</text:p>
          </table:table-cell>
          <table:table-cell table:style-name="ce50" table:formula="of:=[.J37]-[.N37]" office:value-type="float" office:value="4.580428" calcext:value-type="float">
            <text:p>4.580428</text:p>
          </table:table-cell>
          <table:table-cell table:style-name="ce50" table:formula="of:=[.K37]-[.O37]" office:value-type="float" office:value="-3.2398388" calcext:value-type="float">
            <text:p>-3.2398388</text:p>
          </table:table-cell>
          <table:table-cell/>
          <table:table-cell table:number-columns-repeated="2" table:style-name="ce44" office:value-type="float" office:value="3" calcext:value-type="float">
            <text:p>3</text:p>
          </table:table-cell>
          <table:table-cell table:number-columns-repeated="1002"/>
        </table:table-row>
        <table:table-row table:style-name="ro1">
          <table:table-cell table:style-name="ce44" office:value-type="float" office:value="3" calcext:value-type="float">
            <text:p>3</text:p>
          </table:table-cell>
          <table:table-cell table:style-name="ce44" office:value-type="float" office:value="4" calcext:value-type="float">
            <text:p>4</text:p>
          </table:table-cell>
          <table:table-cell table:style-name="ce50" table:formula="of:=(([.A38]-1)*9+([.B38]))/108" office:value-type="float" office:value="0.203703703703704" calcext:value-type="float">
            <text:p>0.203703703703704</text:p>
          </table:table-cell>
          <table:table-cell table:style-name="ce50" table:formula="of:=MIN(ABS([.C38]*12-0.5);12-ABS([.C38]*12-0.5))/6" office:value-type="float" office:value="0.324074074074074" calcext:value-type="float">
            <text:p>0.324074074074074</text:p>
          </table:table-cell>
          <table:table-cell table:style-name="ce50" table:formula="of:=6*[.D38]^5-15*[.D38]^4+10*[.D38]^3" office:value-type="float" office:value="0.19635225077052" calcext:value-type="float">
            <text:p>0.19635225077052</text:p>
          </table:table-cell>
          <table:table-cell table:style-name="ce50" table:formula="of:=[.E38]*[.F$3]" office:value-type="float" office:value="6.3814481500419" calcext:value-type="float">
            <text:p>6.3814481500419</text:p>
          </table:table-cell>
          <table:table-cell table:style-name="ce50" table:formula="of:=[.$F$4]+[.F38]+(-0.5*[.$F$10])" office:value-type="float" office:value="-10.6685518499581" calcext:value-type="float">
            <text:p>-10.6685518499581</text:p>
          </table:table-cell>
          <table:table-cell table:style-name="ce50" table:formula="of:=[.$F$4]+[.F38]+(0.5*[.$F$10])" office:value-type="float" office:value="-3.0685518499581" calcext:value-type="float">
            <text:p>-3.0685518499581</text:p>
          </table:table-cell>
          <table:table-cell/>
          <table:table-cell table:style-name="ce44" office:value-type="float" office:value="-11.2" calcext:value-type="float">
            <text:p>-11.2</text:p>
          </table:table-cell>
          <table:table-cell table:style-name="ce44" office:value-type="float" office:value="-2.6" calcext:value-type="float">
            <text:p>-2.6</text:p>
          </table:table-cell>
          <table:table-cell table:style-name="ce44" table:formula="of:=[.G38]-[.J38]" office:value-type="float" office:value="0.5314481500419" calcext:value-type="float">
            <text:p>0.5314481500419</text:p>
          </table:table-cell>
          <table:table-cell table:style-name="ce44" table:formula="of:=[.H38]-[.K38]" office:value-type="float" office:value="-0.468551849958101" calcext:value-type="float">
            <text:p>-0.468551849958101</text:p>
          </table:table-cell>
          <table:table-cell table:style-name="ce44" office:value-type="float" office:value="-18.227816" calcext:value-type="float">
            <text:p>-18.227816</text:p>
          </table:table-cell>
          <table:table-cell table:style-name="ce44" office:value-type="float" office:value="2.0664294" calcext:value-type="float">
            <text:p>2.0664294</text:p>
          </table:table-cell>
          <table:table-cell table:style-name="ce50" table:formula="of:=[.G38]-[.N38]" office:value-type="float" office:value="7.5592641500419" calcext:value-type="float">
            <text:p>7.5592641500419</text:p>
          </table:table-cell>
          <table:table-cell table:style-name="ce50" table:formula="of:=[.H38]-[.O38]" office:value-type="float" office:value="-5.1349812499581" calcext:value-type="float">
            <text:p>-5.1349812499581</text:p>
          </table:table-cell>
          <table:table-cell table:style-name="ce50" table:formula="of:=[.J38]-[.N38]" office:value-type="float" office:value="7.027816" calcext:value-type="float">
            <text:p>7.027816</text:p>
          </table:table-cell>
          <table:table-cell table:style-name="ce50" table:formula="of:=[.K38]-[.O38]" office:value-type="float" office:value="-4.6664294" calcext:value-type="float">
            <text:p>-4.6664294</text:p>
          </table:table-cell>
          <table:table-cell/>
          <table:table-cell table:style-name="ce44" office:value-type="float" office:value="3" calcext:value-type="float">
            <text:p>3</text:p>
          </table:table-cell>
          <table:table-cell table:style-name="ce44" office:value-type="float" office:value="4" calcext:value-type="float">
            <text:p>4</text:p>
          </table:table-cell>
          <table:table-cell table:number-columns-repeated="1002"/>
        </table:table-row>
        <table:table-row table:style-name="ro1">
          <table:table-cell table:style-name="ce44" office:value-type="float" office:value="3" calcext:value-type="float">
            <text:p>3</text:p>
          </table:table-cell>
          <table:table-cell table:style-name="ce44" office:value-type="float" office:value="5" calcext:value-type="float">
            <text:p>5</text:p>
          </table:table-cell>
          <table:table-cell table:style-name="ce50" table:formula="of:=(([.A39]-1)*9+([.B39]))/108" office:value-type="float" office:value="0.212962962962963" calcext:value-type="float">
            <text:p>0.212962962962963</text:p>
          </table:table-cell>
          <table:table-cell table:style-name="ce50" table:formula="of:=MIN(ABS([.C39]*12-0.5);12-ABS([.C39]*12-0.5))/6" office:value-type="float" office:value="0.342592592592593" calcext:value-type="float">
            <text:p>0.342592592592593</text:p>
          </table:table-cell>
          <table:table-cell table:style-name="ce50" table:formula="of:=6*[.D39]^5-15*[.D39]^4+10*[.D39]^3" office:value-type="float" office:value="0.223781801621937" calcext:value-type="float">
            <text:p>0.223781801621937</text:p>
          </table:table-cell>
          <table:table-cell table:style-name="ce50" table:formula="of:=[.E39]*[.F$3]" office:value-type="float" office:value="7.27290855271295" calcext:value-type="float">
            <text:p>7.27290855271295</text:p>
          </table:table-cell>
          <table:table-cell table:style-name="ce50" table:formula="of:=[.$F$4]+[.F39]+(-0.5*[.$F$10])" office:value-type="float" office:value="-9.77709144728705" calcext:value-type="float">
            <text:p>-9.77709144728705</text:p>
          </table:table-cell>
          <table:table-cell table:style-name="ce50" table:formula="of:=[.$F$4]+[.F39]+(0.5*[.$F$10])" office:value-type="float" office:value="-2.17709144728705" calcext:value-type="float">
            <text:p>-2.17709144728705</text:p>
          </table:table-cell>
          <table:table-cell/>
          <table:table-cell table:style-name="ce44" office:value-type="float" office:value="-10.7" calcext:value-type="float">
            <text:p>-10.7</text:p>
          </table:table-cell>
          <table:table-cell table:style-name="ce44" office:value-type="float" office:value="-0.2" calcext:value-type="float">
            <text:p>-0.2</text:p>
          </table:table-cell>
          <table:table-cell table:style-name="ce44" table:formula="of:=[.G39]-[.J39]" office:value-type="float" office:value="0.922908552712952" calcext:value-type="float">
            <text:p>0.922908552712952</text:p>
          </table:table-cell>
          <table:table-cell table:style-name="ce44" table:formula="of:=[.H39]-[.K39]" office:value-type="float" office:value="-1.97709144728705" calcext:value-type="float">
            <text:p>-1.97709144728705</text:p>
          </table:table-cell>
          <table:table-cell table:style-name="ce44" office:value-type="float" office:value="-15.8259" calcext:value-type="float">
            <text:p>-15.8259</text:p>
          </table:table-cell>
          <table:table-cell table:style-name="ce44" office:value-type="float" office:value="2.7201445" calcext:value-type="float">
            <text:p>2.7201445</text:p>
          </table:table-cell>
          <table:table-cell table:style-name="ce50" table:formula="of:=[.G39]-[.N39]" office:value-type="float" office:value="6.04880855271295" calcext:value-type="float">
            <text:p>6.04880855271295</text:p>
          </table:table-cell>
          <table:table-cell table:style-name="ce50" table:formula="of:=[.H39]-[.O39]" office:value-type="float" office:value="-4.89723594728705" calcext:value-type="float">
            <text:p>-4.89723594728705</text:p>
          </table:table-cell>
          <table:table-cell table:style-name="ce50" table:formula="of:=[.J39]-[.N39]" office:value-type="float" office:value="5.1259" calcext:value-type="float">
            <text:p>5.1259</text:p>
          </table:table-cell>
          <table:table-cell table:style-name="ce50" table:formula="of:=[.K39]-[.O39]" office:value-type="float" office:value="-2.9201445" calcext:value-type="float">
            <text:p>-2.9201445</text:p>
          </table:table-cell>
          <table:table-cell/>
          <table:table-cell table:style-name="ce44" office:value-type="float" office:value="3" calcext:value-type="float">
            <text:p>3</text:p>
          </table:table-cell>
          <table:table-cell table:style-name="ce44" office:value-type="float" office:value="5" calcext:value-type="float">
            <text:p>5</text:p>
          </table:table-cell>
          <table:table-cell table:number-columns-repeated="1002"/>
        </table:table-row>
        <table:table-row table:style-name="ro1">
          <table:table-cell table:style-name="ce44" office:value-type="float" office:value="3" calcext:value-type="float">
            <text:p>3</text:p>
          </table:table-cell>
          <table:table-cell table:style-name="ce44" office:value-type="float" office:value="6" calcext:value-type="float">
            <text:p>6</text:p>
          </table:table-cell>
          <table:table-cell table:style-name="ce50" table:formula="of:=(([.A40]-1)*9+([.B40]))/108" office:value-type="float" office:value="0.222222222222222" calcext:value-type="float">
            <text:p>0.222222222222222</text:p>
          </table:table-cell>
          <table:table-cell table:style-name="ce50" table:formula="of:=MIN(ABS([.C40]*12-0.5);12-ABS([.C40]*12-0.5))/6" office:value-type="float" office:value="0.361111111111111" calcext:value-type="float">
            <text:p>0.361111111111111</text:p>
          </table:table-cell>
          <table:table-cell table:style-name="ce50" table:formula="of:=6*[.D40]^5-15*[.D40]^4+10*[.D40]^3" office:value-type="float" office:value="0.2526691616814" calcext:value-type="float">
            <text:p>0.2526691616814</text:p>
          </table:table-cell>
          <table:table-cell table:style-name="ce50" table:formula="of:=[.E40]*[.F$3]" office:value-type="float" office:value="8.2117477546455" calcext:value-type="float">
            <text:p>8.2117477546455</text:p>
          </table:table-cell>
          <table:table-cell table:style-name="ce50" table:formula="of:=[.$F$4]+[.F40]+(-0.5*[.$F$10])" office:value-type="float" office:value="-8.8382522453545" calcext:value-type="float">
            <text:p>-8.8382522453545</text:p>
          </table:table-cell>
          <table:table-cell table:style-name="ce50" table:formula="of:=[.$F$4]+[.F40]+(0.5*[.$F$10])" office:value-type="float" office:value="-1.2382522453545" calcext:value-type="float">
            <text:p>-1.2382522453545</text:p>
          </table:table-cell>
          <table:table-cell/>
          <table:table-cell table:style-name="ce44" office:value-type="float" office:value="-8.6" calcext:value-type="float">
            <text:p>-8.6</text:p>
          </table:table-cell>
          <table:table-cell table:style-name="ce44" office:value-type="float" office:value="0.1" calcext:value-type="float">
            <text:p>0.1</text:p>
          </table:table-cell>
          <table:table-cell table:style-name="ce44" table:formula="of:=[.G40]-[.J40]" office:value-type="float" office:value="-0.2382522453545" calcext:value-type="float">
            <text:p>-0.2382522453545</text:p>
          </table:table-cell>
          <table:table-cell table:style-name="ce44" table:formula="of:=[.H40]-[.K40]" office:value-type="float" office:value="-1.3382522453545" calcext:value-type="float">
            <text:p>-1.3382522453545</text:p>
          </table:table-cell>
          <table:table-cell table:style-name="ce44" office:value-type="float" office:value="-15.126586" calcext:value-type="float">
            <text:p>-15.126586</text:p>
          </table:table-cell>
          <table:table-cell table:style-name="ce44" office:value-type="float" office:value="4.482551" calcext:value-type="float">
            <text:p>4.482551</text:p>
          </table:table-cell>
          <table:table-cell table:style-name="ce50" table:formula="of:=[.G40]-[.N40]" office:value-type="float" office:value="6.2883337546455" calcext:value-type="float">
            <text:p>6.2883337546455</text:p>
          </table:table-cell>
          <table:table-cell table:style-name="ce50" table:formula="of:=[.H40]-[.O40]" office:value-type="float" office:value="-5.7208032453545" calcext:value-type="float">
            <text:p>-5.7208032453545</text:p>
          </table:table-cell>
          <table:table-cell table:style-name="ce50" table:formula="of:=[.J40]-[.N40]" office:value-type="float" office:value="6.526586" calcext:value-type="float">
            <text:p>6.526586</text:p>
          </table:table-cell>
          <table:table-cell table:style-name="ce50" table:formula="of:=[.K40]-[.O40]" office:value-type="float" office:value="-4.382551" calcext:value-type="float">
            <text:p>-4.382551</text:p>
          </table:table-cell>
          <table:table-cell/>
          <table:table-cell table:style-name="ce44" office:value-type="float" office:value="3" calcext:value-type="float">
            <text:p>3</text:p>
          </table:table-cell>
          <table:table-cell table:style-name="ce44" office:value-type="float" office:value="6" calcext:value-type="float">
            <text:p>6</text:p>
          </table:table-cell>
          <table:table-cell table:number-columns-repeated="1002"/>
        </table:table-row>
        <table:table-row table:style-name="ro1">
          <table:table-cell table:style-name="ce44" office:value-type="float" office:value="3" calcext:value-type="float">
            <text:p>3</text:p>
          </table:table-cell>
          <table:table-cell table:style-name="ce44" office:value-type="float" office:value="7" calcext:value-type="float">
            <text:p>7</text:p>
          </table:table-cell>
          <table:table-cell table:style-name="ce50" table:formula="of:=(([.A41]-1)*9+([.B41]))/108" office:value-type="float" office:value="0.231481481481481" calcext:value-type="float">
            <text:p>0.231481481481481</text:p>
          </table:table-cell>
          <table:table-cell table:style-name="ce50" table:formula="of:=MIN(ABS([.C41]*12-0.5);12-ABS([.C41]*12-0.5))/6" office:value-type="float" office:value="0.37962962962963" calcext:value-type="float">
            <text:p>0.37962962962963</text:p>
          </table:table-cell>
          <table:table-cell table:style-name="ce50" table:formula="of:=6*[.D41]^5-15*[.D41]^4+10*[.D41]^3" office:value-type="float" office:value="0.282874185256976" calcext:value-type="float">
            <text:p>0.282874185256976</text:p>
          </table:table-cell>
          <table:table-cell table:style-name="ce50" table:formula="of:=[.E41]*[.F$3]" office:value-type="float" office:value="9.19341102085172" calcext:value-type="float">
            <text:p>9.19341102085172</text:p>
          </table:table-cell>
          <table:table-cell table:style-name="ce50" table:formula="of:=[.$F$4]+[.F41]+(-0.5*[.$F$10])" office:value-type="float" office:value="-7.85658897914828" calcext:value-type="float">
            <text:p>-7.85658897914828</text:p>
          </table:table-cell>
          <table:table-cell table:style-name="ce50" table:formula="of:=[.$F$4]+[.F41]+(0.5*[.$F$10])" office:value-type="float" office:value="-0.256588979148281" calcext:value-type="float">
            <text:p>-0.256588979148281</text:p>
          </table:table-cell>
          <table:table-cell/>
          <table:table-cell table:style-name="ce44" office:value-type="float" office:value="-7.1" calcext:value-type="float">
            <text:p>-7.1</text:p>
          </table:table-cell>
          <table:table-cell table:style-name="ce44" office:value-type="float" office:value="1.8" calcext:value-type="float">
            <text:p>1.8</text:p>
          </table:table-cell>
          <table:table-cell table:style-name="ce44" table:formula="of:=[.G41]-[.J41]" office:value-type="float" office:value="-0.756588979148281" calcext:value-type="float">
            <text:p>-0.756588979148281</text:p>
          </table:table-cell>
          <table:table-cell table:style-name="ce44" table:formula="of:=[.H41]-[.K41]" office:value-type="float" office:value="-2.05658897914828" calcext:value-type="float">
            <text:p>-2.05658897914828</text:p>
          </table:table-cell>
          <table:table-cell table:style-name="ce44" office:value-type="float" office:value="-13.02264" calcext:value-type="float">
            <text:p>-13.02264</text:p>
          </table:table-cell>
          <table:table-cell table:style-name="ce44" office:value-type="float" office:value="5.315191" calcext:value-type="float">
            <text:p>5.315191</text:p>
          </table:table-cell>
          <table:table-cell table:style-name="ce50" table:formula="of:=[.G41]-[.N41]" office:value-type="float" office:value="5.16605102085172" calcext:value-type="float">
            <text:p>5.16605102085172</text:p>
          </table:table-cell>
          <table:table-cell table:style-name="ce50" table:formula="of:=[.H41]-[.O41]" office:value-type="float" office:value="-5.57177997914828" calcext:value-type="float">
            <text:p>-5.57177997914828</text:p>
          </table:table-cell>
          <table:table-cell table:style-name="ce50" table:formula="of:=[.J41]-[.N41]" office:value-type="float" office:value="5.92264" calcext:value-type="float">
            <text:p>5.92264</text:p>
          </table:table-cell>
          <table:table-cell table:style-name="ce50" table:formula="of:=[.K41]-[.O41]" office:value-type="float" office:value="-3.515191" calcext:value-type="float">
            <text:p>-3.515191</text:p>
          </table:table-cell>
          <table:table-cell/>
          <table:table-cell table:style-name="ce44" office:value-type="float" office:value="3" calcext:value-type="float">
            <text:p>3</text:p>
          </table:table-cell>
          <table:table-cell table:style-name="ce44" office:value-type="float" office:value="7" calcext:value-type="float">
            <text:p>7</text:p>
          </table:table-cell>
          <table:table-cell table:number-columns-repeated="1002"/>
        </table:table-row>
        <table:table-row table:style-name="ro1">
          <table:table-cell table:style-name="ce44" office:value-type="float" office:value="3" calcext:value-type="float">
            <text:p>3</text:p>
          </table:table-cell>
          <table:table-cell table:style-name="ce44" office:value-type="float" office:value="8" calcext:value-type="float">
            <text:p>8</text:p>
          </table:table-cell>
          <table:table-cell table:style-name="ce50" table:formula="of:=(([.A42]-1)*9+([.B42]))/108" office:value-type="float" office:value="0.240740740740741" calcext:value-type="float">
            <text:p>0.240740740740741</text:p>
          </table:table-cell>
          <table:table-cell table:style-name="ce50" table:formula="of:=MIN(ABS([.C42]*12-0.5);12-ABS([.C42]*12-0.5))/6" office:value-type="float" office:value="0.398148148148148" calcext:value-type="float">
            <text:p>0.398148148148148</text:p>
          </table:table-cell>
          <table:table-cell table:style-name="ce50" table:formula="of:=6*[.D42]^5-15*[.D42]^4+10*[.D42]^3" office:value-type="float" office:value="0.314244966179088" calcext:value-type="float">
            <text:p>0.314244966179088</text:p>
          </table:table-cell>
          <table:table-cell table:style-name="ce50" table:formula="of:=[.E42]*[.F$3]" office:value-type="float" office:value="10.2129614008204" calcext:value-type="float">
            <text:p>10.2129614008204</text:p>
          </table:table-cell>
          <table:table-cell table:style-name="ce50" table:formula="of:=[.$F$4]+[.F42]+(-0.5*[.$F$10])" office:value-type="float" office:value="-6.83703859917964" calcext:value-type="float">
            <text:p>-6.83703859917964</text:p>
          </table:table-cell>
          <table:table-cell table:style-name="ce50" table:formula="of:=[.$F$4]+[.F42]+(0.5*[.$F$10])" office:value-type="float" office:value="0.76296140082036" calcext:value-type="float">
            <text:p>0.76296140082036</text:p>
          </table:table-cell>
          <table:table-cell/>
          <table:table-cell table:style-name="ce44" office:value-type="float" office:value="-8.2" calcext:value-type="float">
            <text:p>-8.2</text:p>
          </table:table-cell>
          <table:table-cell table:style-name="ce44" office:value-type="float" office:value="1.6" calcext:value-type="float">
            <text:p>1.6</text:p>
          </table:table-cell>
          <table:table-cell table:style-name="ce44" table:formula="of:=[.G42]-[.J42]" office:value-type="float" office:value="1.36296140082036" calcext:value-type="float">
            <text:p>1.36296140082036</text:p>
          </table:table-cell>
          <table:table-cell table:style-name="ce44" table:formula="of:=[.H42]-[.K42]" office:value-type="float" office:value="-0.83703859917964" calcext:value-type="float">
            <text:p>-0.83703859917964</text:p>
          </table:table-cell>
          <table:table-cell table:style-name="ce44" office:value-type="float" office:value="-13.004377" calcext:value-type="float">
            <text:p>-13.004377</text:p>
          </table:table-cell>
          <table:table-cell table:style-name="ce44" office:value-type="float" office:value="4.828752" calcext:value-type="float">
            <text:p>4.828752</text:p>
          </table:table-cell>
          <table:table-cell table:style-name="ce50" table:formula="of:=[.G42]-[.N42]" office:value-type="float" office:value="6.16733840082036" calcext:value-type="float">
            <text:p>6.16733840082036</text:p>
          </table:table-cell>
          <table:table-cell table:style-name="ce50" table:formula="of:=[.H42]-[.O42]" office:value-type="float" office:value="-4.06579059917964" calcext:value-type="float">
            <text:p>-4.06579059917964</text:p>
          </table:table-cell>
          <table:table-cell table:style-name="ce50" table:formula="of:=[.J42]-[.N42]" office:value-type="float" office:value="4.804377" calcext:value-type="float">
            <text:p>4.804377</text:p>
          </table:table-cell>
          <table:table-cell table:style-name="ce50" table:formula="of:=[.K42]-[.O42]" office:value-type="float" office:value="-3.228752" calcext:value-type="float">
            <text:p>-3.228752</text:p>
          </table:table-cell>
          <table:table-cell/>
          <table:table-cell table:style-name="ce44" office:value-type="float" office:value="3" calcext:value-type="float">
            <text:p>3</text:p>
          </table:table-cell>
          <table:table-cell table:style-name="ce44" office:value-type="float" office:value="8" calcext:value-type="float">
            <text:p>8</text:p>
          </table:table-cell>
          <table:table-cell table:number-columns-repeated="1002"/>
        </table:table-row>
        <table:table-row table:style-name="ro1">
          <table:table-cell table:style-name="ce44" office:value-type="float" office:value="3" calcext:value-type="float">
            <text:p>3</text:p>
          </table:table-cell>
          <table:table-cell table:style-name="ce44" office:value-type="float" office:value="9" calcext:value-type="float">
            <text:p>9</text:p>
          </table:table-cell>
          <table:table-cell table:style-name="ce50" table:formula="of:=(([.A43]-1)*9+([.B43]))/108" office:value-type="float" office:value="0.25" calcext:value-type="float">
            <text:p>0.25</text:p>
          </table:table-cell>
          <table:table-cell table:style-name="ce50" table:formula="of:=MIN(ABS([.C43]*12-0.5);12-ABS([.C43]*12-0.5))/6" office:value-type="float" office:value="0.416666666666667" calcext:value-type="float">
            <text:p>0.416666666666667</text:p>
          </table:table-cell>
          <table:table-cell table:style-name="ce50" table:formula="of:=6*[.D43]^5-15*[.D43]^4+10*[.D43]^3" office:value-type="float" office:value="0.346619405864198" calcext:value-type="float">
            <text:p>0.346619405864198</text:p>
          </table:table-cell>
          <table:table-cell table:style-name="ce50" table:formula="of:=[.E43]*[.F$3]" office:value-type="float" office:value="11.2651306905864" calcext:value-type="float">
            <text:p>11.2651306905864</text:p>
          </table:table-cell>
          <table:table-cell table:style-name="ce50" table:formula="of:=[.$F$4]+[.F43]+(-0.5*[.$F$10])" office:value-type="float" office:value="-5.78486930941357" calcext:value-type="float">
            <text:p>-5.78486930941357</text:p>
          </table:table-cell>
          <table:table-cell table:style-name="ce50" table:formula="of:=[.$F$4]+[.F43]+(0.5*[.$F$10])" office:value-type="float" office:value="1.81513069058644" calcext:value-type="float">
            <text:p>1.81513069058644</text:p>
          </table:table-cell>
          <table:table-cell/>
          <table:table-cell table:style-name="ce44" office:value-type="float" office:value="-6.3" calcext:value-type="float">
            <text:p>-6.3</text:p>
          </table:table-cell>
          <table:table-cell table:style-name="ce44" office:value-type="float" office:value="2.8" calcext:value-type="float">
            <text:p>2.8</text:p>
          </table:table-cell>
          <table:table-cell table:style-name="ce44" table:formula="of:=[.G43]-[.J43]" office:value-type="float" office:value="0.515130690586435" calcext:value-type="float">
            <text:p>0.515130690586435</text:p>
          </table:table-cell>
          <table:table-cell table:style-name="ce44" table:formula="of:=[.H43]-[.K43]" office:value-type="float" office:value="-0.984869309413565" calcext:value-type="float">
            <text:p>-0.984869309413565</text:p>
          </table:table-cell>
          <table:table-cell table:style-name="ce44" office:value-type="float" office:value="-11.7226" calcext:value-type="float">
            <text:p>-11.7226</text:p>
          </table:table-cell>
          <table:table-cell table:style-name="ce44" office:value-type="float" office:value="7.1989217" calcext:value-type="float">
            <text:p>7.1989217</text:p>
          </table:table-cell>
          <table:table-cell table:style-name="ce50" table:formula="of:=[.G43]-[.N43]" office:value-type="float" office:value="5.93773069058644" calcext:value-type="float">
            <text:p>5.93773069058644</text:p>
          </table:table-cell>
          <table:table-cell table:style-name="ce50" table:formula="of:=[.H43]-[.O43]" office:value-type="float" office:value="-5.38379100941357" calcext:value-type="float">
            <text:p>-5.38379100941357</text:p>
          </table:table-cell>
          <table:table-cell table:style-name="ce50" table:formula="of:=[.J43]-[.N43]" office:value-type="float" office:value="5.4226" calcext:value-type="float">
            <text:p>5.4226</text:p>
          </table:table-cell>
          <table:table-cell table:style-name="ce50" table:formula="of:=[.K43]-[.O43]" office:value-type="float" office:value="-4.3989217" calcext:value-type="float">
            <text:p>-4.3989217</text:p>
          </table:table-cell>
          <table:table-cell/>
          <table:table-cell table:style-name="ce44" office:value-type="float" office:value="3" calcext:value-type="float">
            <text:p>3</text:p>
          </table:table-cell>
          <table:table-cell table:style-name="ce44" office:value-type="float" office:value="9" calcext:value-type="float">
            <text:p>9</text:p>
          </table:table-cell>
          <table:table-cell table:number-columns-repeated="1002"/>
        </table:table-row>
        <table:table-row table:style-name="ro1">
          <table:table-cell table:style-name="ce44" office:value-type="float" office:value="4" calcext:value-type="float">
            <text:p>4</text:p>
          </table:table-cell>
          <table:table-cell table:style-name="ce44" office:value-type="float" office:value="1" calcext:value-type="float">
            <text:p>1</text:p>
          </table:table-cell>
          <table:table-cell table:style-name="ce50" table:formula="of:=(([.A44]-1)*9+([.B44]))/108" office:value-type="float" office:value="0.259259259259259" calcext:value-type="float">
            <text:p>0.259259259259259</text:p>
          </table:table-cell>
          <table:table-cell table:style-name="ce50" table:formula="of:=MIN(ABS([.C44]*12-0.5);12-ABS([.C44]*12-0.5))/6" office:value-type="float" office:value="0.435185185185185" calcext:value-type="float">
            <text:p>0.435185185185185</text:p>
          </table:table-cell>
          <table:table-cell table:style-name="ce50" table:formula="of:=6*[.D44]^5-15*[.D44]^4+10*[.D44]^3" office:value-type="float" office:value="0.379826781378496" calcext:value-type="float">
            <text:p>0.379826781378496</text:p>
          </table:table-cell>
          <table:table-cell table:style-name="ce50" table:formula="of:=[.E44]*[.F$3]" office:value-type="float" office:value="12.3443703948011" calcext:value-type="float">
            <text:p>12.3443703948011</text:p>
          </table:table-cell>
          <table:table-cell table:style-name="ce50" table:formula="of:=[.$F$4]+[.F44]+(-0.5*[.$F$10])" office:value-type="float" office:value="-4.70562960519888" calcext:value-type="float">
            <text:p>-4.70562960519888</text:p>
          </table:table-cell>
          <table:table-cell table:style-name="ce50" table:formula="of:=[.$F$4]+[.F44]+(0.5*[.$F$10])" office:value-type="float" office:value="2.89437039480112" calcext:value-type="float">
            <text:p>2.89437039480112</text:p>
          </table:table-cell>
          <table:table-cell/>
          <table:table-cell table:style-name="ce44" office:value-type="float" office:value="-6" calcext:value-type="float">
            <text:p>-6</text:p>
          </table:table-cell>
          <table:table-cell table:style-name="ce44" office:value-type="float" office:value="4.7" calcext:value-type="float">
            <text:p>4.7</text:p>
          </table:table-cell>
          <table:table-cell table:style-name="ce44" table:formula="of:=[.G44]-[.J44]" office:value-type="float" office:value="1.29437039480112" calcext:value-type="float">
            <text:p>1.29437039480112</text:p>
          </table:table-cell>
          <table:table-cell table:style-name="ce44" table:formula="of:=[.H44]-[.K44]" office:value-type="float" office:value="-1.80562960519888" calcext:value-type="float">
            <text:p>-1.80562960519888</text:p>
          </table:table-cell>
          <table:table-cell table:style-name="ce44" office:value-type="float" office:value="-10.869858" calcext:value-type="float">
            <text:p>-10.869858</text:p>
          </table:table-cell>
          <table:table-cell table:style-name="ce44" office:value-type="float" office:value="8.718765" calcext:value-type="float">
            <text:p>8.718765</text:p>
          </table:table-cell>
          <table:table-cell table:style-name="ce50" table:formula="of:=[.G44]-[.N44]" office:value-type="float" office:value="6.16422839480112" calcext:value-type="float">
            <text:p>6.16422839480112</text:p>
          </table:table-cell>
          <table:table-cell table:style-name="ce50" table:formula="of:=[.H44]-[.O44]" office:value-type="float" office:value="-5.82439460519888" calcext:value-type="float">
            <text:p>-5.82439460519888</text:p>
          </table:table-cell>
          <table:table-cell table:style-name="ce50" table:formula="of:=[.J44]-[.N44]" office:value-type="float" office:value="4.869858" calcext:value-type="float">
            <text:p>4.869858</text:p>
          </table:table-cell>
          <table:table-cell table:style-name="ce50" table:formula="of:=[.K44]-[.O44]" office:value-type="float" office:value="-4.018765" calcext:value-type="float">
            <text:p>-4.018765</text:p>
          </table:table-cell>
          <table:table-cell/>
          <table:table-cell table:style-name="ce44" office:value-type="float" office:value="4" calcext:value-type="float">
            <text:p>4</text:p>
          </table:table-cell>
          <table:table-cell table:style-name="ce44" office:value-type="float" office:value="1" calcext:value-type="float">
            <text:p>1</text:p>
          </table:table-cell>
          <table:table-cell table:number-columns-repeated="1002"/>
        </table:table-row>
        <table:table-row table:style-name="ro1">
          <table:table-cell table:style-name="ce44" office:value-type="float" office:value="4" calcext:value-type="float">
            <text:p>4</text:p>
          </table:table-cell>
          <table:table-cell table:style-name="ce44" office:value-type="float" office:value="2" calcext:value-type="float">
            <text:p>2</text:p>
          </table:table-cell>
          <table:table-cell table:style-name="ce50" table:formula="of:=(([.A45]-1)*9+([.B45]))/108" office:value-type="float" office:value="0.268518518518519" calcext:value-type="float">
            <text:p>0.268518518518519</text:p>
          </table:table-cell>
          <table:table-cell table:style-name="ce50" table:formula="of:=MIN(ABS([.C45]*12-0.5);12-ABS([.C45]*12-0.5))/6" office:value-type="float" office:value="0.453703703703704" calcext:value-type="float">
            <text:p>0.453703703703704</text:p>
          </table:table-cell>
          <table:table-cell table:style-name="ce50" table:formula="of:=6*[.D45]^5-15*[.D45]^4+10*[.D45]^3" office:value-type="float" office:value="0.413689313501588" calcext:value-type="float">
            <text:p>0.413689313501588</text:p>
          </table:table-cell>
          <table:table-cell table:style-name="ce50" table:formula="of:=[.E45]*[.F$3]" office:value-type="float" office:value="13.4449026888016" calcext:value-type="float">
            <text:p>13.4449026888016</text:p>
          </table:table-cell>
          <table:table-cell table:style-name="ce50" table:formula="of:=[.$F$4]+[.F45]+(-0.5*[.$F$10])" office:value-type="float" office:value="-3.60509731119839" calcext:value-type="float">
            <text:p>-3.60509731119839</text:p>
          </table:table-cell>
          <table:table-cell table:style-name="ce50" table:formula="of:=[.$F$4]+[.F45]+(0.5*[.$F$10])" office:value-type="float" office:value="3.99490268880161" calcext:value-type="float">
            <text:p>3.99490268880161</text:p>
          </table:table-cell>
          <table:table-cell/>
          <table:table-cell table:style-name="ce44" office:value-type="float" office:value="-4" calcext:value-type="float">
            <text:p>-4</text:p>
          </table:table-cell>
          <table:table-cell table:style-name="ce44" office:value-type="float" office:value="5.3" calcext:value-type="float">
            <text:p>5.3</text:p>
          </table:table-cell>
          <table:table-cell table:style-name="ce44" table:formula="of:=[.G45]-[.J45]" office:value-type="float" office:value="0.394902688801611" calcext:value-type="float">
            <text:p>0.394902688801611</text:p>
          </table:table-cell>
          <table:table-cell table:style-name="ce44" table:formula="of:=[.H45]-[.K45]" office:value-type="float" office:value="-1.30509731119839" calcext:value-type="float">
            <text:p>-1.30509731119839</text:p>
          </table:table-cell>
          <table:table-cell table:style-name="ce44" office:value-type="float" office:value="-9.880151" calcext:value-type="float">
            <text:p>-9.880151</text:p>
          </table:table-cell>
          <table:table-cell table:style-name="ce44" office:value-type="float" office:value="9.154615" calcext:value-type="float">
            <text:p>9.154615</text:p>
          </table:table-cell>
          <table:table-cell table:style-name="ce50" table:formula="of:=[.G45]-[.N45]" office:value-type="float" office:value="6.27505368880161" calcext:value-type="float">
            <text:p>6.27505368880161</text:p>
          </table:table-cell>
          <table:table-cell table:style-name="ce50" table:formula="of:=[.H45]-[.O45]" office:value-type="float" office:value="-5.15971231119839" calcext:value-type="float">
            <text:p>-5.15971231119839</text:p>
          </table:table-cell>
          <table:table-cell table:style-name="ce50" table:formula="of:=[.J45]-[.N45]" office:value-type="float" office:value="5.880151" calcext:value-type="float">
            <text:p>5.880151</text:p>
          </table:table-cell>
          <table:table-cell table:style-name="ce50" table:formula="of:=[.K45]-[.O45]" office:value-type="float" office:value="-3.854615" calcext:value-type="float">
            <text:p>-3.854615</text:p>
          </table:table-cell>
          <table:table-cell/>
          <table:table-cell table:style-name="ce44" office:value-type="float" office:value="4" calcext:value-type="float">
            <text:p>4</text:p>
          </table:table-cell>
          <table:table-cell table:style-name="ce44" office:value-type="float" office:value="2" calcext:value-type="float">
            <text:p>2</text:p>
          </table:table-cell>
          <table:table-cell table:number-columns-repeated="1002"/>
        </table:table-row>
        <table:table-row table:style-name="ro1">
          <table:table-cell table:style-name="ce44" office:value-type="float" office:value="4" calcext:value-type="float">
            <text:p>4</text:p>
          </table:table-cell>
          <table:table-cell table:style-name="ce44" office:value-type="float" office:value="3" calcext:value-type="float">
            <text:p>3</text:p>
          </table:table-cell>
          <table:table-cell table:style-name="ce50" table:formula="of:=(([.A46]-1)*9+([.B46]))/108" office:value-type="float" office:value="0.277777777777778" calcext:value-type="float">
            <text:p>0.277777777777778</text:p>
          </table:table-cell>
          <table:table-cell table:style-name="ce50" table:formula="of:=MIN(ABS([.C46]*12-0.5);12-ABS([.C46]*12-0.5))/6" office:value-type="float" office:value="0.472222222222222" calcext:value-type="float">
            <text:p>0.472222222222222</text:p>
          </table:table-cell>
          <table:table-cell table:style-name="ce50" table:formula="of:=6*[.D46]^5-15*[.D46]^4+10*[.D46]^3" office:value-type="float" office:value="0.448023734790174" calcext:value-type="float">
            <text:p>0.448023734790174</text:p>
          </table:table-cell>
          <table:table-cell table:style-name="ce50" table:formula="of:=[.E46]*[.F$3]" office:value-type="float" office:value="14.5607713806807" calcext:value-type="float">
            <text:p>14.5607713806807</text:p>
          </table:table-cell>
          <table:table-cell table:style-name="ce50" table:formula="of:=[.$F$4]+[.F46]+(-0.5*[.$F$10])" office:value-type="float" office:value="-2.48922861931935" calcext:value-type="float">
            <text:p>-2.48922861931935</text:p>
          </table:table-cell>
          <table:table-cell table:style-name="ce50" table:formula="of:=[.$F$4]+[.F46]+(0.5*[.$F$10])" office:value-type="float" office:value="5.11077138068065" calcext:value-type="float">
            <text:p>5.11077138068065</text:p>
          </table:table-cell>
          <table:table-cell/>
          <table:table-cell table:style-name="ce44" office:value-type="float" office:value="-2.4" calcext:value-type="float">
            <text:p>-2.4</text:p>
          </table:table-cell>
          <table:table-cell table:style-name="ce44" office:value-type="float" office:value="7.5" calcext:value-type="float">
            <text:p>7.5</text:p>
          </table:table-cell>
          <table:table-cell table:style-name="ce44" table:formula="of:=[.G46]-[.J46]" office:value-type="float" office:value="-0.0892286193193459" calcext:value-type="float">
            <text:p>-0.0892286193193459</text:p>
          </table:table-cell>
          <table:table-cell table:style-name="ce44" table:formula="of:=[.H46]-[.K46]" office:value-type="float" office:value="-2.38922861931935" calcext:value-type="float">
            <text:p>-2.38922861931935</text:p>
          </table:table-cell>
          <table:table-cell table:style-name="ce44" office:value-type="float" office:value="-7.7173734" calcext:value-type="float">
            <text:p>-7.7173734</text:p>
          </table:table-cell>
          <table:table-cell table:style-name="ce44" office:value-type="float" office:value="9.874898" calcext:value-type="float">
            <text:p>9.874898</text:p>
          </table:table-cell>
          <table:table-cell table:style-name="ce50" table:formula="of:=[.G46]-[.N46]" office:value-type="float" office:value="5.22814478068065" calcext:value-type="float">
            <text:p>5.22814478068065</text:p>
          </table:table-cell>
          <table:table-cell table:style-name="ce50" table:formula="of:=[.H46]-[.O46]" office:value-type="float" office:value="-4.76412661931935" calcext:value-type="float">
            <text:p>-4.76412661931935</text:p>
          </table:table-cell>
          <table:table-cell table:style-name="ce50" table:formula="of:=[.J46]-[.N46]" office:value-type="float" office:value="5.3173734" calcext:value-type="float">
            <text:p>5.3173734</text:p>
          </table:table-cell>
          <table:table-cell table:style-name="ce50" table:formula="of:=[.K46]-[.O46]" office:value-type="float" office:value="-2.374898" calcext:value-type="float">
            <text:p>-2.374898</text:p>
          </table:table-cell>
          <table:table-cell/>
          <table:table-cell table:style-name="ce44" office:value-type="float" office:value="4" calcext:value-type="float">
            <text:p>4</text:p>
          </table:table-cell>
          <table:table-cell table:style-name="ce44" office:value-type="float" office:value="3" calcext:value-type="float">
            <text:p>3</text:p>
          </table:table-cell>
          <table:table-cell table:number-columns-repeated="1002"/>
        </table:table-row>
        <table:table-row table:style-name="ro1">
          <table:table-cell table:number-columns-repeated="2" table:style-name="ce44" office:value-type="float" office:value="4" calcext:value-type="float">
            <text:p>4</text:p>
          </table:table-cell>
          <table:table-cell table:style-name="ce50" table:formula="of:=(([.A47]-1)*9+([.B47]))/108" office:value-type="float" office:value="0.287037037037037" calcext:value-type="float">
            <text:p>0.287037037037037</text:p>
          </table:table-cell>
          <table:table-cell table:style-name="ce50" table:formula="of:=MIN(ABS([.C47]*12-0.5);12-ABS([.C47]*12-0.5))/6" office:value-type="float" office:value="0.490740740740741" calcext:value-type="float">
            <text:p>0.490740740740741</text:p>
          </table:table-cell>
          <table:table-cell table:style-name="ce50" table:formula="of:=6*[.D47]^5-15*[.D47]^4+10*[.D47]^3" office:value-type="float" office:value="0.482642857641744" calcext:value-type="float">
            <text:p>0.482642857641744</text:p>
          </table:table-cell>
          <table:table-cell table:style-name="ce50" table:formula="of:=[.E47]*[.F$3]" office:value-type="float" office:value="15.6858928733567" calcext:value-type="float">
            <text:p>15.6858928733567</text:p>
          </table:table-cell>
          <table:table-cell table:style-name="ce50" table:formula="of:=[.$F$4]+[.F47]+(-0.5*[.$F$10])" office:value-type="float" office:value="-1.36410712664332" calcext:value-type="float">
            <text:p>-1.36410712664332</text:p>
          </table:table-cell>
          <table:table-cell table:style-name="ce50" table:formula="of:=[.$F$4]+[.F47]+(0.5*[.$F$10])" office:value-type="float" office:value="6.23589287335668" calcext:value-type="float">
            <text:p>6.23589287335668</text:p>
          </table:table-cell>
          <table:table-cell/>
          <table:table-cell table:style-name="ce44" office:value-type="float" office:value="-0.9" calcext:value-type="float">
            <text:p>-0.9</text:p>
          </table:table-cell>
          <table:table-cell table:style-name="ce44" office:value-type="float" office:value="7.1" calcext:value-type="float">
            <text:p>7.1</text:p>
          </table:table-cell>
          <table:table-cell table:style-name="ce44" table:formula="of:=[.G47]-[.J47]" office:value-type="float" office:value="-0.46410712664332" calcext:value-type="float">
            <text:p>-0.46410712664332</text:p>
          </table:table-cell>
          <table:table-cell table:style-name="ce44" table:formula="of:=[.H47]-[.K47]" office:value-type="float" office:value="-0.86410712664332" calcext:value-type="float">
            <text:p>-0.86410712664332</text:p>
          </table:table-cell>
          <table:table-cell table:style-name="ce44" office:value-type="float" office:value="-7.356467" calcext:value-type="float">
            <text:p>-7.356467</text:p>
          </table:table-cell>
          <table:table-cell table:style-name="ce44" office:value-type="float" office:value="11.853586" calcext:value-type="float">
            <text:p>11.853586</text:p>
          </table:table-cell>
          <table:table-cell table:style-name="ce50" table:formula="of:=[.G47]-[.N47]" office:value-type="float" office:value="5.99235987335668" calcext:value-type="float">
            <text:p>5.99235987335668</text:p>
          </table:table-cell>
          <table:table-cell table:style-name="ce50" table:formula="of:=[.H47]-[.O47]" office:value-type="float" office:value="-5.61769312664332" calcext:value-type="float">
            <text:p>-5.61769312664332</text:p>
          </table:table-cell>
          <table:table-cell table:style-name="ce50" table:formula="of:=[.J47]-[.N47]" office:value-type="float" office:value="6.456467" calcext:value-type="float">
            <text:p>6.456467</text:p>
          </table:table-cell>
          <table:table-cell table:style-name="ce50" table:formula="of:=[.K47]-[.O47]" office:value-type="float" office:value="-4.753586" calcext:value-type="float">
            <text:p>-4.753586</text:p>
          </table:table-cell>
          <table:table-cell/>
          <table:table-cell table:number-columns-repeated="2" table:style-name="ce44" office:value-type="float" office:value="4" calcext:value-type="float">
            <text:p>4</text:p>
          </table:table-cell>
          <table:table-cell table:number-columns-repeated="1002"/>
        </table:table-row>
        <table:table-row table:style-name="ro1">
          <table:table-cell table:style-name="ce44" office:value-type="float" office:value="4" calcext:value-type="float">
            <text:p>4</text:p>
          </table:table-cell>
          <table:table-cell table:style-name="ce44" office:value-type="float" office:value="5" calcext:value-type="float">
            <text:p>5</text:p>
          </table:table-cell>
          <table:table-cell table:style-name="ce50" table:formula="of:=(([.A48]-1)*9+([.B48]))/108" office:value-type="float" office:value="0.296296296296296" calcext:value-type="float">
            <text:p>0.296296296296296</text:p>
          </table:table-cell>
          <table:table-cell table:style-name="ce50" table:formula="of:=MIN(ABS([.C48]*12-0.5);12-ABS([.C48]*12-0.5))/6" office:value-type="float" office:value="0.509259259259259" calcext:value-type="float">
            <text:p>0.509259259259259</text:p>
          </table:table-cell>
          <table:table-cell table:style-name="ce50" table:formula="of:=6*[.D48]^5-15*[.D48]^4+10*[.D48]^3" office:value-type="float" office:value="0.517357142358256" calcext:value-type="float">
            <text:p>0.517357142358256</text:p>
          </table:table-cell>
          <table:table-cell table:style-name="ce50" table:formula="of:=[.E48]*[.F$3]" office:value-type="float" office:value="16.8141071266433" calcext:value-type="float">
            <text:p>16.8141071266433</text:p>
          </table:table-cell>
          <table:table-cell table:style-name="ce50" table:formula="of:=[.$F$4]+[.F48]+(-0.5*[.$F$10])" office:value-type="float" office:value="-0.235892873356678" calcext:value-type="float">
            <text:p>-0.235892873356678</text:p>
          </table:table-cell>
          <table:table-cell table:style-name="ce50" table:formula="of:=[.$F$4]+[.F48]+(0.5*[.$F$10])" office:value-type="float" office:value="7.36410712664332" calcext:value-type="float">
            <text:p>7.36410712664332</text:p>
          </table:table-cell>
          <table:table-cell/>
          <table:table-cell table:style-name="ce44" office:value-type="float" office:value="-0.3" calcext:value-type="float">
            <text:p>-0.3</text:p>
          </table:table-cell>
          <table:table-cell table:style-name="ce44" office:value-type="float" office:value="8.1" calcext:value-type="float">
            <text:p>8.1</text:p>
          </table:table-cell>
          <table:table-cell table:style-name="ce44" table:formula="of:=[.G48]-[.J48]" office:value-type="float" office:value="0.0641071266433217" calcext:value-type="float">
            <text:p>0.0641071266433217</text:p>
          </table:table-cell>
          <table:table-cell table:style-name="ce44" table:formula="of:=[.H48]-[.K48]" office:value-type="float" office:value="-0.735892873356678" calcext:value-type="float">
            <text:p>-0.735892873356678</text:p>
          </table:table-cell>
          <table:table-cell table:style-name="ce44" office:value-type="float" office:value="-5.3687825" calcext:value-type="float">
            <text:p>-5.3687825</text:p>
          </table:table-cell>
          <table:table-cell table:style-name="ce44" office:value-type="float" office:value="13.492847" calcext:value-type="float">
            <text:p>13.492847</text:p>
          </table:table-cell>
          <table:table-cell table:style-name="ce50" table:formula="of:=[.G48]-[.N48]" office:value-type="float" office:value="5.13288962664332" calcext:value-type="float">
            <text:p>5.13288962664332</text:p>
          </table:table-cell>
          <table:table-cell table:style-name="ce50" table:formula="of:=[.H48]-[.O48]" office:value-type="float" office:value="-6.12873987335668" calcext:value-type="float">
            <text:p>-6.12873987335668</text:p>
          </table:table-cell>
          <table:table-cell table:style-name="ce50" table:formula="of:=[.J48]-[.N48]" office:value-type="float" office:value="5.0687825" calcext:value-type="float">
            <text:p>5.0687825</text:p>
          </table:table-cell>
          <table:table-cell table:style-name="ce50" table:formula="of:=[.K48]-[.O48]" office:value-type="float" office:value="-5.392847" calcext:value-type="float">
            <text:p>-5.392847</text:p>
          </table:table-cell>
          <table:table-cell/>
          <table:table-cell table:style-name="ce44" office:value-type="float" office:value="4" calcext:value-type="float">
            <text:p>4</text:p>
          </table:table-cell>
          <table:table-cell table:style-name="ce44" office:value-type="float" office:value="5" calcext:value-type="float">
            <text:p>5</text:p>
          </table:table-cell>
          <table:table-cell table:number-columns-repeated="1002"/>
        </table:table-row>
        <table:table-row table:style-name="ro1">
          <table:table-cell table:style-name="ce44" office:value-type="float" office:value="4" calcext:value-type="float">
            <text:p>4</text:p>
          </table:table-cell>
          <table:table-cell table:style-name="ce44" office:value-type="float" office:value="6" calcext:value-type="float">
            <text:p>6</text:p>
          </table:table-cell>
          <table:table-cell table:style-name="ce50" table:formula="of:=(([.A49]-1)*9+([.B49]))/108" office:value-type="float" office:value="0.305555555555556" calcext:value-type="float">
            <text:p>0.305555555555556</text:p>
          </table:table-cell>
          <table:table-cell table:style-name="ce50" table:formula="of:=MIN(ABS([.C49]*12-0.5);12-ABS([.C49]*12-0.5))/6" office:value-type="float" office:value="0.527777777777778" calcext:value-type="float">
            <text:p>0.527777777777778</text:p>
          </table:table-cell>
          <table:table-cell table:style-name="ce50" table:formula="of:=6*[.D49]^5-15*[.D49]^4+10*[.D49]^3" office:value-type="float" office:value="0.551976265209826" calcext:value-type="float">
            <text:p>0.551976265209826</text:p>
          </table:table-cell>
          <table:table-cell table:style-name="ce50" table:formula="of:=[.E49]*[.F$3]" office:value-type="float" office:value="17.9392286193193" calcext:value-type="float">
            <text:p>17.9392286193193</text:p>
          </table:table-cell>
          <table:table-cell table:style-name="ce50" table:formula="of:=[.$F$4]+[.F49]+(-0.5*[.$F$10])" office:value-type="float" office:value="0.889228619319344" calcext:value-type="float">
            <text:p>0.889228619319344</text:p>
          </table:table-cell>
          <table:table-cell table:style-name="ce50" table:formula="of:=[.$F$4]+[.F49]+(0.5*[.$F$10])" office:value-type="float" office:value="8.48922861931935" calcext:value-type="float">
            <text:p>8.48922861931935</text:p>
          </table:table-cell>
          <table:table-cell/>
          <table:table-cell table:style-name="ce44" office:value-type="float" office:value="0.6" calcext:value-type="float">
            <text:p>0.6</text:p>
          </table:table-cell>
          <table:table-cell table:style-name="ce44" office:value-type="float" office:value="9" calcext:value-type="float">
            <text:p>9</text:p>
          </table:table-cell>
          <table:table-cell table:style-name="ce44" table:formula="of:=[.G49]-[.J49]" office:value-type="float" office:value="0.289228619319344" calcext:value-type="float">
            <text:p>0.289228619319344</text:p>
          </table:table-cell>
          <table:table-cell table:style-name="ce44" table:formula="of:=[.H49]-[.K49]" office:value-type="float" office:value="-0.510771380680655" calcext:value-type="float">
            <text:p>-0.510771380680655</text:p>
          </table:table-cell>
          <table:table-cell table:style-name="ce44" office:value-type="float" office:value="-4.118557" calcext:value-type="float">
            <text:p>-4.118557</text:p>
          </table:table-cell>
          <table:table-cell table:style-name="ce44" office:value-type="float" office:value="13.321497" calcext:value-type="float">
            <text:p>13.321497</text:p>
          </table:table-cell>
          <table:table-cell table:style-name="ce50" table:formula="of:=[.G49]-[.N49]" office:value-type="float" office:value="5.00778561931934" calcext:value-type="float">
            <text:p>5.00778561931934</text:p>
          </table:table-cell>
          <table:table-cell table:style-name="ce50" table:formula="of:=[.H49]-[.O49]" office:value-type="float" office:value="-4.83226838068066" calcext:value-type="float">
            <text:p>-4.83226838068066</text:p>
          </table:table-cell>
          <table:table-cell table:style-name="ce50" table:formula="of:=[.J49]-[.N49]" office:value-type="float" office:value="4.718557" calcext:value-type="float">
            <text:p>4.718557</text:p>
          </table:table-cell>
          <table:table-cell table:style-name="ce50" table:formula="of:=[.K49]-[.O49]" office:value-type="float" office:value="-4.321497" calcext:value-type="float">
            <text:p>-4.321497</text:p>
          </table:table-cell>
          <table:table-cell/>
          <table:table-cell table:style-name="ce44" office:value-type="float" office:value="4" calcext:value-type="float">
            <text:p>4</text:p>
          </table:table-cell>
          <table:table-cell table:style-name="ce44" office:value-type="float" office:value="6" calcext:value-type="float">
            <text:p>6</text:p>
          </table:table-cell>
          <table:table-cell table:number-columns-repeated="1002"/>
        </table:table-row>
        <table:table-row table:style-name="ro1">
          <table:table-cell table:style-name="ce44" office:value-type="float" office:value="4" calcext:value-type="float">
            <text:p>4</text:p>
          </table:table-cell>
          <table:table-cell table:style-name="ce44" office:value-type="float" office:value="7" calcext:value-type="float">
            <text:p>7</text:p>
          </table:table-cell>
          <table:table-cell table:style-name="ce50" table:formula="of:=(([.A50]-1)*9+([.B50]))/108" office:value-type="float" office:value="0.314814814814815" calcext:value-type="float">
            <text:p>0.314814814814815</text:p>
          </table:table-cell>
          <table:table-cell table:style-name="ce50" table:formula="of:=MIN(ABS([.C50]*12-0.5);12-ABS([.C50]*12-0.5))/6" office:value-type="float" office:value="0.546296296296296" calcext:value-type="float">
            <text:p>0.546296296296296</text:p>
          </table:table-cell>
          <table:table-cell table:style-name="ce50" table:formula="of:=6*[.D50]^5-15*[.D50]^4+10*[.D50]^3" office:value-type="float" office:value="0.586310686498412" calcext:value-type="float">
            <text:p>0.586310686498412</text:p>
          </table:table-cell>
          <table:table-cell table:style-name="ce50" table:formula="of:=[.E50]*[.F$3]" office:value-type="float" office:value="19.0550973111984" calcext:value-type="float">
            <text:p>19.0550973111984</text:p>
          </table:table-cell>
          <table:table-cell table:style-name="ce50" table:formula="of:=[.$F$4]+[.F50]+(-0.5*[.$F$10])" office:value-type="float" office:value="2.00509731119839" calcext:value-type="float">
            <text:p>2.00509731119839</text:p>
          </table:table-cell>
          <table:table-cell table:style-name="ce50" table:formula="of:=[.$F$4]+[.F50]+(0.5*[.$F$10])" office:value-type="float" office:value="9.60509731119839" calcext:value-type="float">
            <text:p>9.60509731119839</text:p>
          </table:table-cell>
          <table:table-cell/>
          <table:table-cell table:style-name="ce44" office:value-type="float" office:value="1.5" calcext:value-type="float">
            <text:p>1.5</text:p>
          </table:table-cell>
          <table:table-cell table:style-name="ce44" office:value-type="float" office:value="10.9" calcext:value-type="float">
            <text:p>10.9</text:p>
          </table:table-cell>
          <table:table-cell table:style-name="ce44" table:formula="of:=[.G50]-[.J50]" office:value-type="float" office:value="0.505097311198392" calcext:value-type="float">
            <text:p>0.505097311198392</text:p>
          </table:table-cell>
          <table:table-cell table:style-name="ce44" table:formula="of:=[.H50]-[.K50]" office:value-type="float" office:value="-1.29490268880161" calcext:value-type="float">
            <text:p>-1.29490268880161</text:p>
          </table:table-cell>
          <table:table-cell table:style-name="ce44" office:value-type="float" office:value="-2.7348363" calcext:value-type="float">
            <text:p>-2.7348363</text:p>
          </table:table-cell>
          <table:table-cell table:style-name="ce44" office:value-type="float" office:value="16.63224" calcext:value-type="float">
            <text:p>16.63224</text:p>
          </table:table-cell>
          <table:table-cell table:style-name="ce50" table:formula="of:=[.G50]-[.N50]" office:value-type="float" office:value="4.73993361119839" calcext:value-type="float">
            <text:p>4.73993361119839</text:p>
          </table:table-cell>
          <table:table-cell table:style-name="ce50" table:formula="of:=[.H50]-[.O50]" office:value-type="float" office:value="-7.02714268880161" calcext:value-type="float">
            <text:p>-7.02714268880161</text:p>
          </table:table-cell>
          <table:table-cell table:style-name="ce50" table:formula="of:=[.J50]-[.N50]" office:value-type="float" office:value="4.2348363" calcext:value-type="float">
            <text:p>4.2348363</text:p>
          </table:table-cell>
          <table:table-cell table:style-name="ce50" table:formula="of:=[.K50]-[.O50]" office:value-type="float" office:value="-5.73224" calcext:value-type="float">
            <text:p>-5.73224</text:p>
          </table:table-cell>
          <table:table-cell/>
          <table:table-cell table:style-name="ce44" office:value-type="float" office:value="4" calcext:value-type="float">
            <text:p>4</text:p>
          </table:table-cell>
          <table:table-cell table:style-name="ce44" office:value-type="float" office:value="7" calcext:value-type="float">
            <text:p>7</text:p>
          </table:table-cell>
          <table:table-cell table:number-columns-repeated="1002"/>
        </table:table-row>
        <table:table-row table:style-name="ro1">
          <table:table-cell table:style-name="ce44" office:value-type="float" office:value="4" calcext:value-type="float">
            <text:p>4</text:p>
          </table:table-cell>
          <table:table-cell table:style-name="ce44" office:value-type="float" office:value="8" calcext:value-type="float">
            <text:p>8</text:p>
          </table:table-cell>
          <table:table-cell table:style-name="ce50" table:formula="of:=(([.A51]-1)*9+([.B51]))/108" office:value-type="float" office:value="0.324074074074074" calcext:value-type="float">
            <text:p>0.324074074074074</text:p>
          </table:table-cell>
          <table:table-cell table:style-name="ce50" table:formula="of:=MIN(ABS([.C51]*12-0.5);12-ABS([.C51]*12-0.5))/6" office:value-type="float" office:value="0.564814814814815" calcext:value-type="float">
            <text:p>0.564814814814815</text:p>
          </table:table-cell>
          <table:table-cell table:style-name="ce50" table:formula="of:=6*[.D51]^5-15*[.D51]^4+10*[.D51]^3" office:value-type="float" office:value="0.620173218621504" calcext:value-type="float">
            <text:p>0.620173218621504</text:p>
          </table:table-cell>
          <table:table-cell table:style-name="ce50" table:formula="of:=[.E51]*[.F$3]" office:value-type="float" office:value="20.1556296051989" calcext:value-type="float">
            <text:p>20.1556296051989</text:p>
          </table:table-cell>
          <table:table-cell table:style-name="ce50" table:formula="of:=[.$F$4]+[.F51]+(-0.5*[.$F$10])" office:value-type="float" office:value="3.10562960519888" calcext:value-type="float">
            <text:p>3.10562960519888</text:p>
          </table:table-cell>
          <table:table-cell table:style-name="ce50" table:formula="of:=[.$F$4]+[.F51]+(0.5*[.$F$10])" office:value-type="float" office:value="10.7056296051989" calcext:value-type="float">
            <text:p>10.7056296051989</text:p>
          </table:table-cell>
          <table:table-cell/>
          <table:table-cell table:style-name="ce44" office:value-type="float" office:value="2.5" calcext:value-type="float">
            <text:p>2.5</text:p>
          </table:table-cell>
          <table:table-cell table:style-name="ce44" office:value-type="float" office:value="12.5" calcext:value-type="float">
            <text:p>12.5</text:p>
          </table:table-cell>
          <table:table-cell table:style-name="ce44" table:formula="of:=[.G51]-[.J51]" office:value-type="float" office:value="0.605629605198879" calcext:value-type="float">
            <text:p>0.605629605198879</text:p>
          </table:table-cell>
          <table:table-cell table:style-name="ce44" table:formula="of:=[.H51]-[.K51]" office:value-type="float" office:value="-1.79437039480112" calcext:value-type="float">
            <text:p>-1.79437039480112</text:p>
          </table:table-cell>
          <table:table-cell table:style-name="ce44" office:value-type="float" office:value="-1.994472" calcext:value-type="float">
            <text:p>-1.994472</text:p>
          </table:table-cell>
          <table:table-cell table:style-name="ce44" office:value-type="float" office:value="17.31736" calcext:value-type="float">
            <text:p>17.31736</text:p>
          </table:table-cell>
          <table:table-cell table:style-name="ce50" table:formula="of:=[.G51]-[.N51]" office:value-type="float" office:value="5.10010160519888" calcext:value-type="float">
            <text:p>5.10010160519888</text:p>
          </table:table-cell>
          <table:table-cell table:style-name="ce50" table:formula="of:=[.H51]-[.O51]" office:value-type="float" office:value="-6.61173039480112" calcext:value-type="float">
            <text:p>-6.61173039480112</text:p>
          </table:table-cell>
          <table:table-cell table:style-name="ce50" table:formula="of:=[.J51]-[.N51]" office:value-type="float" office:value="4.494472" calcext:value-type="float">
            <text:p>4.494472</text:p>
          </table:table-cell>
          <table:table-cell table:style-name="ce50" table:formula="of:=[.K51]-[.O51]" office:value-type="float" office:value="-4.81736" calcext:value-type="float">
            <text:p>-4.81736</text:p>
          </table:table-cell>
          <table:table-cell/>
          <table:table-cell table:style-name="ce44" office:value-type="float" office:value="4" calcext:value-type="float">
            <text:p>4</text:p>
          </table:table-cell>
          <table:table-cell table:style-name="ce44" office:value-type="float" office:value="8" calcext:value-type="float">
            <text:p>8</text:p>
          </table:table-cell>
          <table:table-cell table:number-columns-repeated="1002"/>
        </table:table-row>
        <table:table-row table:style-name="ro1">
          <table:table-cell table:style-name="ce44" office:value-type="float" office:value="4" calcext:value-type="float">
            <text:p>4</text:p>
          </table:table-cell>
          <table:table-cell table:style-name="ce44" office:value-type="float" office:value="9" calcext:value-type="float">
            <text:p>9</text:p>
          </table:table-cell>
          <table:table-cell table:style-name="ce50" table:formula="of:=(([.A52]-1)*9+([.B52]))/108" office:value-type="float" office:value="0.333333333333333" calcext:value-type="float">
            <text:p>0.333333333333333</text:p>
          </table:table-cell>
          <table:table-cell table:style-name="ce50" table:formula="of:=MIN(ABS([.C52]*12-0.5);12-ABS([.C52]*12-0.5))/6" office:value-type="float" office:value="0.583333333333333" calcext:value-type="float">
            <text:p>0.583333333333333</text:p>
          </table:table-cell>
          <table:table-cell table:style-name="ce50" table:formula="of:=6*[.D52]^5-15*[.D52]^4+10*[.D52]^3" office:value-type="float" office:value="0.653380594135803" calcext:value-type="float">
            <text:p>0.653380594135803</text:p>
          </table:table-cell>
          <table:table-cell table:style-name="ce50" table:formula="of:=[.E52]*[.F$3]" office:value-type="float" office:value="21.2348693094136" calcext:value-type="float">
            <text:p>21.2348693094136</text:p>
          </table:table-cell>
          <table:table-cell table:style-name="ce50" table:formula="of:=[.$F$4]+[.F52]+(-0.5*[.$F$10])" office:value-type="float" office:value="4.1848693094136" calcext:value-type="float">
            <text:p>4.1848693094136</text:p>
          </table:table-cell>
          <table:table-cell table:style-name="ce50" table:formula="of:=[.$F$4]+[.F52]+(0.5*[.$F$10])" office:value-type="float" office:value="11.7848693094136" calcext:value-type="float">
            <text:p>11.7848693094136</text:p>
          </table:table-cell>
          <table:table-cell/>
          <table:table-cell table:style-name="ce44" office:value-type="float" office:value="3.3" calcext:value-type="float">
            <text:p>3.3</text:p>
          </table:table-cell>
          <table:table-cell table:style-name="ce44" office:value-type="float" office:value="14.8" calcext:value-type="float">
            <text:p>14.8</text:p>
          </table:table-cell>
          <table:table-cell table:style-name="ce44" table:formula="of:=[.G52]-[.J52]" office:value-type="float" office:value="0.884869309413597" calcext:value-type="float">
            <text:p>0.884869309413597</text:p>
          </table:table-cell>
          <table:table-cell table:style-name="ce44" table:formula="of:=[.H52]-[.K52]" office:value-type="float" office:value="-3.0151306905864" calcext:value-type="float">
            <text:p>-3.0151306905864</text:p>
          </table:table-cell>
          <table:table-cell table:style-name="ce44" office:value-type="float" office:value="-1.2134322" calcext:value-type="float">
            <text:p>-1.2134322</text:p>
          </table:table-cell>
          <table:table-cell table:style-name="ce44" office:value-type="float" office:value="18.356749" calcext:value-type="float">
            <text:p>18.356749</text:p>
          </table:table-cell>
          <table:table-cell table:style-name="ce50" table:formula="of:=[.G52]-[.N52]" office:value-type="float" office:value="5.3983015094136" calcext:value-type="float">
            <text:p>5.3983015094136</text:p>
          </table:table-cell>
          <table:table-cell table:style-name="ce50" table:formula="of:=[.H52]-[.O52]" office:value-type="float" office:value="-6.5718796905864" calcext:value-type="float">
            <text:p>-6.5718796905864</text:p>
          </table:table-cell>
          <table:table-cell table:style-name="ce50" table:formula="of:=[.J52]-[.N52]" office:value-type="float" office:value="4.5134322" calcext:value-type="float">
            <text:p>4.5134322</text:p>
          </table:table-cell>
          <table:table-cell table:style-name="ce50" table:formula="of:=[.K52]-[.O52]" office:value-type="float" office:value="-3.556749" calcext:value-type="float">
            <text:p>-3.556749</text:p>
          </table:table-cell>
          <table:table-cell/>
          <table:table-cell table:style-name="ce44" office:value-type="float" office:value="4" calcext:value-type="float">
            <text:p>4</text:p>
          </table:table-cell>
          <table:table-cell table:style-name="ce44" office:value-type="float" office:value="9" calcext:value-type="float">
            <text:p>9</text:p>
          </table:table-cell>
          <table:table-cell table:number-columns-repeated="1002"/>
        </table:table-row>
        <table:table-row table:style-name="ro1">
          <table:table-cell table:style-name="ce44" office:value-type="float" office:value="5" calcext:value-type="float">
            <text:p>5</text:p>
          </table:table-cell>
          <table:table-cell table:style-name="ce44" office:value-type="float" office:value="1" calcext:value-type="float">
            <text:p>1</text:p>
          </table:table-cell>
          <table:table-cell table:style-name="ce50" table:formula="of:=(([.A53]-1)*9+([.B53]))/108" office:value-type="float" office:value="0.342592592592593" calcext:value-type="float">
            <text:p>0.342592592592593</text:p>
          </table:table-cell>
          <table:table-cell table:style-name="ce50" table:formula="of:=MIN(ABS([.C53]*12-0.5);12-ABS([.C53]*12-0.5))/6" office:value-type="float" office:value="0.601851851851852" calcext:value-type="float">
            <text:p>0.601851851851852</text:p>
          </table:table-cell>
          <table:table-cell table:style-name="ce50" table:formula="of:=6*[.D53]^5-15*[.D53]^4+10*[.D53]^3" office:value-type="float" office:value="0.685755033820913" calcext:value-type="float">
            <text:p>0.685755033820913</text:p>
          </table:table-cell>
          <table:table-cell table:style-name="ce50" table:formula="of:=[.E53]*[.F$3]" office:value-type="float" office:value="22.2870385991797" calcext:value-type="float">
            <text:p>22.2870385991797</text:p>
          </table:table-cell>
          <table:table-cell table:style-name="ce50" table:formula="of:=[.$F$4]+[.F53]+(-0.5*[.$F$10])" office:value-type="float" office:value="5.23703859917967" calcext:value-type="float">
            <text:p>5.23703859917967</text:p>
          </table:table-cell>
          <table:table-cell table:style-name="ce50" table:formula="of:=[.$F$4]+[.F53]+(0.5*[.$F$10])" office:value-type="float" office:value="12.8370385991797" calcext:value-type="float">
            <text:p>12.8370385991797</text:p>
          </table:table-cell>
          <table:table-cell/>
          <table:table-cell table:style-name="ce44" office:value-type="float" office:value="5.5" calcext:value-type="float">
            <text:p>5.5</text:p>
          </table:table-cell>
          <table:table-cell table:style-name="ce44" office:value-type="float" office:value="14.4" calcext:value-type="float">
            <text:p>14.4</text:p>
          </table:table-cell>
          <table:table-cell table:style-name="ce44" table:formula="of:=[.G53]-[.J53]" office:value-type="float" office:value="-0.26296140082033" calcext:value-type="float">
            <text:p>-0.26296140082033</text:p>
          </table:table-cell>
          <table:table-cell table:style-name="ce44" table:formula="of:=[.H53]-[.K53]" office:value-type="float" office:value="-1.56296140082033" calcext:value-type="float">
            <text:p>-1.56296140082033</text:p>
          </table:table-cell>
          <table:table-cell table:style-name="ce44" office:value-type="float" office:value="0.9698309" calcext:value-type="float">
            <text:p>0.9698309</text:p>
          </table:table-cell>
          <table:table-cell table:style-name="ce44" office:value-type="float" office:value="18.469675" calcext:value-type="float">
            <text:p>18.469675</text:p>
          </table:table-cell>
          <table:table-cell table:style-name="ce50" table:formula="of:=[.G53]-[.N53]" office:value-type="float" office:value="4.26720769917967" calcext:value-type="float">
            <text:p>4.26720769917967</text:p>
          </table:table-cell>
          <table:table-cell table:style-name="ce50" table:formula="of:=[.H53]-[.O53]" office:value-type="float" office:value="-5.63263640082033" calcext:value-type="float">
            <text:p>-5.63263640082033</text:p>
          </table:table-cell>
          <table:table-cell table:style-name="ce50" table:formula="of:=[.J53]-[.N53]" office:value-type="float" office:value="4.5301691" calcext:value-type="float">
            <text:p>4.5301691</text:p>
          </table:table-cell>
          <table:table-cell table:style-name="ce50" table:formula="of:=[.K53]-[.O53]" office:value-type="float" office:value="-4.069675" calcext:value-type="float">
            <text:p>-4.069675</text:p>
          </table:table-cell>
          <table:table-cell/>
          <table:table-cell table:style-name="ce44" office:value-type="float" office:value="5" calcext:value-type="float">
            <text:p>5</text:p>
          </table:table-cell>
          <table:table-cell table:style-name="ce44" office:value-type="float" office:value="1" calcext:value-type="float">
            <text:p>1</text:p>
          </table:table-cell>
          <table:table-cell table:number-columns-repeated="1002"/>
        </table:table-row>
        <table:table-row table:style-name="ro1">
          <table:table-cell table:style-name="ce44" office:value-type="float" office:value="5" calcext:value-type="float">
            <text:p>5</text:p>
          </table:table-cell>
          <table:table-cell table:style-name="ce44" office:value-type="float" office:value="2" calcext:value-type="float">
            <text:p>2</text:p>
          </table:table-cell>
          <table:table-cell table:style-name="ce50" table:formula="of:=(([.A54]-1)*9+([.B54]))/108" office:value-type="float" office:value="0.351851851851852" calcext:value-type="float">
            <text:p>0.351851851851852</text:p>
          </table:table-cell>
          <table:table-cell table:style-name="ce50" table:formula="of:=MIN(ABS([.C54]*12-0.5);12-ABS([.C54]*12-0.5))/6" office:value-type="float" office:value="0.62037037037037" calcext:value-type="float">
            <text:p>0.62037037037037</text:p>
          </table:table-cell>
          <table:table-cell table:style-name="ce50" table:formula="of:=6*[.D54]^5-15*[.D54]^4+10*[.D54]^3" office:value-type="float" office:value="0.717125814743023" calcext:value-type="float">
            <text:p>0.717125814743023</text:p>
          </table:table-cell>
          <table:table-cell table:style-name="ce50" table:formula="of:=[.E54]*[.F$3]" office:value-type="float" office:value="23.3065889791482" calcext:value-type="float">
            <text:p>23.3065889791482</text:p>
          </table:table-cell>
          <table:table-cell table:style-name="ce50" table:formula="of:=[.$F$4]+[.F54]+(-0.5*[.$F$10])" office:value-type="float" office:value="6.25658897914825" calcext:value-type="float">
            <text:p>6.25658897914825</text:p>
          </table:table-cell>
          <table:table-cell table:style-name="ce50" table:formula="of:=[.$F$4]+[.F54]+(0.5*[.$F$10])" office:value-type="float" office:value="13.8565889791482" calcext:value-type="float">
            <text:p>13.8565889791482</text:p>
          </table:table-cell>
          <table:table-cell/>
          <table:table-cell table:style-name="ce44" office:value-type="float" office:value="4.8" calcext:value-type="float">
            <text:p>4.8</text:p>
          </table:table-cell>
          <table:table-cell table:style-name="ce44" office:value-type="float" office:value="16.6" calcext:value-type="float">
            <text:p>16.6</text:p>
          </table:table-cell>
          <table:table-cell table:style-name="ce44" table:formula="of:=[.G54]-[.J54]" office:value-type="float" office:value="1.45658897914825" calcext:value-type="float">
            <text:p>1.45658897914825</text:p>
          </table:table-cell>
          <table:table-cell table:style-name="ce44" table:formula="of:=[.H54]-[.K54]" office:value-type="float" office:value="-2.74341102085176" calcext:value-type="float">
            <text:p>-2.74341102085176</text:p>
          </table:table-cell>
          <table:table-cell table:style-name="ce44" office:value-type="float" office:value="1.8276335" calcext:value-type="float">
            <text:p>1.8276335</text:p>
          </table:table-cell>
          <table:table-cell table:style-name="ce44" office:value-type="float" office:value="19.591866" calcext:value-type="float">
            <text:p>19.591866</text:p>
          </table:table-cell>
          <table:table-cell table:style-name="ce50" table:formula="of:=[.G54]-[.N54]" office:value-type="float" office:value="4.42895547914825" calcext:value-type="float">
            <text:p>4.42895547914825</text:p>
          </table:table-cell>
          <table:table-cell table:style-name="ce50" table:formula="of:=[.H54]-[.O54]" office:value-type="float" office:value="-5.73527702085175" calcext:value-type="float">
            <text:p>-5.73527702085175</text:p>
          </table:table-cell>
          <table:table-cell table:style-name="ce50" table:formula="of:=[.J54]-[.N54]" office:value-type="float" office:value="2.9723665" calcext:value-type="float">
            <text:p>2.9723665</text:p>
          </table:table-cell>
          <table:table-cell table:style-name="ce50" table:formula="of:=[.K54]-[.O54]" office:value-type="float" office:value="-2.991866" calcext:value-type="float">
            <text:p>-2.991866</text:p>
          </table:table-cell>
          <table:table-cell/>
          <table:table-cell table:style-name="ce44" office:value-type="float" office:value="5" calcext:value-type="float">
            <text:p>5</text:p>
          </table:table-cell>
          <table:table-cell table:style-name="ce44" office:value-type="float" office:value="2" calcext:value-type="float">
            <text:p>2</text:p>
          </table:table-cell>
          <table:table-cell table:number-columns-repeated="1002"/>
        </table:table-row>
        <table:table-row table:style-name="ro1">
          <table:table-cell table:style-name="ce44" office:value-type="float" office:value="5" calcext:value-type="float">
            <text:p>5</text:p>
          </table:table-cell>
          <table:table-cell table:style-name="ce44" office:value-type="float" office:value="3" calcext:value-type="float">
            <text:p>3</text:p>
          </table:table-cell>
          <table:table-cell table:style-name="ce50" table:formula="of:=(([.A55]-1)*9+([.B55]))/108" office:value-type="float" office:value="0.361111111111111" calcext:value-type="float">
            <text:p>0.361111111111111</text:p>
          </table:table-cell>
          <table:table-cell table:style-name="ce50" table:formula="of:=MIN(ABS([.C55]*12-0.5);12-ABS([.C55]*12-0.5))/6" office:value-type="float" office:value="0.638888888888889" calcext:value-type="float">
            <text:p>0.638888888888889</text:p>
          </table:table-cell>
          <table:table-cell table:style-name="ce50" table:formula="of:=6*[.D55]^5-15*[.D55]^4+10*[.D55]^3" office:value-type="float" office:value="0.7473308383186" calcext:value-type="float">
            <text:p>0.7473308383186</text:p>
          </table:table-cell>
          <table:table-cell table:style-name="ce50" table:formula="of:=[.E55]*[.F$3]" office:value-type="float" office:value="24.2882522453545" calcext:value-type="float">
            <text:p>24.2882522453545</text:p>
          </table:table-cell>
          <table:table-cell table:style-name="ce50" table:formula="of:=[.$F$4]+[.F55]+(-0.5*[.$F$10])" office:value-type="float" office:value="7.2382522453545" calcext:value-type="float">
            <text:p>7.2382522453545</text:p>
          </table:table-cell>
          <table:table-cell table:style-name="ce50" table:formula="of:=[.$F$4]+[.F55]+(0.5*[.$F$10])" office:value-type="float" office:value="14.8382522453545" calcext:value-type="float">
            <text:p>14.8382522453545</text:p>
          </table:table-cell>
          <table:table-cell/>
          <table:table-cell table:style-name="ce44" office:value-type="float" office:value="7.8" calcext:value-type="float">
            <text:p>7.8</text:p>
          </table:table-cell>
          <table:table-cell table:style-name="ce44" office:value-type="float" office:value="17" calcext:value-type="float">
            <text:p>17</text:p>
          </table:table-cell>
          <table:table-cell table:style-name="ce44" table:formula="of:=[.G55]-[.J55]" office:value-type="float" office:value="-0.5617477546455" calcext:value-type="float">
            <text:p>-0.5617477546455</text:p>
          </table:table-cell>
          <table:table-cell table:style-name="ce44" table:formula="of:=[.H55]-[.K55]" office:value-type="float" office:value="-2.1617477546455" calcext:value-type="float">
            <text:p>-2.1617477546455</text:p>
          </table:table-cell>
          <table:table-cell table:style-name="ce44" office:value-type="float" office:value="1.5871426" calcext:value-type="float">
            <text:p>1.5871426</text:p>
          </table:table-cell>
          <table:table-cell table:style-name="ce44" office:value-type="float" office:value="20.672285" calcext:value-type="float">
            <text:p>20.672285</text:p>
          </table:table-cell>
          <table:table-cell table:style-name="ce50" table:formula="of:=[.G55]-[.N55]" office:value-type="float" office:value="5.6511096453545" calcext:value-type="float">
            <text:p>5.6511096453545</text:p>
          </table:table-cell>
          <table:table-cell table:style-name="ce50" table:formula="of:=[.H55]-[.O55]" office:value-type="float" office:value="-5.8340327546455" calcext:value-type="float">
            <text:p>-5.8340327546455</text:p>
          </table:table-cell>
          <table:table-cell table:style-name="ce50" table:formula="of:=[.J55]-[.N55]" office:value-type="float" office:value="6.2128574" calcext:value-type="float">
            <text:p>6.2128574</text:p>
          </table:table-cell>
          <table:table-cell table:style-name="ce50" table:formula="of:=[.K55]-[.O55]" office:value-type="float" office:value="-3.672285" calcext:value-type="float">
            <text:p>-3.672285</text:p>
          </table:table-cell>
          <table:table-cell/>
          <table:table-cell table:style-name="ce44" office:value-type="float" office:value="5" calcext:value-type="float">
            <text:p>5</text:p>
          </table:table-cell>
          <table:table-cell table:style-name="ce44" office:value-type="float" office:value="3" calcext:value-type="float">
            <text:p>3</text:p>
          </table:table-cell>
          <table:table-cell table:number-columns-repeated="1002"/>
        </table:table-row>
        <table:table-row table:style-name="ro1">
          <table:table-cell table:style-name="ce44" office:value-type="float" office:value="5" calcext:value-type="float">
            <text:p>5</text:p>
          </table:table-cell>
          <table:table-cell table:style-name="ce44" office:value-type="float" office:value="4" calcext:value-type="float">
            <text:p>4</text:p>
          </table:table-cell>
          <table:table-cell table:style-name="ce50" table:formula="of:=(([.A56]-1)*9+([.B56]))/108" office:value-type="float" office:value="0.37037037037037" calcext:value-type="float">
            <text:p>0.37037037037037</text:p>
          </table:table-cell>
          <table:table-cell table:style-name="ce50" table:formula="of:=MIN(ABS([.C56]*12-0.5);12-ABS([.C56]*12-0.5))/6" office:value-type="float" office:value="0.657407407407407" calcext:value-type="float">
            <text:p>0.657407407407407</text:p>
          </table:table-cell>
          <table:table-cell table:style-name="ce50" table:formula="of:=6*[.D56]^5-15*[.D56]^4+10*[.D56]^3" office:value-type="float" office:value="0.776218198378063" calcext:value-type="float">
            <text:p>0.776218198378063</text:p>
          </table:table-cell>
          <table:table-cell table:style-name="ce50" table:formula="of:=[.E56]*[.F$3]" office:value-type="float" office:value="25.227091447287" calcext:value-type="float">
            <text:p>25.227091447287</text:p>
          </table:table-cell>
          <table:table-cell table:style-name="ce50" table:formula="of:=[.$F$4]+[.F56]+(-0.5*[.$F$10])" office:value-type="float" office:value="8.17709144728705" calcext:value-type="float">
            <text:p>8.17709144728705</text:p>
          </table:table-cell>
          <table:table-cell table:style-name="ce50" table:formula="of:=[.$F$4]+[.F56]+(0.5*[.$F$10])" office:value-type="float" office:value="15.777091447287" calcext:value-type="float">
            <text:p>15.777091447287</text:p>
          </table:table-cell>
          <table:table-cell/>
          <table:table-cell table:style-name="ce44" office:value-type="float" office:value="8" calcext:value-type="float">
            <text:p>8</text:p>
          </table:table-cell>
          <table:table-cell table:style-name="ce44" office:value-type="float" office:value="18.7" calcext:value-type="float">
            <text:p>18.7</text:p>
          </table:table-cell>
          <table:table-cell table:style-name="ce44" table:formula="of:=[.G56]-[.J56]" office:value-type="float" office:value="0.177091447287047" calcext:value-type="float">
            <text:p>0.177091447287047</text:p>
          </table:table-cell>
          <table:table-cell table:style-name="ce44" table:formula="of:=[.H56]-[.K56]" office:value-type="float" office:value="-2.92290855271295" calcext:value-type="float">
            <text:p>-2.92290855271295</text:p>
          </table:table-cell>
          <table:table-cell table:style-name="ce44" office:value-type="float" office:value="2.603102" calcext:value-type="float">
            <text:p>2.603102</text:p>
          </table:table-cell>
          <table:table-cell table:style-name="ce44" office:value-type="float" office:value="21.747538" calcext:value-type="float">
            <text:p>21.747538</text:p>
          </table:table-cell>
          <table:table-cell table:style-name="ce50" table:formula="of:=[.G56]-[.N56]" office:value-type="float" office:value="5.57398944728705" calcext:value-type="float">
            <text:p>5.57398944728705</text:p>
          </table:table-cell>
          <table:table-cell table:style-name="ce50" table:formula="of:=[.H56]-[.O56]" office:value-type="float" office:value="-5.97044655271295" calcext:value-type="float">
            <text:p>-5.97044655271295</text:p>
          </table:table-cell>
          <table:table-cell table:style-name="ce50" table:formula="of:=[.J56]-[.N56]" office:value-type="float" office:value="5.396898" calcext:value-type="float">
            <text:p>5.396898</text:p>
          </table:table-cell>
          <table:table-cell table:style-name="ce50" table:formula="of:=[.K56]-[.O56]" office:value-type="float" office:value="-3.047538" calcext:value-type="float">
            <text:p>-3.047538</text:p>
          </table:table-cell>
          <table:table-cell/>
          <table:table-cell table:style-name="ce44" office:value-type="float" office:value="5" calcext:value-type="float">
            <text:p>5</text:p>
          </table:table-cell>
          <table:table-cell table:style-name="ce44" office:value-type="float" office:value="4" calcext:value-type="float">
            <text:p>4</text:p>
          </table:table-cell>
          <table:table-cell table:number-columns-repeated="1002"/>
        </table:table-row>
        <table:table-row table:style-name="ro1">
          <table:table-cell table:number-columns-repeated="2" table:style-name="ce44" office:value-type="float" office:value="5" calcext:value-type="float">
            <text:p>5</text:p>
          </table:table-cell>
          <table:table-cell table:style-name="ce50" table:formula="of:=(([.A57]-1)*9+([.B57]))/108" office:value-type="float" office:value="0.37962962962963" calcext:value-type="float">
            <text:p>0.37962962962963</text:p>
          </table:table-cell>
          <table:table-cell table:style-name="ce50" table:formula="of:=MIN(ABS([.C57]*12-0.5);12-ABS([.C57]*12-0.5))/6" office:value-type="float" office:value="0.675925925925926" calcext:value-type="float">
            <text:p>0.675925925925926</text:p>
          </table:table-cell>
          <table:table-cell table:style-name="ce50" table:formula="of:=6*[.D57]^5-15*[.D57]^4+10*[.D57]^3" office:value-type="float" office:value="0.80364774922948" calcext:value-type="float">
            <text:p>0.80364774922948</text:p>
          </table:table-cell>
          <table:table-cell table:style-name="ce50" table:formula="of:=[.E57]*[.F$3]" office:value-type="float" office:value="26.1185518499581" calcext:value-type="float">
            <text:p>26.1185518499581</text:p>
          </table:table-cell>
          <table:table-cell table:style-name="ce50" table:formula="of:=[.$F$4]+[.F57]+(-0.5*[.$F$10])" office:value-type="float" office:value="9.0685518499581" calcext:value-type="float">
            <text:p>9.0685518499581</text:p>
          </table:table-cell>
          <table:table-cell table:style-name="ce50" table:formula="of:=[.$F$4]+[.F57]+(0.5*[.$F$10])" office:value-type="float" office:value="16.6685518499581" calcext:value-type="float">
            <text:p>16.6685518499581</text:p>
          </table:table-cell>
          <table:table-cell/>
          <table:table-cell table:style-name="ce44" office:value-type="float" office:value="9.2" calcext:value-type="float">
            <text:p>9.2</text:p>
          </table:table-cell>
          <table:table-cell table:style-name="ce44" office:value-type="float" office:value="18.9" calcext:value-type="float">
            <text:p>18.9</text:p>
          </table:table-cell>
          <table:table-cell table:style-name="ce44" table:formula="of:=[.G57]-[.J57]" office:value-type="float" office:value="-0.131448150041898" calcext:value-type="float">
            <text:p>-0.131448150041898</text:p>
          </table:table-cell>
          <table:table-cell table:style-name="ce44" table:formula="of:=[.H57]-[.K57]" office:value-type="float" office:value="-2.2314481500419" calcext:value-type="float">
            <text:p>-2.2314481500419</text:p>
          </table:table-cell>
          <table:table-cell table:style-name="ce44" office:value-type="float" office:value="3.8399863" calcext:value-type="float">
            <text:p>3.8399863</text:p>
          </table:table-cell>
          <table:table-cell table:style-name="ce44" office:value-type="float" office:value="21.446548" calcext:value-type="float">
            <text:p>21.446548</text:p>
          </table:table-cell>
          <table:table-cell table:style-name="ce50" table:formula="of:=[.G57]-[.N57]" office:value-type="float" office:value="5.2285655499581" calcext:value-type="float">
            <text:p>5.2285655499581</text:p>
          </table:table-cell>
          <table:table-cell table:style-name="ce50" table:formula="of:=[.H57]-[.O57]" office:value-type="float" office:value="-4.7779961500419" calcext:value-type="float">
            <text:p>-4.7779961500419</text:p>
          </table:table-cell>
          <table:table-cell table:style-name="ce50" table:formula="of:=[.J57]-[.N57]" office:value-type="float" office:value="5.3600137" calcext:value-type="float">
            <text:p>5.3600137</text:p>
          </table:table-cell>
          <table:table-cell table:style-name="ce50" table:formula="of:=[.K57]-[.O57]" office:value-type="float" office:value="-2.546548" calcext:value-type="float">
            <text:p>-2.546548</text:p>
          </table:table-cell>
          <table:table-cell/>
          <table:table-cell table:number-columns-repeated="2" table:style-name="ce44" office:value-type="float" office:value="5" calcext:value-type="float">
            <text:p>5</text:p>
          </table:table-cell>
          <table:table-cell table:number-columns-repeated="1002"/>
        </table:table-row>
        <table:table-row table:style-name="ro1">
          <table:table-cell table:style-name="ce44" office:value-type="float" office:value="5" calcext:value-type="float">
            <text:p>5</text:p>
          </table:table-cell>
          <table:table-cell table:style-name="ce44" office:value-type="float" office:value="6" calcext:value-type="float">
            <text:p>6</text:p>
          </table:table-cell>
          <table:table-cell table:style-name="ce50" table:formula="of:=(([.A58]-1)*9+([.B58]))/108" office:value-type="float" office:value="0.388888888888889" calcext:value-type="float">
            <text:p>0.388888888888889</text:p>
          </table:table-cell>
          <table:table-cell table:style-name="ce50" table:formula="of:=MIN(ABS([.C58]*12-0.5);12-ABS([.C58]*12-0.5))/6" office:value-type="float" office:value="0.694444444444444" calcext:value-type="float">
            <text:p>0.694444444444444</text:p>
          </table:table-cell>
          <table:table-cell table:style-name="ce50" table:formula="of:=6*[.D58]^5-15*[.D58]^4+10*[.D58]^3" office:value-type="float" office:value="0.829492673722248" calcext:value-type="float">
            <text:p>0.829492673722248</text:p>
          </table:table-cell>
          <table:table-cell table:style-name="ce50" table:formula="of:=[.E58]*[.F$3]" office:value-type="float" office:value="26.9585118959731" calcext:value-type="float">
            <text:p>26.9585118959731</text:p>
          </table:table-cell>
          <table:table-cell table:style-name="ce50" table:formula="of:=[.$F$4]+[.F58]+(-0.5*[.$F$10])" office:value-type="float" office:value="9.90851189597306" calcext:value-type="float">
            <text:p>9.90851189597306</text:p>
          </table:table-cell>
          <table:table-cell table:style-name="ce50" table:formula="of:=[.$F$4]+[.F58]+(0.5*[.$F$10])" office:value-type="float" office:value="17.5085118959731" calcext:value-type="float">
            <text:p>17.5085118959731</text:p>
          </table:table-cell>
          <table:table-cell/>
          <table:table-cell table:style-name="ce44" office:value-type="float" office:value="10.8" calcext:value-type="float">
            <text:p>10.8</text:p>
          </table:table-cell>
          <table:table-cell table:style-name="ce44" office:value-type="float" office:value="19" calcext:value-type="float">
            <text:p>19</text:p>
          </table:table-cell>
          <table:table-cell table:style-name="ce44" table:formula="of:=[.G58]-[.J58]" office:value-type="float" office:value="-0.891488104026941" calcext:value-type="float">
            <text:p>-0.891488104026941</text:p>
          </table:table-cell>
          <table:table-cell table:style-name="ce44" table:formula="of:=[.H58]-[.K58]" office:value-type="float" office:value="-1.49148810402694" calcext:value-type="float">
            <text:p>-1.49148810402694</text:p>
          </table:table-cell>
          <table:table-cell table:style-name="ce44" office:value-type="float" office:value="4.9612575" calcext:value-type="float">
            <text:p>4.9612575</text:p>
          </table:table-cell>
          <table:table-cell table:style-name="ce44" office:value-type="float" office:value="24.339083" calcext:value-type="float">
            <text:p>24.339083</text:p>
          </table:table-cell>
          <table:table-cell table:style-name="ce50" table:formula="of:=[.G58]-[.N58]" office:value-type="float" office:value="4.94725439597306" calcext:value-type="float">
            <text:p>4.94725439597306</text:p>
          </table:table-cell>
          <table:table-cell table:style-name="ce50" table:formula="of:=[.H58]-[.O58]" office:value-type="float" office:value="-6.83057110402694" calcext:value-type="float">
            <text:p>-6.83057110402694</text:p>
          </table:table-cell>
          <table:table-cell table:style-name="ce50" table:formula="of:=[.J58]-[.N58]" office:value-type="float" office:value="5.8387425" calcext:value-type="float">
            <text:p>5.8387425</text:p>
          </table:table-cell>
          <table:table-cell table:style-name="ce50" table:formula="of:=[.K58]-[.O58]" office:value-type="float" office:value="-5.339083" calcext:value-type="float">
            <text:p>-5.339083</text:p>
          </table:table-cell>
          <table:table-cell/>
          <table:table-cell table:style-name="ce44" office:value-type="float" office:value="5" calcext:value-type="float">
            <text:p>5</text:p>
          </table:table-cell>
          <table:table-cell table:style-name="ce44" office:value-type="float" office:value="6" calcext:value-type="float">
            <text:p>6</text:p>
          </table:table-cell>
          <table:table-cell table:number-columns-repeated="1002"/>
        </table:table-row>
        <table:table-row table:style-name="ro1">
          <table:table-cell table:style-name="ce44" office:value-type="float" office:value="5" calcext:value-type="float">
            <text:p>5</text:p>
          </table:table-cell>
          <table:table-cell table:style-name="ce44" office:value-type="float" office:value="7" calcext:value-type="float">
            <text:p>7</text:p>
          </table:table-cell>
          <table:table-cell table:style-name="ce50" table:formula="of:=(([.A59]-1)*9+([.B59]))/108" office:value-type="float" office:value="0.398148148148148" calcext:value-type="float">
            <text:p>0.398148148148148</text:p>
          </table:table-cell>
          <table:table-cell table:style-name="ce50" table:formula="of:=MIN(ABS([.C59]*12-0.5);12-ABS([.C59]*12-0.5))/6" office:value-type="float" office:value="0.712962962962963" calcext:value-type="float">
            <text:p>0.712962962962963</text:p>
          </table:table-cell>
          <table:table-cell table:style-name="ce50" table:formula="of:=6*[.D59]^5-15*[.D59]^4+10*[.D59]^3" office:value-type="float" office:value="0.853641051310781" calcext:value-type="float">
            <text:p>0.853641051310781</text:p>
          </table:table-cell>
          <table:table-cell table:style-name="ce50" table:formula="of:=[.E59]*[.F$3]" office:value-type="float" office:value="27.7433341676004" calcext:value-type="float">
            <text:p>27.7433341676004</text:p>
          </table:table-cell>
          <table:table-cell table:style-name="ce50" table:formula="of:=[.$F$4]+[.F59]+(-0.5*[.$F$10])" office:value-type="float" office:value="10.6933341676004" calcext:value-type="float">
            <text:p>10.6933341676004</text:p>
          </table:table-cell>
          <table:table-cell table:style-name="ce50" table:formula="of:=[.$F$4]+[.F59]+(0.5*[.$F$10])" office:value-type="float" office:value="18.2933341676004" calcext:value-type="float">
            <text:p>18.2933341676004</text:p>
          </table:table-cell>
          <table:table-cell/>
          <table:table-cell table:style-name="ce44" office:value-type="float" office:value="10.7" calcext:value-type="float">
            <text:p>10.7</text:p>
          </table:table-cell>
          <table:table-cell table:style-name="ce44" office:value-type="float" office:value="21.2" calcext:value-type="float">
            <text:p>21.2</text:p>
          </table:table-cell>
          <table:table-cell table:style-name="ce44" table:formula="of:=[.G59]-[.J59]" office:value-type="float" office:value="-0.00666583239961582" calcext:value-type="float">
            <text:p>-0.00666583239961582</text:p>
          </table:table-cell>
          <table:table-cell table:style-name="ce44" table:formula="of:=[.H59]-[.K59]" office:value-type="float" office:value="-2.90666583239961" calcext:value-type="float">
            <text:p>-2.90666583239961</text:p>
          </table:table-cell>
          <table:table-cell table:style-name="ce44" office:value-type="float" office:value="5.439605" calcext:value-type="float">
            <text:p>5.439605</text:p>
          </table:table-cell>
          <table:table-cell table:style-name="ce44" office:value-type="float" office:value="24.346977" calcext:value-type="float">
            <text:p>24.346977</text:p>
          </table:table-cell>
          <table:table-cell table:style-name="ce50" table:formula="of:=[.G59]-[.N59]" office:value-type="float" office:value="5.25372916760038" calcext:value-type="float">
            <text:p>5.25372916760038</text:p>
          </table:table-cell>
          <table:table-cell table:style-name="ce50" table:formula="of:=[.H59]-[.O59]" office:value-type="float" office:value="-6.05364283239961" calcext:value-type="float">
            <text:p>-6.05364283239961</text:p>
          </table:table-cell>
          <table:table-cell table:style-name="ce50" table:formula="of:=[.J59]-[.N59]" office:value-type="float" office:value="5.260395" calcext:value-type="float">
            <text:p>5.260395</text:p>
          </table:table-cell>
          <table:table-cell table:style-name="ce50" table:formula="of:=[.K59]-[.O59]" office:value-type="float" office:value="-3.146977" calcext:value-type="float">
            <text:p>-3.146977</text:p>
          </table:table-cell>
          <table:table-cell/>
          <table:table-cell table:style-name="ce44" office:value-type="float" office:value="5" calcext:value-type="float">
            <text:p>5</text:p>
          </table:table-cell>
          <table:table-cell table:style-name="ce44" office:value-type="float" office:value="7" calcext:value-type="float">
            <text:p>7</text:p>
          </table:table-cell>
          <table:table-cell table:number-columns-repeated="1002"/>
        </table:table-row>
        <table:table-row table:style-name="ro1">
          <table:table-cell table:style-name="ce44" office:value-type="float" office:value="5" calcext:value-type="float">
            <text:p>5</text:p>
          </table:table-cell>
          <table:table-cell table:style-name="ce44" office:value-type="float" office:value="8" calcext:value-type="float">
            <text:p>8</text:p>
          </table:table-cell>
          <table:table-cell table:style-name="ce50" table:formula="of:=(([.A60]-1)*9+([.B60]))/108" office:value-type="float" office:value="0.407407407407407" calcext:value-type="float">
            <text:p>0.407407407407407</text:p>
          </table:table-cell>
          <table:table-cell table:style-name="ce50" table:formula="of:=MIN(ABS([.C60]*12-0.5);12-ABS([.C60]*12-0.5))/6" office:value-type="float" office:value="0.731481481481481" calcext:value-type="float">
            <text:p>0.731481481481481</text:p>
          </table:table-cell>
          <table:table-cell table:style-name="ce50" table:formula="of:=6*[.D60]^5-15*[.D60]^4+10*[.D60]^3" office:value-type="float" office:value="0.875997426118197" calcext:value-type="float">
            <text:p>0.875997426118197</text:p>
          </table:table-cell>
          <table:table-cell table:style-name="ce50" table:formula="of:=[.E60]*[.F$3]" office:value-type="float" office:value="28.4699163488414" calcext:value-type="float">
            <text:p>28.4699163488414</text:p>
          </table:table-cell>
          <table:table-cell table:style-name="ce50" table:formula="of:=[.$F$4]+[.F60]+(-0.5*[.$F$10])" office:value-type="float" office:value="11.4199163488414" calcext:value-type="float">
            <text:p>11.4199163488414</text:p>
          </table:table-cell>
          <table:table-cell table:style-name="ce50" table:formula="of:=[.$F$4]+[.F60]+(0.5*[.$F$10])" office:value-type="float" office:value="19.0199163488414" calcext:value-type="float">
            <text:p>19.0199163488414</text:p>
          </table:table-cell>
          <table:table-cell/>
          <table:table-cell table:style-name="ce44" office:value-type="float" office:value="12.3" calcext:value-type="float">
            <text:p>12.3</text:p>
          </table:table-cell>
          <table:table-cell table:style-name="ce44" office:value-type="float" office:value="21" calcext:value-type="float">
            <text:p>21</text:p>
          </table:table-cell>
          <table:table-cell table:style-name="ce44" table:formula="of:=[.G60]-[.J60]" office:value-type="float" office:value="-0.8800836511586" calcext:value-type="float">
            <text:p>-0.8800836511586</text:p>
          </table:table-cell>
          <table:table-cell table:style-name="ce44" table:formula="of:=[.H60]-[.K60]" office:value-type="float" office:value="-1.9800836511586" calcext:value-type="float">
            <text:p>-1.9800836511586</text:p>
          </table:table-cell>
          <table:table-cell table:style-name="ce44" office:value-type="float" office:value="7.39965" calcext:value-type="float">
            <text:p>7.39965</text:p>
          </table:table-cell>
          <table:table-cell table:style-name="ce44" office:value-type="float" office:value="25.951073" calcext:value-type="float">
            <text:p>25.951073</text:p>
          </table:table-cell>
          <table:table-cell table:style-name="ce50" table:formula="of:=[.G60]-[.N60]" office:value-type="float" office:value="4.0202663488414" calcext:value-type="float">
            <text:p>4.0202663488414</text:p>
          </table:table-cell>
          <table:table-cell table:style-name="ce50" table:formula="of:=[.H60]-[.O60]" office:value-type="float" office:value="-6.9311566511586" calcext:value-type="float">
            <text:p>-6.9311566511586</text:p>
          </table:table-cell>
          <table:table-cell table:style-name="ce50" table:formula="of:=[.J60]-[.N60]" office:value-type="float" office:value="4.90035" calcext:value-type="float">
            <text:p>4.90035</text:p>
          </table:table-cell>
          <table:table-cell table:style-name="ce50" table:formula="of:=[.K60]-[.O60]" office:value-type="float" office:value="-4.951073" calcext:value-type="float">
            <text:p>-4.951073</text:p>
          </table:table-cell>
          <table:table-cell/>
          <table:table-cell table:style-name="ce44" office:value-type="float" office:value="5" calcext:value-type="float">
            <text:p>5</text:p>
          </table:table-cell>
          <table:table-cell table:style-name="ce44" office:value-type="float" office:value="8" calcext:value-type="float">
            <text:p>8</text:p>
          </table:table-cell>
          <table:table-cell table:number-columns-repeated="1002"/>
        </table:table-row>
        <table:table-row table:style-name="ro1">
          <table:table-cell table:style-name="ce44" office:value-type="float" office:value="5" calcext:value-type="float">
            <text:p>5</text:p>
          </table:table-cell>
          <table:table-cell table:style-name="ce44" office:value-type="float" office:value="9" calcext:value-type="float">
            <text:p>9</text:p>
          </table:table-cell>
          <table:table-cell table:style-name="ce50" table:formula="of:=(([.A61]-1)*9+([.B61]))/108" office:value-type="float" office:value="0.416666666666667" calcext:value-type="float">
            <text:p>0.416666666666667</text:p>
          </table:table-cell>
          <table:table-cell table:style-name="ce50" table:formula="of:=MIN(ABS([.C61]*12-0.5);12-ABS([.C61]*12-0.5))/6" office:value-type="float" office:value="0.75" calcext:value-type="float">
            <text:p>0.75</text:p>
          </table:table-cell>
          <table:table-cell table:style-name="ce50" table:formula="of:=6*[.D61]^5-15*[.D61]^4+10*[.D61]^3" office:value-type="float" office:value="0.896484375" calcext:value-type="float">
            <text:p>0.896484375</text:p>
          </table:table-cell>
          <table:table-cell table:style-name="ce50" table:formula="of:=[.E61]*[.F$3]" office:value-type="float" office:value="29.1357421875" calcext:value-type="float">
            <text:p>29.1357421875</text:p>
          </table:table-cell>
          <table:table-cell table:style-name="ce50" table:formula="of:=[.$F$4]+[.F61]+(-0.5*[.$F$10])" office:value-type="float" office:value="12.0857421875" calcext:value-type="float">
            <text:p>12.0857421875</text:p>
          </table:table-cell>
          <table:table-cell table:style-name="ce50" table:formula="of:=[.$F$4]+[.F61]+(0.5*[.$F$10])" office:value-type="float" office:value="19.6857421875" calcext:value-type="float">
            <text:p>19.6857421875</text:p>
          </table:table-cell>
          <table:table-cell/>
          <table:table-cell table:style-name="ce44" office:value-type="float" office:value="13.3" calcext:value-type="float">
            <text:p>13.3</text:p>
          </table:table-cell>
          <table:table-cell table:style-name="ce44" office:value-type="float" office:value="22.3" calcext:value-type="float">
            <text:p>22.3</text:p>
          </table:table-cell>
          <table:table-cell table:style-name="ce44" table:formula="of:=[.G61]-[.J61]" office:value-type="float" office:value="-1.2142578125" calcext:value-type="float">
            <text:p>-1.2142578125</text:p>
          </table:table-cell>
          <table:table-cell table:style-name="ce44" table:formula="of:=[.H61]-[.K61]" office:value-type="float" office:value="-2.6142578125" calcext:value-type="float">
            <text:p>-2.6142578125</text:p>
          </table:table-cell>
          <table:table-cell table:style-name="ce44" office:value-type="float" office:value="7.924348" calcext:value-type="float">
            <text:p>7.924348</text:p>
          </table:table-cell>
          <table:table-cell table:style-name="ce44" office:value-type="float" office:value="26.220196" calcext:value-type="float">
            <text:p>26.220196</text:p>
          </table:table-cell>
          <table:table-cell table:style-name="ce50" table:formula="of:=[.G61]-[.N61]" office:value-type="float" office:value="4.1613941875" calcext:value-type="float">
            <text:p>4.1613941875</text:p>
          </table:table-cell>
          <table:table-cell table:style-name="ce50" table:formula="of:=[.H61]-[.O61]" office:value-type="float" office:value="-6.5344538125" calcext:value-type="float">
            <text:p>-6.5344538125</text:p>
          </table:table-cell>
          <table:table-cell table:style-name="ce50" table:formula="of:=[.J61]-[.N61]" office:value-type="float" office:value="5.375652" calcext:value-type="float">
            <text:p>5.375652</text:p>
          </table:table-cell>
          <table:table-cell table:style-name="ce50" table:formula="of:=[.K61]-[.O61]" office:value-type="float" office:value="-3.920196" calcext:value-type="float">
            <text:p>-3.920196</text:p>
          </table:table-cell>
          <table:table-cell/>
          <table:table-cell table:style-name="ce44" office:value-type="float" office:value="5" calcext:value-type="float">
            <text:p>5</text:p>
          </table:table-cell>
          <table:table-cell table:style-name="ce44" office:value-type="float" office:value="9" calcext:value-type="float">
            <text:p>9</text:p>
          </table:table-cell>
          <table:table-cell table:number-columns-repeated="1002"/>
        </table:table-row>
        <table:table-row table:style-name="ro1">
          <table:table-cell table:style-name="ce44" office:value-type="float" office:value="6" calcext:value-type="float">
            <text:p>6</text:p>
          </table:table-cell>
          <table:table-cell table:style-name="ce44" office:value-type="float" office:value="1" calcext:value-type="float">
            <text:p>1</text:p>
          </table:table-cell>
          <table:table-cell table:style-name="ce50" table:formula="of:=(([.A62]-1)*9+([.B62]))/108" office:value-type="float" office:value="0.425925925925926" calcext:value-type="float">
            <text:p>0.425925925925926</text:p>
          </table:table-cell>
          <table:table-cell table:style-name="ce50" table:formula="of:=MIN(ABS([.C62]*12-0.5);12-ABS([.C62]*12-0.5))/6" office:value-type="float" office:value="0.768518518518518" calcext:value-type="float">
            <text:p>0.768518518518518</text:p>
          </table:table-cell>
          <table:table-cell table:style-name="ce50" table:formula="of:=6*[.D62]^5-15*[.D62]^4+10*[.D62]^3" office:value-type="float" office:value="0.915044075607771" calcext:value-type="float">
            <text:p>0.915044075607771</text:p>
          </table:table-cell>
          <table:table-cell table:style-name="ce50" table:formula="of:=[.E62]*[.F$3]" office:value-type="float" office:value="29.7389324572526" calcext:value-type="float">
            <text:p>29.7389324572526</text:p>
          </table:table-cell>
          <table:table-cell table:style-name="ce50" table:formula="of:=[.$F$4]+[.F62]+(-0.5*[.$F$10])" office:value-type="float" office:value="12.6889324572526" calcext:value-type="float">
            <text:p>12.6889324572526</text:p>
          </table:table-cell>
          <table:table-cell table:style-name="ce50" table:formula="of:=[.$F$4]+[.F62]+(0.5*[.$F$10])" office:value-type="float" office:value="20.2889324572526" calcext:value-type="float">
            <text:p>20.2889324572526</text:p>
          </table:table-cell>
          <table:table-cell/>
          <table:table-cell table:style-name="ce44" office:value-type="float" office:value="14.3" calcext:value-type="float">
            <text:p>14.3</text:p>
          </table:table-cell>
          <table:table-cell table:style-name="ce44" office:value-type="float" office:value="22.7" calcext:value-type="float">
            <text:p>22.7</text:p>
          </table:table-cell>
          <table:table-cell table:style-name="ce44" table:formula="of:=[.G62]-[.J62]" office:value-type="float" office:value="-1.61106754274744" calcext:value-type="float">
            <text:p>-1.61106754274744</text:p>
          </table:table-cell>
          <table:table-cell table:style-name="ce44" table:formula="of:=[.H62]-[.K62]" office:value-type="float" office:value="-2.41106754274744" calcext:value-type="float">
            <text:p>-2.41106754274744</text:p>
          </table:table-cell>
          <table:table-cell table:style-name="ce44" office:value-type="float" office:value="9.729364" calcext:value-type="float">
            <text:p>9.729364</text:p>
          </table:table-cell>
          <table:table-cell table:style-name="ce44" office:value-type="float" office:value="27.229103" calcext:value-type="float">
            <text:p>27.229103</text:p>
          </table:table-cell>
          <table:table-cell table:style-name="ce50" table:formula="of:=[.G62]-[.N62]" office:value-type="float" office:value="2.95956845725256" calcext:value-type="float">
            <text:p>2.95956845725256</text:p>
          </table:table-cell>
          <table:table-cell table:style-name="ce50" table:formula="of:=[.H62]-[.O62]" office:value-type="float" office:value="-6.94017054274744" calcext:value-type="float">
            <text:p>-6.94017054274744</text:p>
          </table:table-cell>
          <table:table-cell table:style-name="ce50" table:formula="of:=[.J62]-[.N62]" office:value-type="float" office:value="4.570636" calcext:value-type="float">
            <text:p>4.570636</text:p>
          </table:table-cell>
          <table:table-cell table:style-name="ce50" table:formula="of:=[.K62]-[.O62]" office:value-type="float" office:value="-4.529103" calcext:value-type="float">
            <text:p>-4.529103</text:p>
          </table:table-cell>
          <table:table-cell/>
          <table:table-cell table:style-name="ce44" office:value-type="float" office:value="6" calcext:value-type="float">
            <text:p>6</text:p>
          </table:table-cell>
          <table:table-cell table:style-name="ce44" office:value-type="float" office:value="1" calcext:value-type="float">
            <text:p>1</text:p>
          </table:table-cell>
          <table:table-cell table:number-columns-repeated="1002"/>
        </table:table-row>
        <table:table-row table:style-name="ro1">
          <table:table-cell table:style-name="ce44" office:value-type="float" office:value="6" calcext:value-type="float">
            <text:p>6</text:p>
          </table:table-cell>
          <table:table-cell table:style-name="ce44" office:value-type="float" office:value="2" calcext:value-type="float">
            <text:p>2</text:p>
          </table:table-cell>
          <table:table-cell table:style-name="ce50" table:formula="of:=(([.A63]-1)*9+([.B63]))/108" office:value-type="float" office:value="0.435185185185185" calcext:value-type="float">
            <text:p>0.435185185185185</text:p>
          </table:table-cell>
          <table:table-cell table:style-name="ce50" table:formula="of:=MIN(ABS([.C63]*12-0.5);12-ABS([.C63]*12-0.5))/6" office:value-type="float" office:value="0.787037037037037" calcext:value-type="float">
            <text:p>0.787037037037037</text:p>
          </table:table-cell>
          <table:table-cell table:style-name="ce50" table:formula="of:=6*[.D63]^5-15*[.D63]^4+10*[.D63]^3" office:value-type="float" office:value="0.93163987445285" calcext:value-type="float">
            <text:p>0.93163987445285</text:p>
          </table:table-cell>
          <table:table-cell table:style-name="ce50" table:formula="of:=[.E63]*[.F$3]" office:value-type="float" office:value="30.2782959197176" calcext:value-type="float">
            <text:p>30.2782959197176</text:p>
          </table:table-cell>
          <table:table-cell table:style-name="ce50" table:formula="of:=[.$F$4]+[.F63]+(-0.5*[.$F$10])" office:value-type="float" office:value="13.2282959197176" calcext:value-type="float">
            <text:p>13.2282959197176</text:p>
          </table:table-cell>
          <table:table-cell table:style-name="ce50" table:formula="of:=[.$F$4]+[.F63]+(0.5*[.$F$10])" office:value-type="float" office:value="20.8282959197176" calcext:value-type="float">
            <text:p>20.8282959197176</text:p>
          </table:table-cell>
          <table:table-cell/>
          <table:table-cell table:style-name="ce44" office:value-type="float" office:value="12.8" calcext:value-type="float">
            <text:p>12.8</text:p>
          </table:table-cell>
          <table:table-cell table:style-name="ce44" office:value-type="float" office:value="22.5" calcext:value-type="float">
            <text:p>22.5</text:p>
          </table:table-cell>
          <table:table-cell table:style-name="ce44" table:formula="of:=[.G63]-[.J63]" office:value-type="float" office:value="0.428295919717623" calcext:value-type="float">
            <text:p>0.428295919717623</text:p>
          </table:table-cell>
          <table:table-cell table:style-name="ce44" table:formula="of:=[.H63]-[.K63]" office:value-type="float" office:value="-1.67170408028237" calcext:value-type="float">
            <text:p>-1.67170408028237</text:p>
          </table:table-cell>
          <table:table-cell table:style-name="ce44" office:value-type="float" office:value="8.513084" calcext:value-type="float">
            <text:p>8.513084</text:p>
          </table:table-cell>
          <table:table-cell table:style-name="ce44" office:value-type="float" office:value="26.788668" calcext:value-type="float">
            <text:p>26.788668</text:p>
          </table:table-cell>
          <table:table-cell table:style-name="ce50" table:formula="of:=[.G63]-[.N63]" office:value-type="float" office:value="4.71521191971763" calcext:value-type="float">
            <text:p>4.71521191971763</text:p>
          </table:table-cell>
          <table:table-cell table:style-name="ce50" table:formula="of:=[.H63]-[.O63]" office:value-type="float" office:value="-5.96037208028238" calcext:value-type="float">
            <text:p>-5.96037208028238</text:p>
          </table:table-cell>
          <table:table-cell table:style-name="ce50" table:formula="of:=[.J63]-[.N63]" office:value-type="float" office:value="4.286916" calcext:value-type="float">
            <text:p>4.286916</text:p>
          </table:table-cell>
          <table:table-cell table:style-name="ce50" table:formula="of:=[.K63]-[.O63]" office:value-type="float" office:value="-4.288668" calcext:value-type="float">
            <text:p>-4.288668</text:p>
          </table:table-cell>
          <table:table-cell/>
          <table:table-cell table:style-name="ce44" office:value-type="float" office:value="6" calcext:value-type="float">
            <text:p>6</text:p>
          </table:table-cell>
          <table:table-cell table:style-name="ce44" office:value-type="float" office:value="2" calcext:value-type="float">
            <text:p>2</text:p>
          </table:table-cell>
          <table:table-cell table:number-columns-repeated="1002"/>
        </table:table-row>
        <table:table-row table:style-name="ro1">
          <table:table-cell table:style-name="ce44" office:value-type="float" office:value="6" calcext:value-type="float">
            <text:p>6</text:p>
          </table:table-cell>
          <table:table-cell table:style-name="ce44" office:value-type="float" office:value="3" calcext:value-type="float">
            <text:p>3</text:p>
          </table:table-cell>
          <table:table-cell table:style-name="ce50" table:formula="of:=(([.A64]-1)*9+([.B64]))/108" office:value-type="float" office:value="0.444444444444444" calcext:value-type="float">
            <text:p>0.444444444444444</text:p>
          </table:table-cell>
          <table:table-cell table:style-name="ce50" table:formula="of:=MIN(ABS([.C64]*12-0.5);12-ABS([.C64]*12-0.5))/6" office:value-type="float" office:value="0.805555555555555" calcext:value-type="float">
            <text:p>0.805555555555555</text:p>
          </table:table-cell>
          <table:table-cell table:style-name="ce50" table:formula="of:=6*[.D64]^5-15*[.D64]^4+10*[.D64]^3" office:value-type="float" office:value="0.946257854970024" calcext:value-type="float">
            <text:p>0.946257854970024</text:p>
          </table:table-cell>
          <table:table-cell table:style-name="ce50" table:formula="of:=[.E64]*[.F$3]" office:value-type="float" office:value="30.7533802865258" calcext:value-type="float">
            <text:p>30.7533802865258</text:p>
          </table:table-cell>
          <table:table-cell table:style-name="ce50" table:formula="of:=[.$F$4]+[.F64]+(-0.5*[.$F$10])" office:value-type="float" office:value="13.7033802865258" calcext:value-type="float">
            <text:p>13.7033802865258</text:p>
          </table:table-cell>
          <table:table-cell table:style-name="ce50" table:formula="of:=[.$F$4]+[.F64]+(0.5*[.$F$10])" office:value-type="float" office:value="21.3033802865258" calcext:value-type="float">
            <text:p>21.3033802865258</text:p>
          </table:table-cell>
          <table:table-cell/>
          <table:table-cell table:style-name="ce44" office:value-type="float" office:value="14.6" calcext:value-type="float">
            <text:p>14.6</text:p>
          </table:table-cell>
          <table:table-cell table:style-name="ce44" office:value-type="float" office:value="24" calcext:value-type="float">
            <text:p>24</text:p>
          </table:table-cell>
          <table:table-cell table:style-name="ce44" table:formula="of:=[.G64]-[.J64]" office:value-type="float" office:value="-0.896619713474221" calcext:value-type="float">
            <text:p>-0.896619713474221</text:p>
          </table:table-cell>
          <table:table-cell table:style-name="ce44" table:formula="of:=[.H64]-[.K64]" office:value-type="float" office:value="-2.69661971347422" calcext:value-type="float">
            <text:p>-2.69661971347422</text:p>
          </table:table-cell>
          <table:table-cell table:style-name="ce44" office:value-type="float" office:value="9.554385" calcext:value-type="float">
            <text:p>9.554385</text:p>
          </table:table-cell>
          <table:table-cell table:style-name="ce44" office:value-type="float" office:value="28.5187" calcext:value-type="float">
            <text:p>28.5187</text:p>
          </table:table-cell>
          <table:table-cell table:style-name="ce50" table:formula="of:=[.G64]-[.N64]" office:value-type="float" office:value="4.14899528652578" calcext:value-type="float">
            <text:p>4.14899528652578</text:p>
          </table:table-cell>
          <table:table-cell table:style-name="ce50" table:formula="of:=[.H64]-[.O64]" office:value-type="float" office:value="-7.21531971347422" calcext:value-type="float">
            <text:p>-7.21531971347422</text:p>
          </table:table-cell>
          <table:table-cell table:style-name="ce50" table:formula="of:=[.J64]-[.N64]" office:value-type="float" office:value="5.045615" calcext:value-type="float">
            <text:p>5.045615</text:p>
          </table:table-cell>
          <table:table-cell table:style-name="ce50" table:formula="of:=[.K64]-[.O64]" office:value-type="float" office:value="-4.5187" calcext:value-type="float">
            <text:p>-4.5187</text:p>
          </table:table-cell>
          <table:table-cell/>
          <table:table-cell table:style-name="ce44" office:value-type="float" office:value="6" calcext:value-type="float">
            <text:p>6</text:p>
          </table:table-cell>
          <table:table-cell table:style-name="ce44" office:value-type="float" office:value="3" calcext:value-type="float">
            <text:p>3</text:p>
          </table:table-cell>
          <table:table-cell table:number-columns-repeated="1002"/>
        </table:table-row>
        <table:table-row table:style-name="ro1">
          <table:table-cell table:style-name="ce44" office:value-type="float" office:value="6" calcext:value-type="float">
            <text:p>6</text:p>
          </table:table-cell>
          <table:table-cell table:style-name="ce44" office:value-type="float" office:value="4" calcext:value-type="float">
            <text:p>4</text:p>
          </table:table-cell>
          <table:table-cell table:style-name="ce50" table:formula="of:=(([.A65]-1)*9+([.B65]))/108" office:value-type="float" office:value="0.453703703703704" calcext:value-type="float">
            <text:p>0.453703703703704</text:p>
          </table:table-cell>
          <table:table-cell table:style-name="ce50" table:formula="of:=MIN(ABS([.C65]*12-0.5);12-ABS([.C65]*12-0.5))/6" office:value-type="float" office:value="0.824074074074074" calcext:value-type="float">
            <text:p>0.824074074074074</text:p>
          </table:table-cell>
          <table:table-cell table:style-name="ce50" table:formula="of:=6*[.D65]^5-15*[.D65]^4+10*[.D65]^3" office:value-type="float" office:value="0.958908405581214" calcext:value-type="float">
            <text:p>0.958908405581214</text:p>
          </table:table-cell>
          <table:table-cell table:style-name="ce50" table:formula="of:=[.E65]*[.F$3]" office:value-type="float" office:value="31.1645231813895" calcext:value-type="float">
            <text:p>31.1645231813895</text:p>
          </table:table-cell>
          <table:table-cell table:style-name="ce50" table:formula="of:=[.$F$4]+[.F65]+(-0.5*[.$F$10])" office:value-type="float" office:value="14.1145231813895" calcext:value-type="float">
            <text:p>14.1145231813895</text:p>
          </table:table-cell>
          <table:table-cell table:style-name="ce50" table:formula="of:=[.$F$4]+[.F65]+(0.5*[.$F$10])" office:value-type="float" office:value="21.7145231813895" calcext:value-type="float">
            <text:p>21.7145231813895</text:p>
          </table:table-cell>
          <table:table-cell/>
          <table:table-cell table:style-name="ce44" office:value-type="float" office:value="15.8" calcext:value-type="float">
            <text:p>15.8</text:p>
          </table:table-cell>
          <table:table-cell table:style-name="ce44" office:value-type="float" office:value="23.3" calcext:value-type="float">
            <text:p>23.3</text:p>
          </table:table-cell>
          <table:table-cell table:style-name="ce44" table:formula="of:=[.G65]-[.J65]" office:value-type="float" office:value="-1.68547681861055" calcext:value-type="float">
            <text:p>-1.68547681861055</text:p>
          </table:table-cell>
          <table:table-cell table:style-name="ce44" table:formula="of:=[.H65]-[.K65]" office:value-type="float" office:value="-1.58547681861054" calcext:value-type="float">
            <text:p>-1.58547681861054</text:p>
          </table:table-cell>
          <table:table-cell table:style-name="ce44" office:value-type="float" office:value="11.088838" calcext:value-type="float">
            <text:p>11.088838</text:p>
          </table:table-cell>
          <table:table-cell table:style-name="ce44" office:value-type="float" office:value="29.133307" calcext:value-type="float">
            <text:p>29.133307</text:p>
          </table:table-cell>
          <table:table-cell table:style-name="ce50" table:formula="of:=[.G65]-[.N65]" office:value-type="float" office:value="3.02568518138945" calcext:value-type="float">
            <text:p>3.02568518138945</text:p>
          </table:table-cell>
          <table:table-cell table:style-name="ce50" table:formula="of:=[.H65]-[.O65]" office:value-type="float" office:value="-7.41878381861054" calcext:value-type="float">
            <text:p>-7.41878381861054</text:p>
          </table:table-cell>
          <table:table-cell table:style-name="ce50" table:formula="of:=[.J65]-[.N65]" office:value-type="float" office:value="4.711162" calcext:value-type="float">
            <text:p>4.711162</text:p>
          </table:table-cell>
          <table:table-cell table:style-name="ce50" table:formula="of:=[.K65]-[.O65]" office:value-type="float" office:value="-5.833307" calcext:value-type="float">
            <text:p>-5.833307</text:p>
          </table:table-cell>
          <table:table-cell/>
          <table:table-cell table:style-name="ce44" office:value-type="float" office:value="6" calcext:value-type="float">
            <text:p>6</text:p>
          </table:table-cell>
          <table:table-cell table:style-name="ce44" office:value-type="float" office:value="4" calcext:value-type="float">
            <text:p>4</text:p>
          </table:table-cell>
          <table:table-cell table:number-columns-repeated="1002"/>
        </table:table-row>
        <table:table-row table:style-name="ro1">
          <table:table-cell table:style-name="ce44" office:value-type="float" office:value="6" calcext:value-type="float">
            <text:p>6</text:p>
          </table:table-cell>
          <table:table-cell table:style-name="ce44" office:value-type="float" office:value="5" calcext:value-type="float">
            <text:p>5</text:p>
          </table:table-cell>
          <table:table-cell table:style-name="ce50" table:formula="of:=(([.A66]-1)*9+([.B66]))/108" office:value-type="float" office:value="0.462962962962963" calcext:value-type="float">
            <text:p>0.462962962962963</text:p>
          </table:table-cell>
          <table:table-cell table:style-name="ce50" table:formula="of:=MIN(ABS([.C66]*12-0.5);12-ABS([.C66]*12-0.5))/6" office:value-type="float" office:value="0.842592592592593" calcext:value-type="float">
            <text:p>0.842592592592593</text:p>
          </table:table-cell>
          <table:table-cell table:style-name="ce50" table:formula="of:=6*[.D66]^5-15*[.D66]^4+10*[.D66]^3" office:value-type="float" office:value="0.969627787759156" calcext:value-type="float">
            <text:p>0.969627787759156</text:p>
          </table:table-cell>
          <table:table-cell table:style-name="ce50" table:formula="of:=[.E66]*[.F$3]" office:value-type="float" office:value="31.5129031021726" calcext:value-type="float">
            <text:p>31.5129031021726</text:p>
          </table:table-cell>
          <table:table-cell table:style-name="ce50" table:formula="of:=[.$F$4]+[.F66]+(-0.5*[.$F$10])" office:value-type="float" office:value="14.4629031021726" calcext:value-type="float">
            <text:p>14.4629031021726</text:p>
          </table:table-cell>
          <table:table-cell table:style-name="ce50" table:formula="of:=[.$F$4]+[.F66]+(0.5*[.$F$10])" office:value-type="float" office:value="22.0629031021726" calcext:value-type="float">
            <text:p>22.0629031021726</text:p>
          </table:table-cell>
          <table:table-cell/>
          <table:table-cell table:style-name="ce44" office:value-type="float" office:value="15.8" calcext:value-type="float">
            <text:p>15.8</text:p>
          </table:table-cell>
          <table:table-cell table:style-name="ce44" office:value-type="float" office:value="24.5" calcext:value-type="float">
            <text:p>24.5</text:p>
          </table:table-cell>
          <table:table-cell table:style-name="ce44" table:formula="of:=[.G66]-[.J66]" office:value-type="float" office:value="-1.33709689782743" calcext:value-type="float">
            <text:p>-1.33709689782743</text:p>
          </table:table-cell>
          <table:table-cell table:style-name="ce44" table:formula="of:=[.H66]-[.K66]" office:value-type="float" office:value="-2.43709689782743" calcext:value-type="float">
            <text:p>-2.43709689782743</text:p>
          </table:table-cell>
          <table:table-cell table:style-name="ce44" office:value-type="float" office:value="11.254471" calcext:value-type="float">
            <text:p>11.254471</text:p>
          </table:table-cell>
          <table:table-cell table:style-name="ce44" office:value-type="float" office:value="28.710564" calcext:value-type="float">
            <text:p>28.710564</text:p>
          </table:table-cell>
          <table:table-cell table:style-name="ce50" table:formula="of:=[.G66]-[.N66]" office:value-type="float" office:value="3.20843210217257" calcext:value-type="float">
            <text:p>3.20843210217257</text:p>
          </table:table-cell>
          <table:table-cell table:style-name="ce50" table:formula="of:=[.H66]-[.O66]" office:value-type="float" office:value="-6.64766089782743" calcext:value-type="float">
            <text:p>-6.64766089782743</text:p>
          </table:table-cell>
          <table:table-cell table:style-name="ce50" table:formula="of:=[.J66]-[.N66]" office:value-type="float" office:value="4.545529" calcext:value-type="float">
            <text:p>4.545529</text:p>
          </table:table-cell>
          <table:table-cell table:style-name="ce50" table:formula="of:=[.K66]-[.O66]" office:value-type="float" office:value="-4.210564" calcext:value-type="float">
            <text:p>-4.210564</text:p>
          </table:table-cell>
          <table:table-cell/>
          <table:table-cell table:style-name="ce44" office:value-type="float" office:value="6" calcext:value-type="float">
            <text:p>6</text:p>
          </table:table-cell>
          <table:table-cell table:style-name="ce44" office:value-type="float" office:value="5" calcext:value-type="float">
            <text:p>5</text:p>
          </table:table-cell>
          <table:table-cell table:number-columns-repeated="1002"/>
        </table:table-row>
        <table:table-row table:style-name="ro1">
          <table:table-cell table:number-columns-repeated="2" table:style-name="ce44" office:value-type="float" office:value="6" calcext:value-type="float">
            <text:p>6</text:p>
          </table:table-cell>
          <table:table-cell table:style-name="ce50" table:formula="of:=(([.A67]-1)*9+([.B67]))/108" office:value-type="float" office:value="0.472222222222222" calcext:value-type="float">
            <text:p>0.472222222222222</text:p>
          </table:table-cell>
          <table:table-cell table:style-name="ce50" table:formula="of:=MIN(ABS([.C67]*12-0.5);12-ABS([.C67]*12-0.5))/6" office:value-type="float" office:value="0.861111111111111" calcext:value-type="float">
            <text:p>0.861111111111111</text:p>
          </table:table-cell>
          <table:table-cell table:style-name="ce50" table:formula="of:=6*[.D67]^5-15*[.D67]^4+10*[.D67]^3" office:value-type="float" office:value="0.978479704091094" calcext:value-type="float">
            <text:p>0.978479704091094</text:p>
          </table:table-cell>
          <table:table-cell table:style-name="ce50" table:formula="of:=[.E67]*[.F$3]" office:value-type="float" office:value="31.8005903829606" calcext:value-type="float">
            <text:p>31.8005903829606</text:p>
          </table:table-cell>
          <table:table-cell table:style-name="ce50" table:formula="of:=[.$F$4]+[.F67]+(-0.5*[.$F$10])" office:value-type="float" office:value="14.7505903829606" calcext:value-type="float">
            <text:p>14.7505903829606</text:p>
          </table:table-cell>
          <table:table-cell table:style-name="ce50" table:formula="of:=[.$F$4]+[.F67]+(0.5*[.$F$10])" office:value-type="float" office:value="22.3505903829606" calcext:value-type="float">
            <text:p>22.3505903829606</text:p>
          </table:table-cell>
          <table:table-cell/>
          <table:table-cell table:style-name="ce44" office:value-type="float" office:value="15.1" calcext:value-type="float">
            <text:p>15.1</text:p>
          </table:table-cell>
          <table:table-cell table:style-name="ce44" office:value-type="float" office:value="25.5" calcext:value-type="float">
            <text:p>25.5</text:p>
          </table:table-cell>
          <table:table-cell table:style-name="ce44" table:formula="of:=[.G67]-[.J67]" office:value-type="float" office:value="-0.349409617039447" calcext:value-type="float">
            <text:p>-0.349409617039447</text:p>
          </table:table-cell>
          <table:table-cell table:style-name="ce44" table:formula="of:=[.H67]-[.K67]" office:value-type="float" office:value="-3.14940961703945" calcext:value-type="float">
            <text:p>-3.14940961703945</text:p>
          </table:table-cell>
          <table:table-cell table:style-name="ce44" office:value-type="float" office:value="11.311537" calcext:value-type="float">
            <text:p>11.311537</text:p>
          </table:table-cell>
          <table:table-cell table:style-name="ce44" office:value-type="float" office:value="29.526579" calcext:value-type="float">
            <text:p>29.526579</text:p>
          </table:table-cell>
          <table:table-cell table:style-name="ce50" table:formula="of:=[.G67]-[.N67]" office:value-type="float" office:value="3.43905338296055" calcext:value-type="float">
            <text:p>3.43905338296055</text:p>
          </table:table-cell>
          <table:table-cell table:style-name="ce50" table:formula="of:=[.H67]-[.O67]" office:value-type="float" office:value="-7.17598861703945" calcext:value-type="float">
            <text:p>-7.17598861703945</text:p>
          </table:table-cell>
          <table:table-cell table:style-name="ce50" table:formula="of:=[.J67]-[.N67]" office:value-type="float" office:value="3.788463" calcext:value-type="float">
            <text:p>3.788463</text:p>
          </table:table-cell>
          <table:table-cell table:style-name="ce50" table:formula="of:=[.K67]-[.O67]" office:value-type="float" office:value="-4.026579" calcext:value-type="float">
            <text:p>-4.026579</text:p>
          </table:table-cell>
          <table:table-cell/>
          <table:table-cell table:number-columns-repeated="2" table:style-name="ce44" office:value-type="float" office:value="6" calcext:value-type="float">
            <text:p>6</text:p>
          </table:table-cell>
          <table:table-cell table:number-columns-repeated="1002"/>
        </table:table-row>
        <table:table-row table:style-name="ro1">
          <table:table-cell table:style-name="ce44" office:value-type="float" office:value="6" calcext:value-type="float">
            <text:p>6</text:p>
          </table:table-cell>
          <table:table-cell table:style-name="ce44" office:value-type="float" office:value="7" calcext:value-type="float">
            <text:p>7</text:p>
          </table:table-cell>
          <table:table-cell table:style-name="ce50" table:formula="of:=(([.A68]-1)*9+([.B68]))/108" office:value-type="float" office:value="0.481481481481481" calcext:value-type="float">
            <text:p>0.481481481481481</text:p>
          </table:table-cell>
          <table:table-cell table:style-name="ce50" table:formula="of:=MIN(ABS([.C68]*12-0.5);12-ABS([.C68]*12-0.5))/6" office:value-type="float" office:value="0.87962962962963" calcext:value-type="float">
            <text:p>0.87962962962963</text:p>
          </table:table-cell>
          <table:table-cell table:style-name="ce50" table:formula="of:=6*[.D68]^5-15*[.D68]^4+10*[.D68]^3" office:value-type="float" office:value="0.985556866342459" calcext:value-type="float">
            <text:p>0.985556866342459</text:p>
          </table:table-cell>
          <table:table-cell table:style-name="ce50" table:formula="of:=[.E68]*[.F$3]" office:value-type="float" office:value="32.0305981561299" calcext:value-type="float">
            <text:p>32.0305981561299</text:p>
          </table:table-cell>
          <table:table-cell table:style-name="ce50" table:formula="of:=[.$F$4]+[.F68]+(-0.5*[.$F$10])" office:value-type="float" office:value="14.9805981561299" calcext:value-type="float">
            <text:p>14.9805981561299</text:p>
          </table:table-cell>
          <table:table-cell table:style-name="ce50" table:formula="of:=[.$F$4]+[.F68]+(0.5*[.$F$10])" office:value-type="float" office:value="22.5805981561299" calcext:value-type="float">
            <text:p>22.5805981561299</text:p>
          </table:table-cell>
          <table:table-cell/>
          <table:table-cell table:style-name="ce44" office:value-type="float" office:value="15.8" calcext:value-type="float">
            <text:p>15.8</text:p>
          </table:table-cell>
          <table:table-cell table:style-name="ce44" office:value-type="float" office:value="25" calcext:value-type="float">
            <text:p>25</text:p>
          </table:table-cell>
          <table:table-cell table:style-name="ce44" table:formula="of:=[.G68]-[.J68]" office:value-type="float" office:value="-0.819401843870082" calcext:value-type="float">
            <text:p>-0.819401843870082</text:p>
          </table:table-cell>
          <table:table-cell table:style-name="ce44" table:formula="of:=[.H68]-[.K68]" office:value-type="float" office:value="-2.41940184387008" calcext:value-type="float">
            <text:p>-2.41940184387008</text:p>
          </table:table-cell>
          <table:table-cell table:style-name="ce44" office:value-type="float" office:value="11.7383995" calcext:value-type="float">
            <text:p>11.7383995</text:p>
          </table:table-cell>
          <table:table-cell table:style-name="ce44" office:value-type="float" office:value="29.752785" calcext:value-type="float">
            <text:p>29.752785</text:p>
          </table:table-cell>
          <table:table-cell table:style-name="ce50" table:formula="of:=[.G68]-[.N68]" office:value-type="float" office:value="3.24219865612992" calcext:value-type="float">
            <text:p>3.24219865612992</text:p>
          </table:table-cell>
          <table:table-cell table:style-name="ce50" table:formula="of:=[.H68]-[.O68]" office:value-type="float" office:value="-7.17218684387008" calcext:value-type="float">
            <text:p>-7.17218684387008</text:p>
          </table:table-cell>
          <table:table-cell table:style-name="ce50" table:formula="of:=[.J68]-[.N68]" office:value-type="float" office:value="4.0616005" calcext:value-type="float">
            <text:p>4.0616005</text:p>
          </table:table-cell>
          <table:table-cell table:style-name="ce50" table:formula="of:=[.K68]-[.O68]" office:value-type="float" office:value="-4.752785" calcext:value-type="float">
            <text:p>-4.752785</text:p>
          </table:table-cell>
          <table:table-cell/>
          <table:table-cell table:style-name="ce44" office:value-type="float" office:value="6" calcext:value-type="float">
            <text:p>6</text:p>
          </table:table-cell>
          <table:table-cell table:style-name="ce44" office:value-type="float" office:value="7" calcext:value-type="float">
            <text:p>7</text:p>
          </table:table-cell>
          <table:table-cell table:number-columns-repeated="1002"/>
        </table:table-row>
        <table:table-row table:style-name="ro1">
          <table:table-cell table:style-name="ce44" office:value-type="float" office:value="6" calcext:value-type="float">
            <text:p>6</text:p>
          </table:table-cell>
          <table:table-cell table:style-name="ce44" office:value-type="float" office:value="8" calcext:value-type="float">
            <text:p>8</text:p>
          </table:table-cell>
          <table:table-cell table:style-name="ce50" table:formula="of:=(([.A69]-1)*9+([.B69]))/108" office:value-type="float" office:value="0.490740740740741" calcext:value-type="float">
            <text:p>0.490740740740741</text:p>
          </table:table-cell>
          <table:table-cell table:style-name="ce50" table:formula="of:=MIN(ABS([.C69]*12-0.5);12-ABS([.C69]*12-0.5))/6" office:value-type="float" office:value="0.898148148148148" calcext:value-type="float">
            <text:p>0.898148148148148</text:p>
          </table:table-cell>
          <table:table-cell table:style-name="ce50" table:formula="of:=6*[.D69]^5-15*[.D69]^4+10*[.D69]^3" office:value-type="float" office:value="0.990982563520562" calcext:value-type="float">
            <text:p>0.990982563520562</text:p>
          </table:table-cell>
          <table:table-cell table:style-name="ce50" table:formula="of:=[.E69]*[.F$3]" office:value-type="float" office:value="32.2069333144183" calcext:value-type="float">
            <text:p>32.2069333144183</text:p>
          </table:table-cell>
          <table:table-cell table:style-name="ce50" table:formula="of:=[.$F$4]+[.F69]+(-0.5*[.$F$10])" office:value-type="float" office:value="15.1569333144183" calcext:value-type="float">
            <text:p>15.1569333144183</text:p>
          </table:table-cell>
          <table:table-cell table:style-name="ce50" table:formula="of:=[.$F$4]+[.F69]+(0.5*[.$F$10])" office:value-type="float" office:value="22.7569333144183" calcext:value-type="float">
            <text:p>22.7569333144183</text:p>
          </table:table-cell>
          <table:table-cell/>
          <table:table-cell table:style-name="ce44" office:value-type="float" office:value="16.2" calcext:value-type="float">
            <text:p>16.2</text:p>
          </table:table-cell>
          <table:table-cell table:style-name="ce44" office:value-type="float" office:value="24.4" calcext:value-type="float">
            <text:p>24.4</text:p>
          </table:table-cell>
          <table:table-cell table:style-name="ce44" table:formula="of:=[.G69]-[.J69]" office:value-type="float" office:value="-1.04306668558174" calcext:value-type="float">
            <text:p>-1.04306668558174</text:p>
          </table:table-cell>
          <table:table-cell table:style-name="ce44" table:formula="of:=[.H69]-[.K69]" office:value-type="float" office:value="-1.64306668558173" calcext:value-type="float">
            <text:p>-1.64306668558173</text:p>
          </table:table-cell>
          <table:table-cell table:style-name="ce44" office:value-type="float" office:value="11.930826" calcext:value-type="float">
            <text:p>11.930826</text:p>
          </table:table-cell>
          <table:table-cell table:style-name="ce44" office:value-type="float" office:value="28.80908" calcext:value-type="float">
            <text:p>28.80908</text:p>
          </table:table-cell>
          <table:table-cell table:style-name="ce50" table:formula="of:=[.G69]-[.N69]" office:value-type="float" office:value="3.22610731441826" calcext:value-type="float">
            <text:p>3.22610731441826</text:p>
          </table:table-cell>
          <table:table-cell table:style-name="ce50" table:formula="of:=[.H69]-[.O69]" office:value-type="float" office:value="-6.05214668558174" calcext:value-type="float">
            <text:p>-6.05214668558174</text:p>
          </table:table-cell>
          <table:table-cell table:style-name="ce50" table:formula="of:=[.J69]-[.N69]" office:value-type="float" office:value="4.269174" calcext:value-type="float">
            <text:p>4.269174</text:p>
          </table:table-cell>
          <table:table-cell table:style-name="ce50" table:formula="of:=[.K69]-[.O69]" office:value-type="float" office:value="-4.40908" calcext:value-type="float">
            <text:p>-4.40908</text:p>
          </table:table-cell>
          <table:table-cell/>
          <table:table-cell table:style-name="ce44" office:value-type="float" office:value="6" calcext:value-type="float">
            <text:p>6</text:p>
          </table:table-cell>
          <table:table-cell table:style-name="ce44" office:value-type="float" office:value="8" calcext:value-type="float">
            <text:p>8</text:p>
          </table:table-cell>
          <table:table-cell table:number-columns-repeated="1002"/>
        </table:table-row>
        <table:table-row table:style-name="ro1">
          <table:table-cell table:style-name="ce44" office:value-type="float" office:value="6" calcext:value-type="float">
            <text:p>6</text:p>
          </table:table-cell>
          <table:table-cell table:style-name="ce44" office:value-type="float" office:value="9" calcext:value-type="float">
            <text:p>9</text:p>
          </table:table-cell>
          <table:table-cell table:style-name="ce50" table:formula="of:=(([.A70]-1)*9+([.B70]))/108" office:value-type="float" office:value="0.5" calcext:value-type="float">
            <text:p>0.5</text:p>
          </table:table-cell>
          <table:table-cell table:style-name="ce50" table:formula="of:=MIN(ABS([.C70]*12-0.5);12-ABS([.C70]*12-0.5))/6" office:value-type="float" office:value="0.916666666666667" calcext:value-type="float">
            <text:p>0.916666666666667</text:p>
          </table:table-cell>
          <table:table-cell table:style-name="ce50" table:formula="of:=6*[.D70]^5-15*[.D70]^4+10*[.D70]^3" office:value-type="float" office:value="0.994912229938271" calcext:value-type="float">
            <text:p>0.994912229938271</text:p>
          </table:table-cell>
          <table:table-cell table:style-name="ce50" table:formula="of:=[.E70]*[.F$3]" office:value-type="float" office:value="32.3346474729938" calcext:value-type="float">
            <text:p>32.3346474729938</text:p>
          </table:table-cell>
          <table:table-cell table:style-name="ce50" table:formula="of:=[.$F$4]+[.F70]+(-0.5*[.$F$10])" office:value-type="float" office:value="15.2846474729938" calcext:value-type="float">
            <text:p>15.2846474729938</text:p>
          </table:table-cell>
          <table:table-cell table:style-name="ce50" table:formula="of:=[.$F$4]+[.F70]+(0.5*[.$F$10])" office:value-type="float" office:value="22.8846474729938" calcext:value-type="float">
            <text:p>22.8846474729938</text:p>
          </table:table-cell>
          <table:table-cell/>
          <table:table-cell table:style-name="ce44" office:value-type="float" office:value="16.6" calcext:value-type="float">
            <text:p>16.6</text:p>
          </table:table-cell>
          <table:table-cell table:style-name="ce44" office:value-type="float" office:value="24.9" calcext:value-type="float">
            <text:p>24.9</text:p>
          </table:table-cell>
          <table:table-cell table:style-name="ce44" table:formula="of:=[.G70]-[.J70]" office:value-type="float" office:value="-1.31535252700619" calcext:value-type="float">
            <text:p>-1.31535252700619</text:p>
          </table:table-cell>
          <table:table-cell table:style-name="ce44" table:formula="of:=[.H70]-[.K70]" office:value-type="float" office:value="-2.01535252700619" calcext:value-type="float">
            <text:p>-2.01535252700619</text:p>
          </table:table-cell>
          <table:table-cell table:style-name="ce44" office:value-type="float" office:value="10.618076" calcext:value-type="float">
            <text:p>10.618076</text:p>
          </table:table-cell>
          <table:table-cell table:style-name="ce44" office:value-type="float" office:value="29.152699" calcext:value-type="float">
            <text:p>29.152699</text:p>
          </table:table-cell>
          <table:table-cell table:style-name="ce50" table:formula="of:=[.G70]-[.N70]" office:value-type="float" office:value="4.66657147299381" calcext:value-type="float">
            <text:p>4.66657147299381</text:p>
          </table:table-cell>
          <table:table-cell table:style-name="ce50" table:formula="of:=[.H70]-[.O70]" office:value-type="float" office:value="-6.26805152700619" calcext:value-type="float">
            <text:p>-6.26805152700619</text:p>
          </table:table-cell>
          <table:table-cell table:style-name="ce50" table:formula="of:=[.J70]-[.N70]" office:value-type="float" office:value="5.981924" calcext:value-type="float">
            <text:p>5.981924</text:p>
          </table:table-cell>
          <table:table-cell table:style-name="ce50" table:formula="of:=[.K70]-[.O70]" office:value-type="float" office:value="-4.252699" calcext:value-type="float">
            <text:p>-4.252699</text:p>
          </table:table-cell>
          <table:table-cell/>
          <table:table-cell table:style-name="ce44" office:value-type="float" office:value="6" calcext:value-type="float">
            <text:p>6</text:p>
          </table:table-cell>
          <table:table-cell table:style-name="ce44" office:value-type="float" office:value="9" calcext:value-type="float">
            <text:p>9</text:p>
          </table:table-cell>
          <table:table-cell table:number-columns-repeated="1002"/>
        </table:table-row>
        <table:table-row table:style-name="ro1">
          <table:table-cell table:style-name="ce44" office:value-type="float" office:value="7" calcext:value-type="float">
            <text:p>7</text:p>
          </table:table-cell>
          <table:table-cell table:style-name="ce44" office:value-type="float" office:value="1" calcext:value-type="float">
            <text:p>1</text:p>
          </table:table-cell>
          <table:table-cell table:style-name="ce50" table:formula="of:=(([.A71]-1)*9+([.B71]))/108" office:value-type="float" office:value="0.509259259259259" calcext:value-type="float">
            <text:p>0.509259259259259</text:p>
          </table:table-cell>
          <table:table-cell table:style-name="ce50" table:formula="of:=MIN(ABS([.C71]*12-0.5);12-ABS([.C71]*12-0.5))/6" office:value-type="float" office:value="0.935185185185185" calcext:value-type="float">
            <text:p>0.935185185185185</text:p>
          </table:table-cell>
          <table:table-cell table:style-name="ce50" table:formula="of:=6*[.D71]^5-15*[.D71]^4+10*[.D71]^3" office:value-type="float" office:value="0.99753501327771" calcext:value-type="float">
            <text:p>0.99753501327771</text:p>
          </table:table-cell>
          <table:table-cell table:style-name="ce50" table:formula="of:=[.E71]*[.F$3]" office:value-type="float" office:value="32.4198879315256" calcext:value-type="float">
            <text:p>32.4198879315256</text:p>
          </table:table-cell>
          <table:table-cell table:style-name="ce50" table:formula="of:=[.$F$4]+[.F71]+(-0.5*[.$F$10])" office:value-type="float" office:value="15.3698879315256" calcext:value-type="float">
            <text:p>15.3698879315256</text:p>
          </table:table-cell>
          <table:table-cell table:style-name="ce50" table:formula="of:=[.$F$4]+[.F71]+(0.5*[.$F$10])" office:value-type="float" office:value="22.9698879315256" calcext:value-type="float">
            <text:p>22.9698879315256</text:p>
          </table:table-cell>
          <table:table-cell/>
          <table:table-cell table:style-name="ce44" office:value-type="float" office:value="15.1" calcext:value-type="float">
            <text:p>15.1</text:p>
          </table:table-cell>
          <table:table-cell table:style-name="ce44" office:value-type="float" office:value="24.9" calcext:value-type="float">
            <text:p>24.9</text:p>
          </table:table-cell>
          <table:table-cell table:style-name="ce44" table:formula="of:=[.G71]-[.J71]" office:value-type="float" office:value="0.269887931525572" calcext:value-type="float">
            <text:p>0.269887931525572</text:p>
          </table:table-cell>
          <table:table-cell table:style-name="ce44" table:formula="of:=[.H71]-[.K71]" office:value-type="float" office:value="-1.93011206847443" calcext:value-type="float">
            <text:p>-1.93011206847443</text:p>
          </table:table-cell>
          <table:table-cell table:style-name="ce44" office:value-type="float" office:value="11.354278" calcext:value-type="float">
            <text:p>11.354278</text:p>
          </table:table-cell>
          <table:table-cell table:style-name="ce44" office:value-type="float" office:value="29.551317" calcext:value-type="float">
            <text:p>29.551317</text:p>
          </table:table-cell>
          <table:table-cell table:style-name="ce50" table:formula="of:=[.G71]-[.N71]" office:value-type="float" office:value="4.01560993152557" calcext:value-type="float">
            <text:p>4.01560993152557</text:p>
          </table:table-cell>
          <table:table-cell table:style-name="ce50" table:formula="of:=[.H71]-[.O71]" office:value-type="float" office:value="-6.58142906847443" calcext:value-type="float">
            <text:p>-6.58142906847443</text:p>
          </table:table-cell>
          <table:table-cell table:style-name="ce50" table:formula="of:=[.J71]-[.N71]" office:value-type="float" office:value="3.745722" calcext:value-type="float">
            <text:p>3.745722</text:p>
          </table:table-cell>
          <table:table-cell table:style-name="ce50" table:formula="of:=[.K71]-[.O71]" office:value-type="float" office:value="-4.651317" calcext:value-type="float">
            <text:p>-4.651317</text:p>
          </table:table-cell>
          <table:table-cell/>
          <table:table-cell table:style-name="ce44" office:value-type="float" office:value="7" calcext:value-type="float">
            <text:p>7</text:p>
          </table:table-cell>
          <table:table-cell table:style-name="ce44" office:value-type="float" office:value="1" calcext:value-type="float">
            <text:p>1</text:p>
          </table:table-cell>
          <table:table-cell table:number-columns-repeated="1002"/>
        </table:table-row>
        <table:table-row table:style-name="ro1">
          <table:table-cell table:style-name="ce44" office:value-type="float" office:value="7" calcext:value-type="float">
            <text:p>7</text:p>
          </table:table-cell>
          <table:table-cell table:style-name="ce44" office:value-type="float" office:value="2" calcext:value-type="float">
            <text:p>2</text:p>
          </table:table-cell>
          <table:table-cell table:style-name="ce50" table:formula="of:=(([.A72]-1)*9+([.B72]))/108" office:value-type="float" office:value="0.518518518518518" calcext:value-type="float">
            <text:p>0.518518518518518</text:p>
          </table:table-cell>
          <table:table-cell table:style-name="ce50" table:formula="of:=MIN(ABS([.C72]*12-0.5);12-ABS([.C72]*12-0.5))/6" office:value-type="float" office:value="0.953703703703704" calcext:value-type="float">
            <text:p>0.953703703703704</text:p>
          </table:table-cell>
          <table:table-cell table:style-name="ce50" table:formula="of:=6*[.D72]^5-15*[.D72]^4+10*[.D72]^3" office:value-type="float" office:value="0.999075342653931" calcext:value-type="float">
            <text:p>0.999075342653931</text:p>
          </table:table-cell>
          <table:table-cell table:style-name="ce50" table:formula="of:=[.E72]*[.F$3]" office:value-type="float" office:value="32.4699486362528" calcext:value-type="float">
            <text:p>32.4699486362528</text:p>
          </table:table-cell>
          <table:table-cell table:style-name="ce50" table:formula="of:=[.$F$4]+[.F72]+(-0.5*[.$F$10])" office:value-type="float" office:value="15.4199486362528" calcext:value-type="float">
            <text:p>15.4199486362528</text:p>
          </table:table-cell>
          <table:table-cell table:style-name="ce50" table:formula="of:=[.$F$4]+[.F72]+(0.5*[.$F$10])" office:value-type="float" office:value="23.0199486362528" calcext:value-type="float">
            <text:p>23.0199486362528</text:p>
          </table:table-cell>
          <table:table-cell/>
          <table:table-cell table:style-name="ce44" office:value-type="float" office:value="16.5" calcext:value-type="float">
            <text:p>16.5</text:p>
          </table:table-cell>
          <table:table-cell table:style-name="ce44" office:value-type="float" office:value="25.7" calcext:value-type="float">
            <text:p>25.7</text:p>
          </table:table-cell>
          <table:table-cell table:style-name="ce44" table:formula="of:=[.G72]-[.J72]" office:value-type="float" office:value="-1.08005136374724" calcext:value-type="float">
            <text:p>-1.08005136374724</text:p>
          </table:table-cell>
          <table:table-cell table:style-name="ce44" table:formula="of:=[.H72]-[.K72]" office:value-type="float" office:value="-2.68005136374724" calcext:value-type="float">
            <text:p>-2.68005136374724</text:p>
          </table:table-cell>
          <table:table-cell table:style-name="ce44" office:value-type="float" office:value="12.346846" calcext:value-type="float">
            <text:p>12.346846</text:p>
          </table:table-cell>
          <table:table-cell table:style-name="ce44" office:value-type="float" office:value="30.175877" calcext:value-type="float">
            <text:p>30.175877</text:p>
          </table:table-cell>
          <table:table-cell table:style-name="ce50" table:formula="of:=[.G72]-[.N72]" office:value-type="float" office:value="3.07310263625276" calcext:value-type="float">
            <text:p>3.07310263625276</text:p>
          </table:table-cell>
          <table:table-cell table:style-name="ce50" table:formula="of:=[.H72]-[.O72]" office:value-type="float" office:value="-7.15592836374724" calcext:value-type="float">
            <text:p>-7.15592836374724</text:p>
          </table:table-cell>
          <table:table-cell table:style-name="ce50" table:formula="of:=[.J72]-[.N72]" office:value-type="float" office:value="4.153154" calcext:value-type="float">
            <text:p>4.153154</text:p>
          </table:table-cell>
          <table:table-cell table:style-name="ce50" table:formula="of:=[.K72]-[.O72]" office:value-type="float" office:value="-4.475877" calcext:value-type="float">
            <text:p>-4.475877</text:p>
          </table:table-cell>
          <table:table-cell/>
          <table:table-cell table:style-name="ce44" office:value-type="float" office:value="7" calcext:value-type="float">
            <text:p>7</text:p>
          </table:table-cell>
          <table:table-cell table:style-name="ce44" office:value-type="float" office:value="2" calcext:value-type="float">
            <text:p>2</text:p>
          </table:table-cell>
          <table:table-cell table:number-columns-repeated="1002"/>
        </table:table-row>
        <table:table-row table:style-name="ro1">
          <table:table-cell table:style-name="ce44" office:value-type="float" office:value="7" calcext:value-type="float">
            <text:p>7</text:p>
          </table:table-cell>
          <table:table-cell table:style-name="ce44" office:value-type="float" office:value="3" calcext:value-type="float">
            <text:p>3</text:p>
          </table:table-cell>
          <table:table-cell table:style-name="ce50" table:formula="of:=(([.A73]-1)*9+([.B73]))/108" office:value-type="float" office:value="0.527777777777778" calcext:value-type="float">
            <text:p>0.527777777777778</text:p>
          </table:table-cell>
          <table:table-cell table:style-name="ce50" table:formula="of:=MIN(ABS([.C73]*12-0.5);12-ABS([.C73]*12-0.5))/6" office:value-type="float" office:value="0.972222222222222" calcext:value-type="float">
            <text:p>0.972222222222222</text:p>
          </table:table-cell>
          <table:table-cell table:style-name="ce50" table:formula="of:=6*[.D73]^5-15*[.D73]^4+10*[.D73]^3" office:value-type="float" office:value="0.999794496678605" calcext:value-type="float">
            <text:p>0.999794496678605</text:p>
          </table:table-cell>
          <table:table-cell table:style-name="ce50" table:formula="of:=[.E73]*[.F$3]" office:value-type="float" office:value="32.4933211420547" calcext:value-type="float">
            <text:p>32.4933211420547</text:p>
          </table:table-cell>
          <table:table-cell table:style-name="ce50" table:formula="of:=[.$F$4]+[.F73]+(-0.5*[.$F$10])" office:value-type="float" office:value="15.4433211420547" calcext:value-type="float">
            <text:p>15.4433211420547</text:p>
          </table:table-cell>
          <table:table-cell table:style-name="ce50" table:formula="of:=[.$F$4]+[.F73]+(0.5*[.$F$10])" office:value-type="float" office:value="23.0433211420547" calcext:value-type="float">
            <text:p>23.0433211420547</text:p>
          </table:table-cell>
          <table:table-cell/>
          <table:table-cell table:style-name="ce44" office:value-type="float" office:value="16.6" calcext:value-type="float">
            <text:p>16.6</text:p>
          </table:table-cell>
          <table:table-cell table:style-name="ce44" office:value-type="float" office:value="26.7" calcext:value-type="float">
            <text:p>26.7</text:p>
          </table:table-cell>
          <table:table-cell table:style-name="ce44" table:formula="of:=[.G73]-[.J73]" office:value-type="float" office:value="-1.15667885794534" calcext:value-type="float">
            <text:p>-1.15667885794534</text:p>
          </table:table-cell>
          <table:table-cell table:style-name="ce44" table:formula="of:=[.H73]-[.K73]" office:value-type="float" office:value="-3.65667885794534" calcext:value-type="float">
            <text:p>-3.65667885794534</text:p>
          </table:table-cell>
          <table:table-cell table:style-name="ce44" office:value-type="float" office:value="11.126062" calcext:value-type="float">
            <text:p>11.126062</text:p>
          </table:table-cell>
          <table:table-cell table:style-name="ce44" office:value-type="float" office:value="30.423996" calcext:value-type="float">
            <text:p>30.423996</text:p>
          </table:table-cell>
          <table:table-cell table:style-name="ce50" table:formula="of:=[.G73]-[.N73]" office:value-type="float" office:value="4.31725914205466" calcext:value-type="float">
            <text:p>4.31725914205466</text:p>
          </table:table-cell>
          <table:table-cell table:style-name="ce50" table:formula="of:=[.H73]-[.O73]" office:value-type="float" office:value="-7.38067485794534" calcext:value-type="float">
            <text:p>-7.38067485794534</text:p>
          </table:table-cell>
          <table:table-cell table:style-name="ce50" table:formula="of:=[.J73]-[.N73]" office:value-type="float" office:value="5.473938" calcext:value-type="float">
            <text:p>5.473938</text:p>
          </table:table-cell>
          <table:table-cell table:style-name="ce50" table:formula="of:=[.K73]-[.O73]" office:value-type="float" office:value="-3.723996" calcext:value-type="float">
            <text:p>-3.723996</text:p>
          </table:table-cell>
          <table:table-cell/>
          <table:table-cell table:style-name="ce44" office:value-type="float" office:value="7" calcext:value-type="float">
            <text:p>7</text:p>
          </table:table-cell>
          <table:table-cell table:style-name="ce44" office:value-type="float" office:value="3" calcext:value-type="float">
            <text:p>3</text:p>
          </table:table-cell>
          <table:table-cell table:number-columns-repeated="1002"/>
        </table:table-row>
        <table:table-row table:style-name="ro1">
          <table:table-cell table:style-name="ce44" office:value-type="float" office:value="7" calcext:value-type="float">
            <text:p>7</text:p>
          </table:table-cell>
          <table:table-cell table:style-name="ce44" office:value-type="float" office:value="4" calcext:value-type="float">
            <text:p>4</text:p>
          </table:table-cell>
          <table:table-cell table:style-name="ce50" table:formula="of:=(([.A74]-1)*9+([.B74]))/108" office:value-type="float" office:value="0.537037037037037" calcext:value-type="float">
            <text:p>0.537037037037037</text:p>
          </table:table-cell>
          <table:table-cell table:style-name="ce50" table:formula="of:=MIN(ABS([.C74]*12-0.5);12-ABS([.C74]*12-0.5))/6" office:value-type="float" office:value="0.990740740740741" calcext:value-type="float">
            <text:p>0.990740740740741</text:p>
          </table:table-cell>
          <table:table-cell table:style-name="ce50" table:formula="of:=6*[.D74]^5-15*[.D74]^4+10*[.D74]^3" office:value-type="float" office:value="0.999992171523719" calcext:value-type="float">
            <text:p>0.999992171523719</text:p>
          </table:table-cell>
          <table:table-cell table:style-name="ce50" table:formula="of:=[.E74]*[.F$3]" office:value-type="float" office:value="32.4997455745209" calcext:value-type="float">
            <text:p>32.4997455745209</text:p>
          </table:table-cell>
          <table:table-cell table:style-name="ce50" table:formula="of:=[.$F$4]+[.F74]+(-0.5*[.$F$10])" office:value-type="float" office:value="15.4497455745209" calcext:value-type="float">
            <text:p>15.4497455745209</text:p>
          </table:table-cell>
          <table:table-cell table:style-name="ce50" table:formula="of:=[.$F$4]+[.F74]+(0.5*[.$F$10])" office:value-type="float" office:value="23.0497455745209" calcext:value-type="float">
            <text:p>23.0497455745209</text:p>
          </table:table-cell>
          <table:table-cell/>
          <table:table-cell table:style-name="ce44" office:value-type="float" office:value="16.5" calcext:value-type="float">
            <text:p>16.5</text:p>
          </table:table-cell>
          <table:table-cell table:style-name="ce44" office:value-type="float" office:value="24.7" calcext:value-type="float">
            <text:p>24.7</text:p>
          </table:table-cell>
          <table:table-cell table:style-name="ce44" table:formula="of:=[.G74]-[.J74]" office:value-type="float" office:value="-1.05025442547914" calcext:value-type="float">
            <text:p>-1.05025442547914</text:p>
          </table:table-cell>
          <table:table-cell table:style-name="ce44" table:formula="of:=[.H74]-[.K74]" office:value-type="float" office:value="-1.65025442547913" calcext:value-type="float">
            <text:p>-1.65025442547913</text:p>
          </table:table-cell>
          <table:table-cell table:style-name="ce44" office:value-type="float" office:value="12.764766" calcext:value-type="float">
            <text:p>12.764766</text:p>
          </table:table-cell>
          <table:table-cell table:style-name="ce44" office:value-type="float" office:value="29.917013" calcext:value-type="float">
            <text:p>29.917013</text:p>
          </table:table-cell>
          <table:table-cell table:style-name="ce50" table:formula="of:=[.G74]-[.N74]" office:value-type="float" office:value="2.68497957452087" calcext:value-type="float">
            <text:p>2.68497957452087</text:p>
          </table:table-cell>
          <table:table-cell table:style-name="ce50" table:formula="of:=[.H74]-[.O74]" office:value-type="float" office:value="-6.86726742547914" calcext:value-type="float">
            <text:p>-6.86726742547914</text:p>
          </table:table-cell>
          <table:table-cell table:style-name="ce50" table:formula="of:=[.J74]-[.N74]" office:value-type="float" office:value="3.735234" calcext:value-type="float">
            <text:p>3.735234</text:p>
          </table:table-cell>
          <table:table-cell table:style-name="ce50" table:formula="of:=[.K74]-[.O74]" office:value-type="float" office:value="-5.217013" calcext:value-type="float">
            <text:p>-5.217013</text:p>
          </table:table-cell>
          <table:table-cell/>
          <table:table-cell table:style-name="ce44" office:value-type="float" office:value="7" calcext:value-type="float">
            <text:p>7</text:p>
          </table:table-cell>
          <table:table-cell table:style-name="ce44" office:value-type="float" office:value="4" calcext:value-type="float">
            <text:p>4</text:p>
          </table:table-cell>
          <table:table-cell table:number-columns-repeated="1002"/>
        </table:table-row>
        <table:table-row table:style-name="ro1">
          <table:table-cell table:style-name="ce44" office:value-type="float" office:value="7" calcext:value-type="float">
            <text:p>7</text:p>
          </table:table-cell>
          <table:table-cell table:style-name="ce44" office:value-type="float" office:value="5" calcext:value-type="float">
            <text:p>5</text:p>
          </table:table-cell>
          <table:table-cell table:style-name="ce50" table:formula="of:=(([.A75]-1)*9+([.B75]))/108" office:value-type="float" office:value="0.546296296296296" calcext:value-type="float">
            <text:p>0.546296296296296</text:p>
          </table:table-cell>
          <table:table-cell table:style-name="ce50" table:formula="of:=MIN(ABS([.C75]*12-0.5);12-ABS([.C75]*12-0.5))/6" office:value-type="float" office:value="0.990740740740741" calcext:value-type="float">
            <text:p>0.990740740740741</text:p>
          </table:table-cell>
          <table:table-cell table:style-name="ce50" table:formula="of:=6*[.D75]^5-15*[.D75]^4+10*[.D75]^3" office:value-type="float" office:value="0.999992171523719" calcext:value-type="float">
            <text:p>0.999992171523719</text:p>
          </table:table-cell>
          <table:table-cell table:style-name="ce50" table:formula="of:=[.E75]*[.F$3]" office:value-type="float" office:value="32.4997455745209" calcext:value-type="float">
            <text:p>32.4997455745209</text:p>
          </table:table-cell>
          <table:table-cell table:style-name="ce50" table:formula="of:=[.$F$4]+[.F75]+(-0.5*[.$F$10])" office:value-type="float" office:value="15.4497455745209" calcext:value-type="float">
            <text:p>15.4497455745209</text:p>
          </table:table-cell>
          <table:table-cell table:style-name="ce50" table:formula="of:=[.$F$4]+[.F75]+(0.5*[.$F$10])" office:value-type="float" office:value="23.0497455745209" calcext:value-type="float">
            <text:p>23.0497455745209</text:p>
          </table:table-cell>
          <table:table-cell/>
          <table:table-cell table:style-name="ce44" office:value-type="float" office:value="16.4" calcext:value-type="float">
            <text:p>16.4</text:p>
          </table:table-cell>
          <table:table-cell table:style-name="ce44" office:value-type="float" office:value="25.5" calcext:value-type="float">
            <text:p>25.5</text:p>
          </table:table-cell>
          <table:table-cell table:style-name="ce44" table:formula="of:=[.G75]-[.J75]" office:value-type="float" office:value="-0.950254425479134" calcext:value-type="float">
            <text:p>-0.950254425479134</text:p>
          </table:table-cell>
          <table:table-cell table:style-name="ce44" table:formula="of:=[.H75]-[.K75]" office:value-type="float" office:value="-2.45025442547913" calcext:value-type="float">
            <text:p>-2.45025442547913</text:p>
          </table:table-cell>
          <table:table-cell table:style-name="ce44" office:value-type="float" office:value="12.644206" calcext:value-type="float">
            <text:p>12.644206</text:p>
          </table:table-cell>
          <table:table-cell table:style-name="ce44" office:value-type="float" office:value="29.497166" calcext:value-type="float">
            <text:p>29.497166</text:p>
          </table:table-cell>
          <table:table-cell table:style-name="ce50" table:formula="of:=[.G75]-[.N75]" office:value-type="float" office:value="2.80553957452086" calcext:value-type="float">
            <text:p>2.80553957452086</text:p>
          </table:table-cell>
          <table:table-cell table:style-name="ce50" table:formula="of:=[.H75]-[.O75]" office:value-type="float" office:value="-6.44742042547913" calcext:value-type="float">
            <text:p>-6.44742042547913</text:p>
          </table:table-cell>
          <table:table-cell table:style-name="ce50" table:formula="of:=[.J75]-[.N75]" office:value-type="float" office:value="3.755794" calcext:value-type="float">
            <text:p>3.755794</text:p>
          </table:table-cell>
          <table:table-cell table:style-name="ce50" table:formula="of:=[.K75]-[.O75]" office:value-type="float" office:value="-3.997166" calcext:value-type="float">
            <text:p>-3.997166</text:p>
          </table:table-cell>
          <table:table-cell/>
          <table:table-cell table:style-name="ce44" office:value-type="float" office:value="7" calcext:value-type="float">
            <text:p>7</text:p>
          </table:table-cell>
          <table:table-cell table:style-name="ce44" office:value-type="float" office:value="5" calcext:value-type="float">
            <text:p>5</text:p>
          </table:table-cell>
          <table:table-cell table:number-columns-repeated="1002"/>
        </table:table-row>
        <table:table-row table:style-name="ro1">
          <table:table-cell table:style-name="ce44" office:value-type="float" office:value="7" calcext:value-type="float">
            <text:p>7</text:p>
          </table:table-cell>
          <table:table-cell table:style-name="ce44" office:value-type="float" office:value="6" calcext:value-type="float">
            <text:p>6</text:p>
          </table:table-cell>
          <table:table-cell table:style-name="ce50" table:formula="of:=(([.A76]-1)*9+([.B76]))/108" office:value-type="float" office:value="0.555555555555556" calcext:value-type="float">
            <text:p>0.555555555555556</text:p>
          </table:table-cell>
          <table:table-cell table:style-name="ce50" table:formula="of:=MIN(ABS([.C76]*12-0.5);12-ABS([.C76]*12-0.5))/6" office:value-type="float" office:value="0.972222222222222" calcext:value-type="float">
            <text:p>0.972222222222222</text:p>
          </table:table-cell>
          <table:table-cell table:style-name="ce50" table:formula="of:=6*[.D76]^5-15*[.D76]^4+10*[.D76]^3" office:value-type="float" office:value="0.999794496678607" calcext:value-type="float">
            <text:p>0.999794496678607</text:p>
          </table:table-cell>
          <table:table-cell table:style-name="ce50" table:formula="of:=[.E76]*[.F$3]" office:value-type="float" office:value="32.4933211420547" calcext:value-type="float">
            <text:p>32.4933211420547</text:p>
          </table:table-cell>
          <table:table-cell table:style-name="ce50" table:formula="of:=[.$F$4]+[.F76]+(-0.5*[.$F$10])" office:value-type="float" office:value="15.4433211420547" calcext:value-type="float">
            <text:p>15.4433211420547</text:p>
          </table:table-cell>
          <table:table-cell table:style-name="ce50" table:formula="of:=[.$F$4]+[.F76]+(0.5*[.$F$10])" office:value-type="float" office:value="23.0433211420547" calcext:value-type="float">
            <text:p>23.0433211420547</text:p>
          </table:table-cell>
          <table:table-cell/>
          <table:table-cell table:style-name="ce44" office:value-type="float" office:value="16.4" calcext:value-type="float">
            <text:p>16.4</text:p>
          </table:table-cell>
          <table:table-cell table:style-name="ce44" office:value-type="float" office:value="25.4" calcext:value-type="float">
            <text:p>25.4</text:p>
          </table:table-cell>
          <table:table-cell table:style-name="ce44" table:formula="of:=[.G76]-[.J76]" office:value-type="float" office:value="-0.956678857945274" calcext:value-type="float">
            <text:p>-0.956678857945274</text:p>
          </table:table-cell>
          <table:table-cell table:style-name="ce44" table:formula="of:=[.H76]-[.K76]" office:value-type="float" office:value="-2.35667885794527" calcext:value-type="float">
            <text:p>-2.35667885794527</text:p>
          </table:table-cell>
          <table:table-cell table:style-name="ce44" office:value-type="float" office:value="12.507374" calcext:value-type="float">
            <text:p>12.507374</text:p>
          </table:table-cell>
          <table:table-cell table:style-name="ce44" office:value-type="float" office:value="30.63335" calcext:value-type="float">
            <text:p>30.63335</text:p>
          </table:table-cell>
          <table:table-cell table:style-name="ce50" table:formula="of:=[.G76]-[.N76]" office:value-type="float" office:value="2.93594714205472" calcext:value-type="float">
            <text:p>2.93594714205472</text:p>
          </table:table-cell>
          <table:table-cell table:style-name="ce50" table:formula="of:=[.H76]-[.O76]" office:value-type="float" office:value="-7.59002885794527" calcext:value-type="float">
            <text:p>-7.59002885794527</text:p>
          </table:table-cell>
          <table:table-cell table:style-name="ce50" table:formula="of:=[.J76]-[.N76]" office:value-type="float" office:value="3.892626" calcext:value-type="float">
            <text:p>3.892626</text:p>
          </table:table-cell>
          <table:table-cell table:style-name="ce50" table:formula="of:=[.K76]-[.O76]" office:value-type="float" office:value="-5.23335" calcext:value-type="float">
            <text:p>-5.23335</text:p>
          </table:table-cell>
          <table:table-cell/>
          <table:table-cell table:style-name="ce44" office:value-type="float" office:value="7" calcext:value-type="float">
            <text:p>7</text:p>
          </table:table-cell>
          <table:table-cell table:style-name="ce44" office:value-type="float" office:value="6" calcext:value-type="float">
            <text:p>6</text:p>
          </table:table-cell>
          <table:table-cell table:number-columns-repeated="1002"/>
        </table:table-row>
        <table:table-row table:style-name="ro1">
          <table:table-cell table:number-columns-repeated="2" table:style-name="ce44" office:value-type="float" office:value="7" calcext:value-type="float">
            <text:p>7</text:p>
          </table:table-cell>
          <table:table-cell table:style-name="ce50" table:formula="of:=(([.A77]-1)*9+([.B77]))/108" office:value-type="float" office:value="0.564814814814815" calcext:value-type="float">
            <text:p>0.564814814814815</text:p>
          </table:table-cell>
          <table:table-cell table:style-name="ce50" table:formula="of:=MIN(ABS([.C77]*12-0.5);12-ABS([.C77]*12-0.5))/6" office:value-type="float" office:value="0.953703703703704" calcext:value-type="float">
            <text:p>0.953703703703704</text:p>
          </table:table-cell>
          <table:table-cell table:style-name="ce50" table:formula="of:=6*[.D77]^5-15*[.D77]^4+10*[.D77]^3" office:value-type="float" office:value="0.99907534265393" calcext:value-type="float">
            <text:p>0.99907534265393</text:p>
          </table:table-cell>
          <table:table-cell table:style-name="ce50" table:formula="of:=[.E77]*[.F$3]" office:value-type="float" office:value="32.4699486362527" calcext:value-type="float">
            <text:p>32.4699486362527</text:p>
          </table:table-cell>
          <table:table-cell table:style-name="ce50" table:formula="of:=[.$F$4]+[.F77]+(-0.5*[.$F$10])" office:value-type="float" office:value="15.4199486362527" calcext:value-type="float">
            <text:p>15.4199486362527</text:p>
          </table:table-cell>
          <table:table-cell table:style-name="ce50" table:formula="of:=[.$F$4]+[.F77]+(0.5*[.$F$10])" office:value-type="float" office:value="23.0199486362527" calcext:value-type="float">
            <text:p>23.0199486362527</text:p>
          </table:table-cell>
          <table:table-cell/>
          <table:table-cell table:style-name="ce44" office:value-type="float" office:value="15.7" calcext:value-type="float">
            <text:p>15.7</text:p>
          </table:table-cell>
          <table:table-cell table:style-name="ce44" office:value-type="float" office:value="24.9" calcext:value-type="float">
            <text:p>24.9</text:p>
          </table:table-cell>
          <table:table-cell table:style-name="ce44" table:formula="of:=[.G77]-[.J77]" office:value-type="float" office:value="-0.280051363747276" calcext:value-type="float">
            <text:p>-0.280051363747276</text:p>
          </table:table-cell>
          <table:table-cell table:style-name="ce44" table:formula="of:=[.H77]-[.K77]" office:value-type="float" office:value="-1.88005136374727" calcext:value-type="float">
            <text:p>-1.88005136374727</text:p>
          </table:table-cell>
          <table:table-cell table:style-name="ce44" office:value-type="float" office:value="11.21963" calcext:value-type="float">
            <text:p>11.21963</text:p>
          </table:table-cell>
          <table:table-cell table:style-name="ce44" office:value-type="float" office:value="29.816645" calcext:value-type="float">
            <text:p>29.816645</text:p>
          </table:table-cell>
          <table:table-cell table:style-name="ce50" table:formula="of:=[.G77]-[.N77]" office:value-type="float" office:value="4.20031863625272" calcext:value-type="float">
            <text:p>4.20031863625272</text:p>
          </table:table-cell>
          <table:table-cell table:style-name="ce50" table:formula="of:=[.H77]-[.O77]" office:value-type="float" office:value="-6.79669636374728" calcext:value-type="float">
            <text:p>-6.79669636374728</text:p>
          </table:table-cell>
          <table:table-cell table:style-name="ce50" table:formula="of:=[.J77]-[.N77]" office:value-type="float" office:value="4.48037" calcext:value-type="float">
            <text:p>4.48037</text:p>
          </table:table-cell>
          <table:table-cell table:style-name="ce50" table:formula="of:=[.K77]-[.O77]" office:value-type="float" office:value="-4.916645" calcext:value-type="float">
            <text:p>-4.916645</text:p>
          </table:table-cell>
          <table:table-cell/>
          <table:table-cell table:number-columns-repeated="2" table:style-name="ce44" office:value-type="float" office:value="7" calcext:value-type="float">
            <text:p>7</text:p>
          </table:table-cell>
          <table:table-cell table:number-columns-repeated="1002"/>
        </table:table-row>
        <table:table-row table:style-name="ro1">
          <table:table-cell table:style-name="ce44" office:value-type="float" office:value="7" calcext:value-type="float">
            <text:p>7</text:p>
          </table:table-cell>
          <table:table-cell table:style-name="ce44" office:value-type="float" office:value="8" calcext:value-type="float">
            <text:p>8</text:p>
          </table:table-cell>
          <table:table-cell table:style-name="ce50" table:formula="of:=(([.A78]-1)*9+([.B78]))/108" office:value-type="float" office:value="0.574074074074074" calcext:value-type="float">
            <text:p>0.574074074074074</text:p>
          </table:table-cell>
          <table:table-cell table:style-name="ce50" table:formula="of:=MIN(ABS([.C78]*12-0.5);12-ABS([.C78]*12-0.5))/6" office:value-type="float" office:value="0.935185185185185" calcext:value-type="float">
            <text:p>0.935185185185185</text:p>
          </table:table-cell>
          <table:table-cell table:style-name="ce50" table:formula="of:=6*[.D78]^5-15*[.D78]^4+10*[.D78]^3" office:value-type="float" office:value="0.997535013277709" calcext:value-type="float">
            <text:p>0.997535013277709</text:p>
          </table:table-cell>
          <table:table-cell table:style-name="ce50" table:formula="of:=[.E78]*[.F$3]" office:value-type="float" office:value="32.4198879315255" calcext:value-type="float">
            <text:p>32.4198879315255</text:p>
          </table:table-cell>
          <table:table-cell table:style-name="ce50" table:formula="of:=[.$F$4]+[.F78]+(-0.5*[.$F$10])" office:value-type="float" office:value="15.3698879315255" calcext:value-type="float">
            <text:p>15.3698879315255</text:p>
          </table:table-cell>
          <table:table-cell table:style-name="ce50" table:formula="of:=[.$F$4]+[.F78]+(0.5*[.$F$10])" office:value-type="float" office:value="22.9698879315255" calcext:value-type="float">
            <text:p>22.9698879315255</text:p>
          </table:table-cell>
          <table:table-cell/>
          <table:table-cell table:style-name="ce44" office:value-type="float" office:value="17.1" calcext:value-type="float">
            <text:p>17.1</text:p>
          </table:table-cell>
          <table:table-cell table:style-name="ce44" office:value-type="float" office:value="25" calcext:value-type="float">
            <text:p>25</text:p>
          </table:table-cell>
          <table:table-cell table:style-name="ce44" table:formula="of:=[.G78]-[.J78]" office:value-type="float" office:value="-1.73011206847446" calcext:value-type="float">
            <text:p>-1.73011206847446</text:p>
          </table:table-cell>
          <table:table-cell table:style-name="ce44" table:formula="of:=[.H78]-[.K78]" office:value-type="float" office:value="-2.03011206847446" calcext:value-type="float">
            <text:p>-2.03011206847446</text:p>
          </table:table-cell>
          <table:table-cell table:style-name="ce44" office:value-type="float" office:value="12.017705" calcext:value-type="float">
            <text:p>12.017705</text:p>
          </table:table-cell>
          <table:table-cell table:style-name="ce44" office:value-type="float" office:value="30.772173" calcext:value-type="float">
            <text:p>30.772173</text:p>
          </table:table-cell>
          <table:table-cell table:style-name="ce50" table:formula="of:=[.G78]-[.N78]" office:value-type="float" office:value="3.35218293152554" calcext:value-type="float">
            <text:p>3.35218293152554</text:p>
          </table:table-cell>
          <table:table-cell table:style-name="ce50" table:formula="of:=[.H78]-[.O78]" office:value-type="float" office:value="-7.80228506847445" calcext:value-type="float">
            <text:p>-7.80228506847445</text:p>
          </table:table-cell>
          <table:table-cell table:style-name="ce50" table:formula="of:=[.J78]-[.N78]" office:value-type="float" office:value="5.082295" calcext:value-type="float">
            <text:p>5.082295</text:p>
          </table:table-cell>
          <table:table-cell table:style-name="ce50" table:formula="of:=[.K78]-[.O78]" office:value-type="float" office:value="-5.772173" calcext:value-type="float">
            <text:p>-5.772173</text:p>
          </table:table-cell>
          <table:table-cell/>
          <table:table-cell table:style-name="ce44" office:value-type="float" office:value="7" calcext:value-type="float">
            <text:p>7</text:p>
          </table:table-cell>
          <table:table-cell table:style-name="ce44" office:value-type="float" office:value="8" calcext:value-type="float">
            <text:p>8</text:p>
          </table:table-cell>
          <table:table-cell table:number-columns-repeated="1002"/>
        </table:table-row>
        <table:table-row table:style-name="ro1">
          <table:table-cell table:style-name="ce44" office:value-type="float" office:value="7" calcext:value-type="float">
            <text:p>7</text:p>
          </table:table-cell>
          <table:table-cell table:style-name="ce44" office:value-type="float" office:value="9" calcext:value-type="float">
            <text:p>9</text:p>
          </table:table-cell>
          <table:table-cell table:style-name="ce50" table:formula="of:=(([.A79]-1)*9+([.B79]))/108" office:value-type="float" office:value="0.583333333333333" calcext:value-type="float">
            <text:p>0.583333333333333</text:p>
          </table:table-cell>
          <table:table-cell table:style-name="ce50" table:formula="of:=MIN(ABS([.C79]*12-0.5);12-ABS([.C79]*12-0.5))/6" office:value-type="float" office:value="0.916666666666667" calcext:value-type="float">
            <text:p>0.916666666666667</text:p>
          </table:table-cell>
          <table:table-cell table:style-name="ce50" table:formula="of:=6*[.D79]^5-15*[.D79]^4+10*[.D79]^3" office:value-type="float" office:value="0.994912229938271" calcext:value-type="float">
            <text:p>0.994912229938271</text:p>
          </table:table-cell>
          <table:table-cell table:style-name="ce50" table:formula="of:=[.E79]*[.F$3]" office:value-type="float" office:value="32.3346474729938" calcext:value-type="float">
            <text:p>32.3346474729938</text:p>
          </table:table-cell>
          <table:table-cell table:style-name="ce50" table:formula="of:=[.$F$4]+[.F79]+(-0.5*[.$F$10])" office:value-type="float" office:value="15.2846474729938" calcext:value-type="float">
            <text:p>15.2846474729938</text:p>
          </table:table-cell>
          <table:table-cell table:style-name="ce50" table:formula="of:=[.$F$4]+[.F79]+(0.5*[.$F$10])" office:value-type="float" office:value="22.8846474729938" calcext:value-type="float">
            <text:p>22.8846474729938</text:p>
          </table:table-cell>
          <table:table-cell/>
          <table:table-cell table:style-name="ce44" office:value-type="float" office:value="16.3" calcext:value-type="float">
            <text:p>16.3</text:p>
          </table:table-cell>
          <table:table-cell table:style-name="ce44" office:value-type="float" office:value="26.6" calcext:value-type="float">
            <text:p>26.6</text:p>
          </table:table-cell>
          <table:table-cell table:style-name="ce44" table:formula="of:=[.G79]-[.J79]" office:value-type="float" office:value="-1.01535252700619" calcext:value-type="float">
            <text:p>-1.01535252700619</text:p>
          </table:table-cell>
          <table:table-cell table:style-name="ce44" table:formula="of:=[.H79]-[.K79]" office:value-type="float" office:value="-3.71535252700619" calcext:value-type="float">
            <text:p>-3.71535252700619</text:p>
          </table:table-cell>
          <table:table-cell table:style-name="ce44" office:value-type="float" office:value="12.326233" calcext:value-type="float">
            <text:p>12.326233</text:p>
          </table:table-cell>
          <table:table-cell table:style-name="ce44" office:value-type="float" office:value="30.943712" calcext:value-type="float">
            <text:p>30.943712</text:p>
          </table:table-cell>
          <table:table-cell table:style-name="ce50" table:formula="of:=[.G79]-[.N79]" office:value-type="float" office:value="2.95841447299381" calcext:value-type="float">
            <text:p>2.95841447299381</text:p>
          </table:table-cell>
          <table:table-cell table:style-name="ce50" table:formula="of:=[.H79]-[.O79]" office:value-type="float" office:value="-8.05906452700619" calcext:value-type="float">
            <text:p>-8.05906452700619</text:p>
          </table:table-cell>
          <table:table-cell table:style-name="ce50" table:formula="of:=[.J79]-[.N79]" office:value-type="float" office:value="3.973767" calcext:value-type="float">
            <text:p>3.973767</text:p>
          </table:table-cell>
          <table:table-cell table:style-name="ce50" table:formula="of:=[.K79]-[.O79]" office:value-type="float" office:value="-4.343712" calcext:value-type="float">
            <text:p>-4.343712</text:p>
          </table:table-cell>
          <table:table-cell/>
          <table:table-cell table:style-name="ce44" office:value-type="float" office:value="7" calcext:value-type="float">
            <text:p>7</text:p>
          </table:table-cell>
          <table:table-cell table:style-name="ce44" office:value-type="float" office:value="9" calcext:value-type="float">
            <text:p>9</text:p>
          </table:table-cell>
          <table:table-cell table:number-columns-repeated="1002"/>
        </table:table-row>
        <table:table-row table:style-name="ro1">
          <table:table-cell table:style-name="ce44" office:value-type="float" office:value="8" calcext:value-type="float">
            <text:p>8</text:p>
          </table:table-cell>
          <table:table-cell table:style-name="ce44" office:value-type="float" office:value="1" calcext:value-type="float">
            <text:p>1</text:p>
          </table:table-cell>
          <table:table-cell table:style-name="ce50" table:formula="of:=(([.A80]-1)*9+([.B80]))/108" office:value-type="float" office:value="0.592592592592593" calcext:value-type="float">
            <text:p>0.592592592592593</text:p>
          </table:table-cell>
          <table:table-cell table:style-name="ce50" table:formula="of:=MIN(ABS([.C80]*12-0.5);12-ABS([.C80]*12-0.5))/6" office:value-type="float" office:value="0.898148148148148" calcext:value-type="float">
            <text:p>0.898148148148148</text:p>
          </table:table-cell>
          <table:table-cell table:style-name="ce50" table:formula="of:=6*[.D80]^5-15*[.D80]^4+10*[.D80]^3" office:value-type="float" office:value="0.990982563520562" calcext:value-type="float">
            <text:p>0.990982563520562</text:p>
          </table:table-cell>
          <table:table-cell table:style-name="ce50" table:formula="of:=[.E80]*[.F$3]" office:value-type="float" office:value="32.2069333144183" calcext:value-type="float">
            <text:p>32.2069333144183</text:p>
          </table:table-cell>
          <table:table-cell table:style-name="ce50" table:formula="of:=[.$F$4]+[.F80]+(-0.5*[.$F$10])" office:value-type="float" office:value="15.1569333144183" calcext:value-type="float">
            <text:p>15.1569333144183</text:p>
          </table:table-cell>
          <table:table-cell table:style-name="ce50" table:formula="of:=[.$F$4]+[.F80]+(0.5*[.$F$10])" office:value-type="float" office:value="22.7569333144183" calcext:value-type="float">
            <text:p>22.7569333144183</text:p>
          </table:table-cell>
          <table:table-cell/>
          <table:table-cell table:style-name="ce44" office:value-type="float" office:value="15.9" calcext:value-type="float">
            <text:p>15.9</text:p>
          </table:table-cell>
          <table:table-cell table:style-name="ce44" office:value-type="float" office:value="23.9" calcext:value-type="float">
            <text:p>23.9</text:p>
          </table:table-cell>
          <table:table-cell table:style-name="ce44" table:formula="of:=[.G80]-[.J80]" office:value-type="float" office:value="-0.743066685581736" calcext:value-type="float">
            <text:p>-0.743066685581736</text:p>
          </table:table-cell>
          <table:table-cell table:style-name="ce44" table:formula="of:=[.H80]-[.K80]" office:value-type="float" office:value="-1.14306668558173" calcext:value-type="float">
            <text:p>-1.14306668558173</text:p>
          </table:table-cell>
          <table:table-cell table:style-name="ce44" office:value-type="float" office:value="12.728101" calcext:value-type="float">
            <text:p>12.728101</text:p>
          </table:table-cell>
          <table:table-cell table:style-name="ce44" office:value-type="float" office:value="29.06123" calcext:value-type="float">
            <text:p>29.06123</text:p>
          </table:table-cell>
          <table:table-cell table:style-name="ce50" table:formula="of:=[.G80]-[.N80]" office:value-type="float" office:value="2.42883231441826" calcext:value-type="float">
            <text:p>2.42883231441826</text:p>
          </table:table-cell>
          <table:table-cell table:style-name="ce50" table:formula="of:=[.H80]-[.O80]" office:value-type="float" office:value="-6.30429668558173" calcext:value-type="float">
            <text:p>-6.30429668558173</text:p>
          </table:table-cell>
          <table:table-cell table:style-name="ce50" table:formula="of:=[.J80]-[.N80]" office:value-type="float" office:value="3.171899" calcext:value-type="float">
            <text:p>3.171899</text:p>
          </table:table-cell>
          <table:table-cell table:style-name="ce50" table:formula="of:=[.K80]-[.O80]" office:value-type="float" office:value="-5.16123" calcext:value-type="float">
            <text:p>-5.16123</text:p>
          </table:table-cell>
          <table:table-cell/>
          <table:table-cell table:style-name="ce44" office:value-type="float" office:value="8" calcext:value-type="float">
            <text:p>8</text:p>
          </table:table-cell>
          <table:table-cell table:style-name="ce44" office:value-type="float" office:value="1" calcext:value-type="float">
            <text:p>1</text:p>
          </table:table-cell>
          <table:table-cell table:number-columns-repeated="1002"/>
        </table:table-row>
        <table:table-row table:style-name="ro1">
          <table:table-cell table:style-name="ce44" office:value-type="float" office:value="8" calcext:value-type="float">
            <text:p>8</text:p>
          </table:table-cell>
          <table:table-cell table:style-name="ce44" office:value-type="float" office:value="2" calcext:value-type="float">
            <text:p>2</text:p>
          </table:table-cell>
          <table:table-cell table:style-name="ce50" table:formula="of:=(([.A81]-1)*9+([.B81]))/108" office:value-type="float" office:value="0.601851851851852" calcext:value-type="float">
            <text:p>0.601851851851852</text:p>
          </table:table-cell>
          <table:table-cell table:style-name="ce50" table:formula="of:=MIN(ABS([.C81]*12-0.5);12-ABS([.C81]*12-0.5))/6" office:value-type="float" office:value="0.87962962962963" calcext:value-type="float">
            <text:p>0.87962962962963</text:p>
          </table:table-cell>
          <table:table-cell table:style-name="ce50" table:formula="of:=6*[.D81]^5-15*[.D81]^4+10*[.D81]^3" office:value-type="float" office:value="0.985556866342459" calcext:value-type="float">
            <text:p>0.985556866342459</text:p>
          </table:table-cell>
          <table:table-cell table:style-name="ce50" table:formula="of:=[.E81]*[.F$3]" office:value-type="float" office:value="32.0305981561299" calcext:value-type="float">
            <text:p>32.0305981561299</text:p>
          </table:table-cell>
          <table:table-cell table:style-name="ce50" table:formula="of:=[.$F$4]+[.F81]+(-0.5*[.$F$10])" office:value-type="float" office:value="14.9805981561299" calcext:value-type="float">
            <text:p>14.9805981561299</text:p>
          </table:table-cell>
          <table:table-cell table:style-name="ce50" table:formula="of:=[.$F$4]+[.F81]+(0.5*[.$F$10])" office:value-type="float" office:value="22.5805981561299" calcext:value-type="float">
            <text:p>22.5805981561299</text:p>
          </table:table-cell>
          <table:table-cell/>
          <table:table-cell table:style-name="ce44" office:value-type="float" office:value="16" calcext:value-type="float">
            <text:p>16</text:p>
          </table:table-cell>
          <table:table-cell table:style-name="ce44" office:value-type="float" office:value="25" calcext:value-type="float">
            <text:p>25</text:p>
          </table:table-cell>
          <table:table-cell table:style-name="ce44" table:formula="of:=[.G81]-[.J81]" office:value-type="float" office:value="-1.01940184387008" calcext:value-type="float">
            <text:p>-1.01940184387008</text:p>
          </table:table-cell>
          <table:table-cell table:style-name="ce44" table:formula="of:=[.H81]-[.K81]" office:value-type="float" office:value="-2.41940184387008" calcext:value-type="float">
            <text:p>-2.41940184387008</text:p>
          </table:table-cell>
          <table:table-cell table:style-name="ce44" office:value-type="float" office:value="12.486077" calcext:value-type="float">
            <text:p>12.486077</text:p>
          </table:table-cell>
          <table:table-cell table:style-name="ce44" office:value-type="float" office:value="28.634096" calcext:value-type="float">
            <text:p>28.634096</text:p>
          </table:table-cell>
          <table:table-cell table:style-name="ce50" table:formula="of:=[.G81]-[.N81]" office:value-type="float" office:value="2.49452115612992" calcext:value-type="float">
            <text:p>2.49452115612992</text:p>
          </table:table-cell>
          <table:table-cell table:style-name="ce50" table:formula="of:=[.H81]-[.O81]" office:value-type="float" office:value="-6.05349784387008" calcext:value-type="float">
            <text:p>-6.05349784387008</text:p>
          </table:table-cell>
          <table:table-cell table:style-name="ce50" table:formula="of:=[.J81]-[.N81]" office:value-type="float" office:value="3.513923" calcext:value-type="float">
            <text:p>3.513923</text:p>
          </table:table-cell>
          <table:table-cell table:style-name="ce50" table:formula="of:=[.K81]-[.O81]" office:value-type="float" office:value="-3.634096" calcext:value-type="float">
            <text:p>-3.634096</text:p>
          </table:table-cell>
          <table:table-cell/>
          <table:table-cell table:style-name="ce44" office:value-type="float" office:value="8" calcext:value-type="float">
            <text:p>8</text:p>
          </table:table-cell>
          <table:table-cell table:style-name="ce44" office:value-type="float" office:value="2" calcext:value-type="float">
            <text:p>2</text:p>
          </table:table-cell>
          <table:table-cell table:number-columns-repeated="1002"/>
        </table:table-row>
        <table:table-row table:style-name="ro1">
          <table:table-cell table:style-name="ce44" office:value-type="float" office:value="8" calcext:value-type="float">
            <text:p>8</text:p>
          </table:table-cell>
          <table:table-cell table:style-name="ce44" office:value-type="float" office:value="3" calcext:value-type="float">
            <text:p>3</text:p>
          </table:table-cell>
          <table:table-cell table:style-name="ce50" table:formula="of:=(([.A82]-1)*9+([.B82]))/108" office:value-type="float" office:value="0.611111111111111" calcext:value-type="float">
            <text:p>0.611111111111111</text:p>
          </table:table-cell>
          <table:table-cell table:style-name="ce50" table:formula="of:=MIN(ABS([.C82]*12-0.5);12-ABS([.C82]*12-0.5))/6" office:value-type="float" office:value="0.861111111111111" calcext:value-type="float">
            <text:p>0.861111111111111</text:p>
          </table:table-cell>
          <table:table-cell table:style-name="ce50" table:formula="of:=6*[.D82]^5-15*[.D82]^4+10*[.D82]^3" office:value-type="float" office:value="0.978479704091094" calcext:value-type="float">
            <text:p>0.978479704091094</text:p>
          </table:table-cell>
          <table:table-cell table:style-name="ce50" table:formula="of:=[.E82]*[.F$3]" office:value-type="float" office:value="31.8005903829606" calcext:value-type="float">
            <text:p>31.8005903829606</text:p>
          </table:table-cell>
          <table:table-cell table:style-name="ce50" table:formula="of:=[.$F$4]+[.F82]+(-0.5*[.$F$10])" office:value-type="float" office:value="14.7505903829606" calcext:value-type="float">
            <text:p>14.7505903829606</text:p>
          </table:table-cell>
          <table:table-cell table:style-name="ce50" table:formula="of:=[.$F$4]+[.F82]+(0.5*[.$F$10])" office:value-type="float" office:value="22.3505903829606" calcext:value-type="float">
            <text:p>22.3505903829606</text:p>
          </table:table-cell>
          <table:table-cell/>
          <table:table-cell table:style-name="ce44" office:value-type="float" office:value="15.3" calcext:value-type="float">
            <text:p>15.3</text:p>
          </table:table-cell>
          <table:table-cell table:style-name="ce44" office:value-type="float" office:value="23.8" calcext:value-type="float">
            <text:p>23.8</text:p>
          </table:table-cell>
          <table:table-cell table:style-name="ce44" table:formula="of:=[.G82]-[.J82]" office:value-type="float" office:value="-0.549409617039448" calcext:value-type="float">
            <text:p>-0.549409617039448</text:p>
          </table:table-cell>
          <table:table-cell table:style-name="ce44" table:formula="of:=[.H82]-[.K82]" office:value-type="float" office:value="-1.44940961703945" calcext:value-type="float">
            <text:p>-1.44940961703945</text:p>
          </table:table-cell>
          <table:table-cell table:style-name="ce44" office:value-type="float" office:value="12.336352" calcext:value-type="float">
            <text:p>12.336352</text:p>
          </table:table-cell>
          <table:table-cell table:style-name="ce44" office:value-type="float" office:value="30.362698" calcext:value-type="float">
            <text:p>30.362698</text:p>
          </table:table-cell>
          <table:table-cell table:style-name="ce50" table:formula="of:=[.G82]-[.N82]" office:value-type="float" office:value="2.41423838296055" calcext:value-type="float">
            <text:p>2.41423838296055</text:p>
          </table:table-cell>
          <table:table-cell table:style-name="ce50" table:formula="of:=[.H82]-[.O82]" office:value-type="float" office:value="-8.01210761703945" calcext:value-type="float">
            <text:p>-8.01210761703945</text:p>
          </table:table-cell>
          <table:table-cell table:style-name="ce50" table:formula="of:=[.J82]-[.N82]" office:value-type="float" office:value="2.963648" calcext:value-type="float">
            <text:p>2.963648</text:p>
          </table:table-cell>
          <table:table-cell table:style-name="ce50" table:formula="of:=[.K82]-[.O82]" office:value-type="float" office:value="-6.562698" calcext:value-type="float">
            <text:p>-6.562698</text:p>
          </table:table-cell>
          <table:table-cell/>
          <table:table-cell table:style-name="ce44" office:value-type="float" office:value="8" calcext:value-type="float">
            <text:p>8</text:p>
          </table:table-cell>
          <table:table-cell table:style-name="ce44" office:value-type="float" office:value="3" calcext:value-type="float">
            <text:p>3</text:p>
          </table:table-cell>
          <table:table-cell table:number-columns-repeated="1002"/>
        </table:table-row>
        <table:table-row table:style-name="ro1">
          <table:table-cell table:style-name="ce44" office:value-type="float" office:value="8" calcext:value-type="float">
            <text:p>8</text:p>
          </table:table-cell>
          <table:table-cell table:style-name="ce44" office:value-type="float" office:value="4" calcext:value-type="float">
            <text:p>4</text:p>
          </table:table-cell>
          <table:table-cell table:style-name="ce50" table:formula="of:=(([.A83]-1)*9+([.B83]))/108" office:value-type="float" office:value="0.62037037037037" calcext:value-type="float">
            <text:p>0.62037037037037</text:p>
          </table:table-cell>
          <table:table-cell table:style-name="ce50" table:formula="of:=MIN(ABS([.C83]*12-0.5);12-ABS([.C83]*12-0.5))/6" office:value-type="float" office:value="0.842592592592593" calcext:value-type="float">
            <text:p>0.842592592592593</text:p>
          </table:table-cell>
          <table:table-cell table:style-name="ce50" table:formula="of:=6*[.D83]^5-15*[.D83]^4+10*[.D83]^3" office:value-type="float" office:value="0.969627787759156" calcext:value-type="float">
            <text:p>0.969627787759156</text:p>
          </table:table-cell>
          <table:table-cell table:style-name="ce50" table:formula="of:=[.E83]*[.F$3]" office:value-type="float" office:value="31.5129031021726" calcext:value-type="float">
            <text:p>31.5129031021726</text:p>
          </table:table-cell>
          <table:table-cell table:style-name="ce50" table:formula="of:=[.$F$4]+[.F83]+(-0.5*[.$F$10])" office:value-type="float" office:value="14.4629031021726" calcext:value-type="float">
            <text:p>14.4629031021726</text:p>
          </table:table-cell>
          <table:table-cell table:style-name="ce50" table:formula="of:=[.$F$4]+[.F83]+(0.5*[.$F$10])" office:value-type="float" office:value="22.0629031021726" calcext:value-type="float">
            <text:p>22.0629031021726</text:p>
          </table:table-cell>
          <table:table-cell/>
          <table:table-cell table:style-name="ce44" office:value-type="float" office:value="15.9" calcext:value-type="float">
            <text:p>15.9</text:p>
          </table:table-cell>
          <table:table-cell table:style-name="ce44" office:value-type="float" office:value="24.9" calcext:value-type="float">
            <text:p>24.9</text:p>
          </table:table-cell>
          <table:table-cell table:style-name="ce44" table:formula="of:=[.G83]-[.J83]" office:value-type="float" office:value="-1.43709689782743" calcext:value-type="float">
            <text:p>-1.43709689782743</text:p>
          </table:table-cell>
          <table:table-cell table:style-name="ce44" table:formula="of:=[.H83]-[.K83]" office:value-type="float" office:value="-2.83709689782743" calcext:value-type="float">
            <text:p>-2.83709689782743</text:p>
          </table:table-cell>
          <table:table-cell table:style-name="ce44" office:value-type="float" office:value="11.596981" calcext:value-type="float">
            <text:p>11.596981</text:p>
          </table:table-cell>
          <table:table-cell table:style-name="ce44" office:value-type="float" office:value="27.927063" calcext:value-type="float">
            <text:p>27.927063</text:p>
          </table:table-cell>
          <table:table-cell table:style-name="ce50" table:formula="of:=[.G83]-[.N83]" office:value-type="float" office:value="2.86592210217257" calcext:value-type="float">
            <text:p>2.86592210217257</text:p>
          </table:table-cell>
          <table:table-cell table:style-name="ce50" table:formula="of:=[.H83]-[.O83]" office:value-type="float" office:value="-5.86415989782743" calcext:value-type="float">
            <text:p>-5.86415989782743</text:p>
          </table:table-cell>
          <table:table-cell table:style-name="ce50" table:formula="of:=[.J83]-[.N83]" office:value-type="float" office:value="4.303019" calcext:value-type="float">
            <text:p>4.303019</text:p>
          </table:table-cell>
          <table:table-cell table:style-name="ce50" table:formula="of:=[.K83]-[.O83]" office:value-type="float" office:value="-3.027063" calcext:value-type="float">
            <text:p>-3.027063</text:p>
          </table:table-cell>
          <table:table-cell/>
          <table:table-cell table:style-name="ce44" office:value-type="float" office:value="8" calcext:value-type="float">
            <text:p>8</text:p>
          </table:table-cell>
          <table:table-cell table:style-name="ce44" office:value-type="float" office:value="4" calcext:value-type="float">
            <text:p>4</text:p>
          </table:table-cell>
          <table:table-cell table:number-columns-repeated="1002"/>
        </table:table-row>
        <table:table-row table:style-name="ro1">
          <table:table-cell table:style-name="ce44" office:value-type="float" office:value="8" calcext:value-type="float">
            <text:p>8</text:p>
          </table:table-cell>
          <table:table-cell table:style-name="ce44" office:value-type="float" office:value="5" calcext:value-type="float">
            <text:p>5</text:p>
          </table:table-cell>
          <table:table-cell table:style-name="ce50" table:formula="of:=(([.A84]-1)*9+([.B84]))/108" office:value-type="float" office:value="0.62962962962963" calcext:value-type="float">
            <text:p>0.62962962962963</text:p>
          </table:table-cell>
          <table:table-cell table:style-name="ce50" table:formula="of:=MIN(ABS([.C84]*12-0.5);12-ABS([.C84]*12-0.5))/6" office:value-type="float" office:value="0.824074074074074" calcext:value-type="float">
            <text:p>0.824074074074074</text:p>
          </table:table-cell>
          <table:table-cell table:style-name="ce50" table:formula="of:=6*[.D84]^5-15*[.D84]^4+10*[.D84]^3" office:value-type="float" office:value="0.958908405581214" calcext:value-type="float">
            <text:p>0.958908405581214</text:p>
          </table:table-cell>
          <table:table-cell table:style-name="ce50" table:formula="of:=[.E84]*[.F$3]" office:value-type="float" office:value="31.1645231813895" calcext:value-type="float">
            <text:p>31.1645231813895</text:p>
          </table:table-cell>
          <table:table-cell table:style-name="ce50" table:formula="of:=[.$F$4]+[.F84]+(-0.5*[.$F$10])" office:value-type="float" office:value="14.1145231813895" calcext:value-type="float">
            <text:p>14.1145231813895</text:p>
          </table:table-cell>
          <table:table-cell table:style-name="ce50" table:formula="of:=[.$F$4]+[.F84]+(0.5*[.$F$10])" office:value-type="float" office:value="21.7145231813895" calcext:value-type="float">
            <text:p>21.7145231813895</text:p>
          </table:table-cell>
          <table:table-cell/>
          <table:table-cell table:style-name="ce44" office:value-type="float" office:value="15.4" calcext:value-type="float">
            <text:p>15.4</text:p>
          </table:table-cell>
          <table:table-cell table:style-name="ce44" office:value-type="float" office:value="25.1" calcext:value-type="float">
            <text:p>25.1</text:p>
          </table:table-cell>
          <table:table-cell table:style-name="ce44" table:formula="of:=[.G84]-[.J84]" office:value-type="float" office:value="-1.28547681861055" calcext:value-type="float">
            <text:p>-1.28547681861055</text:p>
          </table:table-cell>
          <table:table-cell table:style-name="ce44" table:formula="of:=[.H84]-[.K84]" office:value-type="float" office:value="-3.38547681861055" calcext:value-type="float">
            <text:p>-3.38547681861055</text:p>
          </table:table-cell>
          <table:table-cell table:style-name="ce44" office:value-type="float" office:value="10.490978" calcext:value-type="float">
            <text:p>10.490978</text:p>
          </table:table-cell>
          <table:table-cell table:style-name="ce44" office:value-type="float" office:value="28.238443" calcext:value-type="float">
            <text:p>28.238443</text:p>
          </table:table-cell>
          <table:table-cell table:style-name="ce50" table:formula="of:=[.G84]-[.N84]" office:value-type="float" office:value="3.62354518138945" calcext:value-type="float">
            <text:p>3.62354518138945</text:p>
          </table:table-cell>
          <table:table-cell table:style-name="ce50" table:formula="of:=[.H84]-[.O84]" office:value-type="float" office:value="-6.52391981861054" calcext:value-type="float">
            <text:p>-6.52391981861054</text:p>
          </table:table-cell>
          <table:table-cell table:style-name="ce50" table:formula="of:=[.J84]-[.N84]" office:value-type="float" office:value="4.909022" calcext:value-type="float">
            <text:p>4.909022</text:p>
          </table:table-cell>
          <table:table-cell table:style-name="ce50" table:formula="of:=[.K84]-[.O84]" office:value-type="float" office:value="-3.138443" calcext:value-type="float">
            <text:p>-3.138443</text:p>
          </table:table-cell>
          <table:table-cell/>
          <table:table-cell table:style-name="ce44" office:value-type="float" office:value="8" calcext:value-type="float">
            <text:p>8</text:p>
          </table:table-cell>
          <table:table-cell table:style-name="ce44" office:value-type="float" office:value="5" calcext:value-type="float">
            <text:p>5</text:p>
          </table:table-cell>
          <table:table-cell table:number-columns-repeated="1002"/>
        </table:table-row>
        <table:table-row table:style-name="ro1">
          <table:table-cell table:style-name="ce44" office:value-type="float" office:value="8" calcext:value-type="float">
            <text:p>8</text:p>
          </table:table-cell>
          <table:table-cell table:style-name="ce44" office:value-type="float" office:value="6" calcext:value-type="float">
            <text:p>6</text:p>
          </table:table-cell>
          <table:table-cell table:style-name="ce50" table:formula="of:=(([.A85]-1)*9+([.B85]))/108" office:value-type="float" office:value="0.638888888888889" calcext:value-type="float">
            <text:p>0.638888888888889</text:p>
          </table:table-cell>
          <table:table-cell table:style-name="ce50" table:formula="of:=MIN(ABS([.C85]*12-0.5);12-ABS([.C85]*12-0.5))/6" office:value-type="float" office:value="0.805555555555556" calcext:value-type="float">
            <text:p>0.805555555555556</text:p>
          </table:table-cell>
          <table:table-cell table:style-name="ce50" table:formula="of:=6*[.D85]^5-15*[.D85]^4+10*[.D85]^3" office:value-type="float" office:value="0.946257854970025" calcext:value-type="float">
            <text:p>0.946257854970025</text:p>
          </table:table-cell>
          <table:table-cell table:style-name="ce50" table:formula="of:=[.E85]*[.F$3]" office:value-type="float" office:value="30.7533802865258" calcext:value-type="float">
            <text:p>30.7533802865258</text:p>
          </table:table-cell>
          <table:table-cell table:style-name="ce50" table:formula="of:=[.$F$4]+[.F85]+(-0.5*[.$F$10])" office:value-type="float" office:value="13.7033802865258" calcext:value-type="float">
            <text:p>13.7033802865258</text:p>
          </table:table-cell>
          <table:table-cell table:style-name="ce50" table:formula="of:=[.$F$4]+[.F85]+(0.5*[.$F$10])" office:value-type="float" office:value="21.3033802865258" calcext:value-type="float">
            <text:p>21.3033802865258</text:p>
          </table:table-cell>
          <table:table-cell/>
          <table:table-cell table:style-name="ce44" office:value-type="float" office:value="16.2" calcext:value-type="float">
            <text:p>16.2</text:p>
          </table:table-cell>
          <table:table-cell table:style-name="ce44" office:value-type="float" office:value="23.3" calcext:value-type="float">
            <text:p>23.3</text:p>
          </table:table-cell>
          <table:table-cell table:style-name="ce44" table:formula="of:=[.G85]-[.J85]" office:value-type="float" office:value="-2.49661971347419" calcext:value-type="float">
            <text:p>-2.49661971347419</text:p>
          </table:table-cell>
          <table:table-cell table:style-name="ce44" table:formula="of:=[.H85]-[.K85]" office:value-type="float" office:value="-1.99661971347419" calcext:value-type="float">
            <text:p>-1.99661971347419</text:p>
          </table:table-cell>
          <table:table-cell table:style-name="ce44" office:value-type="float" office:value="9.652688" calcext:value-type="float">
            <text:p>9.652688</text:p>
          </table:table-cell>
          <table:table-cell table:style-name="ce44" office:value-type="float" office:value="28.514826" calcext:value-type="float">
            <text:p>28.514826</text:p>
          </table:table-cell>
          <table:table-cell table:style-name="ce50" table:formula="of:=[.G85]-[.N85]" office:value-type="float" office:value="4.05069228652581" calcext:value-type="float">
            <text:p>4.05069228652581</text:p>
          </table:table-cell>
          <table:table-cell table:style-name="ce50" table:formula="of:=[.H85]-[.O85]" office:value-type="float" office:value="-7.21144571347418" calcext:value-type="float">
            <text:p>-7.21144571347418</text:p>
          </table:table-cell>
          <table:table-cell table:style-name="ce50" table:formula="of:=[.J85]-[.N85]" office:value-type="float" office:value="6.547312" calcext:value-type="float">
            <text:p>6.547312</text:p>
          </table:table-cell>
          <table:table-cell table:style-name="ce50" table:formula="of:=[.K85]-[.O85]" office:value-type="float" office:value="-5.214826" calcext:value-type="float">
            <text:p>-5.214826</text:p>
          </table:table-cell>
          <table:table-cell/>
          <table:table-cell table:style-name="ce44" office:value-type="float" office:value="8" calcext:value-type="float">
            <text:p>8</text:p>
          </table:table-cell>
          <table:table-cell table:style-name="ce44" office:value-type="float" office:value="6" calcext:value-type="float">
            <text:p>6</text:p>
          </table:table-cell>
          <table:table-cell table:number-columns-repeated="1002"/>
        </table:table-row>
        <table:table-row table:style-name="ro1">
          <table:table-cell table:style-name="ce44" office:value-type="float" office:value="8" calcext:value-type="float">
            <text:p>8</text:p>
          </table:table-cell>
          <table:table-cell table:style-name="ce44" office:value-type="float" office:value="7" calcext:value-type="float">
            <text:p>7</text:p>
          </table:table-cell>
          <table:table-cell table:style-name="ce50" table:formula="of:=(([.A86]-1)*9+([.B86]))/108" office:value-type="float" office:value="0.648148148148148" calcext:value-type="float">
            <text:p>0.648148148148148</text:p>
          </table:table-cell>
          <table:table-cell table:style-name="ce50" table:formula="of:=MIN(ABS([.C86]*12-0.5);12-ABS([.C86]*12-0.5))/6" office:value-type="float" office:value="0.787037037037037" calcext:value-type="float">
            <text:p>0.787037037037037</text:p>
          </table:table-cell>
          <table:table-cell table:style-name="ce50" table:formula="of:=6*[.D86]^5-15*[.D86]^4+10*[.D86]^3" office:value-type="float" office:value="0.93163987445285" calcext:value-type="float">
            <text:p>0.93163987445285</text:p>
          </table:table-cell>
          <table:table-cell table:style-name="ce50" table:formula="of:=[.E86]*[.F$3]" office:value-type="float" office:value="30.2782959197176" calcext:value-type="float">
            <text:p>30.2782959197176</text:p>
          </table:table-cell>
          <table:table-cell table:style-name="ce50" table:formula="of:=[.$F$4]+[.F86]+(-0.5*[.$F$10])" office:value-type="float" office:value="13.2282959197176" calcext:value-type="float">
            <text:p>13.2282959197176</text:p>
          </table:table-cell>
          <table:table-cell table:style-name="ce50" table:formula="of:=[.$F$4]+[.F86]+(0.5*[.$F$10])" office:value-type="float" office:value="20.8282959197176" calcext:value-type="float">
            <text:p>20.8282959197176</text:p>
          </table:table-cell>
          <table:table-cell/>
          <table:table-cell table:style-name="ce44" office:value-type="float" office:value="14.8" calcext:value-type="float">
            <text:p>14.8</text:p>
          </table:table-cell>
          <table:table-cell table:style-name="ce44" office:value-type="float" office:value="24.2" calcext:value-type="float">
            <text:p>24.2</text:p>
          </table:table-cell>
          <table:table-cell table:style-name="ce44" table:formula="of:=[.G86]-[.J86]" office:value-type="float" office:value="-1.57170408028238" calcext:value-type="float">
            <text:p>-1.57170408028238</text:p>
          </table:table-cell>
          <table:table-cell table:style-name="ce44" table:formula="of:=[.H86]-[.K86]" office:value-type="float" office:value="-3.37170408028237" calcext:value-type="float">
            <text:p>-3.37170408028237</text:p>
          </table:table-cell>
          <table:table-cell table:style-name="ce44" office:value-type="float" office:value="10.634894" calcext:value-type="float">
            <text:p>10.634894</text:p>
          </table:table-cell>
          <table:table-cell table:style-name="ce44" office:value-type="float" office:value="28.122015" calcext:value-type="float">
            <text:p>28.122015</text:p>
          </table:table-cell>
          <table:table-cell table:style-name="ce50" table:formula="of:=[.G86]-[.N86]" office:value-type="float" office:value="2.59340191971763" calcext:value-type="float">
            <text:p>2.59340191971763</text:p>
          </table:table-cell>
          <table:table-cell table:style-name="ce50" table:formula="of:=[.H86]-[.O86]" office:value-type="float" office:value="-7.29371908028238" calcext:value-type="float">
            <text:p>-7.29371908028238</text:p>
          </table:table-cell>
          <table:table-cell table:style-name="ce50" table:formula="of:=[.J86]-[.N86]" office:value-type="float" office:value="4.165106" calcext:value-type="float">
            <text:p>4.165106</text:p>
          </table:table-cell>
          <table:table-cell table:style-name="ce50" table:formula="of:=[.K86]-[.O86]" office:value-type="float" office:value="-3.922015" calcext:value-type="float">
            <text:p>-3.922015</text:p>
          </table:table-cell>
          <table:table-cell/>
          <table:table-cell table:style-name="ce44" office:value-type="float" office:value="8" calcext:value-type="float">
            <text:p>8</text:p>
          </table:table-cell>
          <table:table-cell table:style-name="ce44" office:value-type="float" office:value="7" calcext:value-type="float">
            <text:p>7</text:p>
          </table:table-cell>
          <table:table-cell table:number-columns-repeated="1002"/>
        </table:table-row>
        <table:table-row table:style-name="ro1">
          <table:table-cell table:number-columns-repeated="2" table:style-name="ce44" office:value-type="float" office:value="8" calcext:value-type="float">
            <text:p>8</text:p>
          </table:table-cell>
          <table:table-cell table:style-name="ce50" table:formula="of:=(([.A87]-1)*9+([.B87]))/108" office:value-type="float" office:value="0.657407407407407" calcext:value-type="float">
            <text:p>0.657407407407407</text:p>
          </table:table-cell>
          <table:table-cell table:style-name="ce50" table:formula="of:=MIN(ABS([.C87]*12-0.5);12-ABS([.C87]*12-0.5))/6" office:value-type="float" office:value="0.768518518518518" calcext:value-type="float">
            <text:p>0.768518518518518</text:p>
          </table:table-cell>
          <table:table-cell table:style-name="ce50" table:formula="of:=6*[.D87]^5-15*[.D87]^4+10*[.D87]^3" office:value-type="float" office:value="0.915044075607771" calcext:value-type="float">
            <text:p>0.915044075607771</text:p>
          </table:table-cell>
          <table:table-cell table:style-name="ce50" table:formula="of:=[.E87]*[.F$3]" office:value-type="float" office:value="29.7389324572526" calcext:value-type="float">
            <text:p>29.7389324572526</text:p>
          </table:table-cell>
          <table:table-cell table:style-name="ce50" table:formula="of:=[.$F$4]+[.F87]+(-0.5*[.$F$10])" office:value-type="float" office:value="12.6889324572526" calcext:value-type="float">
            <text:p>12.6889324572526</text:p>
          </table:table-cell>
          <table:table-cell table:style-name="ce50" table:formula="of:=[.$F$4]+[.F87]+(0.5*[.$F$10])" office:value-type="float" office:value="20.2889324572526" calcext:value-type="float">
            <text:p>20.2889324572526</text:p>
          </table:table-cell>
          <table:table-cell/>
          <table:table-cell table:style-name="ce44" office:value-type="float" office:value="14.9" calcext:value-type="float">
            <text:p>14.9</text:p>
          </table:table-cell>
          <table:table-cell table:style-name="ce44" office:value-type="float" office:value="22.3" calcext:value-type="float">
            <text:p>22.3</text:p>
          </table:table-cell>
          <table:table-cell table:style-name="ce44" table:formula="of:=[.G87]-[.J87]" office:value-type="float" office:value="-2.21106754274744" calcext:value-type="float">
            <text:p>-2.21106754274744</text:p>
          </table:table-cell>
          <table:table-cell table:style-name="ce44" table:formula="of:=[.H87]-[.K87]" office:value-type="float" office:value="-2.01106754274744" calcext:value-type="float">
            <text:p>-2.01106754274744</text:p>
          </table:table-cell>
          <table:table-cell table:style-name="ce44" office:value-type="float" office:value="9.52021" calcext:value-type="float">
            <text:p>9.52021</text:p>
          </table:table-cell>
          <table:table-cell table:style-name="ce44" office:value-type="float" office:value="27.906343" calcext:value-type="float">
            <text:p>27.906343</text:p>
          </table:table-cell>
          <table:table-cell table:style-name="ce50" table:formula="of:=[.G87]-[.N87]" office:value-type="float" office:value="3.16872245725256" calcext:value-type="float">
            <text:p>3.16872245725256</text:p>
          </table:table-cell>
          <table:table-cell table:style-name="ce50" table:formula="of:=[.H87]-[.O87]" office:value-type="float" office:value="-7.61741054274744" calcext:value-type="float">
            <text:p>-7.61741054274744</text:p>
          </table:table-cell>
          <table:table-cell table:style-name="ce50" table:formula="of:=[.J87]-[.N87]" office:value-type="float" office:value="5.37979" calcext:value-type="float">
            <text:p>5.37979</text:p>
          </table:table-cell>
          <table:table-cell table:style-name="ce50" table:formula="of:=[.K87]-[.O87]" office:value-type="float" office:value="-5.606343" calcext:value-type="float">
            <text:p>-5.606343</text:p>
          </table:table-cell>
          <table:table-cell/>
          <table:table-cell table:number-columns-repeated="2" table:style-name="ce44" office:value-type="float" office:value="8" calcext:value-type="float">
            <text:p>8</text:p>
          </table:table-cell>
          <table:table-cell table:number-columns-repeated="1002"/>
        </table:table-row>
        <table:table-row table:style-name="ro1">
          <table:table-cell table:style-name="ce44" office:value-type="float" office:value="8" calcext:value-type="float">
            <text:p>8</text:p>
          </table:table-cell>
          <table:table-cell table:style-name="ce44" office:value-type="float" office:value="9" calcext:value-type="float">
            <text:p>9</text:p>
          </table:table-cell>
          <table:table-cell table:style-name="ce50" table:formula="of:=(([.A88]-1)*9+([.B88]))/108" office:value-type="float" office:value="0.666666666666667" calcext:value-type="float">
            <text:p>0.666666666666667</text:p>
          </table:table-cell>
          <table:table-cell table:style-name="ce50" table:formula="of:=MIN(ABS([.C88]*12-0.5);12-ABS([.C88]*12-0.5))/6" office:value-type="float" office:value="0.75" calcext:value-type="float">
            <text:p>0.75</text:p>
          </table:table-cell>
          <table:table-cell table:style-name="ce50" table:formula="of:=6*[.D88]^5-15*[.D88]^4+10*[.D88]^3" office:value-type="float" office:value="0.896484375" calcext:value-type="float">
            <text:p>0.896484375</text:p>
          </table:table-cell>
          <table:table-cell table:style-name="ce50" table:formula="of:=[.E88]*[.F$3]" office:value-type="float" office:value="29.1357421875" calcext:value-type="float">
            <text:p>29.1357421875</text:p>
          </table:table-cell>
          <table:table-cell table:style-name="ce50" table:formula="of:=[.$F$4]+[.F88]+(-0.5*[.$F$10])" office:value-type="float" office:value="12.0857421875" calcext:value-type="float">
            <text:p>12.0857421875</text:p>
          </table:table-cell>
          <table:table-cell table:style-name="ce50" table:formula="of:=[.$F$4]+[.F88]+(0.5*[.$F$10])" office:value-type="float" office:value="19.6857421875" calcext:value-type="float">
            <text:p>19.6857421875</text:p>
          </table:table-cell>
          <table:table-cell/>
          <table:table-cell table:style-name="ce44" office:value-type="float" office:value="13.1" calcext:value-type="float">
            <text:p>13.1</text:p>
          </table:table-cell>
          <table:table-cell table:style-name="ce44" office:value-type="float" office:value="22.3" calcext:value-type="float">
            <text:p>22.3</text:p>
          </table:table-cell>
          <table:table-cell table:style-name="ce44" table:formula="of:=[.G88]-[.J88]" office:value-type="float" office:value="-1.0142578125" calcext:value-type="float">
            <text:p>-1.0142578125</text:p>
          </table:table-cell>
          <table:table-cell table:style-name="ce44" table:formula="of:=[.H88]-[.K88]" office:value-type="float" office:value="-2.6142578125" calcext:value-type="float">
            <text:p>-2.6142578125</text:p>
          </table:table-cell>
          <table:table-cell table:style-name="ce44" office:value-type="float" office:value="10.4936075" calcext:value-type="float">
            <text:p>10.4936075</text:p>
          </table:table-cell>
          <table:table-cell table:style-name="ce44" office:value-type="float" office:value="27.552021" calcext:value-type="float">
            <text:p>27.552021</text:p>
          </table:table-cell>
          <table:table-cell table:style-name="ce50" table:formula="of:=[.G88]-[.N88]" office:value-type="float" office:value="1.5921346875" calcext:value-type="float">
            <text:p>1.5921346875</text:p>
          </table:table-cell>
          <table:table-cell table:style-name="ce50" table:formula="of:=[.H88]-[.O88]" office:value-type="float" office:value="-7.8662788125" calcext:value-type="float">
            <text:p>-7.8662788125</text:p>
          </table:table-cell>
          <table:table-cell table:style-name="ce50" table:formula="of:=[.J88]-[.N88]" office:value-type="float" office:value="2.6063925" calcext:value-type="float">
            <text:p>2.6063925</text:p>
          </table:table-cell>
          <table:table-cell table:style-name="ce50" table:formula="of:=[.K88]-[.O88]" office:value-type="float" office:value="-5.252021" calcext:value-type="float">
            <text:p>-5.252021</text:p>
          </table:table-cell>
          <table:table-cell/>
          <table:table-cell table:style-name="ce44" office:value-type="float" office:value="8" calcext:value-type="float">
            <text:p>8</text:p>
          </table:table-cell>
          <table:table-cell table:style-name="ce44" office:value-type="float" office:value="9" calcext:value-type="float">
            <text:p>9</text:p>
          </table:table-cell>
          <table:table-cell table:number-columns-repeated="1002"/>
        </table:table-row>
        <table:table-row table:style-name="ro1">
          <table:table-cell table:style-name="ce44" office:value-type="float" office:value="9" calcext:value-type="float">
            <text:p>9</text:p>
          </table:table-cell>
          <table:table-cell table:style-name="ce44" office:value-type="float" office:value="1" calcext:value-type="float">
            <text:p>1</text:p>
          </table:table-cell>
          <table:table-cell table:style-name="ce50" table:formula="of:=(([.A89]-1)*9+([.B89]))/108" office:value-type="float" office:value="0.675925925925926" calcext:value-type="float">
            <text:p>0.675925925925926</text:p>
          </table:table-cell>
          <table:table-cell table:style-name="ce50" table:formula="of:=MIN(ABS([.C89]*12-0.5);12-ABS([.C89]*12-0.5))/6" office:value-type="float" office:value="0.731481481481482" calcext:value-type="float">
            <text:p>0.731481481481482</text:p>
          </table:table-cell>
          <table:table-cell table:style-name="ce50" table:formula="of:=6*[.D89]^5-15*[.D89]^4+10*[.D89]^3" office:value-type="float" office:value="0.875997426118196" calcext:value-type="float">
            <text:p>0.875997426118196</text:p>
          </table:table-cell>
          <table:table-cell table:style-name="ce50" table:formula="of:=[.E89]*[.F$3]" office:value-type="float" office:value="28.4699163488414" calcext:value-type="float">
            <text:p>28.4699163488414</text:p>
          </table:table-cell>
          <table:table-cell table:style-name="ce50" table:formula="of:=[.$F$4]+[.F89]+(-0.5*[.$F$10])" office:value-type="float" office:value="11.4199163488414" calcext:value-type="float">
            <text:p>11.4199163488414</text:p>
          </table:table-cell>
          <table:table-cell table:style-name="ce50" table:formula="of:=[.$F$4]+[.F89]+(0.5*[.$F$10])" office:value-type="float" office:value="19.0199163488414" calcext:value-type="float">
            <text:p>19.0199163488414</text:p>
          </table:table-cell>
          <table:table-cell/>
          <table:table-cell table:style-name="ce44" office:value-type="float" office:value="13.3" calcext:value-type="float">
            <text:p>13.3</text:p>
          </table:table-cell>
          <table:table-cell table:style-name="ce44" office:value-type="float" office:value="21.3" calcext:value-type="float">
            <text:p>21.3</text:p>
          </table:table-cell>
          <table:table-cell table:style-name="ce44" table:formula="of:=[.G89]-[.J89]" office:value-type="float" office:value="-1.88008365115863" calcext:value-type="float">
            <text:p>-1.88008365115863</text:p>
          </table:table-cell>
          <table:table-cell table:style-name="ce44" table:formula="of:=[.H89]-[.K89]" office:value-type="float" office:value="-2.28008365115863" calcext:value-type="float">
            <text:p>-2.28008365115863</text:p>
          </table:table-cell>
          <table:table-cell table:style-name="ce44" office:value-type="float" office:value="9.436118" calcext:value-type="float">
            <text:p>9.436118</text:p>
          </table:table-cell>
          <table:table-cell table:style-name="ce44" office:value-type="float" office:value="26.531216" calcext:value-type="float">
            <text:p>26.531216</text:p>
          </table:table-cell>
          <table:table-cell table:style-name="ce50" table:formula="of:=[.G89]-[.N89]" office:value-type="float" office:value="1.98379834884137" calcext:value-type="float">
            <text:p>1.98379834884137</text:p>
          </table:table-cell>
          <table:table-cell table:style-name="ce50" table:formula="of:=[.H89]-[.O89]" office:value-type="float" office:value="-7.51129965115863" calcext:value-type="float">
            <text:p>-7.51129965115863</text:p>
          </table:table-cell>
          <table:table-cell table:style-name="ce50" table:formula="of:=[.J89]-[.N89]" office:value-type="float" office:value="3.863882" calcext:value-type="float">
            <text:p>3.863882</text:p>
          </table:table-cell>
          <table:table-cell table:style-name="ce50" table:formula="of:=[.K89]-[.O89]" office:value-type="float" office:value="-5.231216" calcext:value-type="float">
            <text:p>-5.231216</text:p>
          </table:table-cell>
          <table:table-cell/>
          <table:table-cell table:style-name="ce44" office:value-type="float" office:value="9" calcext:value-type="float">
            <text:p>9</text:p>
          </table:table-cell>
          <table:table-cell table:style-name="ce44" office:value-type="float" office:value="1" calcext:value-type="float">
            <text:p>1</text:p>
          </table:table-cell>
          <table:table-cell table:number-columns-repeated="1002"/>
        </table:table-row>
        <table:table-row table:style-name="ro1">
          <table:table-cell table:style-name="ce44" office:value-type="float" office:value="9" calcext:value-type="float">
            <text:p>9</text:p>
          </table:table-cell>
          <table:table-cell table:style-name="ce44" office:value-type="float" office:value="2" calcext:value-type="float">
            <text:p>2</text:p>
          </table:table-cell>
          <table:table-cell table:style-name="ce50" table:formula="of:=(([.A90]-1)*9+([.B90]))/108" office:value-type="float" office:value="0.685185185185185" calcext:value-type="float">
            <text:p>0.685185185185185</text:p>
          </table:table-cell>
          <table:table-cell table:style-name="ce50" table:formula="of:=MIN(ABS([.C90]*12-0.5);12-ABS([.C90]*12-0.5))/6" office:value-type="float" office:value="0.712962962962963" calcext:value-type="float">
            <text:p>0.712962962962963</text:p>
          </table:table-cell>
          <table:table-cell table:style-name="ce50" table:formula="of:=6*[.D90]^5-15*[.D90]^4+10*[.D90]^3" office:value-type="float" office:value="0.85364105131078" calcext:value-type="float">
            <text:p>0.85364105131078</text:p>
          </table:table-cell>
          <table:table-cell table:style-name="ce50" table:formula="of:=[.E90]*[.F$3]" office:value-type="float" office:value="27.7433341676004" calcext:value-type="float">
            <text:p>27.7433341676004</text:p>
          </table:table-cell>
          <table:table-cell table:style-name="ce50" table:formula="of:=[.$F$4]+[.F90]+(-0.5*[.$F$10])" office:value-type="float" office:value="10.6933341676004" calcext:value-type="float">
            <text:p>10.6933341676004</text:p>
          </table:table-cell>
          <table:table-cell table:style-name="ce50" table:formula="of:=[.$F$4]+[.F90]+(0.5*[.$F$10])" office:value-type="float" office:value="18.2933341676004" calcext:value-type="float">
            <text:p>18.2933341676004</text:p>
          </table:table-cell>
          <table:table-cell/>
          <table:table-cell table:style-name="ce44" office:value-type="float" office:value="12" calcext:value-type="float">
            <text:p>12</text:p>
          </table:table-cell>
          <table:table-cell table:style-name="ce44" office:value-type="float" office:value="20.9" calcext:value-type="float">
            <text:p>20.9</text:p>
          </table:table-cell>
          <table:table-cell table:style-name="ce44" table:formula="of:=[.G90]-[.J90]" office:value-type="float" office:value="-1.30666583239965" calcext:value-type="float">
            <text:p>-1.30666583239965</text:p>
          </table:table-cell>
          <table:table-cell table:style-name="ce44" table:formula="of:=[.H90]-[.K90]" office:value-type="float" office:value="-2.60666583239965" calcext:value-type="float">
            <text:p>-2.60666583239965</text:p>
          </table:table-cell>
          <table:table-cell table:style-name="ce44" office:value-type="float" office:value="7.722513" calcext:value-type="float">
            <text:p>7.722513</text:p>
          </table:table-cell>
          <table:table-cell table:style-name="ce44" office:value-type="float" office:value="27.014025" calcext:value-type="float">
            <text:p>27.014025</text:p>
          </table:table-cell>
          <table:table-cell table:style-name="ce50" table:formula="of:=[.G90]-[.N90]" office:value-type="float" office:value="2.97082116760035" calcext:value-type="float">
            <text:p>2.97082116760035</text:p>
          </table:table-cell>
          <table:table-cell table:style-name="ce50" table:formula="of:=[.H90]-[.O90]" office:value-type="float" office:value="-8.72069083239965" calcext:value-type="float">
            <text:p>-8.72069083239965</text:p>
          </table:table-cell>
          <table:table-cell table:style-name="ce50" table:formula="of:=[.J90]-[.N90]" office:value-type="float" office:value="4.277487" calcext:value-type="float">
            <text:p>4.277487</text:p>
          </table:table-cell>
          <table:table-cell table:style-name="ce50" table:formula="of:=[.K90]-[.O90]" office:value-type="float" office:value="-6.114025" calcext:value-type="float">
            <text:p>-6.114025</text:p>
          </table:table-cell>
          <table:table-cell/>
          <table:table-cell table:style-name="ce44" office:value-type="float" office:value="9" calcext:value-type="float">
            <text:p>9</text:p>
          </table:table-cell>
          <table:table-cell table:style-name="ce44" office:value-type="float" office:value="2" calcext:value-type="float">
            <text:p>2</text:p>
          </table:table-cell>
          <table:table-cell table:number-columns-repeated="1002"/>
        </table:table-row>
        <table:table-row table:style-name="ro1">
          <table:table-cell table:style-name="ce44" office:value-type="float" office:value="9" calcext:value-type="float">
            <text:p>9</text:p>
          </table:table-cell>
          <table:table-cell table:style-name="ce44" office:value-type="float" office:value="3" calcext:value-type="float">
            <text:p>3</text:p>
          </table:table-cell>
          <table:table-cell table:style-name="ce50" table:formula="of:=(([.A91]-1)*9+([.B91]))/108" office:value-type="float" office:value="0.694444444444444" calcext:value-type="float">
            <text:p>0.694444444444444</text:p>
          </table:table-cell>
          <table:table-cell table:style-name="ce50" table:formula="of:=MIN(ABS([.C91]*12-0.5);12-ABS([.C91]*12-0.5))/6" office:value-type="float" office:value="0.694444444444445" calcext:value-type="float">
            <text:p>0.694444444444445</text:p>
          </table:table-cell>
          <table:table-cell table:style-name="ce50" table:formula="of:=6*[.D91]^5-15*[.D91]^4+10*[.D91]^3" office:value-type="float" office:value="0.829492673722248" calcext:value-type="float">
            <text:p>0.829492673722248</text:p>
          </table:table-cell>
          <table:table-cell table:style-name="ce50" table:formula="of:=[.E91]*[.F$3]" office:value-type="float" office:value="26.9585118959731" calcext:value-type="float">
            <text:p>26.9585118959731</text:p>
          </table:table-cell>
          <table:table-cell table:style-name="ce50" table:formula="of:=[.$F$4]+[.F91]+(-0.5*[.$F$10])" office:value-type="float" office:value="9.90851189597306" calcext:value-type="float">
            <text:p>9.90851189597306</text:p>
          </table:table-cell>
          <table:table-cell table:style-name="ce50" table:formula="of:=[.$F$4]+[.F91]+(0.5*[.$F$10])" office:value-type="float" office:value="17.5085118959731" calcext:value-type="float">
            <text:p>17.5085118959731</text:p>
          </table:table-cell>
          <table:table-cell/>
          <table:table-cell table:style-name="ce44" office:value-type="float" office:value="11.3" calcext:value-type="float">
            <text:p>11.3</text:p>
          </table:table-cell>
          <table:table-cell table:style-name="ce44" office:value-type="float" office:value="20.2" calcext:value-type="float">
            <text:p>20.2</text:p>
          </table:table-cell>
          <table:table-cell table:style-name="ce44" table:formula="of:=[.G91]-[.J91]" office:value-type="float" office:value="-1.39148810402694" calcext:value-type="float">
            <text:p>-1.39148810402694</text:p>
          </table:table-cell>
          <table:table-cell table:style-name="ce44" table:formula="of:=[.H91]-[.K91]" office:value-type="float" office:value="-2.69148810402694" calcext:value-type="float">
            <text:p>-2.69148810402694</text:p>
          </table:table-cell>
          <table:table-cell table:style-name="ce44" office:value-type="float" office:value="8.4100685" calcext:value-type="float">
            <text:p>8.4100685</text:p>
          </table:table-cell>
          <table:table-cell table:style-name="ce44" office:value-type="float" office:value="24.001503" calcext:value-type="float">
            <text:p>24.001503</text:p>
          </table:table-cell>
          <table:table-cell table:style-name="ce50" table:formula="of:=[.G91]-[.N91]" office:value-type="float" office:value="1.49844339597306" calcext:value-type="float">
            <text:p>1.49844339597306</text:p>
          </table:table-cell>
          <table:table-cell table:style-name="ce50" table:formula="of:=[.H91]-[.O91]" office:value-type="float" office:value="-6.49299110402694" calcext:value-type="float">
            <text:p>-6.49299110402694</text:p>
          </table:table-cell>
          <table:table-cell table:style-name="ce50" table:formula="of:=[.J91]-[.N91]" office:value-type="float" office:value="2.8899315" calcext:value-type="float">
            <text:p>2.8899315</text:p>
          </table:table-cell>
          <table:table-cell table:style-name="ce50" table:formula="of:=[.K91]-[.O91]" office:value-type="float" office:value="-3.801503" calcext:value-type="float">
            <text:p>-3.801503</text:p>
          </table:table-cell>
          <table:table-cell/>
          <table:table-cell table:style-name="ce44" office:value-type="float" office:value="9" calcext:value-type="float">
            <text:p>9</text:p>
          </table:table-cell>
          <table:table-cell table:style-name="ce44" office:value-type="float" office:value="3" calcext:value-type="float">
            <text:p>3</text:p>
          </table:table-cell>
          <table:table-cell table:number-columns-repeated="1002"/>
        </table:table-row>
        <table:table-row table:style-name="ro1">
          <table:table-cell table:style-name="ce44" office:value-type="float" office:value="9" calcext:value-type="float">
            <text:p>9</text:p>
          </table:table-cell>
          <table:table-cell table:style-name="ce44" office:value-type="float" office:value="4" calcext:value-type="float">
            <text:p>4</text:p>
          </table:table-cell>
          <table:table-cell table:style-name="ce50" table:formula="of:=(([.A92]-1)*9+([.B92]))/108" office:value-type="float" office:value="0.703703703703704" calcext:value-type="float">
            <text:p>0.703703703703704</text:p>
          </table:table-cell>
          <table:table-cell table:style-name="ce50" table:formula="of:=MIN(ABS([.C92]*12-0.5);12-ABS([.C92]*12-0.5))/6" office:value-type="float" office:value="0.675925925925926" calcext:value-type="float">
            <text:p>0.675925925925926</text:p>
          </table:table-cell>
          <table:table-cell table:style-name="ce50" table:formula="of:=6*[.D92]^5-15*[.D92]^4+10*[.D92]^3" office:value-type="float" office:value="0.80364774922948" calcext:value-type="float">
            <text:p>0.80364774922948</text:p>
          </table:table-cell>
          <table:table-cell table:style-name="ce50" table:formula="of:=[.E92]*[.F$3]" office:value-type="float" office:value="26.1185518499581" calcext:value-type="float">
            <text:p>26.1185518499581</text:p>
          </table:table-cell>
          <table:table-cell table:style-name="ce50" table:formula="of:=[.$F$4]+[.F92]+(-0.5*[.$F$10])" office:value-type="float" office:value="9.0685518499581" calcext:value-type="float">
            <text:p>9.0685518499581</text:p>
          </table:table-cell>
          <table:table-cell table:style-name="ce50" table:formula="of:=[.$F$4]+[.F92]+(0.5*[.$F$10])" office:value-type="float" office:value="16.6685518499581" calcext:value-type="float">
            <text:p>16.6685518499581</text:p>
          </table:table-cell>
          <table:table-cell/>
          <table:table-cell table:style-name="ce44" office:value-type="float" office:value="10.5" calcext:value-type="float">
            <text:p>10.5</text:p>
          </table:table-cell>
          <table:table-cell table:style-name="ce44" office:value-type="float" office:value="19.3" calcext:value-type="float">
            <text:p>19.3</text:p>
          </table:table-cell>
          <table:table-cell table:style-name="ce44" table:formula="of:=[.G92]-[.J92]" office:value-type="float" office:value="-1.4314481500419" calcext:value-type="float">
            <text:p>-1.4314481500419</text:p>
          </table:table-cell>
          <table:table-cell table:style-name="ce44" table:formula="of:=[.H92]-[.K92]" office:value-type="float" office:value="-2.6314481500419" calcext:value-type="float">
            <text:p>-2.6314481500419</text:p>
          </table:table-cell>
          <table:table-cell table:style-name="ce44" office:value-type="float" office:value="5.827394" calcext:value-type="float">
            <text:p>5.827394</text:p>
          </table:table-cell>
          <table:table-cell table:style-name="ce44" office:value-type="float" office:value="24.38113" calcext:value-type="float">
            <text:p>24.38113</text:p>
          </table:table-cell>
          <table:table-cell table:style-name="ce50" table:formula="of:=[.G92]-[.N92]" office:value-type="float" office:value="3.2411578499581" calcext:value-type="float">
            <text:p>3.2411578499581</text:p>
          </table:table-cell>
          <table:table-cell table:style-name="ce50" table:formula="of:=[.H92]-[.O92]" office:value-type="float" office:value="-7.7125781500419" calcext:value-type="float">
            <text:p>-7.7125781500419</text:p>
          </table:table-cell>
          <table:table-cell table:style-name="ce50" table:formula="of:=[.J92]-[.N92]" office:value-type="float" office:value="4.672606" calcext:value-type="float">
            <text:p>4.672606</text:p>
          </table:table-cell>
          <table:table-cell table:style-name="ce50" table:formula="of:=[.K92]-[.O92]" office:value-type="float" office:value="-5.08113" calcext:value-type="float">
            <text:p>-5.08113</text:p>
          </table:table-cell>
          <table:table-cell/>
          <table:table-cell table:style-name="ce44" office:value-type="float" office:value="9" calcext:value-type="float">
            <text:p>9</text:p>
          </table:table-cell>
          <table:table-cell table:style-name="ce44" office:value-type="float" office:value="4" calcext:value-type="float">
            <text:p>4</text:p>
          </table:table-cell>
          <table:table-cell table:number-columns-repeated="1002"/>
        </table:table-row>
        <table:table-row table:style-name="ro1">
          <table:table-cell table:style-name="ce44" office:value-type="float" office:value="9" calcext:value-type="float">
            <text:p>9</text:p>
          </table:table-cell>
          <table:table-cell table:style-name="ce44" office:value-type="float" office:value="5" calcext:value-type="float">
            <text:p>5</text:p>
          </table:table-cell>
          <table:table-cell table:style-name="ce50" table:formula="of:=(([.A93]-1)*9+([.B93]))/108" office:value-type="float" office:value="0.712962962962963" calcext:value-type="float">
            <text:p>0.712962962962963</text:p>
          </table:table-cell>
          <table:table-cell table:style-name="ce50" table:formula="of:=MIN(ABS([.C93]*12-0.5);12-ABS([.C93]*12-0.5))/6" office:value-type="float" office:value="0.657407407407407" calcext:value-type="float">
            <text:p>0.657407407407407</text:p>
          </table:table-cell>
          <table:table-cell table:style-name="ce50" table:formula="of:=6*[.D93]^5-15*[.D93]^4+10*[.D93]^3" office:value-type="float" office:value="0.776218198378063" calcext:value-type="float">
            <text:p>0.776218198378063</text:p>
          </table:table-cell>
          <table:table-cell table:style-name="ce50" table:formula="of:=[.E93]*[.F$3]" office:value-type="float" office:value="25.227091447287" calcext:value-type="float">
            <text:p>25.227091447287</text:p>
          </table:table-cell>
          <table:table-cell table:style-name="ce50" table:formula="of:=[.$F$4]+[.F93]+(-0.5*[.$F$10])" office:value-type="float" office:value="8.17709144728705" calcext:value-type="float">
            <text:p>8.17709144728705</text:p>
          </table:table-cell>
          <table:table-cell table:style-name="ce50" table:formula="of:=[.$F$4]+[.F93]+(0.5*[.$F$10])" office:value-type="float" office:value="15.777091447287" calcext:value-type="float">
            <text:p>15.777091447287</text:p>
          </table:table-cell>
          <table:table-cell/>
          <table:table-cell table:style-name="ce44" office:value-type="float" office:value="10" calcext:value-type="float">
            <text:p>10</text:p>
          </table:table-cell>
          <table:table-cell table:style-name="ce44" office:value-type="float" office:value="17.6" calcext:value-type="float">
            <text:p>17.6</text:p>
          </table:table-cell>
          <table:table-cell table:style-name="ce44" table:formula="of:=[.G93]-[.J93]" office:value-type="float" office:value="-1.82290855271295" calcext:value-type="float">
            <text:p>-1.82290855271295</text:p>
          </table:table-cell>
          <table:table-cell table:style-name="ce44" table:formula="of:=[.H93]-[.K93]" office:value-type="float" office:value="-1.82290855271295" calcext:value-type="float">
            <text:p>-1.82290855271295</text:p>
          </table:table-cell>
          <table:table-cell table:style-name="ce44" office:value-type="float" office:value="6.2531333" calcext:value-type="float">
            <text:p>6.2531333</text:p>
          </table:table-cell>
          <table:table-cell table:style-name="ce44" office:value-type="float" office:value="23.272532" calcext:value-type="float">
            <text:p>23.272532</text:p>
          </table:table-cell>
          <table:table-cell table:style-name="ce50" table:formula="of:=[.G93]-[.N93]" office:value-type="float" office:value="1.92395814728705" calcext:value-type="float">
            <text:p>1.92395814728705</text:p>
          </table:table-cell>
          <table:table-cell table:style-name="ce50" table:formula="of:=[.H93]-[.O93]" office:value-type="float" office:value="-7.49544055271295" calcext:value-type="float">
            <text:p>-7.49544055271295</text:p>
          </table:table-cell>
          <table:table-cell table:style-name="ce50" table:formula="of:=[.J93]-[.N93]" office:value-type="float" office:value="3.7468667" calcext:value-type="float">
            <text:p>3.7468667</text:p>
          </table:table-cell>
          <table:table-cell table:style-name="ce50" table:formula="of:=[.K93]-[.O93]" office:value-type="float" office:value="-5.672532" calcext:value-type="float">
            <text:p>-5.672532</text:p>
          </table:table-cell>
          <table:table-cell/>
          <table:table-cell table:style-name="ce44" office:value-type="float" office:value="9" calcext:value-type="float">
            <text:p>9</text:p>
          </table:table-cell>
          <table:table-cell table:style-name="ce44" office:value-type="float" office:value="5" calcext:value-type="float">
            <text:p>5</text:p>
          </table:table-cell>
          <table:table-cell table:number-columns-repeated="1002"/>
        </table:table-row>
        <table:table-row table:style-name="ro1">
          <table:table-cell table:style-name="ce44" office:value-type="float" office:value="9" calcext:value-type="float">
            <text:p>9</text:p>
          </table:table-cell>
          <table:table-cell table:style-name="ce44" office:value-type="float" office:value="6" calcext:value-type="float">
            <text:p>6</text:p>
          </table:table-cell>
          <table:table-cell table:style-name="ce50" table:formula="of:=(([.A94]-1)*9+([.B94]))/108" office:value-type="float" office:value="0.722222222222222" calcext:value-type="float">
            <text:p>0.722222222222222</text:p>
          </table:table-cell>
          <table:table-cell table:style-name="ce50" table:formula="of:=MIN(ABS([.C94]*12-0.5);12-ABS([.C94]*12-0.5))/6" office:value-type="float" office:value="0.638888888888889" calcext:value-type="float">
            <text:p>0.638888888888889</text:p>
          </table:table-cell>
          <table:table-cell table:style-name="ce50" table:formula="of:=6*[.D94]^5-15*[.D94]^4+10*[.D94]^3" office:value-type="float" office:value="0.7473308383186" calcext:value-type="float">
            <text:p>0.7473308383186</text:p>
          </table:table-cell>
          <table:table-cell table:style-name="ce50" table:formula="of:=[.E94]*[.F$3]" office:value-type="float" office:value="24.2882522453545" calcext:value-type="float">
            <text:p>24.2882522453545</text:p>
          </table:table-cell>
          <table:table-cell table:style-name="ce50" table:formula="of:=[.$F$4]+[.F94]+(-0.5*[.$F$10])" office:value-type="float" office:value="7.2382522453545" calcext:value-type="float">
            <text:p>7.2382522453545</text:p>
          </table:table-cell>
          <table:table-cell table:style-name="ce50" table:formula="of:=[.$F$4]+[.F94]+(0.5*[.$F$10])" office:value-type="float" office:value="14.8382522453545" calcext:value-type="float">
            <text:p>14.8382522453545</text:p>
          </table:table-cell>
          <table:table-cell/>
          <table:table-cell table:style-name="ce44" office:value-type="float" office:value="9.1" calcext:value-type="float">
            <text:p>9.1</text:p>
          </table:table-cell>
          <table:table-cell table:style-name="ce44" office:value-type="float" office:value="17.7" calcext:value-type="float">
            <text:p>17.7</text:p>
          </table:table-cell>
          <table:table-cell table:style-name="ce44" table:formula="of:=[.G94]-[.J94]" office:value-type="float" office:value="-1.8617477546455" calcext:value-type="float">
            <text:p>-1.8617477546455</text:p>
          </table:table-cell>
          <table:table-cell table:style-name="ce44" table:formula="of:=[.H94]-[.K94]" office:value-type="float" office:value="-2.8617477546455" calcext:value-type="float">
            <text:p>-2.8617477546455</text:p>
          </table:table-cell>
          <table:table-cell table:style-name="ce44" office:value-type="float" office:value="5.152953" calcext:value-type="float">
            <text:p>5.152953</text:p>
          </table:table-cell>
          <table:table-cell table:style-name="ce44" office:value-type="float" office:value="21.660526" calcext:value-type="float">
            <text:p>21.660526</text:p>
          </table:table-cell>
          <table:table-cell table:style-name="ce50" table:formula="of:=[.G94]-[.N94]" office:value-type="float" office:value="2.0852992453545" calcext:value-type="float">
            <text:p>2.0852992453545</text:p>
          </table:table-cell>
          <table:table-cell table:style-name="ce50" table:formula="of:=[.H94]-[.O94]" office:value-type="float" office:value="-6.8222737546455" calcext:value-type="float">
            <text:p>-6.8222737546455</text:p>
          </table:table-cell>
          <table:table-cell table:style-name="ce50" table:formula="of:=[.J94]-[.N94]" office:value-type="float" office:value="3.947047" calcext:value-type="float">
            <text:p>3.947047</text:p>
          </table:table-cell>
          <table:table-cell table:style-name="ce50" table:formula="of:=[.K94]-[.O94]" office:value-type="float" office:value="-3.960526" calcext:value-type="float">
            <text:p>-3.960526</text:p>
          </table:table-cell>
          <table:table-cell/>
          <table:table-cell table:style-name="ce44" office:value-type="float" office:value="9" calcext:value-type="float">
            <text:p>9</text:p>
          </table:table-cell>
          <table:table-cell table:style-name="ce44" office:value-type="float" office:value="6" calcext:value-type="float">
            <text:p>6</text:p>
          </table:table-cell>
          <table:table-cell table:number-columns-repeated="1002"/>
        </table:table-row>
        <table:table-row table:style-name="ro1">
          <table:table-cell table:style-name="ce44" office:value-type="float" office:value="9" calcext:value-type="float">
            <text:p>9</text:p>
          </table:table-cell>
          <table:table-cell table:style-name="ce44" office:value-type="float" office:value="7" calcext:value-type="float">
            <text:p>7</text:p>
          </table:table-cell>
          <table:table-cell table:style-name="ce50" table:formula="of:=(([.A95]-1)*9+([.B95]))/108" office:value-type="float" office:value="0.731481481481482" calcext:value-type="float">
            <text:p>0.731481481481482</text:p>
          </table:table-cell>
          <table:table-cell table:style-name="ce50" table:formula="of:=MIN(ABS([.C95]*12-0.5);12-ABS([.C95]*12-0.5))/6" office:value-type="float" office:value="0.62037037037037" calcext:value-type="float">
            <text:p>0.62037037037037</text:p>
          </table:table-cell>
          <table:table-cell table:style-name="ce50" table:formula="of:=6*[.D95]^5-15*[.D95]^4+10*[.D95]^3" office:value-type="float" office:value="0.717125814743023" calcext:value-type="float">
            <text:p>0.717125814743023</text:p>
          </table:table-cell>
          <table:table-cell table:style-name="ce50" table:formula="of:=[.E95]*[.F$3]" office:value-type="float" office:value="23.3065889791482" calcext:value-type="float">
            <text:p>23.3065889791482</text:p>
          </table:table-cell>
          <table:table-cell table:style-name="ce50" table:formula="of:=[.$F$4]+[.F95]+(-0.5*[.$F$10])" office:value-type="float" office:value="6.25658897914825" calcext:value-type="float">
            <text:p>6.25658897914825</text:p>
          </table:table-cell>
          <table:table-cell table:style-name="ce50" table:formula="of:=[.$F$4]+[.F95]+(0.5*[.$F$10])" office:value-type="float" office:value="13.8565889791482" calcext:value-type="float">
            <text:p>13.8565889791482</text:p>
          </table:table-cell>
          <table:table-cell/>
          <table:table-cell table:style-name="ce44" office:value-type="float" office:value="7.6" calcext:value-type="float">
            <text:p>7.6</text:p>
          </table:table-cell>
          <table:table-cell table:style-name="ce44" office:value-type="float" office:value="16" calcext:value-type="float">
            <text:p>16</text:p>
          </table:table-cell>
          <table:table-cell table:style-name="ce44" table:formula="of:=[.G95]-[.J95]" office:value-type="float" office:value="-1.34341102085175" calcext:value-type="float">
            <text:p>-1.34341102085175</text:p>
          </table:table-cell>
          <table:table-cell table:style-name="ce44" table:formula="of:=[.H95]-[.K95]" office:value-type="float" office:value="-2.14341102085175" calcext:value-type="float">
            <text:p>-2.14341102085175</text:p>
          </table:table-cell>
          <table:table-cell table:style-name="ce44" office:value-type="float" office:value="4.661152" calcext:value-type="float">
            <text:p>4.661152</text:p>
          </table:table-cell>
          <table:table-cell table:style-name="ce44" office:value-type="float" office:value="21.624052" calcext:value-type="float">
            <text:p>21.624052</text:p>
          </table:table-cell>
          <table:table-cell table:style-name="ce50" table:formula="of:=[.G95]-[.N95]" office:value-type="float" office:value="1.59543697914824" calcext:value-type="float">
            <text:p>1.59543697914824</text:p>
          </table:table-cell>
          <table:table-cell table:style-name="ce50" table:formula="of:=[.H95]-[.O95]" office:value-type="float" office:value="-7.76746302085175" calcext:value-type="float">
            <text:p>-7.76746302085175</text:p>
          </table:table-cell>
          <table:table-cell table:style-name="ce50" table:formula="of:=[.J95]-[.N95]" office:value-type="float" office:value="2.938848" calcext:value-type="float">
            <text:p>2.938848</text:p>
          </table:table-cell>
          <table:table-cell table:style-name="ce50" table:formula="of:=[.K95]-[.O95]" office:value-type="float" office:value="-5.624052" calcext:value-type="float">
            <text:p>-5.624052</text:p>
          </table:table-cell>
          <table:table-cell/>
          <table:table-cell table:style-name="ce44" office:value-type="float" office:value="9" calcext:value-type="float">
            <text:p>9</text:p>
          </table:table-cell>
          <table:table-cell table:style-name="ce44" office:value-type="float" office:value="7" calcext:value-type="float">
            <text:p>7</text:p>
          </table:table-cell>
          <table:table-cell table:number-columns-repeated="1002"/>
        </table:table-row>
        <table:table-row table:style-name="ro1">
          <table:table-cell table:style-name="ce44" office:value-type="float" office:value="9" calcext:value-type="float">
            <text:p>9</text:p>
          </table:table-cell>
          <table:table-cell table:style-name="ce44" office:value-type="float" office:value="8" calcext:value-type="float">
            <text:p>8</text:p>
          </table:table-cell>
          <table:table-cell table:style-name="ce50" table:formula="of:=(([.A96]-1)*9+([.B96]))/108" office:value-type="float" office:value="0.740740740740741" calcext:value-type="float">
            <text:p>0.740740740740741</text:p>
          </table:table-cell>
          <table:table-cell table:style-name="ce50" table:formula="of:=MIN(ABS([.C96]*12-0.5);12-ABS([.C96]*12-0.5))/6" office:value-type="float" office:value="0.601851851851852" calcext:value-type="float">
            <text:p>0.601851851851852</text:p>
          </table:table-cell>
          <table:table-cell table:style-name="ce50" table:formula="of:=6*[.D96]^5-15*[.D96]^4+10*[.D96]^3" office:value-type="float" office:value="0.685755033820912" calcext:value-type="float">
            <text:p>0.685755033820912</text:p>
          </table:table-cell>
          <table:table-cell table:style-name="ce50" table:formula="of:=[.E96]*[.F$3]" office:value-type="float" office:value="22.2870385991796" calcext:value-type="float">
            <text:p>22.2870385991796</text:p>
          </table:table-cell>
          <table:table-cell table:style-name="ce50" table:formula="of:=[.$F$4]+[.F96]+(-0.5*[.$F$10])" office:value-type="float" office:value="5.23703859917964" calcext:value-type="float">
            <text:p>5.23703859917964</text:p>
          </table:table-cell>
          <table:table-cell table:style-name="ce50" table:formula="of:=[.$F$4]+[.F96]+(0.5*[.$F$10])" office:value-type="float" office:value="12.8370385991796" calcext:value-type="float">
            <text:p>12.8370385991796</text:p>
          </table:table-cell>
          <table:table-cell/>
          <table:table-cell table:style-name="ce44" office:value-type="float" office:value="7.5" calcext:value-type="float">
            <text:p>7.5</text:p>
          </table:table-cell>
          <table:table-cell table:style-name="ce44" office:value-type="float" office:value="15.2" calcext:value-type="float">
            <text:p>15.2</text:p>
          </table:table-cell>
          <table:table-cell table:style-name="ce44" table:formula="of:=[.G96]-[.J96]" office:value-type="float" office:value="-2.26296140082036" calcext:value-type="float">
            <text:p>-2.26296140082036</text:p>
          </table:table-cell>
          <table:table-cell table:style-name="ce44" table:formula="of:=[.H96]-[.K96]" office:value-type="float" office:value="-2.36296140082036" calcext:value-type="float">
            <text:p>-2.36296140082036</text:p>
          </table:table-cell>
          <table:table-cell table:style-name="ce44" office:value-type="float" office:value="2.8975081" calcext:value-type="float">
            <text:p>2.8975081</text:p>
          </table:table-cell>
          <table:table-cell table:style-name="ce44" office:value-type="float" office:value="20.947445" calcext:value-type="float">
            <text:p>20.947445</text:p>
          </table:table-cell>
          <table:table-cell table:style-name="ce50" table:formula="of:=[.G96]-[.N96]" office:value-type="float" office:value="2.33953049917964" calcext:value-type="float">
            <text:p>2.33953049917964</text:p>
          </table:table-cell>
          <table:table-cell table:style-name="ce50" table:formula="of:=[.H96]-[.O96]" office:value-type="float" office:value="-8.11040640082036" calcext:value-type="float">
            <text:p>-8.11040640082036</text:p>
          </table:table-cell>
          <table:table-cell table:style-name="ce50" table:formula="of:=[.J96]-[.N96]" office:value-type="float" office:value="4.6024919" calcext:value-type="float">
            <text:p>4.6024919</text:p>
          </table:table-cell>
          <table:table-cell table:style-name="ce50" table:formula="of:=[.K96]-[.O96]" office:value-type="float" office:value="-5.747445" calcext:value-type="float">
            <text:p>-5.747445</text:p>
          </table:table-cell>
          <table:table-cell/>
          <table:table-cell table:style-name="ce44" office:value-type="float" office:value="9" calcext:value-type="float">
            <text:p>9</text:p>
          </table:table-cell>
          <table:table-cell table:style-name="ce44" office:value-type="float" office:value="8" calcext:value-type="float">
            <text:p>8</text:p>
          </table:table-cell>
          <table:table-cell table:number-columns-repeated="1002"/>
        </table:table-row>
        <table:table-row table:style-name="ro1">
          <table:table-cell table:number-columns-repeated="2" table:style-name="ce44" office:value-type="float" office:value="9" calcext:value-type="float">
            <text:p>9</text:p>
          </table:table-cell>
          <table:table-cell table:style-name="ce50" table:formula="of:=(([.A97]-1)*9+([.B97]))/108" office:value-type="float" office:value="0.75" calcext:value-type="float">
            <text:p>0.75</text:p>
          </table:table-cell>
          <table:table-cell table:style-name="ce50" table:formula="of:=MIN(ABS([.C97]*12-0.5);12-ABS([.C97]*12-0.5))/6" office:value-type="float" office:value="0.583333333333333" calcext:value-type="float">
            <text:p>0.583333333333333</text:p>
          </table:table-cell>
          <table:table-cell table:style-name="ce50" table:formula="of:=6*[.D97]^5-15*[.D97]^4+10*[.D97]^3" office:value-type="float" office:value="0.653380594135803" calcext:value-type="float">
            <text:p>0.653380594135803</text:p>
          </table:table-cell>
          <table:table-cell table:style-name="ce50" table:formula="of:=[.E97]*[.F$3]" office:value-type="float" office:value="21.2348693094136" calcext:value-type="float">
            <text:p>21.2348693094136</text:p>
          </table:table-cell>
          <table:table-cell table:style-name="ce50" table:formula="of:=[.$F$4]+[.F97]+(-0.5*[.$F$10])" office:value-type="float" office:value="4.1848693094136" calcext:value-type="float">
            <text:p>4.1848693094136</text:p>
          </table:table-cell>
          <table:table-cell table:style-name="ce50" table:formula="of:=[.$F$4]+[.F97]+(0.5*[.$F$10])" office:value-type="float" office:value="11.7848693094136" calcext:value-type="float">
            <text:p>11.7848693094136</text:p>
          </table:table-cell>
          <table:table-cell/>
          <table:table-cell table:style-name="ce44" office:value-type="float" office:value="6" calcext:value-type="float">
            <text:p>6</text:p>
          </table:table-cell>
          <table:table-cell table:style-name="ce44" office:value-type="float" office:value="14.6" calcext:value-type="float">
            <text:p>14.6</text:p>
          </table:table-cell>
          <table:table-cell table:style-name="ce44" table:formula="of:=[.G97]-[.J97]" office:value-type="float" office:value="-1.8151306905864" calcext:value-type="float">
            <text:p>-1.8151306905864</text:p>
          </table:table-cell>
          <table:table-cell table:style-name="ce44" table:formula="of:=[.H97]-[.K97]" office:value-type="float" office:value="-2.8151306905864" calcext:value-type="float">
            <text:p>-2.8151306905864</text:p>
          </table:table-cell>
          <table:table-cell table:style-name="ce44" office:value-type="float" office:value="1.9065821" calcext:value-type="float">
            <text:p>1.9065821</text:p>
          </table:table-cell>
          <table:table-cell table:style-name="ce44" office:value-type="float" office:value="19.251905" calcext:value-type="float">
            <text:p>19.251905</text:p>
          </table:table-cell>
          <table:table-cell table:style-name="ce50" table:formula="of:=[.G97]-[.N97]" office:value-type="float" office:value="2.2782872094136" calcext:value-type="float">
            <text:p>2.2782872094136</text:p>
          </table:table-cell>
          <table:table-cell table:style-name="ce50" table:formula="of:=[.H97]-[.O97]" office:value-type="float" office:value="-7.4670356905864" calcext:value-type="float">
            <text:p>-7.4670356905864</text:p>
          </table:table-cell>
          <table:table-cell table:style-name="ce50" table:formula="of:=[.J97]-[.N97]" office:value-type="float" office:value="4.0934179" calcext:value-type="float">
            <text:p>4.0934179</text:p>
          </table:table-cell>
          <table:table-cell table:style-name="ce50" table:formula="of:=[.K97]-[.O97]" office:value-type="float" office:value="-4.651905" calcext:value-type="float">
            <text:p>-4.651905</text:p>
          </table:table-cell>
          <table:table-cell/>
          <table:table-cell table:number-columns-repeated="2" table:style-name="ce44" office:value-type="float" office:value="9" calcext:value-type="float">
            <text:p>9</text:p>
          </table:table-cell>
          <table:table-cell table:number-columns-repeated="1002"/>
        </table:table-row>
        <table:table-row table:style-name="ro1">
          <table:table-cell table:style-name="ce44" office:value-type="float" office:value="10" calcext:value-type="float">
            <text:p>10</text:p>
          </table:table-cell>
          <table:table-cell table:style-name="ce44" office:value-type="float" office:value="1" calcext:value-type="float">
            <text:p>1</text:p>
          </table:table-cell>
          <table:table-cell table:style-name="ce50" table:formula="of:=(([.A98]-1)*9+([.B98]))/108" office:value-type="float" office:value="0.759259259259259" calcext:value-type="float">
            <text:p>0.759259259259259</text:p>
          </table:table-cell>
          <table:table-cell table:style-name="ce50" table:formula="of:=MIN(ABS([.C98]*12-0.5);12-ABS([.C98]*12-0.5))/6" office:value-type="float" office:value="0.564814814814815" calcext:value-type="float">
            <text:p>0.564814814814815</text:p>
          </table:table-cell>
          <table:table-cell table:style-name="ce50" table:formula="of:=6*[.D98]^5-15*[.D98]^4+10*[.D98]^3" office:value-type="float" office:value="0.620173218621504" calcext:value-type="float">
            <text:p>0.620173218621504</text:p>
          </table:table-cell>
          <table:table-cell table:style-name="ce50" table:formula="of:=[.E98]*[.F$3]" office:value-type="float" office:value="20.1556296051989" calcext:value-type="float">
            <text:p>20.1556296051989</text:p>
          </table:table-cell>
          <table:table-cell table:style-name="ce50" table:formula="of:=[.$F$4]+[.F98]+(-0.5*[.$F$10])" office:value-type="float" office:value="3.10562960519888" calcext:value-type="float">
            <text:p>3.10562960519888</text:p>
          </table:table-cell>
          <table:table-cell table:style-name="ce50" table:formula="of:=[.$F$4]+[.F98]+(0.5*[.$F$10])" office:value-type="float" office:value="10.7056296051989" calcext:value-type="float">
            <text:p>10.7056296051989</text:p>
          </table:table-cell>
          <table:table-cell/>
          <table:table-cell table:style-name="ce44" office:value-type="float" office:value="3.7" calcext:value-type="float">
            <text:p>3.7</text:p>
          </table:table-cell>
          <table:table-cell table:style-name="ce44" office:value-type="float" office:value="13.9" calcext:value-type="float">
            <text:p>13.9</text:p>
          </table:table-cell>
          <table:table-cell table:style-name="ce44" table:formula="of:=[.G98]-[.J98]" office:value-type="float" office:value="-0.594370394801121" calcext:value-type="float">
            <text:p>-0.594370394801121</text:p>
          </table:table-cell>
          <table:table-cell table:style-name="ce44" table:formula="of:=[.H98]-[.K98]" office:value-type="float" office:value="-3.19437039480112" calcext:value-type="float">
            <text:p>-3.19437039480112</text:p>
          </table:table-cell>
          <table:table-cell table:style-name="ce44" office:value-type="float" office:value="-0.15050377" calcext:value-type="float">
            <text:p>-0.15050377</text:p>
          </table:table-cell>
          <table:table-cell table:style-name="ce44" office:value-type="float" office:value="18.666437" calcext:value-type="float">
            <text:p>18.666437</text:p>
          </table:table-cell>
          <table:table-cell table:style-name="ce50" table:formula="of:=[.G98]-[.N98]" office:value-type="float" office:value="3.25613337519888" calcext:value-type="float">
            <text:p>3.25613337519888</text:p>
          </table:table-cell>
          <table:table-cell table:style-name="ce50" table:formula="of:=[.H98]-[.O98]" office:value-type="float" office:value="-7.96080739480112" calcext:value-type="float">
            <text:p>-7.96080739480112</text:p>
          </table:table-cell>
          <table:table-cell table:style-name="ce50" table:formula="of:=[.J98]-[.N98]" office:value-type="float" office:value="3.85050377" calcext:value-type="float">
            <text:p>3.85050377</text:p>
          </table:table-cell>
          <table:table-cell table:style-name="ce50" table:formula="of:=[.K98]-[.O98]" office:value-type="float" office:value="-4.766437" calcext:value-type="float">
            <text:p>-4.766437</text:p>
          </table:table-cell>
          <table:table-cell/>
          <table:table-cell table:style-name="ce44" office:value-type="float" office:value="10" calcext:value-type="float">
            <text:p>10</text:p>
          </table:table-cell>
          <table:table-cell table:style-name="ce44" office:value-type="float" office:value="1" calcext:value-type="float">
            <text:p>1</text:p>
          </table:table-cell>
          <table:table-cell table:number-columns-repeated="1002"/>
        </table:table-row>
        <table:table-row table:style-name="ro1">
          <table:table-cell table:style-name="ce44" office:value-type="float" office:value="10" calcext:value-type="float">
            <text:p>10</text:p>
          </table:table-cell>
          <table:table-cell table:style-name="ce44" office:value-type="float" office:value="2" calcext:value-type="float">
            <text:p>2</text:p>
          </table:table-cell>
          <table:table-cell table:style-name="ce50" table:formula="of:=(([.A99]-1)*9+([.B99]))/108" office:value-type="float" office:value="0.768518518518518" calcext:value-type="float">
            <text:p>0.768518518518518</text:p>
          </table:table-cell>
          <table:table-cell table:style-name="ce50" table:formula="of:=MIN(ABS([.C99]*12-0.5);12-ABS([.C99]*12-0.5))/6" office:value-type="float" office:value="0.546296296296296" calcext:value-type="float">
            <text:p>0.546296296296296</text:p>
          </table:table-cell>
          <table:table-cell table:style-name="ce50" table:formula="of:=6*[.D99]^5-15*[.D99]^4+10*[.D99]^3" office:value-type="float" office:value="0.586310686498413" calcext:value-type="float">
            <text:p>0.586310686498413</text:p>
          </table:table-cell>
          <table:table-cell table:style-name="ce50" table:formula="of:=[.E99]*[.F$3]" office:value-type="float" office:value="19.0550973111984" calcext:value-type="float">
            <text:p>19.0550973111984</text:p>
          </table:table-cell>
          <table:table-cell table:style-name="ce50" table:formula="of:=[.$F$4]+[.F99]+(-0.5*[.$F$10])" office:value-type="float" office:value="2.00509731119842" calcext:value-type="float">
            <text:p>2.00509731119842</text:p>
          </table:table-cell>
          <table:table-cell table:style-name="ce50" table:formula="of:=[.$F$4]+[.F99]+(0.5*[.$F$10])" office:value-type="float" office:value="9.60509731119842" calcext:value-type="float">
            <text:p>9.60509731119842</text:p>
          </table:table-cell>
          <table:table-cell/>
          <table:table-cell table:style-name="ce44" office:value-type="float" office:value="4" calcext:value-type="float">
            <text:p>4</text:p>
          </table:table-cell>
          <table:table-cell table:style-name="ce44" office:value-type="float" office:value="12.6" calcext:value-type="float">
            <text:p>12.6</text:p>
          </table:table-cell>
          <table:table-cell table:style-name="ce44" table:formula="of:=[.G99]-[.J99]" office:value-type="float" office:value="-1.99490268880158" calcext:value-type="float">
            <text:p>-1.99490268880158</text:p>
          </table:table-cell>
          <table:table-cell table:style-name="ce44" table:formula="of:=[.H99]-[.K99]" office:value-type="float" office:value="-2.99490268880158" calcext:value-type="float">
            <text:p>-2.99490268880158</text:p>
          </table:table-cell>
          <table:table-cell table:style-name="ce44" office:value-type="float" office:value="-0.7425579" calcext:value-type="float">
            <text:p>-0.7425579</text:p>
          </table:table-cell>
          <table:table-cell table:style-name="ce44" office:value-type="float" office:value="17.203732" calcext:value-type="float">
            <text:p>17.203732</text:p>
          </table:table-cell>
          <table:table-cell table:style-name="ce50" table:formula="of:=[.G99]-[.N99]" office:value-type="float" office:value="2.74765521119842" calcext:value-type="float">
            <text:p>2.74765521119842</text:p>
          </table:table-cell>
          <table:table-cell table:style-name="ce50" table:formula="of:=[.H99]-[.O99]" office:value-type="float" office:value="-7.59863468880157" calcext:value-type="float">
            <text:p>-7.59863468880157</text:p>
          </table:table-cell>
          <table:table-cell table:style-name="ce50" table:formula="of:=[.J99]-[.N99]" office:value-type="float" office:value="4.7425579" calcext:value-type="float">
            <text:p>4.7425579</text:p>
          </table:table-cell>
          <table:table-cell table:style-name="ce50" table:formula="of:=[.K99]-[.O99]" office:value-type="float" office:value="-4.603732" calcext:value-type="float">
            <text:p>-4.603732</text:p>
          </table:table-cell>
          <table:table-cell/>
          <table:table-cell table:style-name="ce44" office:value-type="float" office:value="10" calcext:value-type="float">
            <text:p>10</text:p>
          </table:table-cell>
          <table:table-cell table:style-name="ce44" office:value-type="float" office:value="2" calcext:value-type="float">
            <text:p>2</text:p>
          </table:table-cell>
          <table:table-cell table:number-columns-repeated="1002"/>
        </table:table-row>
        <table:table-row table:style-name="ro1">
          <table:table-cell table:style-name="ce44" office:value-type="float" office:value="10" calcext:value-type="float">
            <text:p>10</text:p>
          </table:table-cell>
          <table:table-cell table:style-name="ce44" office:value-type="float" office:value="3" calcext:value-type="float">
            <text:p>3</text:p>
          </table:table-cell>
          <table:table-cell table:style-name="ce50" table:formula="of:=(([.A100]-1)*9+([.B100]))/108" office:value-type="float" office:value="0.777777777777778" calcext:value-type="float">
            <text:p>0.777777777777778</text:p>
          </table:table-cell>
          <table:table-cell table:style-name="ce50" table:formula="of:=MIN(ABS([.C100]*12-0.5);12-ABS([.C100]*12-0.5))/6" office:value-type="float" office:value="0.527777777777778" calcext:value-type="float">
            <text:p>0.527777777777778</text:p>
          </table:table-cell>
          <table:table-cell table:style-name="ce50" table:formula="of:=6*[.D100]^5-15*[.D100]^4+10*[.D100]^3" office:value-type="float" office:value="0.551976265209826" calcext:value-type="float">
            <text:p>0.551976265209826</text:p>
          </table:table-cell>
          <table:table-cell table:style-name="ce50" table:formula="of:=[.E100]*[.F$3]" office:value-type="float" office:value="17.9392286193193" calcext:value-type="float">
            <text:p>17.9392286193193</text:p>
          </table:table-cell>
          <table:table-cell table:style-name="ce50" table:formula="of:=[.$F$4]+[.F100]+(-0.5*[.$F$10])" office:value-type="float" office:value="0.889228619319344" calcext:value-type="float">
            <text:p>0.889228619319344</text:p>
          </table:table-cell>
          <table:table-cell table:style-name="ce50" table:formula="of:=[.$F$4]+[.F100]+(0.5*[.$F$10])" office:value-type="float" office:value="8.48922861931935" calcext:value-type="float">
            <text:p>8.48922861931935</text:p>
          </table:table-cell>
          <table:table-cell/>
          <table:table-cell table:style-name="ce44" office:value-type="float" office:value="2" calcext:value-type="float">
            <text:p>2</text:p>
          </table:table-cell>
          <table:table-cell table:style-name="ce44" office:value-type="float" office:value="10.6" calcext:value-type="float">
            <text:p>10.6</text:p>
          </table:table-cell>
          <table:table-cell table:style-name="ce44" table:formula="of:=[.G100]-[.J100]" office:value-type="float" office:value="-1.11077138068066" calcext:value-type="float">
            <text:p>-1.11077138068066</text:p>
          </table:table-cell>
          <table:table-cell table:style-name="ce44" table:formula="of:=[.H100]-[.K100]" office:value-type="float" office:value="-2.11077138068065" calcext:value-type="float">
            <text:p>-2.11077138068065</text:p>
          </table:table-cell>
          <table:table-cell table:style-name="ce44" office:value-type="float" office:value="-2.1232774" calcext:value-type="float">
            <text:p>-2.1232774</text:p>
          </table:table-cell>
          <table:table-cell table:style-name="ce44" office:value-type="float" office:value="16.600088" calcext:value-type="float">
            <text:p>16.600088</text:p>
          </table:table-cell>
          <table:table-cell table:style-name="ce50" table:formula="of:=[.G100]-[.N100]" office:value-type="float" office:value="3.01250601931934" calcext:value-type="float">
            <text:p>3.01250601931934</text:p>
          </table:table-cell>
          <table:table-cell table:style-name="ce50" table:formula="of:=[.H100]-[.O100]" office:value-type="float" office:value="-8.11085938068066" calcext:value-type="float">
            <text:p>-8.11085938068066</text:p>
          </table:table-cell>
          <table:table-cell table:style-name="ce50" table:formula="of:=[.J100]-[.N100]" office:value-type="float" office:value="4.1232774" calcext:value-type="float">
            <text:p>4.1232774</text:p>
          </table:table-cell>
          <table:table-cell table:style-name="ce50" table:formula="of:=[.K100]-[.O100]" office:value-type="float" office:value="-6.000088" calcext:value-type="float">
            <text:p>-6.000088</text:p>
          </table:table-cell>
          <table:table-cell/>
          <table:table-cell table:style-name="ce44" office:value-type="float" office:value="10" calcext:value-type="float">
            <text:p>10</text:p>
          </table:table-cell>
          <table:table-cell table:style-name="ce44" office:value-type="float" office:value="3" calcext:value-type="float">
            <text:p>3</text:p>
          </table:table-cell>
          <table:table-cell table:number-columns-repeated="1002"/>
        </table:table-row>
        <table:table-row table:style-name="ro1">
          <table:table-cell table:style-name="ce44" office:value-type="float" office:value="10" calcext:value-type="float">
            <text:p>10</text:p>
          </table:table-cell>
          <table:table-cell table:style-name="ce44" office:value-type="float" office:value="4" calcext:value-type="float">
            <text:p>4</text:p>
          </table:table-cell>
          <table:table-cell table:style-name="ce50" table:formula="of:=(([.A101]-1)*9+([.B101]))/108" office:value-type="float" office:value="0.787037037037037" calcext:value-type="float">
            <text:p>0.787037037037037</text:p>
          </table:table-cell>
          <table:table-cell table:style-name="ce50" table:formula="of:=MIN(ABS([.C101]*12-0.5);12-ABS([.C101]*12-0.5))/6" office:value-type="float" office:value="0.509259259259259" calcext:value-type="float">
            <text:p>0.509259259259259</text:p>
          </table:table-cell>
          <table:table-cell table:style-name="ce50" table:formula="of:=6*[.D101]^5-15*[.D101]^4+10*[.D101]^3" office:value-type="float" office:value="0.517357142358256" calcext:value-type="float">
            <text:p>0.517357142358256</text:p>
          </table:table-cell>
          <table:table-cell table:style-name="ce50" table:formula="of:=[.E101]*[.F$3]" office:value-type="float" office:value="16.8141071266433" calcext:value-type="float">
            <text:p>16.8141071266433</text:p>
          </table:table-cell>
          <table:table-cell table:style-name="ce50" table:formula="of:=[.$F$4]+[.F101]+(-0.5*[.$F$10])" office:value-type="float" office:value="-0.235892873356678" calcext:value-type="float">
            <text:p>-0.235892873356678</text:p>
          </table:table-cell>
          <table:table-cell table:style-name="ce50" table:formula="of:=[.$F$4]+[.F101]+(0.5*[.$F$10])" office:value-type="float" office:value="7.36410712664332" calcext:value-type="float">
            <text:p>7.36410712664332</text:p>
          </table:table-cell>
          <table:table-cell/>
          <table:table-cell table:style-name="ce44" office:value-type="float" office:value="0.3" calcext:value-type="float">
            <text:p>0.3</text:p>
          </table:table-cell>
          <table:table-cell table:style-name="ce44" office:value-type="float" office:value="9.4" calcext:value-type="float">
            <text:p>9.4</text:p>
          </table:table-cell>
          <table:table-cell table:style-name="ce44" table:formula="of:=[.G101]-[.J101]" office:value-type="float" office:value="-0.535892873356678" calcext:value-type="float">
            <text:p>-0.535892873356678</text:p>
          </table:table-cell>
          <table:table-cell table:style-name="ce44" table:formula="of:=[.H101]-[.K101]" office:value-type="float" office:value="-2.03589287335668" calcext:value-type="float">
            <text:p>-2.03589287335668</text:p>
          </table:table-cell>
          <table:table-cell table:style-name="ce44" office:value-type="float" office:value="-3.1668856" calcext:value-type="float">
            <text:p>-3.1668856</text:p>
          </table:table-cell>
          <table:table-cell table:style-name="ce44" office:value-type="float" office:value="13.7121725" calcext:value-type="float">
            <text:p>13.7121725</text:p>
          </table:table-cell>
          <table:table-cell table:style-name="ce50" table:formula="of:=[.G101]-[.N101]" office:value-type="float" office:value="2.93099272664332" calcext:value-type="float">
            <text:p>2.93099272664332</text:p>
          </table:table-cell>
          <table:table-cell table:style-name="ce50" table:formula="of:=[.H101]-[.O101]" office:value-type="float" office:value="-6.34806537335668" calcext:value-type="float">
            <text:p>-6.34806537335668</text:p>
          </table:table-cell>
          <table:table-cell table:style-name="ce50" table:formula="of:=[.J101]-[.N101]" office:value-type="float" office:value="3.4668856" calcext:value-type="float">
            <text:p>3.4668856</text:p>
          </table:table-cell>
          <table:table-cell table:style-name="ce50" table:formula="of:=[.K101]-[.O101]" office:value-type="float" office:value="-4.3121725" calcext:value-type="float">
            <text:p>-4.3121725</text:p>
          </table:table-cell>
          <table:table-cell/>
          <table:table-cell table:style-name="ce44" office:value-type="float" office:value="10" calcext:value-type="float">
            <text:p>10</text:p>
          </table:table-cell>
          <table:table-cell table:style-name="ce44" office:value-type="float" office:value="4" calcext:value-type="float">
            <text:p>4</text:p>
          </table:table-cell>
          <table:table-cell table:number-columns-repeated="1002"/>
        </table:table-row>
        <table:table-row table:style-name="ro1">
          <table:table-cell table:style-name="ce44" office:value-type="float" office:value="10" calcext:value-type="float">
            <text:p>10</text:p>
          </table:table-cell>
          <table:table-cell table:style-name="ce44" office:value-type="float" office:value="5" calcext:value-type="float">
            <text:p>5</text:p>
          </table:table-cell>
          <table:table-cell table:style-name="ce50" table:formula="of:=(([.A102]-1)*9+([.B102]))/108" office:value-type="float" office:value="0.796296296296296" calcext:value-type="float">
            <text:p>0.796296296296296</text:p>
          </table:table-cell>
          <table:table-cell table:style-name="ce50" table:formula="of:=MIN(ABS([.C102]*12-0.5);12-ABS([.C102]*12-0.5))/6" office:value-type="float" office:value="0.490740740740741" calcext:value-type="float">
            <text:p>0.490740740740741</text:p>
          </table:table-cell>
          <table:table-cell table:style-name="ce50" table:formula="of:=6*[.D102]^5-15*[.D102]^4+10*[.D102]^3" office:value-type="float" office:value="0.482642857641744" calcext:value-type="float">
            <text:p>0.482642857641744</text:p>
          </table:table-cell>
          <table:table-cell table:style-name="ce50" table:formula="of:=[.E102]*[.F$3]" office:value-type="float" office:value="15.6858928733567" calcext:value-type="float">
            <text:p>15.6858928733567</text:p>
          </table:table-cell>
          <table:table-cell table:style-name="ce50" table:formula="of:=[.$F$4]+[.F102]+(-0.5*[.$F$10])" office:value-type="float" office:value="-1.36410712664332" calcext:value-type="float">
            <text:p>-1.36410712664332</text:p>
          </table:table-cell>
          <table:table-cell table:style-name="ce50" table:formula="of:=[.$F$4]+[.F102]+(0.5*[.$F$10])" office:value-type="float" office:value="6.23589287335668" calcext:value-type="float">
            <text:p>6.23589287335668</text:p>
          </table:table-cell>
          <table:table-cell/>
          <table:table-cell table:style-name="ce44" office:value-type="float" office:value="-0.1" calcext:value-type="float">
            <text:p>-0.1</text:p>
          </table:table-cell>
          <table:table-cell table:style-name="ce44" office:value-type="float" office:value="9" calcext:value-type="float">
            <text:p>9</text:p>
          </table:table-cell>
          <table:table-cell table:style-name="ce44" table:formula="of:=[.G102]-[.J102]" office:value-type="float" office:value="-1.26410712664332" calcext:value-type="float">
            <text:p>-1.26410712664332</text:p>
          </table:table-cell>
          <table:table-cell table:style-name="ce44" table:formula="of:=[.H102]-[.K102]" office:value-type="float" office:value="-2.76410712664332" calcext:value-type="float">
            <text:p>-2.76410712664332</text:p>
          </table:table-cell>
          <table:table-cell table:style-name="ce44" office:value-type="float" office:value="-3.6621015" calcext:value-type="float">
            <text:p>-3.6621015</text:p>
          </table:table-cell>
          <table:table-cell table:style-name="ce44" office:value-type="float" office:value="13.982488" calcext:value-type="float">
            <text:p>13.982488</text:p>
          </table:table-cell>
          <table:table-cell table:style-name="ce50" table:formula="of:=[.G102]-[.N102]" office:value-type="float" office:value="2.29799437335668" calcext:value-type="float">
            <text:p>2.29799437335668</text:p>
          </table:table-cell>
          <table:table-cell table:style-name="ce50" table:formula="of:=[.H102]-[.O102]" office:value-type="float" office:value="-7.74659512664332" calcext:value-type="float">
            <text:p>-7.74659512664332</text:p>
          </table:table-cell>
          <table:table-cell table:style-name="ce50" table:formula="of:=[.J102]-[.N102]" office:value-type="float" office:value="3.5621015" calcext:value-type="float">
            <text:p>3.5621015</text:p>
          </table:table-cell>
          <table:table-cell table:style-name="ce50" table:formula="of:=[.K102]-[.O102]" office:value-type="float" office:value="-4.982488" calcext:value-type="float">
            <text:p>-4.982488</text:p>
          </table:table-cell>
          <table:table-cell/>
          <table:table-cell table:style-name="ce44" office:value-type="float" office:value="10" calcext:value-type="float">
            <text:p>10</text:p>
          </table:table-cell>
          <table:table-cell table:style-name="ce44" office:value-type="float" office:value="5" calcext:value-type="float">
            <text:p>5</text:p>
          </table:table-cell>
          <table:table-cell table:number-columns-repeated="1002"/>
        </table:table-row>
        <table:table-row table:style-name="ro1">
          <table:table-cell table:style-name="ce44" office:value-type="float" office:value="10" calcext:value-type="float">
            <text:p>10</text:p>
          </table:table-cell>
          <table:table-cell table:style-name="ce44" office:value-type="float" office:value="6" calcext:value-type="float">
            <text:p>6</text:p>
          </table:table-cell>
          <table:table-cell table:style-name="ce50" table:formula="of:=(([.A103]-1)*9+([.B103]))/108" office:value-type="float" office:value="0.805555555555556" calcext:value-type="float">
            <text:p>0.805555555555556</text:p>
          </table:table-cell>
          <table:table-cell table:style-name="ce50" table:formula="of:=MIN(ABS([.C103]*12-0.5);12-ABS([.C103]*12-0.5))/6" office:value-type="float" office:value="0.472222222222222" calcext:value-type="float">
            <text:p>0.472222222222222</text:p>
          </table:table-cell>
          <table:table-cell table:style-name="ce50" table:formula="of:=6*[.D103]^5-15*[.D103]^4+10*[.D103]^3" office:value-type="float" office:value="0.448023734790174" calcext:value-type="float">
            <text:p>0.448023734790174</text:p>
          </table:table-cell>
          <table:table-cell table:style-name="ce50" table:formula="of:=[.E103]*[.F$3]" office:value-type="float" office:value="14.5607713806807" calcext:value-type="float">
            <text:p>14.5607713806807</text:p>
          </table:table-cell>
          <table:table-cell table:style-name="ce50" table:formula="of:=[.$F$4]+[.F103]+(-0.5*[.$F$10])" office:value-type="float" office:value="-2.48922861931935" calcext:value-type="float">
            <text:p>-2.48922861931935</text:p>
          </table:table-cell>
          <table:table-cell table:style-name="ce50" table:formula="of:=[.$F$4]+[.F103]+(0.5*[.$F$10])" office:value-type="float" office:value="5.11077138068065" calcext:value-type="float">
            <text:p>5.11077138068065</text:p>
          </table:table-cell>
          <table:table-cell/>
          <table:table-cell table:style-name="ce44" office:value-type="float" office:value="-1.4" calcext:value-type="float">
            <text:p>-1.4</text:p>
          </table:table-cell>
          <table:table-cell table:style-name="ce44" office:value-type="float" office:value="8.5" calcext:value-type="float">
            <text:p>8.5</text:p>
          </table:table-cell>
          <table:table-cell table:style-name="ce44" table:formula="of:=[.G103]-[.J103]" office:value-type="float" office:value="-1.08922861931935" calcext:value-type="float">
            <text:p>-1.08922861931935</text:p>
          </table:table-cell>
          <table:table-cell table:style-name="ce44" table:formula="of:=[.H103]-[.K103]" office:value-type="float" office:value="-3.38922861931935" calcext:value-type="float">
            <text:p>-3.38922861931935</text:p>
          </table:table-cell>
          <table:table-cell table:style-name="ce44" office:value-type="float" office:value="-4.5742264" calcext:value-type="float">
            <text:p>-4.5742264</text:p>
          </table:table-cell>
          <table:table-cell table:style-name="ce44" office:value-type="float" office:value="11.734963" calcext:value-type="float">
            <text:p>11.734963</text:p>
          </table:table-cell>
          <table:table-cell table:style-name="ce50" table:formula="of:=[.G103]-[.N103]" office:value-type="float" office:value="2.08499778068065" calcext:value-type="float">
            <text:p>2.08499778068065</text:p>
          </table:table-cell>
          <table:table-cell table:style-name="ce50" table:formula="of:=[.H103]-[.O103]" office:value-type="float" office:value="-6.62419161931935" calcext:value-type="float">
            <text:p>-6.62419161931935</text:p>
          </table:table-cell>
          <table:table-cell table:style-name="ce50" table:formula="of:=[.J103]-[.N103]" office:value-type="float" office:value="3.1742264" calcext:value-type="float">
            <text:p>3.1742264</text:p>
          </table:table-cell>
          <table:table-cell table:style-name="ce50" table:formula="of:=[.K103]-[.O103]" office:value-type="float" office:value="-3.234963" calcext:value-type="float">
            <text:p>-3.234963</text:p>
          </table:table-cell>
          <table:table-cell/>
          <table:table-cell table:style-name="ce44" office:value-type="float" office:value="10" calcext:value-type="float">
            <text:p>10</text:p>
          </table:table-cell>
          <table:table-cell table:style-name="ce44" office:value-type="float" office:value="6" calcext:value-type="float">
            <text:p>6</text:p>
          </table:table-cell>
          <table:table-cell table:number-columns-repeated="1002"/>
        </table:table-row>
        <table:table-row table:style-name="ro1">
          <table:table-cell table:style-name="ce44" office:value-type="float" office:value="10" calcext:value-type="float">
            <text:p>10</text:p>
          </table:table-cell>
          <table:table-cell table:style-name="ce44" office:value-type="float" office:value="7" calcext:value-type="float">
            <text:p>7</text:p>
          </table:table-cell>
          <table:table-cell table:style-name="ce50" table:formula="of:=(([.A104]-1)*9+([.B104]))/108" office:value-type="float" office:value="0.814814814814815" calcext:value-type="float">
            <text:p>0.814814814814815</text:p>
          </table:table-cell>
          <table:table-cell table:style-name="ce50" table:formula="of:=MIN(ABS([.C104]*12-0.5);12-ABS([.C104]*12-0.5))/6" office:value-type="float" office:value="0.453703703703704" calcext:value-type="float">
            <text:p>0.453703703703704</text:p>
          </table:table-cell>
          <table:table-cell table:style-name="ce50" table:formula="of:=6*[.D104]^5-15*[.D104]^4+10*[.D104]^3" office:value-type="float" office:value="0.413689313501588" calcext:value-type="float">
            <text:p>0.413689313501588</text:p>
          </table:table-cell>
          <table:table-cell table:style-name="ce50" table:formula="of:=[.E104]*[.F$3]" office:value-type="float" office:value="13.4449026888016" calcext:value-type="float">
            <text:p>13.4449026888016</text:p>
          </table:table-cell>
          <table:table-cell table:style-name="ce50" table:formula="of:=[.$F$4]+[.F104]+(-0.5*[.$F$10])" office:value-type="float" office:value="-3.60509731119839" calcext:value-type="float">
            <text:p>-3.60509731119839</text:p>
          </table:table-cell>
          <table:table-cell table:style-name="ce50" table:formula="of:=[.$F$4]+[.F104]+(0.5*[.$F$10])" office:value-type="float" office:value="3.99490268880161" calcext:value-type="float">
            <text:p>3.99490268880161</text:p>
          </table:table-cell>
          <table:table-cell/>
          <table:table-cell table:style-name="ce44" office:value-type="float" office:value="-1.5" calcext:value-type="float">
            <text:p>-1.5</text:p>
          </table:table-cell>
          <table:table-cell table:style-name="ce44" office:value-type="float" office:value="6.3" calcext:value-type="float">
            <text:p>6.3</text:p>
          </table:table-cell>
          <table:table-cell table:style-name="ce44" table:formula="of:=[.G104]-[.J104]" office:value-type="float" office:value="-2.10509731119839" calcext:value-type="float">
            <text:p>-2.10509731119839</text:p>
          </table:table-cell>
          <table:table-cell table:style-name="ce44" table:formula="of:=[.H104]-[.K104]" office:value-type="float" office:value="-2.30509731119839" calcext:value-type="float">
            <text:p>-2.30509731119839</text:p>
          </table:table-cell>
          <table:table-cell table:style-name="ce44" office:value-type="float" office:value="-6.359037" calcext:value-type="float">
            <text:p>-6.359037</text:p>
          </table:table-cell>
          <table:table-cell table:style-name="ce44" office:value-type="float" office:value="11.628453" calcext:value-type="float">
            <text:p>11.628453</text:p>
          </table:table-cell>
          <table:table-cell table:style-name="ce50" table:formula="of:=[.G104]-[.N104]" office:value-type="float" office:value="2.75393968880161" calcext:value-type="float">
            <text:p>2.75393968880161</text:p>
          </table:table-cell>
          <table:table-cell table:style-name="ce50" table:formula="of:=[.H104]-[.O104]" office:value-type="float" office:value="-7.63355031119839" calcext:value-type="float">
            <text:p>-7.63355031119839</text:p>
          </table:table-cell>
          <table:table-cell table:style-name="ce50" table:formula="of:=[.J104]-[.N104]" office:value-type="float" office:value="4.859037" calcext:value-type="float">
            <text:p>4.859037</text:p>
          </table:table-cell>
          <table:table-cell table:style-name="ce50" table:formula="of:=[.K104]-[.O104]" office:value-type="float" office:value="-5.328453" calcext:value-type="float">
            <text:p>-5.328453</text:p>
          </table:table-cell>
          <table:table-cell/>
          <table:table-cell table:style-name="ce44" office:value-type="float" office:value="10" calcext:value-type="float">
            <text:p>10</text:p>
          </table:table-cell>
          <table:table-cell table:style-name="ce44" office:value-type="float" office:value="7" calcext:value-type="float">
            <text:p>7</text:p>
          </table:table-cell>
          <table:table-cell table:number-columns-repeated="1002"/>
        </table:table-row>
        <table:table-row table:style-name="ro1">
          <table:table-cell table:style-name="ce44" office:value-type="float" office:value="10" calcext:value-type="float">
            <text:p>10</text:p>
          </table:table-cell>
          <table:table-cell table:style-name="ce44" office:value-type="float" office:value="8" calcext:value-type="float">
            <text:p>8</text:p>
          </table:table-cell>
          <table:table-cell table:style-name="ce50" table:formula="of:=(([.A105]-1)*9+([.B105]))/108" office:value-type="float" office:value="0.824074074074074" calcext:value-type="float">
            <text:p>0.824074074074074</text:p>
          </table:table-cell>
          <table:table-cell table:style-name="ce50" table:formula="of:=MIN(ABS([.C105]*12-0.5);12-ABS([.C105]*12-0.5))/6" office:value-type="float" office:value="0.435185185185185" calcext:value-type="float">
            <text:p>0.435185185185185</text:p>
          </table:table-cell>
          <table:table-cell table:style-name="ce50" table:formula="of:=6*[.D105]^5-15*[.D105]^4+10*[.D105]^3" office:value-type="float" office:value="0.379826781378496" calcext:value-type="float">
            <text:p>0.379826781378496</text:p>
          </table:table-cell>
          <table:table-cell table:style-name="ce50" table:formula="of:=[.E105]*[.F$3]" office:value-type="float" office:value="12.3443703948011" calcext:value-type="float">
            <text:p>12.3443703948011</text:p>
          </table:table-cell>
          <table:table-cell table:style-name="ce50" table:formula="of:=[.$F$4]+[.F105]+(-0.5*[.$F$10])" office:value-type="float" office:value="-4.70562960519888" calcext:value-type="float">
            <text:p>-4.70562960519888</text:p>
          </table:table-cell>
          <table:table-cell table:style-name="ce50" table:formula="of:=[.$F$4]+[.F105]+(0.5*[.$F$10])" office:value-type="float" office:value="2.89437039480112" calcext:value-type="float">
            <text:p>2.89437039480112</text:p>
          </table:table-cell>
          <table:table-cell/>
          <table:table-cell table:style-name="ce44" office:value-type="float" office:value="-2.5" calcext:value-type="float">
            <text:p>-2.5</text:p>
          </table:table-cell>
          <table:table-cell table:style-name="ce44" office:value-type="float" office:value="6" calcext:value-type="float">
            <text:p>6</text:p>
          </table:table-cell>
          <table:table-cell table:style-name="ce44" table:formula="of:=[.G105]-[.J105]" office:value-type="float" office:value="-2.20562960519888" calcext:value-type="float">
            <text:p>-2.20562960519888</text:p>
          </table:table-cell>
          <table:table-cell table:style-name="ce44" table:formula="of:=[.H105]-[.K105]" office:value-type="float" office:value="-3.10562960519888" calcext:value-type="float">
            <text:p>-3.10562960519888</text:p>
          </table:table-cell>
          <table:table-cell table:style-name="ce44" office:value-type="float" office:value="-7.9711137" calcext:value-type="float">
            <text:p>-7.9711137</text:p>
          </table:table-cell>
          <table:table-cell table:style-name="ce44" office:value-type="float" office:value="9.838724" calcext:value-type="float">
            <text:p>9.838724</text:p>
          </table:table-cell>
          <table:table-cell table:style-name="ce50" table:formula="of:=[.G105]-[.N105]" office:value-type="float" office:value="3.26548409480112" calcext:value-type="float">
            <text:p>3.26548409480112</text:p>
          </table:table-cell>
          <table:table-cell table:style-name="ce50" table:formula="of:=[.H105]-[.O105]" office:value-type="float" office:value="-6.94435360519888" calcext:value-type="float">
            <text:p>-6.94435360519888</text:p>
          </table:table-cell>
          <table:table-cell table:style-name="ce50" table:formula="of:=[.J105]-[.N105]" office:value-type="float" office:value="5.4711137" calcext:value-type="float">
            <text:p>5.4711137</text:p>
          </table:table-cell>
          <table:table-cell table:style-name="ce50" table:formula="of:=[.K105]-[.O105]" office:value-type="float" office:value="-3.838724" calcext:value-type="float">
            <text:p>-3.838724</text:p>
          </table:table-cell>
          <table:table-cell/>
          <table:table-cell table:style-name="ce44" office:value-type="float" office:value="10" calcext:value-type="float">
            <text:p>10</text:p>
          </table:table-cell>
          <table:table-cell table:style-name="ce44" office:value-type="float" office:value="8" calcext:value-type="float">
            <text:p>8</text:p>
          </table:table-cell>
          <table:table-cell table:number-columns-repeated="1002"/>
        </table:table-row>
        <table:table-row table:style-name="ro1">
          <table:table-cell table:style-name="ce44" office:value-type="float" office:value="10" calcext:value-type="float">
            <text:p>10</text:p>
          </table:table-cell>
          <table:table-cell table:style-name="ce44" office:value-type="float" office:value="9" calcext:value-type="float">
            <text:p>9</text:p>
          </table:table-cell>
          <table:table-cell table:style-name="ce50" table:formula="of:=(([.A106]-1)*9+([.B106]))/108" office:value-type="float" office:value="0.833333333333333" calcext:value-type="float">
            <text:p>0.833333333333333</text:p>
          </table:table-cell>
          <table:table-cell table:style-name="ce50" table:formula="of:=MIN(ABS([.C106]*12-0.5);12-ABS([.C106]*12-0.5))/6" office:value-type="float" office:value="0.416666666666667" calcext:value-type="float">
            <text:p>0.416666666666667</text:p>
          </table:table-cell>
          <table:table-cell table:style-name="ce50" table:formula="of:=6*[.D106]^5-15*[.D106]^4+10*[.D106]^3" office:value-type="float" office:value="0.346619405864198" calcext:value-type="float">
            <text:p>0.346619405864198</text:p>
          </table:table-cell>
          <table:table-cell table:style-name="ce50" table:formula="of:=[.E106]*[.F$3]" office:value-type="float" office:value="11.2651306905864" calcext:value-type="float">
            <text:p>11.2651306905864</text:p>
          </table:table-cell>
          <table:table-cell table:style-name="ce50" table:formula="of:=[.$F$4]+[.F106]+(-0.5*[.$F$10])" office:value-type="float" office:value="-5.78486930941357" calcext:value-type="float">
            <text:p>-5.78486930941357</text:p>
          </table:table-cell>
          <table:table-cell table:style-name="ce50" table:formula="of:=[.$F$4]+[.F106]+(0.5*[.$F$10])" office:value-type="float" office:value="1.81513069058644" calcext:value-type="float">
            <text:p>1.81513069058644</text:p>
          </table:table-cell>
          <table:table-cell/>
          <table:table-cell table:style-name="ce44" office:value-type="float" office:value="-4.8" calcext:value-type="float">
            <text:p>-4.8</text:p>
          </table:table-cell>
          <table:table-cell table:style-name="ce44" office:value-type="float" office:value="4.2" calcext:value-type="float">
            <text:p>4.2</text:p>
          </table:table-cell>
          <table:table-cell table:style-name="ce44" table:formula="of:=[.G106]-[.J106]" office:value-type="float" office:value="-0.984869309413565" calcext:value-type="float">
            <text:p>-0.984869309413565</text:p>
          </table:table-cell>
          <table:table-cell table:style-name="ce44" table:formula="of:=[.H106]-[.K106]" office:value-type="float" office:value="-2.38486930941357" calcext:value-type="float">
            <text:p>-2.38486930941357</text:p>
          </table:table-cell>
          <table:table-cell table:style-name="ce44" office:value-type="float" office:value="-8.98828" calcext:value-type="float">
            <text:p>-8.98828</text:p>
          </table:table-cell>
          <table:table-cell table:style-name="ce44" office:value-type="float" office:value="9.607053" calcext:value-type="float">
            <text:p>9.607053</text:p>
          </table:table-cell>
          <table:table-cell table:style-name="ce50" table:formula="of:=[.G106]-[.N106]" office:value-type="float" office:value="3.20341069058644" calcext:value-type="float">
            <text:p>3.20341069058644</text:p>
          </table:table-cell>
          <table:table-cell table:style-name="ce50" table:formula="of:=[.H106]-[.O106]" office:value-type="float" office:value="-7.79192230941357" calcext:value-type="float">
            <text:p>-7.79192230941357</text:p>
          </table:table-cell>
          <table:table-cell table:style-name="ce50" table:formula="of:=[.J106]-[.N106]" office:value-type="float" office:value="4.18828" calcext:value-type="float">
            <text:p>4.18828</text:p>
          </table:table-cell>
          <table:table-cell table:style-name="ce50" table:formula="of:=[.K106]-[.O106]" office:value-type="float" office:value="-5.407053" calcext:value-type="float">
            <text:p>-5.407053</text:p>
          </table:table-cell>
          <table:table-cell/>
          <table:table-cell table:style-name="ce44" office:value-type="float" office:value="10" calcext:value-type="float">
            <text:p>10</text:p>
          </table:table-cell>
          <table:table-cell table:style-name="ce44" office:value-type="float" office:value="9" calcext:value-type="float">
            <text:p>9</text:p>
          </table:table-cell>
          <table:table-cell table:number-columns-repeated="1002"/>
        </table:table-row>
        <table:table-row table:style-name="ro1">
          <table:table-cell table:style-name="ce44" office:value-type="float" office:value="11" calcext:value-type="float">
            <text:p>11</text:p>
          </table:table-cell>
          <table:table-cell table:style-name="ce44" office:value-type="float" office:value="1" calcext:value-type="float">
            <text:p>1</text:p>
          </table:table-cell>
          <table:table-cell table:style-name="ce50" table:formula="of:=(([.A107]-1)*9+([.B107]))/108" office:value-type="float" office:value="0.842592592592593" calcext:value-type="float">
            <text:p>0.842592592592593</text:p>
          </table:table-cell>
          <table:table-cell table:style-name="ce50" table:formula="of:=MIN(ABS([.C107]*12-0.5);12-ABS([.C107]*12-0.5))/6" office:value-type="float" office:value="0.398148148148148" calcext:value-type="float">
            <text:p>0.398148148148148</text:p>
          </table:table-cell>
          <table:table-cell table:style-name="ce50" table:formula="of:=6*[.D107]^5-15*[.D107]^4+10*[.D107]^3" office:value-type="float" office:value="0.314244966179088" calcext:value-type="float">
            <text:p>0.314244966179088</text:p>
          </table:table-cell>
          <table:table-cell table:style-name="ce50" table:formula="of:=[.E107]*[.F$3]" office:value-type="float" office:value="10.2129614008204" calcext:value-type="float">
            <text:p>10.2129614008204</text:p>
          </table:table-cell>
          <table:table-cell table:style-name="ce50" table:formula="of:=[.$F$4]+[.F107]+(-0.5*[.$F$10])" office:value-type="float" office:value="-6.83703859917964" calcext:value-type="float">
            <text:p>-6.83703859917964</text:p>
          </table:table-cell>
          <table:table-cell table:style-name="ce50" table:formula="of:=[.$F$4]+[.F107]+(0.5*[.$F$10])" office:value-type="float" office:value="0.76296140082036" calcext:value-type="float">
            <text:p>0.76296140082036</text:p>
          </table:table-cell>
          <table:table-cell/>
          <table:table-cell table:style-name="ce44" office:value-type="float" office:value="-4.9" calcext:value-type="float">
            <text:p>-4.9</text:p>
          </table:table-cell>
          <table:table-cell table:style-name="ce44" office:value-type="float" office:value="3.5" calcext:value-type="float">
            <text:p>3.5</text:p>
          </table:table-cell>
          <table:table-cell table:style-name="ce44" table:formula="of:=[.G107]-[.J107]" office:value-type="float" office:value="-1.93703859917964" calcext:value-type="float">
            <text:p>-1.93703859917964</text:p>
          </table:table-cell>
          <table:table-cell table:style-name="ce44" table:formula="of:=[.H107]-[.K107]" office:value-type="float" office:value="-2.73703859917964" calcext:value-type="float">
            <text:p>-2.73703859917964</text:p>
          </table:table-cell>
          <table:table-cell table:style-name="ce44" office:value-type="float" office:value="-9.237634" calcext:value-type="float">
            <text:p>-9.237634</text:p>
          </table:table-cell>
          <table:table-cell table:style-name="ce44" office:value-type="float" office:value="7.6031857" calcext:value-type="float">
            <text:p>7.6031857</text:p>
          </table:table-cell>
          <table:table-cell table:style-name="ce50" table:formula="of:=[.G107]-[.N107]" office:value-type="float" office:value="2.40059540082036" calcext:value-type="float">
            <text:p>2.40059540082036</text:p>
          </table:table-cell>
          <table:table-cell table:style-name="ce50" table:formula="of:=[.H107]-[.O107]" office:value-type="float" office:value="-6.84022429917964" calcext:value-type="float">
            <text:p>-6.84022429917964</text:p>
          </table:table-cell>
          <table:table-cell table:style-name="ce50" table:formula="of:=[.J107]-[.N107]" office:value-type="float" office:value="4.337634" calcext:value-type="float">
            <text:p>4.337634</text:p>
          </table:table-cell>
          <table:table-cell table:style-name="ce50" table:formula="of:=[.K107]-[.O107]" office:value-type="float" office:value="-4.1031857" calcext:value-type="float">
            <text:p>-4.1031857</text:p>
          </table:table-cell>
          <table:table-cell/>
          <table:table-cell table:style-name="ce44" office:value-type="float" office:value="11" calcext:value-type="float">
            <text:p>11</text:p>
          </table:table-cell>
          <table:table-cell table:style-name="ce44" office:value-type="float" office:value="1" calcext:value-type="float">
            <text:p>1</text:p>
          </table:table-cell>
          <table:table-cell table:number-columns-repeated="1002"/>
        </table:table-row>
        <table:table-row table:style-name="ro1">
          <table:table-cell table:style-name="ce44" office:value-type="float" office:value="11" calcext:value-type="float">
            <text:p>11</text:p>
          </table:table-cell>
          <table:table-cell table:style-name="ce44" office:value-type="float" office:value="2" calcext:value-type="float">
            <text:p>2</text:p>
          </table:table-cell>
          <table:table-cell table:style-name="ce50" table:formula="of:=(([.A108]-1)*9+([.B108]))/108" office:value-type="float" office:value="0.851851851851852" calcext:value-type="float">
            <text:p>0.851851851851852</text:p>
          </table:table-cell>
          <table:table-cell table:style-name="ce50" table:formula="of:=MIN(ABS([.C108]*12-0.5);12-ABS([.C108]*12-0.5))/6" office:value-type="float" office:value="0.37962962962963" calcext:value-type="float">
            <text:p>0.37962962962963</text:p>
          </table:table-cell>
          <table:table-cell table:style-name="ce50" table:formula="of:=6*[.D108]^5-15*[.D108]^4+10*[.D108]^3" office:value-type="float" office:value="0.282874185256977" calcext:value-type="float">
            <text:p>0.282874185256977</text:p>
          </table:table-cell>
          <table:table-cell table:style-name="ce50" table:formula="of:=[.E108]*[.F$3]" office:value-type="float" office:value="9.19341102085175" calcext:value-type="float">
            <text:p>9.19341102085175</text:p>
          </table:table-cell>
          <table:table-cell table:style-name="ce50" table:formula="of:=[.$F$4]+[.F108]+(-0.5*[.$F$10])" office:value-type="float" office:value="-7.85658897914825" calcext:value-type="float">
            <text:p>-7.85658897914825</text:p>
          </table:table-cell>
          <table:table-cell table:style-name="ce50" table:formula="of:=[.$F$4]+[.F108]+(0.5*[.$F$10])" office:value-type="float" office:value="-0.256588979148249" calcext:value-type="float">
            <text:p>-0.256588979148249</text:p>
          </table:table-cell>
          <table:table-cell/>
          <table:table-cell table:style-name="ce44" office:value-type="float" office:value="-6.8" calcext:value-type="float">
            <text:p>-6.8</text:p>
          </table:table-cell>
          <table:table-cell table:style-name="ce44" office:value-type="float" office:value="1.7" calcext:value-type="float">
            <text:p>1.7</text:p>
          </table:table-cell>
          <table:table-cell table:style-name="ce44" table:formula="of:=[.G108]-[.J108]" office:value-type="float" office:value="-1.05658897914825" calcext:value-type="float">
            <text:p>-1.05658897914825</text:p>
          </table:table-cell>
          <table:table-cell table:style-name="ce44" table:formula="of:=[.H108]-[.K108]" office:value-type="float" office:value="-1.95658897914825" calcext:value-type="float">
            <text:p>-1.95658897914825</text:p>
          </table:table-cell>
          <table:table-cell table:style-name="ce44" office:value-type="float" office:value="-11.485889" calcext:value-type="float">
            <text:p>-11.485889</text:p>
          </table:table-cell>
          <table:table-cell table:style-name="ce44" office:value-type="float" office:value="6.668641" calcext:value-type="float">
            <text:p>6.668641</text:p>
          </table:table-cell>
          <table:table-cell table:style-name="ce50" table:formula="of:=[.G108]-[.N108]" office:value-type="float" office:value="3.62930002085175" calcext:value-type="float">
            <text:p>3.62930002085175</text:p>
          </table:table-cell>
          <table:table-cell table:style-name="ce50" table:formula="of:=[.H108]-[.O108]" office:value-type="float" office:value="-6.92522997914825" calcext:value-type="float">
            <text:p>-6.92522997914825</text:p>
          </table:table-cell>
          <table:table-cell table:style-name="ce50" table:formula="of:=[.J108]-[.N108]" office:value-type="float" office:value="4.685889" calcext:value-type="float">
            <text:p>4.685889</text:p>
          </table:table-cell>
          <table:table-cell table:style-name="ce50" table:formula="of:=[.K108]-[.O108]" office:value-type="float" office:value="-4.968641" calcext:value-type="float">
            <text:p>-4.968641</text:p>
          </table:table-cell>
          <table:table-cell/>
          <table:table-cell table:style-name="ce44" office:value-type="float" office:value="11" calcext:value-type="float">
            <text:p>11</text:p>
          </table:table-cell>
          <table:table-cell table:style-name="ce44" office:value-type="float" office:value="2" calcext:value-type="float">
            <text:p>2</text:p>
          </table:table-cell>
          <table:table-cell table:number-columns-repeated="1002"/>
        </table:table-row>
        <table:table-row table:style-name="ro1">
          <table:table-cell table:style-name="ce44" office:value-type="float" office:value="11" calcext:value-type="float">
            <text:p>11</text:p>
          </table:table-cell>
          <table:table-cell table:style-name="ce44" office:value-type="float" office:value="3" calcext:value-type="float">
            <text:p>3</text:p>
          </table:table-cell>
          <table:table-cell table:style-name="ce50" table:formula="of:=(([.A109]-1)*9+([.B109]))/108" office:value-type="float" office:value="0.861111111111111" calcext:value-type="float">
            <text:p>0.861111111111111</text:p>
          </table:table-cell>
          <table:table-cell table:style-name="ce50" table:formula="of:=MIN(ABS([.C109]*12-0.5);12-ABS([.C109]*12-0.5))/6" office:value-type="float" office:value="0.361111111111111" calcext:value-type="float">
            <text:p>0.361111111111111</text:p>
          </table:table-cell>
          <table:table-cell table:style-name="ce50" table:formula="of:=6*[.D109]^5-15*[.D109]^4+10*[.D109]^3" office:value-type="float" office:value="0.2526691616814" calcext:value-type="float">
            <text:p>0.2526691616814</text:p>
          </table:table-cell>
          <table:table-cell table:style-name="ce50" table:formula="of:=[.E109]*[.F$3]" office:value-type="float" office:value="8.2117477546455" calcext:value-type="float">
            <text:p>8.2117477546455</text:p>
          </table:table-cell>
          <table:table-cell table:style-name="ce50" table:formula="of:=[.$F$4]+[.F109]+(-0.5*[.$F$10])" office:value-type="float" office:value="-8.8382522453545" calcext:value-type="float">
            <text:p>-8.8382522453545</text:p>
          </table:table-cell>
          <table:table-cell table:style-name="ce50" table:formula="of:=[.$F$4]+[.F109]+(0.5*[.$F$10])" office:value-type="float" office:value="-1.2382522453545" calcext:value-type="float">
            <text:p>-1.2382522453545</text:p>
          </table:table-cell>
          <table:table-cell/>
          <table:table-cell table:style-name="ce44" office:value-type="float" office:value="-7.9" calcext:value-type="float">
            <text:p>-7.9</text:p>
          </table:table-cell>
          <table:table-cell table:style-name="ce44" office:value-type="float" office:value="2.1" calcext:value-type="float">
            <text:p>2.1</text:p>
          </table:table-cell>
          <table:table-cell table:style-name="ce44" table:formula="of:=[.G109]-[.J109]" office:value-type="float" office:value="-0.9382522453545" calcext:value-type="float">
            <text:p>-0.9382522453545</text:p>
          </table:table-cell>
          <table:table-cell table:style-name="ce44" table:formula="of:=[.H109]-[.K109]" office:value-type="float" office:value="-3.3382522453545" calcext:value-type="float">
            <text:p>-3.3382522453545</text:p>
          </table:table-cell>
          <table:table-cell table:style-name="ce44" office:value-type="float" office:value="-13.055549" calcext:value-type="float">
            <text:p>-13.055549</text:p>
          </table:table-cell>
          <table:table-cell table:style-name="ce44" office:value-type="float" office:value="5.184152" calcext:value-type="float">
            <text:p>5.184152</text:p>
          </table:table-cell>
          <table:table-cell table:style-name="ce50" table:formula="of:=[.G109]-[.N109]" office:value-type="float" office:value="4.2172967546455" calcext:value-type="float">
            <text:p>4.2172967546455</text:p>
          </table:table-cell>
          <table:table-cell table:style-name="ce50" table:formula="of:=[.H109]-[.O109]" office:value-type="float" office:value="-6.4224042453545" calcext:value-type="float">
            <text:p>-6.4224042453545</text:p>
          </table:table-cell>
          <table:table-cell table:style-name="ce50" table:formula="of:=[.J109]-[.N109]" office:value-type="float" office:value="5.155549" calcext:value-type="float">
            <text:p>5.155549</text:p>
          </table:table-cell>
          <table:table-cell table:style-name="ce50" table:formula="of:=[.K109]-[.O109]" office:value-type="float" office:value="-3.084152" calcext:value-type="float">
            <text:p>-3.084152</text:p>
          </table:table-cell>
          <table:table-cell/>
          <table:table-cell table:style-name="ce44" office:value-type="float" office:value="11" calcext:value-type="float">
            <text:p>11</text:p>
          </table:table-cell>
          <table:table-cell table:style-name="ce44" office:value-type="float" office:value="3" calcext:value-type="float">
            <text:p>3</text:p>
          </table:table-cell>
          <table:table-cell table:number-columns-repeated="1002"/>
        </table:table-row>
        <table:table-row table:style-name="ro1">
          <table:table-cell table:style-name="ce44" office:value-type="float" office:value="11" calcext:value-type="float">
            <text:p>11</text:p>
          </table:table-cell>
          <table:table-cell table:style-name="ce44" office:value-type="float" office:value="4" calcext:value-type="float">
            <text:p>4</text:p>
          </table:table-cell>
          <table:table-cell table:style-name="ce50" table:formula="of:=(([.A110]-1)*9+([.B110]))/108" office:value-type="float" office:value="0.87037037037037" calcext:value-type="float">
            <text:p>0.87037037037037</text:p>
          </table:table-cell>
          <table:table-cell table:style-name="ce50" table:formula="of:=MIN(ABS([.C110]*12-0.5);12-ABS([.C110]*12-0.5))/6" office:value-type="float" office:value="0.342592592592593" calcext:value-type="float">
            <text:p>0.342592592592593</text:p>
          </table:table-cell>
          <table:table-cell table:style-name="ce50" table:formula="of:=6*[.D110]^5-15*[.D110]^4+10*[.D110]^3" office:value-type="float" office:value="0.223781801621937" calcext:value-type="float">
            <text:p>0.223781801621937</text:p>
          </table:table-cell>
          <table:table-cell table:style-name="ce50" table:formula="of:=[.E110]*[.F$3]" office:value-type="float" office:value="7.27290855271295" calcext:value-type="float">
            <text:p>7.27290855271295</text:p>
          </table:table-cell>
          <table:table-cell table:style-name="ce50" table:formula="of:=[.$F$4]+[.F110]+(-0.5*[.$F$10])" office:value-type="float" office:value="-9.77709144728705" calcext:value-type="float">
            <text:p>-9.77709144728705</text:p>
          </table:table-cell>
          <table:table-cell table:style-name="ce50" table:formula="of:=[.$F$4]+[.F110]+(0.5*[.$F$10])" office:value-type="float" office:value="-2.17709144728705" calcext:value-type="float">
            <text:p>-2.17709144728705</text:p>
          </table:table-cell>
          <table:table-cell/>
          <table:table-cell table:style-name="ce44" office:value-type="float" office:value="-8.4" calcext:value-type="float">
            <text:p>-8.4</text:p>
          </table:table-cell>
          <table:table-cell table:style-name="ce44" office:value-type="float" office:value="-0.1" calcext:value-type="float">
            <text:p>-0.1</text:p>
          </table:table-cell>
          <table:table-cell table:style-name="ce44" table:formula="of:=[.G110]-[.J110]" office:value-type="float" office:value="-1.37709144728705" calcext:value-type="float">
            <text:p>-1.37709144728705</text:p>
          </table:table-cell>
          <table:table-cell table:style-name="ce44" table:formula="of:=[.H110]-[.K110]" office:value-type="float" office:value="-2.07709144728705" calcext:value-type="float">
            <text:p>-2.07709144728705</text:p>
          </table:table-cell>
          <table:table-cell table:style-name="ce44" office:value-type="float" office:value="-12.7284355" calcext:value-type="float">
            <text:p>-12.7284355</text:p>
          </table:table-cell>
          <table:table-cell table:style-name="ce44" office:value-type="float" office:value="5.9931073" calcext:value-type="float">
            <text:p>5.9931073</text:p>
          </table:table-cell>
          <table:table-cell table:style-name="ce50" table:formula="of:=[.G110]-[.N110]" office:value-type="float" office:value="2.95134405271295" calcext:value-type="float">
            <text:p>2.95134405271295</text:p>
          </table:table-cell>
          <table:table-cell table:style-name="ce50" table:formula="of:=[.H110]-[.O110]" office:value-type="float" office:value="-8.17019874728705" calcext:value-type="float">
            <text:p>-8.17019874728705</text:p>
          </table:table-cell>
          <table:table-cell table:style-name="ce50" table:formula="of:=[.J110]-[.N110]" office:value-type="float" office:value="4.3284355" calcext:value-type="float">
            <text:p>4.3284355</text:p>
          </table:table-cell>
          <table:table-cell table:style-name="ce50" table:formula="of:=[.K110]-[.O110]" office:value-type="float" office:value="-6.0931073" calcext:value-type="float">
            <text:p>-6.0931073</text:p>
          </table:table-cell>
          <table:table-cell/>
          <table:table-cell table:style-name="ce44" office:value-type="float" office:value="11" calcext:value-type="float">
            <text:p>11</text:p>
          </table:table-cell>
          <table:table-cell table:style-name="ce44" office:value-type="float" office:value="4" calcext:value-type="float">
            <text:p>4</text:p>
          </table:table-cell>
          <table:table-cell table:number-columns-repeated="1002"/>
        </table:table-row>
        <table:table-row table:style-name="ro1">
          <table:table-cell table:style-name="ce44" office:value-type="float" office:value="11" calcext:value-type="float">
            <text:p>11</text:p>
          </table:table-cell>
          <table:table-cell table:style-name="ce44" office:value-type="float" office:value="5" calcext:value-type="float">
            <text:p>5</text:p>
          </table:table-cell>
          <table:table-cell table:style-name="ce50" table:formula="of:=(([.A111]-1)*9+([.B111]))/108" office:value-type="float" office:value="0.87962962962963" calcext:value-type="float">
            <text:p>0.87962962962963</text:p>
          </table:table-cell>
          <table:table-cell table:style-name="ce50" table:formula="of:=MIN(ABS([.C111]*12-0.5);12-ABS([.C111]*12-0.5))/6" office:value-type="float" office:value="0.324074074074074" calcext:value-type="float">
            <text:p>0.324074074074074</text:p>
          </table:table-cell>
          <table:table-cell table:style-name="ce50" table:formula="of:=6*[.D111]^5-15*[.D111]^4+10*[.D111]^3" office:value-type="float" office:value="0.19635225077052" calcext:value-type="float">
            <text:p>0.19635225077052</text:p>
          </table:table-cell>
          <table:table-cell table:style-name="ce50" table:formula="of:=[.E111]*[.F$3]" office:value-type="float" office:value="6.3814481500419" calcext:value-type="float">
            <text:p>6.3814481500419</text:p>
          </table:table-cell>
          <table:table-cell table:style-name="ce50" table:formula="of:=[.$F$4]+[.F111]+(-0.5*[.$F$10])" office:value-type="float" office:value="-10.6685518499581" calcext:value-type="float">
            <text:p>-10.6685518499581</text:p>
          </table:table-cell>
          <table:table-cell table:style-name="ce50" table:formula="of:=[.$F$4]+[.F111]+(0.5*[.$F$10])" office:value-type="float" office:value="-3.0685518499581" calcext:value-type="float">
            <text:p>-3.0685518499581</text:p>
          </table:table-cell>
          <table:table-cell/>
          <table:table-cell table:style-name="ce44" office:value-type="float" office:value="-10.5" calcext:value-type="float">
            <text:p>-10.5</text:p>
          </table:table-cell>
          <table:table-cell table:style-name="ce44" office:value-type="float" office:value="-1.5" calcext:value-type="float">
            <text:p>-1.5</text:p>
          </table:table-cell>
          <table:table-cell table:style-name="ce44" table:formula="of:=[.G111]-[.J111]" office:value-type="float" office:value="-0.168551849958099" calcext:value-type="float">
            <text:p>-0.168551849958099</text:p>
          </table:table-cell>
          <table:table-cell table:style-name="ce44" table:formula="of:=[.H111]-[.K111]" office:value-type="float" office:value="-1.5685518499581" calcext:value-type="float">
            <text:p>-1.5685518499581</text:p>
          </table:table-cell>
          <table:table-cell table:style-name="ce44" office:value-type="float" office:value="-14.573574" calcext:value-type="float">
            <text:p>-14.573574</text:p>
          </table:table-cell>
          <table:table-cell table:style-name="ce44" office:value-type="float" office:value="5.1871834" calcext:value-type="float">
            <text:p>5.1871834</text:p>
          </table:table-cell>
          <table:table-cell table:style-name="ce50" table:formula="of:=[.G111]-[.N111]" office:value-type="float" office:value="3.9050221500419" calcext:value-type="float">
            <text:p>3.9050221500419</text:p>
          </table:table-cell>
          <table:table-cell table:style-name="ce50" table:formula="of:=[.H111]-[.O111]" office:value-type="float" office:value="-8.2557352499581" calcext:value-type="float">
            <text:p>-8.2557352499581</text:p>
          </table:table-cell>
          <table:table-cell table:style-name="ce50" table:formula="of:=[.J111]-[.N111]" office:value-type="float" office:value="4.073574" calcext:value-type="float">
            <text:p>4.073574</text:p>
          </table:table-cell>
          <table:table-cell table:style-name="ce50" table:formula="of:=[.K111]-[.O111]" office:value-type="float" office:value="-6.6871834" calcext:value-type="float">
            <text:p>-6.6871834</text:p>
          </table:table-cell>
          <table:table-cell/>
          <table:table-cell table:style-name="ce44" office:value-type="float" office:value="11" calcext:value-type="float">
            <text:p>11</text:p>
          </table:table-cell>
          <table:table-cell table:style-name="ce44" office:value-type="float" office:value="5" calcext:value-type="float">
            <text:p>5</text:p>
          </table:table-cell>
          <table:table-cell table:number-columns-repeated="1002"/>
        </table:table-row>
        <table:table-row table:style-name="ro1">
          <table:table-cell table:style-name="ce44" office:value-type="float" office:value="11" calcext:value-type="float">
            <text:p>11</text:p>
          </table:table-cell>
          <table:table-cell table:style-name="ce44" office:value-type="float" office:value="6" calcext:value-type="float">
            <text:p>6</text:p>
          </table:table-cell>
          <table:table-cell table:style-name="ce50" table:formula="of:=(([.A112]-1)*9+([.B112]))/108" office:value-type="float" office:value="0.888888888888889" calcext:value-type="float">
            <text:p>0.888888888888889</text:p>
          </table:table-cell>
          <table:table-cell table:style-name="ce50" table:formula="of:=MIN(ABS([.C112]*12-0.5);12-ABS([.C112]*12-0.5))/6" office:value-type="float" office:value="0.305555555555556" calcext:value-type="float">
            <text:p>0.305555555555556</text:p>
          </table:table-cell>
          <table:table-cell table:style-name="ce50" table:formula="of:=6*[.D112]^5-15*[.D112]^4+10*[.D112]^3" office:value-type="float" office:value="0.170507326277753" calcext:value-type="float">
            <text:p>0.170507326277753</text:p>
          </table:table-cell>
          <table:table-cell table:style-name="ce50" table:formula="of:=[.E112]*[.F$3]" office:value-type="float" office:value="5.54148810402697" calcext:value-type="float">
            <text:p>5.54148810402697</text:p>
          </table:table-cell>
          <table:table-cell table:style-name="ce50" table:formula="of:=[.$F$4]+[.F112]+(-0.5*[.$F$10])" office:value-type="float" office:value="-11.508511895973" calcext:value-type="float">
            <text:p>-11.508511895973</text:p>
          </table:table-cell>
          <table:table-cell table:style-name="ce50" table:formula="of:=[.$F$4]+[.F112]+(0.5*[.$F$10])" office:value-type="float" office:value="-3.90851189597303" calcext:value-type="float">
            <text:p>-3.90851189597303</text:p>
          </table:table-cell>
          <table:table-cell/>
          <table:table-cell table:style-name="ce44" office:value-type="float" office:value="-11.3" calcext:value-type="float">
            <text:p>-11.3</text:p>
          </table:table-cell>
          <table:table-cell table:style-name="ce44" office:value-type="float" office:value="-2.7" calcext:value-type="float">
            <text:p>-2.7</text:p>
          </table:table-cell>
          <table:table-cell table:style-name="ce44" table:formula="of:=[.G112]-[.J112]" office:value-type="float" office:value="-0.208511895973025" calcext:value-type="float">
            <text:p>-0.208511895973025</text:p>
          </table:table-cell>
          <table:table-cell table:style-name="ce44" table:formula="of:=[.H112]-[.K112]" office:value-type="float" office:value="-1.20851189597303" calcext:value-type="float">
            <text:p>-1.20851189597303</text:p>
          </table:table-cell>
          <table:table-cell table:style-name="ce44" office:value-type="float" office:value="-14.642226" calcext:value-type="float">
            <text:p>-14.642226</text:p>
          </table:table-cell>
          <table:table-cell table:style-name="ce44" office:value-type="float" office:value="2.7065122" calcext:value-type="float">
            <text:p>2.7065122</text:p>
          </table:table-cell>
          <table:table-cell table:style-name="ce50" table:formula="of:=[.G112]-[.N112]" office:value-type="float" office:value="3.13371410402698" calcext:value-type="float">
            <text:p>3.13371410402698</text:p>
          </table:table-cell>
          <table:table-cell table:style-name="ce50" table:formula="of:=[.H112]-[.O112]" office:value-type="float" office:value="-6.61502409597303" calcext:value-type="float">
            <text:p>-6.61502409597303</text:p>
          </table:table-cell>
          <table:table-cell table:style-name="ce50" table:formula="of:=[.J112]-[.N112]" office:value-type="float" office:value="3.342226" calcext:value-type="float">
            <text:p>3.342226</text:p>
          </table:table-cell>
          <table:table-cell table:style-name="ce50" table:formula="of:=[.K112]-[.O112]" office:value-type="float" office:value="-5.4065122" calcext:value-type="float">
            <text:p>-5.4065122</text:p>
          </table:table-cell>
          <table:table-cell/>
          <table:table-cell table:style-name="ce44" office:value-type="float" office:value="11" calcext:value-type="float">
            <text:p>11</text:p>
          </table:table-cell>
          <table:table-cell table:style-name="ce44" office:value-type="float" office:value="6" calcext:value-type="float">
            <text:p>6</text:p>
          </table:table-cell>
          <table:table-cell table:number-columns-repeated="1002"/>
        </table:table-row>
        <table:table-row table:style-name="ro1">
          <table:table-cell table:style-name="ce44" office:value-type="float" office:value="11" calcext:value-type="float">
            <text:p>11</text:p>
          </table:table-cell>
          <table:table-cell table:style-name="ce44" office:value-type="float" office:value="7" calcext:value-type="float">
            <text:p>7</text:p>
          </table:table-cell>
          <table:table-cell table:style-name="ce50" table:formula="of:=(([.A113]-1)*9+([.B113]))/108" office:value-type="float" office:value="0.898148148148148" calcext:value-type="float">
            <text:p>0.898148148148148</text:p>
          </table:table-cell>
          <table:table-cell table:style-name="ce50" table:formula="of:=MIN(ABS([.C113]*12-0.5);12-ABS([.C113]*12-0.5))/6" office:value-type="float" office:value="0.287037037037037" calcext:value-type="float">
            <text:p>0.287037037037037</text:p>
          </table:table-cell>
          <table:table-cell table:style-name="ce50" table:formula="of:=6*[.D113]^5-15*[.D113]^4+10*[.D113]^3" office:value-type="float" office:value="0.146358948689219" calcext:value-type="float">
            <text:p>0.146358948689219</text:p>
          </table:table-cell>
          <table:table-cell table:style-name="ce50" table:formula="of:=[.E113]*[.F$3]" office:value-type="float" office:value="4.75666583239962" calcext:value-type="float">
            <text:p>4.75666583239962</text:p>
          </table:table-cell>
          <table:table-cell table:style-name="ce50" table:formula="of:=[.$F$4]+[.F113]+(-0.5*[.$F$10])" office:value-type="float" office:value="-12.2933341676004" calcext:value-type="float">
            <text:p>-12.2933341676004</text:p>
          </table:table-cell>
          <table:table-cell table:style-name="ce50" table:formula="of:=[.$F$4]+[.F113]+(0.5*[.$F$10])" office:value-type="float" office:value="-4.69333416760038" calcext:value-type="float">
            <text:p>-4.69333416760038</text:p>
          </table:table-cell>
          <table:table-cell/>
          <table:table-cell table:style-name="ce44" office:value-type="float" office:value="-11.1" calcext:value-type="float">
            <text:p>-11.1</text:p>
          </table:table-cell>
          <table:table-cell table:style-name="ce44" office:value-type="float" office:value="-1.7" calcext:value-type="float">
            <text:p>-1.7</text:p>
          </table:table-cell>
          <table:table-cell table:style-name="ce44" table:formula="of:=[.G113]-[.J113]" office:value-type="float" office:value="-1.19333416760038" calcext:value-type="float">
            <text:p>-1.19333416760038</text:p>
          </table:table-cell>
          <table:table-cell table:style-name="ce44" table:formula="of:=[.H113]-[.K113]" office:value-type="float" office:value="-2.99333416760038" calcext:value-type="float">
            <text:p>-2.99333416760038</text:p>
          </table:table-cell>
          <table:table-cell table:style-name="ce44" office:value-type="float" office:value="-14.497995" calcext:value-type="float">
            <text:p>-14.497995</text:p>
          </table:table-cell>
          <table:table-cell table:style-name="ce44" office:value-type="float" office:value="2.5568643" calcext:value-type="float">
            <text:p>2.5568643</text:p>
          </table:table-cell>
          <table:table-cell table:style-name="ce50" table:formula="of:=[.G113]-[.N113]" office:value-type="float" office:value="2.20466083239962" calcext:value-type="float">
            <text:p>2.20466083239962</text:p>
          </table:table-cell>
          <table:table-cell table:style-name="ce50" table:formula="of:=[.H113]-[.O113]" office:value-type="float" office:value="-7.25019846760038" calcext:value-type="float">
            <text:p>-7.25019846760038</text:p>
          </table:table-cell>
          <table:table-cell table:style-name="ce50" table:formula="of:=[.J113]-[.N113]" office:value-type="float" office:value="3.397995" calcext:value-type="float">
            <text:p>3.397995</text:p>
          </table:table-cell>
          <table:table-cell table:style-name="ce50" table:formula="of:=[.K113]-[.O113]" office:value-type="float" office:value="-4.2568643" calcext:value-type="float">
            <text:p>-4.2568643</text:p>
          </table:table-cell>
          <table:table-cell/>
          <table:table-cell table:style-name="ce44" office:value-type="float" office:value="11" calcext:value-type="float">
            <text:p>11</text:p>
          </table:table-cell>
          <table:table-cell table:style-name="ce44" office:value-type="float" office:value="7" calcext:value-type="float">
            <text:p>7</text:p>
          </table:table-cell>
          <table:table-cell table:number-columns-repeated="1002"/>
        </table:table-row>
        <table:table-row table:style-name="ro1">
          <table:table-cell table:style-name="ce44" office:value-type="float" office:value="11" calcext:value-type="float">
            <text:p>11</text:p>
          </table:table-cell>
          <table:table-cell table:style-name="ce44" office:value-type="float" office:value="8" calcext:value-type="float">
            <text:p>8</text:p>
          </table:table-cell>
          <table:table-cell table:style-name="ce50" table:formula="of:=(([.A114]-1)*9+([.B114]))/108" office:value-type="float" office:value="0.907407407407407" calcext:value-type="float">
            <text:p>0.907407407407407</text:p>
          </table:table-cell>
          <table:table-cell table:style-name="ce50" table:formula="of:=MIN(ABS([.C114]*12-0.5);12-ABS([.C114]*12-0.5))/6" office:value-type="float" office:value="0.268518518518518" calcext:value-type="float">
            <text:p>0.268518518518518</text:p>
          </table:table-cell>
          <table:table-cell table:style-name="ce50" table:formula="of:=6*[.D114]^5-15*[.D114]^4+10*[.D114]^3" office:value-type="float" office:value="0.124002573881803" calcext:value-type="float">
            <text:p>0.124002573881803</text:p>
          </table:table-cell>
          <table:table-cell table:style-name="ce50" table:formula="of:=[.E114]*[.F$3]" office:value-type="float" office:value="4.0300836511586" calcext:value-type="float">
            <text:p>4.0300836511586</text:p>
          </table:table-cell>
          <table:table-cell table:style-name="ce50" table:formula="of:=[.$F$4]+[.F114]+(-0.5*[.$F$10])" office:value-type="float" office:value="-13.0199163488414" calcext:value-type="float">
            <text:p>-13.0199163488414</text:p>
          </table:table-cell>
          <table:table-cell table:style-name="ce50" table:formula="of:=[.$F$4]+[.F114]+(0.5*[.$F$10])" office:value-type="float" office:value="-5.4199163488414" calcext:value-type="float">
            <text:p>-5.4199163488414</text:p>
          </table:table-cell>
          <table:table-cell/>
          <table:table-cell table:style-name="ce44" office:value-type="float" office:value="-11" calcext:value-type="float">
            <text:p>-11</text:p>
          </table:table-cell>
          <table:table-cell table:style-name="ce44" office:value-type="float" office:value="-2" calcext:value-type="float">
            <text:p>-2</text:p>
          </table:table-cell>
          <table:table-cell table:style-name="ce44" table:formula="of:=[.G114]-[.J114]" office:value-type="float" office:value="-2.0199163488414" calcext:value-type="float">
            <text:p>-2.0199163488414</text:p>
          </table:table-cell>
          <table:table-cell table:style-name="ce44" table:formula="of:=[.H114]-[.K114]" office:value-type="float" office:value="-3.4199163488414" calcext:value-type="float">
            <text:p>-3.4199163488414</text:p>
          </table:table-cell>
          <table:table-cell table:style-name="ce44" office:value-type="float" office:value="-17.445261" calcext:value-type="float">
            <text:p>-17.445261</text:p>
          </table:table-cell>
          <table:table-cell table:style-name="ce44" office:value-type="float" office:value="0.8739798" calcext:value-type="float">
            <text:p>0.8739798</text:p>
          </table:table-cell>
          <table:table-cell table:style-name="ce50" table:formula="of:=[.G114]-[.N114]" office:value-type="float" office:value="4.4253446511586" calcext:value-type="float">
            <text:p>4.4253446511586</text:p>
          </table:table-cell>
          <table:table-cell table:style-name="ce50" table:formula="of:=[.H114]-[.O114]" office:value-type="float" office:value="-6.2938961488414" calcext:value-type="float">
            <text:p>-6.2938961488414</text:p>
          </table:table-cell>
          <table:table-cell table:style-name="ce50" table:formula="of:=[.J114]-[.N114]" office:value-type="float" office:value="6.445261" calcext:value-type="float">
            <text:p>6.445261</text:p>
          </table:table-cell>
          <table:table-cell table:style-name="ce50" table:formula="of:=[.K114]-[.O114]" office:value-type="float" office:value="-2.8739798" calcext:value-type="float">
            <text:p>-2.8739798</text:p>
          </table:table-cell>
          <table:table-cell/>
          <table:table-cell table:style-name="ce44" office:value-type="float" office:value="11" calcext:value-type="float">
            <text:p>11</text:p>
          </table:table-cell>
          <table:table-cell table:style-name="ce44" office:value-type="float" office:value="8" calcext:value-type="float">
            <text:p>8</text:p>
          </table:table-cell>
          <table:table-cell table:number-columns-repeated="1002"/>
        </table:table-row>
        <table:table-row table:style-name="ro1">
          <table:table-cell table:style-name="ce44" office:value-type="float" office:value="11" calcext:value-type="float">
            <text:p>11</text:p>
          </table:table-cell>
          <table:table-cell table:style-name="ce44" office:value-type="float" office:value="9" calcext:value-type="float">
            <text:p>9</text:p>
          </table:table-cell>
          <table:table-cell table:style-name="ce50" table:formula="of:=(([.A115]-1)*9+([.B115]))/108" office:value-type="float" office:value="0.916666666666667" calcext:value-type="float">
            <text:p>0.916666666666667</text:p>
          </table:table-cell>
          <table:table-cell table:style-name="ce50" table:formula="of:=MIN(ABS([.C115]*12-0.5);12-ABS([.C115]*12-0.5))/6" office:value-type="float" office:value="0.25" calcext:value-type="float">
            <text:p>0.25</text:p>
          </table:table-cell>
          <table:table-cell table:style-name="ce50" table:formula="of:=6*[.D115]^5-15*[.D115]^4+10*[.D115]^3" office:value-type="float" office:value="0.103515625" calcext:value-type="float">
            <text:p>0.103515625</text:p>
          </table:table-cell>
          <table:table-cell table:style-name="ce50" table:formula="of:=[.E115]*[.F$3]" office:value-type="float" office:value="3.3642578125" calcext:value-type="float">
            <text:p>3.3642578125</text:p>
          </table:table-cell>
          <table:table-cell table:style-name="ce50" table:formula="of:=[.$F$4]+[.F115]+(-0.5*[.$F$10])" office:value-type="float" office:value="-13.6857421875" calcext:value-type="float">
            <text:p>-13.6857421875</text:p>
          </table:table-cell>
          <table:table-cell table:style-name="ce50" table:formula="of:=[.$F$4]+[.F115]+(0.5*[.$F$10])" office:value-type="float" office:value="-6.0857421875" calcext:value-type="float">
            <text:p>-6.0857421875</text:p>
          </table:table-cell>
          <table:table-cell/>
          <table:table-cell table:style-name="ce44" office:value-type="float" office:value="-13.2" calcext:value-type="float">
            <text:p>-13.2</text:p>
          </table:table-cell>
          <table:table-cell table:style-name="ce44" office:value-type="float" office:value="-4.3" calcext:value-type="float">
            <text:p>-4.3</text:p>
          </table:table-cell>
          <table:table-cell table:style-name="ce44" table:formula="of:=[.G115]-[.J115]" office:value-type="float" office:value="-0.485742187500001" calcext:value-type="float">
            <text:p>-0.485742187500001</text:p>
          </table:table-cell>
          <table:table-cell table:style-name="ce44" table:formula="of:=[.H115]-[.K115]" office:value-type="float" office:value="-1.7857421875" calcext:value-type="float">
            <text:p>-1.7857421875</text:p>
          </table:table-cell>
          <table:table-cell table:style-name="ce44" office:value-type="float" office:value="-16.570902" calcext:value-type="float">
            <text:p>-16.570902</text:p>
          </table:table-cell>
          <table:table-cell table:style-name="ce44" office:value-type="float" office:value="0.5613243" calcext:value-type="float">
            <text:p>0.5613243</text:p>
          </table:table-cell>
          <table:table-cell table:style-name="ce50" table:formula="of:=[.G115]-[.N115]" office:value-type="float" office:value="2.8851598125" calcext:value-type="float">
            <text:p>2.8851598125</text:p>
          </table:table-cell>
          <table:table-cell table:style-name="ce50" table:formula="of:=[.H115]-[.O115]" office:value-type="float" office:value="-6.6470664875" calcext:value-type="float">
            <text:p>-6.6470664875</text:p>
          </table:table-cell>
          <table:table-cell table:style-name="ce50" table:formula="of:=[.J115]-[.N115]" office:value-type="float" office:value="3.370902" calcext:value-type="float">
            <text:p>3.370902</text:p>
          </table:table-cell>
          <table:table-cell table:style-name="ce50" table:formula="of:=[.K115]-[.O115]" office:value-type="float" office:value="-4.8613243" calcext:value-type="float">
            <text:p>-4.8613243</text:p>
          </table:table-cell>
          <table:table-cell/>
          <table:table-cell table:style-name="ce44" office:value-type="float" office:value="11" calcext:value-type="float">
            <text:p>11</text:p>
          </table:table-cell>
          <table:table-cell table:style-name="ce44" office:value-type="float" office:value="9" calcext:value-type="float">
            <text:p>9</text:p>
          </table:table-cell>
          <table:table-cell table:number-columns-repeated="1002"/>
        </table:table-row>
        <table:table-row table:style-name="ro1">
          <table:table-cell table:style-name="ce44" office:value-type="float" office:value="12" calcext:value-type="float">
            <text:p>12</text:p>
          </table:table-cell>
          <table:table-cell table:style-name="ce44" office:value-type="float" office:value="1" calcext:value-type="float">
            <text:p>1</text:p>
          </table:table-cell>
          <table:table-cell table:style-name="ce50" table:formula="of:=(([.A116]-1)*9+([.B116]))/108" office:value-type="float" office:value="0.925925925925926" calcext:value-type="float">
            <text:p>0.925925925925926</text:p>
          </table:table-cell>
          <table:table-cell table:style-name="ce50" table:formula="of:=MIN(ABS([.C116]*12-0.5);12-ABS([.C116]*12-0.5))/6" office:value-type="float" office:value="0.231481481481482" calcext:value-type="float">
            <text:p>0.231481481481482</text:p>
          </table:table-cell>
          <table:table-cell table:style-name="ce50" table:formula="of:=6*[.D116]^5-15*[.D116]^4+10*[.D116]^3" office:value-type="float" office:value="0.084955924392229" calcext:value-type="float">
            <text:p>0.084955924392229</text:p>
          </table:table-cell>
          <table:table-cell table:style-name="ce50" table:formula="of:=[.E116]*[.F$3]" office:value-type="float" office:value="2.76106754274744" calcext:value-type="float">
            <text:p>2.76106754274744</text:p>
          </table:table-cell>
          <table:table-cell table:style-name="ce50" table:formula="of:=[.$F$4]+[.F116]+(-0.5*[.$F$10])" office:value-type="float" office:value="-14.2889324572526" calcext:value-type="float">
            <text:p>-14.2889324572526</text:p>
          </table:table-cell>
          <table:table-cell table:style-name="ce50" table:formula="of:=[.$F$4]+[.F116]+(0.5*[.$F$10])" office:value-type="float" office:value="-6.68893245725256" calcext:value-type="float">
            <text:p>-6.68893245725256</text:p>
          </table:table-cell>
          <table:table-cell/>
          <table:table-cell table:style-name="ce44" office:value-type="float" office:value="-13.2" calcext:value-type="float">
            <text:p>-13.2</text:p>
          </table:table-cell>
          <table:table-cell table:style-name="ce44" office:value-type="float" office:value="-6" calcext:value-type="float">
            <text:p>-6</text:p>
          </table:table-cell>
          <table:table-cell table:style-name="ce44" table:formula="of:=[.G116]-[.J116]" office:value-type="float" office:value="-1.08893245725256" calcext:value-type="float">
            <text:p>-1.08893245725256</text:p>
          </table:table-cell>
          <table:table-cell table:style-name="ce44" table:formula="of:=[.H116]-[.K116]" office:value-type="float" office:value="-0.688932457252558" calcext:value-type="float">
            <text:p>-0.688932457252558</text:p>
          </table:table-cell>
          <table:table-cell table:style-name="ce44" office:value-type="float" office:value="-16.898678" calcext:value-type="float">
            <text:p>-16.898678</text:p>
          </table:table-cell>
          <table:table-cell table:style-name="ce44" office:value-type="float" office:value="-0.5521777" calcext:value-type="float">
            <text:p>-0.5521777</text:p>
          </table:table-cell>
          <table:table-cell table:style-name="ce50" table:formula="of:=[.G116]-[.N116]" office:value-type="float" office:value="2.60974554274744" calcext:value-type="float">
            <text:p>2.60974554274744</text:p>
          </table:table-cell>
          <table:table-cell table:style-name="ce50" table:formula="of:=[.H116]-[.O116]" office:value-type="float" office:value="-6.13675475725256" calcext:value-type="float">
            <text:p>-6.13675475725256</text:p>
          </table:table-cell>
          <table:table-cell table:style-name="ce50" table:formula="of:=[.J116]-[.N116]" office:value-type="float" office:value="3.698678" calcext:value-type="float">
            <text:p>3.698678</text:p>
          </table:table-cell>
          <table:table-cell table:style-name="ce50" table:formula="of:=[.K116]-[.O116]" office:value-type="float" office:value="-5.4478223" calcext:value-type="float">
            <text:p>-5.4478223</text:p>
          </table:table-cell>
          <table:table-cell/>
          <table:table-cell table:style-name="ce44" office:value-type="float" office:value="12" calcext:value-type="float">
            <text:p>12</text:p>
          </table:table-cell>
          <table:table-cell table:style-name="ce44" office:value-type="float" office:value="1" calcext:value-type="float">
            <text:p>1</text:p>
          </table:table-cell>
          <table:table-cell table:number-columns-repeated="1002"/>
        </table:table-row>
        <table:table-row table:style-name="ro1">
          <table:table-cell table:style-name="ce44" office:value-type="float" office:value="12" calcext:value-type="float">
            <text:p>12</text:p>
          </table:table-cell>
          <table:table-cell table:style-name="ce44" office:value-type="float" office:value="2" calcext:value-type="float">
            <text:p>2</text:p>
          </table:table-cell>
          <table:table-cell table:style-name="ce50" table:formula="of:=(([.A117]-1)*9+([.B117]))/108" office:value-type="float" office:value="0.935185185185185" calcext:value-type="float">
            <text:p>0.935185185185185</text:p>
          </table:table-cell>
          <table:table-cell table:style-name="ce50" table:formula="of:=MIN(ABS([.C117]*12-0.5);12-ABS([.C117]*12-0.5))/6" office:value-type="float" office:value="0.212962962962963" calcext:value-type="float">
            <text:p>0.212962962962963</text:p>
          </table:table-cell>
          <table:table-cell table:style-name="ce50" table:formula="of:=6*[.D117]^5-15*[.D117]^4+10*[.D117]^3" office:value-type="float" office:value="0.0683601255471496" calcext:value-type="float">
            <text:p>0.0683601255471496</text:p>
          </table:table-cell>
          <table:table-cell table:style-name="ce50" table:formula="of:=[.E117]*[.F$3]" office:value-type="float" office:value="2.22170408028236" calcext:value-type="float">
            <text:p>2.22170408028236</text:p>
          </table:table-cell>
          <table:table-cell table:style-name="ce50" table:formula="of:=[.$F$4]+[.F117]+(-0.5*[.$F$10])" office:value-type="float" office:value="-14.8282959197176" calcext:value-type="float">
            <text:p>-14.8282959197176</text:p>
          </table:table-cell>
          <table:table-cell table:style-name="ce50" table:formula="of:=[.$F$4]+[.F117]+(0.5*[.$F$10])" office:value-type="float" office:value="-7.22829591971764" calcext:value-type="float">
            <text:p>-7.22829591971764</text:p>
          </table:table-cell>
          <table:table-cell/>
          <table:table-cell table:style-name="ce44" office:value-type="float" office:value="-14.2" calcext:value-type="float">
            <text:p>-14.2</text:p>
          </table:table-cell>
          <table:table-cell table:style-name="ce44" office:value-type="float" office:value="-4.3" calcext:value-type="float">
            <text:p>-4.3</text:p>
          </table:table-cell>
          <table:table-cell table:style-name="ce44" table:formula="of:=[.G117]-[.J117]" office:value-type="float" office:value="-0.62829591971764" calcext:value-type="float">
            <text:p>-0.62829591971764</text:p>
          </table:table-cell>
          <table:table-cell table:style-name="ce44" table:formula="of:=[.H117]-[.K117]" office:value-type="float" office:value="-2.92829591971764" calcext:value-type="float">
            <text:p>-2.92829591971764</text:p>
          </table:table-cell>
          <table:table-cell table:style-name="ce44" office:value-type="float" office:value="-18.114697" calcext:value-type="float">
            <text:p>-18.114697</text:p>
          </table:table-cell>
          <table:table-cell table:style-name="ce44" office:value-type="float" office:value="-0.3999544" calcext:value-type="float">
            <text:p>-0.3999544</text:p>
          </table:table-cell>
          <table:table-cell table:style-name="ce50" table:formula="of:=[.G117]-[.N117]" office:value-type="float" office:value="3.28640108028236" calcext:value-type="float">
            <text:p>3.28640108028236</text:p>
          </table:table-cell>
          <table:table-cell table:style-name="ce50" table:formula="of:=[.H117]-[.O117]" office:value-type="float" office:value="-6.82834151971764" calcext:value-type="float">
            <text:p>-6.82834151971764</text:p>
          </table:table-cell>
          <table:table-cell table:style-name="ce50" table:formula="of:=[.J117]-[.N117]" office:value-type="float" office:value="3.914697" calcext:value-type="float">
            <text:p>3.914697</text:p>
          </table:table-cell>
          <table:table-cell table:style-name="ce50" table:formula="of:=[.K117]-[.O117]" office:value-type="float" office:value="-3.9000456" calcext:value-type="float">
            <text:p>-3.9000456</text:p>
          </table:table-cell>
          <table:table-cell/>
          <table:table-cell table:style-name="ce44" office:value-type="float" office:value="12" calcext:value-type="float">
            <text:p>12</text:p>
          </table:table-cell>
          <table:table-cell table:style-name="ce44" office:value-type="float" office:value="2" calcext:value-type="float">
            <text:p>2</text:p>
          </table:table-cell>
          <table:table-cell table:number-columns-repeated="1002"/>
        </table:table-row>
        <table:table-row table:style-name="ro1">
          <table:table-cell table:style-name="ce44" office:value-type="float" office:value="12" calcext:value-type="float">
            <text:p>12</text:p>
          </table:table-cell>
          <table:table-cell table:style-name="ce44" office:value-type="float" office:value="3" calcext:value-type="float">
            <text:p>3</text:p>
          </table:table-cell>
          <table:table-cell table:style-name="ce50" table:formula="of:=(([.A118]-1)*9+([.B118]))/108" office:value-type="float" office:value="0.944444444444444" calcext:value-type="float">
            <text:p>0.944444444444444</text:p>
          </table:table-cell>
          <table:table-cell table:style-name="ce50" table:formula="of:=MIN(ABS([.C118]*12-0.5);12-ABS([.C118]*12-0.5))/6" office:value-type="float" office:value="0.194444444444445" calcext:value-type="float">
            <text:p>0.194444444444445</text:p>
          </table:table-cell>
          <table:table-cell table:style-name="ce50" table:formula="of:=6*[.D118]^5-15*[.D118]^4+10*[.D118]^3" office:value-type="float" office:value="0.0537421450299753" calcext:value-type="float">
            <text:p>0.0537421450299753</text:p>
          </table:table-cell>
          <table:table-cell table:style-name="ce50" table:formula="of:=[.E118]*[.F$3]" office:value-type="float" office:value="1.7466197134742" calcext:value-type="float">
            <text:p>1.7466197134742</text:p>
          </table:table-cell>
          <table:table-cell table:style-name="ce50" table:formula="of:=[.$F$4]+[.F118]+(-0.5*[.$F$10])" office:value-type="float" office:value="-15.3033802865258" calcext:value-type="float">
            <text:p>-15.3033802865258</text:p>
          </table:table-cell>
          <table:table-cell table:style-name="ce50" table:formula="of:=[.$F$4]+[.F118]+(0.5*[.$F$10])" office:value-type="float" office:value="-7.7033802865258" calcext:value-type="float">
            <text:p>-7.7033802865258</text:p>
          </table:table-cell>
          <table:table-cell/>
          <table:table-cell table:style-name="ce44" office:value-type="float" office:value="-14.6" calcext:value-type="float">
            <text:p>-14.6</text:p>
          </table:table-cell>
          <table:table-cell table:style-name="ce44" office:value-type="float" office:value="-6.1" calcext:value-type="float">
            <text:p>-6.1</text:p>
          </table:table-cell>
          <table:table-cell table:style-name="ce44" table:formula="of:=[.G118]-[.J118]" office:value-type="float" office:value="-0.703380286525801" calcext:value-type="float">
            <text:p>-0.703380286525801</text:p>
          </table:table-cell>
          <table:table-cell table:style-name="ce44" table:formula="of:=[.H118]-[.K118]" office:value-type="float" office:value="-1.6033802865258" calcext:value-type="float">
            <text:p>-1.6033802865258</text:p>
          </table:table-cell>
          <table:table-cell table:style-name="ce44" office:value-type="float" office:value="-18.922144" calcext:value-type="float">
            <text:p>-18.922144</text:p>
          </table:table-cell>
          <table:table-cell table:style-name="ce44" office:value-type="float" office:value="0.06639548" calcext:value-type="float">
            <text:p>0.06639548</text:p>
          </table:table-cell>
          <table:table-cell table:style-name="ce50" table:formula="of:=[.G118]-[.N118]" office:value-type="float" office:value="3.6187637134742" calcext:value-type="float">
            <text:p>3.6187637134742</text:p>
          </table:table-cell>
          <table:table-cell table:style-name="ce50" table:formula="of:=[.H118]-[.O118]" office:value-type="float" office:value="-7.7697757665258" calcext:value-type="float">
            <text:p>-7.7697757665258</text:p>
          </table:table-cell>
          <table:table-cell table:style-name="ce50" table:formula="of:=[.J118]-[.N118]" office:value-type="float" office:value="4.322144" calcext:value-type="float">
            <text:p>4.322144</text:p>
          </table:table-cell>
          <table:table-cell table:style-name="ce50" table:formula="of:=[.K118]-[.O118]" office:value-type="float" office:value="-6.16639548" calcext:value-type="float">
            <text:p>-6.16639548</text:p>
          </table:table-cell>
          <table:table-cell/>
          <table:table-cell table:style-name="ce44" office:value-type="float" office:value="12" calcext:value-type="float">
            <text:p>12</text:p>
          </table:table-cell>
          <table:table-cell table:style-name="ce44" office:value-type="float" office:value="3" calcext:value-type="float">
            <text:p>3</text:p>
          </table:table-cell>
          <table:table-cell table:number-columns-repeated="1002"/>
        </table:table-row>
        <table:table-row table:style-name="ro1">
          <table:table-cell table:style-name="ce44" office:value-type="float" office:value="12" calcext:value-type="float">
            <text:p>12</text:p>
          </table:table-cell>
          <table:table-cell table:style-name="ce44" office:value-type="float" office:value="4" calcext:value-type="float">
            <text:p>4</text:p>
          </table:table-cell>
          <table:table-cell table:style-name="ce50" table:formula="of:=(([.A119]-1)*9+([.B119]))/108" office:value-type="float" office:value="0.953703703703704" calcext:value-type="float">
            <text:p>0.953703703703704</text:p>
          </table:table-cell>
          <table:table-cell table:style-name="ce50" table:formula="of:=MIN(ABS([.C119]*12-0.5);12-ABS([.C119]*12-0.5))/6" office:value-type="float" office:value="0.175925925925926" calcext:value-type="float">
            <text:p>0.175925925925926</text:p>
          </table:table-cell>
          <table:table-cell table:style-name="ce50" table:formula="of:=6*[.D119]^5-15*[.D119]^4+10*[.D119]^3" office:value-type="float" office:value="0.0410915944187857" calcext:value-type="float">
            <text:p>0.0410915944187857</text:p>
          </table:table-cell>
          <table:table-cell table:style-name="ce50" table:formula="of:=[.E119]*[.F$3]" office:value-type="float" office:value="1.33547681861054" calcext:value-type="float">
            <text:p>1.33547681861054</text:p>
          </table:table-cell>
          <table:table-cell table:style-name="ce50" table:formula="of:=[.$F$4]+[.F119]+(-0.5*[.$F$10])" office:value-type="float" office:value="-15.7145231813895" calcext:value-type="float">
            <text:p>-15.7145231813895</text:p>
          </table:table-cell>
          <table:table-cell table:style-name="ce50" table:formula="of:=[.$F$4]+[.F119]+(0.5*[.$F$10])" office:value-type="float" office:value="-8.11452318138947" calcext:value-type="float">
            <text:p>-8.11452318138947</text:p>
          </table:table-cell>
          <table:table-cell/>
          <table:table-cell table:style-name="ce44" office:value-type="float" office:value="-14.5" calcext:value-type="float">
            <text:p>-14.5</text:p>
          </table:table-cell>
          <table:table-cell table:style-name="ce44" office:value-type="float" office:value="-6.6" calcext:value-type="float">
            <text:p>-6.6</text:p>
          </table:table-cell>
          <table:table-cell table:style-name="ce44" table:formula="of:=[.G119]-[.J119]" office:value-type="float" office:value="-1.21452318138946" calcext:value-type="float">
            <text:p>-1.21452318138946</text:p>
          </table:table-cell>
          <table:table-cell table:style-name="ce44" table:formula="of:=[.H119]-[.K119]" office:value-type="float" office:value="-1.51452318138947" calcext:value-type="float">
            <text:p>-1.51452318138947</text:p>
          </table:table-cell>
          <table:table-cell table:style-name="ce44" office:value-type="float" office:value="-19.4911" calcext:value-type="float">
            <text:p>-19.4911</text:p>
          </table:table-cell>
          <table:table-cell table:style-name="ce44" office:value-type="float" office:value="-1.1527618" calcext:value-type="float">
            <text:p>-1.1527618</text:p>
          </table:table-cell>
          <table:table-cell table:style-name="ce50" table:formula="of:=[.G119]-[.N119]" office:value-type="float" office:value="3.77657681861054" calcext:value-type="float">
            <text:p>3.77657681861054</text:p>
          </table:table-cell>
          <table:table-cell table:style-name="ce50" table:formula="of:=[.H119]-[.O119]" office:value-type="float" office:value="-6.96176138138947" calcext:value-type="float">
            <text:p>-6.96176138138947</text:p>
          </table:table-cell>
          <table:table-cell table:style-name="ce50" table:formula="of:=[.J119]-[.N119]" office:value-type="float" office:value="4.9911" calcext:value-type="float">
            <text:p>4.9911</text:p>
          </table:table-cell>
          <table:table-cell table:style-name="ce50" table:formula="of:=[.K119]-[.O119]" office:value-type="float" office:value="-5.4472382" calcext:value-type="float">
            <text:p>-5.4472382</text:p>
          </table:table-cell>
          <table:table-cell/>
          <table:table-cell table:style-name="ce44" office:value-type="float" office:value="12" calcext:value-type="float">
            <text:p>12</text:p>
          </table:table-cell>
          <table:table-cell table:style-name="ce44" office:value-type="float" office:value="4" calcext:value-type="float">
            <text:p>4</text:p>
          </table:table-cell>
          <table:table-cell table:number-columns-repeated="1002"/>
        </table:table-row>
        <table:table-row table:style-name="ro1">
          <table:table-cell table:style-name="ce44" office:value-type="float" office:value="12" calcext:value-type="float">
            <text:p>12</text:p>
          </table:table-cell>
          <table:table-cell table:style-name="ce44" office:value-type="float" office:value="5" calcext:value-type="float">
            <text:p>5</text:p>
          </table:table-cell>
          <table:table-cell table:style-name="ce50" table:formula="of:=(([.A120]-1)*9+([.B120]))/108" office:value-type="float" office:value="0.962962962962963" calcext:value-type="float">
            <text:p>0.962962962962963</text:p>
          </table:table-cell>
          <table:table-cell table:style-name="ce50" table:formula="of:=MIN(ABS([.C120]*12-0.5);12-ABS([.C120]*12-0.5))/6" office:value-type="float" office:value="0.157407407407407" calcext:value-type="float">
            <text:p>0.157407407407407</text:p>
          </table:table-cell>
          <table:table-cell table:style-name="ce50" table:formula="of:=6*[.D120]^5-15*[.D120]^4+10*[.D120]^3" office:value-type="float" office:value="0.0303722122408435" calcext:value-type="float">
            <text:p>0.0303722122408435</text:p>
          </table:table-cell>
          <table:table-cell table:style-name="ce50" table:formula="of:=[.E120]*[.F$3]" office:value-type="float" office:value="0.987096897827414" calcext:value-type="float">
            <text:p>0.987096897827414</text:p>
          </table:table-cell>
          <table:table-cell table:style-name="ce50" table:formula="of:=[.$F$4]+[.F120]+(-0.5*[.$F$10])" office:value-type="float" office:value="-16.0629031021726" calcext:value-type="float">
            <text:p>-16.0629031021726</text:p>
          </table:table-cell>
          <table:table-cell table:style-name="ce50" table:formula="of:=[.$F$4]+[.F120]+(0.5*[.$F$10])" office:value-type="float" office:value="-8.46290310217259" calcext:value-type="float">
            <text:p>-8.46290310217259</text:p>
          </table:table-cell>
          <table:table-cell/>
          <table:table-cell table:style-name="ce44" office:value-type="float" office:value="-15.8" calcext:value-type="float">
            <text:p>-15.8</text:p>
          </table:table-cell>
          <table:table-cell table:style-name="ce44" office:value-type="float" office:value="-6.8" calcext:value-type="float">
            <text:p>-6.8</text:p>
          </table:table-cell>
          <table:table-cell table:style-name="ce44" table:formula="of:=[.G120]-[.J120]" office:value-type="float" office:value="-0.262903102172587" calcext:value-type="float">
            <text:p>-0.262903102172587</text:p>
          </table:table-cell>
          <table:table-cell table:style-name="ce44" table:formula="of:=[.H120]-[.K120]" office:value-type="float" office:value="-1.66290310217259" calcext:value-type="float">
            <text:p>-1.66290310217259</text:p>
          </table:table-cell>
          <table:table-cell table:style-name="ce44" office:value-type="float" office:value="-20.266218" calcext:value-type="float">
            <text:p>-20.266218</text:p>
          </table:table-cell>
          <table:table-cell table:style-name="ce44" office:value-type="float" office:value="-2.677198" calcext:value-type="float">
            <text:p>-2.677198</text:p>
          </table:table-cell>
          <table:table-cell table:style-name="ce50" table:formula="of:=[.G120]-[.N120]" office:value-type="float" office:value="4.20331489782741" calcext:value-type="float">
            <text:p>4.20331489782741</text:p>
          </table:table-cell>
          <table:table-cell table:style-name="ce50" table:formula="of:=[.H120]-[.O120]" office:value-type="float" office:value="-5.78570510217259" calcext:value-type="float">
            <text:p>-5.78570510217259</text:p>
          </table:table-cell>
          <table:table-cell table:style-name="ce50" table:formula="of:=[.J120]-[.N120]" office:value-type="float" office:value="4.466218" calcext:value-type="float">
            <text:p>4.466218</text:p>
          </table:table-cell>
          <table:table-cell table:style-name="ce50" table:formula="of:=[.K120]-[.O120]" office:value-type="float" office:value="-4.122802" calcext:value-type="float">
            <text:p>-4.122802</text:p>
          </table:table-cell>
          <table:table-cell/>
          <table:table-cell table:style-name="ce44" office:value-type="float" office:value="12" calcext:value-type="float">
            <text:p>12</text:p>
          </table:table-cell>
          <table:table-cell table:style-name="ce44" office:value-type="float" office:value="5" calcext:value-type="float">
            <text:p>5</text:p>
          </table:table-cell>
          <table:table-cell table:number-columns-repeated="1002"/>
        </table:table-row>
        <table:table-row table:style-name="ro1">
          <table:table-cell table:style-name="ce44" office:value-type="float" office:value="12" calcext:value-type="float">
            <text:p>12</text:p>
          </table:table-cell>
          <table:table-cell table:style-name="ce44" office:value-type="float" office:value="6" calcext:value-type="float">
            <text:p>6</text:p>
          </table:table-cell>
          <table:table-cell table:style-name="ce50" table:formula="of:=(([.A121]-1)*9+([.B121]))/108" office:value-type="float" office:value="0.972222222222222" calcext:value-type="float">
            <text:p>0.972222222222222</text:p>
          </table:table-cell>
          <table:table-cell table:style-name="ce50" table:formula="of:=MIN(ABS([.C121]*12-0.5);12-ABS([.C121]*12-0.5))/6" office:value-type="float" office:value="0.138888888888889" calcext:value-type="float">
            <text:p>0.138888888888889</text:p>
          </table:table-cell>
          <table:table-cell table:style-name="ce50" table:formula="of:=6*[.D121]^5-15*[.D121]^4+10*[.D121]^3" office:value-type="float" office:value="0.0215202959089062" calcext:value-type="float">
            <text:p>0.0215202959089062</text:p>
          </table:table-cell>
          <table:table-cell table:style-name="ce50" table:formula="of:=[.E121]*[.F$3]" office:value-type="float" office:value="0.699409617039452" calcext:value-type="float">
            <text:p>0.699409617039452</text:p>
          </table:table-cell>
          <table:table-cell table:style-name="ce50" table:formula="of:=[.$F$4]+[.F121]+(-0.5*[.$F$10])" office:value-type="float" office:value="-16.3505903829605" calcext:value-type="float">
            <text:p>-16.3505903829605</text:p>
          </table:table-cell>
          <table:table-cell table:style-name="ce50" table:formula="of:=[.$F$4]+[.F121]+(0.5*[.$F$10])" office:value-type="float" office:value="-8.75059038296055" calcext:value-type="float">
            <text:p>-8.75059038296055</text:p>
          </table:table-cell>
          <table:table-cell/>
          <table:table-cell table:style-name="ce44" office:value-type="float" office:value="-16.2" calcext:value-type="float">
            <text:p>-16.2</text:p>
          </table:table-cell>
          <table:table-cell table:style-name="ce44" office:value-type="float" office:value="-6.6" calcext:value-type="float">
            <text:p>-6.6</text:p>
          </table:table-cell>
          <table:table-cell table:style-name="ce44" table:formula="of:=[.G121]-[.J121]" office:value-type="float" office:value="-0.150590382960548" calcext:value-type="float">
            <text:p>-0.150590382960548</text:p>
          </table:table-cell>
          <table:table-cell table:style-name="ce44" table:formula="of:=[.H121]-[.K121]" office:value-type="float" office:value="-2.15059038296055" calcext:value-type="float">
            <text:p>-2.15059038296055</text:p>
          </table:table-cell>
          <table:table-cell table:style-name="ce44" office:value-type="float" office:value="-19.39473" calcext:value-type="float">
            <text:p>-19.39473</text:p>
          </table:table-cell>
          <table:table-cell table:style-name="ce44" office:value-type="float" office:value="-1.7068677" calcext:value-type="float">
            <text:p>-1.7068677</text:p>
          </table:table-cell>
          <table:table-cell table:style-name="ce50" table:formula="of:=[.G121]-[.N121]" office:value-type="float" office:value="3.04413961703945" calcext:value-type="float">
            <text:p>3.04413961703945</text:p>
          </table:table-cell>
          <table:table-cell table:style-name="ce50" table:formula="of:=[.H121]-[.O121]" office:value-type="float" office:value="-7.04372268296055" calcext:value-type="float">
            <text:p>-7.04372268296055</text:p>
          </table:table-cell>
          <table:table-cell table:style-name="ce50" table:formula="of:=[.J121]-[.N121]" office:value-type="float" office:value="3.19473" calcext:value-type="float">
            <text:p>3.19473</text:p>
          </table:table-cell>
          <table:table-cell table:style-name="ce50" table:formula="of:=[.K121]-[.O121]" office:value-type="float" office:value="-4.8931323" calcext:value-type="float">
            <text:p>-4.8931323</text:p>
          </table:table-cell>
          <table:table-cell/>
          <table:table-cell table:style-name="ce44" office:value-type="float" office:value="12" calcext:value-type="float">
            <text:p>12</text:p>
          </table:table-cell>
          <table:table-cell table:style-name="ce44" office:value-type="float" office:value="6" calcext:value-type="float">
            <text:p>6</text:p>
          </table:table-cell>
          <table:table-cell table:number-columns-repeated="1002"/>
        </table:table-row>
        <table:table-row table:style-name="ro1">
          <table:table-cell table:style-name="ce44" office:value-type="float" office:value="12" calcext:value-type="float">
            <text:p>12</text:p>
          </table:table-cell>
          <table:table-cell table:style-name="ce44" office:value-type="float" office:value="7" calcext:value-type="float">
            <text:p>7</text:p>
          </table:table-cell>
          <table:table-cell table:style-name="ce50" table:formula="of:=(([.A122]-1)*9+([.B122]))/108" office:value-type="float" office:value="0.981481481481482" calcext:value-type="float">
            <text:p>0.981481481481482</text:p>
          </table:table-cell>
          <table:table-cell table:style-name="ce50" table:formula="of:=MIN(ABS([.C122]*12-0.5);12-ABS([.C122]*12-0.5))/6" office:value-type="float" office:value="0.12037037037037" calcext:value-type="float">
            <text:p>0.12037037037037</text:p>
          </table:table-cell>
          <table:table-cell table:style-name="ce50" table:formula="of:=6*[.D122]^5-15*[.D122]^4+10*[.D122]^3" office:value-type="float" office:value="0.0144431336575409" calcext:value-type="float">
            <text:p>0.0144431336575409</text:p>
          </table:table-cell>
          <table:table-cell table:style-name="ce50" table:formula="of:=[.E122]*[.F$3]" office:value-type="float" office:value="0.469401843870079" calcext:value-type="float">
            <text:p>0.469401843870079</text:p>
          </table:table-cell>
          <table:table-cell table:style-name="ce50" table:formula="of:=[.$F$4]+[.F122]+(-0.5*[.$F$10])" office:value-type="float" office:value="-16.5805981561299" calcext:value-type="float">
            <text:p>-16.5805981561299</text:p>
          </table:table-cell>
          <table:table-cell table:style-name="ce50" table:formula="of:=[.$F$4]+[.F122]+(0.5*[.$F$10])" office:value-type="float" office:value="-8.98059815612992" calcext:value-type="float">
            <text:p>-8.98059815612992</text:p>
          </table:table-cell>
          <table:table-cell/>
          <table:table-cell table:style-name="ce44" office:value-type="float" office:value="-15.5" calcext:value-type="float">
            <text:p>-15.5</text:p>
          </table:table-cell>
          <table:table-cell table:style-name="ce44" office:value-type="float" office:value="-8.1" calcext:value-type="float">
            <text:p>-8.1</text:p>
          </table:table-cell>
          <table:table-cell table:style-name="ce44" table:formula="of:=[.G122]-[.J122]" office:value-type="float" office:value="-1.08059815612992" calcext:value-type="float">
            <text:p>-1.08059815612992</text:p>
          </table:table-cell>
          <table:table-cell table:style-name="ce44" table:formula="of:=[.H122]-[.K122]" office:value-type="float" office:value="-0.880598156129922" calcext:value-type="float">
            <text:p>-0.880598156129922</text:p>
          </table:table-cell>
          <table:table-cell table:style-name="ce44" office:value-type="float" office:value="-20.77545" calcext:value-type="float">
            <text:p>-20.77545</text:p>
          </table:table-cell>
          <table:table-cell table:style-name="ce44" office:value-type="float" office:value="-2.7832756" calcext:value-type="float">
            <text:p>-2.7832756</text:p>
          </table:table-cell>
          <table:table-cell table:style-name="ce50" table:formula="of:=[.G122]-[.N122]" office:value-type="float" office:value="4.19485184387008" calcext:value-type="float">
            <text:p>4.19485184387008</text:p>
          </table:table-cell>
          <table:table-cell table:style-name="ce50" table:formula="of:=[.H122]-[.O122]" office:value-type="float" office:value="-6.19732255612992" calcext:value-type="float">
            <text:p>-6.19732255612992</text:p>
          </table:table-cell>
          <table:table-cell table:style-name="ce50" table:formula="of:=[.J122]-[.N122]" office:value-type="float" office:value="5.27545" calcext:value-type="float">
            <text:p>5.27545</text:p>
          </table:table-cell>
          <table:table-cell table:style-name="ce50" table:formula="of:=[.K122]-[.O122]" office:value-type="float" office:value="-5.3167244" calcext:value-type="float">
            <text:p>-5.3167244</text:p>
          </table:table-cell>
          <table:table-cell/>
          <table:table-cell table:style-name="ce44" office:value-type="float" office:value="12" calcext:value-type="float">
            <text:p>12</text:p>
          </table:table-cell>
          <table:table-cell table:style-name="ce44" office:value-type="float" office:value="7" calcext:value-type="float">
            <text:p>7</text:p>
          </table:table-cell>
          <table:table-cell table:number-columns-repeated="1002"/>
        </table:table-row>
        <table:table-row table:style-name="ro1">
          <table:table-cell table:style-name="ce44" office:value-type="float" office:value="12" calcext:value-type="float">
            <text:p>12</text:p>
          </table:table-cell>
          <table:table-cell table:style-name="ce44" office:value-type="float" office:value="8" calcext:value-type="float">
            <text:p>8</text:p>
          </table:table-cell>
          <table:table-cell table:style-name="ce50" table:formula="of:=(([.A123]-1)*9+([.B123]))/108" office:value-type="float" office:value="0.990740740740741" calcext:value-type="float">
            <text:p>0.990740740740741</text:p>
          </table:table-cell>
          <table:table-cell table:style-name="ce50" table:formula="of:=MIN(ABS([.C123]*12-0.5);12-ABS([.C123]*12-0.5))/6" office:value-type="float" office:value="0.101851851851852" calcext:value-type="float">
            <text:p>0.101851851851852</text:p>
          </table:table-cell>
          <table:table-cell table:style-name="ce50" table:formula="of:=6*[.D123]^5-15*[.D123]^4+10*[.D123]^3" office:value-type="float" office:value="0.0090174364794388" calcext:value-type="float">
            <text:p>0.0090174364794388</text:p>
          </table:table-cell>
          <table:table-cell table:style-name="ce50" table:formula="of:=[.E123]*[.F$3]" office:value-type="float" office:value="0.293066685581761" calcext:value-type="float">
            <text:p>0.293066685581761</text:p>
          </table:table-cell>
          <table:table-cell table:style-name="ce50" table:formula="of:=[.$F$4]+[.F123]+(-0.5*[.$F$10])" office:value-type="float" office:value="-16.7569333144182" calcext:value-type="float">
            <text:p>-16.7569333144182</text:p>
          </table:table-cell>
          <table:table-cell table:style-name="ce50" table:formula="of:=[.$F$4]+[.F123]+(0.5*[.$F$10])" office:value-type="float" office:value="-9.15693331441824" calcext:value-type="float">
            <text:p>-9.15693331441824</text:p>
          </table:table-cell>
          <table:table-cell/>
          <table:table-cell table:style-name="ce44" office:value-type="float" office:value="-16.3" calcext:value-type="float">
            <text:p>-16.3</text:p>
          </table:table-cell>
          <table:table-cell table:style-name="ce44" office:value-type="float" office:value="-7.5" calcext:value-type="float">
            <text:p>-7.5</text:p>
          </table:table-cell>
          <table:table-cell table:style-name="ce44" table:formula="of:=[.G123]-[.J123]" office:value-type="float" office:value="-0.456933314418237" calcext:value-type="float">
            <text:p>-0.456933314418237</text:p>
          </table:table-cell>
          <table:table-cell table:style-name="ce44" table:formula="of:=[.H123]-[.K123]" office:value-type="float" office:value="-1.65693331441824" calcext:value-type="float">
            <text:p>-1.65693331441824</text:p>
          </table:table-cell>
          <table:table-cell table:style-name="ce44" office:value-type="float" office:value="-20.602617" calcext:value-type="float">
            <text:p>-20.602617</text:p>
          </table:table-cell>
          <table:table-cell table:style-name="ce44" office:value-type="float" office:value="-3.1803668" calcext:value-type="float">
            <text:p>-3.1803668</text:p>
          </table:table-cell>
          <table:table-cell table:style-name="ce50" table:formula="of:=[.G123]-[.N123]" office:value-type="float" office:value="3.84568368558176" calcext:value-type="float">
            <text:p>3.84568368558176</text:p>
          </table:table-cell>
          <table:table-cell table:style-name="ce50" table:formula="of:=[.H123]-[.O123]" office:value-type="float" office:value="-5.97656651441824" calcext:value-type="float">
            <text:p>-5.97656651441824</text:p>
          </table:table-cell>
          <table:table-cell table:style-name="ce50" table:formula="of:=[.J123]-[.N123]" office:value-type="float" office:value="4.302617" calcext:value-type="float">
            <text:p>4.302617</text:p>
          </table:table-cell>
          <table:table-cell table:style-name="ce50" table:formula="of:=[.K123]-[.O123]" office:value-type="float" office:value="-4.3196332" calcext:value-type="float">
            <text:p>-4.3196332</text:p>
          </table:table-cell>
          <table:table-cell/>
          <table:table-cell table:style-name="ce44" office:value-type="float" office:value="12" calcext:value-type="float">
            <text:p>12</text:p>
          </table:table-cell>
          <table:table-cell table:style-name="ce44" office:value-type="float" office:value="8" calcext:value-type="float">
            <text:p>8</text:p>
          </table:table-cell>
          <table:table-cell table:number-columns-repeated="1002"/>
        </table:table-row>
        <table:table-row table:style-name="ro1">
          <table:table-cell table:style-name="ce44" office:value-type="float" office:value="12" calcext:value-type="float">
            <text:p>12</text:p>
          </table:table-cell>
          <table:table-cell table:style-name="ce44" office:value-type="float" office:value="9" calcext:value-type="float">
            <text:p>9</text:p>
          </table:table-cell>
          <table:table-cell table:style-name="ce50" table:formula="of:=(([.A124]-1)*9+([.B124]))/108" office:value-type="float" office:value="1" calcext:value-type="float">
            <text:p>1</text:p>
          </table:table-cell>
          <table:table-cell table:style-name="ce50" table:formula="of:=MIN(ABS([.C124]*12-0.5);12-ABS([.C124]*12-0.5))/6" office:value-type="float" office:value="0.0833333333333333" calcext:value-type="float">
            <text:p>0.0833333333333333</text:p>
          </table:table-cell>
          <table:table-cell table:style-name="ce50" table:formula="of:=6*[.D124]^5-15*[.D124]^4+10*[.D124]^3" office:value-type="float" office:value="0.00508777006172839" calcext:value-type="float">
            <text:p>0.00508777006172839</text:p>
          </table:table-cell>
          <table:table-cell table:style-name="ce50" table:formula="of:=[.E124]*[.F$3]" office:value-type="float" office:value="0.165352527006173" calcext:value-type="float">
            <text:p>0.165352527006173</text:p>
          </table:table-cell>
          <table:table-cell table:style-name="ce50" table:formula="of:=[.$F$4]+[.F124]+(-0.5*[.$F$10])" office:value-type="float" office:value="-16.8846474729938" calcext:value-type="float">
            <text:p>-16.8846474729938</text:p>
          </table:table-cell>
          <table:table-cell table:style-name="ce50" table:formula="of:=[.$F$4]+[.F124]+(0.5*[.$F$10])" office:value-type="float" office:value="-9.28464747299383" calcext:value-type="float">
            <text:p>-9.28464747299383</text:p>
          </table:table-cell>
          <table:table-cell/>
          <table:table-cell table:style-name="ce44" office:value-type="float" office:value="-17" calcext:value-type="float">
            <text:p>-17</text:p>
          </table:table-cell>
          <table:table-cell table:style-name="ce44" office:value-type="float" office:value="-7.2" calcext:value-type="float">
            <text:p>-7.2</text:p>
          </table:table-cell>
          <table:table-cell table:style-name="ce44" table:formula="of:=[.G124]-[.J124]" office:value-type="float" office:value="0.115352527006173" calcext:value-type="float">
            <text:p>0.115352527006173</text:p>
          </table:table-cell>
          <table:table-cell table:style-name="ce44" table:formula="of:=[.H124]-[.K124]" office:value-type="float" office:value="-2.08464747299383" calcext:value-type="float">
            <text:p>-2.08464747299383</text:p>
          </table:table-cell>
          <table:table-cell table:style-name="ce44" office:value-type="float" office:value="-20.27619" calcext:value-type="float">
            <text:p>-20.27619</text:p>
          </table:table-cell>
          <table:table-cell table:style-name="ce44" office:value-type="float" office:value="-2.2460833" calcext:value-type="float">
            <text:p>-2.2460833</text:p>
          </table:table-cell>
          <table:table-cell table:style-name="ce50" table:formula="of:=[.G124]-[.N124]" office:value-type="float" office:value="3.39154252700617" calcext:value-type="float">
            <text:p>3.39154252700617</text:p>
          </table:table-cell>
          <table:table-cell table:style-name="ce50" table:formula="of:=[.H124]-[.O124]" office:value-type="float" office:value="-7.03856417299383" calcext:value-type="float">
            <text:p>-7.03856417299383</text:p>
          </table:table-cell>
          <table:table-cell table:style-name="ce50" table:formula="of:=[.J124]-[.N124]" office:value-type="float" office:value="3.27619" calcext:value-type="float">
            <text:p>3.27619</text:p>
          </table:table-cell>
          <table:table-cell table:style-name="ce50" table:formula="of:=[.K124]-[.O124]" office:value-type="float" office:value="-4.9539167" calcext:value-type="float">
            <text:p>-4.9539167</text:p>
          </table:table-cell>
          <table:table-cell/>
          <table:table-cell table:style-name="ce44" office:value-type="float" office:value="12" calcext:value-type="float">
            <text:p>12</text:p>
          </table:table-cell>
          <table:table-cell table:style-name="ce44" office:value-type="float" office:value="9" calcext:value-type="float">
            <text:p>9</text:p>
          </table:table-cell>
          <table:table-cell table:number-columns-repeated="1002"/>
        </table:table-row>
        <table:table-row table:style-name="ro3">
          <table:table-cell table:number-columns-repeated="1024"/>
        </table:table-row>
        <table:table-row table:style-name="ro1">
          <table:table-cell table:style-name="ce44" office:value-type="string" calcext:value-type="string">
            <text:p>Month</text:p>
          </table:table-cell>
          <table:table-cell table:number-columns-repeated="9" table:style-name="ce44" office:value-type="float" office:value="1" calcext:value-type="float">
            <text:p>1</text:p>
          </table:table-cell>
          <table:table-cell table:number-columns-repeated="9" table:style-name="ce44" office:value-type="float" office:value="2" calcext:value-type="float">
            <text:p>2</text:p>
          </table:table-cell>
          <table:table-cell table:number-columns-repeated="9" table:style-name="ce44" office:value-type="float" office:value="3" calcext:value-type="float">
            <text:p>3</text:p>
          </table:table-cell>
          <table:table-cell table:number-columns-repeated="9" table:style-name="ce44" office:value-type="float" office:value="4" calcext:value-type="float">
            <text:p>4</text:p>
          </table:table-cell>
          <table:table-cell table:number-columns-repeated="9" table:style-name="ce44" office:value-type="float" office:value="5" calcext:value-type="float">
            <text:p>5</text:p>
          </table:table-cell>
          <table:table-cell table:number-columns-repeated="9" table:style-name="ce44" office:value-type="float" office:value="6" calcext:value-type="float">
            <text:p>6</text:p>
          </table:table-cell>
          <table:table-cell table:number-columns-repeated="9" table:style-name="ce44" office:value-type="float" office:value="7" calcext:value-type="float">
            <text:p>7</text:p>
          </table:table-cell>
          <table:table-cell table:number-columns-repeated="9" table:style-name="ce44" office:value-type="float" office:value="8" calcext:value-type="float">
            <text:p>8</text:p>
          </table:table-cell>
          <table:table-cell table:number-columns-repeated="9" table:style-name="ce44" office:value-type="float" office:value="9" calcext:value-type="float">
            <text:p>9</text:p>
          </table:table-cell>
          <table:table-cell table:number-columns-repeated="9" table:style-name="ce44" office:value-type="float" office:value="10" calcext:value-type="float">
            <text:p>10</text:p>
          </table:table-cell>
          <table:table-cell table:number-columns-repeated="9" table:style-name="ce44" office:value-type="float" office:value="11" calcext:value-type="float">
            <text:p>11</text:p>
          </table:table-cell>
          <table:table-cell table:number-columns-repeated="9" table:style-name="ce44" office:value-type="float" office:value="12" calcext:value-type="float">
            <text:p>12</text:p>
          </table:table-cell>
          <table:table-cell table:number-columns-repeated="915"/>
        </table:table-row>
        <table:table-row table:style-name="ro1">
          <table:table-cell table:style-name="ce44" office:value-type="string" calcext:value-type="string">
            <text:p>Day</text:p>
          </table:table-cell>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6" calcext:value-type="float">
            <text:p>6</text:p>
          </table:table-cell>
          <table:table-cell table:style-name="ce44" office:value-type="float" office:value="7" calcext:value-type="float">
            <text:p>7</text:p>
          </table:table-cell>
          <table:table-cell table:style-name="ce44" office:value-type="float" office:value="8" calcext:value-type="float">
            <text:p>8</text:p>
          </table:table-cell>
          <table:table-cell table:style-name="ce44" office:value-type="float" office:value="9" calcext:value-type="float">
            <text:p>9</text:p>
          </table:table-cell>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6" calcext:value-type="float">
            <text:p>6</text:p>
          </table:table-cell>
          <table:table-cell table:style-name="ce44" office:value-type="float" office:value="7" calcext:value-type="float">
            <text:p>7</text:p>
          </table:table-cell>
          <table:table-cell table:style-name="ce44" office:value-type="float" office:value="8" calcext:value-type="float">
            <text:p>8</text:p>
          </table:table-cell>
          <table:table-cell table:style-name="ce44" office:value-type="float" office:value="9" calcext:value-type="float">
            <text:p>9</text:p>
          </table:table-cell>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6" calcext:value-type="float">
            <text:p>6</text:p>
          </table:table-cell>
          <table:table-cell table:style-name="ce44" office:value-type="float" office:value="7" calcext:value-type="float">
            <text:p>7</text:p>
          </table:table-cell>
          <table:table-cell table:style-name="ce44" office:value-type="float" office:value="8" calcext:value-type="float">
            <text:p>8</text:p>
          </table:table-cell>
          <table:table-cell table:style-name="ce44" office:value-type="float" office:value="9" calcext:value-type="float">
            <text:p>9</text:p>
          </table:table-cell>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6" calcext:value-type="float">
            <text:p>6</text:p>
          </table:table-cell>
          <table:table-cell table:style-name="ce44" office:value-type="float" office:value="7" calcext:value-type="float">
            <text:p>7</text:p>
          </table:table-cell>
          <table:table-cell table:style-name="ce44" office:value-type="float" office:value="8" calcext:value-type="float">
            <text:p>8</text:p>
          </table:table-cell>
          <table:table-cell table:style-name="ce44" office:value-type="float" office:value="9" calcext:value-type="float">
            <text:p>9</text:p>
          </table:table-cell>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6" calcext:value-type="float">
            <text:p>6</text:p>
          </table:table-cell>
          <table:table-cell table:style-name="ce44" office:value-type="float" office:value="7" calcext:value-type="float">
            <text:p>7</text:p>
          </table:table-cell>
          <table:table-cell table:style-name="ce44" office:value-type="float" office:value="8" calcext:value-type="float">
            <text:p>8</text:p>
          </table:table-cell>
          <table:table-cell table:style-name="ce44" office:value-type="float" office:value="9" calcext:value-type="float">
            <text:p>9</text:p>
          </table:table-cell>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6" calcext:value-type="float">
            <text:p>6</text:p>
          </table:table-cell>
          <table:table-cell table:style-name="ce44" office:value-type="float" office:value="7" calcext:value-type="float">
            <text:p>7</text:p>
          </table:table-cell>
          <table:table-cell table:style-name="ce44" office:value-type="float" office:value="8" calcext:value-type="float">
            <text:p>8</text:p>
          </table:table-cell>
          <table:table-cell table:style-name="ce44" office:value-type="float" office:value="9" calcext:value-type="float">
            <text:p>9</text:p>
          </table:table-cell>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6" calcext:value-type="float">
            <text:p>6</text:p>
          </table:table-cell>
          <table:table-cell table:style-name="ce44" office:value-type="float" office:value="7" calcext:value-type="float">
            <text:p>7</text:p>
          </table:table-cell>
          <table:table-cell table:style-name="ce44" office:value-type="float" office:value="8" calcext:value-type="float">
            <text:p>8</text:p>
          </table:table-cell>
          <table:table-cell table:style-name="ce44" office:value-type="float" office:value="9" calcext:value-type="float">
            <text:p>9</text:p>
          </table:table-cell>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6" calcext:value-type="float">
            <text:p>6</text:p>
          </table:table-cell>
          <table:table-cell table:style-name="ce44" office:value-type="float" office:value="7" calcext:value-type="float">
            <text:p>7</text:p>
          </table:table-cell>
          <table:table-cell table:style-name="ce44" office:value-type="float" office:value="8" calcext:value-type="float">
            <text:p>8</text:p>
          </table:table-cell>
          <table:table-cell table:style-name="ce44" office:value-type="float" office:value="9" calcext:value-type="float">
            <text:p>9</text:p>
          </table:table-cell>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6" calcext:value-type="float">
            <text:p>6</text:p>
          </table:table-cell>
          <table:table-cell table:style-name="ce44" office:value-type="float" office:value="7" calcext:value-type="float">
            <text:p>7</text:p>
          </table:table-cell>
          <table:table-cell table:style-name="ce44" office:value-type="float" office:value="8" calcext:value-type="float">
            <text:p>8</text:p>
          </table:table-cell>
          <table:table-cell table:style-name="ce44" office:value-type="float" office:value="9" calcext:value-type="float">
            <text:p>9</text:p>
          </table:table-cell>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6" calcext:value-type="float">
            <text:p>6</text:p>
          </table:table-cell>
          <table:table-cell table:style-name="ce44" office:value-type="float" office:value="7" calcext:value-type="float">
            <text:p>7</text:p>
          </table:table-cell>
          <table:table-cell table:style-name="ce44" office:value-type="float" office:value="8" calcext:value-type="float">
            <text:p>8</text:p>
          </table:table-cell>
          <table:table-cell table:style-name="ce44" office:value-type="float" office:value="9" calcext:value-type="float">
            <text:p>9</text:p>
          </table:table-cell>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6" calcext:value-type="float">
            <text:p>6</text:p>
          </table:table-cell>
          <table:table-cell table:style-name="ce44" office:value-type="float" office:value="7" calcext:value-type="float">
            <text:p>7</text:p>
          </table:table-cell>
          <table:table-cell table:style-name="ce44" office:value-type="float" office:value="8" calcext:value-type="float">
            <text:p>8</text:p>
          </table:table-cell>
          <table:table-cell table:style-name="ce44" office:value-type="float" office:value="9" calcext:value-type="float">
            <text:p>9</text:p>
          </table:table-cell>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6" calcext:value-type="float">
            <text:p>6</text:p>
          </table:table-cell>
          <table:table-cell table:style-name="ce44" office:value-type="float" office:value="7" calcext:value-type="float">
            <text:p>7</text:p>
          </table:table-cell>
          <table:table-cell table:style-name="ce44" office:value-type="float" office:value="8" calcext:value-type="float">
            <text:p>8</text:p>
          </table:table-cell>
          <table:table-cell table:style-name="ce44" office:value-type="float" office:value="9" calcext:value-type="float">
            <text:p>9</text:p>
          </table:table-cell>
          <table:table-cell table:number-columns-repeated="915"/>
        </table:table-row>
        <table:table-row table:style-name="ro1">
          <table:table-cell table:style-name="ce44" office:value-type="string" calcext:value-type="string">
            <text:p>yearRel</text:p>
          </table:table-cell>
          <table:table-cell table:style-name="ce50" table:formula="of:=(([.B126]-1)*9+([.B127]))/108" office:value-type="float" office:value="0.00925925925925926" calcext:value-type="float">
            <text:p>0.00925925925925926</text:p>
          </table:table-cell>
          <table:table-cell table:style-name="ce50" table:formula="of:=(([.C126]-1)*9+([.C127]))/108" office:value-type="float" office:value="0.0185185185185185" calcext:value-type="float">
            <text:p>0.0185185185185185</text:p>
          </table:table-cell>
          <table:table-cell table:style-name="ce50" table:formula="of:=(([.D126]-1)*9+([.D127]))/108" office:value-type="float" office:value="0.0277777777777778" calcext:value-type="float">
            <text:p>0.0277777777777778</text:p>
          </table:table-cell>
          <table:table-cell table:style-name="ce50" table:formula="of:=(([.E126]-1)*9+([.E127]))/108" office:value-type="float" office:value="0.037037037037037" calcext:value-type="float">
            <text:p>0.037037037037037</text:p>
          </table:table-cell>
          <table:table-cell table:style-name="ce50" table:formula="of:=(([.F126]-1)*9+([.F127]))/108" office:value-type="float" office:value="0.0462962962962963" calcext:value-type="float">
            <text:p>0.0462962962962963</text:p>
          </table:table-cell>
          <table:table-cell table:style-name="ce50" table:formula="of:=(([.G126]-1)*9+([.G127]))/108" office:value-type="float" office:value="0.0555555555555556" calcext:value-type="float">
            <text:p>0.0555555555555556</text:p>
          </table:table-cell>
          <table:table-cell table:style-name="ce50" table:formula="of:=(([.H126]-1)*9+([.H127]))/108" office:value-type="float" office:value="0.0648148148148148" calcext:value-type="float">
            <text:p>0.0648148148148148</text:p>
          </table:table-cell>
          <table:table-cell table:style-name="ce50" table:formula="of:=(([.I126]-1)*9+([.I127]))/108" office:value-type="float" office:value="0.0740740740740741" calcext:value-type="float">
            <text:p>0.0740740740740741</text:p>
          </table:table-cell>
          <table:table-cell table:style-name="ce50" table:formula="of:=(([.J126]-1)*9+([.J127]))/108" office:value-type="float" office:value="0.0833333333333333" calcext:value-type="float">
            <text:p>0.0833333333333333</text:p>
          </table:table-cell>
          <table:table-cell table:style-name="ce50" table:formula="of:=(([.K126]-1)*9+([.K127]))/108" office:value-type="float" office:value="0.0925925925925926" calcext:value-type="float">
            <text:p>0.0925925925925926</text:p>
          </table:table-cell>
          <table:table-cell table:style-name="ce50" table:formula="of:=(([.L126]-1)*9+([.L127]))/108" office:value-type="float" office:value="0.101851851851852" calcext:value-type="float">
            <text:p>0.101851851851852</text:p>
          </table:table-cell>
          <table:table-cell table:style-name="ce50" table:formula="of:=(([.M126]-1)*9+([.M127]))/108" office:value-type="float" office:value="0.111111111111111" calcext:value-type="float">
            <text:p>0.111111111111111</text:p>
          </table:table-cell>
          <table:table-cell table:style-name="ce50" table:formula="of:=(([.N126]-1)*9+([.N127]))/108" office:value-type="float" office:value="0.12037037037037" calcext:value-type="float">
            <text:p>0.12037037037037</text:p>
          </table:table-cell>
          <table:table-cell table:style-name="ce50" table:formula="of:=(([.O126]-1)*9+([.O127]))/108" office:value-type="float" office:value="0.12962962962963" calcext:value-type="float">
            <text:p>0.12962962962963</text:p>
          </table:table-cell>
          <table:table-cell table:style-name="ce50" table:formula="of:=(([.P126]-1)*9+([.P127]))/108" office:value-type="float" office:value="0.138888888888889" calcext:value-type="float">
            <text:p>0.138888888888889</text:p>
          </table:table-cell>
          <table:table-cell table:style-name="ce50" table:formula="of:=(([.Q126]-1)*9+([.Q127]))/108" office:value-type="float" office:value="0.148148148148148" calcext:value-type="float">
            <text:p>0.148148148148148</text:p>
          </table:table-cell>
          <table:table-cell table:style-name="ce50" table:formula="of:=(([.R126]-1)*9+([.R127]))/108" office:value-type="float" office:value="0.157407407407407" calcext:value-type="float">
            <text:p>0.157407407407407</text:p>
          </table:table-cell>
          <table:table-cell table:style-name="ce50" table:formula="of:=(([.S126]-1)*9+([.S127]))/108" office:value-type="float" office:value="0.166666666666667" calcext:value-type="float">
            <text:p>0.166666666666667</text:p>
          </table:table-cell>
          <table:table-cell table:style-name="ce50" table:formula="of:=(([.T126]-1)*9+([.T127]))/108" office:value-type="float" office:value="0.175925925925926" calcext:value-type="float">
            <text:p>0.175925925925926</text:p>
          </table:table-cell>
          <table:table-cell table:style-name="ce50" table:formula="of:=(([.U126]-1)*9+([.U127]))/108" office:value-type="float" office:value="0.185185185185185" calcext:value-type="float">
            <text:p>0.185185185185185</text:p>
          </table:table-cell>
          <table:table-cell table:style-name="ce50" table:formula="of:=(([.V126]-1)*9+([.V127]))/108" office:value-type="float" office:value="0.194444444444444" calcext:value-type="float">
            <text:p>0.194444444444444</text:p>
          </table:table-cell>
          <table:table-cell table:style-name="ce50" table:formula="of:=(([.W126]-1)*9+([.W127]))/108" office:value-type="float" office:value="0.203703703703704" calcext:value-type="float">
            <text:p>0.203703703703704</text:p>
          </table:table-cell>
          <table:table-cell table:style-name="ce50" table:formula="of:=(([.X126]-1)*9+([.X127]))/108" office:value-type="float" office:value="0.212962962962963" calcext:value-type="float">
            <text:p>0.212962962962963</text:p>
          </table:table-cell>
          <table:table-cell table:style-name="ce50" table:formula="of:=(([.Y126]-1)*9+([.Y127]))/108" office:value-type="float" office:value="0.222222222222222" calcext:value-type="float">
            <text:p>0.222222222222222</text:p>
          </table:table-cell>
          <table:table-cell table:style-name="ce50" table:formula="of:=(([.Z126]-1)*9+([.Z127]))/108" office:value-type="float" office:value="0.231481481481481" calcext:value-type="float">
            <text:p>0.231481481481481</text:p>
          </table:table-cell>
          <table:table-cell table:style-name="ce50" table:formula="of:=(([.AA126]-1)*9+([.AA127]))/108" office:value-type="float" office:value="0.240740740740741" calcext:value-type="float">
            <text:p>0.240740740740741</text:p>
          </table:table-cell>
          <table:table-cell table:style-name="ce50" table:formula="of:=(([.AB126]-1)*9+([.AB127]))/108" office:value-type="float" office:value="0.25" calcext:value-type="float">
            <text:p>0.25</text:p>
          </table:table-cell>
          <table:table-cell table:style-name="ce50" table:formula="of:=(([.AC126]-1)*9+([.AC127]))/108" office:value-type="float" office:value="0.259259259259259" calcext:value-type="float">
            <text:p>0.259259259259259</text:p>
          </table:table-cell>
          <table:table-cell table:style-name="ce50" table:formula="of:=(([.AD126]-1)*9+([.AD127]))/108" office:value-type="float" office:value="0.268518518518519" calcext:value-type="float">
            <text:p>0.268518518518519</text:p>
          </table:table-cell>
          <table:table-cell table:style-name="ce50" table:formula="of:=(([.AE126]-1)*9+([.AE127]))/108" office:value-type="float" office:value="0.277777777777778" calcext:value-type="float">
            <text:p>0.277777777777778</text:p>
          </table:table-cell>
          <table:table-cell table:style-name="ce50" table:formula="of:=(([.AF126]-1)*9+([.AF127]))/108" office:value-type="float" office:value="0.287037037037037" calcext:value-type="float">
            <text:p>0.287037037037037</text:p>
          </table:table-cell>
          <table:table-cell table:style-name="ce50" table:formula="of:=(([.AG126]-1)*9+([.AG127]))/108" office:value-type="float" office:value="0.296296296296296" calcext:value-type="float">
            <text:p>0.296296296296296</text:p>
          </table:table-cell>
          <table:table-cell table:style-name="ce50" table:formula="of:=(([.AH126]-1)*9+([.AH127]))/108" office:value-type="float" office:value="0.305555555555556" calcext:value-type="float">
            <text:p>0.305555555555556</text:p>
          </table:table-cell>
          <table:table-cell table:style-name="ce50" table:formula="of:=(([.AI126]-1)*9+([.AI127]))/108" office:value-type="float" office:value="0.314814814814815" calcext:value-type="float">
            <text:p>0.314814814814815</text:p>
          </table:table-cell>
          <table:table-cell table:style-name="ce50" table:formula="of:=(([.AJ126]-1)*9+([.AJ127]))/108" office:value-type="float" office:value="0.324074074074074" calcext:value-type="float">
            <text:p>0.324074074074074</text:p>
          </table:table-cell>
          <table:table-cell table:style-name="ce50" table:formula="of:=(([.AK126]-1)*9+([.AK127]))/108" office:value-type="float" office:value="0.333333333333333" calcext:value-type="float">
            <text:p>0.333333333333333</text:p>
          </table:table-cell>
          <table:table-cell table:style-name="ce50" table:formula="of:=(([.AL126]-1)*9+([.AL127]))/108" office:value-type="float" office:value="0.342592592592593" calcext:value-type="float">
            <text:p>0.342592592592593</text:p>
          </table:table-cell>
          <table:table-cell table:style-name="ce50" table:formula="of:=(([.AM126]-1)*9+([.AM127]))/108" office:value-type="float" office:value="0.351851851851852" calcext:value-type="float">
            <text:p>0.351851851851852</text:p>
          </table:table-cell>
          <table:table-cell table:style-name="ce50" table:formula="of:=(([.AN126]-1)*9+([.AN127]))/108" office:value-type="float" office:value="0.361111111111111" calcext:value-type="float">
            <text:p>0.361111111111111</text:p>
          </table:table-cell>
          <table:table-cell table:style-name="ce50" table:formula="of:=(([.AO126]-1)*9+([.AO127]))/108" office:value-type="float" office:value="0.37037037037037" calcext:value-type="float">
            <text:p>0.37037037037037</text:p>
          </table:table-cell>
          <table:table-cell table:style-name="ce50" table:formula="of:=(([.AP126]-1)*9+([.AP127]))/108" office:value-type="float" office:value="0.37962962962963" calcext:value-type="float">
            <text:p>0.37962962962963</text:p>
          </table:table-cell>
          <table:table-cell table:style-name="ce50" table:formula="of:=(([.AQ126]-1)*9+([.AQ127]))/108" office:value-type="float" office:value="0.388888888888889" calcext:value-type="float">
            <text:p>0.388888888888889</text:p>
          </table:table-cell>
          <table:table-cell table:style-name="ce50" table:formula="of:=(([.AR126]-1)*9+([.AR127]))/108" office:value-type="float" office:value="0.398148148148148" calcext:value-type="float">
            <text:p>0.398148148148148</text:p>
          </table:table-cell>
          <table:table-cell table:style-name="ce50" table:formula="of:=(([.AS126]-1)*9+([.AS127]))/108" office:value-type="float" office:value="0.407407407407407" calcext:value-type="float">
            <text:p>0.407407407407407</text:p>
          </table:table-cell>
          <table:table-cell table:style-name="ce50" table:formula="of:=(([.AT126]-1)*9+([.AT127]))/108" office:value-type="float" office:value="0.416666666666667" calcext:value-type="float">
            <text:p>0.416666666666667</text:p>
          </table:table-cell>
          <table:table-cell table:style-name="ce50" table:formula="of:=(([.AU126]-1)*9+([.AU127]))/108" office:value-type="float" office:value="0.425925925925926" calcext:value-type="float">
            <text:p>0.425925925925926</text:p>
          </table:table-cell>
          <table:table-cell table:style-name="ce50" table:formula="of:=(([.AV126]-1)*9+([.AV127]))/108" office:value-type="float" office:value="0.435185185185185" calcext:value-type="float">
            <text:p>0.435185185185185</text:p>
          </table:table-cell>
          <table:table-cell table:style-name="ce50" table:formula="of:=(([.AW126]-1)*9+([.AW127]))/108" office:value-type="float" office:value="0.444444444444444" calcext:value-type="float">
            <text:p>0.444444444444444</text:p>
          </table:table-cell>
          <table:table-cell table:style-name="ce50" table:formula="of:=(([.AX126]-1)*9+([.AX127]))/108" office:value-type="float" office:value="0.453703703703704" calcext:value-type="float">
            <text:p>0.453703703703704</text:p>
          </table:table-cell>
          <table:table-cell table:style-name="ce50" table:formula="of:=(([.AY126]-1)*9+([.AY127]))/108" office:value-type="float" office:value="0.462962962962963" calcext:value-type="float">
            <text:p>0.462962962962963</text:p>
          </table:table-cell>
          <table:table-cell table:style-name="ce50" table:formula="of:=(([.AZ126]-1)*9+([.AZ127]))/108" office:value-type="float" office:value="0.472222222222222" calcext:value-type="float">
            <text:p>0.472222222222222</text:p>
          </table:table-cell>
          <table:table-cell table:style-name="ce50" table:formula="of:=(([.BA126]-1)*9+([.BA127]))/108" office:value-type="float" office:value="0.481481481481481" calcext:value-type="float">
            <text:p>0.481481481481481</text:p>
          </table:table-cell>
          <table:table-cell table:style-name="ce50" table:formula="of:=(([.BB126]-1)*9+([.BB127]))/108" office:value-type="float" office:value="0.490740740740741" calcext:value-type="float">
            <text:p>0.490740740740741</text:p>
          </table:table-cell>
          <table:table-cell table:style-name="ce50" table:formula="of:=(([.BC126]-1)*9+([.BC127]))/108" office:value-type="float" office:value="0.5" calcext:value-type="float">
            <text:p>0.5</text:p>
          </table:table-cell>
          <table:table-cell table:style-name="ce50" table:formula="of:=(([.BD126]-1)*9+([.BD127]))/108" office:value-type="float" office:value="0.509259259259259" calcext:value-type="float">
            <text:p>0.509259259259259</text:p>
          </table:table-cell>
          <table:table-cell table:style-name="ce50" table:formula="of:=(([.BE126]-1)*9+([.BE127]))/108" office:value-type="float" office:value="0.518518518518518" calcext:value-type="float">
            <text:p>0.518518518518518</text:p>
          </table:table-cell>
          <table:table-cell table:style-name="ce50" table:formula="of:=(([.BF126]-1)*9+([.BF127]))/108" office:value-type="float" office:value="0.527777777777778" calcext:value-type="float">
            <text:p>0.527777777777778</text:p>
          </table:table-cell>
          <table:table-cell table:style-name="ce50" table:formula="of:=(([.BG126]-1)*9+([.BG127]))/108" office:value-type="float" office:value="0.537037037037037" calcext:value-type="float">
            <text:p>0.537037037037037</text:p>
          </table:table-cell>
          <table:table-cell table:style-name="ce50" table:formula="of:=(([.BH126]-1)*9+([.BH127]))/108" office:value-type="float" office:value="0.546296296296296" calcext:value-type="float">
            <text:p>0.546296296296296</text:p>
          </table:table-cell>
          <table:table-cell table:style-name="ce50" table:formula="of:=(([.BI126]-1)*9+([.BI127]))/108" office:value-type="float" office:value="0.555555555555556" calcext:value-type="float">
            <text:p>0.555555555555556</text:p>
          </table:table-cell>
          <table:table-cell table:style-name="ce50" table:formula="of:=(([.BJ126]-1)*9+([.BJ127]))/108" office:value-type="float" office:value="0.564814814814815" calcext:value-type="float">
            <text:p>0.564814814814815</text:p>
          </table:table-cell>
          <table:table-cell table:style-name="ce50" table:formula="of:=(([.BK126]-1)*9+([.BK127]))/108" office:value-type="float" office:value="0.574074074074074" calcext:value-type="float">
            <text:p>0.574074074074074</text:p>
          </table:table-cell>
          <table:table-cell table:style-name="ce50" table:formula="of:=(([.BL126]-1)*9+([.BL127]))/108" office:value-type="float" office:value="0.583333333333333" calcext:value-type="float">
            <text:p>0.583333333333333</text:p>
          </table:table-cell>
          <table:table-cell table:style-name="ce50" table:formula="of:=(([.BM126]-1)*9+([.BM127]))/108" office:value-type="float" office:value="0.592592592592593" calcext:value-type="float">
            <text:p>0.592592592592593</text:p>
          </table:table-cell>
          <table:table-cell table:style-name="ce50" table:formula="of:=(([.BN126]-1)*9+([.BN127]))/108" office:value-type="float" office:value="0.601851851851852" calcext:value-type="float">
            <text:p>0.601851851851852</text:p>
          </table:table-cell>
          <table:table-cell table:style-name="ce50" table:formula="of:=(([.BO126]-1)*9+([.BO127]))/108" office:value-type="float" office:value="0.611111111111111" calcext:value-type="float">
            <text:p>0.611111111111111</text:p>
          </table:table-cell>
          <table:table-cell table:style-name="ce50" table:formula="of:=(([.BP126]-1)*9+([.BP127]))/108" office:value-type="float" office:value="0.62037037037037" calcext:value-type="float">
            <text:p>0.62037037037037</text:p>
          </table:table-cell>
          <table:table-cell table:style-name="ce50" table:formula="of:=(([.BQ126]-1)*9+([.BQ127]))/108" office:value-type="float" office:value="0.62962962962963" calcext:value-type="float">
            <text:p>0.62962962962963</text:p>
          </table:table-cell>
          <table:table-cell table:style-name="ce50" table:formula="of:=(([.BR126]-1)*9+([.BR127]))/108" office:value-type="float" office:value="0.638888888888889" calcext:value-type="float">
            <text:p>0.638888888888889</text:p>
          </table:table-cell>
          <table:table-cell table:style-name="ce50" table:formula="of:=(([.BS126]-1)*9+([.BS127]))/108" office:value-type="float" office:value="0.648148148148148" calcext:value-type="float">
            <text:p>0.648148148148148</text:p>
          </table:table-cell>
          <table:table-cell table:style-name="ce50" table:formula="of:=(([.BT126]-1)*9+([.BT127]))/108" office:value-type="float" office:value="0.657407407407407" calcext:value-type="float">
            <text:p>0.657407407407407</text:p>
          </table:table-cell>
          <table:table-cell table:style-name="ce50" table:formula="of:=(([.BU126]-1)*9+([.BU127]))/108" office:value-type="float" office:value="0.666666666666667" calcext:value-type="float">
            <text:p>0.666666666666667</text:p>
          </table:table-cell>
          <table:table-cell table:style-name="ce50" table:formula="of:=(([.BV126]-1)*9+([.BV127]))/108" office:value-type="float" office:value="0.675925925925926" calcext:value-type="float">
            <text:p>0.675925925925926</text:p>
          </table:table-cell>
          <table:table-cell table:style-name="ce50" table:formula="of:=(([.BW126]-1)*9+([.BW127]))/108" office:value-type="float" office:value="0.685185185185185" calcext:value-type="float">
            <text:p>0.685185185185185</text:p>
          </table:table-cell>
          <table:table-cell table:style-name="ce50" table:formula="of:=(([.BX126]-1)*9+([.BX127]))/108" office:value-type="float" office:value="0.694444444444444" calcext:value-type="float">
            <text:p>0.694444444444444</text:p>
          </table:table-cell>
          <table:table-cell table:style-name="ce50" table:formula="of:=(([.BY126]-1)*9+([.BY127]))/108" office:value-type="float" office:value="0.703703703703704" calcext:value-type="float">
            <text:p>0.703703703703704</text:p>
          </table:table-cell>
          <table:table-cell table:style-name="ce50" table:formula="of:=(([.BZ126]-1)*9+([.BZ127]))/108" office:value-type="float" office:value="0.712962962962963" calcext:value-type="float">
            <text:p>0.712962962962963</text:p>
          </table:table-cell>
          <table:table-cell table:style-name="ce50" table:formula="of:=(([.CA126]-1)*9+([.CA127]))/108" office:value-type="float" office:value="0.722222222222222" calcext:value-type="float">
            <text:p>0.722222222222222</text:p>
          </table:table-cell>
          <table:table-cell table:style-name="ce50" table:formula="of:=(([.CB126]-1)*9+([.CB127]))/108" office:value-type="float" office:value="0.731481481481482" calcext:value-type="float">
            <text:p>0.731481481481482</text:p>
          </table:table-cell>
          <table:table-cell table:style-name="ce50" table:formula="of:=(([.CC126]-1)*9+([.CC127]))/108" office:value-type="float" office:value="0.740740740740741" calcext:value-type="float">
            <text:p>0.740740740740741</text:p>
          </table:table-cell>
          <table:table-cell table:style-name="ce50" table:formula="of:=(([.CD126]-1)*9+([.CD127]))/108" office:value-type="float" office:value="0.75" calcext:value-type="float">
            <text:p>0.75</text:p>
          </table:table-cell>
          <table:table-cell table:style-name="ce50" table:formula="of:=(([.CE126]-1)*9+([.CE127]))/108" office:value-type="float" office:value="0.759259259259259" calcext:value-type="float">
            <text:p>0.759259259259259</text:p>
          </table:table-cell>
          <table:table-cell table:style-name="ce50" table:formula="of:=(([.CF126]-1)*9+([.CF127]))/108" office:value-type="float" office:value="0.768518518518518" calcext:value-type="float">
            <text:p>0.768518518518518</text:p>
          </table:table-cell>
          <table:table-cell table:style-name="ce50" table:formula="of:=(([.CG126]-1)*9+([.CG127]))/108" office:value-type="float" office:value="0.777777777777778" calcext:value-type="float">
            <text:p>0.777777777777778</text:p>
          </table:table-cell>
          <table:table-cell table:style-name="ce50" table:formula="of:=(([.CH126]-1)*9+([.CH127]))/108" office:value-type="float" office:value="0.787037037037037" calcext:value-type="float">
            <text:p>0.787037037037037</text:p>
          </table:table-cell>
          <table:table-cell table:style-name="ce50" table:formula="of:=(([.CI126]-1)*9+([.CI127]))/108" office:value-type="float" office:value="0.796296296296296" calcext:value-type="float">
            <text:p>0.796296296296296</text:p>
          </table:table-cell>
          <table:table-cell table:style-name="ce50" table:formula="of:=(([.CJ126]-1)*9+([.CJ127]))/108" office:value-type="float" office:value="0.805555555555556" calcext:value-type="float">
            <text:p>0.805555555555556</text:p>
          </table:table-cell>
          <table:table-cell table:style-name="ce50" table:formula="of:=(([.CK126]-1)*9+([.CK127]))/108" office:value-type="float" office:value="0.814814814814815" calcext:value-type="float">
            <text:p>0.814814814814815</text:p>
          </table:table-cell>
          <table:table-cell table:style-name="ce50" table:formula="of:=(([.CL126]-1)*9+([.CL127]))/108" office:value-type="float" office:value="0.824074074074074" calcext:value-type="float">
            <text:p>0.824074074074074</text:p>
          </table:table-cell>
          <table:table-cell table:style-name="ce50" table:formula="of:=(([.CM126]-1)*9+([.CM127]))/108" office:value-type="float" office:value="0.833333333333333" calcext:value-type="float">
            <text:p>0.833333333333333</text:p>
          </table:table-cell>
          <table:table-cell table:style-name="ce50" table:formula="of:=(([.CN126]-1)*9+([.CN127]))/108" office:value-type="float" office:value="0.842592592592593" calcext:value-type="float">
            <text:p>0.842592592592593</text:p>
          </table:table-cell>
          <table:table-cell table:style-name="ce50" table:formula="of:=(([.CO126]-1)*9+([.CO127]))/108" office:value-type="float" office:value="0.851851851851852" calcext:value-type="float">
            <text:p>0.851851851851852</text:p>
          </table:table-cell>
          <table:table-cell table:style-name="ce50" table:formula="of:=(([.CP126]-1)*9+([.CP127]))/108" office:value-type="float" office:value="0.861111111111111" calcext:value-type="float">
            <text:p>0.861111111111111</text:p>
          </table:table-cell>
          <table:table-cell table:style-name="ce50" table:formula="of:=(([.CQ126]-1)*9+([.CQ127]))/108" office:value-type="float" office:value="0.87037037037037" calcext:value-type="float">
            <text:p>0.87037037037037</text:p>
          </table:table-cell>
          <table:table-cell table:style-name="ce50" table:formula="of:=(([.CR126]-1)*9+([.CR127]))/108" office:value-type="float" office:value="0.87962962962963" calcext:value-type="float">
            <text:p>0.87962962962963</text:p>
          </table:table-cell>
          <table:table-cell table:style-name="ce50" table:formula="of:=(([.CS126]-1)*9+([.CS127]))/108" office:value-type="float" office:value="0.888888888888889" calcext:value-type="float">
            <text:p>0.888888888888889</text:p>
          </table:table-cell>
          <table:table-cell table:style-name="ce50" table:formula="of:=(([.CT126]-1)*9+([.CT127]))/108" office:value-type="float" office:value="0.898148148148148" calcext:value-type="float">
            <text:p>0.898148148148148</text:p>
          </table:table-cell>
          <table:table-cell table:style-name="ce50" table:formula="of:=(([.CU126]-1)*9+([.CU127]))/108" office:value-type="float" office:value="0.907407407407407" calcext:value-type="float">
            <text:p>0.907407407407407</text:p>
          </table:table-cell>
          <table:table-cell table:style-name="ce50" table:formula="of:=(([.CV126]-1)*9+([.CV127]))/108" office:value-type="float" office:value="0.916666666666667" calcext:value-type="float">
            <text:p>0.916666666666667</text:p>
          </table:table-cell>
          <table:table-cell table:style-name="ce50" table:formula="of:=(([.CW126]-1)*9+([.CW127]))/108" office:value-type="float" office:value="0.925925925925926" calcext:value-type="float">
            <text:p>0.925925925925926</text:p>
          </table:table-cell>
          <table:table-cell table:style-name="ce50" table:formula="of:=(([.CX126]-1)*9+([.CX127]))/108" office:value-type="float" office:value="0.935185185185185" calcext:value-type="float">
            <text:p>0.935185185185185</text:p>
          </table:table-cell>
          <table:table-cell table:style-name="ce50" table:formula="of:=(([.CY126]-1)*9+([.CY127]))/108" office:value-type="float" office:value="0.944444444444444" calcext:value-type="float">
            <text:p>0.944444444444444</text:p>
          </table:table-cell>
          <table:table-cell table:style-name="ce50" table:formula="of:=(([.CZ126]-1)*9+([.CZ127]))/108" office:value-type="float" office:value="0.953703703703704" calcext:value-type="float">
            <text:p>0.953703703703704</text:p>
          </table:table-cell>
          <table:table-cell table:style-name="ce50" table:formula="of:=(([.DA126]-1)*9+([.DA127]))/108" office:value-type="float" office:value="0.962962962962963" calcext:value-type="float">
            <text:p>0.962962962962963</text:p>
          </table:table-cell>
          <table:table-cell table:style-name="ce50" table:formula="of:=(([.DB126]-1)*9+([.DB127]))/108" office:value-type="float" office:value="0.972222222222222" calcext:value-type="float">
            <text:p>0.972222222222222</text:p>
          </table:table-cell>
          <table:table-cell table:style-name="ce50" table:formula="of:=(([.DC126]-1)*9+([.DC127]))/108" office:value-type="float" office:value="0.981481481481482" calcext:value-type="float">
            <text:p>0.981481481481482</text:p>
          </table:table-cell>
          <table:table-cell table:style-name="ce50" table:formula="of:=(([.DD126]-1)*9+([.DD127]))/108" office:value-type="float" office:value="0.990740740740741" calcext:value-type="float">
            <text:p>0.990740740740741</text:p>
          </table:table-cell>
          <table:table-cell table:style-name="ce50" table:formula="of:=(([.DE126]-1)*9+([.DE127]))/108" office:value-type="float" office:value="1" calcext:value-type="float">
            <text:p>1</text:p>
          </table:table-cell>
          <table:table-cell table:number-columns-repeated="915"/>
        </table:table-row>
        <table:table-row table:style-name="ro1">
          <table:table-cell table:style-name="ce44" office:value-type="string" calcext:value-type="string">
            <text:p>Dist to Jan</text:p>
          </table:table-cell>
          <table:table-cell table:style-name="ce50" table:formula="of:=MIN(ABS([.B128]*12-0.5);12-ABS([.B128]*12-0.5))/6" office:value-type="float" office:value="0.0648148148148148" calcext:value-type="float">
            <text:p>0.0648148148148148</text:p>
          </table:table-cell>
          <table:table-cell table:style-name="ce50" table:formula="of:=MIN(ABS([.C128]*12-0.5);12-ABS([.C128]*12-0.5))/6" office:value-type="float" office:value="0.0462962962962963" calcext:value-type="float">
            <text:p>0.0462962962962963</text:p>
          </table:table-cell>
          <table:table-cell table:style-name="ce50" table:formula="of:=MIN(ABS([.D128]*12-0.5);12-ABS([.D128]*12-0.5))/6" office:value-type="float" office:value="0.0277777777777778" calcext:value-type="float">
            <text:p>0.0277777777777778</text:p>
          </table:table-cell>
          <table:table-cell table:style-name="ce50" table:formula="of:=MIN(ABS([.E128]*12-0.5);12-ABS([.E128]*12-0.5))/6" office:value-type="float" office:value="0.00925925925925926" calcext:value-type="float">
            <text:p>0.00925925925925926</text:p>
          </table:table-cell>
          <table:table-cell table:style-name="ce50" table:formula="of:=MIN(ABS([.F128]*12-0.5);12-ABS([.F128]*12-0.5))/6" office:value-type="float" office:value="0.00925925925925926" calcext:value-type="float">
            <text:p>0.00925925925925926</text:p>
          </table:table-cell>
          <table:table-cell table:style-name="ce50" table:formula="of:=MIN(ABS([.G128]*12-0.5);12-ABS([.G128]*12-0.5))/6" office:value-type="float" office:value="0.0277777777777778" calcext:value-type="float">
            <text:p>0.0277777777777778</text:p>
          </table:table-cell>
          <table:table-cell table:style-name="ce50" table:formula="of:=MIN(ABS([.H128]*12-0.5);12-ABS([.H128]*12-0.5))/6" office:value-type="float" office:value="0.0462962962962963" calcext:value-type="float">
            <text:p>0.0462962962962963</text:p>
          </table:table-cell>
          <table:table-cell table:style-name="ce50" table:formula="of:=MIN(ABS([.I128]*12-0.5);12-ABS([.I128]*12-0.5))/6" office:value-type="float" office:value="0.0648148148148148" calcext:value-type="float">
            <text:p>0.0648148148148148</text:p>
          </table:table-cell>
          <table:table-cell table:style-name="ce50" table:formula="of:=MIN(ABS([.J128]*12-0.5);12-ABS([.J128]*12-0.5))/6" office:value-type="float" office:value="0.0833333333333333" calcext:value-type="float">
            <text:p>0.0833333333333333</text:p>
          </table:table-cell>
          <table:table-cell table:style-name="ce50" table:formula="of:=MIN(ABS([.K128]*12-0.5);12-ABS([.K128]*12-0.5))/6" office:value-type="float" office:value="0.101851851851852" calcext:value-type="float">
            <text:p>0.101851851851852</text:p>
          </table:table-cell>
          <table:table-cell table:style-name="ce50" table:formula="of:=MIN(ABS([.L128]*12-0.5);12-ABS([.L128]*12-0.5))/6" office:value-type="float" office:value="0.12037037037037" calcext:value-type="float">
            <text:p>0.12037037037037</text:p>
          </table:table-cell>
          <table:table-cell table:style-name="ce50" table:formula="of:=MIN(ABS([.M128]*12-0.5);12-ABS([.M128]*12-0.5))/6" office:value-type="float" office:value="0.138888888888889" calcext:value-type="float">
            <text:p>0.138888888888889</text:p>
          </table:table-cell>
          <table:table-cell table:style-name="ce50" table:formula="of:=MIN(ABS([.N128]*12-0.5);12-ABS([.N128]*12-0.5))/6" office:value-type="float" office:value="0.157407407407407" calcext:value-type="float">
            <text:p>0.157407407407407</text:p>
          </table:table-cell>
          <table:table-cell table:style-name="ce50" table:formula="of:=MIN(ABS([.O128]*12-0.5);12-ABS([.O128]*12-0.5))/6" office:value-type="float" office:value="0.175925925925926" calcext:value-type="float">
            <text:p>0.175925925925926</text:p>
          </table:table-cell>
          <table:table-cell table:style-name="ce50" table:formula="of:=MIN(ABS([.P128]*12-0.5);12-ABS([.P128]*12-0.5))/6" office:value-type="float" office:value="0.194444444444444" calcext:value-type="float">
            <text:p>0.194444444444444</text:p>
          </table:table-cell>
          <table:table-cell table:style-name="ce50" table:formula="of:=MIN(ABS([.Q128]*12-0.5);12-ABS([.Q128]*12-0.5))/6" office:value-type="float" office:value="0.212962962962963" calcext:value-type="float">
            <text:p>0.212962962962963</text:p>
          </table:table-cell>
          <table:table-cell table:style-name="ce50" table:formula="of:=MIN(ABS([.R128]*12-0.5);12-ABS([.R128]*12-0.5))/6" office:value-type="float" office:value="0.231481481481481" calcext:value-type="float">
            <text:p>0.231481481481481</text:p>
          </table:table-cell>
          <table:table-cell table:style-name="ce50" table:formula="of:=MIN(ABS([.S128]*12-0.5);12-ABS([.S128]*12-0.5))/6" office:value-type="float" office:value="0.25" calcext:value-type="float">
            <text:p>0.25</text:p>
          </table:table-cell>
          <table:table-cell table:style-name="ce50" table:formula="of:=MIN(ABS([.T128]*12-0.5);12-ABS([.T128]*12-0.5))/6" office:value-type="float" office:value="0.268518518518519" calcext:value-type="float">
            <text:p>0.268518518518519</text:p>
          </table:table-cell>
          <table:table-cell table:style-name="ce50" table:formula="of:=MIN(ABS([.U128]*12-0.5);12-ABS([.U128]*12-0.5))/6" office:value-type="float" office:value="0.287037037037037" calcext:value-type="float">
            <text:p>0.287037037037037</text:p>
          </table:table-cell>
          <table:table-cell table:style-name="ce50" table:formula="of:=MIN(ABS([.V128]*12-0.5);12-ABS([.V128]*12-0.5))/6" office:value-type="float" office:value="0.305555555555556" calcext:value-type="float">
            <text:p>0.305555555555556</text:p>
          </table:table-cell>
          <table:table-cell table:style-name="ce50" table:formula="of:=MIN(ABS([.W128]*12-0.5);12-ABS([.W128]*12-0.5))/6" office:value-type="float" office:value="0.324074074074074" calcext:value-type="float">
            <text:p>0.324074074074074</text:p>
          </table:table-cell>
          <table:table-cell table:style-name="ce50" table:formula="of:=MIN(ABS([.X128]*12-0.5);12-ABS([.X128]*12-0.5))/6" office:value-type="float" office:value="0.342592592592593" calcext:value-type="float">
            <text:p>0.342592592592593</text:p>
          </table:table-cell>
          <table:table-cell table:style-name="ce50" table:formula="of:=MIN(ABS([.Y128]*12-0.5);12-ABS([.Y128]*12-0.5))/6" office:value-type="float" office:value="0.361111111111111" calcext:value-type="float">
            <text:p>0.361111111111111</text:p>
          </table:table-cell>
          <table:table-cell table:style-name="ce50" table:formula="of:=MIN(ABS([.Z128]*12-0.5);12-ABS([.Z128]*12-0.5))/6" office:value-type="float" office:value="0.37962962962963" calcext:value-type="float">
            <text:p>0.37962962962963</text:p>
          </table:table-cell>
          <table:table-cell table:style-name="ce50" table:formula="of:=MIN(ABS([.AA128]*12-0.5);12-ABS([.AA128]*12-0.5))/6" office:value-type="float" office:value="0.398148148148148" calcext:value-type="float">
            <text:p>0.398148148148148</text:p>
          </table:table-cell>
          <table:table-cell table:style-name="ce50" table:formula="of:=MIN(ABS([.AB128]*12-0.5);12-ABS([.AB128]*12-0.5))/6" office:value-type="float" office:value="0.416666666666667" calcext:value-type="float">
            <text:p>0.416666666666667</text:p>
          </table:table-cell>
          <table:table-cell table:style-name="ce50" table:formula="of:=MIN(ABS([.AC128]*12-0.5);12-ABS([.AC128]*12-0.5))/6" office:value-type="float" office:value="0.435185185185185" calcext:value-type="float">
            <text:p>0.435185185185185</text:p>
          </table:table-cell>
          <table:table-cell table:style-name="ce50" table:formula="of:=MIN(ABS([.AD128]*12-0.5);12-ABS([.AD128]*12-0.5))/6" office:value-type="float" office:value="0.453703703703704" calcext:value-type="float">
            <text:p>0.453703703703704</text:p>
          </table:table-cell>
          <table:table-cell table:style-name="ce50" table:formula="of:=MIN(ABS([.AE128]*12-0.5);12-ABS([.AE128]*12-0.5))/6" office:value-type="float" office:value="0.472222222222222" calcext:value-type="float">
            <text:p>0.472222222222222</text:p>
          </table:table-cell>
          <table:table-cell table:style-name="ce50" table:formula="of:=MIN(ABS([.AF128]*12-0.5);12-ABS([.AF128]*12-0.5))/6" office:value-type="float" office:value="0.490740740740741" calcext:value-type="float">
            <text:p>0.490740740740741</text:p>
          </table:table-cell>
          <table:table-cell table:style-name="ce50" table:formula="of:=MIN(ABS([.AG128]*12-0.5);12-ABS([.AG128]*12-0.5))/6" office:value-type="float" office:value="0.509259259259259" calcext:value-type="float">
            <text:p>0.509259259259259</text:p>
          </table:table-cell>
          <table:table-cell table:style-name="ce50" table:formula="of:=MIN(ABS([.AH128]*12-0.5);12-ABS([.AH128]*12-0.5))/6" office:value-type="float" office:value="0.527777777777778" calcext:value-type="float">
            <text:p>0.527777777777778</text:p>
          </table:table-cell>
          <table:table-cell table:style-name="ce50" table:formula="of:=MIN(ABS([.AI128]*12-0.5);12-ABS([.AI128]*12-0.5))/6" office:value-type="float" office:value="0.546296296296296" calcext:value-type="float">
            <text:p>0.546296296296296</text:p>
          </table:table-cell>
          <table:table-cell table:style-name="ce50" table:formula="of:=MIN(ABS([.AJ128]*12-0.5);12-ABS([.AJ128]*12-0.5))/6" office:value-type="float" office:value="0.564814814814815" calcext:value-type="float">
            <text:p>0.564814814814815</text:p>
          </table:table-cell>
          <table:table-cell table:style-name="ce50" table:formula="of:=MIN(ABS([.AK128]*12-0.5);12-ABS([.AK128]*12-0.5))/6" office:value-type="float" office:value="0.583333333333333" calcext:value-type="float">
            <text:p>0.583333333333333</text:p>
          </table:table-cell>
          <table:table-cell table:style-name="ce50" table:formula="of:=MIN(ABS([.AL128]*12-0.5);12-ABS([.AL128]*12-0.5))/6" office:value-type="float" office:value="0.601851851851852" calcext:value-type="float">
            <text:p>0.601851851851852</text:p>
          </table:table-cell>
          <table:table-cell table:style-name="ce50" table:formula="of:=MIN(ABS([.AM128]*12-0.5);12-ABS([.AM128]*12-0.5))/6" office:value-type="float" office:value="0.62037037037037" calcext:value-type="float">
            <text:p>0.62037037037037</text:p>
          </table:table-cell>
          <table:table-cell table:style-name="ce50" table:formula="of:=MIN(ABS([.AN128]*12-0.5);12-ABS([.AN128]*12-0.5))/6" office:value-type="float" office:value="0.638888888888889" calcext:value-type="float">
            <text:p>0.638888888888889</text:p>
          </table:table-cell>
          <table:table-cell table:style-name="ce50" table:formula="of:=MIN(ABS([.AO128]*12-0.5);12-ABS([.AO128]*12-0.5))/6" office:value-type="float" office:value="0.657407407407407" calcext:value-type="float">
            <text:p>0.657407407407407</text:p>
          </table:table-cell>
          <table:table-cell table:style-name="ce50" table:formula="of:=MIN(ABS([.AP128]*12-0.5);12-ABS([.AP128]*12-0.5))/6" office:value-type="float" office:value="0.675925925925926" calcext:value-type="float">
            <text:p>0.675925925925926</text:p>
          </table:table-cell>
          <table:table-cell table:style-name="ce50" table:formula="of:=MIN(ABS([.AQ128]*12-0.5);12-ABS([.AQ128]*12-0.5))/6" office:value-type="float" office:value="0.694444444444444" calcext:value-type="float">
            <text:p>0.694444444444444</text:p>
          </table:table-cell>
          <table:table-cell table:style-name="ce50" table:formula="of:=MIN(ABS([.AR128]*12-0.5);12-ABS([.AR128]*12-0.5))/6" office:value-type="float" office:value="0.712962962962963" calcext:value-type="float">
            <text:p>0.712962962962963</text:p>
          </table:table-cell>
          <table:table-cell table:style-name="ce50" table:formula="of:=MIN(ABS([.AS128]*12-0.5);12-ABS([.AS128]*12-0.5))/6" office:value-type="float" office:value="0.731481481481481" calcext:value-type="float">
            <text:p>0.731481481481481</text:p>
          </table:table-cell>
          <table:table-cell table:style-name="ce50" table:formula="of:=MIN(ABS([.AT128]*12-0.5);12-ABS([.AT128]*12-0.5))/6" office:value-type="float" office:value="0.75" calcext:value-type="float">
            <text:p>0.75</text:p>
          </table:table-cell>
          <table:table-cell table:style-name="ce50" table:formula="of:=MIN(ABS([.AU128]*12-0.5);12-ABS([.AU128]*12-0.5))/6" office:value-type="float" office:value="0.768518518518518" calcext:value-type="float">
            <text:p>0.768518518518518</text:p>
          </table:table-cell>
          <table:table-cell table:style-name="ce50" table:formula="of:=MIN(ABS([.AV128]*12-0.5);12-ABS([.AV128]*12-0.5))/6" office:value-type="float" office:value="0.787037037037037" calcext:value-type="float">
            <text:p>0.787037037037037</text:p>
          </table:table-cell>
          <table:table-cell table:style-name="ce50" table:formula="of:=MIN(ABS([.AW128]*12-0.5);12-ABS([.AW128]*12-0.5))/6" office:value-type="float" office:value="0.805555555555555" calcext:value-type="float">
            <text:p>0.805555555555555</text:p>
          </table:table-cell>
          <table:table-cell table:style-name="ce50" table:formula="of:=MIN(ABS([.AX128]*12-0.5);12-ABS([.AX128]*12-0.5))/6" office:value-type="float" office:value="0.824074074074074" calcext:value-type="float">
            <text:p>0.824074074074074</text:p>
          </table:table-cell>
          <table:table-cell table:style-name="ce50" table:formula="of:=MIN(ABS([.AY128]*12-0.5);12-ABS([.AY128]*12-0.5))/6" office:value-type="float" office:value="0.842592592592593" calcext:value-type="float">
            <text:p>0.842592592592593</text:p>
          </table:table-cell>
          <table:table-cell table:style-name="ce50" table:formula="of:=MIN(ABS([.AZ128]*12-0.5);12-ABS([.AZ128]*12-0.5))/6" office:value-type="float" office:value="0.861111111111111" calcext:value-type="float">
            <text:p>0.861111111111111</text:p>
          </table:table-cell>
          <table:table-cell table:style-name="ce50" table:formula="of:=MIN(ABS([.BA128]*12-0.5);12-ABS([.BA128]*12-0.5))/6" office:value-type="float" office:value="0.87962962962963" calcext:value-type="float">
            <text:p>0.87962962962963</text:p>
          </table:table-cell>
          <table:table-cell table:style-name="ce50" table:formula="of:=MIN(ABS([.BB128]*12-0.5);12-ABS([.BB128]*12-0.5))/6" office:value-type="float" office:value="0.898148148148148" calcext:value-type="float">
            <text:p>0.898148148148148</text:p>
          </table:table-cell>
          <table:table-cell table:style-name="ce50" table:formula="of:=MIN(ABS([.BC128]*12-0.5);12-ABS([.BC128]*12-0.5))/6" office:value-type="float" office:value="0.916666666666667" calcext:value-type="float">
            <text:p>0.916666666666667</text:p>
          </table:table-cell>
          <table:table-cell table:style-name="ce50" table:formula="of:=MIN(ABS([.BD128]*12-0.5);12-ABS([.BD128]*12-0.5))/6" office:value-type="float" office:value="0.935185185185185" calcext:value-type="float">
            <text:p>0.935185185185185</text:p>
          </table:table-cell>
          <table:table-cell table:style-name="ce50" table:formula="of:=MIN(ABS([.BE128]*12-0.5);12-ABS([.BE128]*12-0.5))/6" office:value-type="float" office:value="0.953703703703704" calcext:value-type="float">
            <text:p>0.953703703703704</text:p>
          </table:table-cell>
          <table:table-cell table:style-name="ce50" table:formula="of:=MIN(ABS([.BF128]*12-0.5);12-ABS([.BF128]*12-0.5))/6" office:value-type="float" office:value="0.972222222222222" calcext:value-type="float">
            <text:p>0.972222222222222</text:p>
          </table:table-cell>
          <table:table-cell table:style-name="ce50" table:formula="of:=MIN(ABS([.BG128]*12-0.5);12-ABS([.BG128]*12-0.5))/6" office:value-type="float" office:value="0.990740740740741" calcext:value-type="float">
            <text:p>0.990740740740741</text:p>
          </table:table-cell>
          <table:table-cell table:style-name="ce50" table:formula="of:=MIN(ABS([.BH128]*12-0.5);12-ABS([.BH128]*12-0.5))/6" office:value-type="float" office:value="0.990740740740741" calcext:value-type="float">
            <text:p>0.990740740740741</text:p>
          </table:table-cell>
          <table:table-cell table:style-name="ce50" table:formula="of:=MIN(ABS([.BI128]*12-0.5);12-ABS([.BI128]*12-0.5))/6" office:value-type="float" office:value="0.972222222222222" calcext:value-type="float">
            <text:p>0.972222222222222</text:p>
          </table:table-cell>
          <table:table-cell table:style-name="ce50" table:formula="of:=MIN(ABS([.BJ128]*12-0.5);12-ABS([.BJ128]*12-0.5))/6" office:value-type="float" office:value="0.953703703703704" calcext:value-type="float">
            <text:p>0.953703703703704</text:p>
          </table:table-cell>
          <table:table-cell table:style-name="ce50" table:formula="of:=MIN(ABS([.BK128]*12-0.5);12-ABS([.BK128]*12-0.5))/6" office:value-type="float" office:value="0.935185185185185" calcext:value-type="float">
            <text:p>0.935185185185185</text:p>
          </table:table-cell>
          <table:table-cell table:style-name="ce50" table:formula="of:=MIN(ABS([.BL128]*12-0.5);12-ABS([.BL128]*12-0.5))/6" office:value-type="float" office:value="0.916666666666667" calcext:value-type="float">
            <text:p>0.916666666666667</text:p>
          </table:table-cell>
          <table:table-cell table:style-name="ce50" table:formula="of:=MIN(ABS([.BM128]*12-0.5);12-ABS([.BM128]*12-0.5))/6" office:value-type="float" office:value="0.898148148148148" calcext:value-type="float">
            <text:p>0.898148148148148</text:p>
          </table:table-cell>
          <table:table-cell table:style-name="ce50" table:formula="of:=MIN(ABS([.BN128]*12-0.5);12-ABS([.BN128]*12-0.5))/6" office:value-type="float" office:value="0.87962962962963" calcext:value-type="float">
            <text:p>0.87962962962963</text:p>
          </table:table-cell>
          <table:table-cell table:style-name="ce50" table:formula="of:=MIN(ABS([.BO128]*12-0.5);12-ABS([.BO128]*12-0.5))/6" office:value-type="float" office:value="0.861111111111111" calcext:value-type="float">
            <text:p>0.861111111111111</text:p>
          </table:table-cell>
          <table:table-cell table:style-name="ce50" table:formula="of:=MIN(ABS([.BP128]*12-0.5);12-ABS([.BP128]*12-0.5))/6" office:value-type="float" office:value="0.842592592592593" calcext:value-type="float">
            <text:p>0.842592592592593</text:p>
          </table:table-cell>
          <table:table-cell table:style-name="ce50" table:formula="of:=MIN(ABS([.BQ128]*12-0.5);12-ABS([.BQ128]*12-0.5))/6" office:value-type="float" office:value="0.824074074074074" calcext:value-type="float">
            <text:p>0.824074074074074</text:p>
          </table:table-cell>
          <table:table-cell table:style-name="ce50" table:formula="of:=MIN(ABS([.BR128]*12-0.5);12-ABS([.BR128]*12-0.5))/6" office:value-type="float" office:value="0.805555555555556" calcext:value-type="float">
            <text:p>0.805555555555556</text:p>
          </table:table-cell>
          <table:table-cell table:style-name="ce50" table:formula="of:=MIN(ABS([.BS128]*12-0.5);12-ABS([.BS128]*12-0.5))/6" office:value-type="float" office:value="0.787037037037037" calcext:value-type="float">
            <text:p>0.787037037037037</text:p>
          </table:table-cell>
          <table:table-cell table:style-name="ce50" table:formula="of:=MIN(ABS([.BT128]*12-0.5);12-ABS([.BT128]*12-0.5))/6" office:value-type="float" office:value="0.768518518518518" calcext:value-type="float">
            <text:p>0.768518518518518</text:p>
          </table:table-cell>
          <table:table-cell table:style-name="ce50" table:formula="of:=MIN(ABS([.BU128]*12-0.5);12-ABS([.BU128]*12-0.5))/6" office:value-type="float" office:value="0.75" calcext:value-type="float">
            <text:p>0.75</text:p>
          </table:table-cell>
          <table:table-cell table:style-name="ce50" table:formula="of:=MIN(ABS([.BV128]*12-0.5);12-ABS([.BV128]*12-0.5))/6" office:value-type="float" office:value="0.731481481481482" calcext:value-type="float">
            <text:p>0.731481481481482</text:p>
          </table:table-cell>
          <table:table-cell table:style-name="ce50" table:formula="of:=MIN(ABS([.BW128]*12-0.5);12-ABS([.BW128]*12-0.5))/6" office:value-type="float" office:value="0.712962962962963" calcext:value-type="float">
            <text:p>0.712962962962963</text:p>
          </table:table-cell>
          <table:table-cell table:style-name="ce50" table:formula="of:=MIN(ABS([.BX128]*12-0.5);12-ABS([.BX128]*12-0.5))/6" office:value-type="float" office:value="0.694444444444445" calcext:value-type="float">
            <text:p>0.694444444444445</text:p>
          </table:table-cell>
          <table:table-cell table:style-name="ce50" table:formula="of:=MIN(ABS([.BY128]*12-0.5);12-ABS([.BY128]*12-0.5))/6" office:value-type="float" office:value="0.675925925925926" calcext:value-type="float">
            <text:p>0.675925925925926</text:p>
          </table:table-cell>
          <table:table-cell table:style-name="ce50" table:formula="of:=MIN(ABS([.BZ128]*12-0.5);12-ABS([.BZ128]*12-0.5))/6" office:value-type="float" office:value="0.657407407407407" calcext:value-type="float">
            <text:p>0.657407407407407</text:p>
          </table:table-cell>
          <table:table-cell table:style-name="ce50" table:formula="of:=MIN(ABS([.CA128]*12-0.5);12-ABS([.CA128]*12-0.5))/6" office:value-type="float" office:value="0.638888888888889" calcext:value-type="float">
            <text:p>0.638888888888889</text:p>
          </table:table-cell>
          <table:table-cell table:style-name="ce50" table:formula="of:=MIN(ABS([.CB128]*12-0.5);12-ABS([.CB128]*12-0.5))/6" office:value-type="float" office:value="0.62037037037037" calcext:value-type="float">
            <text:p>0.62037037037037</text:p>
          </table:table-cell>
          <table:table-cell table:style-name="ce50" table:formula="of:=MIN(ABS([.CC128]*12-0.5);12-ABS([.CC128]*12-0.5))/6" office:value-type="float" office:value="0.601851851851852" calcext:value-type="float">
            <text:p>0.601851851851852</text:p>
          </table:table-cell>
          <table:table-cell table:style-name="ce50" table:formula="of:=MIN(ABS([.CD128]*12-0.5);12-ABS([.CD128]*12-0.5))/6" office:value-type="float" office:value="0.583333333333333" calcext:value-type="float">
            <text:p>0.583333333333333</text:p>
          </table:table-cell>
          <table:table-cell table:style-name="ce50" table:formula="of:=MIN(ABS([.CE128]*12-0.5);12-ABS([.CE128]*12-0.5))/6" office:value-type="float" office:value="0.564814814814815" calcext:value-type="float">
            <text:p>0.564814814814815</text:p>
          </table:table-cell>
          <table:table-cell table:style-name="ce50" table:formula="of:=MIN(ABS([.CF128]*12-0.5);12-ABS([.CF128]*12-0.5))/6" office:value-type="float" office:value="0.546296296296296" calcext:value-type="float">
            <text:p>0.546296296296296</text:p>
          </table:table-cell>
          <table:table-cell table:style-name="ce50" table:formula="of:=MIN(ABS([.CG128]*12-0.5);12-ABS([.CG128]*12-0.5))/6" office:value-type="float" office:value="0.527777777777778" calcext:value-type="float">
            <text:p>0.527777777777778</text:p>
          </table:table-cell>
          <table:table-cell table:style-name="ce50" table:formula="of:=MIN(ABS([.CH128]*12-0.5);12-ABS([.CH128]*12-0.5))/6" office:value-type="float" office:value="0.509259259259259" calcext:value-type="float">
            <text:p>0.509259259259259</text:p>
          </table:table-cell>
          <table:table-cell table:style-name="ce50" table:formula="of:=MIN(ABS([.CI128]*12-0.5);12-ABS([.CI128]*12-0.5))/6" office:value-type="float" office:value="0.490740740740741" calcext:value-type="float">
            <text:p>0.490740740740741</text:p>
          </table:table-cell>
          <table:table-cell table:style-name="ce50" table:formula="of:=MIN(ABS([.CJ128]*12-0.5);12-ABS([.CJ128]*12-0.5))/6" office:value-type="float" office:value="0.472222222222222" calcext:value-type="float">
            <text:p>0.472222222222222</text:p>
          </table:table-cell>
          <table:table-cell table:style-name="ce50" table:formula="of:=MIN(ABS([.CK128]*12-0.5);12-ABS([.CK128]*12-0.5))/6" office:value-type="float" office:value="0.453703703703704" calcext:value-type="float">
            <text:p>0.453703703703704</text:p>
          </table:table-cell>
          <table:table-cell table:style-name="ce50" table:formula="of:=MIN(ABS([.CL128]*12-0.5);12-ABS([.CL128]*12-0.5))/6" office:value-type="float" office:value="0.435185185185185" calcext:value-type="float">
            <text:p>0.435185185185185</text:p>
          </table:table-cell>
          <table:table-cell table:style-name="ce50" table:formula="of:=MIN(ABS([.CM128]*12-0.5);12-ABS([.CM128]*12-0.5))/6" office:value-type="float" office:value="0.416666666666667" calcext:value-type="float">
            <text:p>0.416666666666667</text:p>
          </table:table-cell>
          <table:table-cell table:style-name="ce50" table:formula="of:=MIN(ABS([.CN128]*12-0.5);12-ABS([.CN128]*12-0.5))/6" office:value-type="float" office:value="0.398148148148148" calcext:value-type="float">
            <text:p>0.398148148148148</text:p>
          </table:table-cell>
          <table:table-cell table:style-name="ce50" table:formula="of:=MIN(ABS([.CO128]*12-0.5);12-ABS([.CO128]*12-0.5))/6" office:value-type="float" office:value="0.37962962962963" calcext:value-type="float">
            <text:p>0.37962962962963</text:p>
          </table:table-cell>
          <table:table-cell table:style-name="ce50" table:formula="of:=MIN(ABS([.CP128]*12-0.5);12-ABS([.CP128]*12-0.5))/6" office:value-type="float" office:value="0.361111111111111" calcext:value-type="float">
            <text:p>0.361111111111111</text:p>
          </table:table-cell>
          <table:table-cell table:style-name="ce50" table:formula="of:=MIN(ABS([.CQ128]*12-0.5);12-ABS([.CQ128]*12-0.5))/6" office:value-type="float" office:value="0.342592592592593" calcext:value-type="float">
            <text:p>0.342592592592593</text:p>
          </table:table-cell>
          <table:table-cell table:style-name="ce50" table:formula="of:=MIN(ABS([.CR128]*12-0.5);12-ABS([.CR128]*12-0.5))/6" office:value-type="float" office:value="0.324074074074074" calcext:value-type="float">
            <text:p>0.324074074074074</text:p>
          </table:table-cell>
          <table:table-cell table:style-name="ce50" table:formula="of:=MIN(ABS([.CS128]*12-0.5);12-ABS([.CS128]*12-0.5))/6" office:value-type="float" office:value="0.305555555555556" calcext:value-type="float">
            <text:p>0.305555555555556</text:p>
          </table:table-cell>
          <table:table-cell table:style-name="ce50" table:formula="of:=MIN(ABS([.CT128]*12-0.5);12-ABS([.CT128]*12-0.5))/6" office:value-type="float" office:value="0.287037037037037" calcext:value-type="float">
            <text:p>0.287037037037037</text:p>
          </table:table-cell>
          <table:table-cell table:style-name="ce50" table:formula="of:=MIN(ABS([.CU128]*12-0.5);12-ABS([.CU128]*12-0.5))/6" office:value-type="float" office:value="0.268518518518518" calcext:value-type="float">
            <text:p>0.268518518518518</text:p>
          </table:table-cell>
          <table:table-cell table:style-name="ce50" table:formula="of:=MIN(ABS([.CV128]*12-0.5);12-ABS([.CV128]*12-0.5))/6" office:value-type="float" office:value="0.25" calcext:value-type="float">
            <text:p>0.25</text:p>
          </table:table-cell>
          <table:table-cell table:style-name="ce50" table:formula="of:=MIN(ABS([.CW128]*12-0.5);12-ABS([.CW128]*12-0.5))/6" office:value-type="float" office:value="0.231481481481482" calcext:value-type="float">
            <text:p>0.231481481481482</text:p>
          </table:table-cell>
          <table:table-cell table:style-name="ce50" table:formula="of:=MIN(ABS([.CX128]*12-0.5);12-ABS([.CX128]*12-0.5))/6" office:value-type="float" office:value="0.212962962962963" calcext:value-type="float">
            <text:p>0.212962962962963</text:p>
          </table:table-cell>
          <table:table-cell table:style-name="ce50" table:formula="of:=MIN(ABS([.CY128]*12-0.5);12-ABS([.CY128]*12-0.5))/6" office:value-type="float" office:value="0.194444444444445" calcext:value-type="float">
            <text:p>0.194444444444445</text:p>
          </table:table-cell>
          <table:table-cell table:style-name="ce50" table:formula="of:=MIN(ABS([.CZ128]*12-0.5);12-ABS([.CZ128]*12-0.5))/6" office:value-type="float" office:value="0.175925925925926" calcext:value-type="float">
            <text:p>0.175925925925926</text:p>
          </table:table-cell>
          <table:table-cell table:style-name="ce50" table:formula="of:=MIN(ABS([.DA128]*12-0.5);12-ABS([.DA128]*12-0.5))/6" office:value-type="float" office:value="0.157407407407407" calcext:value-type="float">
            <text:p>0.157407407407407</text:p>
          </table:table-cell>
          <table:table-cell table:style-name="ce50" table:formula="of:=MIN(ABS([.DB128]*12-0.5);12-ABS([.DB128]*12-0.5))/6" office:value-type="float" office:value="0.138888888888889" calcext:value-type="float">
            <text:p>0.138888888888889</text:p>
          </table:table-cell>
          <table:table-cell table:style-name="ce50" table:formula="of:=MIN(ABS([.DC128]*12-0.5);12-ABS([.DC128]*12-0.5))/6" office:value-type="float" office:value="0.12037037037037" calcext:value-type="float">
            <text:p>0.12037037037037</text:p>
          </table:table-cell>
          <table:table-cell table:style-name="ce50" table:formula="of:=MIN(ABS([.DD128]*12-0.5);12-ABS([.DD128]*12-0.5))/6" office:value-type="float" office:value="0.101851851851852" calcext:value-type="float">
            <text:p>0.101851851851852</text:p>
          </table:table-cell>
          <table:table-cell table:style-name="ce50" table:formula="of:=MIN(ABS([.DE128]*12-0.5);12-ABS([.DE128]*12-0.5))/6" office:value-type="float" office:value="0.0833333333333333" calcext:value-type="float">
            <text:p>0.0833333333333333</text:p>
          </table:table-cell>
          <table:table-cell table:number-columns-repeated="915"/>
        </table:table-row>
        <table:table-row table:style-name="ro1">
          <table:table-cell table:style-name="ce44" office:value-type="string" calcext:value-type="string">
            <text:p>Smoothed</text:p>
          </table:table-cell>
          <table:table-cell table:style-name="ce50" table:formula="of:=6*[.B129]^5-15*[.B129]^4+10*[.B129]^3" office:value-type="float" office:value="0.00246498672229007" calcext:value-type="float">
            <text:p>0.00246498672229007</text:p>
          </table:table-cell>
          <table:table-cell table:style-name="ce50" table:formula="of:=6*[.C129]^5-15*[.C129]^4+10*[.C129]^3" office:value-type="float" office:value="0.000924657346069983" calcext:value-type="float">
            <text:p>0.000924657346069983</text:p>
          </table:table-cell>
          <table:table-cell table:style-name="ce50" table:formula="of:=6*[.D129]^5-15*[.D129]^4+10*[.D129]^3" office:value-type="float" office:value="0.000205503321394096" calcext:value-type="float">
            <text:p>0.000205503321394096</text:p>
          </table:table-cell>
          <table:table-cell table:style-name="ce50" table:formula="of:=6*[.E129]^5-15*[.E129]^4+10*[.E129]^3" office:value-type="float" office:value="0.00000782847628220046" calcext:value-type="float">
            <text:p>7.82847628220046E-06</text:p>
          </table:table-cell>
          <table:table-cell table:style-name="ce50" table:formula="of:=6*[.F129]^5-15*[.F129]^4+10*[.F129]^3" office:value-type="float" office:value="0.00000782847628220046" calcext:value-type="float">
            <text:p>7.82847628220046E-06</text:p>
          </table:table-cell>
          <table:table-cell table:style-name="ce50" table:formula="of:=6*[.G129]^5-15*[.G129]^4+10*[.G129]^3" office:value-type="float" office:value="0.000205503321394096" calcext:value-type="float">
            <text:p>0.000205503321394096</text:p>
          </table:table-cell>
          <table:table-cell table:style-name="ce50" table:formula="of:=6*[.H129]^5-15*[.H129]^4+10*[.H129]^3" office:value-type="float" office:value="0.000924657346069982" calcext:value-type="float">
            <text:p>0.000924657346069982</text:p>
          </table:table-cell>
          <table:table-cell table:style-name="ce50" table:formula="of:=6*[.I129]^5-15*[.I129]^4+10*[.I129]^3" office:value-type="float" office:value="0.00246498672229007" calcext:value-type="float">
            <text:p>0.00246498672229007</text:p>
          </table:table-cell>
          <table:table-cell table:style-name="ce50" table:formula="of:=6*[.J129]^5-15*[.J129]^4+10*[.J129]^3" office:value-type="float" office:value="0.00508777006172839" calcext:value-type="float">
            <text:p>0.00508777006172839</text:p>
          </table:table-cell>
          <table:table-cell table:style-name="ce50" table:formula="of:=6*[.K129]^5-15*[.K129]^4+10*[.K129]^3" office:value-type="float" office:value="0.00901743647943882" calcext:value-type="float">
            <text:p>0.00901743647943882</text:p>
          </table:table-cell>
          <table:table-cell table:style-name="ce50" table:formula="of:=6*[.L129]^5-15*[.L129]^4+10*[.L129]^3" office:value-type="float" office:value="0.0144431336575409" calcext:value-type="float">
            <text:p>0.0144431336575409</text:p>
          </table:table-cell>
          <table:table-cell table:style-name="ce50" table:formula="of:=6*[.M129]^5-15*[.M129]^4+10*[.M129]^3" office:value-type="float" office:value="0.0215202959089062" calcext:value-type="float">
            <text:p>0.0215202959089062</text:p>
          </table:table-cell>
          <table:table-cell table:style-name="ce50" table:formula="of:=6*[.N129]^5-15*[.N129]^4+10*[.N129]^3" office:value-type="float" office:value="0.0303722122408435" calcext:value-type="float">
            <text:p>0.0303722122408435</text:p>
          </table:table-cell>
          <table:table-cell table:style-name="ce50" table:formula="of:=6*[.O129]^5-15*[.O129]^4+10*[.O129]^3" office:value-type="float" office:value="0.0410915944187857" calcext:value-type="float">
            <text:p>0.0410915944187857</text:p>
          </table:table-cell>
          <table:table-cell table:style-name="ce50" table:formula="of:=6*[.P129]^5-15*[.P129]^4+10*[.P129]^3" office:value-type="float" office:value="0.0537421450299751" calcext:value-type="float">
            <text:p>0.0537421450299751</text:p>
          </table:table-cell>
          <table:table-cell table:style-name="ce50" table:formula="of:=6*[.Q129]^5-15*[.Q129]^4+10*[.Q129]^3" office:value-type="float" office:value="0.0683601255471497" calcext:value-type="float">
            <text:p>0.0683601255471497</text:p>
          </table:table-cell>
          <table:table-cell table:style-name="ce50" table:formula="of:=6*[.R129]^5-15*[.R129]^4+10*[.R129]^3" office:value-type="float" office:value="0.084955924392229" calcext:value-type="float">
            <text:p>0.084955924392229</text:p>
          </table:table-cell>
          <table:table-cell table:style-name="ce50" table:formula="of:=6*[.S129]^5-15*[.S129]^4+10*[.S129]^3" office:value-type="float" office:value="0.103515625" calcext:value-type="float">
            <text:p>0.103515625</text:p>
          </table:table-cell>
          <table:table-cell table:style-name="ce50" table:formula="of:=6*[.T129]^5-15*[.T129]^4+10*[.T129]^3" office:value-type="float" office:value="0.124002573881803" calcext:value-type="float">
            <text:p>0.124002573881803</text:p>
          </table:table-cell>
          <table:table-cell table:style-name="ce50" table:formula="of:=6*[.U129]^5-15*[.U129]^4+10*[.U129]^3" office:value-type="float" office:value="0.146358948689219" calcext:value-type="float">
            <text:p>0.146358948689219</text:p>
          </table:table-cell>
          <table:table-cell table:style-name="ce50" table:formula="of:=6*[.V129]^5-15*[.V129]^4+10*[.V129]^3" office:value-type="float" office:value="0.170507326277752" calcext:value-type="float">
            <text:p>0.170507326277752</text:p>
          </table:table-cell>
          <table:table-cell table:style-name="ce50" table:formula="of:=6*[.W129]^5-15*[.W129]^4+10*[.W129]^3" office:value-type="float" office:value="0.19635225077052" calcext:value-type="float">
            <text:p>0.19635225077052</text:p>
          </table:table-cell>
          <table:table-cell table:style-name="ce50" table:formula="of:=6*[.X129]^5-15*[.X129]^4+10*[.X129]^3" office:value-type="float" office:value="0.223781801621937" calcext:value-type="float">
            <text:p>0.223781801621937</text:p>
          </table:table-cell>
          <table:table-cell table:style-name="ce50" table:formula="of:=6*[.Y129]^5-15*[.Y129]^4+10*[.Y129]^3" office:value-type="float" office:value="0.2526691616814" calcext:value-type="float">
            <text:p>0.2526691616814</text:p>
          </table:table-cell>
          <table:table-cell table:style-name="ce50" table:formula="of:=6*[.Z129]^5-15*[.Z129]^4+10*[.Z129]^3" office:value-type="float" office:value="0.282874185256976" calcext:value-type="float">
            <text:p>0.282874185256976</text:p>
          </table:table-cell>
          <table:table-cell table:style-name="ce50" table:formula="of:=6*[.AA129]^5-15*[.AA129]^4+10*[.AA129]^3" office:value-type="float" office:value="0.314244966179088" calcext:value-type="float">
            <text:p>0.314244966179088</text:p>
          </table:table-cell>
          <table:table-cell table:style-name="ce50" table:formula="of:=6*[.AB129]^5-15*[.AB129]^4+10*[.AB129]^3" office:value-type="float" office:value="0.346619405864198" calcext:value-type="float">
            <text:p>0.346619405864198</text:p>
          </table:table-cell>
          <table:table-cell table:style-name="ce50" table:formula="of:=6*[.AC129]^5-15*[.AC129]^4+10*[.AC129]^3" office:value-type="float" office:value="0.379826781378496" calcext:value-type="float">
            <text:p>0.379826781378496</text:p>
          </table:table-cell>
          <table:table-cell table:style-name="ce50" table:formula="of:=6*[.AD129]^5-15*[.AD129]^4+10*[.AD129]^3" office:value-type="float" office:value="0.413689313501588" calcext:value-type="float">
            <text:p>0.413689313501588</text:p>
          </table:table-cell>
          <table:table-cell table:style-name="ce50" table:formula="of:=6*[.AE129]^5-15*[.AE129]^4+10*[.AE129]^3" office:value-type="float" office:value="0.448023734790174" calcext:value-type="float">
            <text:p>0.448023734790174</text:p>
          </table:table-cell>
          <table:table-cell table:style-name="ce50" table:formula="of:=6*[.AF129]^5-15*[.AF129]^4+10*[.AF129]^3" office:value-type="float" office:value="0.482642857641744" calcext:value-type="float">
            <text:p>0.482642857641744</text:p>
          </table:table-cell>
          <table:table-cell table:style-name="ce50" table:formula="of:=6*[.AG129]^5-15*[.AG129]^4+10*[.AG129]^3" office:value-type="float" office:value="0.517357142358256" calcext:value-type="float">
            <text:p>0.517357142358256</text:p>
          </table:table-cell>
          <table:table-cell table:style-name="ce50" table:formula="of:=6*[.AH129]^5-15*[.AH129]^4+10*[.AH129]^3" office:value-type="float" office:value="0.551976265209826" calcext:value-type="float">
            <text:p>0.551976265209826</text:p>
          </table:table-cell>
          <table:table-cell table:style-name="ce50" table:formula="of:=6*[.AI129]^5-15*[.AI129]^4+10*[.AI129]^3" office:value-type="float" office:value="0.586310686498412" calcext:value-type="float">
            <text:p>0.586310686498412</text:p>
          </table:table-cell>
          <table:table-cell table:style-name="ce50" table:formula="of:=6*[.AJ129]^5-15*[.AJ129]^4+10*[.AJ129]^3" office:value-type="float" office:value="0.620173218621504" calcext:value-type="float">
            <text:p>0.620173218621504</text:p>
          </table:table-cell>
          <table:table-cell table:style-name="ce50" table:formula="of:=6*[.AK129]^5-15*[.AK129]^4+10*[.AK129]^3" office:value-type="float" office:value="0.653380594135803" calcext:value-type="float">
            <text:p>0.653380594135803</text:p>
          </table:table-cell>
          <table:table-cell table:style-name="ce50" table:formula="of:=6*[.AL129]^5-15*[.AL129]^4+10*[.AL129]^3" office:value-type="float" office:value="0.685755033820913" calcext:value-type="float">
            <text:p>0.685755033820913</text:p>
          </table:table-cell>
          <table:table-cell table:style-name="ce50" table:formula="of:=6*[.AM129]^5-15*[.AM129]^4+10*[.AM129]^3" office:value-type="float" office:value="0.717125814743023" calcext:value-type="float">
            <text:p>0.717125814743023</text:p>
          </table:table-cell>
          <table:table-cell table:style-name="ce50" table:formula="of:=6*[.AN129]^5-15*[.AN129]^4+10*[.AN129]^3" office:value-type="float" office:value="0.7473308383186" calcext:value-type="float">
            <text:p>0.7473308383186</text:p>
          </table:table-cell>
          <table:table-cell table:style-name="ce50" table:formula="of:=6*[.AO129]^5-15*[.AO129]^4+10*[.AO129]^3" office:value-type="float" office:value="0.776218198378063" calcext:value-type="float">
            <text:p>0.776218198378063</text:p>
          </table:table-cell>
          <table:table-cell table:style-name="ce50" table:formula="of:=6*[.AP129]^5-15*[.AP129]^4+10*[.AP129]^3" office:value-type="float" office:value="0.80364774922948" calcext:value-type="float">
            <text:p>0.80364774922948</text:p>
          </table:table-cell>
          <table:table-cell table:style-name="ce50" table:formula="of:=6*[.AQ129]^5-15*[.AQ129]^4+10*[.AQ129]^3" office:value-type="float" office:value="0.829492673722248" calcext:value-type="float">
            <text:p>0.829492673722248</text:p>
          </table:table-cell>
          <table:table-cell table:style-name="ce50" table:formula="of:=6*[.AR129]^5-15*[.AR129]^4+10*[.AR129]^3" office:value-type="float" office:value="0.853641051310781" calcext:value-type="float">
            <text:p>0.853641051310781</text:p>
          </table:table-cell>
          <table:table-cell table:style-name="ce50" table:formula="of:=6*[.AS129]^5-15*[.AS129]^4+10*[.AS129]^3" office:value-type="float" office:value="0.875997426118197" calcext:value-type="float">
            <text:p>0.875997426118197</text:p>
          </table:table-cell>
          <table:table-cell table:style-name="ce50" table:formula="of:=6*[.AT129]^5-15*[.AT129]^4+10*[.AT129]^3" office:value-type="float" office:value="0.896484375" calcext:value-type="float">
            <text:p>0.896484375</text:p>
          </table:table-cell>
          <table:table-cell table:style-name="ce50" table:formula="of:=6*[.AU129]^5-15*[.AU129]^4+10*[.AU129]^3" office:value-type="float" office:value="0.915044075607771" calcext:value-type="float">
            <text:p>0.915044075607771</text:p>
          </table:table-cell>
          <table:table-cell table:style-name="ce50" table:formula="of:=6*[.AV129]^5-15*[.AV129]^4+10*[.AV129]^3" office:value-type="float" office:value="0.93163987445285" calcext:value-type="float">
            <text:p>0.93163987445285</text:p>
          </table:table-cell>
          <table:table-cell table:style-name="ce50" table:formula="of:=6*[.AW129]^5-15*[.AW129]^4+10*[.AW129]^3" office:value-type="float" office:value="0.946257854970024" calcext:value-type="float">
            <text:p>0.946257854970024</text:p>
          </table:table-cell>
          <table:table-cell table:style-name="ce50" table:formula="of:=6*[.AX129]^5-15*[.AX129]^4+10*[.AX129]^3" office:value-type="float" office:value="0.958908405581214" calcext:value-type="float">
            <text:p>0.958908405581214</text:p>
          </table:table-cell>
          <table:table-cell table:style-name="ce50" table:formula="of:=6*[.AY129]^5-15*[.AY129]^4+10*[.AY129]^3" office:value-type="float" office:value="0.969627787759156" calcext:value-type="float">
            <text:p>0.969627787759156</text:p>
          </table:table-cell>
          <table:table-cell table:style-name="ce50" table:formula="of:=6*[.AZ129]^5-15*[.AZ129]^4+10*[.AZ129]^3" office:value-type="float" office:value="0.978479704091094" calcext:value-type="float">
            <text:p>0.978479704091094</text:p>
          </table:table-cell>
          <table:table-cell table:style-name="ce50" table:formula="of:=6*[.BA129]^5-15*[.BA129]^4+10*[.BA129]^3" office:value-type="float" office:value="0.985556866342459" calcext:value-type="float">
            <text:p>0.985556866342459</text:p>
          </table:table-cell>
          <table:table-cell table:style-name="ce50" table:formula="of:=6*[.BB129]^5-15*[.BB129]^4+10*[.BB129]^3" office:value-type="float" office:value="0.990982563520562" calcext:value-type="float">
            <text:p>0.990982563520562</text:p>
          </table:table-cell>
          <table:table-cell table:style-name="ce50" table:formula="of:=6*[.BC129]^5-15*[.BC129]^4+10*[.BC129]^3" office:value-type="float" office:value="0.994912229938271" calcext:value-type="float">
            <text:p>0.994912229938271</text:p>
          </table:table-cell>
          <table:table-cell table:style-name="ce50" table:formula="of:=6*[.BD129]^5-15*[.BD129]^4+10*[.BD129]^3" office:value-type="float" office:value="0.99753501327771" calcext:value-type="float">
            <text:p>0.99753501327771</text:p>
          </table:table-cell>
          <table:table-cell table:style-name="ce50" table:formula="of:=6*[.BE129]^5-15*[.BE129]^4+10*[.BE129]^3" office:value-type="float" office:value="0.999075342653931" calcext:value-type="float">
            <text:p>0.999075342653931</text:p>
          </table:table-cell>
          <table:table-cell table:style-name="ce50" table:formula="of:=6*[.BF129]^5-15*[.BF129]^4+10*[.BF129]^3" office:value-type="float" office:value="0.999794496678605" calcext:value-type="float">
            <text:p>0.999794496678605</text:p>
          </table:table-cell>
          <table:table-cell table:style-name="ce50" table:formula="of:=6*[.BG129]^5-15*[.BG129]^4+10*[.BG129]^3" office:value-type="float" office:value="0.999992171523719" calcext:value-type="float">
            <text:p>0.999992171523719</text:p>
          </table:table-cell>
          <table:table-cell table:style-name="ce50" table:formula="of:=6*[.BH129]^5-15*[.BH129]^4+10*[.BH129]^3" office:value-type="float" office:value="0.999992171523719" calcext:value-type="float">
            <text:p>0.999992171523719</text:p>
          </table:table-cell>
          <table:table-cell table:style-name="ce50" table:formula="of:=6*[.BI129]^5-15*[.BI129]^4+10*[.BI129]^3" office:value-type="float" office:value="0.999794496678607" calcext:value-type="float">
            <text:p>0.999794496678607</text:p>
          </table:table-cell>
          <table:table-cell table:style-name="ce50" table:formula="of:=6*[.BJ129]^5-15*[.BJ129]^4+10*[.BJ129]^3" office:value-type="float" office:value="0.99907534265393" calcext:value-type="float">
            <text:p>0.99907534265393</text:p>
          </table:table-cell>
          <table:table-cell table:style-name="ce50" table:formula="of:=6*[.BK129]^5-15*[.BK129]^4+10*[.BK129]^3" office:value-type="float" office:value="0.997535013277709" calcext:value-type="float">
            <text:p>0.997535013277709</text:p>
          </table:table-cell>
          <table:table-cell table:style-name="ce50" table:formula="of:=6*[.BL129]^5-15*[.BL129]^4+10*[.BL129]^3" office:value-type="float" office:value="0.994912229938271" calcext:value-type="float">
            <text:p>0.994912229938271</text:p>
          </table:table-cell>
          <table:table-cell table:style-name="ce50" table:formula="of:=6*[.BM129]^5-15*[.BM129]^4+10*[.BM129]^3" office:value-type="float" office:value="0.990982563520562" calcext:value-type="float">
            <text:p>0.990982563520562</text:p>
          </table:table-cell>
          <table:table-cell table:style-name="ce50" table:formula="of:=6*[.BN129]^5-15*[.BN129]^4+10*[.BN129]^3" office:value-type="float" office:value="0.985556866342459" calcext:value-type="float">
            <text:p>0.985556866342459</text:p>
          </table:table-cell>
          <table:table-cell table:style-name="ce50" table:formula="of:=6*[.BO129]^5-15*[.BO129]^4+10*[.BO129]^3" office:value-type="float" office:value="0.978479704091094" calcext:value-type="float">
            <text:p>0.978479704091094</text:p>
          </table:table-cell>
          <table:table-cell table:style-name="ce50" table:formula="of:=6*[.BP129]^5-15*[.BP129]^4+10*[.BP129]^3" office:value-type="float" office:value="0.969627787759156" calcext:value-type="float">
            <text:p>0.969627787759156</text:p>
          </table:table-cell>
          <table:table-cell table:style-name="ce50" table:formula="of:=6*[.BQ129]^5-15*[.BQ129]^4+10*[.BQ129]^3" office:value-type="float" office:value="0.958908405581214" calcext:value-type="float">
            <text:p>0.958908405581214</text:p>
          </table:table-cell>
          <table:table-cell table:style-name="ce50" table:formula="of:=6*[.BR129]^5-15*[.BR129]^4+10*[.BR129]^3" office:value-type="float" office:value="0.946257854970025" calcext:value-type="float">
            <text:p>0.946257854970025</text:p>
          </table:table-cell>
          <table:table-cell table:style-name="ce50" table:formula="of:=6*[.BS129]^5-15*[.BS129]^4+10*[.BS129]^3" office:value-type="float" office:value="0.93163987445285" calcext:value-type="float">
            <text:p>0.93163987445285</text:p>
          </table:table-cell>
          <table:table-cell table:style-name="ce50" table:formula="of:=6*[.BT129]^5-15*[.BT129]^4+10*[.BT129]^3" office:value-type="float" office:value="0.915044075607771" calcext:value-type="float">
            <text:p>0.915044075607771</text:p>
          </table:table-cell>
          <table:table-cell table:style-name="ce50" table:formula="of:=6*[.BU129]^5-15*[.BU129]^4+10*[.BU129]^3" office:value-type="float" office:value="0.896484375" calcext:value-type="float">
            <text:p>0.896484375</text:p>
          </table:table-cell>
          <table:table-cell table:style-name="ce50" table:formula="of:=6*[.BV129]^5-15*[.BV129]^4+10*[.BV129]^3" office:value-type="float" office:value="0.875997426118196" calcext:value-type="float">
            <text:p>0.875997426118196</text:p>
          </table:table-cell>
          <table:table-cell table:style-name="ce50" table:formula="of:=6*[.BW129]^5-15*[.BW129]^4+10*[.BW129]^3" office:value-type="float" office:value="0.85364105131078" calcext:value-type="float">
            <text:p>0.85364105131078</text:p>
          </table:table-cell>
          <table:table-cell table:style-name="ce50" table:formula="of:=6*[.BX129]^5-15*[.BX129]^4+10*[.BX129]^3" office:value-type="float" office:value="0.829492673722248" calcext:value-type="float">
            <text:p>0.829492673722248</text:p>
          </table:table-cell>
          <table:table-cell table:style-name="ce50" table:formula="of:=6*[.BY129]^5-15*[.BY129]^4+10*[.BY129]^3" office:value-type="float" office:value="0.80364774922948" calcext:value-type="float">
            <text:p>0.80364774922948</text:p>
          </table:table-cell>
          <table:table-cell table:style-name="ce50" table:formula="of:=6*[.BZ129]^5-15*[.BZ129]^4+10*[.BZ129]^3" office:value-type="float" office:value="0.776218198378063" calcext:value-type="float">
            <text:p>0.776218198378063</text:p>
          </table:table-cell>
          <table:table-cell table:style-name="ce50" table:formula="of:=6*[.CA129]^5-15*[.CA129]^4+10*[.CA129]^3" office:value-type="float" office:value="0.7473308383186" calcext:value-type="float">
            <text:p>0.7473308383186</text:p>
          </table:table-cell>
          <table:table-cell table:style-name="ce50" table:formula="of:=6*[.CB129]^5-15*[.CB129]^4+10*[.CB129]^3" office:value-type="float" office:value="0.717125814743023" calcext:value-type="float">
            <text:p>0.717125814743023</text:p>
          </table:table-cell>
          <table:table-cell table:style-name="ce50" table:formula="of:=6*[.CC129]^5-15*[.CC129]^4+10*[.CC129]^3" office:value-type="float" office:value="0.685755033820912" calcext:value-type="float">
            <text:p>0.685755033820912</text:p>
          </table:table-cell>
          <table:table-cell table:style-name="ce50" table:formula="of:=6*[.CD129]^5-15*[.CD129]^4+10*[.CD129]^3" office:value-type="float" office:value="0.653380594135803" calcext:value-type="float">
            <text:p>0.653380594135803</text:p>
          </table:table-cell>
          <table:table-cell table:style-name="ce50" table:formula="of:=6*[.CE129]^5-15*[.CE129]^4+10*[.CE129]^3" office:value-type="float" office:value="0.620173218621504" calcext:value-type="float">
            <text:p>0.620173218621504</text:p>
          </table:table-cell>
          <table:table-cell table:style-name="ce50" table:formula="of:=6*[.CF129]^5-15*[.CF129]^4+10*[.CF129]^3" office:value-type="float" office:value="0.586310686498413" calcext:value-type="float">
            <text:p>0.586310686498413</text:p>
          </table:table-cell>
          <table:table-cell table:style-name="ce50" table:formula="of:=6*[.CG129]^5-15*[.CG129]^4+10*[.CG129]^3" office:value-type="float" office:value="0.551976265209826" calcext:value-type="float">
            <text:p>0.551976265209826</text:p>
          </table:table-cell>
          <table:table-cell table:style-name="ce50" table:formula="of:=6*[.CH129]^5-15*[.CH129]^4+10*[.CH129]^3" office:value-type="float" office:value="0.517357142358256" calcext:value-type="float">
            <text:p>0.517357142358256</text:p>
          </table:table-cell>
          <table:table-cell table:style-name="ce50" table:formula="of:=6*[.CI129]^5-15*[.CI129]^4+10*[.CI129]^3" office:value-type="float" office:value="0.482642857641744" calcext:value-type="float">
            <text:p>0.482642857641744</text:p>
          </table:table-cell>
          <table:table-cell table:style-name="ce50" table:formula="of:=6*[.CJ129]^5-15*[.CJ129]^4+10*[.CJ129]^3" office:value-type="float" office:value="0.448023734790174" calcext:value-type="float">
            <text:p>0.448023734790174</text:p>
          </table:table-cell>
          <table:table-cell table:style-name="ce50" table:formula="of:=6*[.CK129]^5-15*[.CK129]^4+10*[.CK129]^3" office:value-type="float" office:value="0.413689313501588" calcext:value-type="float">
            <text:p>0.413689313501588</text:p>
          </table:table-cell>
          <table:table-cell table:style-name="ce50" table:formula="of:=6*[.CL129]^5-15*[.CL129]^4+10*[.CL129]^3" office:value-type="float" office:value="0.379826781378496" calcext:value-type="float">
            <text:p>0.379826781378496</text:p>
          </table:table-cell>
          <table:table-cell table:style-name="ce50" table:formula="of:=6*[.CM129]^5-15*[.CM129]^4+10*[.CM129]^3" office:value-type="float" office:value="0.346619405864198" calcext:value-type="float">
            <text:p>0.346619405864198</text:p>
          </table:table-cell>
          <table:table-cell table:style-name="ce50" table:formula="of:=6*[.CN129]^5-15*[.CN129]^4+10*[.CN129]^3" office:value-type="float" office:value="0.314244966179088" calcext:value-type="float">
            <text:p>0.314244966179088</text:p>
          </table:table-cell>
          <table:table-cell table:style-name="ce50" table:formula="of:=6*[.CO129]^5-15*[.CO129]^4+10*[.CO129]^3" office:value-type="float" office:value="0.282874185256977" calcext:value-type="float">
            <text:p>0.282874185256977</text:p>
          </table:table-cell>
          <table:table-cell table:style-name="ce50" table:formula="of:=6*[.CP129]^5-15*[.CP129]^4+10*[.CP129]^3" office:value-type="float" office:value="0.2526691616814" calcext:value-type="float">
            <text:p>0.2526691616814</text:p>
          </table:table-cell>
          <table:table-cell table:style-name="ce50" table:formula="of:=6*[.CQ129]^5-15*[.CQ129]^4+10*[.CQ129]^3" office:value-type="float" office:value="0.223781801621937" calcext:value-type="float">
            <text:p>0.223781801621937</text:p>
          </table:table-cell>
          <table:table-cell table:style-name="ce50" table:formula="of:=6*[.CR129]^5-15*[.CR129]^4+10*[.CR129]^3" office:value-type="float" office:value="0.19635225077052" calcext:value-type="float">
            <text:p>0.19635225077052</text:p>
          </table:table-cell>
          <table:table-cell table:style-name="ce50" table:formula="of:=6*[.CS129]^5-15*[.CS129]^4+10*[.CS129]^3" office:value-type="float" office:value="0.170507326277753" calcext:value-type="float">
            <text:p>0.170507326277753</text:p>
          </table:table-cell>
          <table:table-cell table:style-name="ce50" table:formula="of:=6*[.CT129]^5-15*[.CT129]^4+10*[.CT129]^3" office:value-type="float" office:value="0.146358948689219" calcext:value-type="float">
            <text:p>0.146358948689219</text:p>
          </table:table-cell>
          <table:table-cell table:style-name="ce50" table:formula="of:=6*[.CU129]^5-15*[.CU129]^4+10*[.CU129]^3" office:value-type="float" office:value="0.124002573881803" calcext:value-type="float">
            <text:p>0.124002573881803</text:p>
          </table:table-cell>
          <table:table-cell table:style-name="ce50" table:formula="of:=6*[.CV129]^5-15*[.CV129]^4+10*[.CV129]^3" office:value-type="float" office:value="0.103515625" calcext:value-type="float">
            <text:p>0.103515625</text:p>
          </table:table-cell>
          <table:table-cell table:style-name="ce50" table:formula="of:=6*[.CW129]^5-15*[.CW129]^4+10*[.CW129]^3" office:value-type="float" office:value="0.084955924392229" calcext:value-type="float">
            <text:p>0.084955924392229</text:p>
          </table:table-cell>
          <table:table-cell table:style-name="ce50" table:formula="of:=6*[.CX129]^5-15*[.CX129]^4+10*[.CX129]^3" office:value-type="float" office:value="0.0683601255471496" calcext:value-type="float">
            <text:p>0.0683601255471496</text:p>
          </table:table-cell>
          <table:table-cell table:style-name="ce50" table:formula="of:=6*[.CY129]^5-15*[.CY129]^4+10*[.CY129]^3" office:value-type="float" office:value="0.0537421450299753" calcext:value-type="float">
            <text:p>0.0537421450299753</text:p>
          </table:table-cell>
          <table:table-cell table:style-name="ce50" table:formula="of:=6*[.CZ129]^5-15*[.CZ129]^4+10*[.CZ129]^3" office:value-type="float" office:value="0.0410915944187857" calcext:value-type="float">
            <text:p>0.0410915944187857</text:p>
          </table:table-cell>
          <table:table-cell table:style-name="ce50" table:formula="of:=6*[.DA129]^5-15*[.DA129]^4+10*[.DA129]^3" office:value-type="float" office:value="0.0303722122408435" calcext:value-type="float">
            <text:p>0.0303722122408435</text:p>
          </table:table-cell>
          <table:table-cell table:style-name="ce50" table:formula="of:=6*[.DB129]^5-15*[.DB129]^4+10*[.DB129]^3" office:value-type="float" office:value="0.0215202959089062" calcext:value-type="float">
            <text:p>0.0215202959089062</text:p>
          </table:table-cell>
          <table:table-cell table:style-name="ce50" table:formula="of:=6*[.DC129]^5-15*[.DC129]^4+10*[.DC129]^3" office:value-type="float" office:value="0.0144431336575409" calcext:value-type="float">
            <text:p>0.0144431336575409</text:p>
          </table:table-cell>
          <table:table-cell table:style-name="ce50" table:formula="of:=6*[.DD129]^5-15*[.DD129]^4+10*[.DD129]^3" office:value-type="float" office:value="0.0090174364794388" calcext:value-type="float">
            <text:p>0.0090174364794388</text:p>
          </table:table-cell>
          <table:table-cell table:style-name="ce50" table:formula="of:=6*[.DE129]^5-15*[.DE129]^4+10*[.DE129]^3" office:value-type="float" office:value="0.00508777006172839" calcext:value-type="float">
            <text:p>0.00508777006172839</text:p>
          </table:table-cell>
          <table:table-cell table:number-columns-repeated="915"/>
        </table:table-row>
        <table:table-row table:style-name="ro1">
          <table:table-cell table:style-name="ce44" office:value-type="string" calcext:value-type="string">
            <text:p>Seasonal Variation</text:p>
          </table:table-cell>
          <table:table-cell table:style-name="ce50" table:formula="of:=[.B130]*[.$F$3]" office:value-type="float" office:value="0.0801120684744273" calcext:value-type="float">
            <text:p>0.0801120684744273</text:p>
          </table:table-cell>
          <table:table-cell table:style-name="ce50" table:formula="of:=[.C130]*[.$F$3]" office:value-type="float" office:value="0.0300513637472744" calcext:value-type="float">
            <text:p>0.0300513637472744</text:p>
          </table:table-cell>
          <table:table-cell table:style-name="ce50" table:formula="of:=[.D130]*[.$F$3]" office:value-type="float" office:value="0.00667885794530812" calcext:value-type="float">
            <text:p>0.00667885794530812</text:p>
          </table:table-cell>
          <table:table-cell table:style-name="ce50" table:formula="of:=[.E130]*[.$F$3]" office:value-type="float" office:value="0.000254425479171515" calcext:value-type="float">
            <text:p>0.000254425479171515</text:p>
          </table:table-cell>
          <table:table-cell table:style-name="ce50" table:formula="of:=[.F130]*[.$F$3]" office:value-type="float" office:value="0.000254425479171515" calcext:value-type="float">
            <text:p>0.000254425479171515</text:p>
          </table:table-cell>
          <table:table-cell table:style-name="ce50" table:formula="of:=[.G130]*[.$F$3]" office:value-type="float" office:value="0.00667885794530812" calcext:value-type="float">
            <text:p>0.00667885794530812</text:p>
          </table:table-cell>
          <table:table-cell table:style-name="ce50" table:formula="of:=[.H130]*[.$F$3]" office:value-type="float" office:value="0.0300513637472744" calcext:value-type="float">
            <text:p>0.0300513637472744</text:p>
          </table:table-cell>
          <table:table-cell table:style-name="ce50" table:formula="of:=[.I130]*[.$F$3]" office:value-type="float" office:value="0.0801120684744273" calcext:value-type="float">
            <text:p>0.0801120684744273</text:p>
          </table:table-cell>
          <table:table-cell table:style-name="ce50" table:formula="of:=[.J130]*[.$F$3]" office:value-type="float" office:value="0.165352527006173" calcext:value-type="float">
            <text:p>0.165352527006173</text:p>
          </table:table-cell>
          <table:table-cell table:style-name="ce50" table:formula="of:=[.K130]*[.$F$3]" office:value-type="float" office:value="0.293066685581762" calcext:value-type="float">
            <text:p>0.293066685581762</text:p>
          </table:table-cell>
          <table:table-cell table:style-name="ce50" table:formula="of:=[.L130]*[.$F$3]" office:value-type="float" office:value="0.469401843870079" calcext:value-type="float">
            <text:p>0.469401843870079</text:p>
          </table:table-cell>
          <table:table-cell table:style-name="ce50" table:formula="of:=[.M130]*[.$F$3]" office:value-type="float" office:value="0.699409617039452" calcext:value-type="float">
            <text:p>0.699409617039452</text:p>
          </table:table-cell>
          <table:table-cell table:style-name="ce50" table:formula="of:=[.N130]*[.$F$3]" office:value-type="float" office:value="0.987096897827414" calcext:value-type="float">
            <text:p>0.987096897827414</text:p>
          </table:table-cell>
          <table:table-cell table:style-name="ce50" table:formula="of:=[.O130]*[.$F$3]" office:value-type="float" office:value="1.33547681861054" calcext:value-type="float">
            <text:p>1.33547681861054</text:p>
          </table:table-cell>
          <table:table-cell table:style-name="ce50" table:formula="of:=[.P130]*[.$F$3]" office:value-type="float" office:value="1.74661971347419" calcext:value-type="float">
            <text:p>1.74661971347419</text:p>
          </table:table-cell>
          <table:table-cell table:style-name="ce50" table:formula="of:=[.Q130]*[.$F$3]" office:value-type="float" office:value="2.22170408028237" calcext:value-type="float">
            <text:p>2.22170408028237</text:p>
          </table:table-cell>
          <table:table-cell table:style-name="ce50" table:formula="of:=[.R130]*[.$F$3]" office:value-type="float" office:value="2.76106754274744" calcext:value-type="float">
            <text:p>2.76106754274744</text:p>
          </table:table-cell>
          <table:table-cell table:style-name="ce50" table:formula="of:=[.S130]*[.$F$3]" office:value-type="float" office:value="3.3642578125" calcext:value-type="float">
            <text:p>3.3642578125</text:p>
          </table:table-cell>
          <table:table-cell table:style-name="ce50" table:formula="of:=[.T130]*[.$F$3]" office:value-type="float" office:value="4.0300836511586" calcext:value-type="float">
            <text:p>4.0300836511586</text:p>
          </table:table-cell>
          <table:table-cell table:style-name="ce50" table:formula="of:=[.U130]*[.$F$3]" office:value-type="float" office:value="4.75666583239962" calcext:value-type="float">
            <text:p>4.75666583239962</text:p>
          </table:table-cell>
          <table:table-cell table:style-name="ce50" table:formula="of:=[.V130]*[.$F$3]" office:value-type="float" office:value="5.54148810402694" calcext:value-type="float">
            <text:p>5.54148810402694</text:p>
          </table:table-cell>
          <table:table-cell table:style-name="ce50" table:formula="of:=[.W130]*[.$F$3]" office:value-type="float" office:value="6.3814481500419" calcext:value-type="float">
            <text:p>6.3814481500419</text:p>
          </table:table-cell>
          <table:table-cell table:style-name="ce50" table:formula="of:=[.X130]*[.$F$3]" office:value-type="float" office:value="7.27290855271295" calcext:value-type="float">
            <text:p>7.27290855271295</text:p>
          </table:table-cell>
          <table:table-cell table:style-name="ce50" table:formula="of:=[.Y130]*[.$F$3]" office:value-type="float" office:value="8.2117477546455" calcext:value-type="float">
            <text:p>8.2117477546455</text:p>
          </table:table-cell>
          <table:table-cell table:style-name="ce50" table:formula="of:=[.Z130]*[.$F$3]" office:value-type="float" office:value="9.19341102085172" calcext:value-type="float">
            <text:p>9.19341102085172</text:p>
          </table:table-cell>
          <table:table-cell table:style-name="ce50" table:formula="of:=[.AA130]*[.$F$3]" office:value-type="float" office:value="10.2129614008204" calcext:value-type="float">
            <text:p>10.2129614008204</text:p>
          </table:table-cell>
          <table:table-cell table:style-name="ce50" table:formula="of:=[.AB130]*[.$F$3]" office:value-type="float" office:value="11.2651306905864" calcext:value-type="float">
            <text:p>11.2651306905864</text:p>
          </table:table-cell>
          <table:table-cell table:style-name="ce50" table:formula="of:=[.AC130]*[.$F$3]" office:value-type="float" office:value="12.3443703948011" calcext:value-type="float">
            <text:p>12.3443703948011</text:p>
          </table:table-cell>
          <table:table-cell table:style-name="ce50" table:formula="of:=[.AD130]*[.$F$3]" office:value-type="float" office:value="13.4449026888016" calcext:value-type="float">
            <text:p>13.4449026888016</text:p>
          </table:table-cell>
          <table:table-cell table:style-name="ce50" table:formula="of:=[.AE130]*[.$F$3]" office:value-type="float" office:value="14.5607713806807" calcext:value-type="float">
            <text:p>14.5607713806807</text:p>
          </table:table-cell>
          <table:table-cell table:style-name="ce50" table:formula="of:=[.AF130]*[.$F$3]" office:value-type="float" office:value="15.6858928733567" calcext:value-type="float">
            <text:p>15.6858928733567</text:p>
          </table:table-cell>
          <table:table-cell table:style-name="ce50" table:formula="of:=[.AG130]*[.$F$3]" office:value-type="float" office:value="16.8141071266433" calcext:value-type="float">
            <text:p>16.8141071266433</text:p>
          </table:table-cell>
          <table:table-cell table:style-name="ce50" table:formula="of:=[.AH130]*[.$F$3]" office:value-type="float" office:value="17.9392286193193" calcext:value-type="float">
            <text:p>17.9392286193193</text:p>
          </table:table-cell>
          <table:table-cell table:style-name="ce50" table:formula="of:=[.AI130]*[.$F$3]" office:value-type="float" office:value="19.0550973111984" calcext:value-type="float">
            <text:p>19.0550973111984</text:p>
          </table:table-cell>
          <table:table-cell table:style-name="ce50" table:formula="of:=[.AJ130]*[.$F$3]" office:value-type="float" office:value="20.1556296051989" calcext:value-type="float">
            <text:p>20.1556296051989</text:p>
          </table:table-cell>
          <table:table-cell table:style-name="ce50" table:formula="of:=[.AK130]*[.$F$3]" office:value-type="float" office:value="21.2348693094136" calcext:value-type="float">
            <text:p>21.2348693094136</text:p>
          </table:table-cell>
          <table:table-cell table:style-name="ce50" table:formula="of:=[.AL130]*[.$F$3]" office:value-type="float" office:value="22.2870385991797" calcext:value-type="float">
            <text:p>22.2870385991797</text:p>
          </table:table-cell>
          <table:table-cell table:style-name="ce50" table:formula="of:=[.AM130]*[.$F$3]" office:value-type="float" office:value="23.3065889791482" calcext:value-type="float">
            <text:p>23.3065889791482</text:p>
          </table:table-cell>
          <table:table-cell table:style-name="ce50" table:formula="of:=[.AN130]*[.$F$3]" office:value-type="float" office:value="24.2882522453545" calcext:value-type="float">
            <text:p>24.2882522453545</text:p>
          </table:table-cell>
          <table:table-cell table:style-name="ce50" table:formula="of:=[.AO130]*[.$F$3]" office:value-type="float" office:value="25.227091447287" calcext:value-type="float">
            <text:p>25.227091447287</text:p>
          </table:table-cell>
          <table:table-cell table:style-name="ce50" table:formula="of:=[.AP130]*[.$F$3]" office:value-type="float" office:value="26.1185518499581" calcext:value-type="float">
            <text:p>26.1185518499581</text:p>
          </table:table-cell>
          <table:table-cell table:style-name="ce50" table:formula="of:=[.AQ130]*[.$F$3]" office:value-type="float" office:value="26.9585118959731" calcext:value-type="float">
            <text:p>26.9585118959731</text:p>
          </table:table-cell>
          <table:table-cell table:style-name="ce50" table:formula="of:=[.AR130]*[.$F$3]" office:value-type="float" office:value="27.7433341676004" calcext:value-type="float">
            <text:p>27.7433341676004</text:p>
          </table:table-cell>
          <table:table-cell table:style-name="ce50" table:formula="of:=[.AS130]*[.$F$3]" office:value-type="float" office:value="28.4699163488414" calcext:value-type="float">
            <text:p>28.4699163488414</text:p>
          </table:table-cell>
          <table:table-cell table:style-name="ce50" table:formula="of:=[.AT130]*[.$F$3]" office:value-type="float" office:value="29.1357421875" calcext:value-type="float">
            <text:p>29.1357421875</text:p>
          </table:table-cell>
          <table:table-cell table:style-name="ce50" table:formula="of:=[.AU130]*[.$F$3]" office:value-type="float" office:value="29.7389324572526" calcext:value-type="float">
            <text:p>29.7389324572526</text:p>
          </table:table-cell>
          <table:table-cell table:style-name="ce50" table:formula="of:=[.AV130]*[.$F$3]" office:value-type="float" office:value="30.2782959197176" calcext:value-type="float">
            <text:p>30.2782959197176</text:p>
          </table:table-cell>
          <table:table-cell table:style-name="ce50" table:formula="of:=[.AW130]*[.$F$3]" office:value-type="float" office:value="30.7533802865258" calcext:value-type="float">
            <text:p>30.7533802865258</text:p>
          </table:table-cell>
          <table:table-cell table:style-name="ce50" table:formula="of:=[.AX130]*[.$F$3]" office:value-type="float" office:value="31.1645231813895" calcext:value-type="float">
            <text:p>31.1645231813895</text:p>
          </table:table-cell>
          <table:table-cell table:style-name="ce50" table:formula="of:=[.AY130]*[.$F$3]" office:value-type="float" office:value="31.5129031021726" calcext:value-type="float">
            <text:p>31.5129031021726</text:p>
          </table:table-cell>
          <table:table-cell table:style-name="ce50" table:formula="of:=[.AZ130]*[.$F$3]" office:value-type="float" office:value="31.8005903829606" calcext:value-type="float">
            <text:p>31.8005903829606</text:p>
          </table:table-cell>
          <table:table-cell table:style-name="ce50" table:formula="of:=[.BA130]*[.$F$3]" office:value-type="float" office:value="32.0305981561299" calcext:value-type="float">
            <text:p>32.0305981561299</text:p>
          </table:table-cell>
          <table:table-cell table:style-name="ce50" table:formula="of:=[.BB130]*[.$F$3]" office:value-type="float" office:value="32.2069333144183" calcext:value-type="float">
            <text:p>32.2069333144183</text:p>
          </table:table-cell>
          <table:table-cell table:style-name="ce50" table:formula="of:=[.BC130]*[.$F$3]" office:value-type="float" office:value="32.3346474729938" calcext:value-type="float">
            <text:p>32.3346474729938</text:p>
          </table:table-cell>
          <table:table-cell table:style-name="ce50" table:formula="of:=[.BD130]*[.$F$3]" office:value-type="float" office:value="32.4198879315256" calcext:value-type="float">
            <text:p>32.4198879315256</text:p>
          </table:table-cell>
          <table:table-cell table:style-name="ce50" table:formula="of:=[.BE130]*[.$F$3]" office:value-type="float" office:value="32.4699486362528" calcext:value-type="float">
            <text:p>32.4699486362528</text:p>
          </table:table-cell>
          <table:table-cell table:style-name="ce50" table:formula="of:=[.BF130]*[.$F$3]" office:value-type="float" office:value="32.4933211420547" calcext:value-type="float">
            <text:p>32.4933211420547</text:p>
          </table:table-cell>
          <table:table-cell table:style-name="ce50" table:formula="of:=[.BG130]*[.$F$3]" office:value-type="float" office:value="32.4997455745209" calcext:value-type="float">
            <text:p>32.4997455745209</text:p>
          </table:table-cell>
          <table:table-cell table:style-name="ce50" table:formula="of:=[.BH130]*[.$F$3]" office:value-type="float" office:value="32.4997455745209" calcext:value-type="float">
            <text:p>32.4997455745209</text:p>
          </table:table-cell>
          <table:table-cell table:style-name="ce50" table:formula="of:=[.BI130]*[.$F$3]" office:value-type="float" office:value="32.4933211420547" calcext:value-type="float">
            <text:p>32.4933211420547</text:p>
          </table:table-cell>
          <table:table-cell table:style-name="ce50" table:formula="of:=[.BJ130]*[.$F$3]" office:value-type="float" office:value="32.4699486362527" calcext:value-type="float">
            <text:p>32.4699486362527</text:p>
          </table:table-cell>
          <table:table-cell table:style-name="ce50" table:formula="of:=[.BK130]*[.$F$3]" office:value-type="float" office:value="32.4198879315255" calcext:value-type="float">
            <text:p>32.4198879315255</text:p>
          </table:table-cell>
          <table:table-cell table:style-name="ce50" table:formula="of:=[.BL130]*[.$F$3]" office:value-type="float" office:value="32.3346474729938" calcext:value-type="float">
            <text:p>32.3346474729938</text:p>
          </table:table-cell>
          <table:table-cell table:style-name="ce50" table:formula="of:=[.BM130]*[.$F$3]" office:value-type="float" office:value="32.2069333144183" calcext:value-type="float">
            <text:p>32.2069333144183</text:p>
          </table:table-cell>
          <table:table-cell table:style-name="ce50" table:formula="of:=[.BN130]*[.$F$3]" office:value-type="float" office:value="32.0305981561299" calcext:value-type="float">
            <text:p>32.0305981561299</text:p>
          </table:table-cell>
          <table:table-cell table:style-name="ce50" table:formula="of:=[.BO130]*[.$F$3]" office:value-type="float" office:value="31.8005903829606" calcext:value-type="float">
            <text:p>31.8005903829606</text:p>
          </table:table-cell>
          <table:table-cell table:style-name="ce50" table:formula="of:=[.BP130]*[.$F$3]" office:value-type="float" office:value="31.5129031021726" calcext:value-type="float">
            <text:p>31.5129031021726</text:p>
          </table:table-cell>
          <table:table-cell table:style-name="ce50" table:formula="of:=[.BQ130]*[.$F$3]" office:value-type="float" office:value="31.1645231813895" calcext:value-type="float">
            <text:p>31.1645231813895</text:p>
          </table:table-cell>
          <table:table-cell table:style-name="ce50" table:formula="of:=[.BR130]*[.$F$3]" office:value-type="float" office:value="30.7533802865258" calcext:value-type="float">
            <text:p>30.7533802865258</text:p>
          </table:table-cell>
          <table:table-cell table:style-name="ce50" table:formula="of:=[.BS130]*[.$F$3]" office:value-type="float" office:value="30.2782959197176" calcext:value-type="float">
            <text:p>30.2782959197176</text:p>
          </table:table-cell>
          <table:table-cell table:style-name="ce50" table:formula="of:=[.BT130]*[.$F$3]" office:value-type="float" office:value="29.7389324572526" calcext:value-type="float">
            <text:p>29.7389324572526</text:p>
          </table:table-cell>
          <table:table-cell table:style-name="ce50" table:formula="of:=[.BU130]*[.$F$3]" office:value-type="float" office:value="29.1357421875" calcext:value-type="float">
            <text:p>29.1357421875</text:p>
          </table:table-cell>
          <table:table-cell table:style-name="ce50" table:formula="of:=[.BV130]*[.$F$3]" office:value-type="float" office:value="28.4699163488414" calcext:value-type="float">
            <text:p>28.4699163488414</text:p>
          </table:table-cell>
          <table:table-cell table:style-name="ce50" table:formula="of:=[.BW130]*[.$F$3]" office:value-type="float" office:value="27.7433341676004" calcext:value-type="float">
            <text:p>27.7433341676004</text:p>
          </table:table-cell>
          <table:table-cell table:style-name="ce50" table:formula="of:=[.BX130]*[.$F$3]" office:value-type="float" office:value="26.9585118959731" calcext:value-type="float">
            <text:p>26.9585118959731</text:p>
          </table:table-cell>
          <table:table-cell table:style-name="ce50" table:formula="of:=[.BY130]*[.$F$3]" office:value-type="float" office:value="26.1185518499581" calcext:value-type="float">
            <text:p>26.1185518499581</text:p>
          </table:table-cell>
          <table:table-cell table:style-name="ce50" table:formula="of:=[.BZ130]*[.$F$3]" office:value-type="float" office:value="25.227091447287" calcext:value-type="float">
            <text:p>25.227091447287</text:p>
          </table:table-cell>
          <table:table-cell table:style-name="ce50" table:formula="of:=[.CA130]*[.$F$3]" office:value-type="float" office:value="24.2882522453545" calcext:value-type="float">
            <text:p>24.2882522453545</text:p>
          </table:table-cell>
          <table:table-cell table:style-name="ce50" table:formula="of:=[.CB130]*[.$F$3]" office:value-type="float" office:value="23.3065889791482" calcext:value-type="float">
            <text:p>23.3065889791482</text:p>
          </table:table-cell>
          <table:table-cell table:style-name="ce50" table:formula="of:=[.CC130]*[.$F$3]" office:value-type="float" office:value="22.2870385991796" calcext:value-type="float">
            <text:p>22.2870385991796</text:p>
          </table:table-cell>
          <table:table-cell table:style-name="ce50" table:formula="of:=[.CD130]*[.$F$3]" office:value-type="float" office:value="21.2348693094136" calcext:value-type="float">
            <text:p>21.2348693094136</text:p>
          </table:table-cell>
          <table:table-cell table:style-name="ce50" table:formula="of:=[.CE130]*[.$F$3]" office:value-type="float" office:value="20.1556296051989" calcext:value-type="float">
            <text:p>20.1556296051989</text:p>
          </table:table-cell>
          <table:table-cell table:style-name="ce50" table:formula="of:=[.CF130]*[.$F$3]" office:value-type="float" office:value="19.0550973111984" calcext:value-type="float">
            <text:p>19.0550973111984</text:p>
          </table:table-cell>
          <table:table-cell table:style-name="ce50" table:formula="of:=[.CG130]*[.$F$3]" office:value-type="float" office:value="17.9392286193193" calcext:value-type="float">
            <text:p>17.9392286193193</text:p>
          </table:table-cell>
          <table:table-cell table:style-name="ce50" table:formula="of:=[.CH130]*[.$F$3]" office:value-type="float" office:value="16.8141071266433" calcext:value-type="float">
            <text:p>16.8141071266433</text:p>
          </table:table-cell>
          <table:table-cell table:style-name="ce50" table:formula="of:=[.CI130]*[.$F$3]" office:value-type="float" office:value="15.6858928733567" calcext:value-type="float">
            <text:p>15.6858928733567</text:p>
          </table:table-cell>
          <table:table-cell table:style-name="ce50" table:formula="of:=[.CJ130]*[.$F$3]" office:value-type="float" office:value="14.5607713806807" calcext:value-type="float">
            <text:p>14.5607713806807</text:p>
          </table:table-cell>
          <table:table-cell table:style-name="ce50" table:formula="of:=[.CK130]*[.$F$3]" office:value-type="float" office:value="13.4449026888016" calcext:value-type="float">
            <text:p>13.4449026888016</text:p>
          </table:table-cell>
          <table:table-cell table:style-name="ce50" table:formula="of:=[.CL130]*[.$F$3]" office:value-type="float" office:value="12.3443703948011" calcext:value-type="float">
            <text:p>12.3443703948011</text:p>
          </table:table-cell>
          <table:table-cell table:style-name="ce50" table:formula="of:=[.CM130]*[.$F$3]" office:value-type="float" office:value="11.2651306905864" calcext:value-type="float">
            <text:p>11.2651306905864</text:p>
          </table:table-cell>
          <table:table-cell table:style-name="ce50" table:formula="of:=[.CN130]*[.$F$3]" office:value-type="float" office:value="10.2129614008204" calcext:value-type="float">
            <text:p>10.2129614008204</text:p>
          </table:table-cell>
          <table:table-cell table:style-name="ce50" table:formula="of:=[.CO130]*[.$F$3]" office:value-type="float" office:value="9.19341102085175" calcext:value-type="float">
            <text:p>9.19341102085175</text:p>
          </table:table-cell>
          <table:table-cell table:style-name="ce50" table:formula="of:=[.CP130]*[.$F$3]" office:value-type="float" office:value="8.2117477546455" calcext:value-type="float">
            <text:p>8.2117477546455</text:p>
          </table:table-cell>
          <table:table-cell table:style-name="ce50" table:formula="of:=[.CQ130]*[.$F$3]" office:value-type="float" office:value="7.27290855271295" calcext:value-type="float">
            <text:p>7.27290855271295</text:p>
          </table:table-cell>
          <table:table-cell table:style-name="ce50" table:formula="of:=[.CR130]*[.$F$3]" office:value-type="float" office:value="6.3814481500419" calcext:value-type="float">
            <text:p>6.3814481500419</text:p>
          </table:table-cell>
          <table:table-cell table:style-name="ce50" table:formula="of:=[.CS130]*[.$F$3]" office:value-type="float" office:value="5.54148810402697" calcext:value-type="float">
            <text:p>5.54148810402697</text:p>
          </table:table-cell>
          <table:table-cell table:style-name="ce50" table:formula="of:=[.CT130]*[.$F$3]" office:value-type="float" office:value="4.75666583239962" calcext:value-type="float">
            <text:p>4.75666583239962</text:p>
          </table:table-cell>
          <table:table-cell table:style-name="ce50" table:formula="of:=[.CU130]*[.$F$3]" office:value-type="float" office:value="4.0300836511586" calcext:value-type="float">
            <text:p>4.0300836511586</text:p>
          </table:table-cell>
          <table:table-cell table:style-name="ce50" table:formula="of:=[.CV130]*[.$F$3]" office:value-type="float" office:value="3.3642578125" calcext:value-type="float">
            <text:p>3.3642578125</text:p>
          </table:table-cell>
          <table:table-cell table:style-name="ce50" table:formula="of:=[.CW130]*[.$F$3]" office:value-type="float" office:value="2.76106754274744" calcext:value-type="float">
            <text:p>2.76106754274744</text:p>
          </table:table-cell>
          <table:table-cell table:style-name="ce50" table:formula="of:=[.CX130]*[.$F$3]" office:value-type="float" office:value="2.22170408028236" calcext:value-type="float">
            <text:p>2.22170408028236</text:p>
          </table:table-cell>
          <table:table-cell table:style-name="ce50" table:formula="of:=[.CY130]*[.$F$3]" office:value-type="float" office:value="1.7466197134742" calcext:value-type="float">
            <text:p>1.7466197134742</text:p>
          </table:table-cell>
          <table:table-cell table:style-name="ce50" table:formula="of:=[.CZ130]*[.$F$3]" office:value-type="float" office:value="1.33547681861054" calcext:value-type="float">
            <text:p>1.33547681861054</text:p>
          </table:table-cell>
          <table:table-cell table:style-name="ce50" table:formula="of:=[.DA130]*[.$F$3]" office:value-type="float" office:value="0.987096897827414" calcext:value-type="float">
            <text:p>0.987096897827414</text:p>
          </table:table-cell>
          <table:table-cell table:style-name="ce50" table:formula="of:=[.DB130]*[.$F$3]" office:value-type="float" office:value="0.699409617039452" calcext:value-type="float">
            <text:p>0.699409617039452</text:p>
          </table:table-cell>
          <table:table-cell table:style-name="ce50" table:formula="of:=[.DC130]*[.$F$3]" office:value-type="float" office:value="0.469401843870079" calcext:value-type="float">
            <text:p>0.469401843870079</text:p>
          </table:table-cell>
          <table:table-cell table:style-name="ce50" table:formula="of:=[.DD130]*[.$F$3]" office:value-type="float" office:value="0.293066685581761" calcext:value-type="float">
            <text:p>0.293066685581761</text:p>
          </table:table-cell>
          <table:table-cell table:style-name="ce50" table:formula="of:=[.DE130]*[.$F$3]" office:value-type="float" office:value="0.165352527006173" calcext:value-type="float">
            <text:p>0.165352527006173</text:p>
          </table:table-cell>
          <table:table-cell table:number-columns-repeated="915"/>
        </table:table-row>
        <table:table-row table:style-name="ro1">
          <table:table-cell table:style-name="ce48" office:value-type="time" office:time-value="PT04H00M00S" calcext:value-type="time">
            <text:p>4:00</text:p>
          </table:table-cell>
          <table:table-cell table:style-name="ce50" table:formula="of:=[.$F$4]+[.B131]+(-0.5*[.$F$10])+[$'Planting Calc'.$C$9]+IF([$'Planting Calc'.$C$10]=&quot;Yes&quot;;5;0)" office:value-type="float" office:value="-11.9698879315256" calcext:value-type="float">
            <text:p>-11.9698879315256</text:p>
          </table:table-cell>
          <table:table-cell table:style-name="ce50" table:formula="of:=[.$F$4]+[.C131]+(-0.5*[.$F$10])+[$'Planting Calc'.$C$9]+IF([$'Planting Calc'.$C$10]=&quot;Yes&quot;;5;0)" office:value-type="float" office:value="-12.0199486362527" calcext:value-type="float">
            <text:p>-12.0199486362527</text:p>
          </table:table-cell>
          <table:table-cell table:style-name="ce50" table:formula="of:=[.$F$4]+[.D131]+(-0.5*[.$F$10])+[$'Planting Calc'.$C$9]+IF([$'Planting Calc'.$C$10]=&quot;Yes&quot;;5;0)" office:value-type="float" office:value="-12.0433211420547" calcext:value-type="float">
            <text:p>-12.0433211420547</text:p>
          </table:table-cell>
          <table:table-cell table:style-name="ce50" table:formula="of:=[.$F$4]+[.E131]+(-0.5*[.$F$10])+[$'Planting Calc'.$C$9]+IF([$'Planting Calc'.$C$10]=&quot;Yes&quot;;5;0)" office:value-type="float" office:value="-12.0497455745208" calcext:value-type="float">
            <text:p>-12.0497455745208</text:p>
          </table:table-cell>
          <table:table-cell table:style-name="ce50" table:formula="of:=[.$F$4]+[.F131]+(-0.5*[.$F$10])+[$'Planting Calc'.$C$9]+IF([$'Planting Calc'.$C$10]=&quot;Yes&quot;;5;0)" office:value-type="float" office:value="-12.0497455745208" calcext:value-type="float">
            <text:p>-12.0497455745208</text:p>
          </table:table-cell>
          <table:table-cell table:style-name="ce50" table:formula="of:=[.$F$4]+[.G131]+(-0.5*[.$F$10])+[$'Planting Calc'.$C$9]+IF([$'Planting Calc'.$C$10]=&quot;Yes&quot;;5;0)" office:value-type="float" office:value="-12.0433211420547" calcext:value-type="float">
            <text:p>-12.0433211420547</text:p>
          </table:table-cell>
          <table:table-cell table:style-name="ce50" table:formula="of:=[.$F$4]+[.H131]+(-0.5*[.$F$10])+[$'Planting Calc'.$C$9]+IF([$'Planting Calc'.$C$10]=&quot;Yes&quot;;5;0)" office:value-type="float" office:value="-12.0199486362527" calcext:value-type="float">
            <text:p>-12.0199486362527</text:p>
          </table:table-cell>
          <table:table-cell table:style-name="ce50" table:formula="of:=[.$F$4]+[.I131]+(-0.5*[.$F$10])+[$'Planting Calc'.$C$9]+IF([$'Planting Calc'.$C$10]=&quot;Yes&quot;;5;0)" office:value-type="float" office:value="-11.9698879315256" calcext:value-type="float">
            <text:p>-11.9698879315256</text:p>
          </table:table-cell>
          <table:table-cell table:style-name="ce50" table:formula="of:=[.$F$4]+[.J131]+(-0.5*[.$F$10])+[$'Planting Calc'.$C$9]+IF([$'Planting Calc'.$C$10]=&quot;Yes&quot;;5;0)" office:value-type="float" office:value="-11.8846474729938" calcext:value-type="float">
            <text:p>-11.8846474729938</text:p>
          </table:table-cell>
          <table:table-cell table:style-name="ce50" table:formula="of:=[.$F$4]+[.K131]+(-0.5*[.$F$10])+[$'Planting Calc'.$C$9]+IF([$'Planting Calc'.$C$10]=&quot;Yes&quot;;5;0)" office:value-type="float" office:value="-11.7569333144182" calcext:value-type="float">
            <text:p>-11.7569333144182</text:p>
          </table:table-cell>
          <table:table-cell table:style-name="ce50" table:formula="of:=[.$F$4]+[.L131]+(-0.5*[.$F$10])+[$'Planting Calc'.$C$9]+IF([$'Planting Calc'.$C$10]=&quot;Yes&quot;;5;0)" office:value-type="float" office:value="-11.5805981561299" calcext:value-type="float">
            <text:p>-11.5805981561299</text:p>
          </table:table-cell>
          <table:table-cell table:style-name="ce50" table:formula="of:=[.$F$4]+[.M131]+(-0.5*[.$F$10])+[$'Planting Calc'.$C$9]+IF([$'Planting Calc'.$C$10]=&quot;Yes&quot;;5;0)" office:value-type="float" office:value="-11.3505903829605" calcext:value-type="float">
            <text:p>-11.3505903829605</text:p>
          </table:table-cell>
          <table:table-cell table:style-name="ce50" table:formula="of:=[.$F$4]+[.N131]+(-0.5*[.$F$10])+[$'Planting Calc'.$C$9]+IF([$'Planting Calc'.$C$10]=&quot;Yes&quot;;5;0)" office:value-type="float" office:value="-11.0629031021726" calcext:value-type="float">
            <text:p>-11.0629031021726</text:p>
          </table:table-cell>
          <table:table-cell table:style-name="ce50" table:formula="of:=[.$F$4]+[.O131]+(-0.5*[.$F$10])+[$'Planting Calc'.$C$9]+IF([$'Planting Calc'.$C$10]=&quot;Yes&quot;;5;0)" office:value-type="float" office:value="-10.7145231813895" calcext:value-type="float">
            <text:p>-10.7145231813895</text:p>
          </table:table-cell>
          <table:table-cell table:style-name="ce50" table:formula="of:=[.$F$4]+[.P131]+(-0.5*[.$F$10])+[$'Planting Calc'.$C$9]+IF([$'Planting Calc'.$C$10]=&quot;Yes&quot;;5;0)" office:value-type="float" office:value="-10.3033802865258" calcext:value-type="float">
            <text:p>-10.3033802865258</text:p>
          </table:table-cell>
          <table:table-cell table:style-name="ce50" table:formula="of:=[.$F$4]+[.Q131]+(-0.5*[.$F$10])+[$'Planting Calc'.$C$9]+IF([$'Planting Calc'.$C$10]=&quot;Yes&quot;;5;0)" office:value-type="float" office:value="-9.82829591971764" calcext:value-type="float">
            <text:p>-9.82829591971764</text:p>
          </table:table-cell>
          <table:table-cell table:style-name="ce50" table:formula="of:=[.$F$4]+[.R131]+(-0.5*[.$F$10])+[$'Planting Calc'.$C$9]+IF([$'Planting Calc'.$C$10]=&quot;Yes&quot;;5;0)" office:value-type="float" office:value="-9.28893245725256" calcext:value-type="float">
            <text:p>-9.28893245725256</text:p>
          </table:table-cell>
          <table:table-cell table:style-name="ce50" table:formula="of:=[.$F$4]+[.S131]+(-0.5*[.$F$10])+[$'Planting Calc'.$C$9]+IF([$'Planting Calc'.$C$10]=&quot;Yes&quot;;5;0)" office:value-type="float" office:value="-8.6857421875" calcext:value-type="float">
            <text:p>-8.6857421875</text:p>
          </table:table-cell>
          <table:table-cell table:style-name="ce50" table:formula="of:=[.$F$4]+[.T131]+(-0.5*[.$F$10])+[$'Planting Calc'.$C$9]+IF([$'Planting Calc'.$C$10]=&quot;Yes&quot;;5;0)" office:value-type="float" office:value="-8.0199163488414" calcext:value-type="float">
            <text:p>-8.0199163488414</text:p>
          </table:table-cell>
          <table:table-cell table:style-name="ce50" table:formula="of:=[.$F$4]+[.U131]+(-0.5*[.$F$10])+[$'Planting Calc'.$C$9]+IF([$'Planting Calc'.$C$10]=&quot;Yes&quot;;5;0)" office:value-type="float" office:value="-7.29333416760038" calcext:value-type="float">
            <text:p>-7.29333416760038</text:p>
          </table:table-cell>
          <table:table-cell table:style-name="ce50" table:formula="of:=[.$F$4]+[.V131]+(-0.5*[.$F$10])+[$'Planting Calc'.$C$9]+IF([$'Planting Calc'.$C$10]=&quot;Yes&quot;;5;0)" office:value-type="float" office:value="-6.50851189597306" calcext:value-type="float">
            <text:p>-6.50851189597306</text:p>
          </table:table-cell>
          <table:table-cell table:style-name="ce50" table:formula="of:=[.$F$4]+[.W131]+(-0.5*[.$F$10])+[$'Planting Calc'.$C$9]+IF([$'Planting Calc'.$C$10]=&quot;Yes&quot;;5;0)" office:value-type="float" office:value="-5.6685518499581" calcext:value-type="float">
            <text:p>-5.6685518499581</text:p>
          </table:table-cell>
          <table:table-cell table:style-name="ce50" table:formula="of:=[.$F$4]+[.X131]+(-0.5*[.$F$10])+[$'Planting Calc'.$C$9]+IF([$'Planting Calc'.$C$10]=&quot;Yes&quot;;5;0)" office:value-type="float" office:value="-4.77709144728705" calcext:value-type="float">
            <text:p>-4.77709144728705</text:p>
          </table:table-cell>
          <table:table-cell table:style-name="ce50" table:formula="of:=[.$F$4]+[.Y131]+(-0.5*[.$F$10])+[$'Planting Calc'.$C$9]+IF([$'Planting Calc'.$C$10]=&quot;Yes&quot;;5;0)" office:value-type="float" office:value="-3.8382522453545" calcext:value-type="float">
            <text:p>-3.8382522453545</text:p>
          </table:table-cell>
          <table:table-cell table:style-name="ce50" table:formula="of:=[.$F$4]+[.Z131]+(-0.5*[.$F$10])+[$'Planting Calc'.$C$9]+IF([$'Planting Calc'.$C$10]=&quot;Yes&quot;;5;0)" office:value-type="float" office:value="-2.85658897914828" calcext:value-type="float">
            <text:p>-2.85658897914828</text:p>
          </table:table-cell>
          <table:table-cell table:style-name="ce50" table:formula="of:=[.$F$4]+[.AA131]+(-0.5*[.$F$10])+[$'Planting Calc'.$C$9]+IF([$'Planting Calc'.$C$10]=&quot;Yes&quot;;5;0)" office:value-type="float" office:value="-1.83703859917964" calcext:value-type="float">
            <text:p>-1.83703859917964</text:p>
          </table:table-cell>
          <table:table-cell table:style-name="ce50" table:formula="of:=[.$F$4]+[.AB131]+(-0.5*[.$F$10])+[$'Planting Calc'.$C$9]+IF([$'Planting Calc'.$C$10]=&quot;Yes&quot;;5;0)" office:value-type="float" office:value="-0.784869309413565" calcext:value-type="float">
            <text:p>-0.784869309413565</text:p>
          </table:table-cell>
          <table:table-cell table:style-name="ce50" table:formula="of:=[.$F$4]+[.AC131]+(-0.5*[.$F$10])+[$'Planting Calc'.$C$9]+IF([$'Planting Calc'.$C$10]=&quot;Yes&quot;;5;0)" office:value-type="float" office:value="0.294370394801121" calcext:value-type="float">
            <text:p>0.294370394801121</text:p>
          </table:table-cell>
          <table:table-cell table:style-name="ce50" table:formula="of:=[.$F$4]+[.AD131]+(-0.5*[.$F$10])+[$'Planting Calc'.$C$9]+IF([$'Planting Calc'.$C$10]=&quot;Yes&quot;;5;0)" office:value-type="float" office:value="1.39490268880161" calcext:value-type="float">
            <text:p>1.39490268880161</text:p>
          </table:table-cell>
          <table:table-cell table:style-name="ce50" table:formula="of:=[.$F$4]+[.AE131]+(-0.5*[.$F$10])+[$'Planting Calc'.$C$9]+IF([$'Planting Calc'.$C$10]=&quot;Yes&quot;;5;0)" office:value-type="float" office:value="2.51077138068065" calcext:value-type="float">
            <text:p>2.51077138068065</text:p>
          </table:table-cell>
          <table:table-cell table:style-name="ce50" table:formula="of:=[.$F$4]+[.AF131]+(-0.5*[.$F$10])+[$'Planting Calc'.$C$9]+IF([$'Planting Calc'.$C$10]=&quot;Yes&quot;;5;0)" office:value-type="float" office:value="3.63589287335668" calcext:value-type="float">
            <text:p>3.63589287335668</text:p>
          </table:table-cell>
          <table:table-cell table:style-name="ce50" table:formula="of:=[.$F$4]+[.AG131]+(-0.5*[.$F$10])+[$'Planting Calc'.$C$9]+IF([$'Planting Calc'.$C$10]=&quot;Yes&quot;;5;0)" office:value-type="float" office:value="4.76410712664332" calcext:value-type="float">
            <text:p>4.76410712664332</text:p>
          </table:table-cell>
          <table:table-cell table:style-name="ce50" table:formula="of:=[.$F$4]+[.AH131]+(-0.5*[.$F$10])+[$'Planting Calc'.$C$9]+IF([$'Planting Calc'.$C$10]=&quot;Yes&quot;;5;0)" office:value-type="float" office:value="5.88922861931934" calcext:value-type="float">
            <text:p>5.88922861931934</text:p>
          </table:table-cell>
          <table:table-cell table:style-name="ce50" table:formula="of:=[.$F$4]+[.AI131]+(-0.5*[.$F$10])+[$'Planting Calc'.$C$9]+IF([$'Planting Calc'.$C$10]=&quot;Yes&quot;;5;0)" office:value-type="float" office:value="7.00509731119839" calcext:value-type="float">
            <text:p>7.00509731119839</text:p>
          </table:table-cell>
          <table:table-cell table:style-name="ce50" table:formula="of:=[.$F$4]+[.AJ131]+(-0.5*[.$F$10])+[$'Planting Calc'.$C$9]+IF([$'Planting Calc'.$C$10]=&quot;Yes&quot;;5;0)" office:value-type="float" office:value="8.10562960519888" calcext:value-type="float">
            <text:p>8.10562960519888</text:p>
          </table:table-cell>
          <table:table-cell table:style-name="ce50" table:formula="of:=[.$F$4]+[.AK131]+(-0.5*[.$F$10])+[$'Planting Calc'.$C$9]+IF([$'Planting Calc'.$C$10]=&quot;Yes&quot;;5;0)" office:value-type="float" office:value="9.1848693094136" calcext:value-type="float">
            <text:p>9.1848693094136</text:p>
          </table:table-cell>
          <table:table-cell table:style-name="ce50" table:formula="of:=[.$F$4]+[.AL131]+(-0.5*[.$F$10])+[$'Planting Calc'.$C$9]+IF([$'Planting Calc'.$C$10]=&quot;Yes&quot;;5;0)" office:value-type="float" office:value="10.2370385991797" calcext:value-type="float">
            <text:p>10.2370385991797</text:p>
          </table:table-cell>
          <table:table-cell table:style-name="ce50" table:formula="of:=[.$F$4]+[.AM131]+(-0.5*[.$F$10])+[$'Planting Calc'.$C$9]+IF([$'Planting Calc'.$C$10]=&quot;Yes&quot;;5;0)" office:value-type="float" office:value="11.2565889791482" calcext:value-type="float">
            <text:p>11.2565889791482</text:p>
          </table:table-cell>
          <table:table-cell table:style-name="ce50" table:formula="of:=[.$F$4]+[.AN131]+(-0.5*[.$F$10])+[$'Planting Calc'.$C$9]+IF([$'Planting Calc'.$C$10]=&quot;Yes&quot;;5;0)" office:value-type="float" office:value="12.2382522453545" calcext:value-type="float">
            <text:p>12.2382522453545</text:p>
          </table:table-cell>
          <table:table-cell table:style-name="ce50" table:formula="of:=[.$F$4]+[.AO131]+(-0.5*[.$F$10])+[$'Planting Calc'.$C$9]+IF([$'Planting Calc'.$C$10]=&quot;Yes&quot;;5;0)" office:value-type="float" office:value="13.177091447287" calcext:value-type="float">
            <text:p>13.177091447287</text:p>
          </table:table-cell>
          <table:table-cell table:style-name="ce50" table:formula="of:=[.$F$4]+[.AP131]+(-0.5*[.$F$10])+[$'Planting Calc'.$C$9]+IF([$'Planting Calc'.$C$10]=&quot;Yes&quot;;5;0)" office:value-type="float" office:value="14.0685518499581" calcext:value-type="float">
            <text:p>14.0685518499581</text:p>
          </table:table-cell>
          <table:table-cell table:style-name="ce50" table:formula="of:=[.$F$4]+[.AQ131]+(-0.5*[.$F$10])+[$'Planting Calc'.$C$9]+IF([$'Planting Calc'.$C$10]=&quot;Yes&quot;;5;0)" office:value-type="float" office:value="14.9085118959731" calcext:value-type="float">
            <text:p>14.9085118959731</text:p>
          </table:table-cell>
          <table:table-cell table:style-name="ce50" table:formula="of:=[.$F$4]+[.AR131]+(-0.5*[.$F$10])+[$'Planting Calc'.$C$9]+IF([$'Planting Calc'.$C$10]=&quot;Yes&quot;;5;0)" office:value-type="float" office:value="15.6933341676004" calcext:value-type="float">
            <text:p>15.6933341676004</text:p>
          </table:table-cell>
          <table:table-cell table:style-name="ce50" table:formula="of:=[.$F$4]+[.AS131]+(-0.5*[.$F$10])+[$'Planting Calc'.$C$9]+IF([$'Planting Calc'.$C$10]=&quot;Yes&quot;;5;0)" office:value-type="float" office:value="16.4199163488414" calcext:value-type="float">
            <text:p>16.4199163488414</text:p>
          </table:table-cell>
          <table:table-cell table:style-name="ce50" table:formula="of:=[.$F$4]+[.AT131]+(-0.5*[.$F$10])+[$'Planting Calc'.$C$9]+IF([$'Planting Calc'.$C$10]=&quot;Yes&quot;;5;0)" office:value-type="float" office:value="17.0857421875" calcext:value-type="float">
            <text:p>17.0857421875</text:p>
          </table:table-cell>
          <table:table-cell table:style-name="ce50" table:formula="of:=[.$F$4]+[.AU131]+(-0.5*[.$F$10])+[$'Planting Calc'.$C$9]+IF([$'Planting Calc'.$C$10]=&quot;Yes&quot;;5;0)" office:value-type="float" office:value="17.6889324572526" calcext:value-type="float">
            <text:p>17.6889324572526</text:p>
          </table:table-cell>
          <table:table-cell table:style-name="ce50" table:formula="of:=[.$F$4]+[.AV131]+(-0.5*[.$F$10])+[$'Planting Calc'.$C$9]+IF([$'Planting Calc'.$C$10]=&quot;Yes&quot;;5;0)" office:value-type="float" office:value="18.2282959197176" calcext:value-type="float">
            <text:p>18.2282959197176</text:p>
          </table:table-cell>
          <table:table-cell table:style-name="ce50" table:formula="of:=[.$F$4]+[.AW131]+(-0.5*[.$F$10])+[$'Planting Calc'.$C$9]+IF([$'Planting Calc'.$C$10]=&quot;Yes&quot;;5;0)" office:value-type="float" office:value="18.7033802865258" calcext:value-type="float">
            <text:p>18.7033802865258</text:p>
          </table:table-cell>
          <table:table-cell table:style-name="ce50" table:formula="of:=[.$F$4]+[.AX131]+(-0.5*[.$F$10])+[$'Planting Calc'.$C$9]+IF([$'Planting Calc'.$C$10]=&quot;Yes&quot;;5;0)" office:value-type="float" office:value="19.1145231813895" calcext:value-type="float">
            <text:p>19.1145231813895</text:p>
          </table:table-cell>
          <table:table-cell table:style-name="ce50" table:formula="of:=[.$F$4]+[.AY131]+(-0.5*[.$F$10])+[$'Planting Calc'.$C$9]+IF([$'Planting Calc'.$C$10]=&quot;Yes&quot;;5;0)" office:value-type="float" office:value="19.4629031021726" calcext:value-type="float">
            <text:p>19.4629031021726</text:p>
          </table:table-cell>
          <table:table-cell table:style-name="ce50" table:formula="of:=[.$F$4]+[.AZ131]+(-0.5*[.$F$10])+[$'Planting Calc'.$C$9]+IF([$'Planting Calc'.$C$10]=&quot;Yes&quot;;5;0)" office:value-type="float" office:value="19.7505903829606" calcext:value-type="float">
            <text:p>19.7505903829606</text:p>
          </table:table-cell>
          <table:table-cell table:style-name="ce50" table:formula="of:=[.$F$4]+[.BA131]+(-0.5*[.$F$10])+[$'Planting Calc'.$C$9]+IF([$'Planting Calc'.$C$10]=&quot;Yes&quot;;5;0)" office:value-type="float" office:value="19.9805981561299" calcext:value-type="float">
            <text:p>19.9805981561299</text:p>
          </table:table-cell>
          <table:table-cell table:style-name="ce50" table:formula="of:=[.$F$4]+[.BB131]+(-0.5*[.$F$10])+[$'Planting Calc'.$C$9]+IF([$'Planting Calc'.$C$10]=&quot;Yes&quot;;5;0)" office:value-type="float" office:value="20.1569333144183" calcext:value-type="float">
            <text:p>20.1569333144183</text:p>
          </table:table-cell>
          <table:table-cell table:style-name="ce50" table:formula="of:=[.$F$4]+[.BC131]+(-0.5*[.$F$10])+[$'Planting Calc'.$C$9]+IF([$'Planting Calc'.$C$10]=&quot;Yes&quot;;5;0)" office:value-type="float" office:value="20.2846474729938" calcext:value-type="float">
            <text:p>20.2846474729938</text:p>
          </table:table-cell>
          <table:table-cell table:style-name="ce50" table:formula="of:=[.$F$4]+[.BD131]+(-0.5*[.$F$10])+[$'Planting Calc'.$C$9]+IF([$'Planting Calc'.$C$10]=&quot;Yes&quot;;5;0)" office:value-type="float" office:value="20.3698879315256" calcext:value-type="float">
            <text:p>20.3698879315256</text:p>
          </table:table-cell>
          <table:table-cell table:style-name="ce50" table:formula="of:=[.$F$4]+[.BE131]+(-0.5*[.$F$10])+[$'Planting Calc'.$C$9]+IF([$'Planting Calc'.$C$10]=&quot;Yes&quot;;5;0)" office:value-type="float" office:value="20.4199486362528" calcext:value-type="float">
            <text:p>20.4199486362528</text:p>
          </table:table-cell>
          <table:table-cell table:style-name="ce50" table:formula="of:=[.$F$4]+[.BF131]+(-0.5*[.$F$10])+[$'Planting Calc'.$C$9]+IF([$'Planting Calc'.$C$10]=&quot;Yes&quot;;5;0)" office:value-type="float" office:value="20.4433211420547" calcext:value-type="float">
            <text:p>20.4433211420547</text:p>
          </table:table-cell>
          <table:table-cell table:style-name="ce50" table:formula="of:=[.$F$4]+[.BG131]+(-0.5*[.$F$10])+[$'Planting Calc'.$C$9]+IF([$'Planting Calc'.$C$10]=&quot;Yes&quot;;5;0)" office:value-type="float" office:value="20.4497455745209" calcext:value-type="float">
            <text:p>20.4497455745209</text:p>
          </table:table-cell>
          <table:table-cell table:style-name="ce50" table:formula="of:=[.$F$4]+[.BH131]+(-0.5*[.$F$10])+[$'Planting Calc'.$C$9]+IF([$'Planting Calc'.$C$10]=&quot;Yes&quot;;5;0)" office:value-type="float" office:value="20.4497455745209" calcext:value-type="float">
            <text:p>20.4497455745209</text:p>
          </table:table-cell>
          <table:table-cell table:style-name="ce50" table:formula="of:=[.$F$4]+[.BI131]+(-0.5*[.$F$10])+[$'Planting Calc'.$C$9]+IF([$'Planting Calc'.$C$10]=&quot;Yes&quot;;5;0)" office:value-type="float" office:value="20.4433211420547" calcext:value-type="float">
            <text:p>20.4433211420547</text:p>
          </table:table-cell>
          <table:table-cell table:style-name="ce50" table:formula="of:=[.$F$4]+[.BJ131]+(-0.5*[.$F$10])+[$'Planting Calc'.$C$9]+IF([$'Planting Calc'.$C$10]=&quot;Yes&quot;;5;0)" office:value-type="float" office:value="20.4199486362527" calcext:value-type="float">
            <text:p>20.4199486362527</text:p>
          </table:table-cell>
          <table:table-cell table:style-name="ce50" table:formula="of:=[.$F$4]+[.BK131]+(-0.5*[.$F$10])+[$'Planting Calc'.$C$9]+IF([$'Planting Calc'.$C$10]=&quot;Yes&quot;;5;0)" office:value-type="float" office:value="20.3698879315255" calcext:value-type="float">
            <text:p>20.3698879315255</text:p>
          </table:table-cell>
          <table:table-cell table:style-name="ce50" table:formula="of:=[.$F$4]+[.BL131]+(-0.5*[.$F$10])+[$'Planting Calc'.$C$9]+IF([$'Planting Calc'.$C$10]=&quot;Yes&quot;;5;0)" office:value-type="float" office:value="20.2846474729938" calcext:value-type="float">
            <text:p>20.2846474729938</text:p>
          </table:table-cell>
          <table:table-cell table:style-name="ce50" table:formula="of:=[.$F$4]+[.BM131]+(-0.5*[.$F$10])+[$'Planting Calc'.$C$9]+IF([$'Planting Calc'.$C$10]=&quot;Yes&quot;;5;0)" office:value-type="float" office:value="20.1569333144183" calcext:value-type="float">
            <text:p>20.1569333144183</text:p>
          </table:table-cell>
          <table:table-cell table:style-name="ce50" table:formula="of:=[.$F$4]+[.BN131]+(-0.5*[.$F$10])+[$'Planting Calc'.$C$9]+IF([$'Planting Calc'.$C$10]=&quot;Yes&quot;;5;0)" office:value-type="float" office:value="19.9805981561299" calcext:value-type="float">
            <text:p>19.9805981561299</text:p>
          </table:table-cell>
          <table:table-cell table:style-name="ce50" table:formula="of:=[.$F$4]+[.BO131]+(-0.5*[.$F$10])+[$'Planting Calc'.$C$9]+IF([$'Planting Calc'.$C$10]=&quot;Yes&quot;;5;0)" office:value-type="float" office:value="19.7505903829606" calcext:value-type="float">
            <text:p>19.7505903829606</text:p>
          </table:table-cell>
          <table:table-cell table:style-name="ce50" table:formula="of:=[.$F$4]+[.BP131]+(-0.5*[.$F$10])+[$'Planting Calc'.$C$9]+IF([$'Planting Calc'.$C$10]=&quot;Yes&quot;;5;0)" office:value-type="float" office:value="19.4629031021726" calcext:value-type="float">
            <text:p>19.4629031021726</text:p>
          </table:table-cell>
          <table:table-cell table:style-name="ce50" table:formula="of:=[.$F$4]+[.BQ131]+(-0.5*[.$F$10])+[$'Planting Calc'.$C$9]+IF([$'Planting Calc'.$C$10]=&quot;Yes&quot;;5;0)" office:value-type="float" office:value="19.1145231813895" calcext:value-type="float">
            <text:p>19.1145231813895</text:p>
          </table:table-cell>
          <table:table-cell table:style-name="ce50" table:formula="of:=[.$F$4]+[.BR131]+(-0.5*[.$F$10])+[$'Planting Calc'.$C$9]+IF([$'Planting Calc'.$C$10]=&quot;Yes&quot;;5;0)" office:value-type="float" office:value="18.7033802865258" calcext:value-type="float">
            <text:p>18.7033802865258</text:p>
          </table:table-cell>
          <table:table-cell table:style-name="ce50" table:formula="of:=[.$F$4]+[.BS131]+(-0.5*[.$F$10])+[$'Planting Calc'.$C$9]+IF([$'Planting Calc'.$C$10]=&quot;Yes&quot;;5;0)" office:value-type="float" office:value="18.2282959197176" calcext:value-type="float">
            <text:p>18.2282959197176</text:p>
          </table:table-cell>
          <table:table-cell table:style-name="ce50" table:formula="of:=[.$F$4]+[.BT131]+(-0.5*[.$F$10])+[$'Planting Calc'.$C$9]+IF([$'Planting Calc'.$C$10]=&quot;Yes&quot;;5;0)" office:value-type="float" office:value="17.6889324572526" calcext:value-type="float">
            <text:p>17.6889324572526</text:p>
          </table:table-cell>
          <table:table-cell table:style-name="ce50" table:formula="of:=[.$F$4]+[.BU131]+(-0.5*[.$F$10])+[$'Planting Calc'.$C$9]+IF([$'Planting Calc'.$C$10]=&quot;Yes&quot;;5;0)" office:value-type="float" office:value="17.0857421875" calcext:value-type="float">
            <text:p>17.0857421875</text:p>
          </table:table-cell>
          <table:table-cell table:style-name="ce50" table:formula="of:=[.$F$4]+[.BV131]+(-0.5*[.$F$10])+[$'Planting Calc'.$C$9]+IF([$'Planting Calc'.$C$10]=&quot;Yes&quot;;5;0)" office:value-type="float" office:value="16.4199163488414" calcext:value-type="float">
            <text:p>16.4199163488414</text:p>
          </table:table-cell>
          <table:table-cell table:style-name="ce50" table:formula="of:=[.$F$4]+[.BW131]+(-0.5*[.$F$10])+[$'Planting Calc'.$C$9]+IF([$'Planting Calc'.$C$10]=&quot;Yes&quot;;5;0)" office:value-type="float" office:value="15.6933341676004" calcext:value-type="float">
            <text:p>15.6933341676004</text:p>
          </table:table-cell>
          <table:table-cell table:style-name="ce50" table:formula="of:=[.$F$4]+[.BX131]+(-0.5*[.$F$10])+[$'Planting Calc'.$C$9]+IF([$'Planting Calc'.$C$10]=&quot;Yes&quot;;5;0)" office:value-type="float" office:value="14.9085118959731" calcext:value-type="float">
            <text:p>14.9085118959731</text:p>
          </table:table-cell>
          <table:table-cell table:style-name="ce50" table:formula="of:=[.$F$4]+[.BY131]+(-0.5*[.$F$10])+[$'Planting Calc'.$C$9]+IF([$'Planting Calc'.$C$10]=&quot;Yes&quot;;5;0)" office:value-type="float" office:value="14.0685518499581" calcext:value-type="float">
            <text:p>14.0685518499581</text:p>
          </table:table-cell>
          <table:table-cell table:style-name="ce50" table:formula="of:=[.$F$4]+[.BZ131]+(-0.5*[.$F$10])+[$'Planting Calc'.$C$9]+IF([$'Planting Calc'.$C$10]=&quot;Yes&quot;;5;0)" office:value-type="float" office:value="13.177091447287" calcext:value-type="float">
            <text:p>13.177091447287</text:p>
          </table:table-cell>
          <table:table-cell table:style-name="ce50" table:formula="of:=[.$F$4]+[.CA131]+(-0.5*[.$F$10])+[$'Planting Calc'.$C$9]+IF([$'Planting Calc'.$C$10]=&quot;Yes&quot;;5;0)" office:value-type="float" office:value="12.2382522453545" calcext:value-type="float">
            <text:p>12.2382522453545</text:p>
          </table:table-cell>
          <table:table-cell table:style-name="ce50" table:formula="of:=[.$F$4]+[.CB131]+(-0.5*[.$F$10])+[$'Planting Calc'.$C$9]+IF([$'Planting Calc'.$C$10]=&quot;Yes&quot;;5;0)" office:value-type="float" office:value="11.2565889791482" calcext:value-type="float">
            <text:p>11.2565889791482</text:p>
          </table:table-cell>
          <table:table-cell table:style-name="ce50" table:formula="of:=[.$F$4]+[.CC131]+(-0.5*[.$F$10])+[$'Planting Calc'.$C$9]+IF([$'Planting Calc'.$C$10]=&quot;Yes&quot;;5;0)" office:value-type="float" office:value="10.2370385991796" calcext:value-type="float">
            <text:p>10.2370385991796</text:p>
          </table:table-cell>
          <table:table-cell table:style-name="ce50" table:formula="of:=[.$F$4]+[.CD131]+(-0.5*[.$F$10])+[$'Planting Calc'.$C$9]+IF([$'Planting Calc'.$C$10]=&quot;Yes&quot;;5;0)" office:value-type="float" office:value="9.1848693094136" calcext:value-type="float">
            <text:p>9.1848693094136</text:p>
          </table:table-cell>
          <table:table-cell table:style-name="ce50" table:formula="of:=[.$F$4]+[.CE131]+(-0.5*[.$F$10])+[$'Planting Calc'.$C$9]+IF([$'Planting Calc'.$C$10]=&quot;Yes&quot;;5;0)" office:value-type="float" office:value="8.10562960519888" calcext:value-type="float">
            <text:p>8.10562960519888</text:p>
          </table:table-cell>
          <table:table-cell table:style-name="ce50" table:formula="of:=[.$F$4]+[.CF131]+(-0.5*[.$F$10])+[$'Planting Calc'.$C$9]+IF([$'Planting Calc'.$C$10]=&quot;Yes&quot;;5;0)" office:value-type="float" office:value="7.00509731119842" calcext:value-type="float">
            <text:p>7.00509731119842</text:p>
          </table:table-cell>
          <table:table-cell table:style-name="ce50" table:formula="of:=[.$F$4]+[.CG131]+(-0.5*[.$F$10])+[$'Planting Calc'.$C$9]+IF([$'Planting Calc'.$C$10]=&quot;Yes&quot;;5;0)" office:value-type="float" office:value="5.88922861931934" calcext:value-type="float">
            <text:p>5.88922861931934</text:p>
          </table:table-cell>
          <table:table-cell table:style-name="ce50" table:formula="of:=[.$F$4]+[.CH131]+(-0.5*[.$F$10])+[$'Planting Calc'.$C$9]+IF([$'Planting Calc'.$C$10]=&quot;Yes&quot;;5;0)" office:value-type="float" office:value="4.76410712664332" calcext:value-type="float">
            <text:p>4.76410712664332</text:p>
          </table:table-cell>
          <table:table-cell table:style-name="ce50" table:formula="of:=[.$F$4]+[.CI131]+(-0.5*[.$F$10])+[$'Planting Calc'.$C$9]+IF([$'Planting Calc'.$C$10]=&quot;Yes&quot;;5;0)" office:value-type="float" office:value="3.63589287335668" calcext:value-type="float">
            <text:p>3.63589287335668</text:p>
          </table:table-cell>
          <table:table-cell table:style-name="ce50" table:formula="of:=[.$F$4]+[.CJ131]+(-0.5*[.$F$10])+[$'Planting Calc'.$C$9]+IF([$'Planting Calc'.$C$10]=&quot;Yes&quot;;5;0)" office:value-type="float" office:value="2.51077138068065" calcext:value-type="float">
            <text:p>2.51077138068065</text:p>
          </table:table-cell>
          <table:table-cell table:style-name="ce50" table:formula="of:=[.$F$4]+[.CK131]+(-0.5*[.$F$10])+[$'Planting Calc'.$C$9]+IF([$'Planting Calc'.$C$10]=&quot;Yes&quot;;5;0)" office:value-type="float" office:value="1.39490268880161" calcext:value-type="float">
            <text:p>1.39490268880161</text:p>
          </table:table-cell>
          <table:table-cell table:style-name="ce50" table:formula="of:=[.$F$4]+[.CL131]+(-0.5*[.$F$10])+[$'Planting Calc'.$C$9]+IF([$'Planting Calc'.$C$10]=&quot;Yes&quot;;5;0)" office:value-type="float" office:value="0.294370394801121" calcext:value-type="float">
            <text:p>0.294370394801121</text:p>
          </table:table-cell>
          <table:table-cell table:style-name="ce50" table:formula="of:=[.$F$4]+[.CM131]+(-0.5*[.$F$10])+[$'Planting Calc'.$C$9]+IF([$'Planting Calc'.$C$10]=&quot;Yes&quot;;5;0)" office:value-type="float" office:value="-0.784869309413565" calcext:value-type="float">
            <text:p>-0.784869309413565</text:p>
          </table:table-cell>
          <table:table-cell table:style-name="ce50" table:formula="of:=[.$F$4]+[.CN131]+(-0.5*[.$F$10])+[$'Planting Calc'.$C$9]+IF([$'Planting Calc'.$C$10]=&quot;Yes&quot;;5;0)" office:value-type="float" office:value="-1.83703859917964" calcext:value-type="float">
            <text:p>-1.83703859917964</text:p>
          </table:table-cell>
          <table:table-cell table:style-name="ce50" table:formula="of:=[.$F$4]+[.CO131]+(-0.5*[.$F$10])+[$'Planting Calc'.$C$9]+IF([$'Planting Calc'.$C$10]=&quot;Yes&quot;;5;0)" office:value-type="float" office:value="-2.85658897914825" calcext:value-type="float">
            <text:p>-2.85658897914825</text:p>
          </table:table-cell>
          <table:table-cell table:style-name="ce50" table:formula="of:=[.$F$4]+[.CP131]+(-0.5*[.$F$10])+[$'Planting Calc'.$C$9]+IF([$'Planting Calc'.$C$10]=&quot;Yes&quot;;5;0)" office:value-type="float" office:value="-3.8382522453545" calcext:value-type="float">
            <text:p>-3.8382522453545</text:p>
          </table:table-cell>
          <table:table-cell table:style-name="ce50" table:formula="of:=[.$F$4]+[.CQ131]+(-0.5*[.$F$10])+[$'Planting Calc'.$C$9]+IF([$'Planting Calc'.$C$10]=&quot;Yes&quot;;5;0)" office:value-type="float" office:value="-4.77709144728705" calcext:value-type="float">
            <text:p>-4.77709144728705</text:p>
          </table:table-cell>
          <table:table-cell table:style-name="ce50" table:formula="of:=[.$F$4]+[.CR131]+(-0.5*[.$F$10])+[$'Planting Calc'.$C$9]+IF([$'Planting Calc'.$C$10]=&quot;Yes&quot;;5;0)" office:value-type="float" office:value="-5.6685518499581" calcext:value-type="float">
            <text:p>-5.6685518499581</text:p>
          </table:table-cell>
          <table:table-cell table:style-name="ce50" table:formula="of:=[.$F$4]+[.CS131]+(-0.5*[.$F$10])+[$'Planting Calc'.$C$9]+IF([$'Planting Calc'.$C$10]=&quot;Yes&quot;;5;0)" office:value-type="float" office:value="-6.50851189597303" calcext:value-type="float">
            <text:p>-6.50851189597303</text:p>
          </table:table-cell>
          <table:table-cell table:style-name="ce50" table:formula="of:=[.$F$4]+[.CT131]+(-0.5*[.$F$10])+[$'Planting Calc'.$C$9]+IF([$'Planting Calc'.$C$10]=&quot;Yes&quot;;5;0)" office:value-type="float" office:value="-7.29333416760038" calcext:value-type="float">
            <text:p>-7.29333416760038</text:p>
          </table:table-cell>
          <table:table-cell table:style-name="ce50" table:formula="of:=[.$F$4]+[.CU131]+(-0.5*[.$F$10])+[$'Planting Calc'.$C$9]+IF([$'Planting Calc'.$C$10]=&quot;Yes&quot;;5;0)" office:value-type="float" office:value="-8.0199163488414" calcext:value-type="float">
            <text:p>-8.0199163488414</text:p>
          </table:table-cell>
          <table:table-cell table:style-name="ce50" table:formula="of:=[.$F$4]+[.CV131]+(-0.5*[.$F$10])+[$'Planting Calc'.$C$9]+IF([$'Planting Calc'.$C$10]=&quot;Yes&quot;;5;0)" office:value-type="float" office:value="-8.6857421875" calcext:value-type="float">
            <text:p>-8.6857421875</text:p>
          </table:table-cell>
          <table:table-cell table:style-name="ce50" table:formula="of:=[.$F$4]+[.CW131]+(-0.5*[.$F$10])+[$'Planting Calc'.$C$9]+IF([$'Planting Calc'.$C$10]=&quot;Yes&quot;;5;0)" office:value-type="float" office:value="-9.28893245725256" calcext:value-type="float">
            <text:p>-9.28893245725256</text:p>
          </table:table-cell>
          <table:table-cell table:style-name="ce50" table:formula="of:=[.$F$4]+[.CX131]+(-0.5*[.$F$10])+[$'Planting Calc'.$C$9]+IF([$'Planting Calc'.$C$10]=&quot;Yes&quot;;5;0)" office:value-type="float" office:value="-9.82829591971764" calcext:value-type="float">
            <text:p>-9.82829591971764</text:p>
          </table:table-cell>
          <table:table-cell table:style-name="ce50" table:formula="of:=[.$F$4]+[.CY131]+(-0.5*[.$F$10])+[$'Planting Calc'.$C$9]+IF([$'Planting Calc'.$C$10]=&quot;Yes&quot;;5;0)" office:value-type="float" office:value="-10.3033802865258" calcext:value-type="float">
            <text:p>-10.3033802865258</text:p>
          </table:table-cell>
          <table:table-cell table:style-name="ce50" table:formula="of:=[.$F$4]+[.CZ131]+(-0.5*[.$F$10])+[$'Planting Calc'.$C$9]+IF([$'Planting Calc'.$C$10]=&quot;Yes&quot;;5;0)" office:value-type="float" office:value="-10.7145231813895" calcext:value-type="float">
            <text:p>-10.7145231813895</text:p>
          </table:table-cell>
          <table:table-cell table:style-name="ce50" table:formula="of:=[.$F$4]+[.DA131]+(-0.5*[.$F$10])+[$'Planting Calc'.$C$9]+IF([$'Planting Calc'.$C$10]=&quot;Yes&quot;;5;0)" office:value-type="float" office:value="-11.0629031021726" calcext:value-type="float">
            <text:p>-11.0629031021726</text:p>
          </table:table-cell>
          <table:table-cell table:style-name="ce50" table:formula="of:=[.$F$4]+[.DB131]+(-0.5*[.$F$10])+[$'Planting Calc'.$C$9]+IF([$'Planting Calc'.$C$10]=&quot;Yes&quot;;5;0)" office:value-type="float" office:value="-11.3505903829605" calcext:value-type="float">
            <text:p>-11.3505903829605</text:p>
          </table:table-cell>
          <table:table-cell table:style-name="ce50" table:formula="of:=[.$F$4]+[.DC131]+(-0.5*[.$F$10])+[$'Planting Calc'.$C$9]+IF([$'Planting Calc'.$C$10]=&quot;Yes&quot;;5;0)" office:value-type="float" office:value="-11.5805981561299" calcext:value-type="float">
            <text:p>-11.5805981561299</text:p>
          </table:table-cell>
          <table:table-cell table:style-name="ce50" table:formula="of:=[.$F$4]+[.DD131]+(-0.5*[.$F$10])+[$'Planting Calc'.$C$9]+IF([$'Planting Calc'.$C$10]=&quot;Yes&quot;;5;0)" office:value-type="float" office:value="-11.7569333144182" calcext:value-type="float">
            <text:p>-11.7569333144182</text:p>
          </table:table-cell>
          <table:table-cell table:style-name="ce50" table:formula="of:=[.$F$4]+[.DE131]+(-0.5*[.$F$10])+[$'Planting Calc'.$C$9]+IF([$'Planting Calc'.$C$10]=&quot;Yes&quot;;5;0)" office:value-type="float" office:value="-11.8846474729938" calcext:value-type="float">
            <text:p>-11.8846474729938</text:p>
          </table:table-cell>
          <table:table-cell table:number-columns-repeated="915"/>
        </table:table-row>
        <table:table-row table:style-name="ro1">
          <table:table-cell table:style-name="ce49" office:value-type="time" office:time-value="PT16H00M00S" calcext:value-type="time">
            <text:p>16:00</text:p>
          </table:table-cell>
          <table:table-cell table:style-name="ce50" table:formula="of:=[.$F$4]+[.B131]+(0.5*[.$F$10])+[$'Planting Calc'.$C$9]+IF([$'Planting Calc'.$C$10]=&quot;Yes&quot;;5;0)" office:value-type="float" office:value="-4.36988793152557" calcext:value-type="float">
            <text:p>-4.36988793152557</text:p>
          </table:table-cell>
          <table:table-cell table:style-name="ce50" table:formula="of:=[.$F$4]+[.C131]+(0.5*[.$F$10])+[$'Planting Calc'.$C$9]+IF([$'Planting Calc'.$C$10]=&quot;Yes&quot;;5;0)" office:value-type="float" office:value="-4.41994863625273" calcext:value-type="float">
            <text:p>-4.41994863625273</text:p>
          </table:table-cell>
          <table:table-cell table:style-name="ce50" table:formula="of:=[.$F$4]+[.D131]+(0.5*[.$F$10])+[$'Planting Calc'.$C$9]+IF([$'Planting Calc'.$C$10]=&quot;Yes&quot;;5;0)" office:value-type="float" office:value="-4.44332114205469" calcext:value-type="float">
            <text:p>-4.44332114205469</text:p>
          </table:table-cell>
          <table:table-cell table:style-name="ce50" table:formula="of:=[.$F$4]+[.E131]+(0.5*[.$F$10])+[$'Planting Calc'.$C$9]+IF([$'Planting Calc'.$C$10]=&quot;Yes&quot;;5;0)" office:value-type="float" office:value="-4.44974557452083" calcext:value-type="float">
            <text:p>-4.44974557452083</text:p>
          </table:table-cell>
          <table:table-cell table:style-name="ce50" table:formula="of:=[.$F$4]+[.F131]+(0.5*[.$F$10])+[$'Planting Calc'.$C$9]+IF([$'Planting Calc'.$C$10]=&quot;Yes&quot;;5;0)" office:value-type="float" office:value="-4.44974557452083" calcext:value-type="float">
            <text:p>-4.44974557452083</text:p>
          </table:table-cell>
          <table:table-cell table:style-name="ce50" table:formula="of:=[.$F$4]+[.G131]+(0.5*[.$F$10])+[$'Planting Calc'.$C$9]+IF([$'Planting Calc'.$C$10]=&quot;Yes&quot;;5;0)" office:value-type="float" office:value="-4.44332114205469" calcext:value-type="float">
            <text:p>-4.44332114205469</text:p>
          </table:table-cell>
          <table:table-cell table:style-name="ce50" table:formula="of:=[.$F$4]+[.H131]+(0.5*[.$F$10])+[$'Planting Calc'.$C$9]+IF([$'Planting Calc'.$C$10]=&quot;Yes&quot;;5;0)" office:value-type="float" office:value="-4.41994863625273" calcext:value-type="float">
            <text:p>-4.41994863625273</text:p>
          </table:table-cell>
          <table:table-cell table:style-name="ce50" table:formula="of:=[.$F$4]+[.I131]+(0.5*[.$F$10])+[$'Planting Calc'.$C$9]+IF([$'Planting Calc'.$C$10]=&quot;Yes&quot;;5;0)" office:value-type="float" office:value="-4.36988793152557" calcext:value-type="float">
            <text:p>-4.36988793152557</text:p>
          </table:table-cell>
          <table:table-cell table:style-name="ce50" table:formula="of:=[.$F$4]+[.J131]+(0.5*[.$F$10])+[$'Planting Calc'.$C$9]+IF([$'Planting Calc'.$C$10]=&quot;Yes&quot;;5;0)" office:value-type="float" office:value="-4.28464747299383" calcext:value-type="float">
            <text:p>-4.28464747299383</text:p>
          </table:table-cell>
          <table:table-cell table:style-name="ce50" table:formula="of:=[.$F$4]+[.K131]+(0.5*[.$F$10])+[$'Planting Calc'.$C$9]+IF([$'Planting Calc'.$C$10]=&quot;Yes&quot;;5;0)" office:value-type="float" office:value="-4.15693331441824" calcext:value-type="float">
            <text:p>-4.15693331441824</text:p>
          </table:table-cell>
          <table:table-cell table:style-name="ce50" table:formula="of:=[.$F$4]+[.L131]+(0.5*[.$F$10])+[$'Planting Calc'.$C$9]+IF([$'Planting Calc'.$C$10]=&quot;Yes&quot;;5;0)" office:value-type="float" office:value="-3.98059815612992" calcext:value-type="float">
            <text:p>-3.98059815612992</text:p>
          </table:table-cell>
          <table:table-cell table:style-name="ce50" table:formula="of:=[.$F$4]+[.M131]+(0.5*[.$F$10])+[$'Planting Calc'.$C$9]+IF([$'Planting Calc'.$C$10]=&quot;Yes&quot;;5;0)" office:value-type="float" office:value="-3.75059038296055" calcext:value-type="float">
            <text:p>-3.75059038296055</text:p>
          </table:table-cell>
          <table:table-cell table:style-name="ce50" table:formula="of:=[.$F$4]+[.N131]+(0.5*[.$F$10])+[$'Planting Calc'.$C$9]+IF([$'Planting Calc'.$C$10]=&quot;Yes&quot;;5;0)" office:value-type="float" office:value="-3.46290310217259" calcext:value-type="float">
            <text:p>-3.46290310217259</text:p>
          </table:table-cell>
          <table:table-cell table:style-name="ce50" table:formula="of:=[.$F$4]+[.O131]+(0.5*[.$F$10])+[$'Planting Calc'.$C$9]+IF([$'Planting Calc'.$C$10]=&quot;Yes&quot;;5;0)" office:value-type="float" office:value="-3.11452318138947" calcext:value-type="float">
            <text:p>-3.11452318138947</text:p>
          </table:table-cell>
          <table:table-cell table:style-name="ce50" table:formula="of:=[.$F$4]+[.P131]+(0.5*[.$F$10])+[$'Planting Calc'.$C$9]+IF([$'Planting Calc'.$C$10]=&quot;Yes&quot;;5;0)" office:value-type="float" office:value="-2.70338028652581" calcext:value-type="float">
            <text:p>-2.70338028652581</text:p>
          </table:table-cell>
          <table:table-cell table:style-name="ce50" table:formula="of:=[.$F$4]+[.Q131]+(0.5*[.$F$10])+[$'Planting Calc'.$C$9]+IF([$'Planting Calc'.$C$10]=&quot;Yes&quot;;5;0)" office:value-type="float" office:value="-2.22829591971764" calcext:value-type="float">
            <text:p>-2.22829591971764</text:p>
          </table:table-cell>
          <table:table-cell table:style-name="ce50" table:formula="of:=[.$F$4]+[.R131]+(0.5*[.$F$10])+[$'Planting Calc'.$C$9]+IF([$'Planting Calc'.$C$10]=&quot;Yes&quot;;5;0)" office:value-type="float" office:value="-1.68893245725256" calcext:value-type="float">
            <text:p>-1.68893245725256</text:p>
          </table:table-cell>
          <table:table-cell table:style-name="ce50" table:formula="of:=[.$F$4]+[.S131]+(0.5*[.$F$10])+[$'Planting Calc'.$C$9]+IF([$'Planting Calc'.$C$10]=&quot;Yes&quot;;5;0)" office:value-type="float" office:value="-1.0857421875" calcext:value-type="float">
            <text:p>-1.0857421875</text:p>
          </table:table-cell>
          <table:table-cell table:style-name="ce50" table:formula="of:=[.$F$4]+[.T131]+(0.5*[.$F$10])+[$'Planting Calc'.$C$9]+IF([$'Planting Calc'.$C$10]=&quot;Yes&quot;;5;0)" office:value-type="float" office:value="-0.419916348841402" calcext:value-type="float">
            <text:p>-0.419916348841402</text:p>
          </table:table-cell>
          <table:table-cell table:style-name="ce50" table:formula="of:=[.$F$4]+[.U131]+(0.5*[.$F$10])+[$'Planting Calc'.$C$9]+IF([$'Planting Calc'.$C$10]=&quot;Yes&quot;;5;0)" office:value-type="float" office:value="0.306665832399617" calcext:value-type="float">
            <text:p>0.306665832399617</text:p>
          </table:table-cell>
          <table:table-cell table:style-name="ce50" table:formula="of:=[.$F$4]+[.V131]+(0.5*[.$F$10])+[$'Planting Calc'.$C$9]+IF([$'Planting Calc'.$C$10]=&quot;Yes&quot;;5;0)" office:value-type="float" office:value="1.09148810402694" calcext:value-type="float">
            <text:p>1.09148810402694</text:p>
          </table:table-cell>
          <table:table-cell table:style-name="ce50" table:formula="of:=[.$F$4]+[.W131]+(0.5*[.$F$10])+[$'Planting Calc'.$C$9]+IF([$'Planting Calc'.$C$10]=&quot;Yes&quot;;5;0)" office:value-type="float" office:value="1.9314481500419" calcext:value-type="float">
            <text:p>1.9314481500419</text:p>
          </table:table-cell>
          <table:table-cell table:style-name="ce50" table:formula="of:=[.$F$4]+[.X131]+(0.5*[.$F$10])+[$'Planting Calc'.$C$9]+IF([$'Planting Calc'.$C$10]=&quot;Yes&quot;;5;0)" office:value-type="float" office:value="2.82290855271295" calcext:value-type="float">
            <text:p>2.82290855271295</text:p>
          </table:table-cell>
          <table:table-cell table:style-name="ce50" table:formula="of:=[.$F$4]+[.Y131]+(0.5*[.$F$10])+[$'Planting Calc'.$C$9]+IF([$'Planting Calc'.$C$10]=&quot;Yes&quot;;5;0)" office:value-type="float" office:value="3.7617477546455" calcext:value-type="float">
            <text:p>3.7617477546455</text:p>
          </table:table-cell>
          <table:table-cell table:style-name="ce50" table:formula="of:=[.$F$4]+[.Z131]+(0.5*[.$F$10])+[$'Planting Calc'.$C$9]+IF([$'Planting Calc'.$C$10]=&quot;Yes&quot;;5;0)" office:value-type="float" office:value="4.74341102085172" calcext:value-type="float">
            <text:p>4.74341102085172</text:p>
          </table:table-cell>
          <table:table-cell table:style-name="ce50" table:formula="of:=[.$F$4]+[.AA131]+(0.5*[.$F$10])+[$'Planting Calc'.$C$9]+IF([$'Planting Calc'.$C$10]=&quot;Yes&quot;;5;0)" office:value-type="float" office:value="5.76296140082036" calcext:value-type="float">
            <text:p>5.76296140082036</text:p>
          </table:table-cell>
          <table:table-cell table:style-name="ce50" table:formula="of:=[.$F$4]+[.AB131]+(0.5*[.$F$10])+[$'Planting Calc'.$C$9]+IF([$'Planting Calc'.$C$10]=&quot;Yes&quot;;5;0)" office:value-type="float" office:value="6.81513069058644" calcext:value-type="float">
            <text:p>6.81513069058644</text:p>
          </table:table-cell>
          <table:table-cell table:style-name="ce50" table:formula="of:=[.$F$4]+[.AC131]+(0.5*[.$F$10])+[$'Planting Calc'.$C$9]+IF([$'Planting Calc'.$C$10]=&quot;Yes&quot;;5;0)" office:value-type="float" office:value="7.89437039480112" calcext:value-type="float">
            <text:p>7.89437039480112</text:p>
          </table:table-cell>
          <table:table-cell table:style-name="ce50" table:formula="of:=[.$F$4]+[.AD131]+(0.5*[.$F$10])+[$'Planting Calc'.$C$9]+IF([$'Planting Calc'.$C$10]=&quot;Yes&quot;;5;0)" office:value-type="float" office:value="8.99490268880161" calcext:value-type="float">
            <text:p>8.99490268880161</text:p>
          </table:table-cell>
          <table:table-cell table:style-name="ce50" table:formula="of:=[.$F$4]+[.AE131]+(0.5*[.$F$10])+[$'Planting Calc'.$C$9]+IF([$'Planting Calc'.$C$10]=&quot;Yes&quot;;5;0)" office:value-type="float" office:value="10.1107713806807" calcext:value-type="float">
            <text:p>10.1107713806807</text:p>
          </table:table-cell>
          <table:table-cell table:style-name="ce50" table:formula="of:=[.$F$4]+[.AF131]+(0.5*[.$F$10])+[$'Planting Calc'.$C$9]+IF([$'Planting Calc'.$C$10]=&quot;Yes&quot;;5;0)" office:value-type="float" office:value="11.2358928733567" calcext:value-type="float">
            <text:p>11.2358928733567</text:p>
          </table:table-cell>
          <table:table-cell table:style-name="ce50" table:formula="of:=[.$F$4]+[.AG131]+(0.5*[.$F$10])+[$'Planting Calc'.$C$9]+IF([$'Planting Calc'.$C$10]=&quot;Yes&quot;;5;0)" office:value-type="float" office:value="12.3641071266433" calcext:value-type="float">
            <text:p>12.3641071266433</text:p>
          </table:table-cell>
          <table:table-cell table:style-name="ce50" table:formula="of:=[.$F$4]+[.AH131]+(0.5*[.$F$10])+[$'Planting Calc'.$C$9]+IF([$'Planting Calc'.$C$10]=&quot;Yes&quot;;5;0)" office:value-type="float" office:value="13.4892286193193" calcext:value-type="float">
            <text:p>13.4892286193193</text:p>
          </table:table-cell>
          <table:table-cell table:style-name="ce50" table:formula="of:=[.$F$4]+[.AI131]+(0.5*[.$F$10])+[$'Planting Calc'.$C$9]+IF([$'Planting Calc'.$C$10]=&quot;Yes&quot;;5;0)" office:value-type="float" office:value="14.6050973111984" calcext:value-type="float">
            <text:p>14.6050973111984</text:p>
          </table:table-cell>
          <table:table-cell table:style-name="ce50" table:formula="of:=[.$F$4]+[.AJ131]+(0.5*[.$F$10])+[$'Planting Calc'.$C$9]+IF([$'Planting Calc'.$C$10]=&quot;Yes&quot;;5;0)" office:value-type="float" office:value="15.7056296051989" calcext:value-type="float">
            <text:p>15.7056296051989</text:p>
          </table:table-cell>
          <table:table-cell table:style-name="ce50" table:formula="of:=[.$F$4]+[.AK131]+(0.5*[.$F$10])+[$'Planting Calc'.$C$9]+IF([$'Planting Calc'.$C$10]=&quot;Yes&quot;;5;0)" office:value-type="float" office:value="16.7848693094136" calcext:value-type="float">
            <text:p>16.7848693094136</text:p>
          </table:table-cell>
          <table:table-cell table:style-name="ce50" table:formula="of:=[.$F$4]+[.AL131]+(0.5*[.$F$10])+[$'Planting Calc'.$C$9]+IF([$'Planting Calc'.$C$10]=&quot;Yes&quot;;5;0)" office:value-type="float" office:value="17.8370385991797" calcext:value-type="float">
            <text:p>17.8370385991797</text:p>
          </table:table-cell>
          <table:table-cell table:style-name="ce50" table:formula="of:=[.$F$4]+[.AM131]+(0.5*[.$F$10])+[$'Planting Calc'.$C$9]+IF([$'Planting Calc'.$C$10]=&quot;Yes&quot;;5;0)" office:value-type="float" office:value="18.8565889791482" calcext:value-type="float">
            <text:p>18.8565889791482</text:p>
          </table:table-cell>
          <table:table-cell table:style-name="ce50" table:formula="of:=[.$F$4]+[.AN131]+(0.5*[.$F$10])+[$'Planting Calc'.$C$9]+IF([$'Planting Calc'.$C$10]=&quot;Yes&quot;;5;0)" office:value-type="float" office:value="19.8382522453545" calcext:value-type="float">
            <text:p>19.8382522453545</text:p>
          </table:table-cell>
          <table:table-cell table:style-name="ce50" table:formula="of:=[.$F$4]+[.AO131]+(0.5*[.$F$10])+[$'Planting Calc'.$C$9]+IF([$'Planting Calc'.$C$10]=&quot;Yes&quot;;5;0)" office:value-type="float" office:value="20.7770914472871" calcext:value-type="float">
            <text:p>20.7770914472871</text:p>
          </table:table-cell>
          <table:table-cell table:style-name="ce50" table:formula="of:=[.$F$4]+[.AP131]+(0.5*[.$F$10])+[$'Planting Calc'.$C$9]+IF([$'Planting Calc'.$C$10]=&quot;Yes&quot;;5;0)" office:value-type="float" office:value="21.6685518499581" calcext:value-type="float">
            <text:p>21.6685518499581</text:p>
          </table:table-cell>
          <table:table-cell table:style-name="ce50" table:formula="of:=[.$F$4]+[.AQ131]+(0.5*[.$F$10])+[$'Planting Calc'.$C$9]+IF([$'Planting Calc'.$C$10]=&quot;Yes&quot;;5;0)" office:value-type="float" office:value="22.5085118959731" calcext:value-type="float">
            <text:p>22.5085118959731</text:p>
          </table:table-cell>
          <table:table-cell table:style-name="ce50" table:formula="of:=[.$F$4]+[.AR131]+(0.5*[.$F$10])+[$'Planting Calc'.$C$9]+IF([$'Planting Calc'.$C$10]=&quot;Yes&quot;;5;0)" office:value-type="float" office:value="23.2933341676004" calcext:value-type="float">
            <text:p>23.2933341676004</text:p>
          </table:table-cell>
          <table:table-cell table:style-name="ce50" table:formula="of:=[.$F$4]+[.AS131]+(0.5*[.$F$10])+[$'Planting Calc'.$C$9]+IF([$'Planting Calc'.$C$10]=&quot;Yes&quot;;5;0)" office:value-type="float" office:value="24.0199163488414" calcext:value-type="float">
            <text:p>24.0199163488414</text:p>
          </table:table-cell>
          <table:table-cell table:style-name="ce50" table:formula="of:=[.$F$4]+[.AT131]+(0.5*[.$F$10])+[$'Planting Calc'.$C$9]+IF([$'Planting Calc'.$C$10]=&quot;Yes&quot;;5;0)" office:value-type="float" office:value="24.6857421875" calcext:value-type="float">
            <text:p>24.6857421875</text:p>
          </table:table-cell>
          <table:table-cell table:style-name="ce50" table:formula="of:=[.$F$4]+[.AU131]+(0.5*[.$F$10])+[$'Planting Calc'.$C$9]+IF([$'Planting Calc'.$C$10]=&quot;Yes&quot;;5;0)" office:value-type="float" office:value="25.2889324572526" calcext:value-type="float">
            <text:p>25.2889324572526</text:p>
          </table:table-cell>
          <table:table-cell table:style-name="ce50" table:formula="of:=[.$F$4]+[.AV131]+(0.5*[.$F$10])+[$'Planting Calc'.$C$9]+IF([$'Planting Calc'.$C$10]=&quot;Yes&quot;;5;0)" office:value-type="float" office:value="25.8282959197176" calcext:value-type="float">
            <text:p>25.8282959197176</text:p>
          </table:table-cell>
          <table:table-cell table:style-name="ce50" table:formula="of:=[.$F$4]+[.AW131]+(0.5*[.$F$10])+[$'Planting Calc'.$C$9]+IF([$'Planting Calc'.$C$10]=&quot;Yes&quot;;5;0)" office:value-type="float" office:value="26.3033802865258" calcext:value-type="float">
            <text:p>26.3033802865258</text:p>
          </table:table-cell>
          <table:table-cell table:style-name="ce50" table:formula="of:=[.$F$4]+[.AX131]+(0.5*[.$F$10])+[$'Planting Calc'.$C$9]+IF([$'Planting Calc'.$C$10]=&quot;Yes&quot;;5;0)" office:value-type="float" office:value="26.7145231813895" calcext:value-type="float">
            <text:p>26.7145231813895</text:p>
          </table:table-cell>
          <table:table-cell table:style-name="ce50" table:formula="of:=[.$F$4]+[.AY131]+(0.5*[.$F$10])+[$'Planting Calc'.$C$9]+IF([$'Planting Calc'.$C$10]=&quot;Yes&quot;;5;0)" office:value-type="float" office:value="27.0629031021726" calcext:value-type="float">
            <text:p>27.0629031021726</text:p>
          </table:table-cell>
          <table:table-cell table:style-name="ce50" table:formula="of:=[.$F$4]+[.AZ131]+(0.5*[.$F$10])+[$'Planting Calc'.$C$9]+IF([$'Planting Calc'.$C$10]=&quot;Yes&quot;;5;0)" office:value-type="float" office:value="27.3505903829606" calcext:value-type="float">
            <text:p>27.3505903829606</text:p>
          </table:table-cell>
          <table:table-cell table:style-name="ce50" table:formula="of:=[.$F$4]+[.BA131]+(0.5*[.$F$10])+[$'Planting Calc'.$C$9]+IF([$'Planting Calc'.$C$10]=&quot;Yes&quot;;5;0)" office:value-type="float" office:value="27.5805981561299" calcext:value-type="float">
            <text:p>27.5805981561299</text:p>
          </table:table-cell>
          <table:table-cell table:style-name="ce50" table:formula="of:=[.$F$4]+[.BB131]+(0.5*[.$F$10])+[$'Planting Calc'.$C$9]+IF([$'Planting Calc'.$C$10]=&quot;Yes&quot;;5;0)" office:value-type="float" office:value="27.7569333144183" calcext:value-type="float">
            <text:p>27.7569333144183</text:p>
          </table:table-cell>
          <table:table-cell table:style-name="ce50" table:formula="of:=[.$F$4]+[.BC131]+(0.5*[.$F$10])+[$'Planting Calc'.$C$9]+IF([$'Planting Calc'.$C$10]=&quot;Yes&quot;;5;0)" office:value-type="float" office:value="27.8846474729938" calcext:value-type="float">
            <text:p>27.8846474729938</text:p>
          </table:table-cell>
          <table:table-cell table:style-name="ce50" table:formula="of:=[.$F$4]+[.BD131]+(0.5*[.$F$10])+[$'Planting Calc'.$C$9]+IF([$'Planting Calc'.$C$10]=&quot;Yes&quot;;5;0)" office:value-type="float" office:value="27.9698879315256" calcext:value-type="float">
            <text:p>27.9698879315256</text:p>
          </table:table-cell>
          <table:table-cell table:style-name="ce50" table:formula="of:=[.$F$4]+[.BE131]+(0.5*[.$F$10])+[$'Planting Calc'.$C$9]+IF([$'Planting Calc'.$C$10]=&quot;Yes&quot;;5;0)" office:value-type="float" office:value="28.0199486362528" calcext:value-type="float">
            <text:p>28.0199486362528</text:p>
          </table:table-cell>
          <table:table-cell table:style-name="ce50" table:formula="of:=[.$F$4]+[.BF131]+(0.5*[.$F$10])+[$'Planting Calc'.$C$9]+IF([$'Planting Calc'.$C$10]=&quot;Yes&quot;;5;0)" office:value-type="float" office:value="28.0433211420547" calcext:value-type="float">
            <text:p>28.0433211420547</text:p>
          </table:table-cell>
          <table:table-cell table:style-name="ce50" table:formula="of:=[.$F$4]+[.BG131]+(0.5*[.$F$10])+[$'Planting Calc'.$C$9]+IF([$'Planting Calc'.$C$10]=&quot;Yes&quot;;5;0)" office:value-type="float" office:value="28.0497455745209" calcext:value-type="float">
            <text:p>28.0497455745209</text:p>
          </table:table-cell>
          <table:table-cell table:style-name="ce50" table:formula="of:=[.$F$4]+[.BH131]+(0.5*[.$F$10])+[$'Planting Calc'.$C$9]+IF([$'Planting Calc'.$C$10]=&quot;Yes&quot;;5;0)" office:value-type="float" office:value="28.0497455745209" calcext:value-type="float">
            <text:p>28.0497455745209</text:p>
          </table:table-cell>
          <table:table-cell table:style-name="ce50" table:formula="of:=[.$F$4]+[.BI131]+(0.5*[.$F$10])+[$'Planting Calc'.$C$9]+IF([$'Planting Calc'.$C$10]=&quot;Yes&quot;;5;0)" office:value-type="float" office:value="28.0433211420547" calcext:value-type="float">
            <text:p>28.0433211420547</text:p>
          </table:table-cell>
          <table:table-cell table:style-name="ce50" table:formula="of:=[.$F$4]+[.BJ131]+(0.5*[.$F$10])+[$'Planting Calc'.$C$9]+IF([$'Planting Calc'.$C$10]=&quot;Yes&quot;;5;0)" office:value-type="float" office:value="28.0199486362527" calcext:value-type="float">
            <text:p>28.0199486362527</text:p>
          </table:table-cell>
          <table:table-cell table:style-name="ce50" table:formula="of:=[.$F$4]+[.BK131]+(0.5*[.$F$10])+[$'Planting Calc'.$C$9]+IF([$'Planting Calc'.$C$10]=&quot;Yes&quot;;5;0)" office:value-type="float" office:value="27.9698879315255" calcext:value-type="float">
            <text:p>27.9698879315255</text:p>
          </table:table-cell>
          <table:table-cell table:style-name="ce50" table:formula="of:=[.$F$4]+[.BL131]+(0.5*[.$F$10])+[$'Planting Calc'.$C$9]+IF([$'Planting Calc'.$C$10]=&quot;Yes&quot;;5;0)" office:value-type="float" office:value="27.8846474729938" calcext:value-type="float">
            <text:p>27.8846474729938</text:p>
          </table:table-cell>
          <table:table-cell table:style-name="ce50" table:formula="of:=[.$F$4]+[.BM131]+(0.5*[.$F$10])+[$'Planting Calc'.$C$9]+IF([$'Planting Calc'.$C$10]=&quot;Yes&quot;;5;0)" office:value-type="float" office:value="27.7569333144183" calcext:value-type="float">
            <text:p>27.7569333144183</text:p>
          </table:table-cell>
          <table:table-cell table:style-name="ce50" table:formula="of:=[.$F$4]+[.BN131]+(0.5*[.$F$10])+[$'Planting Calc'.$C$9]+IF([$'Planting Calc'.$C$10]=&quot;Yes&quot;;5;0)" office:value-type="float" office:value="27.5805981561299" calcext:value-type="float">
            <text:p>27.5805981561299</text:p>
          </table:table-cell>
          <table:table-cell table:style-name="ce50" table:formula="of:=[.$F$4]+[.BO131]+(0.5*[.$F$10])+[$'Planting Calc'.$C$9]+IF([$'Planting Calc'.$C$10]=&quot;Yes&quot;;5;0)" office:value-type="float" office:value="27.3505903829606" calcext:value-type="float">
            <text:p>27.3505903829606</text:p>
          </table:table-cell>
          <table:table-cell table:style-name="ce50" table:formula="of:=[.$F$4]+[.BP131]+(0.5*[.$F$10])+[$'Planting Calc'.$C$9]+IF([$'Planting Calc'.$C$10]=&quot;Yes&quot;;5;0)" office:value-type="float" office:value="27.0629031021726" calcext:value-type="float">
            <text:p>27.0629031021726</text:p>
          </table:table-cell>
          <table:table-cell table:style-name="ce50" table:formula="of:=[.$F$4]+[.BQ131]+(0.5*[.$F$10])+[$'Planting Calc'.$C$9]+IF([$'Planting Calc'.$C$10]=&quot;Yes&quot;;5;0)" office:value-type="float" office:value="26.7145231813895" calcext:value-type="float">
            <text:p>26.7145231813895</text:p>
          </table:table-cell>
          <table:table-cell table:style-name="ce50" table:formula="of:=[.$F$4]+[.BR131]+(0.5*[.$F$10])+[$'Planting Calc'.$C$9]+IF([$'Planting Calc'.$C$10]=&quot;Yes&quot;;5;0)" office:value-type="float" office:value="26.3033802865258" calcext:value-type="float">
            <text:p>26.3033802865258</text:p>
          </table:table-cell>
          <table:table-cell table:style-name="ce50" table:formula="of:=[.$F$4]+[.BS131]+(0.5*[.$F$10])+[$'Planting Calc'.$C$9]+IF([$'Planting Calc'.$C$10]=&quot;Yes&quot;;5;0)" office:value-type="float" office:value="25.8282959197176" calcext:value-type="float">
            <text:p>25.8282959197176</text:p>
          </table:table-cell>
          <table:table-cell table:style-name="ce50" table:formula="of:=[.$F$4]+[.BT131]+(0.5*[.$F$10])+[$'Planting Calc'.$C$9]+IF([$'Planting Calc'.$C$10]=&quot;Yes&quot;;5;0)" office:value-type="float" office:value="25.2889324572526" calcext:value-type="float">
            <text:p>25.2889324572526</text:p>
          </table:table-cell>
          <table:table-cell table:style-name="ce50" table:formula="of:=[.$F$4]+[.BU131]+(0.5*[.$F$10])+[$'Planting Calc'.$C$9]+IF([$'Planting Calc'.$C$10]=&quot;Yes&quot;;5;0)" office:value-type="float" office:value="24.6857421875" calcext:value-type="float">
            <text:p>24.6857421875</text:p>
          </table:table-cell>
          <table:table-cell table:style-name="ce50" table:formula="of:=[.$F$4]+[.BV131]+(0.5*[.$F$10])+[$'Planting Calc'.$C$9]+IF([$'Planting Calc'.$C$10]=&quot;Yes&quot;;5;0)" office:value-type="float" office:value="24.0199163488414" calcext:value-type="float">
            <text:p>24.0199163488414</text:p>
          </table:table-cell>
          <table:table-cell table:style-name="ce50" table:formula="of:=[.$F$4]+[.BW131]+(0.5*[.$F$10])+[$'Planting Calc'.$C$9]+IF([$'Planting Calc'.$C$10]=&quot;Yes&quot;;5;0)" office:value-type="float" office:value="23.2933341676004" calcext:value-type="float">
            <text:p>23.2933341676004</text:p>
          </table:table-cell>
          <table:table-cell table:style-name="ce50" table:formula="of:=[.$F$4]+[.BX131]+(0.5*[.$F$10])+[$'Planting Calc'.$C$9]+IF([$'Planting Calc'.$C$10]=&quot;Yes&quot;;5;0)" office:value-type="float" office:value="22.5085118959731" calcext:value-type="float">
            <text:p>22.5085118959731</text:p>
          </table:table-cell>
          <table:table-cell table:style-name="ce50" table:formula="of:=[.$F$4]+[.BY131]+(0.5*[.$F$10])+[$'Planting Calc'.$C$9]+IF([$'Planting Calc'.$C$10]=&quot;Yes&quot;;5;0)" office:value-type="float" office:value="21.6685518499581" calcext:value-type="float">
            <text:p>21.6685518499581</text:p>
          </table:table-cell>
          <table:table-cell table:style-name="ce50" table:formula="of:=[.$F$4]+[.BZ131]+(0.5*[.$F$10])+[$'Planting Calc'.$C$9]+IF([$'Planting Calc'.$C$10]=&quot;Yes&quot;;5;0)" office:value-type="float" office:value="20.7770914472871" calcext:value-type="float">
            <text:p>20.7770914472871</text:p>
          </table:table-cell>
          <table:table-cell table:style-name="ce50" table:formula="of:=[.$F$4]+[.CA131]+(0.5*[.$F$10])+[$'Planting Calc'.$C$9]+IF([$'Planting Calc'.$C$10]=&quot;Yes&quot;;5;0)" office:value-type="float" office:value="19.8382522453545" calcext:value-type="float">
            <text:p>19.8382522453545</text:p>
          </table:table-cell>
          <table:table-cell table:style-name="ce50" table:formula="of:=[.$F$4]+[.CB131]+(0.5*[.$F$10])+[$'Planting Calc'.$C$9]+IF([$'Planting Calc'.$C$10]=&quot;Yes&quot;;5;0)" office:value-type="float" office:value="18.8565889791482" calcext:value-type="float">
            <text:p>18.8565889791482</text:p>
          </table:table-cell>
          <table:table-cell table:style-name="ce50" table:formula="of:=[.$F$4]+[.CC131]+(0.5*[.$F$10])+[$'Planting Calc'.$C$9]+IF([$'Planting Calc'.$C$10]=&quot;Yes&quot;;5;0)" office:value-type="float" office:value="17.8370385991796" calcext:value-type="float">
            <text:p>17.8370385991796</text:p>
          </table:table-cell>
          <table:table-cell table:style-name="ce50" table:formula="of:=[.$F$4]+[.CD131]+(0.5*[.$F$10])+[$'Planting Calc'.$C$9]+IF([$'Planting Calc'.$C$10]=&quot;Yes&quot;;5;0)" office:value-type="float" office:value="16.7848693094136" calcext:value-type="float">
            <text:p>16.7848693094136</text:p>
          </table:table-cell>
          <table:table-cell table:style-name="ce50" table:formula="of:=[.$F$4]+[.CE131]+(0.5*[.$F$10])+[$'Planting Calc'.$C$9]+IF([$'Planting Calc'.$C$10]=&quot;Yes&quot;;5;0)" office:value-type="float" office:value="15.7056296051989" calcext:value-type="float">
            <text:p>15.7056296051989</text:p>
          </table:table-cell>
          <table:table-cell table:style-name="ce50" table:formula="of:=[.$F$4]+[.CF131]+(0.5*[.$F$10])+[$'Planting Calc'.$C$9]+IF([$'Planting Calc'.$C$10]=&quot;Yes&quot;;5;0)" office:value-type="float" office:value="14.6050973111984" calcext:value-type="float">
            <text:p>14.6050973111984</text:p>
          </table:table-cell>
          <table:table-cell table:style-name="ce50" table:formula="of:=[.$F$4]+[.CG131]+(0.5*[.$F$10])+[$'Planting Calc'.$C$9]+IF([$'Planting Calc'.$C$10]=&quot;Yes&quot;;5;0)" office:value-type="float" office:value="13.4892286193193" calcext:value-type="float">
            <text:p>13.4892286193193</text:p>
          </table:table-cell>
          <table:table-cell table:style-name="ce50" table:formula="of:=[.$F$4]+[.CH131]+(0.5*[.$F$10])+[$'Planting Calc'.$C$9]+IF([$'Planting Calc'.$C$10]=&quot;Yes&quot;;5;0)" office:value-type="float" office:value="12.3641071266433" calcext:value-type="float">
            <text:p>12.3641071266433</text:p>
          </table:table-cell>
          <table:table-cell table:style-name="ce50" table:formula="of:=[.$F$4]+[.CI131]+(0.5*[.$F$10])+[$'Planting Calc'.$C$9]+IF([$'Planting Calc'.$C$10]=&quot;Yes&quot;;5;0)" office:value-type="float" office:value="11.2358928733567" calcext:value-type="float">
            <text:p>11.2358928733567</text:p>
          </table:table-cell>
          <table:table-cell table:style-name="ce50" table:formula="of:=[.$F$4]+[.CJ131]+(0.5*[.$F$10])+[$'Planting Calc'.$C$9]+IF([$'Planting Calc'.$C$10]=&quot;Yes&quot;;5;0)" office:value-type="float" office:value="10.1107713806807" calcext:value-type="float">
            <text:p>10.1107713806807</text:p>
          </table:table-cell>
          <table:table-cell table:style-name="ce50" table:formula="of:=[.$F$4]+[.CK131]+(0.5*[.$F$10])+[$'Planting Calc'.$C$9]+IF([$'Planting Calc'.$C$10]=&quot;Yes&quot;;5;0)" office:value-type="float" office:value="8.99490268880161" calcext:value-type="float">
            <text:p>8.99490268880161</text:p>
          </table:table-cell>
          <table:table-cell table:style-name="ce50" table:formula="of:=[.$F$4]+[.CL131]+(0.5*[.$F$10])+[$'Planting Calc'.$C$9]+IF([$'Planting Calc'.$C$10]=&quot;Yes&quot;;5;0)" office:value-type="float" office:value="7.89437039480112" calcext:value-type="float">
            <text:p>7.89437039480112</text:p>
          </table:table-cell>
          <table:table-cell table:style-name="ce50" table:formula="of:=[.$F$4]+[.CM131]+(0.5*[.$F$10])+[$'Planting Calc'.$C$9]+IF([$'Planting Calc'.$C$10]=&quot;Yes&quot;;5;0)" office:value-type="float" office:value="6.81513069058644" calcext:value-type="float">
            <text:p>6.81513069058644</text:p>
          </table:table-cell>
          <table:table-cell table:style-name="ce50" table:formula="of:=[.$F$4]+[.CN131]+(0.5*[.$F$10])+[$'Planting Calc'.$C$9]+IF([$'Planting Calc'.$C$10]=&quot;Yes&quot;;5;0)" office:value-type="float" office:value="5.76296140082036" calcext:value-type="float">
            <text:p>5.76296140082036</text:p>
          </table:table-cell>
          <table:table-cell table:style-name="ce50" table:formula="of:=[.$F$4]+[.CO131]+(0.5*[.$F$10])+[$'Planting Calc'.$C$9]+IF([$'Planting Calc'.$C$10]=&quot;Yes&quot;;5;0)" office:value-type="float" office:value="4.74341102085175" calcext:value-type="float">
            <text:p>4.74341102085175</text:p>
          </table:table-cell>
          <table:table-cell table:style-name="ce50" table:formula="of:=[.$F$4]+[.CP131]+(0.5*[.$F$10])+[$'Planting Calc'.$C$9]+IF([$'Planting Calc'.$C$10]=&quot;Yes&quot;;5;0)" office:value-type="float" office:value="3.7617477546455" calcext:value-type="float">
            <text:p>3.7617477546455</text:p>
          </table:table-cell>
          <table:table-cell table:style-name="ce50" table:formula="of:=[.$F$4]+[.CQ131]+(0.5*[.$F$10])+[$'Planting Calc'.$C$9]+IF([$'Planting Calc'.$C$10]=&quot;Yes&quot;;5;0)" office:value-type="float" office:value="2.82290855271295" calcext:value-type="float">
            <text:p>2.82290855271295</text:p>
          </table:table-cell>
          <table:table-cell table:style-name="ce50" table:formula="of:=[.$F$4]+[.CR131]+(0.5*[.$F$10])+[$'Planting Calc'.$C$9]+IF([$'Planting Calc'.$C$10]=&quot;Yes&quot;;5;0)" office:value-type="float" office:value="1.9314481500419" calcext:value-type="float">
            <text:p>1.9314481500419</text:p>
          </table:table-cell>
          <table:table-cell table:style-name="ce50" table:formula="of:=[.$F$4]+[.CS131]+(0.5*[.$F$10])+[$'Planting Calc'.$C$9]+IF([$'Planting Calc'.$C$10]=&quot;Yes&quot;;5;0)" office:value-type="float" office:value="1.09148810402697" calcext:value-type="float">
            <text:p>1.09148810402697</text:p>
          </table:table-cell>
          <table:table-cell table:style-name="ce50" table:formula="of:=[.$F$4]+[.CT131]+(0.5*[.$F$10])+[$'Planting Calc'.$C$9]+IF([$'Planting Calc'.$C$10]=&quot;Yes&quot;;5;0)" office:value-type="float" office:value="0.306665832399617" calcext:value-type="float">
            <text:p>0.306665832399617</text:p>
          </table:table-cell>
          <table:table-cell table:style-name="ce50" table:formula="of:=[.$F$4]+[.CU131]+(0.5*[.$F$10])+[$'Planting Calc'.$C$9]+IF([$'Planting Calc'.$C$10]=&quot;Yes&quot;;5;0)" office:value-type="float" office:value="-0.419916348841402" calcext:value-type="float">
            <text:p>-0.419916348841402</text:p>
          </table:table-cell>
          <table:table-cell table:style-name="ce50" table:formula="of:=[.$F$4]+[.CV131]+(0.5*[.$F$10])+[$'Planting Calc'.$C$9]+IF([$'Planting Calc'.$C$10]=&quot;Yes&quot;;5;0)" office:value-type="float" office:value="-1.0857421875" calcext:value-type="float">
            <text:p>-1.0857421875</text:p>
          </table:table-cell>
          <table:table-cell table:style-name="ce50" table:formula="of:=[.$F$4]+[.CW131]+(0.5*[.$F$10])+[$'Planting Calc'.$C$9]+IF([$'Planting Calc'.$C$10]=&quot;Yes&quot;;5;0)" office:value-type="float" office:value="-1.68893245725256" calcext:value-type="float">
            <text:p>-1.68893245725256</text:p>
          </table:table-cell>
          <table:table-cell table:style-name="ce50" table:formula="of:=[.$F$4]+[.CX131]+(0.5*[.$F$10])+[$'Planting Calc'.$C$9]+IF([$'Planting Calc'.$C$10]=&quot;Yes&quot;;5;0)" office:value-type="float" office:value="-2.22829591971764" calcext:value-type="float">
            <text:p>-2.22829591971764</text:p>
          </table:table-cell>
          <table:table-cell table:style-name="ce50" table:formula="of:=[.$F$4]+[.CY131]+(0.5*[.$F$10])+[$'Planting Calc'.$C$9]+IF([$'Planting Calc'.$C$10]=&quot;Yes&quot;;5;0)" office:value-type="float" office:value="-2.7033802865258" calcext:value-type="float">
            <text:p>-2.7033802865258</text:p>
          </table:table-cell>
          <table:table-cell table:style-name="ce50" table:formula="of:=[.$F$4]+[.CZ131]+(0.5*[.$F$10])+[$'Planting Calc'.$C$9]+IF([$'Planting Calc'.$C$10]=&quot;Yes&quot;;5;0)" office:value-type="float" office:value="-3.11452318138947" calcext:value-type="float">
            <text:p>-3.11452318138947</text:p>
          </table:table-cell>
          <table:table-cell table:style-name="ce50" table:formula="of:=[.$F$4]+[.DA131]+(0.5*[.$F$10])+[$'Planting Calc'.$C$9]+IF([$'Planting Calc'.$C$10]=&quot;Yes&quot;;5;0)" office:value-type="float" office:value="-3.46290310217259" calcext:value-type="float">
            <text:p>-3.46290310217259</text:p>
          </table:table-cell>
          <table:table-cell table:style-name="ce50" table:formula="of:=[.$F$4]+[.DB131]+(0.5*[.$F$10])+[$'Planting Calc'.$C$9]+IF([$'Planting Calc'.$C$10]=&quot;Yes&quot;;5;0)" office:value-type="float" office:value="-3.75059038296055" calcext:value-type="float">
            <text:p>-3.75059038296055</text:p>
          </table:table-cell>
          <table:table-cell table:style-name="ce50" table:formula="of:=[.$F$4]+[.DC131]+(0.5*[.$F$10])+[$'Planting Calc'.$C$9]+IF([$'Planting Calc'.$C$10]=&quot;Yes&quot;;5;0)" office:value-type="float" office:value="-3.98059815612992" calcext:value-type="float">
            <text:p>-3.98059815612992</text:p>
          </table:table-cell>
          <table:table-cell table:style-name="ce50" table:formula="of:=[.$F$4]+[.DD131]+(0.5*[.$F$10])+[$'Planting Calc'.$C$9]+IF([$'Planting Calc'.$C$10]=&quot;Yes&quot;;5;0)" office:value-type="float" office:value="-4.15693331441824" calcext:value-type="float">
            <text:p>-4.15693331441824</text:p>
          </table:table-cell>
          <table:table-cell table:style-name="ce50" table:formula="of:=[.$F$4]+[.DE131]+(0.5*[.$F$10])+[$'Planting Calc'.$C$9]+IF([$'Planting Calc'.$C$10]=&quot;Yes&quot;;5;0)" office:value-type="float" office:value="-4.28464747299383" calcext:value-type="float">
            <text:p>-4.28464747299383</text:p>
          </table:table-cell>
          <table:table-cell table:number-columns-repeated="915"/>
        </table:table-row>
        <table:table-row table:style-name="ro3">
          <table:table-cell table:number-columns-repeated="1024"/>
        </table:table-row>
        <table:table-row table:style-name="ro1">
          <table:table-cell table:number-columns-repeated="10"/>
          <table:table-cell table:style-name="ce51" office:value-type="date" office:date-value="2025-01-01" calcext:value-type="date">
            <text:p>Jan 1</text:p>
          </table:table-cell>
          <table:table-cell table:style-name="ce51" office:value-type="date" office:date-value="2025-06-01" calcext:value-type="date">
            <text:p>Jun 1</text:p>
          </table:table-cell>
          <table:table-cell table:number-columns-repeated="1012"/>
        </table:table-row>
        <table:table-row table:style-name="ro1">
          <table:table-cell table:number-columns-repeated="10"/>
          <table:table-cell table:number-columns-repeated="2" table:style-name="ce44" office:value-type="float" office:value="12" calcext:value-type="float">
            <text:p>12</text:p>
          </table:table-cell>
          <table:table-cell table:number-columns-repeated="1012"/>
        </table:table-row>
        <table:table-row table:style-name="ro1">
          <table:table-cell table:number-columns-repeated="9"/>
          <table:table-cell table:style-name="ce44" office:value-type="float" office:value="25" calcext:value-type="float">
            <text:p>25</text:p>
          </table:table-cell>
          <table:table-cell/>
          <table:table-cell table:style-name="ce44" office:value-type="float" office:value="23.3" calcext:value-type="float">
            <text:p>23.3</text:p>
          </table:table-cell>
          <table:table-cell table:number-columns-repeated="1012"/>
        </table:table-row>
        <table:table-row table:style-name="ro1">
          <table:table-cell table:number-columns-repeated="9"/>
          <table:table-cell table:style-name="ce44" office:value-type="float" office:value="26" calcext:value-type="float">
            <text:p>26</text:p>
          </table:table-cell>
          <table:table-cell table:style-name="ce44" office:value-type="float" office:value="-9.9" calcext:value-type="float">
            <text:p>-9.9</text:p>
          </table:table-cell>
          <table:table-cell table:style-name="ce44" office:value-type="float" office:value="23.1" calcext:value-type="float">
            <text:p>23.1</text:p>
          </table:table-cell>
          <table:table-cell table:number-columns-repeated="1012"/>
        </table:table-row>
        <table:table-row table:style-name="ro1">
          <table:table-cell table:number-columns-repeated="9"/>
          <table:table-cell table:style-name="ce44" office:value-type="float" office:value="27" calcext:value-type="float">
            <text:p>27</text:p>
          </table:table-cell>
          <table:table-cell table:style-name="ce44" office:value-type="float" office:value="-10.9" calcext:value-type="float">
            <text:p>-10.9</text:p>
          </table:table-cell>
          <table:table-cell table:style-name="ce44" office:value-type="float" office:value="23.5" calcext:value-type="float">
            <text:p>23.5</text:p>
          </table:table-cell>
          <table:table-cell table:number-columns-repeated="1012"/>
        </table:table-row>
        <table:table-row table:style-name="ro1">
          <table:table-cell table:number-columns-repeated="9"/>
          <table:table-cell table:style-name="ce44" office:value-type="float" office:value="28" calcext:value-type="float">
            <text:p>28</text:p>
          </table:table-cell>
          <table:table-cell table:style-name="ce44" office:value-type="float" office:value="-11" calcext:value-type="float">
            <text:p>-11</text:p>
          </table:table-cell>
          <table:table-cell table:style-name="ce44" office:value-type="float" office:value="22.4" calcext:value-type="float">
            <text:p>22.4</text:p>
          </table:table-cell>
          <table:table-cell table:number-columns-repeated="1012"/>
        </table:table-row>
        <table:table-row table:style-name="ro1">
          <table:table-cell table:number-columns-repeated="9"/>
          <table:table-cell table:style-name="ce44" office:value-type="float" office:value="29" calcext:value-type="float">
            <text:p>29</text:p>
          </table:table-cell>
          <table:table-cell table:style-name="ce44" office:value-type="float" office:value="-10.7" calcext:value-type="float">
            <text:p>-10.7</text:p>
          </table:table-cell>
          <table:table-cell table:style-name="ce44" office:value-type="float" office:value="23.2" calcext:value-type="float">
            <text:p>23.2</text:p>
          </table:table-cell>
          <table:table-cell table:number-columns-repeated="1012"/>
        </table:table-row>
        <table:table-row table:style-name="ro1">
          <table:table-cell table:number-columns-repeated="9"/>
          <table:table-cell table:style-name="ce44" office:value-type="float" office:value="30" calcext:value-type="float">
            <text:p>30</text:p>
          </table:table-cell>
          <table:table-cell table:style-name="ce44" office:value-type="float" office:value="-9.3" calcext:value-type="float">
            <text:p>-9.3</text:p>
          </table:table-cell>
          <table:table-cell table:style-name="ce44" office:value-type="float" office:value="24.2" calcext:value-type="float">
            <text:p>24.2</text:p>
          </table:table-cell>
          <table:table-cell table:number-columns-repeated="1012"/>
        </table:table-row>
        <table:table-row table:style-name="ro1">
          <table:table-cell table:number-columns-repeated="9"/>
          <table:table-cell table:style-name="ce44" office:value-type="float" office:value="31" calcext:value-type="float">
            <text:p>31</text:p>
          </table:table-cell>
          <table:table-cell table:style-name="ce44" office:value-type="float" office:value="-6.8" calcext:value-type="float">
            <text:p>-6.8</text:p>
          </table:table-cell>
          <table:table-cell table:style-name="ce44" office:value-type="float" office:value="26.6" calcext:value-type="float">
            <text:p>26.6</text:p>
          </table:table-cell>
          <table:table-cell table:number-columns-repeated="1012"/>
        </table:table-row>
        <table:table-row table:style-name="ro1">
          <table:table-cell table:number-columns-repeated="9"/>
          <table:table-cell table:style-name="ce44" office:value-type="float" office:value="32" calcext:value-type="float">
            <text:p>32</text:p>
          </table:table-cell>
          <table:table-cell table:style-name="ce44" office:value-type="float" office:value="-9.5" calcext:value-type="float">
            <text:p>-9.5</text:p>
          </table:table-cell>
          <table:table-cell table:style-name="ce44" office:value-type="float" office:value="21.1" calcext:value-type="float">
            <text:p>21.1</text:p>
          </table:table-cell>
          <table:table-cell table:number-columns-repeated="1012"/>
        </table:table-row>
        <table:table-row table:style-name="ro1">
          <table:table-cell table:number-columns-repeated="9"/>
          <table:table-cell table:style-name="ce44" office:value-type="float" office:value="33" calcext:value-type="float">
            <text:p>33</text:p>
          </table:table-cell>
          <table:table-cell table:style-name="ce44" office:value-type="float" office:value="-12.5" calcext:value-type="float">
            <text:p>-12.5</text:p>
          </table:table-cell>
          <table:table-cell table:style-name="ce44" office:value-type="float" office:value="22" calcext:value-type="float">
            <text:p>22</text:p>
          </table:table-cell>
          <table:table-cell table:number-columns-repeated="1012"/>
        </table:table-row>
        <table:table-row table:style-name="ro1">
          <table:table-cell table:number-columns-repeated="9"/>
          <table:table-cell table:style-name="ce44" office:value-type="float" office:value="34" calcext:value-type="float">
            <text:p>34</text:p>
          </table:table-cell>
          <table:table-cell table:style-name="ce44" office:value-type="float" office:value="-14.2" calcext:value-type="float">
            <text:p>-14.2</text:p>
          </table:table-cell>
          <table:table-cell table:style-name="ce44" office:value-type="float" office:value="20.5" calcext:value-type="float">
            <text:p>20.5</text:p>
          </table:table-cell>
          <table:table-cell table:number-columns-repeated="1012"/>
        </table:table-row>
        <table:table-row table:style-name="ro1">
          <table:table-cell table:number-columns-repeated="9"/>
          <table:table-cell table:style-name="ce44" office:value-type="float" office:value="35" calcext:value-type="float">
            <text:p>35</text:p>
          </table:table-cell>
          <table:table-cell table:style-name="ce44" office:value-type="float" office:value="-12.5" calcext:value-type="float">
            <text:p>-12.5</text:p>
          </table:table-cell>
          <table:table-cell table:style-name="ce44" office:value-type="float" office:value="20.7" calcext:value-type="float">
            <text:p>20.7</text:p>
          </table:table-cell>
          <table:table-cell table:number-columns-repeated="1012"/>
        </table:table-row>
        <table:table-row table:style-name="ro1">
          <table:table-cell table:number-columns-repeated="9"/>
          <table:table-cell table:style-name="ce44" office:value-type="float" office:value="36" calcext:value-type="float">
            <text:p>36</text:p>
          </table:table-cell>
          <table:table-cell table:style-name="ce44" office:value-type="float" office:value="-12.5" calcext:value-type="float">
            <text:p>-12.5</text:p>
          </table:table-cell>
          <table:table-cell table:style-name="ce44" office:value-type="float" office:value="20.7" calcext:value-type="float">
            <text:p>20.7</text:p>
          </table:table-cell>
          <table:table-cell table:number-columns-repeated="1012"/>
        </table:table-row>
        <table:table-row table:style-name="ro1">
          <table:table-cell table:number-columns-repeated="9"/>
          <table:table-cell table:style-name="ce44" office:value-type="float" office:value="37" calcext:value-type="float">
            <text:p>37</text:p>
          </table:table-cell>
          <table:table-cell table:style-name="ce44" office:value-type="float" office:value="-12.1" calcext:value-type="float">
            <text:p>-12.1</text:p>
          </table:table-cell>
          <table:table-cell table:style-name="ce44" office:value-type="float" office:value="22.4" calcext:value-type="float">
            <text:p>22.4</text:p>
          </table:table-cell>
          <table:table-cell table:number-columns-repeated="1012"/>
        </table:table-row>
        <table:table-row table:style-name="ro1">
          <table:table-cell table:number-columns-repeated="9"/>
          <table:table-cell table:style-name="ce44" office:value-type="float" office:value="38" calcext:value-type="float">
            <text:p>38</text:p>
          </table:table-cell>
          <table:table-cell table:style-name="ce44" office:value-type="float" office:value="-11.2" calcext:value-type="float">
            <text:p>-11.2</text:p>
          </table:table-cell>
          <table:table-cell table:style-name="ce44" office:value-type="float" office:value="22.4" calcext:value-type="float">
            <text:p>22.4</text:p>
          </table:table-cell>
          <table:table-cell table:number-columns-repeated="1012"/>
        </table:table-row>
        <table:table-row table:style-name="ro1">
          <table:table-cell table:number-columns-repeated="9"/>
          <table:table-cell table:style-name="ce44" office:value-type="float" office:value="39" calcext:value-type="float">
            <text:p>39</text:p>
          </table:table-cell>
          <table:table-cell table:style-name="ce44" office:value-type="float" office:value="-10.6" calcext:value-type="float">
            <text:p>-10.6</text:p>
          </table:table-cell>
          <table:table-cell table:style-name="ce44" office:value-type="float" office:value="21.5" calcext:value-type="float">
            <text:p>21.5</text:p>
          </table:table-cell>
          <table:table-cell table:number-columns-repeated="1012"/>
        </table:table-row>
        <table:table-row table:style-name="ro1">
          <table:table-cell table:number-columns-repeated="9"/>
          <table:table-cell table:style-name="ce44" office:value-type="float" office:value="40" calcext:value-type="float">
            <text:p>40</text:p>
          </table:table-cell>
          <table:table-cell table:style-name="ce44" office:value-type="float" office:value="-12.1" calcext:value-type="float">
            <text:p>-12.1</text:p>
          </table:table-cell>
          <table:table-cell table:style-name="ce44" office:value-type="float" office:value="19.6" calcext:value-type="float">
            <text:p>19.6</text:p>
          </table:table-cell>
          <table:table-cell table:number-columns-repeated="1012"/>
        </table:table-row>
        <table:table-row table:style-name="ro1">
          <table:table-cell table:number-columns-repeated="9"/>
          <table:table-cell table:style-name="ce44" office:value-type="float" office:value="41" calcext:value-type="float">
            <text:p>41</text:p>
          </table:table-cell>
          <table:table-cell table:style-name="ce44" office:value-type="float" office:value="-12.9" calcext:value-type="float">
            <text:p>-12.9</text:p>
          </table:table-cell>
          <table:table-cell table:style-name="ce44" office:value-type="float" office:value="20.4" calcext:value-type="float">
            <text:p>20.4</text:p>
          </table:table-cell>
          <table:table-cell table:number-columns-repeated="1012"/>
        </table:table-row>
        <table:table-row table:style-name="ro1">
          <table:table-cell table:number-columns-repeated="9"/>
          <table:table-cell table:style-name="ce44" office:value-type="float" office:value="42" calcext:value-type="float">
            <text:p>42</text:p>
          </table:table-cell>
          <table:table-cell table:style-name="ce44" office:value-type="float" office:value="-13" calcext:value-type="float">
            <text:p>-13</text:p>
          </table:table-cell>
          <table:table-cell table:style-name="ce44" office:value-type="float" office:value="22.4" calcext:value-type="float">
            <text:p>22.4</text:p>
          </table:table-cell>
          <table:table-cell table:number-columns-repeated="1012"/>
        </table:table-row>
        <table:table-row table:style-name="ro1">
          <table:table-cell table:number-columns-repeated="9"/>
          <table:table-cell table:style-name="ce44" office:value-type="float" office:value="43" calcext:value-type="float">
            <text:p>43</text:p>
          </table:table-cell>
          <table:table-cell table:style-name="ce44" office:value-type="float" office:value="-11.1" calcext:value-type="float">
            <text:p>-11.1</text:p>
          </table:table-cell>
          <table:table-cell table:style-name="ce44" office:value-type="float" office:value="23.9" calcext:value-type="float">
            <text:p>23.9</text:p>
          </table:table-cell>
          <table:table-cell table:number-columns-repeated="1012"/>
        </table:table-row>
        <table:table-row table:style-name="ro1">
          <table:table-cell table:number-columns-repeated="9"/>
          <table:table-cell table:style-name="ce44" office:value-type="float" office:value="44" calcext:value-type="float">
            <text:p>44</text:p>
          </table:table-cell>
          <table:table-cell table:style-name="ce44" office:value-type="float" office:value="-10.6" calcext:value-type="float">
            <text:p>-10.6</text:p>
          </table:table-cell>
          <table:table-cell table:style-name="ce44" office:value-type="float" office:value="22" calcext:value-type="float">
            <text:p>22</text:p>
          </table:table-cell>
          <table:table-cell table:number-columns-repeated="1012"/>
        </table:table-row>
        <table:table-row table:style-name="ro1">
          <table:table-cell table:number-columns-repeated="9"/>
          <table:table-cell table:style-name="ce44" office:value-type="float" office:value="45" calcext:value-type="float">
            <text:p>45</text:p>
          </table:table-cell>
          <table:table-cell table:style-name="ce44" office:value-type="float" office:value="-10.7" calcext:value-type="float">
            <text:p>-10.7</text:p>
          </table:table-cell>
          <table:table-cell table:style-name="ce44" office:value-type="float" office:value="23.3" calcext:value-type="float">
            <text:p>23.3</text:p>
          </table:table-cell>
          <table:table-cell table:number-columns-repeated="1012"/>
        </table:table-row>
        <table:table-row table:style-name="ro1">
          <table:table-cell table:number-columns-repeated="9"/>
          <table:table-cell table:style-name="ce44" office:value-type="float" office:value="46" calcext:value-type="float">
            <text:p>46</text:p>
          </table:table-cell>
          <table:table-cell table:style-name="ce44" office:value-type="float" office:value="-9.7" calcext:value-type="float">
            <text:p>-9.7</text:p>
          </table:table-cell>
          <table:table-cell table:style-name="ce44" office:value-type="float" office:value="22.7" calcext:value-type="float">
            <text:p>22.7</text:p>
          </table:table-cell>
          <table:table-cell table:number-columns-repeated="1012"/>
        </table:table-row>
        <table:table-row table:style-name="ro1">
          <table:table-cell table:number-columns-repeated="9"/>
          <table:table-cell table:style-name="ce44" office:value-type="float" office:value="47" calcext:value-type="float">
            <text:p>47</text:p>
          </table:table-cell>
          <table:table-cell table:style-name="ce44" office:value-type="float" office:value="-10.5" calcext:value-type="float">
            <text:p>-10.5</text:p>
          </table:table-cell>
          <table:table-cell table:style-name="ce44" office:value-type="float" office:value="20.3" calcext:value-type="float">
            <text:p>20.3</text:p>
          </table:table-cell>
          <table:table-cell table:number-columns-repeated="1012"/>
        </table:table-row>
        <table:table-row table:style-name="ro1">
          <table:table-cell table:number-columns-repeated="9"/>
          <table:table-cell table:style-name="ce44" office:value-type="float" office:value="48" calcext:value-type="float">
            <text:p>48</text:p>
          </table:table-cell>
          <table:table-cell table:style-name="ce44" office:value-type="float" office:value="-13.9" calcext:value-type="float">
            <text:p>-13.9</text:p>
          </table:table-cell>
          <table:table-cell table:style-name="ce44" office:value-type="float" office:value="17" calcext:value-type="float">
            <text:p>17</text:p>
          </table:table-cell>
          <table:table-cell table:number-columns-repeated="1012"/>
        </table:table-row>
        <table:table-row table:style-name="ro1">
          <table:table-cell table:number-columns-repeated="9"/>
          <table:table-cell table:style-name="ce44" office:value-type="float" office:value="49" calcext:value-type="float">
            <text:p>49</text:p>
          </table:table-cell>
          <table:table-cell table:style-name="ce44" office:value-type="float" office:value="-17.4" calcext:value-type="float">
            <text:p>-17.4</text:p>
          </table:table-cell>
          <table:table-cell table:style-name="ce44" office:value-type="float" office:value="18.4" calcext:value-type="float">
            <text:p>18.4</text:p>
          </table:table-cell>
          <table:table-cell table:number-columns-repeated="1012"/>
        </table:table-row>
        <table:table-row table:style-name="ro1">
          <table:table-cell table:number-columns-repeated="9"/>
          <table:table-cell table:style-name="ce44" office:value-type="float" office:value="50" calcext:value-type="float">
            <text:p>50</text:p>
          </table:table-cell>
          <table:table-cell table:style-name="ce44" office:value-type="float" office:value="-15.5" calcext:value-type="float">
            <text:p>-15.5</text:p>
          </table:table-cell>
          <table:table-cell table:style-name="ce44" office:value-type="float" office:value="18.6" calcext:value-type="float">
            <text:p>18.6</text:p>
          </table:table-cell>
          <table:table-cell table:number-columns-repeated="1012"/>
        </table:table-row>
        <table:table-row table:style-name="ro1">
          <table:table-cell table:number-columns-repeated="9"/>
          <table:table-cell table:style-name="ce44" office:value-type="float" office:value="51" calcext:value-type="float">
            <text:p>51</text:p>
          </table:table-cell>
          <table:table-cell table:style-name="ce44" office:value-type="float" office:value="-14.1" calcext:value-type="float">
            <text:p>-14.1</text:p>
          </table:table-cell>
          <table:table-cell table:style-name="ce44" office:value-type="float" office:value="20.1" calcext:value-type="float">
            <text:p>20.1</text:p>
          </table:table-cell>
          <table:table-cell table:number-columns-repeated="1012"/>
        </table:table-row>
        <table:table-row table:style-name="ro1">
          <table:table-cell table:number-columns-repeated="9"/>
          <table:table-cell table:style-name="ce44" office:value-type="float" office:value="52" calcext:value-type="float">
            <text:p>52</text:p>
          </table:table-cell>
          <table:table-cell table:style-name="ce44" office:value-type="float" office:value="-11.9" calcext:value-type="float">
            <text:p>-11.9</text:p>
          </table:table-cell>
          <table:table-cell table:style-name="ce44" office:value-type="float" office:value="22.1" calcext:value-type="float">
            <text:p>22.1</text:p>
          </table:table-cell>
          <table:table-cell table:number-columns-repeated="1012"/>
        </table:table-row>
        <table:table-row table:style-name="ro1">
          <table:table-cell table:number-columns-repeated="9"/>
          <table:table-cell table:style-name="ce44" office:value-type="float" office:value="53" calcext:value-type="float">
            <text:p>53</text:p>
          </table:table-cell>
          <table:table-cell table:style-name="ce44" office:value-type="float" office:value="-11.3" calcext:value-type="float">
            <text:p>-11.3</text:p>
          </table:table-cell>
          <table:table-cell table:style-name="ce44" office:value-type="float" office:value="21.8" calcext:value-type="float">
            <text:p>21.8</text:p>
          </table:table-cell>
          <table:table-cell table:number-columns-repeated="1012"/>
        </table:table-row>
        <table:table-row table:style-name="ro1">
          <table:table-cell table:number-columns-repeated="9"/>
          <table:table-cell table:style-name="ce44" office:value-type="float" office:value="54" calcext:value-type="float">
            <text:p>54</text:p>
          </table:table-cell>
          <table:table-cell table:style-name="ce44" office:value-type="float" office:value="-10.4" calcext:value-type="float">
            <text:p>-10.4</text:p>
          </table:table-cell>
          <table:table-cell table:style-name="ce44" office:value-type="float" office:value="21.6" calcext:value-type="float">
            <text:p>21.6</text:p>
          </table:table-cell>
          <table:table-cell table:number-columns-repeated="1012"/>
        </table:table-row>
        <table:table-row table:style-name="ro1">
          <table:table-cell table:number-columns-repeated="9"/>
          <table:table-cell table:style-name="ce44" office:value-type="float" office:value="55" calcext:value-type="float">
            <text:p>55</text:p>
          </table:table-cell>
          <table:table-cell table:style-name="ce44" office:value-type="float" office:value="-9.7" calcext:value-type="float">
            <text:p>-9.7</text:p>
          </table:table-cell>
          <table:table-cell table:style-name="ce44" office:value-type="float" office:value="23.2" calcext:value-type="float">
            <text:p>23.2</text:p>
          </table:table-cell>
          <table:table-cell table:number-columns-repeated="1012"/>
        </table:table-row>
        <table:table-row table:style-name="ro1">
          <table:table-cell table:number-columns-repeated="9"/>
          <table:table-cell table:style-name="ce44" office:value-type="float" office:value="56" calcext:value-type="float">
            <text:p>56</text:p>
          </table:table-cell>
          <table:table-cell table:style-name="ce44" office:value-type="float" office:value="-12" calcext:value-type="float">
            <text:p>-12</text:p>
          </table:table-cell>
          <table:table-cell table:style-name="ce44" office:value-type="float" office:value="21.3" calcext:value-type="float">
            <text:p>21.3</text:p>
          </table:table-cell>
          <table:table-cell table:number-columns-repeated="1012"/>
        </table:table-row>
        <table:table-row table:style-name="ro1">
          <table:table-cell table:number-columns-repeated="9"/>
          <table:table-cell table:style-name="ce44" office:value-type="float" office:value="57" calcext:value-type="float">
            <text:p>57</text:p>
          </table:table-cell>
          <table:table-cell table:style-name="ce44" office:value-type="float" office:value="-13.9" calcext:value-type="float">
            <text:p>-13.9</text:p>
          </table:table-cell>
          <table:table-cell table:style-name="ce44" office:value-type="float" office:value="20.4" calcext:value-type="float">
            <text:p>20.4</text:p>
          </table:table-cell>
          <table:table-cell table:number-columns-repeated="1012"/>
        </table:table-row>
        <table:table-row table:style-name="ro1">
          <table:table-cell table:number-columns-repeated="9"/>
          <table:table-cell table:style-name="ce44" office:value-type="float" office:value="58" calcext:value-type="float">
            <text:p>58</text:p>
          </table:table-cell>
          <table:table-cell table:style-name="ce44" office:value-type="float" office:value="-13.3" calcext:value-type="float">
            <text:p>-13.3</text:p>
          </table:table-cell>
          <table:table-cell table:style-name="ce44" office:value-type="float" office:value="21" calcext:value-type="float">
            <text:p>21</text:p>
          </table:table-cell>
          <table:table-cell table:number-columns-repeated="1012"/>
        </table:table-row>
        <table:table-row table:style-name="ro1">
          <table:table-cell table:number-columns-repeated="9"/>
          <table:table-cell table:style-name="ce44" office:value-type="float" office:value="59" calcext:value-type="float">
            <text:p>59</text:p>
          </table:table-cell>
          <table:table-cell table:style-name="ce44" office:value-type="float" office:value="-14.1" calcext:value-type="float">
            <text:p>-14.1</text:p>
          </table:table-cell>
          <table:table-cell table:style-name="ce44" office:value-type="float" office:value="21" calcext:value-type="float">
            <text:p>21</text:p>
          </table:table-cell>
          <table:table-cell table:number-columns-repeated="1012"/>
        </table:table-row>
        <table:table-row table:style-name="ro1">
          <table:table-cell table:number-columns-repeated="9"/>
          <table:table-cell table:style-name="ce44" office:value-type="float" office:value="60" calcext:value-type="float">
            <text:p>60</text:p>
          </table:table-cell>
          <table:table-cell table:style-name="ce44" office:value-type="float" office:value="-14.3" calcext:value-type="float">
            <text:p>-14.3</text:p>
          </table:table-cell>
          <table:table-cell table:style-name="ce44" office:value-type="float" office:value="18.3" calcext:value-type="float">
            <text:p>18.3</text:p>
          </table:table-cell>
          <table:table-cell table:number-columns-repeated="1012"/>
        </table:table-row>
        <table:table-row table:style-name="ro1">
          <table:table-cell table:number-columns-repeated="9"/>
          <table:table-cell table:style-name="ce44" office:value-type="float" office:value="61" calcext:value-type="float">
            <text:p>61</text:p>
          </table:table-cell>
          <table:table-cell table:style-name="ce44" office:value-type="float" office:value="-14.4" calcext:value-type="float">
            <text:p>-14.4</text:p>
          </table:table-cell>
          <table:table-cell table:style-name="ce44" office:value-type="float" office:value="18.3" calcext:value-type="float">
            <text:p>18.3</text:p>
          </table:table-cell>
          <table:table-cell table:number-columns-repeated="1012"/>
        </table:table-row>
        <table:table-row table:style-name="ro1">
          <table:table-cell table:number-columns-repeated="9"/>
          <table:table-cell table:style-name="ce44" office:value-type="float" office:value="62" calcext:value-type="float">
            <text:p>62</text:p>
          </table:table-cell>
          <table:table-cell table:style-name="ce44" office:value-type="float" office:value="-14.7" calcext:value-type="float">
            <text:p>-14.7</text:p>
          </table:table-cell>
          <table:table-cell table:style-name="ce44" office:value-type="float" office:value="18.7" calcext:value-type="float">
            <text:p>18.7</text:p>
          </table:table-cell>
          <table:table-cell table:number-columns-repeated="1012"/>
        </table:table-row>
        <table:table-row table:style-name="ro1">
          <table:table-cell table:number-columns-repeated="9"/>
          <table:table-cell table:style-name="ce44" office:value-type="float" office:value="63" calcext:value-type="float">
            <text:p>63</text:p>
          </table:table-cell>
          <table:table-cell table:style-name="ce44" office:value-type="float" office:value="-12.7" calcext:value-type="float">
            <text:p>-12.7</text:p>
          </table:table-cell>
          <table:table-cell table:style-name="ce44" office:value-type="float" office:value="20.8" calcext:value-type="float">
            <text:p>20.8</text:p>
          </table:table-cell>
          <table:table-cell table:number-columns-repeated="1012"/>
        </table:table-row>
        <table:table-row table:style-name="ro1">
          <table:table-cell table:number-columns-repeated="9"/>
          <table:table-cell table:style-name="ce44" office:value-type="float" office:value="64" calcext:value-type="float">
            <text:p>64</text:p>
          </table:table-cell>
          <table:table-cell table:style-name="ce44" office:value-type="float" office:value="-12.8" calcext:value-type="float">
            <text:p>-12.8</text:p>
          </table:table-cell>
          <table:table-cell table:style-name="ce44" office:value-type="float" office:value="21.2" calcext:value-type="float">
            <text:p>21.2</text:p>
          </table:table-cell>
          <table:table-cell table:number-columns-repeated="1012"/>
        </table:table-row>
        <table:table-row table:style-name="ro1">
          <table:table-cell table:number-columns-repeated="9"/>
          <table:table-cell table:style-name="ce44" office:value-type="float" office:value="65" calcext:value-type="float">
            <text:p>65</text:p>
          </table:table-cell>
          <table:table-cell table:style-name="ce44" office:value-type="float" office:value="-10.5" calcext:value-type="float">
            <text:p>-10.5</text:p>
          </table:table-cell>
          <table:table-cell table:style-name="ce44" office:value-type="float" office:value="23.2" calcext:value-type="float">
            <text:p>23.2</text:p>
          </table:table-cell>
          <table:table-cell table:number-columns-repeated="1012"/>
        </table:table-row>
        <table:table-row table:style-name="ro1">
          <table:table-cell table:number-columns-repeated="9"/>
          <table:table-cell table:style-name="ce44" office:value-type="float" office:value="66" calcext:value-type="float">
            <text:p>66</text:p>
          </table:table-cell>
          <table:table-cell table:style-name="ce44" office:value-type="float" office:value="-10.7" calcext:value-type="float">
            <text:p>-10.7</text:p>
          </table:table-cell>
          <table:table-cell table:style-name="ce44" office:value-type="float" office:value="23.4" calcext:value-type="float">
            <text:p>23.4</text:p>
          </table:table-cell>
          <table:table-cell table:number-columns-repeated="1012"/>
        </table:table-row>
        <table:table-row table:style-name="ro1">
          <table:table-cell table:number-columns-repeated="9"/>
          <table:table-cell table:style-name="ce44" office:value-type="float" office:value="67" calcext:value-type="float">
            <text:p>67</text:p>
          </table:table-cell>
          <table:table-cell table:style-name="ce44" office:value-type="float" office:value="-10.3" calcext:value-type="float">
            <text:p>-10.3</text:p>
          </table:table-cell>
          <table:table-cell table:style-name="ce44" office:value-type="float" office:value="22.8" calcext:value-type="float">
            <text:p>22.8</text:p>
          </table:table-cell>
          <table:table-cell table:number-columns-repeated="1012"/>
        </table:table-row>
        <table:table-row table:style-name="ro1">
          <table:table-cell table:number-columns-repeated="9"/>
          <table:table-cell table:style-name="ce44" office:value-type="float" office:value="68" calcext:value-type="float">
            <text:p>68</text:p>
          </table:table-cell>
          <table:table-cell table:style-name="ce44" office:value-type="float" office:value="-11.3" calcext:value-type="float">
            <text:p>-11.3</text:p>
          </table:table-cell>
          <table:table-cell table:style-name="ce44" office:value-type="float" office:value="22" calcext:value-type="float">
            <text:p>22</text:p>
          </table:table-cell>
          <table:table-cell table:number-columns-repeated="1012"/>
        </table:table-row>
        <table:table-row table:style-name="ro1">
          <table:table-cell table:number-columns-repeated="9"/>
          <table:table-cell table:style-name="ce44" office:value-type="float" office:value="69" calcext:value-type="float">
            <text:p>69</text:p>
          </table:table-cell>
          <table:table-cell table:style-name="ce44" office:value-type="float" office:value="-10.9" calcext:value-type="float">
            <text:p>-10.9</text:p>
          </table:table-cell>
          <table:table-cell table:style-name="ce44" office:value-type="float" office:value="24.2" calcext:value-type="float">
            <text:p>24.2</text:p>
          </table:table-cell>
          <table:table-cell table:number-columns-repeated="1012"/>
        </table:table-row>
        <table:table-row table:style-name="ro1">
          <table:table-cell table:number-columns-repeated="9"/>
          <table:table-cell table:style-name="ce44" office:value-type="float" office:value="70" calcext:value-type="float">
            <text:p>70</text:p>
          </table:table-cell>
          <table:table-cell table:style-name="ce44" office:value-type="float" office:value="-9" calcext:value-type="float">
            <text:p>-9</text:p>
          </table:table-cell>
          <table:table-cell table:style-name="ce44" office:value-type="float" office:value="23.8" calcext:value-type="float">
            <text:p>23.8</text:p>
          </table:table-cell>
          <table:table-cell table:number-columns-repeated="1012"/>
        </table:table-row>
        <table:table-row table:style-name="ro1">
          <table:table-cell table:number-columns-repeated="9"/>
          <table:table-cell table:style-name="ce44" office:value-type="float" office:value="71" calcext:value-type="float">
            <text:p>71</text:p>
          </table:table-cell>
          <table:table-cell table:style-name="ce44" office:value-type="float" office:value="-9.7" calcext:value-type="float">
            <text:p>-9.7</text:p>
          </table:table-cell>
          <table:table-cell table:style-name="ce44" office:value-type="float" office:value="22" calcext:value-type="float">
            <text:p>22</text:p>
          </table:table-cell>
          <table:table-cell table:number-columns-repeated="1012"/>
        </table:table-row>
        <table:table-row table:style-name="ro1">
          <table:table-cell table:number-columns-repeated="9"/>
          <table:table-cell table:style-name="ce44" office:value-type="float" office:value="72" calcext:value-type="float">
            <text:p>72</text:p>
          </table:table-cell>
          <table:table-cell table:style-name="ce44" office:value-type="float" office:value="-12.8" calcext:value-type="float">
            <text:p>-12.8</text:p>
          </table:table-cell>
          <table:table-cell table:style-name="ce44" office:value-type="float" office:value="22.2" calcext:value-type="float">
            <text:p>22.2</text:p>
          </table:table-cell>
          <table:table-cell table:number-columns-repeated="1012"/>
        </table:table-row>
        <table:table-row table:style-name="ro1">
          <table:table-cell table:number-columns-repeated="9"/>
          <table:table-cell table:style-name="ce44" office:value-type="float" office:value="73" calcext:value-type="float">
            <text:p>73</text:p>
          </table:table-cell>
          <table:table-cell table:style-name="ce44" office:value-type="float" office:value="-12.2" calcext:value-type="float">
            <text:p>-12.2</text:p>
          </table:table-cell>
          <table:table-cell table:style-name="ce44" office:value-type="float" office:value="21.2" calcext:value-type="float">
            <text:p>21.2</text:p>
          </table:table-cell>
          <table:table-cell table:number-columns-repeated="1012"/>
        </table:table-row>
        <table:table-row table:style-name="ro1">
          <table:table-cell table:number-columns-repeated="9"/>
          <table:table-cell table:style-name="ce44" office:value-type="float" office:value="74" calcext:value-type="float">
            <text:p>74</text:p>
          </table:table-cell>
          <table:table-cell table:style-name="ce44" office:value-type="float" office:value="-11.3" calcext:value-type="float">
            <text:p>-11.3</text:p>
          </table:table-cell>
          <table:table-cell table:style-name="ce44" office:value-type="float" office:value="20.5" calcext:value-type="float">
            <text:p>20.5</text:p>
          </table:table-cell>
          <table:table-cell table:number-columns-repeated="1012"/>
        </table:table-row>
        <table:table-row table:style-name="ro1">
          <table:table-cell table:number-columns-repeated="9"/>
          <table:table-cell table:style-name="ce44" office:value-type="float" office:value="75" calcext:value-type="float">
            <text:p>75</text:p>
          </table:table-cell>
          <table:table-cell table:style-name="ce44" office:value-type="float" office:value="-13.2" calcext:value-type="float">
            <text:p>-13.2</text:p>
          </table:table-cell>
          <table:table-cell table:style-name="ce44" office:value-type="float" office:value="21.8" calcext:value-type="float">
            <text:p>21.8</text:p>
          </table:table-cell>
          <table:table-cell table:number-columns-repeated="1012"/>
        </table:table-row>
        <table:table-row table:style-name="ro1">
          <table:table-cell table:number-columns-repeated="9"/>
          <table:table-cell table:style-name="ce44" office:value-type="float" office:value="76" calcext:value-type="float">
            <text:p>76</text:p>
          </table:table-cell>
          <table:table-cell table:style-name="ce44" office:value-type="float" office:value="-12.1" calcext:value-type="float">
            <text:p>-12.1</text:p>
          </table:table-cell>
          <table:table-cell table:style-name="ce44" office:value-type="float" office:value="20.7" calcext:value-type="float">
            <text:p>20.7</text:p>
          </table:table-cell>
          <table:table-cell table:number-columns-repeated="1012"/>
        </table:table-row>
        <table:table-row table:style-name="ro1">
          <table:table-cell table:number-columns-repeated="9"/>
          <table:table-cell table:style-name="ce44" office:value-type="float" office:value="77" calcext:value-type="float">
            <text:p>77</text:p>
          </table:table-cell>
          <table:table-cell table:style-name="ce44" office:value-type="float" office:value="-11.7" calcext:value-type="float">
            <text:p>-11.7</text:p>
          </table:table-cell>
          <table:table-cell table:style-name="ce44" office:value-type="float" office:value="21.4" calcext:value-type="float">
            <text:p>21.4</text:p>
          </table:table-cell>
          <table:table-cell table:number-columns-repeated="1012"/>
        </table:table-row>
        <table:table-row table:style-name="ro1">
          <table:table-cell table:number-columns-repeated="9"/>
          <table:table-cell table:style-name="ce44" office:value-type="float" office:value="78" calcext:value-type="float">
            <text:p>78</text:p>
          </table:table-cell>
          <table:table-cell table:style-name="ce44" office:value-type="float" office:value="-11.1" calcext:value-type="float">
            <text:p>-11.1</text:p>
          </table:table-cell>
          <table:table-cell table:style-name="ce44" office:value-type="float" office:value="22.4" calcext:value-type="float">
            <text:p>22.4</text:p>
          </table:table-cell>
          <table:table-cell table:number-columns-repeated="1012"/>
        </table:table-row>
        <table:table-row table:style-name="ro1">
          <table:table-cell table:number-columns-repeated="9"/>
          <table:table-cell table:style-name="ce44" office:value-type="float" office:value="79" calcext:value-type="float">
            <text:p>79</text:p>
          </table:table-cell>
          <table:table-cell table:style-name="ce44" office:value-type="float" office:value="-11.8" calcext:value-type="float">
            <text:p>-11.8</text:p>
          </table:table-cell>
          <table:table-cell table:style-name="ce44" office:value-type="float" office:value="22.8" calcext:value-type="float">
            <text:p>22.8</text:p>
          </table:table-cell>
          <table:table-cell table:number-columns-repeated="1012"/>
        </table:table-row>
        <table:table-row table:style-name="ro1">
          <table:table-cell table:number-columns-repeated="9"/>
          <table:table-cell table:style-name="ce44" office:value-type="float" office:value="80" calcext:value-type="float">
            <text:p>80</text:p>
          </table:table-cell>
          <table:table-cell table:style-name="ce44" office:value-type="float" office:value="-10.2" calcext:value-type="float">
            <text:p>-10.2</text:p>
          </table:table-cell>
          <table:table-cell table:style-name="ce44" office:value-type="float" office:value="22.1" calcext:value-type="float">
            <text:p>22.1</text:p>
          </table:table-cell>
          <table:table-cell table:number-columns-repeated="1012"/>
        </table:table-row>
        <table:table-row table:style-name="ro1">
          <table:table-cell table:number-columns-repeated="9"/>
          <table:table-cell table:style-name="ce44" office:value-type="float" office:value="81" calcext:value-type="float">
            <text:p>81</text:p>
          </table:table-cell>
          <table:table-cell table:style-name="ce44" office:value-type="float" office:value="-13.2" calcext:value-type="float">
            <text:p>-13.2</text:p>
          </table:table-cell>
          <table:table-cell table:style-name="ce44" office:value-type="float" office:value="20.3" calcext:value-type="float">
            <text:p>20.3</text:p>
          </table:table-cell>
          <table:table-cell table:number-columns-repeated="1012"/>
        </table:table-row>
        <table:table-row table:style-name="ro1">
          <table:table-cell table:number-columns-repeated="9"/>
          <table:table-cell table:style-name="ce44" office:value-type="float" office:value="82" calcext:value-type="float">
            <text:p>82</text:p>
          </table:table-cell>
          <table:table-cell table:style-name="ce44" office:value-type="float" office:value="-13.9" calcext:value-type="float">
            <text:p>-13.9</text:p>
          </table:table-cell>
          <table:table-cell table:style-name="ce44" office:value-type="float" office:value="19.2" calcext:value-type="float">
            <text:p>19.2</text:p>
          </table:table-cell>
          <table:table-cell table:number-columns-repeated="1012"/>
        </table:table-row>
        <table:table-row table:style-name="ro1">
          <table:table-cell table:number-columns-repeated="9"/>
          <table:table-cell table:style-name="ce44" office:value-type="float" office:value="83" calcext:value-type="float">
            <text:p>83</text:p>
          </table:table-cell>
          <table:table-cell table:style-name="ce44" office:value-type="float" office:value="-13" calcext:value-type="float">
            <text:p>-13</text:p>
          </table:table-cell>
          <table:table-cell table:style-name="ce44" office:value-type="float" office:value="20.9" calcext:value-type="float">
            <text:p>20.9</text:p>
          </table:table-cell>
          <table:table-cell table:number-columns-repeated="1012"/>
        </table:table-row>
        <table:table-row table:style-name="ro1">
          <table:table-cell table:number-columns-repeated="9"/>
          <table:table-cell table:style-name="ce44" office:value-type="float" office:value="84" calcext:value-type="float">
            <text:p>84</text:p>
          </table:table-cell>
          <table:table-cell table:style-name="ce44" office:value-type="float" office:value="-12.4" calcext:value-type="float">
            <text:p>-12.4</text:p>
          </table:table-cell>
          <table:table-cell table:style-name="ce44" office:value-type="float" office:value="20.5" calcext:value-type="float">
            <text:p>20.5</text:p>
          </table:table-cell>
          <table:table-cell table:number-columns-repeated="1012"/>
        </table:table-row>
        <table:table-row table:style-name="ro1">
          <table:table-cell table:number-columns-repeated="9"/>
          <table:table-cell table:style-name="ce44" office:value-type="float" office:value="85" calcext:value-type="float">
            <text:p>85</text:p>
          </table:table-cell>
          <table:table-cell table:style-name="ce44" office:value-type="float" office:value="-13.7" calcext:value-type="float">
            <text:p>-13.7</text:p>
          </table:table-cell>
          <table:table-cell table:style-name="ce44" office:value-type="float" office:value="20" calcext:value-type="float">
            <text:p>20</text:p>
          </table:table-cell>
          <table:table-cell table:number-columns-repeated="1012"/>
        </table:table-row>
        <table:table-row table:style-name="ro1">
          <table:table-cell table:number-columns-repeated="9"/>
          <table:table-cell table:style-name="ce44" office:value-type="float" office:value="86" calcext:value-type="float">
            <text:p>86</text:p>
          </table:table-cell>
          <table:table-cell table:style-name="ce44" office:value-type="float" office:value="-12.5" calcext:value-type="float">
            <text:p>-12.5</text:p>
          </table:table-cell>
          <table:table-cell table:style-name="ce44" office:value-type="float" office:value="20.5" calcext:value-type="float">
            <text:p>20.5</text:p>
          </table:table-cell>
          <table:table-cell table:number-columns-repeated="1012"/>
        </table:table-row>
        <table:table-row table:style-name="ro1">
          <table:table-cell table:number-columns-repeated="9"/>
          <table:table-cell table:style-name="ce44" office:value-type="float" office:value="87" calcext:value-type="float">
            <text:p>87</text:p>
          </table:table-cell>
          <table:table-cell table:style-name="ce44" office:value-type="float" office:value="-12.4" calcext:value-type="float">
            <text:p>-12.4</text:p>
          </table:table-cell>
          <table:table-cell table:style-name="ce44" office:value-type="float" office:value="21.7" calcext:value-type="float">
            <text:p>21.7</text:p>
          </table:table-cell>
          <table:table-cell table:number-columns-repeated="1012"/>
        </table:table-row>
        <table:table-row table:style-name="ro1">
          <table:table-cell table:number-columns-repeated="9"/>
          <table:table-cell table:style-name="ce44" office:value-type="float" office:value="88" calcext:value-type="float">
            <text:p>88</text:p>
          </table:table-cell>
          <table:table-cell table:style-name="ce44" office:value-type="float" office:value="-10.5" calcext:value-type="float">
            <text:p>-10.5</text:p>
          </table:table-cell>
          <table:table-cell table:style-name="ce44" office:value-type="float" office:value="22" calcext:value-type="float">
            <text:p>22</text:p>
          </table:table-cell>
          <table:table-cell table:number-columns-repeated="1012"/>
        </table:table-row>
        <table:table-row table:style-name="ro1">
          <table:table-cell table:number-columns-repeated="9"/>
          <table:table-cell table:style-name="ce44" office:value-type="float" office:value="89" calcext:value-type="float">
            <text:p>89</text:p>
          </table:table-cell>
          <table:table-cell table:style-name="ce44" office:value-type="float" office:value="-10.6" calcext:value-type="float">
            <text:p>-10.6</text:p>
          </table:table-cell>
          <table:table-cell table:style-name="ce44" office:value-type="float" office:value="20.5" calcext:value-type="float">
            <text:p>20.5</text:p>
          </table:table-cell>
          <table:table-cell table:number-columns-repeated="1012"/>
        </table:table-row>
        <table:table-row table:style-name="ro4">
          <table:table-cell table:number-columns-repeated="9"/>
          <table:table-cell table:style-name="ce44" office:value-type="float" office:value="90" calcext:value-type="float">
            <text:p>90</text:p>
          </table:table-cell>
          <table:table-cell table:style-name="ce44" office:value-type="float" office:value="-13.8" calcext:value-type="float">
            <text:p>-13.8</text:p>
          </table:table-cell>
          <table:table-cell table:style-name="ce44" office:value-type="float" office:value="19.9" calcext:value-type="float">
            <text:p>19.9</text:p>
          </table:table-cell>
          <table:table-cell table:number-columns-repeated="1012"/>
        </table:table-row>
        <table:table-row table:style-name="ro4">
          <table:table-cell table:number-columns-repeated="9"/>
          <table:table-cell table:style-name="ce44" office:value-type="float" office:value="91" calcext:value-type="float">
            <text:p>91</text:p>
          </table:table-cell>
          <table:table-cell table:style-name="ce44" office:value-type="float" office:value="-12.3" calcext:value-type="float">
            <text:p>-12.3</text:p>
          </table:table-cell>
          <table:table-cell table:style-name="ce44" office:value-type="float" office:value="22.8" calcext:value-type="float">
            <text:p>22.8</text:p>
          </table:table-cell>
          <table:table-cell table:number-columns-repeated="1012"/>
        </table:table-row>
        <table:table-row table:style-name="ro4">
          <table:table-cell table:number-columns-repeated="9"/>
          <table:table-cell table:style-name="ce44" office:value-type="float" office:value="92" calcext:value-type="float">
            <text:p>92</text:p>
          </table:table-cell>
          <table:table-cell table:style-name="ce44" office:value-type="float" office:value="-11" calcext:value-type="float">
            <text:p>-11</text:p>
          </table:table-cell>
          <table:table-cell table:style-name="ce44" office:value-type="float" office:value="23.9" calcext:value-type="float">
            <text:p>23.9</text:p>
          </table:table-cell>
          <table:table-cell table:number-columns-repeated="1012"/>
        </table:table-row>
        <table:table-row table:style-name="ro4">
          <table:table-cell table:number-columns-repeated="9"/>
          <table:table-cell table:style-name="ce44" office:value-type="float" office:value="93" calcext:value-type="float">
            <text:p>93</text:p>
          </table:table-cell>
          <table:table-cell table:style-name="ce44" office:value-type="float" office:value="-9.3" calcext:value-type="float">
            <text:p>-9.3</text:p>
          </table:table-cell>
          <table:table-cell table:style-name="ce44" office:value-type="float" office:value="21.9" calcext:value-type="float">
            <text:p>21.9</text:p>
          </table:table-cell>
          <table:table-cell table:number-columns-repeated="1012"/>
        </table:table-row>
        <table:table-row table:style-name="ro4">
          <table:table-cell table:number-columns-repeated="9"/>
          <table:table-cell table:style-name="ce44" office:value-type="float" office:value="94" calcext:value-type="float">
            <text:p>94</text:p>
          </table:table-cell>
          <table:table-cell table:style-name="ce44" office:value-type="float" office:value="-10.2" calcext:value-type="float">
            <text:p>-10.2</text:p>
          </table:table-cell>
          <table:table-cell table:style-name="ce44" office:value-type="float" office:value="22.3" calcext:value-type="float">
            <text:p>22.3</text:p>
          </table:table-cell>
          <table:table-cell table:number-columns-repeated="1012"/>
        </table:table-row>
        <table:table-row table:style-name="ro4">
          <table:table-cell table:number-columns-repeated="9"/>
          <table:table-cell table:style-name="ce44" office:value-type="float" office:value="95" calcext:value-type="float">
            <text:p>95</text:p>
          </table:table-cell>
          <table:table-cell table:style-name="ce44" office:value-type="float" office:value="-10.4" calcext:value-type="float">
            <text:p>-10.4</text:p>
          </table:table-cell>
          <table:table-cell table:style-name="ce44" office:value-type="float" office:value="21.2" calcext:value-type="float">
            <text:p>21.2</text:p>
          </table:table-cell>
          <table:table-cell table:number-columns-repeated="1012"/>
        </table:table-row>
        <table:table-row table:style-name="ro4">
          <table:table-cell table:number-columns-repeated="9"/>
          <table:table-cell table:style-name="ce44" office:value-type="float" office:value="96" calcext:value-type="float">
            <text:p>96</text:p>
          </table:table-cell>
          <table:table-cell table:style-name="ce44" office:value-type="float" office:value="-12.5" calcext:value-type="float">
            <text:p>-12.5</text:p>
          </table:table-cell>
          <table:table-cell table:style-name="ce44" office:value-type="float" office:value="21.5" calcext:value-type="float">
            <text:p>21.5</text:p>
          </table:table-cell>
          <table:table-cell table:number-columns-repeated="1012"/>
        </table:table-row>
        <table:table-row table:style-name="ro4">
          <table:table-cell table:number-columns-repeated="9"/>
          <table:table-cell table:style-name="ce44" office:value-type="float" office:value="97" calcext:value-type="float">
            <text:p>97</text:p>
          </table:table-cell>
          <table:table-cell table:style-name="ce44" office:value-type="float" office:value="-12.8" calcext:value-type="float">
            <text:p>-12.8</text:p>
          </table:table-cell>
          <table:table-cell table:style-name="ce44" office:value-type="float" office:value="22.5" calcext:value-type="float">
            <text:p>22.5</text:p>
          </table:table-cell>
          <table:table-cell table:number-columns-repeated="1012"/>
        </table:table-row>
        <table:table-row table:style-name="ro4">
          <table:table-cell table:number-columns-repeated="9"/>
          <table:table-cell table:style-name="ce44" office:value-type="float" office:value="98" calcext:value-type="float">
            <text:p>98</text:p>
          </table:table-cell>
          <table:table-cell table:style-name="ce44" office:value-type="float" office:value="-10" calcext:value-type="float">
            <text:p>-10</text:p>
          </table:table-cell>
          <table:table-cell table:style-name="ce44" office:value-type="float" office:value="23.6" calcext:value-type="float">
            <text:p>23.6</text:p>
          </table:table-cell>
          <table:table-cell table:number-columns-repeated="1012"/>
        </table:table-row>
        <table:table-row table:style-name="ro4">
          <table:table-cell table:number-columns-repeated="9"/>
          <table:table-cell table:style-name="ce44" office:value-type="float" office:value="99" calcext:value-type="float">
            <text:p>99</text:p>
          </table:table-cell>
          <table:table-cell table:style-name="ce44" office:value-type="float" office:value="-10.4" calcext:value-type="float">
            <text:p>-10.4</text:p>
          </table:table-cell>
          <table:table-cell table:style-name="ce44" office:value-type="float" office:value="22.7" calcext:value-type="float">
            <text:p>22.7</text:p>
          </table:table-cell>
          <table:table-cell table:number-columns-repeated="1012"/>
        </table:table-row>
        <table:table-row table:style-name="ro4">
          <table:table-cell table:number-columns-repeated="9"/>
          <table:table-cell table:style-name="ce44" office:value-type="float" office:value="100" calcext:value-type="float">
            <text:p>100</text:p>
          </table:table-cell>
          <table:table-cell table:style-name="ce44" office:value-type="float" office:value="-11.1" calcext:value-type="float">
            <text:p>-11.1</text:p>
          </table:table-cell>
          <table:table-cell table:style-name="ce44" office:value-type="float" office:value="20.4" calcext:value-type="float">
            <text:p>20.4</text:p>
          </table:table-cell>
          <table:table-cell table:number-columns-repeated="1012"/>
        </table:table-row>
        <table:table-row table:style-name="ro4">
          <table:table-cell table:number-columns-repeated="9"/>
          <table:table-cell table:style-name="ce44" office:value-type="float" office:value="101" calcext:value-type="float">
            <text:p>101</text:p>
          </table:table-cell>
          <table:table-cell table:style-name="ce44" office:value-type="float" office:value="-11.9" calcext:value-type="float">
            <text:p>-11.9</text:p>
          </table:table-cell>
          <table:table-cell table:style-name="ce44" office:value-type="float" office:value="22.7" calcext:value-type="float">
            <text:p>22.7</text:p>
          </table:table-cell>
          <table:table-cell table:number-columns-repeated="1012"/>
        </table:table-row>
        <table:table-row table:style-name="ro4">
          <table:table-cell table:number-columns-repeated="9"/>
          <table:table-cell table:style-name="ce44" office:value-type="float" office:value="102" calcext:value-type="float">
            <text:p>102</text:p>
          </table:table-cell>
          <table:table-cell table:style-name="ce44" office:value-type="float" office:value="-11" calcext:value-type="float">
            <text:p>-11</text:p>
          </table:table-cell>
          <table:table-cell table:style-name="ce44" office:value-type="float" office:value="22.4" calcext:value-type="float">
            <text:p>22.4</text:p>
          </table:table-cell>
          <table:table-cell table:number-columns-repeated="1012"/>
        </table:table-row>
        <table:table-row table:style-name="ro4">
          <table:table-cell table:number-columns-repeated="9"/>
          <table:table-cell table:style-name="ce44" office:value-type="float" office:value="103" calcext:value-type="float">
            <text:p>103</text:p>
          </table:table-cell>
          <table:table-cell table:style-name="ce44" office:value-type="float" office:value="-11.2" calcext:value-type="float">
            <text:p>-11.2</text:p>
          </table:table-cell>
          <table:table-cell table:style-name="ce44" office:value-type="float" office:value="21.9" calcext:value-type="float">
            <text:p>21.9</text:p>
          </table:table-cell>
          <table:table-cell table:number-columns-repeated="1012"/>
        </table:table-row>
        <table:table-row table:style-name="ro4">
          <table:table-cell table:number-columns-repeated="9"/>
          <table:table-cell table:style-name="ce44" office:value-type="float" office:value="104" calcext:value-type="float">
            <text:p>104</text:p>
          </table:table-cell>
          <table:table-cell table:style-name="ce44" office:value-type="float" office:value="-9.2" calcext:value-type="float">
            <text:p>-9.2</text:p>
          </table:table-cell>
          <table:table-cell table:style-name="ce44" office:value-type="float" office:value="24.8" calcext:value-type="float">
            <text:p>24.8</text:p>
          </table:table-cell>
          <table:table-cell table:number-columns-repeated="1012"/>
        </table:table-row>
        <table:table-row table:style-name="ro4">
          <table:table-cell table:number-columns-repeated="9"/>
          <table:table-cell table:style-name="ce44" office:value-type="float" office:value="105" calcext:value-type="float">
            <text:p>105</text:p>
          </table:table-cell>
          <table:table-cell table:style-name="ce44" office:value-type="float" office:value="-7.9" calcext:value-type="float">
            <text:p>-7.9</text:p>
          </table:table-cell>
          <table:table-cell table:style-name="ce44" office:value-type="float" office:value="23.8" calcext:value-type="float">
            <text:p>23.8</text:p>
          </table:table-cell>
          <table:table-cell table:number-columns-repeated="1012"/>
        </table:table-row>
        <table:table-row table:style-name="ro4">
          <table:table-cell table:number-columns-repeated="9"/>
          <table:table-cell table:style-name="ce44" office:value-type="float" office:value="106" calcext:value-type="float">
            <text:p>106</text:p>
          </table:table-cell>
          <table:table-cell table:style-name="ce44" office:value-type="float" office:value="-8.5" calcext:value-type="float">
            <text:p>-8.5</text:p>
          </table:table-cell>
          <table:table-cell table:style-name="ce44" office:value-type="float" office:value="22.9" calcext:value-type="float">
            <text:p>22.9</text:p>
          </table:table-cell>
          <table:table-cell table:number-columns-repeated="1012"/>
        </table:table-row>
        <table:table-row table:style-name="ro4">
          <table:table-cell table:number-columns-repeated="9"/>
          <table:table-cell table:style-name="ce44" office:value-type="float" office:value="107" calcext:value-type="float">
            <text:p>107</text:p>
          </table:table-cell>
          <table:table-cell table:style-name="ce44" office:value-type="float" office:value="-10.7" calcext:value-type="float">
            <text:p>-10.7</text:p>
          </table:table-cell>
          <table:table-cell table:style-name="ce44" office:value-type="float" office:value="21.8" calcext:value-type="float">
            <text:p>21.8</text:p>
          </table:table-cell>
          <table:table-cell table:number-columns-repeated="1012"/>
        </table:table-row>
        <table:table-row table:style-name="ro4">
          <table:table-cell table:number-columns-repeated="9"/>
          <table:table-cell table:style-name="ce44" office:value-type="float" office:value="108" calcext:value-type="float">
            <text:p>108</text:p>
          </table:table-cell>
          <table:table-cell table:style-name="ce44" office:value-type="float" office:value="-12.6" calcext:value-type="float">
            <text:p>-12.6</text:p>
          </table:table-cell>
          <table:table-cell table:style-name="ce44" office:value-type="float" office:value="20.2" calcext:value-type="float">
            <text:p>20.2</text:p>
          </table:table-cell>
          <table:table-cell table:number-columns-repeated="1012"/>
        </table:table-row>
        <table:table-row table:style-name="ro4">
          <table:table-cell table:number-columns-repeated="9"/>
          <table:table-cell table:style-name="ce44" office:value-type="float" office:value="109" calcext:value-type="float">
            <text:p>109</text:p>
          </table:table-cell>
          <table:table-cell table:style-name="ce44" office:value-type="float" office:value="-12.9" calcext:value-type="float">
            <text:p>-12.9</text:p>
          </table:table-cell>
          <table:table-cell table:style-name="ce44" office:value-type="float" office:value="20" calcext:value-type="float">
            <text:p>20</text:p>
          </table:table-cell>
          <table:table-cell table:number-columns-repeated="1012"/>
        </table:table-row>
        <table:table-row table:style-name="ro4">
          <table:table-cell table:number-columns-repeated="9"/>
          <table:table-cell table:style-name="ce44" office:value-type="float" office:value="110" calcext:value-type="float">
            <text:p>110</text:p>
          </table:table-cell>
          <table:table-cell table:style-name="ce44" office:value-type="float" office:value="-11.6" calcext:value-type="float">
            <text:p>-11.6</text:p>
          </table:table-cell>
          <table:table-cell table:style-name="ce44" office:value-type="float" office:value="21.9" calcext:value-type="float">
            <text:p>21.9</text:p>
          </table:table-cell>
          <table:table-cell table:number-columns-repeated="1012"/>
        </table:table-row>
        <table:table-row table:style-name="ro4">
          <table:table-cell table:number-columns-repeated="9"/>
          <table:table-cell table:style-name="ce44" office:value-type="float" office:value="111" calcext:value-type="float">
            <text:p>111</text:p>
          </table:table-cell>
          <table:table-cell table:style-name="ce44" office:value-type="float" office:value="-10.4" calcext:value-type="float">
            <text:p>-10.4</text:p>
          </table:table-cell>
          <table:table-cell table:style-name="ce44" office:value-type="float" office:value="23" calcext:value-type="float">
            <text:p>23</text:p>
          </table:table-cell>
          <table:table-cell table:number-columns-repeated="1012"/>
        </table:table-row>
        <table:table-row table:style-name="ro4">
          <table:table-cell table:number-columns-repeated="9"/>
          <table:table-cell table:style-name="ce44" office:value-type="float" office:value="112" calcext:value-type="float">
            <text:p>112</text:p>
          </table:table-cell>
          <table:table-cell table:style-name="ce44" office:value-type="float" office:value="-10.9" calcext:value-type="float">
            <text:p>-10.9</text:p>
          </table:table-cell>
          <table:table-cell table:style-name="ce44" office:value-type="float" office:value="22.3" calcext:value-type="float">
            <text:p>22.3</text:p>
          </table:table-cell>
          <table:table-cell table:number-columns-repeated="1012"/>
        </table:table-row>
        <table:table-row table:style-name="ro4">
          <table:table-cell table:number-columns-repeated="9"/>
          <table:table-cell table:style-name="ce44" office:value-type="float" office:value="113" calcext:value-type="float">
            <text:p>113</text:p>
          </table:table-cell>
          <table:table-cell table:style-name="ce44" office:value-type="float" office:value="-10.1" calcext:value-type="float">
            <text:p>-10.1</text:p>
          </table:table-cell>
          <table:table-cell table:style-name="ce44" office:value-type="float" office:value="22.7" calcext:value-type="float">
            <text:p>22.7</text:p>
          </table:table-cell>
          <table:table-cell table:number-columns-repeated="1012"/>
        </table:table-row>
        <table:table-row table:style-name="ro4">
          <table:table-cell table:number-columns-repeated="9"/>
          <table:table-cell table:style-name="ce44" office:value-type="float" office:value="114" calcext:value-type="float">
            <text:p>114</text:p>
          </table:table-cell>
          <table:table-cell table:style-name="ce44" office:value-type="float" office:value="-10" calcext:value-type="float">
            <text:p>-10</text:p>
          </table:table-cell>
          <table:table-cell table:style-name="ce44" office:value-type="float" office:value="23.5" calcext:value-type="float">
            <text:p>23.5</text:p>
          </table:table-cell>
          <table:table-cell table:number-columns-repeated="1012"/>
        </table:table-row>
        <table:table-row table:style-name="ro4">
          <table:table-cell table:number-columns-repeated="9"/>
          <table:table-cell table:style-name="ce44" office:value-type="float" office:value="115" calcext:value-type="float">
            <text:p>115</text:p>
          </table:table-cell>
          <table:table-cell table:style-name="ce44" office:value-type="float" office:value="-8.7" calcext:value-type="float">
            <text:p>-8.7</text:p>
          </table:table-cell>
          <table:table-cell table:style-name="ce44" office:value-type="float" office:value="24.4" calcext:value-type="float">
            <text:p>24.4</text:p>
          </table:table-cell>
          <table:table-cell table:number-columns-repeated="1012"/>
        </table:table-row>
        <table:table-row table:style-name="ro4">
          <table:table-cell table:number-columns-repeated="9"/>
          <table:table-cell table:style-name="ce44" office:value-type="float" office:value="116" calcext:value-type="float">
            <text:p>116</text:p>
          </table:table-cell>
          <table:table-cell table:style-name="ce44" office:value-type="float" office:value="-8.3" calcext:value-type="float">
            <text:p>-8.3</text:p>
          </table:table-cell>
          <table:table-cell table:style-name="ce44" office:value-type="float" office:value="24.6" calcext:value-type="float">
            <text:p>24.6</text:p>
          </table:table-cell>
          <table:table-cell table:number-columns-repeated="1012"/>
        </table:table-row>
        <table:table-row table:style-name="ro4">
          <table:table-cell table:number-columns-repeated="9"/>
          <table:table-cell table:style-name="ce44" office:value-type="float" office:value="117" calcext:value-type="float">
            <text:p>117</text:p>
          </table:table-cell>
          <table:table-cell table:style-name="ce44" office:value-type="float" office:value="-10.7" calcext:value-type="float">
            <text:p>-10.7</text:p>
          </table:table-cell>
          <table:table-cell table:style-name="ce44" office:value-type="float" office:value="22.3" calcext:value-type="float">
            <text:p>22.3</text:p>
          </table:table-cell>
          <table:table-cell table:number-columns-repeated="1012"/>
        </table:table-row>
        <table:table-row table:style-name="ro4">
          <table:table-cell table:number-columns-repeated="9"/>
          <table:table-cell table:style-name="ce44" office:value-type="float" office:value="118" calcext:value-type="float">
            <text:p>118</text:p>
          </table:table-cell>
          <table:table-cell table:style-name="ce44" office:value-type="float" office:value="-11.8" calcext:value-type="float">
            <text:p>-11.8</text:p>
          </table:table-cell>
          <table:table-cell table:style-name="ce44" office:value-type="float" office:value="20.6" calcext:value-type="float">
            <text:p>20.6</text:p>
          </table:table-cell>
          <table:table-cell table:number-columns-repeated="1012"/>
        </table:table-row>
        <table:table-row table:style-name="ro4">
          <table:table-cell table:number-columns-repeated="9"/>
          <table:table-cell table:style-name="ce44" office:value-type="float" office:value="119" calcext:value-type="float">
            <text:p>119</text:p>
          </table:table-cell>
          <table:table-cell table:style-name="ce44" office:value-type="float" office:value="-12.6" calcext:value-type="float">
            <text:p>-12.6</text:p>
          </table:table-cell>
          <table:table-cell table:style-name="ce44" office:value-type="float" office:value="22.4" calcext:value-type="float">
            <text:p>22.4</text:p>
          </table:table-cell>
          <table:table-cell table:number-columns-repeated="1012"/>
        </table:table-row>
        <table:table-row table:style-name="ro4">
          <table:table-cell table:number-columns-repeated="9"/>
          <table:table-cell table:style-name="ce44" office:value-type="float" office:value="120" calcext:value-type="float">
            <text:p>120</text:p>
          </table:table-cell>
          <table:table-cell table:style-name="ce44" office:value-type="float" office:value="-11.4" calcext:value-type="float">
            <text:p>-11.4</text:p>
          </table:table-cell>
          <table:table-cell table:style-name="ce44" office:value-type="float" office:value="22.9" calcext:value-type="float">
            <text:p>22.9</text:p>
          </table:table-cell>
          <table:table-cell table:number-columns-repeated="1012"/>
        </table:table-row>
        <table:table-row table:style-name="ro4">
          <table:table-cell table:number-columns-repeated="9"/>
          <table:table-cell table:style-name="ce44" office:value-type="float" office:value="121" calcext:value-type="float">
            <text:p>121</text:p>
          </table:table-cell>
          <table:table-cell table:style-name="ce44" office:value-type="float" office:value="-9.1" calcext:value-type="float">
            <text:p>-9.1</text:p>
          </table:table-cell>
          <table:table-cell table:style-name="ce44" office:value-type="float" office:value="24.4" calcext:value-type="float">
            <text:p>24.4</text:p>
          </table:table-cell>
          <table:table-cell table:number-columns-repeated="1012"/>
        </table:table-row>
        <table:table-row table:style-name="ro4">
          <table:table-cell table:number-columns-repeated="9"/>
          <table:table-cell table:style-name="ce44" office:value-type="float" office:value="122" calcext:value-type="float">
            <text:p>122</text:p>
          </table:table-cell>
          <table:table-cell table:style-name="ce44" office:value-type="float" office:value="-10" calcext:value-type="float">
            <text:p>-10</text:p>
          </table:table-cell>
          <table:table-cell table:style-name="ce44" office:value-type="float" office:value="22" calcext:value-type="float">
            <text:p>22</text:p>
          </table:table-cell>
          <table:table-cell table:number-columns-repeated="1012"/>
        </table:table-row>
        <table:table-row table:style-name="ro4">
          <table:table-cell table:number-columns-repeated="9"/>
          <table:table-cell table:style-name="ce44" office:value-type="float" office:value="123" calcext:value-type="float">
            <text:p>123</text:p>
          </table:table-cell>
          <table:table-cell table:style-name="ce44" office:value-type="float" office:value="-11" calcext:value-type="float">
            <text:p>-11</text:p>
          </table:table-cell>
          <table:table-cell table:style-name="ce44" office:value-type="float" office:value="22.1" calcext:value-type="float">
            <text:p>22.1</text:p>
          </table:table-cell>
          <table:table-cell table:number-columns-repeated="1012"/>
        </table:table-row>
        <table:table-row table:style-name="ro4">
          <table:table-cell table:number-columns-repeated="9"/>
          <table:table-cell table:style-name="ce44" office:value-type="float" office:value="124" calcext:value-type="float">
            <text:p>124</text:p>
          </table:table-cell>
          <table:table-cell table:style-name="ce44" office:value-type="float" office:value="-10.6" calcext:value-type="float">
            <text:p>-10.6</text:p>
          </table:table-cell>
          <table:table-cell table:style-name="ce44" office:value-type="float" office:value="23.8" calcext:value-type="float">
            <text:p>23.8</text:p>
          </table:table-cell>
          <table:table-cell table:number-columns-repeated="1012"/>
        </table:table-row>
        <table:table-row table:style-name="ro4">
          <table:table-cell table:number-columns-repeated="9"/>
          <table:table-cell table:style-name="ce44" office:value-type="float" office:value="125" calcext:value-type="float">
            <text:p>125</text:p>
          </table:table-cell>
          <table:table-cell table:style-name="ce44" office:value-type="float" office:value="-9.7" calcext:value-type="float">
            <text:p>-9.7</text:p>
          </table:table-cell>
          <table:table-cell table:style-name="ce44" office:value-type="float" office:value="24.2" calcext:value-type="float">
            <text:p>24.2</text:p>
          </table:table-cell>
          <table:table-cell table:number-columns-repeated="1012"/>
        </table:table-row>
        <table:table-row table:style-name="ro4">
          <table:table-cell table:number-columns-repeated="9"/>
          <table:table-cell table:style-name="ce44" office:value-type="float" office:value="126" calcext:value-type="float">
            <text:p>126</text:p>
          </table:table-cell>
          <table:table-cell table:style-name="ce44" office:value-type="float" office:value="-8.5" calcext:value-type="float">
            <text:p>-8.5</text:p>
          </table:table-cell>
          <table:table-cell table:style-name="ce44" office:value-type="float" office:value="25.2" calcext:value-type="float">
            <text:p>25.2</text:p>
          </table:table-cell>
          <table:table-cell table:number-columns-repeated="1012"/>
        </table:table-row>
        <table:table-row table:style-name="ro4">
          <table:table-cell table:number-columns-repeated="9"/>
          <table:table-cell table:style-name="ce44" office:value-type="float" office:value="127" calcext:value-type="float">
            <text:p>127</text:p>
          </table:table-cell>
          <table:table-cell table:style-name="ce44" office:value-type="float" office:value="-9.3" calcext:value-type="float">
            <text:p>-9.3</text:p>
          </table:table-cell>
          <table:table-cell table:style-name="ce44" office:value-type="float" office:value="22.6" calcext:value-type="float">
            <text:p>22.6</text:p>
          </table:table-cell>
          <table:table-cell table:number-columns-repeated="1012"/>
        </table:table-row>
        <table:table-row table:style-name="ro4">
          <table:table-cell table:number-columns-repeated="9"/>
          <table:table-cell table:style-name="ce44" office:value-type="float" office:value="128" calcext:value-type="float">
            <text:p>128</text:p>
          </table:table-cell>
          <table:table-cell table:style-name="ce44" office:value-type="float" office:value="-10.3" calcext:value-type="float">
            <text:p>-10.3</text:p>
          </table:table-cell>
          <table:table-cell table:style-name="ce44" office:value-type="float" office:value="22.8" calcext:value-type="float">
            <text:p>22.8</text:p>
          </table:table-cell>
          <table:table-cell table:number-columns-repeated="1012"/>
        </table:table-row>
        <table:table-row table:style-name="ro4">
          <table:table-cell table:number-columns-repeated="9"/>
          <table:table-cell table:style-name="ce44" office:value-type="float" office:value="129" calcext:value-type="float">
            <text:p>129</text:p>
          </table:table-cell>
          <table:table-cell table:style-name="ce44" office:value-type="float" office:value="-10.8" calcext:value-type="float">
            <text:p>-10.8</text:p>
          </table:table-cell>
          <table:table-cell table:style-name="ce44" office:value-type="float" office:value="22.5" calcext:value-type="float">
            <text:p>22.5</text:p>
          </table:table-cell>
          <table:table-cell table:number-columns-repeated="1012"/>
        </table:table-row>
        <table:table-row table:style-name="ro4">
          <table:table-cell table:number-columns-repeated="9"/>
          <table:table-cell table:style-name="ce44" office:value-type="float" office:value="130" calcext:value-type="float">
            <text:p>130</text:p>
          </table:table-cell>
          <table:table-cell table:style-name="ce44" office:value-type="float" office:value="-12.1" calcext:value-type="float">
            <text:p>-12.1</text:p>
          </table:table-cell>
          <table:table-cell table:style-name="ce44" office:value-type="float" office:value="22.5" calcext:value-type="float">
            <text:p>22.5</text:p>
          </table:table-cell>
          <table:table-cell table:number-columns-repeated="1012"/>
        </table:table-row>
        <table:table-row table:style-name="ro4">
          <table:table-cell table:number-columns-repeated="9"/>
          <table:table-cell table:style-name="ce44" office:value-type="float" office:value="131" calcext:value-type="float">
            <text:p>131</text:p>
          </table:table-cell>
          <table:table-cell table:style-name="ce44" office:value-type="float" office:value="-12.5" calcext:value-type="float">
            <text:p>-12.5</text:p>
          </table:table-cell>
          <table:table-cell table:style-name="ce44" office:value-type="float" office:value="20.9" calcext:value-type="float">
            <text:p>20.9</text:p>
          </table:table-cell>
          <table:table-cell table:number-columns-repeated="1012"/>
        </table:table-row>
        <table:table-row table:style-name="ro4">
          <table:table-cell table:number-columns-repeated="9"/>
          <table:table-cell table:style-name="ce44" office:value-type="float" office:value="132" calcext:value-type="float">
            <text:p>132</text:p>
          </table:table-cell>
          <table:table-cell table:style-name="ce44" office:value-type="float" office:value="-11.9" calcext:value-type="float">
            <text:p>-11.9</text:p>
          </table:table-cell>
          <table:table-cell table:style-name="ce44" office:value-type="float" office:value="20.6" calcext:value-type="float">
            <text:p>20.6</text:p>
          </table:table-cell>
          <table:table-cell table:number-columns-repeated="1012"/>
        </table:table-row>
        <table:table-row table:style-name="ro4">
          <table:table-cell table:number-columns-repeated="9"/>
          <table:table-cell table:style-name="ce44" office:value-type="float" office:value="133" calcext:value-type="float">
            <text:p>133</text:p>
          </table:table-cell>
          <table:table-cell table:style-name="ce44" office:value-type="float" office:value="-12.6" calcext:value-type="float">
            <text:p>-12.6</text:p>
          </table:table-cell>
          <table:table-cell table:style-name="ce44" office:value-type="float" office:value="18.5" calcext:value-type="float">
            <text:p>18.5</text:p>
          </table:table-cell>
          <table:table-cell table:number-columns-repeated="1012"/>
        </table:table-row>
        <table:table-row table:style-name="ro4">
          <table:table-cell table:number-columns-repeated="9"/>
          <table:table-cell table:style-name="ce44" office:value-type="float" office:value="134" calcext:value-type="float">
            <text:p>134</text:p>
          </table:table-cell>
          <table:table-cell table:style-name="ce44" office:value-type="float" office:value="-13.8" calcext:value-type="float">
            <text:p>-13.8</text:p>
          </table:table-cell>
          <table:table-cell table:style-name="ce44" office:value-type="float" office:value="18.5" calcext:value-type="float">
            <text:p>18.5</text:p>
          </table:table-cell>
          <table:table-cell table:number-columns-repeated="1012"/>
        </table:table-row>
        <table:table-row table:style-name="ro4">
          <table:table-cell table:number-columns-repeated="9"/>
          <table:table-cell table:style-name="ce44" office:value-type="float" office:value="135" calcext:value-type="float">
            <text:p>135</text:p>
          </table:table-cell>
          <table:table-cell table:style-name="ce44" office:value-type="float" office:value="-15" calcext:value-type="float">
            <text:p>-15</text:p>
          </table:table-cell>
          <table:table-cell table:style-name="ce44" office:value-type="float" office:value="19.7" calcext:value-type="float">
            <text:p>19.7</text:p>
          </table:table-cell>
          <table:table-cell table:number-columns-repeated="1012"/>
        </table:table-row>
        <table:table-row table:style-name="ro4">
          <table:table-cell table:number-columns-repeated="9"/>
          <table:table-cell table:style-name="ce44" office:value-type="float" office:value="136" calcext:value-type="float">
            <text:p>136</text:p>
          </table:table-cell>
          <table:table-cell table:style-name="ce44" office:value-type="float" office:value="-14.7" calcext:value-type="float">
            <text:p>-14.7</text:p>
          </table:table-cell>
          <table:table-cell table:style-name="ce44" office:value-type="float" office:value="18.4" calcext:value-type="float">
            <text:p>18.4</text:p>
          </table:table-cell>
          <table:table-cell table:number-columns-repeated="1012"/>
        </table:table-row>
        <table:table-row table:style-name="ro4">
          <table:table-cell table:number-columns-repeated="9"/>
          <table:table-cell table:style-name="ce44" office:value-type="float" office:value="137" calcext:value-type="float">
            <text:p>137</text:p>
          </table:table-cell>
          <table:table-cell table:style-name="ce44" office:value-type="float" office:value="-15.3" calcext:value-type="float">
            <text:p>-15.3</text:p>
          </table:table-cell>
          <table:table-cell table:style-name="ce44" office:value-type="float" office:value="17.2" calcext:value-type="float">
            <text:p>17.2</text:p>
          </table:table-cell>
          <table:table-cell table:number-columns-repeated="1012"/>
        </table:table-row>
        <table:table-row table:style-name="ro4">
          <table:table-cell table:number-columns-repeated="9"/>
          <table:table-cell table:style-name="ce44" office:value-type="float" office:value="138" calcext:value-type="float">
            <text:p>138</text:p>
          </table:table-cell>
          <table:table-cell table:style-name="ce44" office:value-type="float" office:value="-14.5" calcext:value-type="float">
            <text:p>-14.5</text:p>
          </table:table-cell>
          <table:table-cell table:style-name="ce44" office:value-type="float" office:value="18.2" calcext:value-type="float">
            <text:p>18.2</text:p>
          </table:table-cell>
          <table:table-cell table:number-columns-repeated="1012"/>
        </table:table-row>
        <table:table-row table:style-name="ro4">
          <table:table-cell table:number-columns-repeated="9"/>
          <table:table-cell table:style-name="ce44" office:value-type="float" office:value="139" calcext:value-type="float">
            <text:p>139</text:p>
          </table:table-cell>
          <table:table-cell table:style-name="ce44" office:value-type="float" office:value="-13" calcext:value-type="float">
            <text:p>-13</text:p>
          </table:table-cell>
          <table:table-cell table:style-name="ce44" office:value-type="float" office:value="20.2" calcext:value-type="float">
            <text:p>20.2</text:p>
          </table:table-cell>
          <table:table-cell table:number-columns-repeated="1012"/>
        </table:table-row>
        <table:table-row table:style-name="ro4">
          <table:table-cell table:number-columns-repeated="9"/>
          <table:table-cell table:style-name="ce44" office:value-type="float" office:value="140" calcext:value-type="float">
            <text:p>140</text:p>
          </table:table-cell>
          <table:table-cell table:style-name="ce44" office:value-type="float" office:value="-13.9" calcext:value-type="float">
            <text:p>-13.9</text:p>
          </table:table-cell>
          <table:table-cell table:style-name="ce44" office:value-type="float" office:value="19.5" calcext:value-type="float">
            <text:p>19.5</text:p>
          </table:table-cell>
          <table:table-cell table:number-columns-repeated="1012"/>
        </table:table-row>
        <table:table-row table:style-name="ro4">
          <table:table-cell table:number-columns-repeated="9"/>
          <table:table-cell table:style-name="ce44" office:value-type="float" office:value="141" calcext:value-type="float">
            <text:p>141</text:p>
          </table:table-cell>
          <table:table-cell table:style-name="ce44" office:value-type="float" office:value="-14.4" calcext:value-type="float">
            <text:p>-14.4</text:p>
          </table:table-cell>
          <table:table-cell table:style-name="ce44" office:value-type="float" office:value="20.6" calcext:value-type="float">
            <text:p>20.6</text:p>
          </table:table-cell>
          <table:table-cell table:number-columns-repeated="1012"/>
        </table:table-row>
        <table:table-row table:style-name="ro4">
          <table:table-cell table:number-columns-repeated="9"/>
          <table:table-cell table:style-name="ce44" office:value-type="float" office:value="142" calcext:value-type="float">
            <text:p>142</text:p>
          </table:table-cell>
          <table:table-cell table:style-name="ce44" office:value-type="float" office:value="-12.1" calcext:value-type="float">
            <text:p>-12.1</text:p>
          </table:table-cell>
          <table:table-cell table:style-name="ce44" office:value-type="float" office:value="21.8" calcext:value-type="float">
            <text:p>21.8</text:p>
          </table:table-cell>
          <table:table-cell table:number-columns-repeated="1012"/>
        </table:table-row>
        <table:table-row table:style-name="ro4">
          <table:table-cell table:number-columns-repeated="9"/>
          <table:table-cell table:style-name="ce44" office:value-type="float" office:value="143" calcext:value-type="float">
            <text:p>143</text:p>
          </table:table-cell>
          <table:table-cell table:style-name="ce44" office:value-type="float" office:value="-12.5" calcext:value-type="float">
            <text:p>-12.5</text:p>
          </table:table-cell>
          <table:table-cell table:style-name="ce44" office:value-type="float" office:value="20.6" calcext:value-type="float">
            <text:p>20.6</text:p>
          </table:table-cell>
          <table:table-cell table:number-columns-repeated="1012"/>
        </table:table-row>
        <table:table-row table:style-name="ro4">
          <table:table-cell table:number-columns-repeated="9"/>
          <table:table-cell table:style-name="ce44" office:value-type="float" office:value="144" calcext:value-type="float">
            <text:p>144</text:p>
          </table:table-cell>
          <table:table-cell table:style-name="ce44" office:value-type="float" office:value="-12.1" calcext:value-type="float">
            <text:p>-12.1</text:p>
          </table:table-cell>
          <table:table-cell table:style-name="ce44" office:value-type="float" office:value="20.6" calcext:value-type="float">
            <text:p>20.6</text:p>
          </table:table-cell>
          <table:table-cell table:number-columns-repeated="1012"/>
        </table:table-row>
        <table:table-row table:style-name="ro4">
          <table:table-cell table:number-columns-repeated="9"/>
          <table:table-cell table:style-name="ce44" office:value-type="float" office:value="145" calcext:value-type="float">
            <text:p>145</text:p>
          </table:table-cell>
          <table:table-cell table:style-name="ce44" office:value-type="float" office:value="-11.3" calcext:value-type="float">
            <text:p>-11.3</text:p>
          </table:table-cell>
          <table:table-cell table:style-name="ce44" office:value-type="float" office:value="22.5" calcext:value-type="float">
            <text:p>22.5</text:p>
          </table:table-cell>
          <table:table-cell table:number-columns-repeated="1012"/>
        </table:table-row>
        <table:table-row table:style-name="ro4">
          <table:table-cell table:number-columns-repeated="9"/>
          <table:table-cell table:style-name="ce44" office:value-type="float" office:value="146" calcext:value-type="float">
            <text:p>146</text:p>
          </table:table-cell>
          <table:table-cell table:style-name="ce44" office:value-type="float" office:value="-11.1" calcext:value-type="float">
            <text:p>-11.1</text:p>
          </table:table-cell>
          <table:table-cell table:style-name="ce44" office:value-type="float" office:value="22.5" calcext:value-type="float">
            <text:p>22.5</text:p>
          </table:table-cell>
          <table:table-cell table:number-columns-repeated="1012"/>
        </table:table-row>
        <table:table-row table:style-name="ro4">
          <table:table-cell table:number-columns-repeated="9"/>
          <table:table-cell table:style-name="ce44" office:value-type="float" office:value="147" calcext:value-type="float">
            <text:p>147</text:p>
          </table:table-cell>
          <table:table-cell table:style-name="ce44" office:value-type="float" office:value="-10.1" calcext:value-type="float">
            <text:p>-10.1</text:p>
          </table:table-cell>
          <table:table-cell table:style-name="ce44" office:value-type="float" office:value="23.8" calcext:value-type="float">
            <text:p>23.8</text:p>
          </table:table-cell>
          <table:table-cell table:number-columns-repeated="1012"/>
        </table:table-row>
        <table:table-row table:style-name="ro4">
          <table:table-cell table:number-columns-repeated="9"/>
          <table:table-cell table:style-name="ce44" office:value-type="float" office:value="148" calcext:value-type="float">
            <text:p>148</text:p>
          </table:table-cell>
          <table:table-cell table:style-name="ce44" office:value-type="float" office:value="-9" calcext:value-type="float">
            <text:p>-9</text:p>
          </table:table-cell>
          <table:table-cell table:style-name="ce44" office:value-type="float" office:value="24.5" calcext:value-type="float">
            <text:p>24.5</text:p>
          </table:table-cell>
          <table:table-cell table:number-columns-repeated="1012"/>
        </table:table-row>
        <table:table-row table:style-name="ro4">
          <table:table-cell table:number-columns-repeated="9"/>
          <table:table-cell table:style-name="ce44" office:value-type="float" office:value="149" calcext:value-type="float">
            <text:p>149</text:p>
          </table:table-cell>
          <table:table-cell table:style-name="ce44" office:value-type="float" office:value="-9" calcext:value-type="float">
            <text:p>-9</text:p>
          </table:table-cell>
          <table:table-cell table:style-name="ce44" office:value-type="float" office:value="24.5" calcext:value-type="float">
            <text:p>24.5</text:p>
          </table:table-cell>
          <table:table-cell table:number-columns-repeated="1012"/>
        </table:table-row>
        <table:table-row table:style-name="ro4">
          <table:table-cell table:number-columns-repeated="9"/>
          <table:table-cell table:style-name="ce44" office:value-type="float" office:value="150" calcext:value-type="float">
            <text:p>150</text:p>
          </table:table-cell>
          <table:table-cell table:style-name="ce44" office:value-type="float" office:value="-9.8" calcext:value-type="float">
            <text:p>-9.8</text:p>
          </table:table-cell>
          <table:table-cell table:style-name="ce44" office:value-type="float" office:value="24.2" calcext:value-type="float">
            <text:p>24.2</text:p>
          </table:table-cell>
          <table:table-cell table:number-columns-repeated="1012"/>
        </table:table-row>
        <table:table-row table:style-name="ro4">
          <table:table-cell table:number-columns-repeated="9"/>
          <table:table-cell table:style-name="ce44" office:value-type="float" office:value="151" calcext:value-type="float">
            <text:p>151</text:p>
          </table:table-cell>
          <table:table-cell table:style-name="ce44" office:value-type="float" office:value="-9.6" calcext:value-type="float">
            <text:p>-9.6</text:p>
          </table:table-cell>
          <table:table-cell table:style-name="ce44" office:value-type="float" office:value="22.4" calcext:value-type="float">
            <text:p>22.4</text:p>
          </table:table-cell>
          <table:table-cell table:number-columns-repeated="1012"/>
        </table:table-row>
        <table:table-row table:style-name="ro4">
          <table:table-cell table:number-columns-repeated="9"/>
          <table:table-cell table:style-name="ce44" office:value-type="float" office:value="152" calcext:value-type="float">
            <text:p>152</text:p>
          </table:table-cell>
          <table:table-cell table:style-name="ce44" office:value-type="float" office:value="-9.9" calcext:value-type="float">
            <text:p>-9.9</text:p>
          </table:table-cell>
          <table:table-cell table:style-name="ce44" office:value-type="float" office:value="22" calcext:value-type="float">
            <text:p>22</text:p>
          </table:table-cell>
          <table:table-cell table:number-columns-repeated="1012"/>
        </table:table-row>
        <table:table-row table:style-name="ro4">
          <table:table-cell table:number-columns-repeated="9"/>
          <table:table-cell table:style-name="ce44" office:value-type="float" office:value="153" calcext:value-type="float">
            <text:p>153</text:p>
          </table:table-cell>
          <table:table-cell table:style-name="ce44" office:value-type="float" office:value="-9.6" calcext:value-type="float">
            <text:p>-9.6</text:p>
          </table:table-cell>
          <table:table-cell table:style-name="ce44" office:value-type="float" office:value="21.1" calcext:value-type="float">
            <text:p>21.1</text:p>
          </table:table-cell>
          <table:table-cell table:number-columns-repeated="1012"/>
        </table:table-row>
        <table:table-row table:style-name="ro4">
          <table:table-cell table:number-columns-repeated="9"/>
          <table:table-cell table:style-name="ce44" office:value-type="float" office:value="154" calcext:value-type="float">
            <text:p>154</text:p>
          </table:table-cell>
          <table:table-cell table:style-name="ce44" office:value-type="float" office:value="-11.1" calcext:value-type="float">
            <text:p>-11.1</text:p>
          </table:table-cell>
          <table:table-cell table:style-name="ce44" office:value-type="float" office:value="22.3" calcext:value-type="float">
            <text:p>22.3</text:p>
          </table:table-cell>
          <table:table-cell table:number-columns-repeated="1012"/>
        </table:table-row>
        <table:table-row table:style-name="ro4">
          <table:table-cell table:number-columns-repeated="9"/>
          <table:table-cell table:style-name="ce44" office:value-type="float" office:value="155" calcext:value-type="float">
            <text:p>155</text:p>
          </table:table-cell>
          <table:table-cell table:style-name="ce44" office:value-type="float" office:value="-10.9" calcext:value-type="float">
            <text:p>-10.9</text:p>
          </table:table-cell>
          <table:table-cell table:style-name="ce44" office:value-type="float" office:value="21.8" calcext:value-type="float">
            <text:p>21.8</text:p>
          </table:table-cell>
          <table:table-cell table:number-columns-repeated="1012"/>
        </table:table-row>
        <table:table-row table:style-name="ro4">
          <table:table-cell table:number-columns-repeated="9"/>
          <table:table-cell table:style-name="ce44" office:value-type="float" office:value="156" calcext:value-type="float">
            <text:p>156</text:p>
          </table:table-cell>
          <table:table-cell table:style-name="ce44" office:value-type="float" office:value="-12.7" calcext:value-type="float">
            <text:p>-12.7</text:p>
          </table:table-cell>
          <table:table-cell table:style-name="ce44" office:value-type="float" office:value="19.2" calcext:value-type="float">
            <text:p>19.2</text:p>
          </table:table-cell>
          <table:table-cell table:number-columns-repeated="1012"/>
        </table:table-row>
        <table:table-row table:style-name="ro4">
          <table:table-cell table:number-columns-repeated="9"/>
          <table:table-cell table:style-name="ce44" office:value-type="float" office:value="157" calcext:value-type="float">
            <text:p>157</text:p>
          </table:table-cell>
          <table:table-cell table:style-name="ce44" office:value-type="float" office:value="-13.3" calcext:value-type="float">
            <text:p>-13.3</text:p>
          </table:table-cell>
          <table:table-cell table:style-name="ce44" office:value-type="float" office:value="20.8" calcext:value-type="float">
            <text:p>20.8</text:p>
          </table:table-cell>
          <table:table-cell table:number-columns-repeated="1012"/>
        </table:table-row>
        <table:table-row table:style-name="ro4">
          <table:table-cell table:number-columns-repeated="9"/>
          <table:table-cell table:style-name="ce44" office:value-type="float" office:value="158" calcext:value-type="float">
            <text:p>158</text:p>
          </table:table-cell>
          <table:table-cell table:style-name="ce44" office:value-type="float" office:value="-10.8" calcext:value-type="float">
            <text:p>-10.8</text:p>
          </table:table-cell>
          <table:table-cell table:style-name="ce44" office:value-type="float" office:value="23.2" calcext:value-type="float">
            <text:p>23.2</text:p>
          </table:table-cell>
          <table:table-cell table:number-columns-repeated="1012"/>
        </table:table-row>
        <table:table-row table:style-name="ro4">
          <table:table-cell table:number-columns-repeated="9"/>
          <table:table-cell table:style-name="ce44" office:value-type="float" office:value="159" calcext:value-type="float">
            <text:p>159</text:p>
          </table:table-cell>
          <table:table-cell table:style-name="ce44" office:value-type="float" office:value="-10.5" calcext:value-type="float">
            <text:p>-10.5</text:p>
          </table:table-cell>
          <table:table-cell table:style-name="ce44" office:value-type="float" office:value="23.6" calcext:value-type="float">
            <text:p>23.6</text:p>
          </table:table-cell>
          <table:table-cell table:number-columns-repeated="1012"/>
        </table:table-row>
        <table:table-row table:style-name="ro4">
          <table:table-cell table:number-columns-repeated="9"/>
          <table:table-cell table:style-name="ce44" office:value-type="float" office:value="160" calcext:value-type="float">
            <text:p>160</text:p>
          </table:table-cell>
          <table:table-cell table:style-name="ce44" office:value-type="float" office:value="-10.7" calcext:value-type="float">
            <text:p>-10.7</text:p>
          </table:table-cell>
          <table:table-cell table:style-name="ce44" office:value-type="float" office:value="20.8" calcext:value-type="float">
            <text:p>20.8</text:p>
          </table:table-cell>
          <table:table-cell table:number-columns-repeated="1012"/>
        </table:table-row>
        <table:table-row table:style-name="ro4">
          <table:table-cell table:number-columns-repeated="9"/>
          <table:table-cell table:style-name="ce44" office:value-type="float" office:value="161" calcext:value-type="float">
            <text:p>161</text:p>
          </table:table-cell>
          <table:table-cell table:style-name="ce44" office:value-type="float" office:value="-13.4" calcext:value-type="float">
            <text:p>-13.4</text:p>
          </table:table-cell>
          <table:table-cell table:style-name="ce44" office:value-type="float" office:value="20.1" calcext:value-type="float">
            <text:p>20.1</text:p>
          </table:table-cell>
          <table:table-cell table:number-columns-repeated="1012"/>
        </table:table-row>
        <table:table-row table:style-name="ro4">
          <table:table-cell table:number-columns-repeated="9"/>
          <table:table-cell table:style-name="ce44" office:value-type="float" office:value="162" calcext:value-type="float">
            <text:p>162</text:p>
          </table:table-cell>
          <table:table-cell table:style-name="ce44" office:value-type="float" office:value="-12.7" calcext:value-type="float">
            <text:p>-12.7</text:p>
          </table:table-cell>
          <table:table-cell table:style-name="ce44" office:value-type="float" office:value="21.2" calcext:value-type="float">
            <text:p>21.2</text:p>
          </table:table-cell>
          <table:table-cell table:number-columns-repeated="1012"/>
        </table:table-row>
        <table:table-row table:style-name="ro4">
          <table:table-cell table:number-columns-repeated="9"/>
          <table:table-cell table:style-name="ce44" office:value-type="float" office:value="163" calcext:value-type="float">
            <text:p>163</text:p>
          </table:table-cell>
          <table:table-cell table:style-name="ce44" office:value-type="float" office:value="-13.9" calcext:value-type="float">
            <text:p>-13.9</text:p>
          </table:table-cell>
          <table:table-cell table:style-name="ce44" office:value-type="float" office:value="21.1" calcext:value-type="float">
            <text:p>21.1</text:p>
          </table:table-cell>
          <table:table-cell table:number-columns-repeated="1012"/>
        </table:table-row>
        <table:table-row table:style-name="ro4">
          <table:table-cell table:number-columns-repeated="9"/>
          <table:table-cell table:style-name="ce44" office:value-type="float" office:value="164" calcext:value-type="float">
            <text:p>164</text:p>
          </table:table-cell>
          <table:table-cell table:style-name="ce44" office:value-type="float" office:value="-11" calcext:value-type="float">
            <text:p>-11</text:p>
          </table:table-cell>
          <table:table-cell table:style-name="ce44" office:value-type="float" office:value="23" calcext:value-type="float">
            <text:p>23</text:p>
          </table:table-cell>
          <table:table-cell table:number-columns-repeated="1012"/>
        </table:table-row>
        <table:table-row table:style-name="ro4">
          <table:table-cell table:number-columns-repeated="9"/>
          <table:table-cell table:style-name="ce44" office:value-type="float" office:value="165" calcext:value-type="float">
            <text:p>165</text:p>
          </table:table-cell>
          <table:table-cell table:style-name="ce44" office:value-type="float" office:value="-9.6" calcext:value-type="float">
            <text:p>-9.6</text:p>
          </table:table-cell>
          <table:table-cell table:style-name="ce44" office:value-type="float" office:value="24" calcext:value-type="float">
            <text:p>24</text:p>
          </table:table-cell>
          <table:table-cell table:number-columns-repeated="1012"/>
        </table:table-row>
        <table:table-row table:style-name="ro4">
          <table:table-cell table:number-columns-repeated="9"/>
          <table:table-cell table:style-name="ce44" office:value-type="float" office:value="166" calcext:value-type="float">
            <text:p>166</text:p>
          </table:table-cell>
          <table:table-cell table:style-name="ce44" office:value-type="float" office:value="-8" calcext:value-type="float">
            <text:p>-8</text:p>
          </table:table-cell>
          <table:table-cell table:style-name="ce44" office:value-type="float" office:value="23.5" calcext:value-type="float">
            <text:p>23.5</text:p>
          </table:table-cell>
          <table:table-cell table:number-columns-repeated="1012"/>
        </table:table-row>
        <table:table-row table:style-name="ro4">
          <table:table-cell table:number-columns-repeated="9"/>
          <table:table-cell table:style-name="ce44" office:value-type="float" office:value="167" calcext:value-type="float">
            <text:p>167</text:p>
          </table:table-cell>
          <table:table-cell table:style-name="ce44" office:value-type="float" office:value="-10.4" calcext:value-type="float">
            <text:p>-10.4</text:p>
          </table:table-cell>
          <table:table-cell table:style-name="ce44" office:value-type="float" office:value="22" calcext:value-type="float">
            <text:p>22</text:p>
          </table:table-cell>
          <table:table-cell table:number-columns-repeated="1012"/>
        </table:table-row>
        <table:table-row table:style-name="ro4">
          <table:table-cell table:number-columns-repeated="9"/>
          <table:table-cell table:style-name="ce44" office:value-type="float" office:value="168" calcext:value-type="float">
            <text:p>168</text:p>
          </table:table-cell>
          <table:table-cell table:style-name="ce44" office:value-type="float" office:value="-10.8" calcext:value-type="float">
            <text:p>-10.8</text:p>
          </table:table-cell>
          <table:table-cell table:style-name="ce44" office:value-type="float" office:value="22.4" calcext:value-type="float">
            <text:p>22.4</text:p>
          </table:table-cell>
          <table:table-cell table:number-columns-repeated="1012"/>
        </table:table-row>
        <table:table-row table:style-name="ro4">
          <table:table-cell/>
          <table:table-cell>
            <draw:frame table:end-cell-address="'Planting Maths'.I299" table:end-x="0.0752in" table:end-y="0.1039in" draw:z-index="3" draw:name="Chart 4" draw:style-name="gr1" draw:text-style-name="P1" svg:width="6.2496in" svg:height="3.8642in" svg:x="0.6457in" svg:y="0.1772in">
              <draw:object draw:notify-on-update-of-ranges="'Planting Maths'.K138:'Planting Maths'.K311" xlink:href="./Object 4" xlink:type="simple" xlink:show="embed" xlink:actuate="onLoad">
                <loext:p/>
              </draw:object>
              <draw:image xlink:href="./ObjectReplacements/Object 4" xlink:type="simple" xlink:show="embed" xlink:actuate="onLoad"/>
            </draw:frame>
          </table:table-cell>
          <table:table-cell table:number-columns-repeated="7"/>
          <table:table-cell table:style-name="ce44" office:value-type="float" office:value="169" calcext:value-type="float">
            <text:p>169</text:p>
          </table:table-cell>
          <table:table-cell table:style-name="ce44" office:value-type="float" office:value="-10" calcext:value-type="float">
            <text:p>-10</text:p>
          </table:table-cell>
          <table:table-cell table:style-name="ce44" office:value-type="float" office:value="24.4" calcext:value-type="float">
            <text:p>24.4</text:p>
          </table:table-cell>
          <table:table-cell table:number-columns-repeated="1012"/>
        </table:table-row>
        <table:table-row table:style-name="ro4">
          <table:table-cell table:number-columns-repeated="9"/>
          <table:table-cell table:style-name="ce44" office:value-type="float" office:value="170" calcext:value-type="float">
            <text:p>170</text:p>
          </table:table-cell>
          <table:table-cell table:style-name="ce44" office:value-type="float" office:value="-10" calcext:value-type="float">
            <text:p>-10</text:p>
          </table:table-cell>
          <table:table-cell table:style-name="ce44" office:value-type="float" office:value="21.8" calcext:value-type="float">
            <text:p>21.8</text:p>
          </table:table-cell>
          <table:table-cell table:number-columns-repeated="1012"/>
        </table:table-row>
        <table:table-row table:style-name="ro4">
          <table:table-cell table:number-columns-repeated="9"/>
          <table:table-cell table:style-name="ce44" office:value-type="float" office:value="171" calcext:value-type="float">
            <text:p>171</text:p>
          </table:table-cell>
          <table:table-cell table:style-name="ce44" office:value-type="float" office:value="-9.4" calcext:value-type="float">
            <text:p>-9.4</text:p>
          </table:table-cell>
          <table:table-cell table:style-name="ce44" office:value-type="float" office:value="23.7" calcext:value-type="float">
            <text:p>23.7</text:p>
          </table:table-cell>
          <table:table-cell table:number-columns-repeated="1012"/>
        </table:table-row>
        <table:table-row table:style-name="ro4">
          <table:table-cell table:number-columns-repeated="9"/>
          <table:table-cell table:style-name="ce44" office:value-type="float" office:value="172" calcext:value-type="float">
            <text:p>172</text:p>
          </table:table-cell>
          <table:table-cell table:style-name="ce44" office:value-type="float" office:value="-9.5" calcext:value-type="float">
            <text:p>-9.5</text:p>
          </table:table-cell>
          <table:table-cell table:style-name="ce44" office:value-type="float" office:value="24.8" calcext:value-type="float">
            <text:p>24.8</text:p>
          </table:table-cell>
          <table:table-cell table:number-columns-repeated="1012"/>
        </table:table-row>
        <table:table-row table:style-name="ro4">
          <table:table-cell table:number-columns-repeated="9"/>
          <table:table-cell table:style-name="ce44" office:value-type="float" office:value="173" calcext:value-type="float">
            <text:p>173</text:p>
          </table:table-cell>
          <table:table-cell table:style-name="ce44" office:value-type="float" office:value="-10.2" calcext:value-type="float">
            <text:p>-10.2</text:p>
          </table:table-cell>
          <table:table-cell table:style-name="ce44" office:value-type="float" office:value="24.1" calcext:value-type="float">
            <text:p>24.1</text:p>
          </table:table-cell>
          <table:table-cell table:number-columns-repeated="1012"/>
        </table:table-row>
        <table:table-row table:style-name="ro4">
          <table:table-cell table:number-columns-repeated="9"/>
          <table:table-cell table:style-name="ce44" office:value-type="float" office:value="174" calcext:value-type="float">
            <text:p>174</text:p>
          </table:table-cell>
          <table:table-cell table:style-name="ce44" office:value-type="float" office:value="-10.9" calcext:value-type="float">
            <text:p>-10.9</text:p>
          </table:table-cell>
          <table:table-cell table:style-name="ce44" office:value-type="float" office:value="23" calcext:value-type="float">
            <text:p>23</text:p>
          </table:table-cell>
          <table:table-cell table:number-columns-repeated="1012"/>
        </table:table-row>
        <table:table-row table:style-name="ro4">
          <table:table-cell table:number-columns-repeated="9"/>
          <table:table-cell table:style-name="ce44" office:value-type="float" office:value="175" calcext:value-type="float">
            <text:p>175</text:p>
          </table:table-cell>
          <table:table-cell table:style-name="ce44" office:value-type="float" office:value="-10.6" calcext:value-type="float">
            <text:p>-10.6</text:p>
          </table:table-cell>
          <table:table-cell table:style-name="ce44" office:value-type="float" office:value="22.5" calcext:value-type="float">
            <text:p>22.5</text:p>
          </table:table-cell>
          <table:table-cell table:number-columns-repeated="1012"/>
        </table:table-row>
        <table:table-row table:style-name="ro4">
          <table:table-cell table:number-columns-repeated="9"/>
          <table:table-cell table:style-name="ce44" office:value-type="float" office:value="176" calcext:value-type="float">
            <text:p>176</text:p>
          </table:table-cell>
          <table:table-cell table:style-name="ce44" office:value-type="float" office:value="-10.5" calcext:value-type="float">
            <text:p>-10.5</text:p>
          </table:table-cell>
          <table:table-cell table:style-name="ce44" office:value-type="float" office:value="21.8" calcext:value-type="float">
            <text:p>21.8</text:p>
          </table:table-cell>
          <table:table-cell table:number-columns-repeated="1012"/>
        </table:table-row>
        <table:table-row table:style-name="ro4">
          <table:table-cell table:number-columns-repeated="9"/>
          <table:table-cell table:style-name="ce44" office:value-type="float" office:value="177" calcext:value-type="float">
            <text:p>177</text:p>
          </table:table-cell>
          <table:table-cell table:style-name="ce44" office:value-type="float" office:value="-12.9" calcext:value-type="float">
            <text:p>-12.9</text:p>
          </table:table-cell>
          <table:table-cell table:style-name="ce44" office:value-type="float" office:value="19.4" calcext:value-type="float">
            <text:p>19.4</text:p>
          </table:table-cell>
          <table:table-cell table:number-columns-repeated="1012"/>
        </table:table-row>
        <table:table-row table:style-name="ro4">
          <table:table-cell table:number-columns-repeated="9"/>
          <table:table-cell table:style-name="ce44" office:value-type="float" office:value="178" calcext:value-type="float">
            <text:p>178</text:p>
          </table:table-cell>
          <table:table-cell table:style-name="ce44" office:value-type="float" office:value="-14.9" calcext:value-type="float">
            <text:p>-14.9</text:p>
          </table:table-cell>
          <table:table-cell table:style-name="ce44" office:value-type="float" office:value="18.6" calcext:value-type="float">
            <text:p>18.6</text:p>
          </table:table-cell>
          <table:table-cell table:number-columns-repeated="1012"/>
        </table:table-row>
        <table:table-row table:style-name="ro4">
          <table:table-cell table:number-columns-repeated="9"/>
          <table:table-cell table:style-name="ce44" office:value-type="float" office:value="179" calcext:value-type="float">
            <text:p>179</text:p>
          </table:table-cell>
          <table:table-cell table:style-name="ce44" office:value-type="float" office:value="-13.6" calcext:value-type="float">
            <text:p>-13.6</text:p>
          </table:table-cell>
          <table:table-cell table:style-name="ce44" office:value-type="float" office:value="19.8" calcext:value-type="float">
            <text:p>19.8</text:p>
          </table:table-cell>
          <table:table-cell table:number-columns-repeated="1012"/>
        </table:table-row>
        <table:table-row table:style-name="ro4">
          <table:table-cell table:number-columns-repeated="9"/>
          <table:table-cell table:style-name="ce44" office:value-type="float" office:value="180" calcext:value-type="float">
            <text:p>180</text:p>
          </table:table-cell>
          <table:table-cell table:style-name="ce44" office:value-type="float" office:value="-11.1" calcext:value-type="float">
            <text:p>-11.1</text:p>
          </table:table-cell>
          <table:table-cell table:style-name="ce44" office:value-type="float" office:value="21.3" calcext:value-type="float">
            <text:p>21.3</text:p>
          </table:table-cell>
          <table:table-cell table:number-columns-repeated="1012"/>
        </table:table-row>
        <table:table-row table:style-name="ro4">
          <table:table-cell table:number-columns-repeated="9"/>
          <table:table-cell table:style-name="ce44" office:value-type="float" office:value="181" calcext:value-type="float">
            <text:p>181</text:p>
          </table:table-cell>
          <table:table-cell table:style-name="ce44" office:value-type="float" office:value="-11.4" calcext:value-type="float">
            <text:p>-11.4</text:p>
          </table:table-cell>
          <table:table-cell table:style-name="ce44" office:value-type="float" office:value="21" calcext:value-type="float">
            <text:p>21</text:p>
          </table:table-cell>
          <table:table-cell table:number-columns-repeated="1012"/>
        </table:table-row>
        <table:table-row table:style-name="ro4">
          <table:table-cell table:number-columns-repeated="9"/>
          <table:table-cell table:style-name="ce44" office:value-type="float" office:value="182" calcext:value-type="float">
            <text:p>182</text:p>
          </table:table-cell>
          <table:table-cell table:style-name="ce44" office:value-type="float" office:value="-13.1" calcext:value-type="float">
            <text:p>-13.1</text:p>
          </table:table-cell>
          <table:table-cell table:style-name="ce44" office:value-type="float" office:value="20.4" calcext:value-type="float">
            <text:p>20.4</text:p>
          </table:table-cell>
          <table:table-cell table:number-columns-repeated="1012"/>
        </table:table-row>
        <table:table-row table:style-name="ro4">
          <table:table-cell table:number-columns-repeated="9"/>
          <table:table-cell table:style-name="ce44" office:value-type="float" office:value="183" calcext:value-type="float">
            <text:p>183</text:p>
          </table:table-cell>
          <table:table-cell table:style-name="ce44" office:value-type="float" office:value="-14.4" calcext:value-type="float">
            <text:p>-14.4</text:p>
          </table:table-cell>
          <table:table-cell table:style-name="ce44" office:value-type="float" office:value="18.7" calcext:value-type="float">
            <text:p>18.7</text:p>
          </table:table-cell>
          <table:table-cell table:number-columns-repeated="1012"/>
        </table:table-row>
        <table:table-row table:style-name="ro4">
          <table:table-cell table:number-columns-repeated="9"/>
          <table:table-cell table:style-name="ce44" office:value-type="float" office:value="184" calcext:value-type="float">
            <text:p>184</text:p>
          </table:table-cell>
          <table:table-cell table:style-name="ce44" office:value-type="float" office:value="-15.9" calcext:value-type="float">
            <text:p>-15.9</text:p>
          </table:table-cell>
          <table:table-cell table:style-name="ce44" office:value-type="float" office:value="16.2" calcext:value-type="float">
            <text:p>16.2</text:p>
          </table:table-cell>
          <table:table-cell table:number-columns-repeated="1012"/>
        </table:table-row>
        <table:table-row table:style-name="ro4">
          <table:table-cell table:number-columns-repeated="9"/>
          <table:table-cell table:style-name="ce44" office:value-type="float" office:value="185" calcext:value-type="float">
            <text:p>185</text:p>
          </table:table-cell>
          <table:table-cell table:style-name="ce44" office:value-type="float" office:value="-16" calcext:value-type="float">
            <text:p>-16</text:p>
          </table:table-cell>
          <table:table-cell table:style-name="ce44" office:value-type="float" office:value="19" calcext:value-type="float">
            <text:p>19</text:p>
          </table:table-cell>
          <table:table-cell table:number-columns-repeated="1012"/>
        </table:table-row>
        <table:table-row table:style-name="ro4">
          <table:table-cell table:number-columns-repeated="9"/>
          <table:table-cell table:style-name="ce44" office:value-type="float" office:value="186" calcext:value-type="float">
            <text:p>186</text:p>
          </table:table-cell>
          <table:table-cell table:style-name="ce44" office:value-type="float" office:value="-13.3" calcext:value-type="float">
            <text:p>-13.3</text:p>
          </table:table-cell>
          <table:table-cell table:style-name="ce44" office:value-type="float" office:value="19.2" calcext:value-type="float">
            <text:p>19.2</text:p>
          </table:table-cell>
          <table:table-cell table:number-columns-repeated="1012"/>
        </table:table-row>
        <table:table-row table:style-name="ro4">
          <table:table-cell table:number-columns-repeated="9"/>
          <table:table-cell table:style-name="ce44" office:value-type="float" office:value="187" calcext:value-type="float">
            <text:p>187</text:p>
          </table:table-cell>
          <table:table-cell table:style-name="ce44" office:value-type="float" office:value="-13.3" calcext:value-type="float">
            <text:p>-13.3</text:p>
          </table:table-cell>
          <table:table-cell table:style-name="ce44" office:value-type="float" office:value="21.2" calcext:value-type="float">
            <text:p>21.2</text:p>
          </table:table-cell>
          <table:table-cell table:number-columns-repeated="1012"/>
        </table:table-row>
        <table:table-row table:style-name="ro4">
          <table:table-cell table:number-columns-repeated="9"/>
          <table:table-cell table:style-name="ce44" office:value-type="float" office:value="188" calcext:value-type="float">
            <text:p>188</text:p>
          </table:table-cell>
          <table:table-cell table:style-name="ce44" office:value-type="float" office:value="-12" calcext:value-type="float">
            <text:p>-12</text:p>
          </table:table-cell>
          <table:table-cell table:style-name="ce44" office:value-type="float" office:value="21.1" calcext:value-type="float">
            <text:p>21.1</text:p>
          </table:table-cell>
          <table:table-cell table:number-columns-repeated="1012"/>
        </table:table-row>
        <table:table-row table:style-name="ro4">
          <table:table-cell table:number-columns-repeated="9"/>
          <table:table-cell table:style-name="ce44" office:value-type="float" office:value="189" calcext:value-type="float">
            <text:p>189</text:p>
          </table:table-cell>
          <table:table-cell table:style-name="ce44" office:value-type="float" office:value="-11.5" calcext:value-type="float">
            <text:p>-11.5</text:p>
          </table:table-cell>
          <table:table-cell table:style-name="ce44" office:value-type="float" office:value="22.6" calcext:value-type="float">
            <text:p>22.6</text:p>
          </table:table-cell>
          <table:table-cell table:number-columns-repeated="1012"/>
        </table:table-row>
        <table:table-row table:style-name="ro4">
          <table:table-cell table:number-columns-repeated="9"/>
          <table:table-cell table:style-name="ce44" office:value-type="float" office:value="190" calcext:value-type="float">
            <text:p>190</text:p>
          </table:table-cell>
          <table:table-cell table:style-name="ce44" office:value-type="float" office:value="-10.5" calcext:value-type="float">
            <text:p>-10.5</text:p>
          </table:table-cell>
          <table:table-cell table:style-name="ce44" office:value-type="float" office:value="24.2" calcext:value-type="float">
            <text:p>24.2</text:p>
          </table:table-cell>
          <table:table-cell table:number-columns-repeated="1012"/>
        </table:table-row>
        <table:table-row table:style-name="ro4">
          <table:table-cell table:number-columns-repeated="9"/>
          <table:table-cell table:style-name="ce44" office:value-type="float" office:value="191" calcext:value-type="float">
            <text:p>191</text:p>
          </table:table-cell>
          <table:table-cell table:style-name="ce44" office:value-type="float" office:value="-9.6" calcext:value-type="float">
            <text:p>-9.6</text:p>
          </table:table-cell>
          <table:table-cell table:style-name="ce44" office:value-type="float" office:value="22.9" calcext:value-type="float">
            <text:p>22.9</text:p>
          </table:table-cell>
          <table:table-cell table:number-columns-repeated="1012"/>
        </table:table-row>
        <table:table-row table:style-name="ro4">
          <table:table-cell table:number-columns-repeated="9"/>
          <table:table-cell table:style-name="ce44" office:value-type="float" office:value="192" calcext:value-type="float">
            <text:p>192</text:p>
          </table:table-cell>
          <table:table-cell table:style-name="ce44" office:value-type="float" office:value="-10.7" calcext:value-type="float">
            <text:p>-10.7</text:p>
          </table:table-cell>
          <table:table-cell table:style-name="ce44" office:value-type="float" office:value="22.6" calcext:value-type="float">
            <text:p>22.6</text:p>
          </table:table-cell>
          <table:table-cell table:number-columns-repeated="1012"/>
        </table:table-row>
        <table:table-row table:style-name="ro4">
          <table:table-cell table:number-columns-repeated="9"/>
          <table:table-cell table:style-name="ce44" office:value-type="float" office:value="193" calcext:value-type="float">
            <text:p>193</text:p>
          </table:table-cell>
          <table:table-cell table:style-name="ce44" office:value-type="float" office:value="-10.5" calcext:value-type="float">
            <text:p>-10.5</text:p>
          </table:table-cell>
          <table:table-cell table:style-name="ce44" office:value-type="float" office:value="22.5" calcext:value-type="float">
            <text:p>22.5</text:p>
          </table:table-cell>
          <table:table-cell table:number-columns-repeated="1012"/>
        </table:table-row>
        <table:table-row table:style-name="ro4">
          <table:table-cell table:number-columns-repeated="9"/>
          <table:table-cell table:style-name="ce44" office:value-type="float" office:value="194" calcext:value-type="float">
            <text:p>194</text:p>
          </table:table-cell>
          <table:table-cell table:style-name="ce44" office:value-type="float" office:value="-10.8" calcext:value-type="float">
            <text:p>-10.8</text:p>
          </table:table-cell>
          <table:table-cell table:style-name="ce44" office:value-type="float" office:value="20.3" calcext:value-type="float">
            <text:p>20.3</text:p>
          </table:table-cell>
          <table:table-cell table:number-columns-repeated="1012"/>
        </table:table-row>
        <table:table-row table:style-name="ro4">
          <table:table-cell table:number-columns-repeated="9"/>
          <table:table-cell table:style-name="ce44" office:value-type="float" office:value="195" calcext:value-type="float">
            <text:p>195</text:p>
          </table:table-cell>
          <table:table-cell table:style-name="ce44" office:value-type="float" office:value="-11.3" calcext:value-type="float">
            <text:p>-11.3</text:p>
          </table:table-cell>
          <table:table-cell table:style-name="ce44" office:value-type="float" office:value="22.4" calcext:value-type="float">
            <text:p>22.4</text:p>
          </table:table-cell>
          <table:table-cell table:number-columns-repeated="1012"/>
        </table:table-row>
        <table:table-row table:style-name="ro4">
          <table:table-cell table:number-columns-repeated="9"/>
          <table:table-cell table:style-name="ce44" office:value-type="float" office:value="196" calcext:value-type="float">
            <text:p>196</text:p>
          </table:table-cell>
          <table:table-cell table:style-name="ce44" office:value-type="float" office:value="-11" calcext:value-type="float">
            <text:p>-11</text:p>
          </table:table-cell>
          <table:table-cell table:style-name="ce44" office:value-type="float" office:value="22.2" calcext:value-type="float">
            <text:p>22.2</text:p>
          </table:table-cell>
          <table:table-cell table:number-columns-repeated="1012"/>
        </table:table-row>
        <table:table-row table:style-name="ro4">
          <table:table-cell table:number-columns-repeated="9"/>
          <table:table-cell table:style-name="ce44" office:value-type="float" office:value="197" calcext:value-type="float">
            <text:p>197</text:p>
          </table:table-cell>
          <table:table-cell table:style-name="ce44" office:value-type="float" office:value="-12.8" calcext:value-type="float">
            <text:p>-12.8</text:p>
          </table:table-cell>
          <table:table-cell table:style-name="ce44" office:value-type="float" office:value="19.2" calcext:value-type="float">
            <text:p>19.2</text:p>
          </table:table-cell>
          <table:table-cell table:number-columns-repeated="1012"/>
        </table:table-row>
        <table:table-row table:style-name="ro4">
          <table:table-cell table:number-columns-repeated="9"/>
          <table:table-cell table:style-name="ce44" office:value-type="float" office:value="198" calcext:value-type="float">
            <text:p>198</text:p>
          </table:table-cell>
          <table:table-cell table:style-name="ce44" office:value-type="float" office:value="-12.3" calcext:value-type="float">
            <text:p>-12.3</text:p>
          </table:table-cell>
          <table:table-cell table:style-name="ce44" office:value-type="float" office:value="20.2" calcext:value-type="float">
            <text:p>20.2</text:p>
          </table:table-cell>
          <table:table-cell table:number-columns-repeated="1012"/>
        </table:table-row>
        <table:table-row table:style-name="ro4">
          <table:table-cell table:number-columns-repeated="9"/>
          <table:table-cell table:style-name="ce44" office:value-type="float" office:value="199" calcext:value-type="float">
            <text:p>199</text:p>
          </table:table-cell>
          <table:table-cell table:style-name="ce44" office:value-type="float" office:value="-12" calcext:value-type="float">
            <text:p>-12</text:p>
          </table:table-cell>
          <table:table-cell table:style-name="ce44" office:value-type="float" office:value="21.5" calcext:value-type="float">
            <text:p>21.5</text:p>
          </table:table-cell>
          <table:table-cell table:number-columns-repeated="1012"/>
        </table:table-row>
        <table:table-row table:style-name="ro4">
          <table:table-cell table:number-columns-repeated="10"/>
          <table:table-cell table:style-name="ce50" table:formula="of:=MAX([.K138:.K311])-MIN([.K138:.K311])" office:value-type="float" office:value="10.6" calcext:value-type="float">
            <text:p>10.6</text:p>
          </table:table-cell>
          <table:table-cell table:style-name="ce50" table:formula="of:=MAX([.L138:.L311])-MIN([.L138:.L311])" office:value-type="float" office:value="10.4" calcext:value-type="float">
            <text:p>10.4</text:p>
          </table:table-cell>
          <table:table-cell table:number-columns-repeated="1012"/>
        </table:table-row>
        <table:table-row table:style-name="ro3" table:number-rows-repeated="1048263">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ting Calc'.A25:'Planting Calc'.A25" table:contains-header="false"/>
        <table:database-range table:name="__Anonymous_Sheet_DB__1" table:target-range-address="'Crop Data'.A1:'Crop Data'.R5" table:orientation="column">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quot;Aptos Narrow&quot;" svg:font-family="'&quot;Aptos Narrow&quot;'"/>
    <style:font-face style:name="Arial" svg:font-family="Arial"/>
    <style:font-face style:name="Arial,sans-serif" svg:font-family="'Arial,sans-serif'"/>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vg:font-family="'Noto San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gallant12x22" svg:font-family="gallant12x22" style:font-pitch="fixed"/>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number-style style:name="N1">
      <number:number number:decimal-places="0" number:min-decimal-places="0" number:min-integer-digits="1"/>
    </number:number-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time-style style:name="N133">
      <number:hours/>
      <number:text>:</number:text>
      <number:minutes number:style="long"/>
    </number:time-style>
    <number:date-style style:name="N134">
      <number:month number:textual="true"/>
      <number:text> </number:text>
      <number:day/>
    </number:date-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table-cell-properties fo:background-color="#e06666"/>
      <style:text-properties fo:color="#e06666"/>
    </style:style>
    <style:style style:name="ConditionalStyle_5f_2" style:display-name="ConditionalStyle_2" style:family="table-cell" style:parent-style-name="Default">
      <style:table-cell-properties fo:background-color="#6fa8dc"/>
      <style:text-properties fo:color="#6fa8dc"/>
    </style:style>
    <style:style style:name="ConditionalStyle_5f_3" style:display-name="ConditionalStyle_3" style:family="table-cell" style:parent-style-name="Default" style:data-style-name="N1">
      <style:table-cell-properties fo:background-color="#afd095" fo:border="none" style:rotation-align="none"/>
      <style:text-properties fo:color="#afd095" style:text-outline="false" style:text-line-through-style="none" style:text-line-through-type="none" style:font-name="gallant12x22" fo:font-family="gallant12x22" style:font-pitch="fixed" fo:font-size="11pt" fo:font-style="normal" fo:text-shadow="none" style:text-underline-style="none" fo:font-weight="500" style:font-size-asian="11pt" style:font-style-asian="normal" style:font-weight-asian="normal" style:font-name-complex="Arial" style:font-family-complex="Arial" style:font-size-complex="11pt" style:font-style-complex="normal" style:font-weight-complex="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08">00/00/0000</text:date>, <text:time style:data-style-name="N2" text:time-value="16:31:46.43525643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Planting_20_Calc" style:display-name="PageStyle_Planting Calc" style:page-layout-name="Mpm3">
      <style:header style:display="false"/>
      <style:header-left style:display="false"/>
      <style:header-first style:display="false"/>
      <style:footer style:display="false"/>
      <style:footer-left style:display="false"/>
      <style:footer-first style:display="false"/>
    </style:master-page>
    <style:master-page style:name="PageStyle_5f_Crop_20_Data" style:display-name="PageStyle_Crop Data" style:page-layout-name="Mpm3">
      <style:header style:display="false"/>
      <style:header-left style:display="false"/>
      <style:header-first style:display="false"/>
      <style:footer style:display="false"/>
      <style:footer-left style:display="false"/>
      <style:footer-first style:display="false"/>
    </style:master-page>
    <style:master-page style:name="PageStyle_5f_Planting_20_Maths" style:display-name="PageStyle_Planting Math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6.2.1.2$Linux_X86_64 LibreOffice_project/620$Build-2</meta:generator>
    <dc:date>2026-04-08T18:13:03.367417493</dc:date>
    <meta:editing-duration>PT10M1S</meta:editing-duration>
    <meta:editing-cycles>1</meta:editing-cycles>
    <meta:document-statistic meta:table-count="3" meta:cell-count="4204" meta:object-count="4"/>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6" style:family="chart">
      <style:graphic-properties svg:stroke-width="0.018cm" svg:stroke-color="#b7b7b7"/>
    </style:style>
    <style:style style:name="ch7" style:family="chart" style:data-style-name="N0">
      <style:chart-properties chart:symbol-type="none" chart:link-data-style-to-source="true"/>
      <style:graphic-properties svg:stroke-width="0.053cm" svg:stroke-color="#4285f4" draw:fill-color="#4285f4"/>
      <style:text-properties fo:font-size="10pt" style:font-size-asian="10pt" style:font-size-complex="10pt"/>
    </style:style>
    <style:style style:name="ch8" style:family="chart" style:data-style-name="N0">
      <style:chart-properties chart:symbol-type="none" chart:link-data-style-to-source="true"/>
      <style:graphic-properties svg:stroke-width="0.053cm" svg:stroke-color="#ea4335" draw:fill-color="#ea4335"/>
      <style:text-properties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5.875cm" svg:height="7.726cm" xlink:href=".." xlink:type="simple" chart:class="chart:line" chart:style-name="ch1">
        <chart:legend chart:legend-position="end" svg:x="14.148cm" svg:y="3.315cm" style:legend-expansion="high" chart:style-name="ch2"/>
        <chart:plot-area chart:style-name="ch3" svg:x="0.317cm" svg:y="0.154cm" svg:width="13.514cm" svg:height="7.418cm">
          <chart:coordinate-region svg:x="0.915cm" svg:y="0.353cm" svg:width="12.916cm" svg:height="7.02cm"/>
          <chart:axis chart:dimension="x" chart:name="primary-x" chart:style-name="ch4"/>
          <chart:axis chart:dimension="y" chart:name="primary-y" chart:style-name="ch5">
            <chart:grid chart:style-name="ch6" chart:class="major"/>
          </chart:axis>
          <chart:series chart:style-name="ch7" chart:values-cell-range-address="'Planting Maths'.G17:'Planting Maths'.G124" chart:label-cell-address="'Planting Maths'.G16:'Planting Maths'.G16" chart:class="chart:line">
            <chart:data-point chart:repeated="108"/>
          </chart:series>
          <chart:series chart:style-name="ch8" chart:values-cell-range-address="'Planting Maths'.H17:'Planting Maths'.H124" chart:label-cell-address="'Planting Maths'.H16:'Planting Maths'.H16" chart:class="chart:line">
            <chart:data-point chart:repeated="10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4</text:p>
                <draw:g>
                  <svg:desc>'Planting Maths'.G16:'Planting Maths'.G16</svg:desc>
                </draw:g>
              </table:table-cell>
              <table:table-cell office:value-type="string">
                <text:p>16</text:p>
                <draw:g>
                  <svg:desc>'Planting Maths'.H16:'Planting Maths'.H16</svg:desc>
                </draw:g>
              </table:table-cell>
            </table:table-row>
          </table:table-header-rows>
          <table:table-rows>
            <table:table-row>
              <table:table-cell office:value-type="string">
                <text:p>1</text:p>
              </table:table-cell>
              <table:table-cell office:value-type="float" office:value="-16.9698879315256">
                <text:p>-16.9698879315256</text:p>
                <draw:g>
                  <svg:desc>'Planting Maths'.G17:'Planting Maths'.G124</svg:desc>
                </draw:g>
              </table:table-cell>
              <table:table-cell office:value-type="float" office:value="-9.36988793152557">
                <text:p>-9.36988793152557</text:p>
                <draw:g>
                  <svg:desc>'Planting Maths'.H17:'Planting Maths'.H124</svg:desc>
                </draw:g>
              </table:table-cell>
            </table:table-row>
            <table:table-row>
              <table:table-cell office:value-type="string">
                <text:p>2</text:p>
              </table:table-cell>
              <table:table-cell office:value-type="float" office:value="-17.0199486362527">
                <text:p>-17.0199486362527</text:p>
              </table:table-cell>
              <table:table-cell office:value-type="float" office:value="-9.41994863625273">
                <text:p>-9.41994863625273</text:p>
              </table:table-cell>
            </table:table-row>
            <table:table-row>
              <table:table-cell office:value-type="string">
                <text:p>3</text:p>
              </table:table-cell>
              <table:table-cell office:value-type="float" office:value="-17.0433211420547">
                <text:p>-17.0433211420547</text:p>
              </table:table-cell>
              <table:table-cell office:value-type="float" office:value="-9.44332114205469">
                <text:p>-9.44332114205469</text:p>
              </table:table-cell>
            </table:table-row>
            <table:table-row>
              <table:table-cell office:value-type="string">
                <text:p>4</text:p>
              </table:table-cell>
              <table:table-cell office:value-type="float" office:value="-17.0497455745208">
                <text:p>-17.0497455745208</text:p>
              </table:table-cell>
              <table:table-cell office:value-type="float" office:value="-9.44974557452083">
                <text:p>-9.44974557452083</text:p>
              </table:table-cell>
            </table:table-row>
            <table:table-row>
              <table:table-cell office:value-type="string">
                <text:p>5</text:p>
              </table:table-cell>
              <table:table-cell office:value-type="float" office:value="-17.0497455745208">
                <text:p>-17.0497455745208</text:p>
              </table:table-cell>
              <table:table-cell office:value-type="float" office:value="-9.44974557452083">
                <text:p>-9.44974557452083</text:p>
              </table:table-cell>
            </table:table-row>
            <table:table-row>
              <table:table-cell office:value-type="string">
                <text:p>6</text:p>
              </table:table-cell>
              <table:table-cell office:value-type="float" office:value="-17.0433211420547">
                <text:p>-17.0433211420547</text:p>
              </table:table-cell>
              <table:table-cell office:value-type="float" office:value="-9.44332114205469">
                <text:p>-9.44332114205469</text:p>
              </table:table-cell>
            </table:table-row>
            <table:table-row>
              <table:table-cell office:value-type="string">
                <text:p>7</text:p>
              </table:table-cell>
              <table:table-cell office:value-type="float" office:value="-17.0199486362527">
                <text:p>-17.0199486362527</text:p>
              </table:table-cell>
              <table:table-cell office:value-type="float" office:value="-9.41994863625273">
                <text:p>-9.41994863625273</text:p>
              </table:table-cell>
            </table:table-row>
            <table:table-row>
              <table:table-cell office:value-type="string">
                <text:p>8</text:p>
              </table:table-cell>
              <table:table-cell office:value-type="float" office:value="-16.9698879315256">
                <text:p>-16.9698879315256</text:p>
              </table:table-cell>
              <table:table-cell office:value-type="float" office:value="-9.36988793152557">
                <text:p>-9.36988793152557</text:p>
              </table:table-cell>
            </table:table-row>
            <table:table-row>
              <table:table-cell office:value-type="string">
                <text:p>9</text:p>
              </table:table-cell>
              <table:table-cell office:value-type="float" office:value="-16.8846474729938">
                <text:p>-16.8846474729938</text:p>
              </table:table-cell>
              <table:table-cell office:value-type="float" office:value="-9.28464747299383">
                <text:p>-9.28464747299383</text:p>
              </table:table-cell>
            </table:table-row>
            <table:table-row>
              <table:table-cell office:value-type="string">
                <text:p>10</text:p>
              </table:table-cell>
              <table:table-cell office:value-type="float" office:value="-16.7569333144182">
                <text:p>-16.7569333144182</text:p>
              </table:table-cell>
              <table:table-cell office:value-type="float" office:value="-9.15693331441824">
                <text:p>-9.15693331441824</text:p>
              </table:table-cell>
            </table:table-row>
            <table:table-row>
              <table:table-cell office:value-type="string">
                <text:p>11</text:p>
              </table:table-cell>
              <table:table-cell office:value-type="float" office:value="-16.5805981561299">
                <text:p>-16.5805981561299</text:p>
              </table:table-cell>
              <table:table-cell office:value-type="float" office:value="-8.98059815612992">
                <text:p>-8.98059815612992</text:p>
              </table:table-cell>
            </table:table-row>
            <table:table-row>
              <table:table-cell office:value-type="string">
                <text:p>12</text:p>
              </table:table-cell>
              <table:table-cell office:value-type="float" office:value="-16.3505903829605">
                <text:p>-16.3505903829605</text:p>
              </table:table-cell>
              <table:table-cell office:value-type="float" office:value="-8.75059038296055">
                <text:p>-8.75059038296055</text:p>
              </table:table-cell>
            </table:table-row>
            <table:table-row>
              <table:table-cell office:value-type="string">
                <text:p>13</text:p>
              </table:table-cell>
              <table:table-cell office:value-type="float" office:value="-16.0629031021726">
                <text:p>-16.0629031021726</text:p>
              </table:table-cell>
              <table:table-cell office:value-type="float" office:value="-8.46290310217259">
                <text:p>-8.46290310217259</text:p>
              </table:table-cell>
            </table:table-row>
            <table:table-row>
              <table:table-cell office:value-type="string">
                <text:p>14</text:p>
              </table:table-cell>
              <table:table-cell office:value-type="float" office:value="-15.7145231813895">
                <text:p>-15.7145231813895</text:p>
              </table:table-cell>
              <table:table-cell office:value-type="float" office:value="-8.11452318138947">
                <text:p>-8.11452318138947</text:p>
              </table:table-cell>
            </table:table-row>
            <table:table-row>
              <table:table-cell office:value-type="string">
                <text:p>15</text:p>
              </table:table-cell>
              <table:table-cell office:value-type="float" office:value="-15.3033802865258">
                <text:p>-15.3033802865258</text:p>
              </table:table-cell>
              <table:table-cell office:value-type="float" office:value="-7.70338028652581">
                <text:p>-7.70338028652581</text:p>
              </table:table-cell>
            </table:table-row>
            <table:table-row>
              <table:table-cell office:value-type="string">
                <text:p>16</text:p>
              </table:table-cell>
              <table:table-cell office:value-type="float" office:value="-14.8282959197176">
                <text:p>-14.8282959197176</text:p>
              </table:table-cell>
              <table:table-cell office:value-type="float" office:value="-7.22829591971764">
                <text:p>-7.22829591971764</text:p>
              </table:table-cell>
            </table:table-row>
            <table:table-row>
              <table:table-cell office:value-type="string">
                <text:p>17</text:p>
              </table:table-cell>
              <table:table-cell office:value-type="float" office:value="-14.2889324572526">
                <text:p>-14.2889324572526</text:p>
              </table:table-cell>
              <table:table-cell office:value-type="float" office:value="-6.68893245725256">
                <text:p>-6.68893245725256</text:p>
              </table:table-cell>
            </table:table-row>
            <table:table-row>
              <table:table-cell office:value-type="string">
                <text:p>18</text:p>
              </table:table-cell>
              <table:table-cell office:value-type="float" office:value="-13.6857421875">
                <text:p>-13.6857421875</text:p>
              </table:table-cell>
              <table:table-cell office:value-type="float" office:value="-6.0857421875">
                <text:p>-6.0857421875</text:p>
              </table:table-cell>
            </table:table-row>
            <table:table-row>
              <table:table-cell office:value-type="string">
                <text:p>19</text:p>
              </table:table-cell>
              <table:table-cell office:value-type="float" office:value="-13.0199163488414">
                <text:p>-13.0199163488414</text:p>
              </table:table-cell>
              <table:table-cell office:value-type="float" office:value="-5.4199163488414">
                <text:p>-5.4199163488414</text:p>
              </table:table-cell>
            </table:table-row>
            <table:table-row>
              <table:table-cell office:value-type="string">
                <text:p>20</text:p>
              </table:table-cell>
              <table:table-cell office:value-type="float" office:value="-12.2933341676004">
                <text:p>-12.2933341676004</text:p>
              </table:table-cell>
              <table:table-cell office:value-type="float" office:value="-4.69333416760038">
                <text:p>-4.69333416760038</text:p>
              </table:table-cell>
            </table:table-row>
            <table:table-row>
              <table:table-cell office:value-type="string">
                <text:p>21</text:p>
              </table:table-cell>
              <table:table-cell office:value-type="float" office:value="-11.5085118959731">
                <text:p>-11.5085118959731</text:p>
              </table:table-cell>
              <table:table-cell office:value-type="float" office:value="-3.90851189597306">
                <text:p>-3.90851189597306</text:p>
              </table:table-cell>
            </table:table-row>
            <table:table-row>
              <table:table-cell office:value-type="string">
                <text:p>22</text:p>
              </table:table-cell>
              <table:table-cell office:value-type="float" office:value="-10.6685518499581">
                <text:p>-10.6685518499581</text:p>
              </table:table-cell>
              <table:table-cell office:value-type="float" office:value="-3.0685518499581">
                <text:p>-3.0685518499581</text:p>
              </table:table-cell>
            </table:table-row>
            <table:table-row>
              <table:table-cell office:value-type="string">
                <text:p>23</text:p>
              </table:table-cell>
              <table:table-cell office:value-type="float" office:value="-9.77709144728705">
                <text:p>-9.77709144728705</text:p>
              </table:table-cell>
              <table:table-cell office:value-type="float" office:value="-2.17709144728705">
                <text:p>-2.17709144728705</text:p>
              </table:table-cell>
            </table:table-row>
            <table:table-row>
              <table:table-cell office:value-type="string">
                <text:p>24</text:p>
              </table:table-cell>
              <table:table-cell office:value-type="float" office:value="-8.8382522453545">
                <text:p>-8.8382522453545</text:p>
              </table:table-cell>
              <table:table-cell office:value-type="float" office:value="-1.2382522453545">
                <text:p>-1.2382522453545</text:p>
              </table:table-cell>
            </table:table-row>
            <table:table-row>
              <table:table-cell office:value-type="string">
                <text:p>25</text:p>
              </table:table-cell>
              <table:table-cell office:value-type="float" office:value="-7.85658897914828">
                <text:p>-7.85658897914828</text:p>
              </table:table-cell>
              <table:table-cell office:value-type="float" office:value="-0.256588979148281">
                <text:p>-0.256588979148281</text:p>
              </table:table-cell>
            </table:table-row>
            <table:table-row>
              <table:table-cell office:value-type="string">
                <text:p>26</text:p>
              </table:table-cell>
              <table:table-cell office:value-type="float" office:value="-6.83703859917964">
                <text:p>-6.83703859917964</text:p>
              </table:table-cell>
              <table:table-cell office:value-type="float" office:value="0.76296140082036">
                <text:p>0.76296140082036</text:p>
              </table:table-cell>
            </table:table-row>
            <table:table-row>
              <table:table-cell office:value-type="string">
                <text:p>27</text:p>
              </table:table-cell>
              <table:table-cell office:value-type="float" office:value="-5.78486930941357">
                <text:p>-5.78486930941357</text:p>
              </table:table-cell>
              <table:table-cell office:value-type="float" office:value="1.81513069058644">
                <text:p>1.81513069058644</text:p>
              </table:table-cell>
            </table:table-row>
            <table:table-row>
              <table:table-cell office:value-type="string">
                <text:p>28</text:p>
              </table:table-cell>
              <table:table-cell office:value-type="float" office:value="-4.70562960519888">
                <text:p>-4.70562960519888</text:p>
              </table:table-cell>
              <table:table-cell office:value-type="float" office:value="2.89437039480112">
                <text:p>2.89437039480112</text:p>
              </table:table-cell>
            </table:table-row>
            <table:table-row>
              <table:table-cell office:value-type="string">
                <text:p>29</text:p>
              </table:table-cell>
              <table:table-cell office:value-type="float" office:value="-3.60509731119839">
                <text:p>-3.60509731119839</text:p>
              </table:table-cell>
              <table:table-cell office:value-type="float" office:value="3.99490268880161">
                <text:p>3.99490268880161</text:p>
              </table:table-cell>
            </table:table-row>
            <table:table-row>
              <table:table-cell office:value-type="string">
                <text:p>30</text:p>
              </table:table-cell>
              <table:table-cell office:value-type="float" office:value="-2.48922861931935">
                <text:p>-2.48922861931935</text:p>
              </table:table-cell>
              <table:table-cell office:value-type="float" office:value="5.11077138068065">
                <text:p>5.11077138068065</text:p>
              </table:table-cell>
            </table:table-row>
            <table:table-row>
              <table:table-cell office:value-type="string">
                <text:p>31</text:p>
              </table:table-cell>
              <table:table-cell office:value-type="float" office:value="-1.36410712664332">
                <text:p>-1.36410712664332</text:p>
              </table:table-cell>
              <table:table-cell office:value-type="float" office:value="6.23589287335668">
                <text:p>6.23589287335668</text:p>
              </table:table-cell>
            </table:table-row>
            <table:table-row>
              <table:table-cell office:value-type="string">
                <text:p>32</text:p>
              </table:table-cell>
              <table:table-cell office:value-type="float" office:value="-0.235892873356678">
                <text:p>-0.235892873356678</text:p>
              </table:table-cell>
              <table:table-cell office:value-type="float" office:value="7.36410712664332">
                <text:p>7.36410712664332</text:p>
              </table:table-cell>
            </table:table-row>
            <table:table-row>
              <table:table-cell office:value-type="string">
                <text:p>33</text:p>
              </table:table-cell>
              <table:table-cell office:value-type="float" office:value="0.889228619319344">
                <text:p>0.889228619319344</text:p>
              </table:table-cell>
              <table:table-cell office:value-type="float" office:value="8.48922861931935">
                <text:p>8.48922861931935</text:p>
              </table:table-cell>
            </table:table-row>
            <table:table-row>
              <table:table-cell office:value-type="string">
                <text:p>34</text:p>
              </table:table-cell>
              <table:table-cell office:value-type="float" office:value="2.00509731119839">
                <text:p>2.00509731119839</text:p>
              </table:table-cell>
              <table:table-cell office:value-type="float" office:value="9.60509731119839">
                <text:p>9.60509731119839</text:p>
              </table:table-cell>
            </table:table-row>
            <table:table-row>
              <table:table-cell office:value-type="string">
                <text:p>35</text:p>
              </table:table-cell>
              <table:table-cell office:value-type="float" office:value="3.10562960519888">
                <text:p>3.10562960519888</text:p>
              </table:table-cell>
              <table:table-cell office:value-type="float" office:value="10.7056296051989">
                <text:p>10.7056296051989</text:p>
              </table:table-cell>
            </table:table-row>
            <table:table-row>
              <table:table-cell office:value-type="string">
                <text:p>36</text:p>
              </table:table-cell>
              <table:table-cell office:value-type="float" office:value="4.1848693094136">
                <text:p>4.1848693094136</text:p>
              </table:table-cell>
              <table:table-cell office:value-type="float" office:value="11.7848693094136">
                <text:p>11.7848693094136</text:p>
              </table:table-cell>
            </table:table-row>
            <table:table-row>
              <table:table-cell office:value-type="string">
                <text:p>37</text:p>
              </table:table-cell>
              <table:table-cell office:value-type="float" office:value="5.23703859917967">
                <text:p>5.23703859917967</text:p>
              </table:table-cell>
              <table:table-cell office:value-type="float" office:value="12.8370385991797">
                <text:p>12.8370385991797</text:p>
              </table:table-cell>
            </table:table-row>
            <table:table-row>
              <table:table-cell office:value-type="string">
                <text:p>38</text:p>
              </table:table-cell>
              <table:table-cell office:value-type="float" office:value="6.25658897914825">
                <text:p>6.25658897914825</text:p>
              </table:table-cell>
              <table:table-cell office:value-type="float" office:value="13.8565889791482">
                <text:p>13.8565889791482</text:p>
              </table:table-cell>
            </table:table-row>
            <table:table-row>
              <table:table-cell office:value-type="string">
                <text:p>39</text:p>
              </table:table-cell>
              <table:table-cell office:value-type="float" office:value="7.2382522453545">
                <text:p>7.2382522453545</text:p>
              </table:table-cell>
              <table:table-cell office:value-type="float" office:value="14.8382522453545">
                <text:p>14.8382522453545</text:p>
              </table:table-cell>
            </table:table-row>
            <table:table-row>
              <table:table-cell office:value-type="string">
                <text:p>40</text:p>
              </table:table-cell>
              <table:table-cell office:value-type="float" office:value="8.17709144728705">
                <text:p>8.17709144728705</text:p>
              </table:table-cell>
              <table:table-cell office:value-type="float" office:value="15.777091447287">
                <text:p>15.777091447287</text:p>
              </table:table-cell>
            </table:table-row>
            <table:table-row>
              <table:table-cell office:value-type="string">
                <text:p>41</text:p>
              </table:table-cell>
              <table:table-cell office:value-type="float" office:value="9.0685518499581">
                <text:p>9.0685518499581</text:p>
              </table:table-cell>
              <table:table-cell office:value-type="float" office:value="16.6685518499581">
                <text:p>16.6685518499581</text:p>
              </table:table-cell>
            </table:table-row>
            <table:table-row>
              <table:table-cell office:value-type="string">
                <text:p>42</text:p>
              </table:table-cell>
              <table:table-cell office:value-type="float" office:value="9.90851189597306">
                <text:p>9.90851189597306</text:p>
              </table:table-cell>
              <table:table-cell office:value-type="float" office:value="17.5085118959731">
                <text:p>17.5085118959731</text:p>
              </table:table-cell>
            </table:table-row>
            <table:table-row>
              <table:table-cell office:value-type="string">
                <text:p>43</text:p>
              </table:table-cell>
              <table:table-cell office:value-type="float" office:value="10.6933341676004">
                <text:p>10.6933341676004</text:p>
              </table:table-cell>
              <table:table-cell office:value-type="float" office:value="18.2933341676004">
                <text:p>18.2933341676004</text:p>
              </table:table-cell>
            </table:table-row>
            <table:table-row>
              <table:table-cell office:value-type="string">
                <text:p>44</text:p>
              </table:table-cell>
              <table:table-cell office:value-type="float" office:value="11.4199163488414">
                <text:p>11.4199163488414</text:p>
              </table:table-cell>
              <table:table-cell office:value-type="float" office:value="19.0199163488414">
                <text:p>19.0199163488414</text:p>
              </table:table-cell>
            </table:table-row>
            <table:table-row>
              <table:table-cell office:value-type="string">
                <text:p>45</text:p>
              </table:table-cell>
              <table:table-cell office:value-type="float" office:value="12.0857421875">
                <text:p>12.0857421875</text:p>
              </table:table-cell>
              <table:table-cell office:value-type="float" office:value="19.6857421875">
                <text:p>19.6857421875</text:p>
              </table:table-cell>
            </table:table-row>
            <table:table-row>
              <table:table-cell office:value-type="string">
                <text:p>46</text:p>
              </table:table-cell>
              <table:table-cell office:value-type="float" office:value="12.6889324572526">
                <text:p>12.6889324572526</text:p>
              </table:table-cell>
              <table:table-cell office:value-type="float" office:value="20.2889324572526">
                <text:p>20.2889324572526</text:p>
              </table:table-cell>
            </table:table-row>
            <table:table-row>
              <table:table-cell office:value-type="string">
                <text:p>47</text:p>
              </table:table-cell>
              <table:table-cell office:value-type="float" office:value="13.2282959197176">
                <text:p>13.2282959197176</text:p>
              </table:table-cell>
              <table:table-cell office:value-type="float" office:value="20.8282959197176">
                <text:p>20.8282959197176</text:p>
              </table:table-cell>
            </table:table-row>
            <table:table-row>
              <table:table-cell office:value-type="string">
                <text:p>48</text:p>
              </table:table-cell>
              <table:table-cell office:value-type="float" office:value="13.7033802865258">
                <text:p>13.7033802865258</text:p>
              </table:table-cell>
              <table:table-cell office:value-type="float" office:value="21.3033802865258">
                <text:p>21.3033802865258</text:p>
              </table:table-cell>
            </table:table-row>
            <table:table-row>
              <table:table-cell office:value-type="string">
                <text:p>49</text:p>
              </table:table-cell>
              <table:table-cell office:value-type="float" office:value="14.1145231813895">
                <text:p>14.1145231813895</text:p>
              </table:table-cell>
              <table:table-cell office:value-type="float" office:value="21.7145231813895">
                <text:p>21.7145231813895</text:p>
              </table:table-cell>
            </table:table-row>
            <table:table-row>
              <table:table-cell office:value-type="string">
                <text:p>50</text:p>
              </table:table-cell>
              <table:table-cell office:value-type="float" office:value="14.4629031021726">
                <text:p>14.4629031021726</text:p>
              </table:table-cell>
              <table:table-cell office:value-type="float" office:value="22.0629031021726">
                <text:p>22.0629031021726</text:p>
              </table:table-cell>
            </table:table-row>
            <table:table-row>
              <table:table-cell office:value-type="string">
                <text:p>51</text:p>
              </table:table-cell>
              <table:table-cell office:value-type="float" office:value="14.7505903829606">
                <text:p>14.7505903829606</text:p>
              </table:table-cell>
              <table:table-cell office:value-type="float" office:value="22.3505903829606">
                <text:p>22.3505903829606</text:p>
              </table:table-cell>
            </table:table-row>
            <table:table-row>
              <table:table-cell office:value-type="string">
                <text:p>52</text:p>
              </table:table-cell>
              <table:table-cell office:value-type="float" office:value="14.9805981561299">
                <text:p>14.9805981561299</text:p>
              </table:table-cell>
              <table:table-cell office:value-type="float" office:value="22.5805981561299">
                <text:p>22.5805981561299</text:p>
              </table:table-cell>
            </table:table-row>
            <table:table-row>
              <table:table-cell office:value-type="string">
                <text:p>53</text:p>
              </table:table-cell>
              <table:table-cell office:value-type="float" office:value="15.1569333144183">
                <text:p>15.1569333144183</text:p>
              </table:table-cell>
              <table:table-cell office:value-type="float" office:value="22.7569333144183">
                <text:p>22.7569333144183</text:p>
              </table:table-cell>
            </table:table-row>
            <table:table-row>
              <table:table-cell office:value-type="string">
                <text:p>54</text:p>
              </table:table-cell>
              <table:table-cell office:value-type="float" office:value="15.2846474729938">
                <text:p>15.2846474729938</text:p>
              </table:table-cell>
              <table:table-cell office:value-type="float" office:value="22.8846474729938">
                <text:p>22.8846474729938</text:p>
              </table:table-cell>
            </table:table-row>
            <table:table-row>
              <table:table-cell office:value-type="string">
                <text:p>55</text:p>
              </table:table-cell>
              <table:table-cell office:value-type="float" office:value="15.3698879315256">
                <text:p>15.3698879315256</text:p>
              </table:table-cell>
              <table:table-cell office:value-type="float" office:value="22.9698879315256">
                <text:p>22.9698879315256</text:p>
              </table:table-cell>
            </table:table-row>
            <table:table-row>
              <table:table-cell office:value-type="string">
                <text:p>56</text:p>
              </table:table-cell>
              <table:table-cell office:value-type="float" office:value="15.4199486362528">
                <text:p>15.4199486362528</text:p>
              </table:table-cell>
              <table:table-cell office:value-type="float" office:value="23.0199486362528">
                <text:p>23.0199486362528</text:p>
              </table:table-cell>
            </table:table-row>
            <table:table-row>
              <table:table-cell office:value-type="string">
                <text:p>57</text:p>
              </table:table-cell>
              <table:table-cell office:value-type="float" office:value="15.4433211420547">
                <text:p>15.4433211420547</text:p>
              </table:table-cell>
              <table:table-cell office:value-type="float" office:value="23.0433211420547">
                <text:p>23.0433211420547</text:p>
              </table:table-cell>
            </table:table-row>
            <table:table-row>
              <table:table-cell office:value-type="string">
                <text:p>58</text:p>
              </table:table-cell>
              <table:table-cell office:value-type="float" office:value="15.4497455745209">
                <text:p>15.4497455745209</text:p>
              </table:table-cell>
              <table:table-cell office:value-type="float" office:value="23.0497455745209">
                <text:p>23.0497455745209</text:p>
              </table:table-cell>
            </table:table-row>
            <table:table-row>
              <table:table-cell office:value-type="string">
                <text:p>59</text:p>
              </table:table-cell>
              <table:table-cell office:value-type="float" office:value="15.4497455745209">
                <text:p>15.4497455745209</text:p>
              </table:table-cell>
              <table:table-cell office:value-type="float" office:value="23.0497455745209">
                <text:p>23.0497455745209</text:p>
              </table:table-cell>
            </table:table-row>
            <table:table-row>
              <table:table-cell office:value-type="string">
                <text:p>60</text:p>
              </table:table-cell>
              <table:table-cell office:value-type="float" office:value="15.4433211420547">
                <text:p>15.4433211420547</text:p>
              </table:table-cell>
              <table:table-cell office:value-type="float" office:value="23.0433211420547">
                <text:p>23.0433211420547</text:p>
              </table:table-cell>
            </table:table-row>
            <table:table-row>
              <table:table-cell office:value-type="string">
                <text:p>61</text:p>
              </table:table-cell>
              <table:table-cell office:value-type="float" office:value="15.4199486362527">
                <text:p>15.4199486362527</text:p>
              </table:table-cell>
              <table:table-cell office:value-type="float" office:value="23.0199486362527">
                <text:p>23.0199486362527</text:p>
              </table:table-cell>
            </table:table-row>
            <table:table-row>
              <table:table-cell office:value-type="string">
                <text:p>62</text:p>
              </table:table-cell>
              <table:table-cell office:value-type="float" office:value="15.3698879315255">
                <text:p>15.3698879315255</text:p>
              </table:table-cell>
              <table:table-cell office:value-type="float" office:value="22.9698879315255">
                <text:p>22.9698879315255</text:p>
              </table:table-cell>
            </table:table-row>
            <table:table-row>
              <table:table-cell office:value-type="string">
                <text:p>63</text:p>
              </table:table-cell>
              <table:table-cell office:value-type="float" office:value="15.2846474729938">
                <text:p>15.2846474729938</text:p>
              </table:table-cell>
              <table:table-cell office:value-type="float" office:value="22.8846474729938">
                <text:p>22.8846474729938</text:p>
              </table:table-cell>
            </table:table-row>
            <table:table-row>
              <table:table-cell office:value-type="string">
                <text:p>64</text:p>
              </table:table-cell>
              <table:table-cell office:value-type="float" office:value="15.1569333144183">
                <text:p>15.1569333144183</text:p>
              </table:table-cell>
              <table:table-cell office:value-type="float" office:value="22.7569333144183">
                <text:p>22.7569333144183</text:p>
              </table:table-cell>
            </table:table-row>
            <table:table-row>
              <table:table-cell office:value-type="string">
                <text:p>65</text:p>
              </table:table-cell>
              <table:table-cell office:value-type="float" office:value="14.9805981561299">
                <text:p>14.9805981561299</text:p>
              </table:table-cell>
              <table:table-cell office:value-type="float" office:value="22.5805981561299">
                <text:p>22.5805981561299</text:p>
              </table:table-cell>
            </table:table-row>
            <table:table-row>
              <table:table-cell office:value-type="string">
                <text:p>66</text:p>
              </table:table-cell>
              <table:table-cell office:value-type="float" office:value="14.7505903829606">
                <text:p>14.7505903829606</text:p>
              </table:table-cell>
              <table:table-cell office:value-type="float" office:value="22.3505903829606">
                <text:p>22.3505903829606</text:p>
              </table:table-cell>
            </table:table-row>
            <table:table-row>
              <table:table-cell office:value-type="string">
                <text:p>67</text:p>
              </table:table-cell>
              <table:table-cell office:value-type="float" office:value="14.4629031021726">
                <text:p>14.4629031021726</text:p>
              </table:table-cell>
              <table:table-cell office:value-type="float" office:value="22.0629031021726">
                <text:p>22.0629031021726</text:p>
              </table:table-cell>
            </table:table-row>
            <table:table-row>
              <table:table-cell office:value-type="string">
                <text:p>68</text:p>
              </table:table-cell>
              <table:table-cell office:value-type="float" office:value="14.1145231813895">
                <text:p>14.1145231813895</text:p>
              </table:table-cell>
              <table:table-cell office:value-type="float" office:value="21.7145231813895">
                <text:p>21.7145231813895</text:p>
              </table:table-cell>
            </table:table-row>
            <table:table-row>
              <table:table-cell office:value-type="string">
                <text:p>69</text:p>
              </table:table-cell>
              <table:table-cell office:value-type="float" office:value="13.7033802865258">
                <text:p>13.7033802865258</text:p>
              </table:table-cell>
              <table:table-cell office:value-type="float" office:value="21.3033802865258">
                <text:p>21.3033802865258</text:p>
              </table:table-cell>
            </table:table-row>
            <table:table-row>
              <table:table-cell office:value-type="string">
                <text:p>70</text:p>
              </table:table-cell>
              <table:table-cell office:value-type="float" office:value="13.2282959197176">
                <text:p>13.2282959197176</text:p>
              </table:table-cell>
              <table:table-cell office:value-type="float" office:value="20.8282959197176">
                <text:p>20.8282959197176</text:p>
              </table:table-cell>
            </table:table-row>
            <table:table-row>
              <table:table-cell office:value-type="string">
                <text:p>71</text:p>
              </table:table-cell>
              <table:table-cell office:value-type="float" office:value="12.6889324572526">
                <text:p>12.6889324572526</text:p>
              </table:table-cell>
              <table:table-cell office:value-type="float" office:value="20.2889324572526">
                <text:p>20.2889324572526</text:p>
              </table:table-cell>
            </table:table-row>
            <table:table-row>
              <table:table-cell office:value-type="string">
                <text:p>72</text:p>
              </table:table-cell>
              <table:table-cell office:value-type="float" office:value="12.0857421875">
                <text:p>12.0857421875</text:p>
              </table:table-cell>
              <table:table-cell office:value-type="float" office:value="19.6857421875">
                <text:p>19.6857421875</text:p>
              </table:table-cell>
            </table:table-row>
            <table:table-row>
              <table:table-cell office:value-type="string">
                <text:p>73</text:p>
              </table:table-cell>
              <table:table-cell office:value-type="float" office:value="11.4199163488414">
                <text:p>11.4199163488414</text:p>
              </table:table-cell>
              <table:table-cell office:value-type="float" office:value="19.0199163488414">
                <text:p>19.0199163488414</text:p>
              </table:table-cell>
            </table:table-row>
            <table:table-row>
              <table:table-cell office:value-type="string">
                <text:p>74</text:p>
              </table:table-cell>
              <table:table-cell office:value-type="float" office:value="10.6933341676004">
                <text:p>10.6933341676004</text:p>
              </table:table-cell>
              <table:table-cell office:value-type="float" office:value="18.2933341676004">
                <text:p>18.2933341676004</text:p>
              </table:table-cell>
            </table:table-row>
            <table:table-row>
              <table:table-cell office:value-type="string">
                <text:p>75</text:p>
              </table:table-cell>
              <table:table-cell office:value-type="float" office:value="9.90851189597306">
                <text:p>9.90851189597306</text:p>
              </table:table-cell>
              <table:table-cell office:value-type="float" office:value="17.5085118959731">
                <text:p>17.5085118959731</text:p>
              </table:table-cell>
            </table:table-row>
            <table:table-row>
              <table:table-cell office:value-type="string">
                <text:p>76</text:p>
              </table:table-cell>
              <table:table-cell office:value-type="float" office:value="9.0685518499581">
                <text:p>9.0685518499581</text:p>
              </table:table-cell>
              <table:table-cell office:value-type="float" office:value="16.6685518499581">
                <text:p>16.6685518499581</text:p>
              </table:table-cell>
            </table:table-row>
            <table:table-row>
              <table:table-cell office:value-type="string">
                <text:p>77</text:p>
              </table:table-cell>
              <table:table-cell office:value-type="float" office:value="8.17709144728705">
                <text:p>8.17709144728705</text:p>
              </table:table-cell>
              <table:table-cell office:value-type="float" office:value="15.777091447287">
                <text:p>15.777091447287</text:p>
              </table:table-cell>
            </table:table-row>
            <table:table-row>
              <table:table-cell office:value-type="string">
                <text:p>78</text:p>
              </table:table-cell>
              <table:table-cell office:value-type="float" office:value="7.2382522453545">
                <text:p>7.2382522453545</text:p>
              </table:table-cell>
              <table:table-cell office:value-type="float" office:value="14.8382522453545">
                <text:p>14.8382522453545</text:p>
              </table:table-cell>
            </table:table-row>
            <table:table-row>
              <table:table-cell office:value-type="string">
                <text:p>79</text:p>
              </table:table-cell>
              <table:table-cell office:value-type="float" office:value="6.25658897914825">
                <text:p>6.25658897914825</text:p>
              </table:table-cell>
              <table:table-cell office:value-type="float" office:value="13.8565889791482">
                <text:p>13.8565889791482</text:p>
              </table:table-cell>
            </table:table-row>
            <table:table-row>
              <table:table-cell office:value-type="string">
                <text:p>80</text:p>
              </table:table-cell>
              <table:table-cell office:value-type="float" office:value="5.23703859917964">
                <text:p>5.23703859917964</text:p>
              </table:table-cell>
              <table:table-cell office:value-type="float" office:value="12.8370385991796">
                <text:p>12.8370385991796</text:p>
              </table:table-cell>
            </table:table-row>
            <table:table-row>
              <table:table-cell office:value-type="string">
                <text:p>81</text:p>
              </table:table-cell>
              <table:table-cell office:value-type="float" office:value="4.1848693094136">
                <text:p>4.1848693094136</text:p>
              </table:table-cell>
              <table:table-cell office:value-type="float" office:value="11.7848693094136">
                <text:p>11.7848693094136</text:p>
              </table:table-cell>
            </table:table-row>
            <table:table-row>
              <table:table-cell office:value-type="string">
                <text:p>82</text:p>
              </table:table-cell>
              <table:table-cell office:value-type="float" office:value="3.10562960519888">
                <text:p>3.10562960519888</text:p>
              </table:table-cell>
              <table:table-cell office:value-type="float" office:value="10.7056296051989">
                <text:p>10.7056296051989</text:p>
              </table:table-cell>
            </table:table-row>
            <table:table-row>
              <table:table-cell office:value-type="string">
                <text:p>83</text:p>
              </table:table-cell>
              <table:table-cell office:value-type="float" office:value="2.00509731119842">
                <text:p>2.00509731119842</text:p>
              </table:table-cell>
              <table:table-cell office:value-type="float" office:value="9.60509731119842">
                <text:p>9.60509731119842</text:p>
              </table:table-cell>
            </table:table-row>
            <table:table-row>
              <table:table-cell office:value-type="string">
                <text:p>84</text:p>
              </table:table-cell>
              <table:table-cell office:value-type="float" office:value="0.889228619319344">
                <text:p>0.889228619319344</text:p>
              </table:table-cell>
              <table:table-cell office:value-type="float" office:value="8.48922861931935">
                <text:p>8.48922861931935</text:p>
              </table:table-cell>
            </table:table-row>
            <table:table-row>
              <table:table-cell office:value-type="string">
                <text:p>85</text:p>
              </table:table-cell>
              <table:table-cell office:value-type="float" office:value="-0.235892873356678">
                <text:p>-0.235892873356678</text:p>
              </table:table-cell>
              <table:table-cell office:value-type="float" office:value="7.36410712664332">
                <text:p>7.36410712664332</text:p>
              </table:table-cell>
            </table:table-row>
            <table:table-row>
              <table:table-cell office:value-type="string">
                <text:p>86</text:p>
              </table:table-cell>
              <table:table-cell office:value-type="float" office:value="-1.36410712664332">
                <text:p>-1.36410712664332</text:p>
              </table:table-cell>
              <table:table-cell office:value-type="float" office:value="6.23589287335668">
                <text:p>6.23589287335668</text:p>
              </table:table-cell>
            </table:table-row>
            <table:table-row>
              <table:table-cell office:value-type="string">
                <text:p>87</text:p>
              </table:table-cell>
              <table:table-cell office:value-type="float" office:value="-2.48922861931935">
                <text:p>-2.48922861931935</text:p>
              </table:table-cell>
              <table:table-cell office:value-type="float" office:value="5.11077138068065">
                <text:p>5.11077138068065</text:p>
              </table:table-cell>
            </table:table-row>
            <table:table-row>
              <table:table-cell office:value-type="string">
                <text:p>88</text:p>
              </table:table-cell>
              <table:table-cell office:value-type="float" office:value="-3.60509731119839">
                <text:p>-3.60509731119839</text:p>
              </table:table-cell>
              <table:table-cell office:value-type="float" office:value="3.99490268880161">
                <text:p>3.99490268880161</text:p>
              </table:table-cell>
            </table:table-row>
            <table:table-row>
              <table:table-cell office:value-type="string">
                <text:p>89</text:p>
              </table:table-cell>
              <table:table-cell office:value-type="float" office:value="-4.70562960519888">
                <text:p>-4.70562960519888</text:p>
              </table:table-cell>
              <table:table-cell office:value-type="float" office:value="2.89437039480112">
                <text:p>2.89437039480112</text:p>
              </table:table-cell>
            </table:table-row>
            <table:table-row>
              <table:table-cell office:value-type="string">
                <text:p>90</text:p>
              </table:table-cell>
              <table:table-cell office:value-type="float" office:value="-5.78486930941357">
                <text:p>-5.78486930941357</text:p>
              </table:table-cell>
              <table:table-cell office:value-type="float" office:value="1.81513069058644">
                <text:p>1.81513069058644</text:p>
              </table:table-cell>
            </table:table-row>
            <table:table-row>
              <table:table-cell office:value-type="string">
                <text:p>91</text:p>
              </table:table-cell>
              <table:table-cell office:value-type="float" office:value="-6.83703859917964">
                <text:p>-6.83703859917964</text:p>
              </table:table-cell>
              <table:table-cell office:value-type="float" office:value="0.76296140082036">
                <text:p>0.76296140082036</text:p>
              </table:table-cell>
            </table:table-row>
            <table:table-row>
              <table:table-cell office:value-type="string">
                <text:p>92</text:p>
              </table:table-cell>
              <table:table-cell office:value-type="float" office:value="-7.85658897914825">
                <text:p>-7.85658897914825</text:p>
              </table:table-cell>
              <table:table-cell office:value-type="float" office:value="-0.256588979148249">
                <text:p>-0.256588979148249</text:p>
              </table:table-cell>
            </table:table-row>
            <table:table-row>
              <table:table-cell office:value-type="string">
                <text:p>93</text:p>
              </table:table-cell>
              <table:table-cell office:value-type="float" office:value="-8.8382522453545">
                <text:p>-8.8382522453545</text:p>
              </table:table-cell>
              <table:table-cell office:value-type="float" office:value="-1.2382522453545">
                <text:p>-1.2382522453545</text:p>
              </table:table-cell>
            </table:table-row>
            <table:table-row>
              <table:table-cell office:value-type="string">
                <text:p>94</text:p>
              </table:table-cell>
              <table:table-cell office:value-type="float" office:value="-9.77709144728705">
                <text:p>-9.77709144728705</text:p>
              </table:table-cell>
              <table:table-cell office:value-type="float" office:value="-2.17709144728705">
                <text:p>-2.17709144728705</text:p>
              </table:table-cell>
            </table:table-row>
            <table:table-row>
              <table:table-cell office:value-type="string">
                <text:p>95</text:p>
              </table:table-cell>
              <table:table-cell office:value-type="float" office:value="-10.6685518499581">
                <text:p>-10.6685518499581</text:p>
              </table:table-cell>
              <table:table-cell office:value-type="float" office:value="-3.0685518499581">
                <text:p>-3.0685518499581</text:p>
              </table:table-cell>
            </table:table-row>
            <table:table-row>
              <table:table-cell office:value-type="string">
                <text:p>96</text:p>
              </table:table-cell>
              <table:table-cell office:value-type="float" office:value="-11.508511895973">
                <text:p>-11.508511895973</text:p>
              </table:table-cell>
              <table:table-cell office:value-type="float" office:value="-3.90851189597303">
                <text:p>-3.90851189597303</text:p>
              </table:table-cell>
            </table:table-row>
            <table:table-row>
              <table:table-cell office:value-type="string">
                <text:p>97</text:p>
              </table:table-cell>
              <table:table-cell office:value-type="float" office:value="-12.2933341676004">
                <text:p>-12.2933341676004</text:p>
              </table:table-cell>
              <table:table-cell office:value-type="float" office:value="-4.69333416760038">
                <text:p>-4.69333416760038</text:p>
              </table:table-cell>
            </table:table-row>
            <table:table-row>
              <table:table-cell office:value-type="string">
                <text:p>98</text:p>
              </table:table-cell>
              <table:table-cell office:value-type="float" office:value="-13.0199163488414">
                <text:p>-13.0199163488414</text:p>
              </table:table-cell>
              <table:table-cell office:value-type="float" office:value="-5.4199163488414">
                <text:p>-5.4199163488414</text:p>
              </table:table-cell>
            </table:table-row>
            <table:table-row>
              <table:table-cell office:value-type="string">
                <text:p>99</text:p>
              </table:table-cell>
              <table:table-cell office:value-type="float" office:value="-13.6857421875">
                <text:p>-13.6857421875</text:p>
              </table:table-cell>
              <table:table-cell office:value-type="float" office:value="-6.0857421875">
                <text:p>-6.0857421875</text:p>
              </table:table-cell>
            </table:table-row>
            <table:table-row>
              <table:table-cell office:value-type="string">
                <text:p>100</text:p>
              </table:table-cell>
              <table:table-cell office:value-type="float" office:value="-14.2889324572526">
                <text:p>-14.2889324572526</text:p>
              </table:table-cell>
              <table:table-cell office:value-type="float" office:value="-6.68893245725256">
                <text:p>-6.68893245725256</text:p>
              </table:table-cell>
            </table:table-row>
            <table:table-row>
              <table:table-cell office:value-type="string">
                <text:p>101</text:p>
              </table:table-cell>
              <table:table-cell office:value-type="float" office:value="-14.8282959197176">
                <text:p>-14.8282959197176</text:p>
              </table:table-cell>
              <table:table-cell office:value-type="float" office:value="-7.22829591971764">
                <text:p>-7.22829591971764</text:p>
              </table:table-cell>
            </table:table-row>
            <table:table-row>
              <table:table-cell office:value-type="string">
                <text:p>102</text:p>
              </table:table-cell>
              <table:table-cell office:value-type="float" office:value="-15.3033802865258">
                <text:p>-15.3033802865258</text:p>
              </table:table-cell>
              <table:table-cell office:value-type="float" office:value="-7.7033802865258">
                <text:p>-7.7033802865258</text:p>
              </table:table-cell>
            </table:table-row>
            <table:table-row>
              <table:table-cell office:value-type="string">
                <text:p>103</text:p>
              </table:table-cell>
              <table:table-cell office:value-type="float" office:value="-15.7145231813895">
                <text:p>-15.7145231813895</text:p>
              </table:table-cell>
              <table:table-cell office:value-type="float" office:value="-8.11452318138947">
                <text:p>-8.11452318138947</text:p>
              </table:table-cell>
            </table:table-row>
            <table:table-row>
              <table:table-cell office:value-type="string">
                <text:p>104</text:p>
              </table:table-cell>
              <table:table-cell office:value-type="float" office:value="-16.0629031021726">
                <text:p>-16.0629031021726</text:p>
              </table:table-cell>
              <table:table-cell office:value-type="float" office:value="-8.46290310217259">
                <text:p>-8.46290310217259</text:p>
              </table:table-cell>
            </table:table-row>
            <table:table-row>
              <table:table-cell office:value-type="string">
                <text:p>105</text:p>
              </table:table-cell>
              <table:table-cell office:value-type="float" office:value="-16.3505903829605">
                <text:p>-16.3505903829605</text:p>
              </table:table-cell>
              <table:table-cell office:value-type="float" office:value="-8.75059038296055">
                <text:p>-8.75059038296055</text:p>
              </table:table-cell>
            </table:table-row>
            <table:table-row>
              <table:table-cell office:value-type="string">
                <text:p>106</text:p>
              </table:table-cell>
              <table:table-cell office:value-type="float" office:value="-16.5805981561299">
                <text:p>-16.5805981561299</text:p>
              </table:table-cell>
              <table:table-cell office:value-type="float" office:value="-8.98059815612992">
                <text:p>-8.98059815612992</text:p>
              </table:table-cell>
            </table:table-row>
            <table:table-row>
              <table:table-cell office:value-type="string">
                <text:p>107</text:p>
              </table:table-cell>
              <table:table-cell office:value-type="float" office:value="-16.7569333144182">
                <text:p>-16.7569333144182</text:p>
              </table:table-cell>
              <table:table-cell office:value-type="float" office:value="-9.15693331441824">
                <text:p>-9.15693331441824</text:p>
              </table:table-cell>
            </table:table-row>
            <table:table-row>
              <table:table-cell office:value-type="string">
                <text:p>108</text:p>
              </table:table-cell>
              <table:table-cell office:value-type="float" office:value="-16.8846474729938">
                <text:p>-16.8846474729938</text:p>
              </table:table-cell>
              <table:table-cell office:value-type="float" office:value="-9.28464747299383">
                <text:p>-9.28464747299383</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4">
  <office:meta>
    <meta:generator>LibreOffice/26.2.1.2$Linux_X86_64 LibreOffice_project/62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4">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data-style-name="N0">
      <style:chart-properties chart:display-label="true" chart:tick-marks-major-inner="false" chart:tick-marks-major-outer="false" chart:logarithmic="false" chart:maximum="35"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6" style:family="chart">
      <style:graphic-properties svg:stroke-width="0.018cm" svg:stroke-color="#b7b7b7"/>
    </style:style>
    <style:style style:name="ch7" style:family="chart" style:data-style-name="N0">
      <style:chart-properties chart:symbol-type="none" chart:link-data-style-to-source="true"/>
      <style:graphic-properties svg:stroke-width="0.053cm" svg:stroke-color="#4285f4" draw:fill-color="#4285f4"/>
      <style:text-properties fo:font-size="10pt" style:font-size-asian="10pt" style:font-size-complex="10pt"/>
    </style:style>
    <style:style style:name="ch8" style:family="chart" style:data-style-name="N0">
      <style:chart-properties chart:symbol-type="none" chart:link-data-style-to-source="true"/>
      <style:graphic-properties svg:stroke-width="0.053cm" svg:stroke-color="#ea4335" draw:fill-color="#ea4335"/>
      <style:text-properties fo:font-size="10pt" style:font-size-asian="10pt" style:font-size-complex="10pt"/>
    </style:style>
    <style:style style:name="ch9" style:family="chart" style:data-style-name="N0">
      <style:chart-properties chart:symbol-type="none" chart:link-data-style-to-source="true"/>
      <style:graphic-properties svg:stroke-width="0.053cm" svg:stroke-color="#fbbc04" draw:fill-color="#fbbc04"/>
      <style:text-properties fo:font-size="10pt" style:font-size-asian="10pt" style:font-size-complex="10pt"/>
    </style:style>
    <style:style style:name="ch10" style:family="chart" style:data-style-name="N0">
      <style:chart-properties chart:symbol-type="none" chart:link-data-style-to-source="true"/>
      <style:graphic-properties svg:stroke-width="0.053cm" svg:stroke-color="#34a853" draw:fill-color="#34a853"/>
      <style:text-properties fo:font-size="10pt" style:font-size-asian="10pt" style:font-size-complex="10pt"/>
    </style:style>
    <style:style style:name="ch11" style:family="chart" style:data-style-name="N0">
      <style:chart-properties chart:symbol-type="none" chart:link-data-style-to-source="true"/>
      <style:graphic-properties svg:stroke-width="0.053cm" svg:stroke-color="#ff6d01" draw:fill-color="#ff6d01"/>
      <style:text-properties fo:font-size="10pt" style:font-size-asian="10pt" style:font-size-complex="10pt"/>
    </style:style>
    <style:style style:name="ch12" style:family="chart" style:data-style-name="N0">
      <style:chart-properties chart:symbol-type="none" chart:link-data-style-to-source="true"/>
      <style:graphic-properties svg:stroke-width="0.053cm" svg:stroke-color="#46bdc6" draw:fill-color="#46bdc6"/>
      <style:text-properties fo:font-size="10pt" style:font-size-asian="10pt" style:font-size-complex="10pt"/>
    </style:style>
    <style:style style:name="ch13" style:family="chart" style:data-style-name="N0">
      <style:chart-properties chart:symbol-type="none" chart:link-data-style-to-source="true"/>
      <style:graphic-properties svg:stroke-width="0.053cm" svg:stroke-color="#7baaf7" draw:fill-color="#7baaf7"/>
      <style:text-properties fo:font-size="10pt" style:font-size-asian="10pt" style:font-size-complex="10pt"/>
    </style:style>
    <style:style style:name="ch14" style:family="chart">
      <style:chart-properties chart:solid-type="cuboid"/>
    </style:style>
    <style:style style:name="ch15" style:family="chart" style:data-style-name="N0">
      <style:chart-properties chart:symbol-type="none" chart:link-data-style-to-source="true"/>
      <style:graphic-properties svg:stroke-width="0.053cm" svg:stroke-color="#f07b72" draw:fill-color="#f07b72"/>
      <style:text-properties fo:font-size="10pt" style:font-size-asian="10pt" style:font-size-complex="10pt"/>
    </style:style>
    <style:style style:name="ch16" style:family="chart" style:data-style-name="N0">
      <style:chart-properties chart:symbol-type="none" chart:link-data-style-to-source="true"/>
      <style:graphic-properties svg:stroke-width="0.053cm" svg:stroke-color="#fcd04f" draw:fill-color="#fcd04f"/>
      <style:text-properties fo:font-size="10pt" style:font-size-asian="10pt" style:font-size-complex="10pt"/>
    </style:style>
    <style:style style:name="ch17" style:family="chart" style:data-style-name="N0">
      <style:chart-properties chart:symbol-type="none" chart:link-data-style-to-source="true"/>
      <style:graphic-properties svg:stroke-width="0.053cm" svg:stroke-color="#71c287" draw:fill-color="#71c287"/>
      <style:text-properties fo:font-size="10pt" style:font-size-asian="10pt" style:font-size-complex="10pt"/>
    </style:style>
    <style:style style:name="ch18" style:family="chart" style:data-style-name="N0">
      <style:chart-properties chart:symbol-type="none" chart:link-data-style-to-source="true"/>
      <style:graphic-properties svg:stroke-width="0.053cm" svg:stroke-color="#ff994d" draw:fill-color="#ff994d"/>
      <style:text-properties fo:font-size="10pt" style:font-size-asian="10pt" style:font-size-complex="10pt"/>
    </style:style>
    <style:style style:name="ch19" style:family="chart" style:data-style-name="N0">
      <style:chart-properties chart:symbol-type="none" chart:link-data-style-to-source="true"/>
      <style:graphic-properties svg:stroke-width="0.053cm" svg:stroke-color="#7ed1d7" draw:fill-color="#7ed1d7"/>
      <style:text-properties fo:font-size="10pt" style:font-size-asian="10pt" style:font-size-complex="10pt"/>
    </style:style>
    <style:style style:name="ch20" style:family="chart">
      <style:graphic-properties draw:fill="solid" draw:fill-color="#ffffff"/>
    </style:style>
    <style:style style:name="ch21" style:family="chart">
      <style:graphic-properties draw:fill-color="#d9d9d9"/>
    </style:style>
  </office:automatic-styles>
  <office:body>
    <office:chart>
      <chart:chart svg:width="21.273cm" svg:height="12.515cm" xlink:href=".." xlink:type="simple" chart:class="chart:line" chart:style-name="ch1">
        <chart:legend chart:legend-position="end" svg:x="18.056cm" svg:y="3.219cm" style:legend-expansion="high" chart:style-name="ch2"/>
        <chart:plot-area chart:style-name="ch3" svg:x="0.425cm" svg:y="0.25cm" svg:width="17.206cm" svg:height="12.015cm">
          <chart:coordinate-region svg:x="1.023cm" svg:y="0.449cm" svg:width="16.608cm" svg:height="11.617cm"/>
          <chart:axis chart:dimension="x" chart:name="primary-x" chart:style-name="ch4"/>
          <chart:axis chart:dimension="y" chart:name="primary-y" chart:style-name="ch5">
            <chart:grid chart:style-name="ch6" chart:class="major"/>
          </chart:axis>
          <chart:series chart:style-name="ch7" chart:values-cell-range-address="'Planting Maths'.G17:'Planting Maths'.G124" loext:label-string="&quot;4 Estimate&quot;" chart:class="chart:line">
            <chart:data-point chart:repeated="108"/>
          </chart:series>
          <chart:series chart:style-name="ch8" chart:values-cell-range-address="'Planting Maths'.H17:'Planting Maths'.H124" loext:label-string="&quot;16 Estmate&quot;" chart:class="chart:line">
            <chart:data-point chart:repeated="108"/>
          </chart:series>
          <chart:series chart:style-name="ch9" chart:values-cell-range-address="'Planting Maths'.J17:'Planting Maths'.J124" loext:label-string="&quot;4 Actual&quot;" chart:class="chart:line">
            <chart:data-point chart:repeated="108"/>
          </chart:series>
          <chart:series chart:style-name="ch10" chart:values-cell-range-address="'Planting Maths'.K17:'Planting Maths'.K124" loext:label-string="&quot;16 Actual&quot;" chart:class="chart:line">
            <chart:data-point chart:repeated="108"/>
          </chart:series>
          <chart:series chart:style-name="ch11" chart:values-cell-range-address="'Planting Maths'.L17:'Planting Maths'.L124" loext:label-string="&quot;4 Est - Act&quot;" chart:class="chart:line">
            <chart:data-point chart:repeated="108"/>
          </chart:series>
          <chart:series chart:style-name="ch12" chart:values-cell-range-address="'Planting Maths'.M17:'Planting Maths'.M124" loext:label-string="&quot;16 Est - Act&quot;" chart:class="chart:line">
            <chart:data-point chart:repeated="108"/>
          </chart:series>
          <chart:series chart:style-name="ch13" chart:values-cell-range-address="'Planting Maths'.N17:'Planting Maths'.N124" loext:label-string="&quot;4 Export&quot;" chart:class="chart:line">
            <chart:data-point chart:repeated="19"/>
            <chart:data-point chart:style-name="ch14"/>
            <chart:data-point chart:repeated="2"/>
            <chart:data-point chart:style-name="ch14" chart:repeated="2"/>
            <chart:data-point chart:repeated="84"/>
          </chart:series>
          <chart:series chart:style-name="ch15" chart:values-cell-range-address="'Planting Maths'.O17:'Planting Maths'.O124" loext:label-string="&quot;16 Export&quot;" chart:class="chart:line">
            <chart:data-point chart:style-name="ch14" chart:repeated="2"/>
            <chart:data-point chart:repeated="106"/>
          </chart:series>
          <chart:series chart:style-name="ch16" chart:values-cell-range-address="'Planting Maths'.P17:'Planting Maths'.P124" loext:label-string="&quot;4 Est - Exp&quot;" chart:class="chart:line">
            <chart:data-point chart:repeated="108"/>
          </chart:series>
          <chart:series chart:style-name="ch17" chart:values-cell-range-address="'Planting Maths'.Q17:'Planting Maths'.Q124" loext:label-string="&quot;16 Est -Exp&quot;" chart:class="chart:line">
            <chart:data-point chart:repeated="108"/>
          </chart:series>
          <chart:series chart:style-name="ch18" chart:values-cell-range-address="'Planting Maths'.R17:'Planting Maths'.R124" loext:label-string="&quot;4 Act - Exp&quot;" chart:class="chart:line">
            <chart:data-point chart:repeated="108"/>
          </chart:series>
          <chart:series chart:style-name="ch19" chart:values-cell-range-address="'Planting Maths'.S17:'Planting Maths'.S124" loext:label-string="&quot;16 Act - Exp&quot;" chart:class="chart:line">
            <chart:data-point chart:repeated="108"/>
          </chart:series>
          <chart:wall chart:style-name="ch20"/>
          <chart:floor chart:style-name="ch2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4 Estimate</text:p>
              </table:table-cell>
              <table:table-cell office:value-type="string">
                <text:p>16 Estmate</text:p>
              </table:table-cell>
              <table:table-cell office:value-type="string">
                <text:p>4 Actual</text:p>
              </table:table-cell>
              <table:table-cell office:value-type="string">
                <text:p>16 Actual</text:p>
              </table:table-cell>
              <table:table-cell office:value-type="string">
                <text:p>4 Est - Act</text:p>
              </table:table-cell>
              <table:table-cell office:value-type="string">
                <text:p>16 Est - Act</text:p>
              </table:table-cell>
              <table:table-cell office:value-type="string">
                <text:p>4 Export</text:p>
              </table:table-cell>
              <table:table-cell office:value-type="string">
                <text:p>16 Export</text:p>
              </table:table-cell>
              <table:table-cell office:value-type="string">
                <text:p>4 Est - Exp</text:p>
              </table:table-cell>
              <table:table-cell office:value-type="string">
                <text:p>16 Est -Exp</text:p>
              </table:table-cell>
              <table:table-cell office:value-type="string">
                <text:p>4 Act - Exp</text:p>
              </table:table-cell>
              <table:table-cell office:value-type="string">
                <text:p>16 Act - Exp</text:p>
              </table:table-cell>
            </table:table-row>
          </table:table-header-rows>
          <table:table-rows>
            <table:table-row>
              <table:table-cell office:value-type="string">
                <text:p>1</text:p>
              </table:table-cell>
              <table:table-cell office:value-type="float" office:value="-16.9698879315256">
                <text:p>-16.9698879315256</text:p>
                <draw:g>
                  <svg:desc>'Planting Maths'.G17:'Planting Maths'.G124</svg:desc>
                </draw:g>
              </table:table-cell>
              <table:table-cell office:value-type="float" office:value="-9.36988793152557">
                <text:p>-9.36988793152557</text:p>
                <draw:g>
                  <svg:desc>'Planting Maths'.H17:'Planting Maths'.H124</svg:desc>
                </draw:g>
              </table:table-cell>
              <table:table-cell office:value-type="float" office:value="-16.1">
                <text:p>-16.1</text:p>
                <draw:g>
                  <svg:desc>'Planting Maths'.J17:'Planting Maths'.J124</svg:desc>
                </draw:g>
              </table:table-cell>
              <table:table-cell office:value-type="float" office:value="-8.8">
                <text:p>-8.8</text:p>
                <draw:g>
                  <svg:desc>'Planting Maths'.K17:'Planting Maths'.K124</svg:desc>
                </draw:g>
              </table:table-cell>
              <table:table-cell office:value-type="float" office:value="-0.869887931525572">
                <text:p>-0.869887931525572</text:p>
                <draw:g>
                  <svg:desc>'Planting Maths'.L17:'Planting Maths'.L124</svg:desc>
                </draw:g>
              </table:table-cell>
              <table:table-cell office:value-type="float" office:value="-0.569887931525571">
                <text:p>-0.569887931525571</text:p>
                <draw:g>
                  <svg:desc>'Planting Maths'.M17:'Planting Maths'.M124</svg:desc>
                </draw:g>
              </table:table-cell>
              <table:table-cell office:value-type="float" office:value="-23.55502">
                <text:p>-23.55502</text:p>
                <draw:g>
                  <svg:desc>'Planting Maths'.N17:'Planting Maths'.N124</svg:desc>
                </draw:g>
              </table:table-cell>
              <table:table-cell office:value-type="float" office:value="-5.273496">
                <text:p>-5.273496</text:p>
                <draw:g>
                  <svg:desc>'Planting Maths'.O17:'Planting Maths'.O124</svg:desc>
                </draw:g>
              </table:table-cell>
              <table:table-cell office:value-type="float" office:value="6.58513206847443">
                <text:p>6.58513206847443</text:p>
                <draw:g>
                  <svg:desc>'Planting Maths'.P17:'Planting Maths'.P124</svg:desc>
                </draw:g>
              </table:table-cell>
              <table:table-cell office:value-type="float" office:value="-4.09639193152557">
                <text:p>-4.09639193152557</text:p>
                <draw:g>
                  <svg:desc>'Planting Maths'.Q17:'Planting Maths'.Q124</svg:desc>
                </draw:g>
              </table:table-cell>
              <table:table-cell office:value-type="float" office:value="7.45502">
                <text:p>7.45502</text:p>
                <draw:g>
                  <svg:desc>'Planting Maths'.R17:'Planting Maths'.R124</svg:desc>
                </draw:g>
              </table:table-cell>
              <table:table-cell office:value-type="float" office:value="-3.526504">
                <text:p>-3.526504</text:p>
                <draw:g>
                  <svg:desc>'Planting Maths'.S17:'Planting Maths'.S124</svg:desc>
                </draw:g>
              </table:table-cell>
            </table:table-row>
            <table:table-row>
              <table:table-cell office:value-type="string">
                <text:p>2</text:p>
              </table:table-cell>
              <table:table-cell office:value-type="float" office:value="-17.0199486362527">
                <text:p>-17.0199486362527</text:p>
              </table:table-cell>
              <table:table-cell office:value-type="float" office:value="-9.41994863625273">
                <text:p>-9.41994863625273</text:p>
              </table:table-cell>
              <table:table-cell office:value-type="float" office:value="-16.2">
                <text:p>-16.2</text:p>
              </table:table-cell>
              <table:table-cell office:value-type="float" office:value="-8.5">
                <text:p>-8.5</text:p>
              </table:table-cell>
              <table:table-cell office:value-type="float" office:value="-0.819948636252725">
                <text:p>-0.819948636252725</text:p>
              </table:table-cell>
              <table:table-cell office:value-type="float" office:value="-0.919948636252727">
                <text:p>-0.919948636252727</text:p>
              </table:table-cell>
              <table:table-cell office:value-type="float" office:value="-22.688868">
                <text:p>-22.688868</text:p>
              </table:table-cell>
              <table:table-cell office:value-type="float" office:value="-6.099039">
                <text:p>-6.099039</text:p>
              </table:table-cell>
              <table:table-cell office:value-type="float" office:value="5.66891936374728">
                <text:p>5.66891936374728</text:p>
              </table:table-cell>
              <table:table-cell office:value-type="float" office:value="-3.32090963625273">
                <text:p>-3.32090963625273</text:p>
              </table:table-cell>
              <table:table-cell office:value-type="float" office:value="6.488868">
                <text:p>6.488868</text:p>
              </table:table-cell>
              <table:table-cell office:value-type="float" office:value="-2.400961">
                <text:p>-2.400961</text:p>
              </table:table-cell>
            </table:table-row>
            <table:table-row>
              <table:table-cell office:value-type="string">
                <text:p>3</text:p>
              </table:table-cell>
              <table:table-cell office:value-type="float" office:value="-17.0433211420547">
                <text:p>-17.0433211420547</text:p>
              </table:table-cell>
              <table:table-cell office:value-type="float" office:value="-9.44332114205469">
                <text:p>-9.44332114205469</text:p>
              </table:table-cell>
              <table:table-cell office:value-type="float" office:value="-17.8">
                <text:p>-17.8</text:p>
              </table:table-cell>
              <table:table-cell office:value-type="float" office:value="-7.3">
                <text:p>-7.3</text:p>
              </table:table-cell>
              <table:table-cell office:value-type="float" office:value="0.75667885794531">
                <text:p>0.75667885794531</text:p>
              </table:table-cell>
              <table:table-cell office:value-type="float" office:value="-2.14332114205469">
                <text:p>-2.14332114205469</text:p>
              </table:table-cell>
              <table:table-cell office:value-type="float" office:value="-22.57214">
                <text:p>-22.57214</text:p>
              </table:table-cell>
              <table:table-cell office:value-type="float" office:value="-3.966759">
                <text:p>-3.966759</text:p>
              </table:table-cell>
              <table:table-cell office:value-type="float" office:value="5.52881885794531">
                <text:p>5.52881885794531</text:p>
              </table:table-cell>
              <table:table-cell office:value-type="float" office:value="-5.47656214205469">
                <text:p>-5.47656214205469</text:p>
              </table:table-cell>
              <table:table-cell office:value-type="float" office:value="4.77214">
                <text:p>4.77214</text:p>
              </table:table-cell>
              <table:table-cell office:value-type="float" office:value="-3.333241">
                <text:p>-3.333241</text:p>
              </table:table-cell>
            </table:table-row>
            <table:table-row>
              <table:table-cell office:value-type="string">
                <text:p>4</text:p>
              </table:table-cell>
              <table:table-cell office:value-type="float" office:value="-17.0497455745208">
                <text:p>-17.0497455745208</text:p>
              </table:table-cell>
              <table:table-cell office:value-type="float" office:value="-9.44974557452083">
                <text:p>-9.44974557452083</text:p>
              </table:table-cell>
              <table:table-cell office:value-type="float" office:value="-17">
                <text:p>-17</text:p>
              </table:table-cell>
              <table:table-cell office:value-type="float" office:value="-7.6">
                <text:p>-7.6</text:p>
              </table:table-cell>
              <table:table-cell office:value-type="float" office:value="-0.0497455745208271">
                <text:p>-0.0497455745208271</text:p>
              </table:table-cell>
              <table:table-cell office:value-type="float" office:value="-1.84974557452083">
                <text:p>-1.84974557452083</text:p>
              </table:table-cell>
              <table:table-cell office:value-type="float" office:value="-22.45352">
                <text:p>-22.45352</text:p>
              </table:table-cell>
              <table:table-cell office:value-type="float" office:value="-5.010637">
                <text:p>-5.010637</text:p>
              </table:table-cell>
              <table:table-cell office:value-type="float" office:value="5.40377442547917">
                <text:p>5.40377442547917</text:p>
              </table:table-cell>
              <table:table-cell office:value-type="float" office:value="-4.43910857452083">
                <text:p>-4.43910857452083</text:p>
              </table:table-cell>
              <table:table-cell office:value-type="float" office:value="5.45352">
                <text:p>5.45352</text:p>
              </table:table-cell>
              <table:table-cell office:value-type="float" office:value="-2.589363">
                <text:p>-2.589363</text:p>
              </table:table-cell>
            </table:table-row>
            <table:table-row>
              <table:table-cell office:value-type="string">
                <text:p>5</text:p>
              </table:table-cell>
              <table:table-cell office:value-type="float" office:value="-17.0497455745208">
                <text:p>-17.0497455745208</text:p>
              </table:table-cell>
              <table:table-cell office:value-type="float" office:value="-9.44974557452083">
                <text:p>-9.44974557452083</text:p>
              </table:table-cell>
              <table:table-cell office:value-type="float" office:value="-17.5">
                <text:p>-17.5</text:p>
              </table:table-cell>
              <table:table-cell office:value-type="float" office:value="-8.7">
                <text:p>-8.7</text:p>
              </table:table-cell>
              <table:table-cell office:value-type="float" office:value="0.450254425479173">
                <text:p>0.450254425479173</text:p>
              </table:table-cell>
              <table:table-cell office:value-type="float" office:value="-0.74974557452083">
                <text:p>-0.74974557452083</text:p>
              </table:table-cell>
              <table:table-cell office:value-type="float" office:value="-24.627691">
                <text:p>-24.627691</text:p>
              </table:table-cell>
              <table:table-cell office:value-type="float" office:value="-4.686217">
                <text:p>-4.686217</text:p>
              </table:table-cell>
              <table:table-cell office:value-type="float" office:value="7.57794542547917">
                <text:p>7.57794542547917</text:p>
              </table:table-cell>
              <table:table-cell office:value-type="float" office:value="-4.76352857452083">
                <text:p>-4.76352857452083</text:p>
              </table:table-cell>
              <table:table-cell office:value-type="float" office:value="7.127691">
                <text:p>7.127691</text:p>
              </table:table-cell>
              <table:table-cell office:value-type="float" office:value="-4.013783">
                <text:p>-4.013783</text:p>
              </table:table-cell>
            </table:table-row>
            <table:table-row>
              <table:table-cell office:value-type="string">
                <text:p>6</text:p>
              </table:table-cell>
              <table:table-cell office:value-type="float" office:value="-17.0433211420547">
                <text:p>-17.0433211420547</text:p>
              </table:table-cell>
              <table:table-cell office:value-type="float" office:value="-9.44332114205469">
                <text:p>-9.44332114205469</text:p>
              </table:table-cell>
              <table:table-cell office:value-type="float" office:value="-16.3">
                <text:p>-16.3</text:p>
              </table:table-cell>
              <table:table-cell office:value-type="float" office:value="-8.5">
                <text:p>-8.5</text:p>
              </table:table-cell>
              <table:table-cell office:value-type="float" office:value="-0.74332114205469">
                <text:p>-0.74332114205469</text:p>
              </table:table-cell>
              <table:table-cell office:value-type="float" office:value="-0.943321142054693">
                <text:p>-0.943321142054693</text:p>
              </table:table-cell>
              <table:table-cell office:value-type="float" office:value="-23.065195">
                <text:p>-23.065195</text:p>
              </table:table-cell>
              <table:table-cell office:value-type="float" office:value="-4.5814366">
                <text:p>-4.5814366</text:p>
              </table:table-cell>
              <table:table-cell office:value-type="float" office:value="6.02187385794531">
                <text:p>6.02187385794531</text:p>
              </table:table-cell>
              <table:table-cell office:value-type="float" office:value="-4.86188454205469">
                <text:p>-4.86188454205469</text:p>
              </table:table-cell>
              <table:table-cell office:value-type="float" office:value="6.765195">
                <text:p>6.765195</text:p>
              </table:table-cell>
              <table:table-cell office:value-type="float" office:value="-3.9185634">
                <text:p>-3.9185634</text:p>
              </table:table-cell>
            </table:table-row>
            <table:table-row>
              <table:table-cell office:value-type="string">
                <text:p>7</text:p>
              </table:table-cell>
              <table:table-cell office:value-type="float" office:value="-17.0199486362527">
                <text:p>-17.0199486362527</text:p>
              </table:table-cell>
              <table:table-cell office:value-type="float" office:value="-9.41994863625273">
                <text:p>-9.41994863625273</text:p>
              </table:table-cell>
              <table:table-cell office:value-type="float" office:value="-17">
                <text:p>-17</text:p>
              </table:table-cell>
              <table:table-cell office:value-type="float" office:value="-8">
                <text:p>-8</text:p>
              </table:table-cell>
              <table:table-cell office:value-type="float" office:value="-0.0199486362527246">
                <text:p>-0.0199486362527246</text:p>
              </table:table-cell>
              <table:table-cell office:value-type="float" office:value="-1.41994863625273">
                <text:p>-1.41994863625273</text:p>
              </table:table-cell>
              <table:table-cell office:value-type="float" office:value="-23.614023">
                <text:p>-23.614023</text:p>
              </table:table-cell>
              <table:table-cell office:value-type="float" office:value="-5.150031">
                <text:p>-5.150031</text:p>
              </table:table-cell>
              <table:table-cell office:value-type="float" office:value="6.59407436374728">
                <text:p>6.59407436374728</text:p>
              </table:table-cell>
              <table:table-cell office:value-type="float" office:value="-4.26991763625273">
                <text:p>-4.26991763625273</text:p>
              </table:table-cell>
              <table:table-cell office:value-type="float" office:value="6.614023">
                <text:p>6.614023</text:p>
              </table:table-cell>
              <table:table-cell office:value-type="float" office:value="-2.849969">
                <text:p>-2.849969</text:p>
              </table:table-cell>
            </table:table-row>
            <table:table-row>
              <table:table-cell office:value-type="string">
                <text:p>8</text:p>
              </table:table-cell>
              <table:table-cell office:value-type="float" office:value="-16.9698879315256">
                <text:p>-16.9698879315256</text:p>
              </table:table-cell>
              <table:table-cell office:value-type="float" office:value="-9.36988793152557">
                <text:p>-9.36988793152557</text:p>
              </table:table-cell>
              <table:table-cell office:value-type="float" office:value="-16.8">
                <text:p>-16.8</text:p>
              </table:table-cell>
              <table:table-cell office:value-type="float" office:value="-7.8">
                <text:p>-7.8</text:p>
              </table:table-cell>
              <table:table-cell office:value-type="float" office:value="-0.169887931525572">
                <text:p>-0.169887931525572</text:p>
              </table:table-cell>
              <table:table-cell office:value-type="float" office:value="-1.56988793152557">
                <text:p>-1.56988793152557</text:p>
              </table:table-cell>
              <table:table-cell office:value-type="float" office:value="-23.33651">
                <text:p>-23.33651</text:p>
              </table:table-cell>
              <table:table-cell office:value-type="float" office:value="-4.3843427">
                <text:p>-4.3843427</text:p>
              </table:table-cell>
              <table:table-cell office:value-type="float" office:value="6.36662206847443">
                <text:p>6.36662206847443</text:p>
              </table:table-cell>
              <table:table-cell office:value-type="float" office:value="-4.98554523152557">
                <text:p>-4.98554523152557</text:p>
              </table:table-cell>
              <table:table-cell office:value-type="float" office:value="6.53651">
                <text:p>6.53651</text:p>
              </table:table-cell>
              <table:table-cell office:value-type="float" office:value="-3.4156573">
                <text:p>-3.4156573</text:p>
              </table:table-cell>
            </table:table-row>
            <table:table-row>
              <table:table-cell office:value-type="string">
                <text:p>9</text:p>
              </table:table-cell>
              <table:table-cell office:value-type="float" office:value="-16.8846474729938">
                <text:p>-16.8846474729938</text:p>
              </table:table-cell>
              <table:table-cell office:value-type="float" office:value="-9.28464747299383">
                <text:p>-9.28464747299383</text:p>
              </table:table-cell>
              <table:table-cell office:value-type="float" office:value="-17">
                <text:p>-17</text:p>
              </table:table-cell>
              <table:table-cell office:value-type="float" office:value="-8.4">
                <text:p>-8.4</text:p>
              </table:table-cell>
              <table:table-cell office:value-type="float" office:value="0.115352527006173">
                <text:p>0.115352527006173</text:p>
              </table:table-cell>
              <table:table-cell office:value-type="float" office:value="-0.884647472993828">
                <text:p>-0.884647472993828</text:p>
              </table:table-cell>
              <table:table-cell office:value-type="float" office:value="-22.306946">
                <text:p>-22.306946</text:p>
              </table:table-cell>
              <table:table-cell office:value-type="float" office:value="-3.3574955">
                <text:p>-3.3574955</text:p>
              </table:table-cell>
              <table:table-cell office:value-type="float" office:value="5.42229852700617">
                <text:p>5.42229852700617</text:p>
              </table:table-cell>
              <table:table-cell office:value-type="float" office:value="-5.92715197299383">
                <text:p>-5.92715197299383</text:p>
              </table:table-cell>
              <table:table-cell office:value-type="float" office:value="5.306946">
                <text:p>5.306946</text:p>
              </table:table-cell>
              <table:table-cell office:value-type="float" office:value="-5.0425045">
                <text:p>-5.0425045</text:p>
              </table:table-cell>
            </table:table-row>
            <table:table-row>
              <table:table-cell office:value-type="string">
                <text:p>10</text:p>
              </table:table-cell>
              <table:table-cell office:value-type="float" office:value="-16.7569333144182">
                <text:p>-16.7569333144182</text:p>
              </table:table-cell>
              <table:table-cell office:value-type="float" office:value="-9.15693331441824">
                <text:p>-9.15693331441824</text:p>
              </table:table-cell>
              <table:table-cell office:value-type="float" office:value="-17">
                <text:p>-17</text:p>
              </table:table-cell>
              <table:table-cell office:value-type="float" office:value="-7.9">
                <text:p>-7.9</text:p>
              </table:table-cell>
              <table:table-cell office:value-type="float" office:value="0.243066685581763">
                <text:p>0.243066685581763</text:p>
              </table:table-cell>
              <table:table-cell office:value-type="float" office:value="-1.25693331441824">
                <text:p>-1.25693331441824</text:p>
              </table:table-cell>
              <table:table-cell office:value-type="float" office:value="-22.63052">
                <text:p>-22.63052</text:p>
              </table:table-cell>
              <table:table-cell office:value-type="float" office:value="-5.9518194">
                <text:p>-5.9518194</text:p>
              </table:table-cell>
              <table:table-cell office:value-type="float" office:value="5.87358668558176">
                <text:p>5.87358668558176</text:p>
              </table:table-cell>
              <table:table-cell office:value-type="float" office:value="-3.20511391441824">
                <text:p>-3.20511391441824</text:p>
              </table:table-cell>
              <table:table-cell office:value-type="float" office:value="5.63052">
                <text:p>5.63052</text:p>
              </table:table-cell>
              <table:table-cell office:value-type="float" office:value="-1.9481806">
                <text:p>-1.9481806</text:p>
              </table:table-cell>
            </table:table-row>
            <table:table-row>
              <table:table-cell office:value-type="string">
                <text:p>11</text:p>
              </table:table-cell>
              <table:table-cell office:value-type="float" office:value="-16.5805981561299">
                <text:p>-16.5805981561299</text:p>
              </table:table-cell>
              <table:table-cell office:value-type="float" office:value="-8.98059815612992">
                <text:p>-8.98059815612992</text:p>
              </table:table-cell>
              <table:table-cell office:value-type="float" office:value="-16">
                <text:p>-16</text:p>
              </table:table-cell>
              <table:table-cell office:value-type="float" office:value="-7.4">
                <text:p>-7.4</text:p>
              </table:table-cell>
              <table:table-cell office:value-type="float" office:value="-0.58059815612992">
                <text:p>-0.58059815612992</text:p>
              </table:table-cell>
              <table:table-cell office:value-type="float" office:value="-1.58059815612992">
                <text:p>-1.58059815612992</text:p>
              </table:table-cell>
              <table:table-cell office:value-type="float" office:value="-22.800684">
                <text:p>-22.800684</text:p>
              </table:table-cell>
              <table:table-cell office:value-type="float" office:value="-4.8126225">
                <text:p>-4.8126225</text:p>
              </table:table-cell>
              <table:table-cell office:value-type="float" office:value="6.22008584387008">
                <text:p>6.22008584387008</text:p>
              </table:table-cell>
              <table:table-cell office:value-type="float" office:value="-4.16797565612992">
                <text:p>-4.16797565612992</text:p>
              </table:table-cell>
              <table:table-cell office:value-type="float" office:value="6.800684">
                <text:p>6.800684</text:p>
              </table:table-cell>
              <table:table-cell office:value-type="float" office:value="-2.5873775">
                <text:p>-2.5873775</text:p>
              </table:table-cell>
            </table:table-row>
            <table:table-row>
              <table:table-cell office:value-type="string">
                <text:p>12</text:p>
              </table:table-cell>
              <table:table-cell office:value-type="float" office:value="-16.3505903829605">
                <text:p>-16.3505903829605</text:p>
              </table:table-cell>
              <table:table-cell office:value-type="float" office:value="-8.75059038296055">
                <text:p>-8.75059038296055</text:p>
              </table:table-cell>
              <table:table-cell office:value-type="float" office:value="-16.5">
                <text:p>-16.5</text:p>
              </table:table-cell>
              <table:table-cell office:value-type="float" office:value="-7.9">
                <text:p>-7.9</text:p>
              </table:table-cell>
              <table:table-cell office:value-type="float" office:value="0.149409617039453">
                <text:p>0.149409617039453</text:p>
              </table:table-cell>
              <table:table-cell office:value-type="float" office:value="-0.850590382960549">
                <text:p>-0.850590382960549</text:p>
              </table:table-cell>
              <table:table-cell office:value-type="float" office:value="-21.809416">
                <text:p>-21.809416</text:p>
              </table:table-cell>
              <table:table-cell office:value-type="float" office:value="-4.42865">
                <text:p>-4.42865</text:p>
              </table:table-cell>
              <table:table-cell office:value-type="float" office:value="5.45882561703945">
                <text:p>5.45882561703945</text:p>
              </table:table-cell>
              <table:table-cell office:value-type="float" office:value="-4.32194038296055">
                <text:p>-4.32194038296055</text:p>
              </table:table-cell>
              <table:table-cell office:value-type="float" office:value="5.309416">
                <text:p>5.309416</text:p>
              </table:table-cell>
              <table:table-cell office:value-type="float" office:value="-3.47135">
                <text:p>-3.47135</text:p>
              </table:table-cell>
            </table:table-row>
            <table:table-row>
              <table:table-cell office:value-type="string">
                <text:p>13</text:p>
              </table:table-cell>
              <table:table-cell office:value-type="float" office:value="-16.0629031021726">
                <text:p>-16.0629031021726</text:p>
              </table:table-cell>
              <table:table-cell office:value-type="float" office:value="-8.46290310217259">
                <text:p>-8.46290310217259</text:p>
              </table:table-cell>
              <table:table-cell office:value-type="float" office:value="-16.6">
                <text:p>-16.6</text:p>
              </table:table-cell>
              <table:table-cell office:value-type="float" office:value="-6.5">
                <text:p>-6.5</text:p>
              </table:table-cell>
              <table:table-cell office:value-type="float" office:value="0.537096897827414">
                <text:p>0.537096897827414</text:p>
              </table:table-cell>
              <table:table-cell office:value-type="float" office:value="-1.96290310217259">
                <text:p>-1.96290310217259</text:p>
              </table:table-cell>
              <table:table-cell office:value-type="float" office:value="-21.849669">
                <text:p>-21.849669</text:p>
              </table:table-cell>
              <table:table-cell office:value-type="float" office:value="-2.8515165">
                <text:p>-2.8515165</text:p>
              </table:table-cell>
              <table:table-cell office:value-type="float" office:value="5.78676589782741">
                <text:p>5.78676589782741</text:p>
              </table:table-cell>
              <table:table-cell office:value-type="float" office:value="-5.61138660217259">
                <text:p>-5.61138660217259</text:p>
              </table:table-cell>
              <table:table-cell office:value-type="float" office:value="5.249669">
                <text:p>5.249669</text:p>
              </table:table-cell>
              <table:table-cell office:value-type="float" office:value="-3.6484835">
                <text:p>-3.6484835</text:p>
              </table:table-cell>
            </table:table-row>
            <table:table-row>
              <table:table-cell office:value-type="string">
                <text:p>14</text:p>
              </table:table-cell>
              <table:table-cell office:value-type="float" office:value="-15.7145231813895">
                <text:p>-15.7145231813895</text:p>
              </table:table-cell>
              <table:table-cell office:value-type="float" office:value="-8.11452318138947">
                <text:p>-8.11452318138947</text:p>
              </table:table-cell>
              <table:table-cell office:value-type="float" office:value="-15.6">
                <text:p>-15.6</text:p>
              </table:table-cell>
              <table:table-cell office:value-type="float" office:value="-5.7">
                <text:p>-5.7</text:p>
              </table:table-cell>
              <table:table-cell office:value-type="float" office:value="-0.114523181389464">
                <text:p>-0.114523181389464</text:p>
              </table:table-cell>
              <table:table-cell office:value-type="float" office:value="-2.41452318138947">
                <text:p>-2.41452318138947</text:p>
              </table:table-cell>
              <table:table-cell office:value-type="float" office:value="-22.070263">
                <text:p>-22.070263</text:p>
              </table:table-cell>
              <table:table-cell office:value-type="float" office:value="-3.141757">
                <text:p>-3.141757</text:p>
              </table:table-cell>
              <table:table-cell office:value-type="float" office:value="6.35573981861054">
                <text:p>6.35573981861054</text:p>
              </table:table-cell>
              <table:table-cell office:value-type="float" office:value="-4.97276618138947">
                <text:p>-4.97276618138947</text:p>
              </table:table-cell>
              <table:table-cell office:value-type="float" office:value="6.470263">
                <text:p>6.470263</text:p>
              </table:table-cell>
              <table:table-cell office:value-type="float" office:value="-2.558243">
                <text:p>-2.558243</text:p>
              </table:table-cell>
            </table:table-row>
            <table:table-row>
              <table:table-cell office:value-type="string">
                <text:p>15</text:p>
              </table:table-cell>
              <table:table-cell office:value-type="float" office:value="-15.3033802865258">
                <text:p>-15.3033802865258</text:p>
              </table:table-cell>
              <table:table-cell office:value-type="float" office:value="-7.70338028652581">
                <text:p>-7.70338028652581</text:p>
              </table:table-cell>
              <table:table-cell office:value-type="float" office:value="-15.5">
                <text:p>-15.5</text:p>
              </table:table-cell>
              <table:table-cell office:value-type="float" office:value="-6.8">
                <text:p>-6.8</text:p>
              </table:table-cell>
              <table:table-cell office:value-type="float" office:value="0.196619713474192">
                <text:p>0.196619713474192</text:p>
              </table:table-cell>
              <table:table-cell office:value-type="float" office:value="-0.90338028652581">
                <text:p>-0.90338028652581</text:p>
              </table:table-cell>
              <table:table-cell office:value-type="float" office:value="-20.707449">
                <text:p>-20.707449</text:p>
              </table:table-cell>
              <table:table-cell office:value-type="float" office:value="-3.6006567">
                <text:p>-3.6006567</text:p>
              </table:table-cell>
              <table:table-cell office:value-type="float" office:value="5.40406871347419">
                <text:p>5.40406871347419</text:p>
              </table:table-cell>
              <table:table-cell office:value-type="float" office:value="-4.10272358652581">
                <text:p>-4.10272358652581</text:p>
              </table:table-cell>
              <table:table-cell office:value-type="float" office:value="5.207449">
                <text:p>5.207449</text:p>
              </table:table-cell>
              <table:table-cell office:value-type="float" office:value="-3.1993433">
                <text:p>-3.1993433</text:p>
              </table:table-cell>
            </table:table-row>
            <table:table-row>
              <table:table-cell office:value-type="string">
                <text:p>16</text:p>
              </table:table-cell>
              <table:table-cell office:value-type="float" office:value="-14.8282959197176">
                <text:p>-14.8282959197176</text:p>
              </table:table-cell>
              <table:table-cell office:value-type="float" office:value="-7.22829591971764">
                <text:p>-7.22829591971764</text:p>
              </table:table-cell>
              <table:table-cell office:value-type="float" office:value="-14.9">
                <text:p>-14.9</text:p>
              </table:table-cell>
              <table:table-cell office:value-type="float" office:value="-4.4">
                <text:p>-4.4</text:p>
              </table:table-cell>
              <table:table-cell office:value-type="float" office:value="0.0717040802823643">
                <text:p>0.0717040802823643</text:p>
              </table:table-cell>
              <table:table-cell office:value-type="float" office:value="-2.82829591971764">
                <text:p>-2.82829591971764</text:p>
              </table:table-cell>
              <table:table-cell office:value-type="float" office:value="-20.630209">
                <text:p>-20.630209</text:p>
              </table:table-cell>
              <table:table-cell office:value-type="float" office:value="-2.0451126">
                <text:p>-2.0451126</text:p>
              </table:table-cell>
              <table:table-cell office:value-type="float" office:value="5.80191308028237">
                <text:p>5.80191308028237</text:p>
              </table:table-cell>
              <table:table-cell office:value-type="float" office:value="-5.18318331971764">
                <text:p>-5.18318331971764</text:p>
              </table:table-cell>
              <table:table-cell office:value-type="float" office:value="5.730209">
                <text:p>5.730209</text:p>
              </table:table-cell>
              <table:table-cell office:value-type="float" office:value="-2.3548874">
                <text:p>-2.3548874</text:p>
              </table:table-cell>
            </table:table-row>
            <table:table-row>
              <table:table-cell office:value-type="string">
                <text:p>17</text:p>
              </table:table-cell>
              <table:table-cell office:value-type="float" office:value="-14.2889324572526">
                <text:p>-14.2889324572526</text:p>
              </table:table-cell>
              <table:table-cell office:value-type="float" office:value="-6.68893245725256">
                <text:p>-6.68893245725256</text:p>
              </table:table-cell>
              <table:table-cell office:value-type="float" office:value="-14.4">
                <text:p>-14.4</text:p>
              </table:table-cell>
              <table:table-cell office:value-type="float" office:value="-4.4">
                <text:p>-4.4</text:p>
              </table:table-cell>
              <table:table-cell office:value-type="float" office:value="0.111067542747444">
                <text:p>0.111067542747444</text:p>
              </table:table-cell>
              <table:table-cell office:value-type="float" office:value="-2.28893245725256">
                <text:p>-2.28893245725256</text:p>
              </table:table-cell>
              <table:table-cell office:value-type="float" office:value="-20.161499">
                <text:p>-20.161499</text:p>
              </table:table-cell>
              <table:table-cell office:value-type="float" office:value="-1.7971145">
                <text:p>-1.7971145</text:p>
              </table:table-cell>
              <table:table-cell office:value-type="float" office:value="5.87256654274744">
                <text:p>5.87256654274744</text:p>
              </table:table-cell>
              <table:table-cell office:value-type="float" office:value="-4.89181795725256">
                <text:p>-4.89181795725256</text:p>
              </table:table-cell>
              <table:table-cell office:value-type="float" office:value="5.761499">
                <text:p>5.761499</text:p>
              </table:table-cell>
              <table:table-cell office:value-type="float" office:value="-2.6028855">
                <text:p>-2.6028855</text:p>
              </table:table-cell>
            </table:table-row>
            <table:table-row>
              <table:table-cell office:value-type="string">
                <text:p>18</text:p>
              </table:table-cell>
              <table:table-cell office:value-type="float" office:value="-13.6857421875">
                <text:p>-13.6857421875</text:p>
              </table:table-cell>
              <table:table-cell office:value-type="float" office:value="-6.0857421875">
                <text:p>-6.0857421875</text:p>
              </table:table-cell>
              <table:table-cell office:value-type="float" office:value="-13.1">
                <text:p>-13.1</text:p>
              </table:table-cell>
              <table:table-cell office:value-type="float" office:value="-5.2">
                <text:p>-5.2</text:p>
              </table:table-cell>
              <table:table-cell office:value-type="float" office:value="-0.585742187500001">
                <text:p>-0.585742187500001</text:p>
              </table:table-cell>
              <table:table-cell office:value-type="float" office:value="-0.8857421875">
                <text:p>-0.8857421875</text:p>
              </table:table-cell>
              <table:table-cell office:value-type="float" office:value="-19.612083">
                <text:p>-19.612083</text:p>
              </table:table-cell>
              <table:table-cell office:value-type="float" office:value="-1.0622241">
                <text:p>-1.0622241</text:p>
              </table:table-cell>
              <table:table-cell office:value-type="float" office:value="5.9263408125">
                <text:p>5.9263408125</text:p>
              </table:table-cell>
              <table:table-cell office:value-type="float" office:value="-5.0235180875">
                <text:p>-5.0235180875</text:p>
              </table:table-cell>
              <table:table-cell office:value-type="float" office:value="6.512083">
                <text:p>6.512083</text:p>
              </table:table-cell>
              <table:table-cell office:value-type="float" office:value="-4.1377759">
                <text:p>-4.1377759</text:p>
              </table:table-cell>
            </table:table-row>
            <table:table-row>
              <table:table-cell office:value-type="string">
                <text:p>19</text:p>
              </table:table-cell>
              <table:table-cell office:value-type="float" office:value="-13.0199163488414">
                <text:p>-13.0199163488414</text:p>
              </table:table-cell>
              <table:table-cell office:value-type="float" office:value="-5.4199163488414">
                <text:p>-5.4199163488414</text:p>
              </table:table-cell>
              <table:table-cell office:value-type="float" office:value="-12.4">
                <text:p>-12.4</text:p>
              </table:table-cell>
              <table:table-cell office:value-type="float" office:value="-4.3">
                <text:p>-4.3</text:p>
              </table:table-cell>
              <table:table-cell office:value-type="float" office:value="-0.619916348841402">
                <text:p>-0.619916348841402</text:p>
              </table:table-cell>
              <table:table-cell office:value-type="float" office:value="-1.1199163488414">
                <text:p>-1.1199163488414</text:p>
              </table:table-cell>
              <table:table-cell office:value-type="float" office:value="-19.577929">
                <text:p>-19.577929</text:p>
              </table:table-cell>
              <table:table-cell office:value-type="float" office:value="-1.1235979">
                <text:p>-1.1235979</text:p>
              </table:table-cell>
              <table:table-cell office:value-type="float" office:value="6.5580126511586">
                <text:p>6.5580126511586</text:p>
              </table:table-cell>
              <table:table-cell office:value-type="float" office:value="-4.2963184488414">
                <text:p>-4.2963184488414</text:p>
              </table:table-cell>
              <table:table-cell office:value-type="float" office:value="7.177929">
                <text:p>7.177929</text:p>
              </table:table-cell>
              <table:table-cell office:value-type="float" office:value="-3.1764021">
                <text:p>-3.1764021</text:p>
              </table:table-cell>
            </table:table-row>
            <table:table-row>
              <table:table-cell office:value-type="string">
                <text:p>20</text:p>
              </table:table-cell>
              <table:table-cell office:value-type="float" office:value="-12.2933341676004">
                <text:p>-12.2933341676004</text:p>
              </table:table-cell>
              <table:table-cell office:value-type="float" office:value="-4.69333416760038">
                <text:p>-4.69333416760038</text:p>
              </table:table-cell>
              <table:table-cell office:value-type="float" office:value="-14.4">
                <text:p>-14.4</text:p>
              </table:table-cell>
              <table:table-cell office:value-type="float" office:value="-2.9">
                <text:p>-2.9</text:p>
              </table:table-cell>
              <table:table-cell office:value-type="float" office:value="2.10666583239962">
                <text:p>2.10666583239962</text:p>
              </table:table-cell>
              <table:table-cell office:value-type="float" office:value="-1.79333416760038">
                <text:p>-1.79333416760038</text:p>
              </table:table-cell>
              <table:table-cell office:value-type="float" office:value="-18.147728">
                <text:p>-18.147728</text:p>
              </table:table-cell>
              <table:table-cell office:value-type="float" office:value="0.4524167">
                <text:p>0.4524167</text:p>
              </table:table-cell>
              <table:table-cell office:value-type="float" office:value="5.85439383239962">
                <text:p>5.85439383239962</text:p>
              </table:table-cell>
              <table:table-cell office:value-type="float" office:value="-5.14575086760038">
                <text:p>-5.14575086760038</text:p>
              </table:table-cell>
              <table:table-cell office:value-type="float" office:value="3.747728">
                <text:p>3.747728</text:p>
              </table:table-cell>
              <table:table-cell office:value-type="float" office:value="-3.3524167">
                <text:p>-3.3524167</text:p>
              </table:table-cell>
            </table:table-row>
            <table:table-row>
              <table:table-cell office:value-type="string">
                <text:p>21</text:p>
              </table:table-cell>
              <table:table-cell office:value-type="float" office:value="-11.5085118959731">
                <text:p>-11.5085118959731</text:p>
              </table:table-cell>
              <table:table-cell office:value-type="float" office:value="-3.90851189597306">
                <text:p>-3.90851189597306</text:p>
              </table:table-cell>
              <table:table-cell office:value-type="float" office:value="-12.7">
                <text:p>-12.7</text:p>
              </table:table-cell>
              <table:table-cell office:value-type="float" office:value="-2.7">
                <text:p>-2.7</text:p>
              </table:table-cell>
              <table:table-cell office:value-type="float" office:value="1.19148810402694">
                <text:p>1.19148810402694</text:p>
              </table:table-cell>
              <table:table-cell office:value-type="float" office:value="-1.20851189597306">
                <text:p>-1.20851189597306</text:p>
              </table:table-cell>
              <table:table-cell office:value-type="float" office:value="-17.280428">
                <text:p>-17.280428</text:p>
              </table:table-cell>
              <table:table-cell office:value-type="float" office:value="0.5398388">
                <text:p>0.5398388</text:p>
              </table:table-cell>
              <table:table-cell office:value-type="float" office:value="5.77191610402694">
                <text:p>5.77191610402694</text:p>
              </table:table-cell>
              <table:table-cell office:value-type="float" office:value="-4.44835069597306">
                <text:p>-4.44835069597306</text:p>
              </table:table-cell>
              <table:table-cell office:value-type="float" office:value="4.580428">
                <text:p>4.580428</text:p>
              </table:table-cell>
              <table:table-cell office:value-type="float" office:value="-3.2398388">
                <text:p>-3.2398388</text:p>
              </table:table-cell>
            </table:table-row>
            <table:table-row>
              <table:table-cell office:value-type="string">
                <text:p>22</text:p>
              </table:table-cell>
              <table:table-cell office:value-type="float" office:value="-10.6685518499581">
                <text:p>-10.6685518499581</text:p>
              </table:table-cell>
              <table:table-cell office:value-type="float" office:value="-3.0685518499581">
                <text:p>-3.0685518499581</text:p>
              </table:table-cell>
              <table:table-cell office:value-type="float" office:value="-11.2">
                <text:p>-11.2</text:p>
              </table:table-cell>
              <table:table-cell office:value-type="float" office:value="-2.6">
                <text:p>-2.6</text:p>
              </table:table-cell>
              <table:table-cell office:value-type="float" office:value="0.5314481500419">
                <text:p>0.5314481500419</text:p>
              </table:table-cell>
              <table:table-cell office:value-type="float" office:value="-0.468551849958101">
                <text:p>-0.468551849958101</text:p>
              </table:table-cell>
              <table:table-cell office:value-type="float" office:value="-18.227816">
                <text:p>-18.227816</text:p>
              </table:table-cell>
              <table:table-cell office:value-type="float" office:value="2.0664294">
                <text:p>2.0664294</text:p>
              </table:table-cell>
              <table:table-cell office:value-type="float" office:value="7.5592641500419">
                <text:p>7.5592641500419</text:p>
              </table:table-cell>
              <table:table-cell office:value-type="float" office:value="-5.1349812499581">
                <text:p>-5.1349812499581</text:p>
              </table:table-cell>
              <table:table-cell office:value-type="float" office:value="7.027816">
                <text:p>7.027816</text:p>
              </table:table-cell>
              <table:table-cell office:value-type="float" office:value="-4.6664294">
                <text:p>-4.6664294</text:p>
              </table:table-cell>
            </table:table-row>
            <table:table-row>
              <table:table-cell office:value-type="string">
                <text:p>23</text:p>
              </table:table-cell>
              <table:table-cell office:value-type="float" office:value="-9.77709144728705">
                <text:p>-9.77709144728705</text:p>
              </table:table-cell>
              <table:table-cell office:value-type="float" office:value="-2.17709144728705">
                <text:p>-2.17709144728705</text:p>
              </table:table-cell>
              <table:table-cell office:value-type="float" office:value="-10.7">
                <text:p>-10.7</text:p>
              </table:table-cell>
              <table:table-cell office:value-type="float" office:value="-0.2">
                <text:p>-0.2</text:p>
              </table:table-cell>
              <table:table-cell office:value-type="float" office:value="0.922908552712952">
                <text:p>0.922908552712952</text:p>
              </table:table-cell>
              <table:table-cell office:value-type="float" office:value="-1.97709144728705">
                <text:p>-1.97709144728705</text:p>
              </table:table-cell>
              <table:table-cell office:value-type="float" office:value="-15.8259">
                <text:p>-15.8259</text:p>
              </table:table-cell>
              <table:table-cell office:value-type="float" office:value="2.7201445">
                <text:p>2.7201445</text:p>
              </table:table-cell>
              <table:table-cell office:value-type="float" office:value="6.04880855271295">
                <text:p>6.04880855271295</text:p>
              </table:table-cell>
              <table:table-cell office:value-type="float" office:value="-4.89723594728705">
                <text:p>-4.89723594728705</text:p>
              </table:table-cell>
              <table:table-cell office:value-type="float" office:value="5.1259">
                <text:p>5.1259</text:p>
              </table:table-cell>
              <table:table-cell office:value-type="float" office:value="-2.9201445">
                <text:p>-2.9201445</text:p>
              </table:table-cell>
            </table:table-row>
            <table:table-row>
              <table:table-cell office:value-type="string">
                <text:p>24</text:p>
              </table:table-cell>
              <table:table-cell office:value-type="float" office:value="-8.8382522453545">
                <text:p>-8.8382522453545</text:p>
              </table:table-cell>
              <table:table-cell office:value-type="float" office:value="-1.2382522453545">
                <text:p>-1.2382522453545</text:p>
              </table:table-cell>
              <table:table-cell office:value-type="float" office:value="-8.6">
                <text:p>-8.6</text:p>
              </table:table-cell>
              <table:table-cell office:value-type="float" office:value="0.1">
                <text:p>0.1</text:p>
              </table:table-cell>
              <table:table-cell office:value-type="float" office:value="-0.2382522453545">
                <text:p>-0.2382522453545</text:p>
              </table:table-cell>
              <table:table-cell office:value-type="float" office:value="-1.3382522453545">
                <text:p>-1.3382522453545</text:p>
              </table:table-cell>
              <table:table-cell office:value-type="float" office:value="-15.126586">
                <text:p>-15.126586</text:p>
              </table:table-cell>
              <table:table-cell office:value-type="float" office:value="4.482551">
                <text:p>4.482551</text:p>
              </table:table-cell>
              <table:table-cell office:value-type="float" office:value="6.2883337546455">
                <text:p>6.2883337546455</text:p>
              </table:table-cell>
              <table:table-cell office:value-type="float" office:value="-5.7208032453545">
                <text:p>-5.7208032453545</text:p>
              </table:table-cell>
              <table:table-cell office:value-type="float" office:value="6.526586">
                <text:p>6.526586</text:p>
              </table:table-cell>
              <table:table-cell office:value-type="float" office:value="-4.382551">
                <text:p>-4.382551</text:p>
              </table:table-cell>
            </table:table-row>
            <table:table-row>
              <table:table-cell office:value-type="string">
                <text:p>25</text:p>
              </table:table-cell>
              <table:table-cell office:value-type="float" office:value="-7.85658897914828">
                <text:p>-7.85658897914828</text:p>
              </table:table-cell>
              <table:table-cell office:value-type="float" office:value="-0.256588979148281">
                <text:p>-0.256588979148281</text:p>
              </table:table-cell>
              <table:table-cell office:value-type="float" office:value="-7.1">
                <text:p>-7.1</text:p>
              </table:table-cell>
              <table:table-cell office:value-type="float" office:value="1.8">
                <text:p>1.8</text:p>
              </table:table-cell>
              <table:table-cell office:value-type="float" office:value="-0.756588979148281">
                <text:p>-0.756588979148281</text:p>
              </table:table-cell>
              <table:table-cell office:value-type="float" office:value="-2.05658897914828">
                <text:p>-2.05658897914828</text:p>
              </table:table-cell>
              <table:table-cell office:value-type="float" office:value="-13.02264">
                <text:p>-13.02264</text:p>
              </table:table-cell>
              <table:table-cell office:value-type="float" office:value="5.315191">
                <text:p>5.315191</text:p>
              </table:table-cell>
              <table:table-cell office:value-type="float" office:value="5.16605102085172">
                <text:p>5.16605102085172</text:p>
              </table:table-cell>
              <table:table-cell office:value-type="float" office:value="-5.57177997914828">
                <text:p>-5.57177997914828</text:p>
              </table:table-cell>
              <table:table-cell office:value-type="float" office:value="5.92264">
                <text:p>5.92264</text:p>
              </table:table-cell>
              <table:table-cell office:value-type="float" office:value="-3.515191">
                <text:p>-3.515191</text:p>
              </table:table-cell>
            </table:table-row>
            <table:table-row>
              <table:table-cell office:value-type="string">
                <text:p>26</text:p>
              </table:table-cell>
              <table:table-cell office:value-type="float" office:value="-6.83703859917964">
                <text:p>-6.83703859917964</text:p>
              </table:table-cell>
              <table:table-cell office:value-type="float" office:value="0.76296140082036">
                <text:p>0.76296140082036</text:p>
              </table:table-cell>
              <table:table-cell office:value-type="float" office:value="-8.2">
                <text:p>-8.2</text:p>
              </table:table-cell>
              <table:table-cell office:value-type="float" office:value="1.6">
                <text:p>1.6</text:p>
              </table:table-cell>
              <table:table-cell office:value-type="float" office:value="1.36296140082036">
                <text:p>1.36296140082036</text:p>
              </table:table-cell>
              <table:table-cell office:value-type="float" office:value="-0.83703859917964">
                <text:p>-0.83703859917964</text:p>
              </table:table-cell>
              <table:table-cell office:value-type="float" office:value="-13.004377">
                <text:p>-13.004377</text:p>
              </table:table-cell>
              <table:table-cell office:value-type="float" office:value="4.828752">
                <text:p>4.828752</text:p>
              </table:table-cell>
              <table:table-cell office:value-type="float" office:value="6.16733840082036">
                <text:p>6.16733840082036</text:p>
              </table:table-cell>
              <table:table-cell office:value-type="float" office:value="-4.06579059917964">
                <text:p>-4.06579059917964</text:p>
              </table:table-cell>
              <table:table-cell office:value-type="float" office:value="4.804377">
                <text:p>4.804377</text:p>
              </table:table-cell>
              <table:table-cell office:value-type="float" office:value="-3.228752">
                <text:p>-3.228752</text:p>
              </table:table-cell>
            </table:table-row>
            <table:table-row>
              <table:table-cell office:value-type="string">
                <text:p>27</text:p>
              </table:table-cell>
              <table:table-cell office:value-type="float" office:value="-5.78486930941357">
                <text:p>-5.78486930941357</text:p>
              </table:table-cell>
              <table:table-cell office:value-type="float" office:value="1.81513069058644">
                <text:p>1.81513069058644</text:p>
              </table:table-cell>
              <table:table-cell office:value-type="float" office:value="-6.3">
                <text:p>-6.3</text:p>
              </table:table-cell>
              <table:table-cell office:value-type="float" office:value="2.8">
                <text:p>2.8</text:p>
              </table:table-cell>
              <table:table-cell office:value-type="float" office:value="0.515130690586435">
                <text:p>0.515130690586435</text:p>
              </table:table-cell>
              <table:table-cell office:value-type="float" office:value="-0.984869309413565">
                <text:p>-0.984869309413565</text:p>
              </table:table-cell>
              <table:table-cell office:value-type="float" office:value="-11.7226">
                <text:p>-11.7226</text:p>
              </table:table-cell>
              <table:table-cell office:value-type="float" office:value="7.1989217">
                <text:p>7.1989217</text:p>
              </table:table-cell>
              <table:table-cell office:value-type="float" office:value="5.93773069058644">
                <text:p>5.93773069058644</text:p>
              </table:table-cell>
              <table:table-cell office:value-type="float" office:value="-5.38379100941357">
                <text:p>-5.38379100941357</text:p>
              </table:table-cell>
              <table:table-cell office:value-type="float" office:value="5.4226">
                <text:p>5.4226</text:p>
              </table:table-cell>
              <table:table-cell office:value-type="float" office:value="-4.3989217">
                <text:p>-4.3989217</text:p>
              </table:table-cell>
            </table:table-row>
            <table:table-row>
              <table:table-cell office:value-type="string">
                <text:p>28</text:p>
              </table:table-cell>
              <table:table-cell office:value-type="float" office:value="-4.70562960519888">
                <text:p>-4.70562960519888</text:p>
              </table:table-cell>
              <table:table-cell office:value-type="float" office:value="2.89437039480112">
                <text:p>2.89437039480112</text:p>
              </table:table-cell>
              <table:table-cell office:value-type="float" office:value="-6">
                <text:p>-6</text:p>
              </table:table-cell>
              <table:table-cell office:value-type="float" office:value="4.7">
                <text:p>4.7</text:p>
              </table:table-cell>
              <table:table-cell office:value-type="float" office:value="1.29437039480112">
                <text:p>1.29437039480112</text:p>
              </table:table-cell>
              <table:table-cell office:value-type="float" office:value="-1.80562960519888">
                <text:p>-1.80562960519888</text:p>
              </table:table-cell>
              <table:table-cell office:value-type="float" office:value="-10.869858">
                <text:p>-10.869858</text:p>
              </table:table-cell>
              <table:table-cell office:value-type="float" office:value="8.718765">
                <text:p>8.718765</text:p>
              </table:table-cell>
              <table:table-cell office:value-type="float" office:value="6.16422839480112">
                <text:p>6.16422839480112</text:p>
              </table:table-cell>
              <table:table-cell office:value-type="float" office:value="-5.82439460519888">
                <text:p>-5.82439460519888</text:p>
              </table:table-cell>
              <table:table-cell office:value-type="float" office:value="4.869858">
                <text:p>4.869858</text:p>
              </table:table-cell>
              <table:table-cell office:value-type="float" office:value="-4.018765">
                <text:p>-4.018765</text:p>
              </table:table-cell>
            </table:table-row>
            <table:table-row>
              <table:table-cell office:value-type="string">
                <text:p>29</text:p>
              </table:table-cell>
              <table:table-cell office:value-type="float" office:value="-3.60509731119839">
                <text:p>-3.60509731119839</text:p>
              </table:table-cell>
              <table:table-cell office:value-type="float" office:value="3.99490268880161">
                <text:p>3.99490268880161</text:p>
              </table:table-cell>
              <table:table-cell office:value-type="float" office:value="-4">
                <text:p>-4</text:p>
              </table:table-cell>
              <table:table-cell office:value-type="float" office:value="5.3">
                <text:p>5.3</text:p>
              </table:table-cell>
              <table:table-cell office:value-type="float" office:value="0.394902688801611">
                <text:p>0.394902688801611</text:p>
              </table:table-cell>
              <table:table-cell office:value-type="float" office:value="-1.30509731119839">
                <text:p>-1.30509731119839</text:p>
              </table:table-cell>
              <table:table-cell office:value-type="float" office:value="-9.880151">
                <text:p>-9.880151</text:p>
              </table:table-cell>
              <table:table-cell office:value-type="float" office:value="9.154615">
                <text:p>9.154615</text:p>
              </table:table-cell>
              <table:table-cell office:value-type="float" office:value="6.27505368880161">
                <text:p>6.27505368880161</text:p>
              </table:table-cell>
              <table:table-cell office:value-type="float" office:value="-5.15971231119839">
                <text:p>-5.15971231119839</text:p>
              </table:table-cell>
              <table:table-cell office:value-type="float" office:value="5.880151">
                <text:p>5.880151</text:p>
              </table:table-cell>
              <table:table-cell office:value-type="float" office:value="-3.854615">
                <text:p>-3.854615</text:p>
              </table:table-cell>
            </table:table-row>
            <table:table-row>
              <table:table-cell office:value-type="string">
                <text:p>30</text:p>
              </table:table-cell>
              <table:table-cell office:value-type="float" office:value="-2.48922861931935">
                <text:p>-2.48922861931935</text:p>
              </table:table-cell>
              <table:table-cell office:value-type="float" office:value="5.11077138068065">
                <text:p>5.11077138068065</text:p>
              </table:table-cell>
              <table:table-cell office:value-type="float" office:value="-2.4">
                <text:p>-2.4</text:p>
              </table:table-cell>
              <table:table-cell office:value-type="float" office:value="7.5">
                <text:p>7.5</text:p>
              </table:table-cell>
              <table:table-cell office:value-type="float" office:value="-0.0892286193193459">
                <text:p>-0.0892286193193459</text:p>
              </table:table-cell>
              <table:table-cell office:value-type="float" office:value="-2.38922861931935">
                <text:p>-2.38922861931935</text:p>
              </table:table-cell>
              <table:table-cell office:value-type="float" office:value="-7.7173734">
                <text:p>-7.7173734</text:p>
              </table:table-cell>
              <table:table-cell office:value-type="float" office:value="9.874898">
                <text:p>9.874898</text:p>
              </table:table-cell>
              <table:table-cell office:value-type="float" office:value="5.22814478068065">
                <text:p>5.22814478068065</text:p>
              </table:table-cell>
              <table:table-cell office:value-type="float" office:value="-4.76412661931935">
                <text:p>-4.76412661931935</text:p>
              </table:table-cell>
              <table:table-cell office:value-type="float" office:value="5.3173734">
                <text:p>5.3173734</text:p>
              </table:table-cell>
              <table:table-cell office:value-type="float" office:value="-2.374898">
                <text:p>-2.374898</text:p>
              </table:table-cell>
            </table:table-row>
            <table:table-row>
              <table:table-cell office:value-type="string">
                <text:p>31</text:p>
              </table:table-cell>
              <table:table-cell office:value-type="float" office:value="-1.36410712664332">
                <text:p>-1.36410712664332</text:p>
              </table:table-cell>
              <table:table-cell office:value-type="float" office:value="6.23589287335668">
                <text:p>6.23589287335668</text:p>
              </table:table-cell>
              <table:table-cell office:value-type="float" office:value="-0.9">
                <text:p>-0.9</text:p>
              </table:table-cell>
              <table:table-cell office:value-type="float" office:value="7.1">
                <text:p>7.1</text:p>
              </table:table-cell>
              <table:table-cell office:value-type="float" office:value="-0.46410712664332">
                <text:p>-0.46410712664332</text:p>
              </table:table-cell>
              <table:table-cell office:value-type="float" office:value="-0.86410712664332">
                <text:p>-0.86410712664332</text:p>
              </table:table-cell>
              <table:table-cell office:value-type="float" office:value="-7.356467">
                <text:p>-7.356467</text:p>
              </table:table-cell>
              <table:table-cell office:value-type="float" office:value="11.853586">
                <text:p>11.853586</text:p>
              </table:table-cell>
              <table:table-cell office:value-type="float" office:value="5.99235987335668">
                <text:p>5.99235987335668</text:p>
              </table:table-cell>
              <table:table-cell office:value-type="float" office:value="-5.61769312664332">
                <text:p>-5.61769312664332</text:p>
              </table:table-cell>
              <table:table-cell office:value-type="float" office:value="6.456467">
                <text:p>6.456467</text:p>
              </table:table-cell>
              <table:table-cell office:value-type="float" office:value="-4.753586">
                <text:p>-4.753586</text:p>
              </table:table-cell>
            </table:table-row>
            <table:table-row>
              <table:table-cell office:value-type="string">
                <text:p>32</text:p>
              </table:table-cell>
              <table:table-cell office:value-type="float" office:value="-0.235892873356678">
                <text:p>-0.235892873356678</text:p>
              </table:table-cell>
              <table:table-cell office:value-type="float" office:value="7.36410712664332">
                <text:p>7.36410712664332</text:p>
              </table:table-cell>
              <table:table-cell office:value-type="float" office:value="-0.3">
                <text:p>-0.3</text:p>
              </table:table-cell>
              <table:table-cell office:value-type="float" office:value="8.1">
                <text:p>8.1</text:p>
              </table:table-cell>
              <table:table-cell office:value-type="float" office:value="0.0641071266433217">
                <text:p>0.0641071266433217</text:p>
              </table:table-cell>
              <table:table-cell office:value-type="float" office:value="-0.735892873356678">
                <text:p>-0.735892873356678</text:p>
              </table:table-cell>
              <table:table-cell office:value-type="float" office:value="-5.3687825">
                <text:p>-5.3687825</text:p>
              </table:table-cell>
              <table:table-cell office:value-type="float" office:value="13.492847">
                <text:p>13.492847</text:p>
              </table:table-cell>
              <table:table-cell office:value-type="float" office:value="5.13288962664332">
                <text:p>5.13288962664332</text:p>
              </table:table-cell>
              <table:table-cell office:value-type="float" office:value="-6.12873987335668">
                <text:p>-6.12873987335668</text:p>
              </table:table-cell>
              <table:table-cell office:value-type="float" office:value="5.0687825">
                <text:p>5.0687825</text:p>
              </table:table-cell>
              <table:table-cell office:value-type="float" office:value="-5.392847">
                <text:p>-5.392847</text:p>
              </table:table-cell>
            </table:table-row>
            <table:table-row>
              <table:table-cell office:value-type="string">
                <text:p>33</text:p>
              </table:table-cell>
              <table:table-cell office:value-type="float" office:value="0.889228619319344">
                <text:p>0.889228619319344</text:p>
              </table:table-cell>
              <table:table-cell office:value-type="float" office:value="8.48922861931935">
                <text:p>8.48922861931935</text:p>
              </table:table-cell>
              <table:table-cell office:value-type="float" office:value="0.6">
                <text:p>0.6</text:p>
              </table:table-cell>
              <table:table-cell office:value-type="float" office:value="9">
                <text:p>9</text:p>
              </table:table-cell>
              <table:table-cell office:value-type="float" office:value="0.289228619319344">
                <text:p>0.289228619319344</text:p>
              </table:table-cell>
              <table:table-cell office:value-type="float" office:value="-0.510771380680655">
                <text:p>-0.510771380680655</text:p>
              </table:table-cell>
              <table:table-cell office:value-type="float" office:value="-4.118557">
                <text:p>-4.118557</text:p>
              </table:table-cell>
              <table:table-cell office:value-type="float" office:value="13.321497">
                <text:p>13.321497</text:p>
              </table:table-cell>
              <table:table-cell office:value-type="float" office:value="5.00778561931934">
                <text:p>5.00778561931934</text:p>
              </table:table-cell>
              <table:table-cell office:value-type="float" office:value="-4.83226838068066">
                <text:p>-4.83226838068066</text:p>
              </table:table-cell>
              <table:table-cell office:value-type="float" office:value="4.718557">
                <text:p>4.718557</text:p>
              </table:table-cell>
              <table:table-cell office:value-type="float" office:value="-4.321497">
                <text:p>-4.321497</text:p>
              </table:table-cell>
            </table:table-row>
            <table:table-row>
              <table:table-cell office:value-type="string">
                <text:p>34</text:p>
              </table:table-cell>
              <table:table-cell office:value-type="float" office:value="2.00509731119839">
                <text:p>2.00509731119839</text:p>
              </table:table-cell>
              <table:table-cell office:value-type="float" office:value="9.60509731119839">
                <text:p>9.60509731119839</text:p>
              </table:table-cell>
              <table:table-cell office:value-type="float" office:value="1.5">
                <text:p>1.5</text:p>
              </table:table-cell>
              <table:table-cell office:value-type="float" office:value="10.9">
                <text:p>10.9</text:p>
              </table:table-cell>
              <table:table-cell office:value-type="float" office:value="0.505097311198392">
                <text:p>0.505097311198392</text:p>
              </table:table-cell>
              <table:table-cell office:value-type="float" office:value="-1.29490268880161">
                <text:p>-1.29490268880161</text:p>
              </table:table-cell>
              <table:table-cell office:value-type="float" office:value="-2.7348363">
                <text:p>-2.7348363</text:p>
              </table:table-cell>
              <table:table-cell office:value-type="float" office:value="16.63224">
                <text:p>16.63224</text:p>
              </table:table-cell>
              <table:table-cell office:value-type="float" office:value="4.73993361119839">
                <text:p>4.73993361119839</text:p>
              </table:table-cell>
              <table:table-cell office:value-type="float" office:value="-7.02714268880161">
                <text:p>-7.02714268880161</text:p>
              </table:table-cell>
              <table:table-cell office:value-type="float" office:value="4.2348363">
                <text:p>4.2348363</text:p>
              </table:table-cell>
              <table:table-cell office:value-type="float" office:value="-5.73224">
                <text:p>-5.73224</text:p>
              </table:table-cell>
            </table:table-row>
            <table:table-row>
              <table:table-cell office:value-type="string">
                <text:p>35</text:p>
              </table:table-cell>
              <table:table-cell office:value-type="float" office:value="3.10562960519888">
                <text:p>3.10562960519888</text:p>
              </table:table-cell>
              <table:table-cell office:value-type="float" office:value="10.7056296051989">
                <text:p>10.7056296051989</text:p>
              </table:table-cell>
              <table:table-cell office:value-type="float" office:value="2.5">
                <text:p>2.5</text:p>
              </table:table-cell>
              <table:table-cell office:value-type="float" office:value="12.5">
                <text:p>12.5</text:p>
              </table:table-cell>
              <table:table-cell office:value-type="float" office:value="0.605629605198879">
                <text:p>0.605629605198879</text:p>
              </table:table-cell>
              <table:table-cell office:value-type="float" office:value="-1.79437039480112">
                <text:p>-1.79437039480112</text:p>
              </table:table-cell>
              <table:table-cell office:value-type="float" office:value="-1.994472">
                <text:p>-1.994472</text:p>
              </table:table-cell>
              <table:table-cell office:value-type="float" office:value="17.31736">
                <text:p>17.31736</text:p>
              </table:table-cell>
              <table:table-cell office:value-type="float" office:value="5.10010160519888">
                <text:p>5.10010160519888</text:p>
              </table:table-cell>
              <table:table-cell office:value-type="float" office:value="-6.61173039480112">
                <text:p>-6.61173039480112</text:p>
              </table:table-cell>
              <table:table-cell office:value-type="float" office:value="4.494472">
                <text:p>4.494472</text:p>
              </table:table-cell>
              <table:table-cell office:value-type="float" office:value="-4.81736">
                <text:p>-4.81736</text:p>
              </table:table-cell>
            </table:table-row>
            <table:table-row>
              <table:table-cell office:value-type="string">
                <text:p>36</text:p>
              </table:table-cell>
              <table:table-cell office:value-type="float" office:value="4.1848693094136">
                <text:p>4.1848693094136</text:p>
              </table:table-cell>
              <table:table-cell office:value-type="float" office:value="11.7848693094136">
                <text:p>11.7848693094136</text:p>
              </table:table-cell>
              <table:table-cell office:value-type="float" office:value="3.3">
                <text:p>3.3</text:p>
              </table:table-cell>
              <table:table-cell office:value-type="float" office:value="14.8">
                <text:p>14.8</text:p>
              </table:table-cell>
              <table:table-cell office:value-type="float" office:value="0.884869309413597">
                <text:p>0.884869309413597</text:p>
              </table:table-cell>
              <table:table-cell office:value-type="float" office:value="-3.0151306905864">
                <text:p>-3.0151306905864</text:p>
              </table:table-cell>
              <table:table-cell office:value-type="float" office:value="-1.2134322">
                <text:p>-1.2134322</text:p>
              </table:table-cell>
              <table:table-cell office:value-type="float" office:value="18.356749">
                <text:p>18.356749</text:p>
              </table:table-cell>
              <table:table-cell office:value-type="float" office:value="5.3983015094136">
                <text:p>5.3983015094136</text:p>
              </table:table-cell>
              <table:table-cell office:value-type="float" office:value="-6.5718796905864">
                <text:p>-6.5718796905864</text:p>
              </table:table-cell>
              <table:table-cell office:value-type="float" office:value="4.5134322">
                <text:p>4.5134322</text:p>
              </table:table-cell>
              <table:table-cell office:value-type="float" office:value="-3.556749">
                <text:p>-3.556749</text:p>
              </table:table-cell>
            </table:table-row>
            <table:table-row>
              <table:table-cell office:value-type="string">
                <text:p>37</text:p>
              </table:table-cell>
              <table:table-cell office:value-type="float" office:value="5.23703859917967">
                <text:p>5.23703859917967</text:p>
              </table:table-cell>
              <table:table-cell office:value-type="float" office:value="12.8370385991797">
                <text:p>12.8370385991797</text:p>
              </table:table-cell>
              <table:table-cell office:value-type="float" office:value="5.5">
                <text:p>5.5</text:p>
              </table:table-cell>
              <table:table-cell office:value-type="float" office:value="14.4">
                <text:p>14.4</text:p>
              </table:table-cell>
              <table:table-cell office:value-type="float" office:value="-0.26296140082033">
                <text:p>-0.26296140082033</text:p>
              </table:table-cell>
              <table:table-cell office:value-type="float" office:value="-1.56296140082033">
                <text:p>-1.56296140082033</text:p>
              </table:table-cell>
              <table:table-cell office:value-type="float" office:value="0.9698309">
                <text:p>0.9698309</text:p>
              </table:table-cell>
              <table:table-cell office:value-type="float" office:value="18.469675">
                <text:p>18.469675</text:p>
              </table:table-cell>
              <table:table-cell office:value-type="float" office:value="4.26720769917967">
                <text:p>4.26720769917967</text:p>
              </table:table-cell>
              <table:table-cell office:value-type="float" office:value="-5.63263640082033">
                <text:p>-5.63263640082033</text:p>
              </table:table-cell>
              <table:table-cell office:value-type="float" office:value="4.5301691">
                <text:p>4.5301691</text:p>
              </table:table-cell>
              <table:table-cell office:value-type="float" office:value="-4.069675">
                <text:p>-4.069675</text:p>
              </table:table-cell>
            </table:table-row>
            <table:table-row>
              <table:table-cell office:value-type="string">
                <text:p>38</text:p>
              </table:table-cell>
              <table:table-cell office:value-type="float" office:value="6.25658897914825">
                <text:p>6.25658897914825</text:p>
              </table:table-cell>
              <table:table-cell office:value-type="float" office:value="13.8565889791482">
                <text:p>13.8565889791482</text:p>
              </table:table-cell>
              <table:table-cell office:value-type="float" office:value="4.8">
                <text:p>4.8</text:p>
              </table:table-cell>
              <table:table-cell office:value-type="float" office:value="16.6">
                <text:p>16.6</text:p>
              </table:table-cell>
              <table:table-cell office:value-type="float" office:value="1.45658897914825">
                <text:p>1.45658897914825</text:p>
              </table:table-cell>
              <table:table-cell office:value-type="float" office:value="-2.74341102085176">
                <text:p>-2.74341102085176</text:p>
              </table:table-cell>
              <table:table-cell office:value-type="float" office:value="1.8276335">
                <text:p>1.8276335</text:p>
              </table:table-cell>
              <table:table-cell office:value-type="float" office:value="19.591866">
                <text:p>19.591866</text:p>
              </table:table-cell>
              <table:table-cell office:value-type="float" office:value="4.42895547914825">
                <text:p>4.42895547914825</text:p>
              </table:table-cell>
              <table:table-cell office:value-type="float" office:value="-5.73527702085175">
                <text:p>-5.73527702085175</text:p>
              </table:table-cell>
              <table:table-cell office:value-type="float" office:value="2.9723665">
                <text:p>2.9723665</text:p>
              </table:table-cell>
              <table:table-cell office:value-type="float" office:value="-2.991866">
                <text:p>-2.991866</text:p>
              </table:table-cell>
            </table:table-row>
            <table:table-row>
              <table:table-cell office:value-type="string">
                <text:p>39</text:p>
              </table:table-cell>
              <table:table-cell office:value-type="float" office:value="7.2382522453545">
                <text:p>7.2382522453545</text:p>
              </table:table-cell>
              <table:table-cell office:value-type="float" office:value="14.8382522453545">
                <text:p>14.8382522453545</text:p>
              </table:table-cell>
              <table:table-cell office:value-type="float" office:value="7.8">
                <text:p>7.8</text:p>
              </table:table-cell>
              <table:table-cell office:value-type="float" office:value="17">
                <text:p>17</text:p>
              </table:table-cell>
              <table:table-cell office:value-type="float" office:value="-0.5617477546455">
                <text:p>-0.5617477546455</text:p>
              </table:table-cell>
              <table:table-cell office:value-type="float" office:value="-2.1617477546455">
                <text:p>-2.1617477546455</text:p>
              </table:table-cell>
              <table:table-cell office:value-type="float" office:value="1.5871426">
                <text:p>1.5871426</text:p>
              </table:table-cell>
              <table:table-cell office:value-type="float" office:value="20.672285">
                <text:p>20.672285</text:p>
              </table:table-cell>
              <table:table-cell office:value-type="float" office:value="5.6511096453545">
                <text:p>5.6511096453545</text:p>
              </table:table-cell>
              <table:table-cell office:value-type="float" office:value="-5.8340327546455">
                <text:p>-5.8340327546455</text:p>
              </table:table-cell>
              <table:table-cell office:value-type="float" office:value="6.2128574">
                <text:p>6.2128574</text:p>
              </table:table-cell>
              <table:table-cell office:value-type="float" office:value="-3.672285">
                <text:p>-3.672285</text:p>
              </table:table-cell>
            </table:table-row>
            <table:table-row>
              <table:table-cell office:value-type="string">
                <text:p>40</text:p>
              </table:table-cell>
              <table:table-cell office:value-type="float" office:value="8.17709144728705">
                <text:p>8.17709144728705</text:p>
              </table:table-cell>
              <table:table-cell office:value-type="float" office:value="15.777091447287">
                <text:p>15.777091447287</text:p>
              </table:table-cell>
              <table:table-cell office:value-type="float" office:value="8">
                <text:p>8</text:p>
              </table:table-cell>
              <table:table-cell office:value-type="float" office:value="18.7">
                <text:p>18.7</text:p>
              </table:table-cell>
              <table:table-cell office:value-type="float" office:value="0.177091447287047">
                <text:p>0.177091447287047</text:p>
              </table:table-cell>
              <table:table-cell office:value-type="float" office:value="-2.92290855271295">
                <text:p>-2.92290855271295</text:p>
              </table:table-cell>
              <table:table-cell office:value-type="float" office:value="2.603102">
                <text:p>2.603102</text:p>
              </table:table-cell>
              <table:table-cell office:value-type="float" office:value="21.747538">
                <text:p>21.747538</text:p>
              </table:table-cell>
              <table:table-cell office:value-type="float" office:value="5.57398944728705">
                <text:p>5.57398944728705</text:p>
              </table:table-cell>
              <table:table-cell office:value-type="float" office:value="-5.97044655271295">
                <text:p>-5.97044655271295</text:p>
              </table:table-cell>
              <table:table-cell office:value-type="float" office:value="5.396898">
                <text:p>5.396898</text:p>
              </table:table-cell>
              <table:table-cell office:value-type="float" office:value="-3.047538">
                <text:p>-3.047538</text:p>
              </table:table-cell>
            </table:table-row>
            <table:table-row>
              <table:table-cell office:value-type="string">
                <text:p>41</text:p>
              </table:table-cell>
              <table:table-cell office:value-type="float" office:value="9.0685518499581">
                <text:p>9.0685518499581</text:p>
              </table:table-cell>
              <table:table-cell office:value-type="float" office:value="16.6685518499581">
                <text:p>16.6685518499581</text:p>
              </table:table-cell>
              <table:table-cell office:value-type="float" office:value="9.2">
                <text:p>9.2</text:p>
              </table:table-cell>
              <table:table-cell office:value-type="float" office:value="18.9">
                <text:p>18.9</text:p>
              </table:table-cell>
              <table:table-cell office:value-type="float" office:value="-0.131448150041898">
                <text:p>-0.131448150041898</text:p>
              </table:table-cell>
              <table:table-cell office:value-type="float" office:value="-2.2314481500419">
                <text:p>-2.2314481500419</text:p>
              </table:table-cell>
              <table:table-cell office:value-type="float" office:value="3.8399863">
                <text:p>3.8399863</text:p>
              </table:table-cell>
              <table:table-cell office:value-type="float" office:value="21.446548">
                <text:p>21.446548</text:p>
              </table:table-cell>
              <table:table-cell office:value-type="float" office:value="5.2285655499581">
                <text:p>5.2285655499581</text:p>
              </table:table-cell>
              <table:table-cell office:value-type="float" office:value="-4.7779961500419">
                <text:p>-4.7779961500419</text:p>
              </table:table-cell>
              <table:table-cell office:value-type="float" office:value="5.3600137">
                <text:p>5.3600137</text:p>
              </table:table-cell>
              <table:table-cell office:value-type="float" office:value="-2.546548">
                <text:p>-2.546548</text:p>
              </table:table-cell>
            </table:table-row>
            <table:table-row>
              <table:table-cell office:value-type="string">
                <text:p>42</text:p>
              </table:table-cell>
              <table:table-cell office:value-type="float" office:value="9.90851189597306">
                <text:p>9.90851189597306</text:p>
              </table:table-cell>
              <table:table-cell office:value-type="float" office:value="17.5085118959731">
                <text:p>17.5085118959731</text:p>
              </table:table-cell>
              <table:table-cell office:value-type="float" office:value="10.8">
                <text:p>10.8</text:p>
              </table:table-cell>
              <table:table-cell office:value-type="float" office:value="19">
                <text:p>19</text:p>
              </table:table-cell>
              <table:table-cell office:value-type="float" office:value="-0.891488104026941">
                <text:p>-0.891488104026941</text:p>
              </table:table-cell>
              <table:table-cell office:value-type="float" office:value="-1.49148810402694">
                <text:p>-1.49148810402694</text:p>
              </table:table-cell>
              <table:table-cell office:value-type="float" office:value="4.9612575">
                <text:p>4.9612575</text:p>
              </table:table-cell>
              <table:table-cell office:value-type="float" office:value="24.339083">
                <text:p>24.339083</text:p>
              </table:table-cell>
              <table:table-cell office:value-type="float" office:value="4.94725439597306">
                <text:p>4.94725439597306</text:p>
              </table:table-cell>
              <table:table-cell office:value-type="float" office:value="-6.83057110402694">
                <text:p>-6.83057110402694</text:p>
              </table:table-cell>
              <table:table-cell office:value-type="float" office:value="5.8387425">
                <text:p>5.8387425</text:p>
              </table:table-cell>
              <table:table-cell office:value-type="float" office:value="-5.339083">
                <text:p>-5.339083</text:p>
              </table:table-cell>
            </table:table-row>
            <table:table-row>
              <table:table-cell office:value-type="string">
                <text:p>43</text:p>
              </table:table-cell>
              <table:table-cell office:value-type="float" office:value="10.6933341676004">
                <text:p>10.6933341676004</text:p>
              </table:table-cell>
              <table:table-cell office:value-type="float" office:value="18.2933341676004">
                <text:p>18.2933341676004</text:p>
              </table:table-cell>
              <table:table-cell office:value-type="float" office:value="10.7">
                <text:p>10.7</text:p>
              </table:table-cell>
              <table:table-cell office:value-type="float" office:value="21.2">
                <text:p>21.2</text:p>
              </table:table-cell>
              <table:table-cell office:value-type="float" office:value="-0.00666583239961582">
                <text:p>-0.00666583239961582</text:p>
              </table:table-cell>
              <table:table-cell office:value-type="float" office:value="-2.90666583239961">
                <text:p>-2.90666583239961</text:p>
              </table:table-cell>
              <table:table-cell office:value-type="float" office:value="5.439605">
                <text:p>5.439605</text:p>
              </table:table-cell>
              <table:table-cell office:value-type="float" office:value="24.346977">
                <text:p>24.346977</text:p>
              </table:table-cell>
              <table:table-cell office:value-type="float" office:value="5.25372916760038">
                <text:p>5.25372916760038</text:p>
              </table:table-cell>
              <table:table-cell office:value-type="float" office:value="-6.05364283239961">
                <text:p>-6.05364283239961</text:p>
              </table:table-cell>
              <table:table-cell office:value-type="float" office:value="5.260395">
                <text:p>5.260395</text:p>
              </table:table-cell>
              <table:table-cell office:value-type="float" office:value="-3.146977">
                <text:p>-3.146977</text:p>
              </table:table-cell>
            </table:table-row>
            <table:table-row>
              <table:table-cell office:value-type="string">
                <text:p>44</text:p>
              </table:table-cell>
              <table:table-cell office:value-type="float" office:value="11.4199163488414">
                <text:p>11.4199163488414</text:p>
              </table:table-cell>
              <table:table-cell office:value-type="float" office:value="19.0199163488414">
                <text:p>19.0199163488414</text:p>
              </table:table-cell>
              <table:table-cell office:value-type="float" office:value="12.3">
                <text:p>12.3</text:p>
              </table:table-cell>
              <table:table-cell office:value-type="float" office:value="21">
                <text:p>21</text:p>
              </table:table-cell>
              <table:table-cell office:value-type="float" office:value="-0.8800836511586">
                <text:p>-0.8800836511586</text:p>
              </table:table-cell>
              <table:table-cell office:value-type="float" office:value="-1.9800836511586">
                <text:p>-1.9800836511586</text:p>
              </table:table-cell>
              <table:table-cell office:value-type="float" office:value="7.39965">
                <text:p>7.39965</text:p>
              </table:table-cell>
              <table:table-cell office:value-type="float" office:value="25.951073">
                <text:p>25.951073</text:p>
              </table:table-cell>
              <table:table-cell office:value-type="float" office:value="4.0202663488414">
                <text:p>4.0202663488414</text:p>
              </table:table-cell>
              <table:table-cell office:value-type="float" office:value="-6.9311566511586">
                <text:p>-6.9311566511586</text:p>
              </table:table-cell>
              <table:table-cell office:value-type="float" office:value="4.90035">
                <text:p>4.90035</text:p>
              </table:table-cell>
              <table:table-cell office:value-type="float" office:value="-4.951073">
                <text:p>-4.951073</text:p>
              </table:table-cell>
            </table:table-row>
            <table:table-row>
              <table:table-cell office:value-type="string">
                <text:p>45</text:p>
              </table:table-cell>
              <table:table-cell office:value-type="float" office:value="12.0857421875">
                <text:p>12.0857421875</text:p>
              </table:table-cell>
              <table:table-cell office:value-type="float" office:value="19.6857421875">
                <text:p>19.6857421875</text:p>
              </table:table-cell>
              <table:table-cell office:value-type="float" office:value="13.3">
                <text:p>13.3</text:p>
              </table:table-cell>
              <table:table-cell office:value-type="float" office:value="22.3">
                <text:p>22.3</text:p>
              </table:table-cell>
              <table:table-cell office:value-type="float" office:value="-1.2142578125">
                <text:p>-1.2142578125</text:p>
              </table:table-cell>
              <table:table-cell office:value-type="float" office:value="-2.6142578125">
                <text:p>-2.6142578125</text:p>
              </table:table-cell>
              <table:table-cell office:value-type="float" office:value="7.924348">
                <text:p>7.924348</text:p>
              </table:table-cell>
              <table:table-cell office:value-type="float" office:value="26.220196">
                <text:p>26.220196</text:p>
              </table:table-cell>
              <table:table-cell office:value-type="float" office:value="4.1613941875">
                <text:p>4.1613941875</text:p>
              </table:table-cell>
              <table:table-cell office:value-type="float" office:value="-6.5344538125">
                <text:p>-6.5344538125</text:p>
              </table:table-cell>
              <table:table-cell office:value-type="float" office:value="5.375652">
                <text:p>5.375652</text:p>
              </table:table-cell>
              <table:table-cell office:value-type="float" office:value="-3.920196">
                <text:p>-3.920196</text:p>
              </table:table-cell>
            </table:table-row>
            <table:table-row>
              <table:table-cell office:value-type="string">
                <text:p>46</text:p>
              </table:table-cell>
              <table:table-cell office:value-type="float" office:value="12.6889324572526">
                <text:p>12.6889324572526</text:p>
              </table:table-cell>
              <table:table-cell office:value-type="float" office:value="20.2889324572526">
                <text:p>20.2889324572526</text:p>
              </table:table-cell>
              <table:table-cell office:value-type="float" office:value="14.3">
                <text:p>14.3</text:p>
              </table:table-cell>
              <table:table-cell office:value-type="float" office:value="22.7">
                <text:p>22.7</text:p>
              </table:table-cell>
              <table:table-cell office:value-type="float" office:value="-1.61106754274744">
                <text:p>-1.61106754274744</text:p>
              </table:table-cell>
              <table:table-cell office:value-type="float" office:value="-2.41106754274744">
                <text:p>-2.41106754274744</text:p>
              </table:table-cell>
              <table:table-cell office:value-type="float" office:value="9.729364">
                <text:p>9.729364</text:p>
              </table:table-cell>
              <table:table-cell office:value-type="float" office:value="27.229103">
                <text:p>27.229103</text:p>
              </table:table-cell>
              <table:table-cell office:value-type="float" office:value="2.95956845725256">
                <text:p>2.95956845725256</text:p>
              </table:table-cell>
              <table:table-cell office:value-type="float" office:value="-6.94017054274744">
                <text:p>-6.94017054274744</text:p>
              </table:table-cell>
              <table:table-cell office:value-type="float" office:value="4.570636">
                <text:p>4.570636</text:p>
              </table:table-cell>
              <table:table-cell office:value-type="float" office:value="-4.529103">
                <text:p>-4.529103</text:p>
              </table:table-cell>
            </table:table-row>
            <table:table-row>
              <table:table-cell office:value-type="string">
                <text:p>47</text:p>
              </table:table-cell>
              <table:table-cell office:value-type="float" office:value="13.2282959197176">
                <text:p>13.2282959197176</text:p>
              </table:table-cell>
              <table:table-cell office:value-type="float" office:value="20.8282959197176">
                <text:p>20.8282959197176</text:p>
              </table:table-cell>
              <table:table-cell office:value-type="float" office:value="12.8">
                <text:p>12.8</text:p>
              </table:table-cell>
              <table:table-cell office:value-type="float" office:value="22.5">
                <text:p>22.5</text:p>
              </table:table-cell>
              <table:table-cell office:value-type="float" office:value="0.428295919717623">
                <text:p>0.428295919717623</text:p>
              </table:table-cell>
              <table:table-cell office:value-type="float" office:value="-1.67170408028237">
                <text:p>-1.67170408028237</text:p>
              </table:table-cell>
              <table:table-cell office:value-type="float" office:value="8.513084">
                <text:p>8.513084</text:p>
              </table:table-cell>
              <table:table-cell office:value-type="float" office:value="26.788668">
                <text:p>26.788668</text:p>
              </table:table-cell>
              <table:table-cell office:value-type="float" office:value="4.71521191971763">
                <text:p>4.71521191971763</text:p>
              </table:table-cell>
              <table:table-cell office:value-type="float" office:value="-5.96037208028238">
                <text:p>-5.96037208028238</text:p>
              </table:table-cell>
              <table:table-cell office:value-type="float" office:value="4.286916">
                <text:p>4.286916</text:p>
              </table:table-cell>
              <table:table-cell office:value-type="float" office:value="-4.288668">
                <text:p>-4.288668</text:p>
              </table:table-cell>
            </table:table-row>
            <table:table-row>
              <table:table-cell office:value-type="string">
                <text:p>48</text:p>
              </table:table-cell>
              <table:table-cell office:value-type="float" office:value="13.7033802865258">
                <text:p>13.7033802865258</text:p>
              </table:table-cell>
              <table:table-cell office:value-type="float" office:value="21.3033802865258">
                <text:p>21.3033802865258</text:p>
              </table:table-cell>
              <table:table-cell office:value-type="float" office:value="14.6">
                <text:p>14.6</text:p>
              </table:table-cell>
              <table:table-cell office:value-type="float" office:value="24">
                <text:p>24</text:p>
              </table:table-cell>
              <table:table-cell office:value-type="float" office:value="-0.896619713474221">
                <text:p>-0.896619713474221</text:p>
              </table:table-cell>
              <table:table-cell office:value-type="float" office:value="-2.69661971347422">
                <text:p>-2.69661971347422</text:p>
              </table:table-cell>
              <table:table-cell office:value-type="float" office:value="9.554385">
                <text:p>9.554385</text:p>
              </table:table-cell>
              <table:table-cell office:value-type="float" office:value="28.5187">
                <text:p>28.5187</text:p>
              </table:table-cell>
              <table:table-cell office:value-type="float" office:value="4.14899528652578">
                <text:p>4.14899528652578</text:p>
              </table:table-cell>
              <table:table-cell office:value-type="float" office:value="-7.21531971347422">
                <text:p>-7.21531971347422</text:p>
              </table:table-cell>
              <table:table-cell office:value-type="float" office:value="5.045615">
                <text:p>5.045615</text:p>
              </table:table-cell>
              <table:table-cell office:value-type="float" office:value="-4.5187">
                <text:p>-4.5187</text:p>
              </table:table-cell>
            </table:table-row>
            <table:table-row>
              <table:table-cell office:value-type="string">
                <text:p>49</text:p>
              </table:table-cell>
              <table:table-cell office:value-type="float" office:value="14.1145231813895">
                <text:p>14.1145231813895</text:p>
              </table:table-cell>
              <table:table-cell office:value-type="float" office:value="21.7145231813895">
                <text:p>21.7145231813895</text:p>
              </table:table-cell>
              <table:table-cell office:value-type="float" office:value="15.8">
                <text:p>15.8</text:p>
              </table:table-cell>
              <table:table-cell office:value-type="float" office:value="23.3">
                <text:p>23.3</text:p>
              </table:table-cell>
              <table:table-cell office:value-type="float" office:value="-1.68547681861055">
                <text:p>-1.68547681861055</text:p>
              </table:table-cell>
              <table:table-cell office:value-type="float" office:value="-1.58547681861054">
                <text:p>-1.58547681861054</text:p>
              </table:table-cell>
              <table:table-cell office:value-type="float" office:value="11.088838">
                <text:p>11.088838</text:p>
              </table:table-cell>
              <table:table-cell office:value-type="float" office:value="29.133307">
                <text:p>29.133307</text:p>
              </table:table-cell>
              <table:table-cell office:value-type="float" office:value="3.02568518138945">
                <text:p>3.02568518138945</text:p>
              </table:table-cell>
              <table:table-cell office:value-type="float" office:value="-7.41878381861054">
                <text:p>-7.41878381861054</text:p>
              </table:table-cell>
              <table:table-cell office:value-type="float" office:value="4.711162">
                <text:p>4.711162</text:p>
              </table:table-cell>
              <table:table-cell office:value-type="float" office:value="-5.833307">
                <text:p>-5.833307</text:p>
              </table:table-cell>
            </table:table-row>
            <table:table-row>
              <table:table-cell office:value-type="string">
                <text:p>50</text:p>
              </table:table-cell>
              <table:table-cell office:value-type="float" office:value="14.4629031021726">
                <text:p>14.4629031021726</text:p>
              </table:table-cell>
              <table:table-cell office:value-type="float" office:value="22.0629031021726">
                <text:p>22.0629031021726</text:p>
              </table:table-cell>
              <table:table-cell office:value-type="float" office:value="15.8">
                <text:p>15.8</text:p>
              </table:table-cell>
              <table:table-cell office:value-type="float" office:value="24.5">
                <text:p>24.5</text:p>
              </table:table-cell>
              <table:table-cell office:value-type="float" office:value="-1.33709689782743">
                <text:p>-1.33709689782743</text:p>
              </table:table-cell>
              <table:table-cell office:value-type="float" office:value="-2.43709689782743">
                <text:p>-2.43709689782743</text:p>
              </table:table-cell>
              <table:table-cell office:value-type="float" office:value="11.254471">
                <text:p>11.254471</text:p>
              </table:table-cell>
              <table:table-cell office:value-type="float" office:value="28.710564">
                <text:p>28.710564</text:p>
              </table:table-cell>
              <table:table-cell office:value-type="float" office:value="3.20843210217257">
                <text:p>3.20843210217257</text:p>
              </table:table-cell>
              <table:table-cell office:value-type="float" office:value="-6.64766089782743">
                <text:p>-6.64766089782743</text:p>
              </table:table-cell>
              <table:table-cell office:value-type="float" office:value="4.545529">
                <text:p>4.545529</text:p>
              </table:table-cell>
              <table:table-cell office:value-type="float" office:value="-4.210564">
                <text:p>-4.210564</text:p>
              </table:table-cell>
            </table:table-row>
            <table:table-row>
              <table:table-cell office:value-type="string">
                <text:p>51</text:p>
              </table:table-cell>
              <table:table-cell office:value-type="float" office:value="14.7505903829606">
                <text:p>14.7505903829606</text:p>
              </table:table-cell>
              <table:table-cell office:value-type="float" office:value="22.3505903829606">
                <text:p>22.3505903829606</text:p>
              </table:table-cell>
              <table:table-cell office:value-type="float" office:value="15.1">
                <text:p>15.1</text:p>
              </table:table-cell>
              <table:table-cell office:value-type="float" office:value="25.5">
                <text:p>25.5</text:p>
              </table:table-cell>
              <table:table-cell office:value-type="float" office:value="-0.349409617039447">
                <text:p>-0.349409617039447</text:p>
              </table:table-cell>
              <table:table-cell office:value-type="float" office:value="-3.14940961703945">
                <text:p>-3.14940961703945</text:p>
              </table:table-cell>
              <table:table-cell office:value-type="float" office:value="11.311537">
                <text:p>11.311537</text:p>
              </table:table-cell>
              <table:table-cell office:value-type="float" office:value="29.526579">
                <text:p>29.526579</text:p>
              </table:table-cell>
              <table:table-cell office:value-type="float" office:value="3.43905338296055">
                <text:p>3.43905338296055</text:p>
              </table:table-cell>
              <table:table-cell office:value-type="float" office:value="-7.17598861703945">
                <text:p>-7.17598861703945</text:p>
              </table:table-cell>
              <table:table-cell office:value-type="float" office:value="3.788463">
                <text:p>3.788463</text:p>
              </table:table-cell>
              <table:table-cell office:value-type="float" office:value="-4.026579">
                <text:p>-4.026579</text:p>
              </table:table-cell>
            </table:table-row>
            <table:table-row>
              <table:table-cell office:value-type="string">
                <text:p>52</text:p>
              </table:table-cell>
              <table:table-cell office:value-type="float" office:value="14.9805981561299">
                <text:p>14.9805981561299</text:p>
              </table:table-cell>
              <table:table-cell office:value-type="float" office:value="22.5805981561299">
                <text:p>22.5805981561299</text:p>
              </table:table-cell>
              <table:table-cell office:value-type="float" office:value="15.8">
                <text:p>15.8</text:p>
              </table:table-cell>
              <table:table-cell office:value-type="float" office:value="25">
                <text:p>25</text:p>
              </table:table-cell>
              <table:table-cell office:value-type="float" office:value="-0.819401843870082">
                <text:p>-0.819401843870082</text:p>
              </table:table-cell>
              <table:table-cell office:value-type="float" office:value="-2.41940184387008">
                <text:p>-2.41940184387008</text:p>
              </table:table-cell>
              <table:table-cell office:value-type="float" office:value="11.7383995">
                <text:p>11.7383995</text:p>
              </table:table-cell>
              <table:table-cell office:value-type="float" office:value="29.752785">
                <text:p>29.752785</text:p>
              </table:table-cell>
              <table:table-cell office:value-type="float" office:value="3.24219865612992">
                <text:p>3.24219865612992</text:p>
              </table:table-cell>
              <table:table-cell office:value-type="float" office:value="-7.17218684387008">
                <text:p>-7.17218684387008</text:p>
              </table:table-cell>
              <table:table-cell office:value-type="float" office:value="4.0616005">
                <text:p>4.0616005</text:p>
              </table:table-cell>
              <table:table-cell office:value-type="float" office:value="-4.752785">
                <text:p>-4.752785</text:p>
              </table:table-cell>
            </table:table-row>
            <table:table-row>
              <table:table-cell office:value-type="string">
                <text:p>53</text:p>
              </table:table-cell>
              <table:table-cell office:value-type="float" office:value="15.1569333144183">
                <text:p>15.1569333144183</text:p>
              </table:table-cell>
              <table:table-cell office:value-type="float" office:value="22.7569333144183">
                <text:p>22.7569333144183</text:p>
              </table:table-cell>
              <table:table-cell office:value-type="float" office:value="16.2">
                <text:p>16.2</text:p>
              </table:table-cell>
              <table:table-cell office:value-type="float" office:value="24.4">
                <text:p>24.4</text:p>
              </table:table-cell>
              <table:table-cell office:value-type="float" office:value="-1.04306668558174">
                <text:p>-1.04306668558174</text:p>
              </table:table-cell>
              <table:table-cell office:value-type="float" office:value="-1.64306668558173">
                <text:p>-1.64306668558173</text:p>
              </table:table-cell>
              <table:table-cell office:value-type="float" office:value="11.930826">
                <text:p>11.930826</text:p>
              </table:table-cell>
              <table:table-cell office:value-type="float" office:value="28.80908">
                <text:p>28.80908</text:p>
              </table:table-cell>
              <table:table-cell office:value-type="float" office:value="3.22610731441826">
                <text:p>3.22610731441826</text:p>
              </table:table-cell>
              <table:table-cell office:value-type="float" office:value="-6.05214668558174">
                <text:p>-6.05214668558174</text:p>
              </table:table-cell>
              <table:table-cell office:value-type="float" office:value="4.269174">
                <text:p>4.269174</text:p>
              </table:table-cell>
              <table:table-cell office:value-type="float" office:value="-4.40908">
                <text:p>-4.40908</text:p>
              </table:table-cell>
            </table:table-row>
            <table:table-row>
              <table:table-cell office:value-type="string">
                <text:p>54</text:p>
              </table:table-cell>
              <table:table-cell office:value-type="float" office:value="15.2846474729938">
                <text:p>15.2846474729938</text:p>
              </table:table-cell>
              <table:table-cell office:value-type="float" office:value="22.8846474729938">
                <text:p>22.8846474729938</text:p>
              </table:table-cell>
              <table:table-cell office:value-type="float" office:value="16.6">
                <text:p>16.6</text:p>
              </table:table-cell>
              <table:table-cell office:value-type="float" office:value="24.9">
                <text:p>24.9</text:p>
              </table:table-cell>
              <table:table-cell office:value-type="float" office:value="-1.31535252700619">
                <text:p>-1.31535252700619</text:p>
              </table:table-cell>
              <table:table-cell office:value-type="float" office:value="-2.01535252700619">
                <text:p>-2.01535252700619</text:p>
              </table:table-cell>
              <table:table-cell office:value-type="float" office:value="10.618076">
                <text:p>10.618076</text:p>
              </table:table-cell>
              <table:table-cell office:value-type="float" office:value="29.152699">
                <text:p>29.152699</text:p>
              </table:table-cell>
              <table:table-cell office:value-type="float" office:value="4.66657147299381">
                <text:p>4.66657147299381</text:p>
              </table:table-cell>
              <table:table-cell office:value-type="float" office:value="-6.26805152700619">
                <text:p>-6.26805152700619</text:p>
              </table:table-cell>
              <table:table-cell office:value-type="float" office:value="5.981924">
                <text:p>5.981924</text:p>
              </table:table-cell>
              <table:table-cell office:value-type="float" office:value="-4.252699">
                <text:p>-4.252699</text:p>
              </table:table-cell>
            </table:table-row>
            <table:table-row>
              <table:table-cell office:value-type="string">
                <text:p>55</text:p>
              </table:table-cell>
              <table:table-cell office:value-type="float" office:value="15.3698879315256">
                <text:p>15.3698879315256</text:p>
              </table:table-cell>
              <table:table-cell office:value-type="float" office:value="22.9698879315256">
                <text:p>22.9698879315256</text:p>
              </table:table-cell>
              <table:table-cell office:value-type="float" office:value="15.1">
                <text:p>15.1</text:p>
              </table:table-cell>
              <table:table-cell office:value-type="float" office:value="24.9">
                <text:p>24.9</text:p>
              </table:table-cell>
              <table:table-cell office:value-type="float" office:value="0.269887931525572">
                <text:p>0.269887931525572</text:p>
              </table:table-cell>
              <table:table-cell office:value-type="float" office:value="-1.93011206847443">
                <text:p>-1.93011206847443</text:p>
              </table:table-cell>
              <table:table-cell office:value-type="float" office:value="11.354278">
                <text:p>11.354278</text:p>
              </table:table-cell>
              <table:table-cell office:value-type="float" office:value="29.551317">
                <text:p>29.551317</text:p>
              </table:table-cell>
              <table:table-cell office:value-type="float" office:value="4.01560993152557">
                <text:p>4.01560993152557</text:p>
              </table:table-cell>
              <table:table-cell office:value-type="float" office:value="-6.58142906847443">
                <text:p>-6.58142906847443</text:p>
              </table:table-cell>
              <table:table-cell office:value-type="float" office:value="3.745722">
                <text:p>3.745722</text:p>
              </table:table-cell>
              <table:table-cell office:value-type="float" office:value="-4.651317">
                <text:p>-4.651317</text:p>
              </table:table-cell>
            </table:table-row>
            <table:table-row>
              <table:table-cell office:value-type="string">
                <text:p>56</text:p>
              </table:table-cell>
              <table:table-cell office:value-type="float" office:value="15.4199486362528">
                <text:p>15.4199486362528</text:p>
              </table:table-cell>
              <table:table-cell office:value-type="float" office:value="23.0199486362528">
                <text:p>23.0199486362528</text:p>
              </table:table-cell>
              <table:table-cell office:value-type="float" office:value="16.5">
                <text:p>16.5</text:p>
              </table:table-cell>
              <table:table-cell office:value-type="float" office:value="25.7">
                <text:p>25.7</text:p>
              </table:table-cell>
              <table:table-cell office:value-type="float" office:value="-1.08005136374724">
                <text:p>-1.08005136374724</text:p>
              </table:table-cell>
              <table:table-cell office:value-type="float" office:value="-2.68005136374724">
                <text:p>-2.68005136374724</text:p>
              </table:table-cell>
              <table:table-cell office:value-type="float" office:value="12.346846">
                <text:p>12.346846</text:p>
              </table:table-cell>
              <table:table-cell office:value-type="float" office:value="30.175877">
                <text:p>30.175877</text:p>
              </table:table-cell>
              <table:table-cell office:value-type="float" office:value="3.07310263625276">
                <text:p>3.07310263625276</text:p>
              </table:table-cell>
              <table:table-cell office:value-type="float" office:value="-7.15592836374724">
                <text:p>-7.15592836374724</text:p>
              </table:table-cell>
              <table:table-cell office:value-type="float" office:value="4.153154">
                <text:p>4.153154</text:p>
              </table:table-cell>
              <table:table-cell office:value-type="float" office:value="-4.475877">
                <text:p>-4.475877</text:p>
              </table:table-cell>
            </table:table-row>
            <table:table-row>
              <table:table-cell office:value-type="string">
                <text:p>57</text:p>
              </table:table-cell>
              <table:table-cell office:value-type="float" office:value="15.4433211420547">
                <text:p>15.4433211420547</text:p>
              </table:table-cell>
              <table:table-cell office:value-type="float" office:value="23.0433211420547">
                <text:p>23.0433211420547</text:p>
              </table:table-cell>
              <table:table-cell office:value-type="float" office:value="16.6">
                <text:p>16.6</text:p>
              </table:table-cell>
              <table:table-cell office:value-type="float" office:value="26.7">
                <text:p>26.7</text:p>
              </table:table-cell>
              <table:table-cell office:value-type="float" office:value="-1.15667885794534">
                <text:p>-1.15667885794534</text:p>
              </table:table-cell>
              <table:table-cell office:value-type="float" office:value="-3.65667885794534">
                <text:p>-3.65667885794534</text:p>
              </table:table-cell>
              <table:table-cell office:value-type="float" office:value="11.126062">
                <text:p>11.126062</text:p>
              </table:table-cell>
              <table:table-cell office:value-type="float" office:value="30.423996">
                <text:p>30.423996</text:p>
              </table:table-cell>
              <table:table-cell office:value-type="float" office:value="4.31725914205466">
                <text:p>4.31725914205466</text:p>
              </table:table-cell>
              <table:table-cell office:value-type="float" office:value="-7.38067485794534">
                <text:p>-7.38067485794534</text:p>
              </table:table-cell>
              <table:table-cell office:value-type="float" office:value="5.473938">
                <text:p>5.473938</text:p>
              </table:table-cell>
              <table:table-cell office:value-type="float" office:value="-3.723996">
                <text:p>-3.723996</text:p>
              </table:table-cell>
            </table:table-row>
            <table:table-row>
              <table:table-cell office:value-type="string">
                <text:p>58</text:p>
              </table:table-cell>
              <table:table-cell office:value-type="float" office:value="15.4497455745209">
                <text:p>15.4497455745209</text:p>
              </table:table-cell>
              <table:table-cell office:value-type="float" office:value="23.0497455745209">
                <text:p>23.0497455745209</text:p>
              </table:table-cell>
              <table:table-cell office:value-type="float" office:value="16.5">
                <text:p>16.5</text:p>
              </table:table-cell>
              <table:table-cell office:value-type="float" office:value="24.7">
                <text:p>24.7</text:p>
              </table:table-cell>
              <table:table-cell office:value-type="float" office:value="-1.05025442547914">
                <text:p>-1.05025442547914</text:p>
              </table:table-cell>
              <table:table-cell office:value-type="float" office:value="-1.65025442547913">
                <text:p>-1.65025442547913</text:p>
              </table:table-cell>
              <table:table-cell office:value-type="float" office:value="12.764766">
                <text:p>12.764766</text:p>
              </table:table-cell>
              <table:table-cell office:value-type="float" office:value="29.917013">
                <text:p>29.917013</text:p>
              </table:table-cell>
              <table:table-cell office:value-type="float" office:value="2.68497957452087">
                <text:p>2.68497957452087</text:p>
              </table:table-cell>
              <table:table-cell office:value-type="float" office:value="-6.86726742547914">
                <text:p>-6.86726742547914</text:p>
              </table:table-cell>
              <table:table-cell office:value-type="float" office:value="3.735234">
                <text:p>3.735234</text:p>
              </table:table-cell>
              <table:table-cell office:value-type="float" office:value="-5.217013">
                <text:p>-5.217013</text:p>
              </table:table-cell>
            </table:table-row>
            <table:table-row>
              <table:table-cell office:value-type="string">
                <text:p>59</text:p>
              </table:table-cell>
              <table:table-cell office:value-type="float" office:value="15.4497455745209">
                <text:p>15.4497455745209</text:p>
              </table:table-cell>
              <table:table-cell office:value-type="float" office:value="23.0497455745209">
                <text:p>23.0497455745209</text:p>
              </table:table-cell>
              <table:table-cell office:value-type="float" office:value="16.4">
                <text:p>16.4</text:p>
              </table:table-cell>
              <table:table-cell office:value-type="float" office:value="25.5">
                <text:p>25.5</text:p>
              </table:table-cell>
              <table:table-cell office:value-type="float" office:value="-0.950254425479134">
                <text:p>-0.950254425479134</text:p>
              </table:table-cell>
              <table:table-cell office:value-type="float" office:value="-2.45025442547913">
                <text:p>-2.45025442547913</text:p>
              </table:table-cell>
              <table:table-cell office:value-type="float" office:value="12.644206">
                <text:p>12.644206</text:p>
              </table:table-cell>
              <table:table-cell office:value-type="float" office:value="29.497166">
                <text:p>29.497166</text:p>
              </table:table-cell>
              <table:table-cell office:value-type="float" office:value="2.80553957452086">
                <text:p>2.80553957452086</text:p>
              </table:table-cell>
              <table:table-cell office:value-type="float" office:value="-6.44742042547913">
                <text:p>-6.44742042547913</text:p>
              </table:table-cell>
              <table:table-cell office:value-type="float" office:value="3.755794">
                <text:p>3.755794</text:p>
              </table:table-cell>
              <table:table-cell office:value-type="float" office:value="-3.997166">
                <text:p>-3.997166</text:p>
              </table:table-cell>
            </table:table-row>
            <table:table-row>
              <table:table-cell office:value-type="string">
                <text:p>60</text:p>
              </table:table-cell>
              <table:table-cell office:value-type="float" office:value="15.4433211420547">
                <text:p>15.4433211420547</text:p>
              </table:table-cell>
              <table:table-cell office:value-type="float" office:value="23.0433211420547">
                <text:p>23.0433211420547</text:p>
              </table:table-cell>
              <table:table-cell office:value-type="float" office:value="16.4">
                <text:p>16.4</text:p>
              </table:table-cell>
              <table:table-cell office:value-type="float" office:value="25.4">
                <text:p>25.4</text:p>
              </table:table-cell>
              <table:table-cell office:value-type="float" office:value="-0.956678857945274">
                <text:p>-0.956678857945274</text:p>
              </table:table-cell>
              <table:table-cell office:value-type="float" office:value="-2.35667885794527">
                <text:p>-2.35667885794527</text:p>
              </table:table-cell>
              <table:table-cell office:value-type="float" office:value="12.507374">
                <text:p>12.507374</text:p>
              </table:table-cell>
              <table:table-cell office:value-type="float" office:value="30.63335">
                <text:p>30.63335</text:p>
              </table:table-cell>
              <table:table-cell office:value-type="float" office:value="2.93594714205472">
                <text:p>2.93594714205472</text:p>
              </table:table-cell>
              <table:table-cell office:value-type="float" office:value="-7.59002885794527">
                <text:p>-7.59002885794527</text:p>
              </table:table-cell>
              <table:table-cell office:value-type="float" office:value="3.892626">
                <text:p>3.892626</text:p>
              </table:table-cell>
              <table:table-cell office:value-type="float" office:value="-5.23335">
                <text:p>-5.23335</text:p>
              </table:table-cell>
            </table:table-row>
            <table:table-row>
              <table:table-cell office:value-type="string">
                <text:p>61</text:p>
              </table:table-cell>
              <table:table-cell office:value-type="float" office:value="15.4199486362527">
                <text:p>15.4199486362527</text:p>
              </table:table-cell>
              <table:table-cell office:value-type="float" office:value="23.0199486362527">
                <text:p>23.0199486362527</text:p>
              </table:table-cell>
              <table:table-cell office:value-type="float" office:value="15.7">
                <text:p>15.7</text:p>
              </table:table-cell>
              <table:table-cell office:value-type="float" office:value="24.9">
                <text:p>24.9</text:p>
              </table:table-cell>
              <table:table-cell office:value-type="float" office:value="-0.280051363747276">
                <text:p>-0.280051363747276</text:p>
              </table:table-cell>
              <table:table-cell office:value-type="float" office:value="-1.88005136374727">
                <text:p>-1.88005136374727</text:p>
              </table:table-cell>
              <table:table-cell office:value-type="float" office:value="11.21963">
                <text:p>11.21963</text:p>
              </table:table-cell>
              <table:table-cell office:value-type="float" office:value="29.816645">
                <text:p>29.816645</text:p>
              </table:table-cell>
              <table:table-cell office:value-type="float" office:value="4.20031863625272">
                <text:p>4.20031863625272</text:p>
              </table:table-cell>
              <table:table-cell office:value-type="float" office:value="-6.79669636374728">
                <text:p>-6.79669636374728</text:p>
              </table:table-cell>
              <table:table-cell office:value-type="float" office:value="4.48037">
                <text:p>4.48037</text:p>
              </table:table-cell>
              <table:table-cell office:value-type="float" office:value="-4.916645">
                <text:p>-4.916645</text:p>
              </table:table-cell>
            </table:table-row>
            <table:table-row>
              <table:table-cell office:value-type="string">
                <text:p>62</text:p>
              </table:table-cell>
              <table:table-cell office:value-type="float" office:value="15.3698879315255">
                <text:p>15.3698879315255</text:p>
              </table:table-cell>
              <table:table-cell office:value-type="float" office:value="22.9698879315255">
                <text:p>22.9698879315255</text:p>
              </table:table-cell>
              <table:table-cell office:value-type="float" office:value="17.1">
                <text:p>17.1</text:p>
              </table:table-cell>
              <table:table-cell office:value-type="float" office:value="25">
                <text:p>25</text:p>
              </table:table-cell>
              <table:table-cell office:value-type="float" office:value="-1.73011206847446">
                <text:p>-1.73011206847446</text:p>
              </table:table-cell>
              <table:table-cell office:value-type="float" office:value="-2.03011206847446">
                <text:p>-2.03011206847446</text:p>
              </table:table-cell>
              <table:table-cell office:value-type="float" office:value="12.017705">
                <text:p>12.017705</text:p>
              </table:table-cell>
              <table:table-cell office:value-type="float" office:value="30.772173">
                <text:p>30.772173</text:p>
              </table:table-cell>
              <table:table-cell office:value-type="float" office:value="3.35218293152554">
                <text:p>3.35218293152554</text:p>
              </table:table-cell>
              <table:table-cell office:value-type="float" office:value="-7.80228506847445">
                <text:p>-7.80228506847445</text:p>
              </table:table-cell>
              <table:table-cell office:value-type="float" office:value="5.082295">
                <text:p>5.082295</text:p>
              </table:table-cell>
              <table:table-cell office:value-type="float" office:value="-5.772173">
                <text:p>-5.772173</text:p>
              </table:table-cell>
            </table:table-row>
            <table:table-row>
              <table:table-cell office:value-type="string">
                <text:p>63</text:p>
              </table:table-cell>
              <table:table-cell office:value-type="float" office:value="15.2846474729938">
                <text:p>15.2846474729938</text:p>
              </table:table-cell>
              <table:table-cell office:value-type="float" office:value="22.8846474729938">
                <text:p>22.8846474729938</text:p>
              </table:table-cell>
              <table:table-cell office:value-type="float" office:value="16.3">
                <text:p>16.3</text:p>
              </table:table-cell>
              <table:table-cell office:value-type="float" office:value="26.6">
                <text:p>26.6</text:p>
              </table:table-cell>
              <table:table-cell office:value-type="float" office:value="-1.01535252700619">
                <text:p>-1.01535252700619</text:p>
              </table:table-cell>
              <table:table-cell office:value-type="float" office:value="-3.71535252700619">
                <text:p>-3.71535252700619</text:p>
              </table:table-cell>
              <table:table-cell office:value-type="float" office:value="12.326233">
                <text:p>12.326233</text:p>
              </table:table-cell>
              <table:table-cell office:value-type="float" office:value="30.943712">
                <text:p>30.943712</text:p>
              </table:table-cell>
              <table:table-cell office:value-type="float" office:value="2.95841447299381">
                <text:p>2.95841447299381</text:p>
              </table:table-cell>
              <table:table-cell office:value-type="float" office:value="-8.05906452700619">
                <text:p>-8.05906452700619</text:p>
              </table:table-cell>
              <table:table-cell office:value-type="float" office:value="3.973767">
                <text:p>3.973767</text:p>
              </table:table-cell>
              <table:table-cell office:value-type="float" office:value="-4.343712">
                <text:p>-4.343712</text:p>
              </table:table-cell>
            </table:table-row>
            <table:table-row>
              <table:table-cell office:value-type="string">
                <text:p>64</text:p>
              </table:table-cell>
              <table:table-cell office:value-type="float" office:value="15.1569333144183">
                <text:p>15.1569333144183</text:p>
              </table:table-cell>
              <table:table-cell office:value-type="float" office:value="22.7569333144183">
                <text:p>22.7569333144183</text:p>
              </table:table-cell>
              <table:table-cell office:value-type="float" office:value="15.9">
                <text:p>15.9</text:p>
              </table:table-cell>
              <table:table-cell office:value-type="float" office:value="23.9">
                <text:p>23.9</text:p>
              </table:table-cell>
              <table:table-cell office:value-type="float" office:value="-0.743066685581736">
                <text:p>-0.743066685581736</text:p>
              </table:table-cell>
              <table:table-cell office:value-type="float" office:value="-1.14306668558173">
                <text:p>-1.14306668558173</text:p>
              </table:table-cell>
              <table:table-cell office:value-type="float" office:value="12.728101">
                <text:p>12.728101</text:p>
              </table:table-cell>
              <table:table-cell office:value-type="float" office:value="29.06123">
                <text:p>29.06123</text:p>
              </table:table-cell>
              <table:table-cell office:value-type="float" office:value="2.42883231441826">
                <text:p>2.42883231441826</text:p>
              </table:table-cell>
              <table:table-cell office:value-type="float" office:value="-6.30429668558173">
                <text:p>-6.30429668558173</text:p>
              </table:table-cell>
              <table:table-cell office:value-type="float" office:value="3.171899">
                <text:p>3.171899</text:p>
              </table:table-cell>
              <table:table-cell office:value-type="float" office:value="-5.16123">
                <text:p>-5.16123</text:p>
              </table:table-cell>
            </table:table-row>
            <table:table-row>
              <table:table-cell office:value-type="string">
                <text:p>65</text:p>
              </table:table-cell>
              <table:table-cell office:value-type="float" office:value="14.9805981561299">
                <text:p>14.9805981561299</text:p>
              </table:table-cell>
              <table:table-cell office:value-type="float" office:value="22.5805981561299">
                <text:p>22.5805981561299</text:p>
              </table:table-cell>
              <table:table-cell office:value-type="float" office:value="16">
                <text:p>16</text:p>
              </table:table-cell>
              <table:table-cell office:value-type="float" office:value="25">
                <text:p>25</text:p>
              </table:table-cell>
              <table:table-cell office:value-type="float" office:value="-1.01940184387008">
                <text:p>-1.01940184387008</text:p>
              </table:table-cell>
              <table:table-cell office:value-type="float" office:value="-2.41940184387008">
                <text:p>-2.41940184387008</text:p>
              </table:table-cell>
              <table:table-cell office:value-type="float" office:value="12.486077">
                <text:p>12.486077</text:p>
              </table:table-cell>
              <table:table-cell office:value-type="float" office:value="28.634096">
                <text:p>28.634096</text:p>
              </table:table-cell>
              <table:table-cell office:value-type="float" office:value="2.49452115612992">
                <text:p>2.49452115612992</text:p>
              </table:table-cell>
              <table:table-cell office:value-type="float" office:value="-6.05349784387008">
                <text:p>-6.05349784387008</text:p>
              </table:table-cell>
              <table:table-cell office:value-type="float" office:value="3.513923">
                <text:p>3.513923</text:p>
              </table:table-cell>
              <table:table-cell office:value-type="float" office:value="-3.634096">
                <text:p>-3.634096</text:p>
              </table:table-cell>
            </table:table-row>
            <table:table-row>
              <table:table-cell office:value-type="string">
                <text:p>66</text:p>
              </table:table-cell>
              <table:table-cell office:value-type="float" office:value="14.7505903829606">
                <text:p>14.7505903829606</text:p>
              </table:table-cell>
              <table:table-cell office:value-type="float" office:value="22.3505903829606">
                <text:p>22.3505903829606</text:p>
              </table:table-cell>
              <table:table-cell office:value-type="float" office:value="15.3">
                <text:p>15.3</text:p>
              </table:table-cell>
              <table:table-cell office:value-type="float" office:value="23.8">
                <text:p>23.8</text:p>
              </table:table-cell>
              <table:table-cell office:value-type="float" office:value="-0.549409617039448">
                <text:p>-0.549409617039448</text:p>
              </table:table-cell>
              <table:table-cell office:value-type="float" office:value="-1.44940961703945">
                <text:p>-1.44940961703945</text:p>
              </table:table-cell>
              <table:table-cell office:value-type="float" office:value="12.336352">
                <text:p>12.336352</text:p>
              </table:table-cell>
              <table:table-cell office:value-type="float" office:value="30.362698">
                <text:p>30.362698</text:p>
              </table:table-cell>
              <table:table-cell office:value-type="float" office:value="2.41423838296055">
                <text:p>2.41423838296055</text:p>
              </table:table-cell>
              <table:table-cell office:value-type="float" office:value="-8.01210761703945">
                <text:p>-8.01210761703945</text:p>
              </table:table-cell>
              <table:table-cell office:value-type="float" office:value="2.963648">
                <text:p>2.963648</text:p>
              </table:table-cell>
              <table:table-cell office:value-type="float" office:value="-6.562698">
                <text:p>-6.562698</text:p>
              </table:table-cell>
            </table:table-row>
            <table:table-row>
              <table:table-cell office:value-type="string">
                <text:p>67</text:p>
              </table:table-cell>
              <table:table-cell office:value-type="float" office:value="14.4629031021726">
                <text:p>14.4629031021726</text:p>
              </table:table-cell>
              <table:table-cell office:value-type="float" office:value="22.0629031021726">
                <text:p>22.0629031021726</text:p>
              </table:table-cell>
              <table:table-cell office:value-type="float" office:value="15.9">
                <text:p>15.9</text:p>
              </table:table-cell>
              <table:table-cell office:value-type="float" office:value="24.9">
                <text:p>24.9</text:p>
              </table:table-cell>
              <table:table-cell office:value-type="float" office:value="-1.43709689782743">
                <text:p>-1.43709689782743</text:p>
              </table:table-cell>
              <table:table-cell office:value-type="float" office:value="-2.83709689782743">
                <text:p>-2.83709689782743</text:p>
              </table:table-cell>
              <table:table-cell office:value-type="float" office:value="11.596981">
                <text:p>11.596981</text:p>
              </table:table-cell>
              <table:table-cell office:value-type="float" office:value="27.927063">
                <text:p>27.927063</text:p>
              </table:table-cell>
              <table:table-cell office:value-type="float" office:value="2.86592210217257">
                <text:p>2.86592210217257</text:p>
              </table:table-cell>
              <table:table-cell office:value-type="float" office:value="-5.86415989782743">
                <text:p>-5.86415989782743</text:p>
              </table:table-cell>
              <table:table-cell office:value-type="float" office:value="4.303019">
                <text:p>4.303019</text:p>
              </table:table-cell>
              <table:table-cell office:value-type="float" office:value="-3.027063">
                <text:p>-3.027063</text:p>
              </table:table-cell>
            </table:table-row>
            <table:table-row>
              <table:table-cell office:value-type="string">
                <text:p>68</text:p>
              </table:table-cell>
              <table:table-cell office:value-type="float" office:value="14.1145231813895">
                <text:p>14.1145231813895</text:p>
              </table:table-cell>
              <table:table-cell office:value-type="float" office:value="21.7145231813895">
                <text:p>21.7145231813895</text:p>
              </table:table-cell>
              <table:table-cell office:value-type="float" office:value="15.4">
                <text:p>15.4</text:p>
              </table:table-cell>
              <table:table-cell office:value-type="float" office:value="25.1">
                <text:p>25.1</text:p>
              </table:table-cell>
              <table:table-cell office:value-type="float" office:value="-1.28547681861055">
                <text:p>-1.28547681861055</text:p>
              </table:table-cell>
              <table:table-cell office:value-type="float" office:value="-3.38547681861055">
                <text:p>-3.38547681861055</text:p>
              </table:table-cell>
              <table:table-cell office:value-type="float" office:value="10.490978">
                <text:p>10.490978</text:p>
              </table:table-cell>
              <table:table-cell office:value-type="float" office:value="28.238443">
                <text:p>28.238443</text:p>
              </table:table-cell>
              <table:table-cell office:value-type="float" office:value="3.62354518138945">
                <text:p>3.62354518138945</text:p>
              </table:table-cell>
              <table:table-cell office:value-type="float" office:value="-6.52391981861054">
                <text:p>-6.52391981861054</text:p>
              </table:table-cell>
              <table:table-cell office:value-type="float" office:value="4.909022">
                <text:p>4.909022</text:p>
              </table:table-cell>
              <table:table-cell office:value-type="float" office:value="-3.138443">
                <text:p>-3.138443</text:p>
              </table:table-cell>
            </table:table-row>
            <table:table-row>
              <table:table-cell office:value-type="string">
                <text:p>69</text:p>
              </table:table-cell>
              <table:table-cell office:value-type="float" office:value="13.7033802865258">
                <text:p>13.7033802865258</text:p>
              </table:table-cell>
              <table:table-cell office:value-type="float" office:value="21.3033802865258">
                <text:p>21.3033802865258</text:p>
              </table:table-cell>
              <table:table-cell office:value-type="float" office:value="16.2">
                <text:p>16.2</text:p>
              </table:table-cell>
              <table:table-cell office:value-type="float" office:value="23.3">
                <text:p>23.3</text:p>
              </table:table-cell>
              <table:table-cell office:value-type="float" office:value="-2.49661971347419">
                <text:p>-2.49661971347419</text:p>
              </table:table-cell>
              <table:table-cell office:value-type="float" office:value="-1.99661971347419">
                <text:p>-1.99661971347419</text:p>
              </table:table-cell>
              <table:table-cell office:value-type="float" office:value="9.652688">
                <text:p>9.652688</text:p>
              </table:table-cell>
              <table:table-cell office:value-type="float" office:value="28.514826">
                <text:p>28.514826</text:p>
              </table:table-cell>
              <table:table-cell office:value-type="float" office:value="4.05069228652581">
                <text:p>4.05069228652581</text:p>
              </table:table-cell>
              <table:table-cell office:value-type="float" office:value="-7.21144571347418">
                <text:p>-7.21144571347418</text:p>
              </table:table-cell>
              <table:table-cell office:value-type="float" office:value="6.547312">
                <text:p>6.547312</text:p>
              </table:table-cell>
              <table:table-cell office:value-type="float" office:value="-5.214826">
                <text:p>-5.214826</text:p>
              </table:table-cell>
            </table:table-row>
            <table:table-row>
              <table:table-cell office:value-type="string">
                <text:p>70</text:p>
              </table:table-cell>
              <table:table-cell office:value-type="float" office:value="13.2282959197176">
                <text:p>13.2282959197176</text:p>
              </table:table-cell>
              <table:table-cell office:value-type="float" office:value="20.8282959197176">
                <text:p>20.8282959197176</text:p>
              </table:table-cell>
              <table:table-cell office:value-type="float" office:value="14.8">
                <text:p>14.8</text:p>
              </table:table-cell>
              <table:table-cell office:value-type="float" office:value="24.2">
                <text:p>24.2</text:p>
              </table:table-cell>
              <table:table-cell office:value-type="float" office:value="-1.57170408028238">
                <text:p>-1.57170408028238</text:p>
              </table:table-cell>
              <table:table-cell office:value-type="float" office:value="-3.37170408028237">
                <text:p>-3.37170408028237</text:p>
              </table:table-cell>
              <table:table-cell office:value-type="float" office:value="10.634894">
                <text:p>10.634894</text:p>
              </table:table-cell>
              <table:table-cell office:value-type="float" office:value="28.122015">
                <text:p>28.122015</text:p>
              </table:table-cell>
              <table:table-cell office:value-type="float" office:value="2.59340191971763">
                <text:p>2.59340191971763</text:p>
              </table:table-cell>
              <table:table-cell office:value-type="float" office:value="-7.29371908028238">
                <text:p>-7.29371908028238</text:p>
              </table:table-cell>
              <table:table-cell office:value-type="float" office:value="4.165106">
                <text:p>4.165106</text:p>
              </table:table-cell>
              <table:table-cell office:value-type="float" office:value="-3.922015">
                <text:p>-3.922015</text:p>
              </table:table-cell>
            </table:table-row>
            <table:table-row>
              <table:table-cell office:value-type="string">
                <text:p>71</text:p>
              </table:table-cell>
              <table:table-cell office:value-type="float" office:value="12.6889324572526">
                <text:p>12.6889324572526</text:p>
              </table:table-cell>
              <table:table-cell office:value-type="float" office:value="20.2889324572526">
                <text:p>20.2889324572526</text:p>
              </table:table-cell>
              <table:table-cell office:value-type="float" office:value="14.9">
                <text:p>14.9</text:p>
              </table:table-cell>
              <table:table-cell office:value-type="float" office:value="22.3">
                <text:p>22.3</text:p>
              </table:table-cell>
              <table:table-cell office:value-type="float" office:value="-2.21106754274744">
                <text:p>-2.21106754274744</text:p>
              </table:table-cell>
              <table:table-cell office:value-type="float" office:value="-2.01106754274744">
                <text:p>-2.01106754274744</text:p>
              </table:table-cell>
              <table:table-cell office:value-type="float" office:value="9.52021">
                <text:p>9.52021</text:p>
              </table:table-cell>
              <table:table-cell office:value-type="float" office:value="27.906343">
                <text:p>27.906343</text:p>
              </table:table-cell>
              <table:table-cell office:value-type="float" office:value="3.16872245725256">
                <text:p>3.16872245725256</text:p>
              </table:table-cell>
              <table:table-cell office:value-type="float" office:value="-7.61741054274744">
                <text:p>-7.61741054274744</text:p>
              </table:table-cell>
              <table:table-cell office:value-type="float" office:value="5.37979">
                <text:p>5.37979</text:p>
              </table:table-cell>
              <table:table-cell office:value-type="float" office:value="-5.606343">
                <text:p>-5.606343</text:p>
              </table:table-cell>
            </table:table-row>
            <table:table-row>
              <table:table-cell office:value-type="string">
                <text:p>72</text:p>
              </table:table-cell>
              <table:table-cell office:value-type="float" office:value="12.0857421875">
                <text:p>12.0857421875</text:p>
              </table:table-cell>
              <table:table-cell office:value-type="float" office:value="19.6857421875">
                <text:p>19.6857421875</text:p>
              </table:table-cell>
              <table:table-cell office:value-type="float" office:value="13.1">
                <text:p>13.1</text:p>
              </table:table-cell>
              <table:table-cell office:value-type="float" office:value="22.3">
                <text:p>22.3</text:p>
              </table:table-cell>
              <table:table-cell office:value-type="float" office:value="-1.0142578125">
                <text:p>-1.0142578125</text:p>
              </table:table-cell>
              <table:table-cell office:value-type="float" office:value="-2.6142578125">
                <text:p>-2.6142578125</text:p>
              </table:table-cell>
              <table:table-cell office:value-type="float" office:value="10.4936075">
                <text:p>10.4936075</text:p>
              </table:table-cell>
              <table:table-cell office:value-type="float" office:value="27.552021">
                <text:p>27.552021</text:p>
              </table:table-cell>
              <table:table-cell office:value-type="float" office:value="1.5921346875">
                <text:p>1.5921346875</text:p>
              </table:table-cell>
              <table:table-cell office:value-type="float" office:value="-7.8662788125">
                <text:p>-7.8662788125</text:p>
              </table:table-cell>
              <table:table-cell office:value-type="float" office:value="2.6063925">
                <text:p>2.6063925</text:p>
              </table:table-cell>
              <table:table-cell office:value-type="float" office:value="-5.252021">
                <text:p>-5.252021</text:p>
              </table:table-cell>
            </table:table-row>
            <table:table-row>
              <table:table-cell office:value-type="string">
                <text:p>73</text:p>
              </table:table-cell>
              <table:table-cell office:value-type="float" office:value="11.4199163488414">
                <text:p>11.4199163488414</text:p>
              </table:table-cell>
              <table:table-cell office:value-type="float" office:value="19.0199163488414">
                <text:p>19.0199163488414</text:p>
              </table:table-cell>
              <table:table-cell office:value-type="float" office:value="13.3">
                <text:p>13.3</text:p>
              </table:table-cell>
              <table:table-cell office:value-type="float" office:value="21.3">
                <text:p>21.3</text:p>
              </table:table-cell>
              <table:table-cell office:value-type="float" office:value="-1.88008365115863">
                <text:p>-1.88008365115863</text:p>
              </table:table-cell>
              <table:table-cell office:value-type="float" office:value="-2.28008365115863">
                <text:p>-2.28008365115863</text:p>
              </table:table-cell>
              <table:table-cell office:value-type="float" office:value="9.436118">
                <text:p>9.436118</text:p>
              </table:table-cell>
              <table:table-cell office:value-type="float" office:value="26.531216">
                <text:p>26.531216</text:p>
              </table:table-cell>
              <table:table-cell office:value-type="float" office:value="1.98379834884137">
                <text:p>1.98379834884137</text:p>
              </table:table-cell>
              <table:table-cell office:value-type="float" office:value="-7.51129965115863">
                <text:p>-7.51129965115863</text:p>
              </table:table-cell>
              <table:table-cell office:value-type="float" office:value="3.863882">
                <text:p>3.863882</text:p>
              </table:table-cell>
              <table:table-cell office:value-type="float" office:value="-5.231216">
                <text:p>-5.231216</text:p>
              </table:table-cell>
            </table:table-row>
            <table:table-row>
              <table:table-cell office:value-type="string">
                <text:p>74</text:p>
              </table:table-cell>
              <table:table-cell office:value-type="float" office:value="10.6933341676004">
                <text:p>10.6933341676004</text:p>
              </table:table-cell>
              <table:table-cell office:value-type="float" office:value="18.2933341676004">
                <text:p>18.2933341676004</text:p>
              </table:table-cell>
              <table:table-cell office:value-type="float" office:value="12">
                <text:p>12</text:p>
              </table:table-cell>
              <table:table-cell office:value-type="float" office:value="20.9">
                <text:p>20.9</text:p>
              </table:table-cell>
              <table:table-cell office:value-type="float" office:value="-1.30666583239965">
                <text:p>-1.30666583239965</text:p>
              </table:table-cell>
              <table:table-cell office:value-type="float" office:value="-2.60666583239965">
                <text:p>-2.60666583239965</text:p>
              </table:table-cell>
              <table:table-cell office:value-type="float" office:value="7.722513">
                <text:p>7.722513</text:p>
              </table:table-cell>
              <table:table-cell office:value-type="float" office:value="27.014025">
                <text:p>27.014025</text:p>
              </table:table-cell>
              <table:table-cell office:value-type="float" office:value="2.97082116760035">
                <text:p>2.97082116760035</text:p>
              </table:table-cell>
              <table:table-cell office:value-type="float" office:value="-8.72069083239965">
                <text:p>-8.72069083239965</text:p>
              </table:table-cell>
              <table:table-cell office:value-type="float" office:value="4.277487">
                <text:p>4.277487</text:p>
              </table:table-cell>
              <table:table-cell office:value-type="float" office:value="-6.114025">
                <text:p>-6.114025</text:p>
              </table:table-cell>
            </table:table-row>
            <table:table-row>
              <table:table-cell office:value-type="string">
                <text:p>75</text:p>
              </table:table-cell>
              <table:table-cell office:value-type="float" office:value="9.90851189597306">
                <text:p>9.90851189597306</text:p>
              </table:table-cell>
              <table:table-cell office:value-type="float" office:value="17.5085118959731">
                <text:p>17.5085118959731</text:p>
              </table:table-cell>
              <table:table-cell office:value-type="float" office:value="11.3">
                <text:p>11.3</text:p>
              </table:table-cell>
              <table:table-cell office:value-type="float" office:value="20.2">
                <text:p>20.2</text:p>
              </table:table-cell>
              <table:table-cell office:value-type="float" office:value="-1.39148810402694">
                <text:p>-1.39148810402694</text:p>
              </table:table-cell>
              <table:table-cell office:value-type="float" office:value="-2.69148810402694">
                <text:p>-2.69148810402694</text:p>
              </table:table-cell>
              <table:table-cell office:value-type="float" office:value="8.4100685">
                <text:p>8.4100685</text:p>
              </table:table-cell>
              <table:table-cell office:value-type="float" office:value="24.001503">
                <text:p>24.001503</text:p>
              </table:table-cell>
              <table:table-cell office:value-type="float" office:value="1.49844339597306">
                <text:p>1.49844339597306</text:p>
              </table:table-cell>
              <table:table-cell office:value-type="float" office:value="-6.49299110402694">
                <text:p>-6.49299110402694</text:p>
              </table:table-cell>
              <table:table-cell office:value-type="float" office:value="2.8899315">
                <text:p>2.8899315</text:p>
              </table:table-cell>
              <table:table-cell office:value-type="float" office:value="-3.801503">
                <text:p>-3.801503</text:p>
              </table:table-cell>
            </table:table-row>
            <table:table-row>
              <table:table-cell office:value-type="string">
                <text:p>76</text:p>
              </table:table-cell>
              <table:table-cell office:value-type="float" office:value="9.0685518499581">
                <text:p>9.0685518499581</text:p>
              </table:table-cell>
              <table:table-cell office:value-type="float" office:value="16.6685518499581">
                <text:p>16.6685518499581</text:p>
              </table:table-cell>
              <table:table-cell office:value-type="float" office:value="10.5">
                <text:p>10.5</text:p>
              </table:table-cell>
              <table:table-cell office:value-type="float" office:value="19.3">
                <text:p>19.3</text:p>
              </table:table-cell>
              <table:table-cell office:value-type="float" office:value="-1.4314481500419">
                <text:p>-1.4314481500419</text:p>
              </table:table-cell>
              <table:table-cell office:value-type="float" office:value="-2.6314481500419">
                <text:p>-2.6314481500419</text:p>
              </table:table-cell>
              <table:table-cell office:value-type="float" office:value="5.827394">
                <text:p>5.827394</text:p>
              </table:table-cell>
              <table:table-cell office:value-type="float" office:value="24.38113">
                <text:p>24.38113</text:p>
              </table:table-cell>
              <table:table-cell office:value-type="float" office:value="3.2411578499581">
                <text:p>3.2411578499581</text:p>
              </table:table-cell>
              <table:table-cell office:value-type="float" office:value="-7.7125781500419">
                <text:p>-7.7125781500419</text:p>
              </table:table-cell>
              <table:table-cell office:value-type="float" office:value="4.672606">
                <text:p>4.672606</text:p>
              </table:table-cell>
              <table:table-cell office:value-type="float" office:value="-5.08113">
                <text:p>-5.08113</text:p>
              </table:table-cell>
            </table:table-row>
            <table:table-row>
              <table:table-cell office:value-type="string">
                <text:p>77</text:p>
              </table:table-cell>
              <table:table-cell office:value-type="float" office:value="8.17709144728705">
                <text:p>8.17709144728705</text:p>
              </table:table-cell>
              <table:table-cell office:value-type="float" office:value="15.777091447287">
                <text:p>15.777091447287</text:p>
              </table:table-cell>
              <table:table-cell office:value-type="float" office:value="10">
                <text:p>10</text:p>
              </table:table-cell>
              <table:table-cell office:value-type="float" office:value="17.6">
                <text:p>17.6</text:p>
              </table:table-cell>
              <table:table-cell office:value-type="float" office:value="-1.82290855271295">
                <text:p>-1.82290855271295</text:p>
              </table:table-cell>
              <table:table-cell office:value-type="float" office:value="-1.82290855271295">
                <text:p>-1.82290855271295</text:p>
              </table:table-cell>
              <table:table-cell office:value-type="float" office:value="6.2531333">
                <text:p>6.2531333</text:p>
              </table:table-cell>
              <table:table-cell office:value-type="float" office:value="23.272532">
                <text:p>23.272532</text:p>
              </table:table-cell>
              <table:table-cell office:value-type="float" office:value="1.92395814728705">
                <text:p>1.92395814728705</text:p>
              </table:table-cell>
              <table:table-cell office:value-type="float" office:value="-7.49544055271295">
                <text:p>-7.49544055271295</text:p>
              </table:table-cell>
              <table:table-cell office:value-type="float" office:value="3.7468667">
                <text:p>3.7468667</text:p>
              </table:table-cell>
              <table:table-cell office:value-type="float" office:value="-5.672532">
                <text:p>-5.672532</text:p>
              </table:table-cell>
            </table:table-row>
            <table:table-row>
              <table:table-cell office:value-type="string">
                <text:p>78</text:p>
              </table:table-cell>
              <table:table-cell office:value-type="float" office:value="7.2382522453545">
                <text:p>7.2382522453545</text:p>
              </table:table-cell>
              <table:table-cell office:value-type="float" office:value="14.8382522453545">
                <text:p>14.8382522453545</text:p>
              </table:table-cell>
              <table:table-cell office:value-type="float" office:value="9.1">
                <text:p>9.1</text:p>
              </table:table-cell>
              <table:table-cell office:value-type="float" office:value="17.7">
                <text:p>17.7</text:p>
              </table:table-cell>
              <table:table-cell office:value-type="float" office:value="-1.8617477546455">
                <text:p>-1.8617477546455</text:p>
              </table:table-cell>
              <table:table-cell office:value-type="float" office:value="-2.8617477546455">
                <text:p>-2.8617477546455</text:p>
              </table:table-cell>
              <table:table-cell office:value-type="float" office:value="5.152953">
                <text:p>5.152953</text:p>
              </table:table-cell>
              <table:table-cell office:value-type="float" office:value="21.660526">
                <text:p>21.660526</text:p>
              </table:table-cell>
              <table:table-cell office:value-type="float" office:value="2.0852992453545">
                <text:p>2.0852992453545</text:p>
              </table:table-cell>
              <table:table-cell office:value-type="float" office:value="-6.8222737546455">
                <text:p>-6.8222737546455</text:p>
              </table:table-cell>
              <table:table-cell office:value-type="float" office:value="3.947047">
                <text:p>3.947047</text:p>
              </table:table-cell>
              <table:table-cell office:value-type="float" office:value="-3.960526">
                <text:p>-3.960526</text:p>
              </table:table-cell>
            </table:table-row>
            <table:table-row>
              <table:table-cell office:value-type="string">
                <text:p>79</text:p>
              </table:table-cell>
              <table:table-cell office:value-type="float" office:value="6.25658897914825">
                <text:p>6.25658897914825</text:p>
              </table:table-cell>
              <table:table-cell office:value-type="float" office:value="13.8565889791482">
                <text:p>13.8565889791482</text:p>
              </table:table-cell>
              <table:table-cell office:value-type="float" office:value="7.6">
                <text:p>7.6</text:p>
              </table:table-cell>
              <table:table-cell office:value-type="float" office:value="16">
                <text:p>16</text:p>
              </table:table-cell>
              <table:table-cell office:value-type="float" office:value="-1.34341102085175">
                <text:p>-1.34341102085175</text:p>
              </table:table-cell>
              <table:table-cell office:value-type="float" office:value="-2.14341102085175">
                <text:p>-2.14341102085175</text:p>
              </table:table-cell>
              <table:table-cell office:value-type="float" office:value="4.661152">
                <text:p>4.661152</text:p>
              </table:table-cell>
              <table:table-cell office:value-type="float" office:value="21.624052">
                <text:p>21.624052</text:p>
              </table:table-cell>
              <table:table-cell office:value-type="float" office:value="1.59543697914824">
                <text:p>1.59543697914824</text:p>
              </table:table-cell>
              <table:table-cell office:value-type="float" office:value="-7.76746302085175">
                <text:p>-7.76746302085175</text:p>
              </table:table-cell>
              <table:table-cell office:value-type="float" office:value="2.938848">
                <text:p>2.938848</text:p>
              </table:table-cell>
              <table:table-cell office:value-type="float" office:value="-5.624052">
                <text:p>-5.624052</text:p>
              </table:table-cell>
            </table:table-row>
            <table:table-row>
              <table:table-cell office:value-type="string">
                <text:p>80</text:p>
              </table:table-cell>
              <table:table-cell office:value-type="float" office:value="5.23703859917964">
                <text:p>5.23703859917964</text:p>
              </table:table-cell>
              <table:table-cell office:value-type="float" office:value="12.8370385991796">
                <text:p>12.8370385991796</text:p>
              </table:table-cell>
              <table:table-cell office:value-type="float" office:value="7.5">
                <text:p>7.5</text:p>
              </table:table-cell>
              <table:table-cell office:value-type="float" office:value="15.2">
                <text:p>15.2</text:p>
              </table:table-cell>
              <table:table-cell office:value-type="float" office:value="-2.26296140082036">
                <text:p>-2.26296140082036</text:p>
              </table:table-cell>
              <table:table-cell office:value-type="float" office:value="-2.36296140082036">
                <text:p>-2.36296140082036</text:p>
              </table:table-cell>
              <table:table-cell office:value-type="float" office:value="2.8975081">
                <text:p>2.8975081</text:p>
              </table:table-cell>
              <table:table-cell office:value-type="float" office:value="20.947445">
                <text:p>20.947445</text:p>
              </table:table-cell>
              <table:table-cell office:value-type="float" office:value="2.33953049917964">
                <text:p>2.33953049917964</text:p>
              </table:table-cell>
              <table:table-cell office:value-type="float" office:value="-8.11040640082036">
                <text:p>-8.11040640082036</text:p>
              </table:table-cell>
              <table:table-cell office:value-type="float" office:value="4.6024919">
                <text:p>4.6024919</text:p>
              </table:table-cell>
              <table:table-cell office:value-type="float" office:value="-5.747445">
                <text:p>-5.747445</text:p>
              </table:table-cell>
            </table:table-row>
            <table:table-row>
              <table:table-cell office:value-type="string">
                <text:p>81</text:p>
              </table:table-cell>
              <table:table-cell office:value-type="float" office:value="4.1848693094136">
                <text:p>4.1848693094136</text:p>
              </table:table-cell>
              <table:table-cell office:value-type="float" office:value="11.7848693094136">
                <text:p>11.7848693094136</text:p>
              </table:table-cell>
              <table:table-cell office:value-type="float" office:value="6">
                <text:p>6</text:p>
              </table:table-cell>
              <table:table-cell office:value-type="float" office:value="14.6">
                <text:p>14.6</text:p>
              </table:table-cell>
              <table:table-cell office:value-type="float" office:value="-1.8151306905864">
                <text:p>-1.8151306905864</text:p>
              </table:table-cell>
              <table:table-cell office:value-type="float" office:value="-2.8151306905864">
                <text:p>-2.8151306905864</text:p>
              </table:table-cell>
              <table:table-cell office:value-type="float" office:value="1.9065821">
                <text:p>1.9065821</text:p>
              </table:table-cell>
              <table:table-cell office:value-type="float" office:value="19.251905">
                <text:p>19.251905</text:p>
              </table:table-cell>
              <table:table-cell office:value-type="float" office:value="2.2782872094136">
                <text:p>2.2782872094136</text:p>
              </table:table-cell>
              <table:table-cell office:value-type="float" office:value="-7.4670356905864">
                <text:p>-7.4670356905864</text:p>
              </table:table-cell>
              <table:table-cell office:value-type="float" office:value="4.0934179">
                <text:p>4.0934179</text:p>
              </table:table-cell>
              <table:table-cell office:value-type="float" office:value="-4.651905">
                <text:p>-4.651905</text:p>
              </table:table-cell>
            </table:table-row>
            <table:table-row>
              <table:table-cell office:value-type="string">
                <text:p>82</text:p>
              </table:table-cell>
              <table:table-cell office:value-type="float" office:value="3.10562960519888">
                <text:p>3.10562960519888</text:p>
              </table:table-cell>
              <table:table-cell office:value-type="float" office:value="10.7056296051989">
                <text:p>10.7056296051989</text:p>
              </table:table-cell>
              <table:table-cell office:value-type="float" office:value="3.7">
                <text:p>3.7</text:p>
              </table:table-cell>
              <table:table-cell office:value-type="float" office:value="13.9">
                <text:p>13.9</text:p>
              </table:table-cell>
              <table:table-cell office:value-type="float" office:value="-0.594370394801121">
                <text:p>-0.594370394801121</text:p>
              </table:table-cell>
              <table:table-cell office:value-type="float" office:value="-3.19437039480112">
                <text:p>-3.19437039480112</text:p>
              </table:table-cell>
              <table:table-cell office:value-type="float" office:value="-0.15050377">
                <text:p>-0.15050377</text:p>
              </table:table-cell>
              <table:table-cell office:value-type="float" office:value="18.666437">
                <text:p>18.666437</text:p>
              </table:table-cell>
              <table:table-cell office:value-type="float" office:value="3.25613337519888">
                <text:p>3.25613337519888</text:p>
              </table:table-cell>
              <table:table-cell office:value-type="float" office:value="-7.96080739480112">
                <text:p>-7.96080739480112</text:p>
              </table:table-cell>
              <table:table-cell office:value-type="float" office:value="3.85050377">
                <text:p>3.85050377</text:p>
              </table:table-cell>
              <table:table-cell office:value-type="float" office:value="-4.766437">
                <text:p>-4.766437</text:p>
              </table:table-cell>
            </table:table-row>
            <table:table-row>
              <table:table-cell office:value-type="string">
                <text:p>83</text:p>
              </table:table-cell>
              <table:table-cell office:value-type="float" office:value="2.00509731119842">
                <text:p>2.00509731119842</text:p>
              </table:table-cell>
              <table:table-cell office:value-type="float" office:value="9.60509731119842">
                <text:p>9.60509731119842</text:p>
              </table:table-cell>
              <table:table-cell office:value-type="float" office:value="4">
                <text:p>4</text:p>
              </table:table-cell>
              <table:table-cell office:value-type="float" office:value="12.6">
                <text:p>12.6</text:p>
              </table:table-cell>
              <table:table-cell office:value-type="float" office:value="-1.99490268880158">
                <text:p>-1.99490268880158</text:p>
              </table:table-cell>
              <table:table-cell office:value-type="float" office:value="-2.99490268880158">
                <text:p>-2.99490268880158</text:p>
              </table:table-cell>
              <table:table-cell office:value-type="float" office:value="-0.7425579">
                <text:p>-0.7425579</text:p>
              </table:table-cell>
              <table:table-cell office:value-type="float" office:value="17.203732">
                <text:p>17.203732</text:p>
              </table:table-cell>
              <table:table-cell office:value-type="float" office:value="2.74765521119842">
                <text:p>2.74765521119842</text:p>
              </table:table-cell>
              <table:table-cell office:value-type="float" office:value="-7.59863468880157">
                <text:p>-7.59863468880157</text:p>
              </table:table-cell>
              <table:table-cell office:value-type="float" office:value="4.7425579">
                <text:p>4.7425579</text:p>
              </table:table-cell>
              <table:table-cell office:value-type="float" office:value="-4.603732">
                <text:p>-4.603732</text:p>
              </table:table-cell>
            </table:table-row>
            <table:table-row>
              <table:table-cell office:value-type="string">
                <text:p>84</text:p>
              </table:table-cell>
              <table:table-cell office:value-type="float" office:value="0.889228619319344">
                <text:p>0.889228619319344</text:p>
              </table:table-cell>
              <table:table-cell office:value-type="float" office:value="8.48922861931935">
                <text:p>8.48922861931935</text:p>
              </table:table-cell>
              <table:table-cell office:value-type="float" office:value="2">
                <text:p>2</text:p>
              </table:table-cell>
              <table:table-cell office:value-type="float" office:value="10.6">
                <text:p>10.6</text:p>
              </table:table-cell>
              <table:table-cell office:value-type="float" office:value="-1.11077138068066">
                <text:p>-1.11077138068066</text:p>
              </table:table-cell>
              <table:table-cell office:value-type="float" office:value="-2.11077138068065">
                <text:p>-2.11077138068065</text:p>
              </table:table-cell>
              <table:table-cell office:value-type="float" office:value="-2.1232774">
                <text:p>-2.1232774</text:p>
              </table:table-cell>
              <table:table-cell office:value-type="float" office:value="16.600088">
                <text:p>16.600088</text:p>
              </table:table-cell>
              <table:table-cell office:value-type="float" office:value="3.01250601931934">
                <text:p>3.01250601931934</text:p>
              </table:table-cell>
              <table:table-cell office:value-type="float" office:value="-8.11085938068066">
                <text:p>-8.11085938068066</text:p>
              </table:table-cell>
              <table:table-cell office:value-type="float" office:value="4.1232774">
                <text:p>4.1232774</text:p>
              </table:table-cell>
              <table:table-cell office:value-type="float" office:value="-6.000088">
                <text:p>-6.000088</text:p>
              </table:table-cell>
            </table:table-row>
            <table:table-row>
              <table:table-cell office:value-type="string">
                <text:p>85</text:p>
              </table:table-cell>
              <table:table-cell office:value-type="float" office:value="-0.235892873356678">
                <text:p>-0.235892873356678</text:p>
              </table:table-cell>
              <table:table-cell office:value-type="float" office:value="7.36410712664332">
                <text:p>7.36410712664332</text:p>
              </table:table-cell>
              <table:table-cell office:value-type="float" office:value="0.3">
                <text:p>0.3</text:p>
              </table:table-cell>
              <table:table-cell office:value-type="float" office:value="9.4">
                <text:p>9.4</text:p>
              </table:table-cell>
              <table:table-cell office:value-type="float" office:value="-0.535892873356678">
                <text:p>-0.535892873356678</text:p>
              </table:table-cell>
              <table:table-cell office:value-type="float" office:value="-2.03589287335668">
                <text:p>-2.03589287335668</text:p>
              </table:table-cell>
              <table:table-cell office:value-type="float" office:value="-3.1668856">
                <text:p>-3.1668856</text:p>
              </table:table-cell>
              <table:table-cell office:value-type="float" office:value="13.7121725">
                <text:p>13.7121725</text:p>
              </table:table-cell>
              <table:table-cell office:value-type="float" office:value="2.93099272664332">
                <text:p>2.93099272664332</text:p>
              </table:table-cell>
              <table:table-cell office:value-type="float" office:value="-6.34806537335668">
                <text:p>-6.34806537335668</text:p>
              </table:table-cell>
              <table:table-cell office:value-type="float" office:value="3.4668856">
                <text:p>3.4668856</text:p>
              </table:table-cell>
              <table:table-cell office:value-type="float" office:value="-4.3121725">
                <text:p>-4.3121725</text:p>
              </table:table-cell>
            </table:table-row>
            <table:table-row>
              <table:table-cell office:value-type="string">
                <text:p>86</text:p>
              </table:table-cell>
              <table:table-cell office:value-type="float" office:value="-1.36410712664332">
                <text:p>-1.36410712664332</text:p>
              </table:table-cell>
              <table:table-cell office:value-type="float" office:value="6.23589287335668">
                <text:p>6.23589287335668</text:p>
              </table:table-cell>
              <table:table-cell office:value-type="float" office:value="-0.1">
                <text:p>-0.1</text:p>
              </table:table-cell>
              <table:table-cell office:value-type="float" office:value="9">
                <text:p>9</text:p>
              </table:table-cell>
              <table:table-cell office:value-type="float" office:value="-1.26410712664332">
                <text:p>-1.26410712664332</text:p>
              </table:table-cell>
              <table:table-cell office:value-type="float" office:value="-2.76410712664332">
                <text:p>-2.76410712664332</text:p>
              </table:table-cell>
              <table:table-cell office:value-type="float" office:value="-3.6621015">
                <text:p>-3.6621015</text:p>
              </table:table-cell>
              <table:table-cell office:value-type="float" office:value="13.982488">
                <text:p>13.982488</text:p>
              </table:table-cell>
              <table:table-cell office:value-type="float" office:value="2.29799437335668">
                <text:p>2.29799437335668</text:p>
              </table:table-cell>
              <table:table-cell office:value-type="float" office:value="-7.74659512664332">
                <text:p>-7.74659512664332</text:p>
              </table:table-cell>
              <table:table-cell office:value-type="float" office:value="3.5621015">
                <text:p>3.5621015</text:p>
              </table:table-cell>
              <table:table-cell office:value-type="float" office:value="-4.982488">
                <text:p>-4.982488</text:p>
              </table:table-cell>
            </table:table-row>
            <table:table-row>
              <table:table-cell office:value-type="string">
                <text:p>87</text:p>
              </table:table-cell>
              <table:table-cell office:value-type="float" office:value="-2.48922861931935">
                <text:p>-2.48922861931935</text:p>
              </table:table-cell>
              <table:table-cell office:value-type="float" office:value="5.11077138068065">
                <text:p>5.11077138068065</text:p>
              </table:table-cell>
              <table:table-cell office:value-type="float" office:value="-1.4">
                <text:p>-1.4</text:p>
              </table:table-cell>
              <table:table-cell office:value-type="float" office:value="8.5">
                <text:p>8.5</text:p>
              </table:table-cell>
              <table:table-cell office:value-type="float" office:value="-1.08922861931935">
                <text:p>-1.08922861931935</text:p>
              </table:table-cell>
              <table:table-cell office:value-type="float" office:value="-3.38922861931935">
                <text:p>-3.38922861931935</text:p>
              </table:table-cell>
              <table:table-cell office:value-type="float" office:value="-4.5742264">
                <text:p>-4.5742264</text:p>
              </table:table-cell>
              <table:table-cell office:value-type="float" office:value="11.734963">
                <text:p>11.734963</text:p>
              </table:table-cell>
              <table:table-cell office:value-type="float" office:value="2.08499778068065">
                <text:p>2.08499778068065</text:p>
              </table:table-cell>
              <table:table-cell office:value-type="float" office:value="-6.62419161931935">
                <text:p>-6.62419161931935</text:p>
              </table:table-cell>
              <table:table-cell office:value-type="float" office:value="3.1742264">
                <text:p>3.1742264</text:p>
              </table:table-cell>
              <table:table-cell office:value-type="float" office:value="-3.234963">
                <text:p>-3.234963</text:p>
              </table:table-cell>
            </table:table-row>
            <table:table-row>
              <table:table-cell office:value-type="string">
                <text:p>88</text:p>
              </table:table-cell>
              <table:table-cell office:value-type="float" office:value="-3.60509731119839">
                <text:p>-3.60509731119839</text:p>
              </table:table-cell>
              <table:table-cell office:value-type="float" office:value="3.99490268880161">
                <text:p>3.99490268880161</text:p>
              </table:table-cell>
              <table:table-cell office:value-type="float" office:value="-1.5">
                <text:p>-1.5</text:p>
              </table:table-cell>
              <table:table-cell office:value-type="float" office:value="6.3">
                <text:p>6.3</text:p>
              </table:table-cell>
              <table:table-cell office:value-type="float" office:value="-2.10509731119839">
                <text:p>-2.10509731119839</text:p>
              </table:table-cell>
              <table:table-cell office:value-type="float" office:value="-2.30509731119839">
                <text:p>-2.30509731119839</text:p>
              </table:table-cell>
              <table:table-cell office:value-type="float" office:value="-6.359037">
                <text:p>-6.359037</text:p>
              </table:table-cell>
              <table:table-cell office:value-type="float" office:value="11.628453">
                <text:p>11.628453</text:p>
              </table:table-cell>
              <table:table-cell office:value-type="float" office:value="2.75393968880161">
                <text:p>2.75393968880161</text:p>
              </table:table-cell>
              <table:table-cell office:value-type="float" office:value="-7.63355031119839">
                <text:p>-7.63355031119839</text:p>
              </table:table-cell>
              <table:table-cell office:value-type="float" office:value="4.859037">
                <text:p>4.859037</text:p>
              </table:table-cell>
              <table:table-cell office:value-type="float" office:value="-5.328453">
                <text:p>-5.328453</text:p>
              </table:table-cell>
            </table:table-row>
            <table:table-row>
              <table:table-cell office:value-type="string">
                <text:p>89</text:p>
              </table:table-cell>
              <table:table-cell office:value-type="float" office:value="-4.70562960519888">
                <text:p>-4.70562960519888</text:p>
              </table:table-cell>
              <table:table-cell office:value-type="float" office:value="2.89437039480112">
                <text:p>2.89437039480112</text:p>
              </table:table-cell>
              <table:table-cell office:value-type="float" office:value="-2.5">
                <text:p>-2.5</text:p>
              </table:table-cell>
              <table:table-cell office:value-type="float" office:value="6">
                <text:p>6</text:p>
              </table:table-cell>
              <table:table-cell office:value-type="float" office:value="-2.20562960519888">
                <text:p>-2.20562960519888</text:p>
              </table:table-cell>
              <table:table-cell office:value-type="float" office:value="-3.10562960519888">
                <text:p>-3.10562960519888</text:p>
              </table:table-cell>
              <table:table-cell office:value-type="float" office:value="-7.9711137">
                <text:p>-7.9711137</text:p>
              </table:table-cell>
              <table:table-cell office:value-type="float" office:value="9.838724">
                <text:p>9.838724</text:p>
              </table:table-cell>
              <table:table-cell office:value-type="float" office:value="3.26548409480112">
                <text:p>3.26548409480112</text:p>
              </table:table-cell>
              <table:table-cell office:value-type="float" office:value="-6.94435360519888">
                <text:p>-6.94435360519888</text:p>
              </table:table-cell>
              <table:table-cell office:value-type="float" office:value="5.4711137">
                <text:p>5.4711137</text:p>
              </table:table-cell>
              <table:table-cell office:value-type="float" office:value="-3.838724">
                <text:p>-3.838724</text:p>
              </table:table-cell>
            </table:table-row>
            <table:table-row>
              <table:table-cell office:value-type="string">
                <text:p>90</text:p>
              </table:table-cell>
              <table:table-cell office:value-type="float" office:value="-5.78486930941357">
                <text:p>-5.78486930941357</text:p>
              </table:table-cell>
              <table:table-cell office:value-type="float" office:value="1.81513069058644">
                <text:p>1.81513069058644</text:p>
              </table:table-cell>
              <table:table-cell office:value-type="float" office:value="-4.8">
                <text:p>-4.8</text:p>
              </table:table-cell>
              <table:table-cell office:value-type="float" office:value="4.2">
                <text:p>4.2</text:p>
              </table:table-cell>
              <table:table-cell office:value-type="float" office:value="-0.984869309413565">
                <text:p>-0.984869309413565</text:p>
              </table:table-cell>
              <table:table-cell office:value-type="float" office:value="-2.38486930941357">
                <text:p>-2.38486930941357</text:p>
              </table:table-cell>
              <table:table-cell office:value-type="float" office:value="-8.98828">
                <text:p>-8.98828</text:p>
              </table:table-cell>
              <table:table-cell office:value-type="float" office:value="9.607053">
                <text:p>9.607053</text:p>
              </table:table-cell>
              <table:table-cell office:value-type="float" office:value="3.20341069058644">
                <text:p>3.20341069058644</text:p>
              </table:table-cell>
              <table:table-cell office:value-type="float" office:value="-7.79192230941357">
                <text:p>-7.79192230941357</text:p>
              </table:table-cell>
              <table:table-cell office:value-type="float" office:value="4.18828">
                <text:p>4.18828</text:p>
              </table:table-cell>
              <table:table-cell office:value-type="float" office:value="-5.407053">
                <text:p>-5.407053</text:p>
              </table:table-cell>
            </table:table-row>
            <table:table-row>
              <table:table-cell office:value-type="string">
                <text:p>91</text:p>
              </table:table-cell>
              <table:table-cell office:value-type="float" office:value="-6.83703859917964">
                <text:p>-6.83703859917964</text:p>
              </table:table-cell>
              <table:table-cell office:value-type="float" office:value="0.76296140082036">
                <text:p>0.76296140082036</text:p>
              </table:table-cell>
              <table:table-cell office:value-type="float" office:value="-4.9">
                <text:p>-4.9</text:p>
              </table:table-cell>
              <table:table-cell office:value-type="float" office:value="3.5">
                <text:p>3.5</text:p>
              </table:table-cell>
              <table:table-cell office:value-type="float" office:value="-1.93703859917964">
                <text:p>-1.93703859917964</text:p>
              </table:table-cell>
              <table:table-cell office:value-type="float" office:value="-2.73703859917964">
                <text:p>-2.73703859917964</text:p>
              </table:table-cell>
              <table:table-cell office:value-type="float" office:value="-9.237634">
                <text:p>-9.237634</text:p>
              </table:table-cell>
              <table:table-cell office:value-type="float" office:value="7.6031857">
                <text:p>7.6031857</text:p>
              </table:table-cell>
              <table:table-cell office:value-type="float" office:value="2.40059540082036">
                <text:p>2.40059540082036</text:p>
              </table:table-cell>
              <table:table-cell office:value-type="float" office:value="-6.84022429917964">
                <text:p>-6.84022429917964</text:p>
              </table:table-cell>
              <table:table-cell office:value-type="float" office:value="4.337634">
                <text:p>4.337634</text:p>
              </table:table-cell>
              <table:table-cell office:value-type="float" office:value="-4.1031857">
                <text:p>-4.1031857</text:p>
              </table:table-cell>
            </table:table-row>
            <table:table-row>
              <table:table-cell office:value-type="string">
                <text:p>92</text:p>
              </table:table-cell>
              <table:table-cell office:value-type="float" office:value="-7.85658897914825">
                <text:p>-7.85658897914825</text:p>
              </table:table-cell>
              <table:table-cell office:value-type="float" office:value="-0.256588979148249">
                <text:p>-0.256588979148249</text:p>
              </table:table-cell>
              <table:table-cell office:value-type="float" office:value="-6.8">
                <text:p>-6.8</text:p>
              </table:table-cell>
              <table:table-cell office:value-type="float" office:value="1.7">
                <text:p>1.7</text:p>
              </table:table-cell>
              <table:table-cell office:value-type="float" office:value="-1.05658897914825">
                <text:p>-1.05658897914825</text:p>
              </table:table-cell>
              <table:table-cell office:value-type="float" office:value="-1.95658897914825">
                <text:p>-1.95658897914825</text:p>
              </table:table-cell>
              <table:table-cell office:value-type="float" office:value="-11.485889">
                <text:p>-11.485889</text:p>
              </table:table-cell>
              <table:table-cell office:value-type="float" office:value="6.668641">
                <text:p>6.668641</text:p>
              </table:table-cell>
              <table:table-cell office:value-type="float" office:value="3.62930002085175">
                <text:p>3.62930002085175</text:p>
              </table:table-cell>
              <table:table-cell office:value-type="float" office:value="-6.92522997914825">
                <text:p>-6.92522997914825</text:p>
              </table:table-cell>
              <table:table-cell office:value-type="float" office:value="4.685889">
                <text:p>4.685889</text:p>
              </table:table-cell>
              <table:table-cell office:value-type="float" office:value="-4.968641">
                <text:p>-4.968641</text:p>
              </table:table-cell>
            </table:table-row>
            <table:table-row>
              <table:table-cell office:value-type="string">
                <text:p>93</text:p>
              </table:table-cell>
              <table:table-cell office:value-type="float" office:value="-8.8382522453545">
                <text:p>-8.8382522453545</text:p>
              </table:table-cell>
              <table:table-cell office:value-type="float" office:value="-1.2382522453545">
                <text:p>-1.2382522453545</text:p>
              </table:table-cell>
              <table:table-cell office:value-type="float" office:value="-7.9">
                <text:p>-7.9</text:p>
              </table:table-cell>
              <table:table-cell office:value-type="float" office:value="2.1">
                <text:p>2.1</text:p>
              </table:table-cell>
              <table:table-cell office:value-type="float" office:value="-0.9382522453545">
                <text:p>-0.9382522453545</text:p>
              </table:table-cell>
              <table:table-cell office:value-type="float" office:value="-3.3382522453545">
                <text:p>-3.3382522453545</text:p>
              </table:table-cell>
              <table:table-cell office:value-type="float" office:value="-13.055549">
                <text:p>-13.055549</text:p>
              </table:table-cell>
              <table:table-cell office:value-type="float" office:value="5.184152">
                <text:p>5.184152</text:p>
              </table:table-cell>
              <table:table-cell office:value-type="float" office:value="4.2172967546455">
                <text:p>4.2172967546455</text:p>
              </table:table-cell>
              <table:table-cell office:value-type="float" office:value="-6.4224042453545">
                <text:p>-6.4224042453545</text:p>
              </table:table-cell>
              <table:table-cell office:value-type="float" office:value="5.155549">
                <text:p>5.155549</text:p>
              </table:table-cell>
              <table:table-cell office:value-type="float" office:value="-3.084152">
                <text:p>-3.084152</text:p>
              </table:table-cell>
            </table:table-row>
            <table:table-row>
              <table:table-cell office:value-type="string">
                <text:p>94</text:p>
              </table:table-cell>
              <table:table-cell office:value-type="float" office:value="-9.77709144728705">
                <text:p>-9.77709144728705</text:p>
              </table:table-cell>
              <table:table-cell office:value-type="float" office:value="-2.17709144728705">
                <text:p>-2.17709144728705</text:p>
              </table:table-cell>
              <table:table-cell office:value-type="float" office:value="-8.4">
                <text:p>-8.4</text:p>
              </table:table-cell>
              <table:table-cell office:value-type="float" office:value="-0.1">
                <text:p>-0.1</text:p>
              </table:table-cell>
              <table:table-cell office:value-type="float" office:value="-1.37709144728705">
                <text:p>-1.37709144728705</text:p>
              </table:table-cell>
              <table:table-cell office:value-type="float" office:value="-2.07709144728705">
                <text:p>-2.07709144728705</text:p>
              </table:table-cell>
              <table:table-cell office:value-type="float" office:value="-12.7284355">
                <text:p>-12.7284355</text:p>
              </table:table-cell>
              <table:table-cell office:value-type="float" office:value="5.9931073">
                <text:p>5.9931073</text:p>
              </table:table-cell>
              <table:table-cell office:value-type="float" office:value="2.95134405271295">
                <text:p>2.95134405271295</text:p>
              </table:table-cell>
              <table:table-cell office:value-type="float" office:value="-8.17019874728705">
                <text:p>-8.17019874728705</text:p>
              </table:table-cell>
              <table:table-cell office:value-type="float" office:value="4.3284355">
                <text:p>4.3284355</text:p>
              </table:table-cell>
              <table:table-cell office:value-type="float" office:value="-6.0931073">
                <text:p>-6.0931073</text:p>
              </table:table-cell>
            </table:table-row>
            <table:table-row>
              <table:table-cell office:value-type="string">
                <text:p>95</text:p>
              </table:table-cell>
              <table:table-cell office:value-type="float" office:value="-10.6685518499581">
                <text:p>-10.6685518499581</text:p>
              </table:table-cell>
              <table:table-cell office:value-type="float" office:value="-3.0685518499581">
                <text:p>-3.0685518499581</text:p>
              </table:table-cell>
              <table:table-cell office:value-type="float" office:value="-10.5">
                <text:p>-10.5</text:p>
              </table:table-cell>
              <table:table-cell office:value-type="float" office:value="-1.5">
                <text:p>-1.5</text:p>
              </table:table-cell>
              <table:table-cell office:value-type="float" office:value="-0.168551849958099">
                <text:p>-0.168551849958099</text:p>
              </table:table-cell>
              <table:table-cell office:value-type="float" office:value="-1.5685518499581">
                <text:p>-1.5685518499581</text:p>
              </table:table-cell>
              <table:table-cell office:value-type="float" office:value="-14.573574">
                <text:p>-14.573574</text:p>
              </table:table-cell>
              <table:table-cell office:value-type="float" office:value="5.1871834">
                <text:p>5.1871834</text:p>
              </table:table-cell>
              <table:table-cell office:value-type="float" office:value="3.9050221500419">
                <text:p>3.9050221500419</text:p>
              </table:table-cell>
              <table:table-cell office:value-type="float" office:value="-8.2557352499581">
                <text:p>-8.2557352499581</text:p>
              </table:table-cell>
              <table:table-cell office:value-type="float" office:value="4.073574">
                <text:p>4.073574</text:p>
              </table:table-cell>
              <table:table-cell office:value-type="float" office:value="-6.6871834">
                <text:p>-6.6871834</text:p>
              </table:table-cell>
            </table:table-row>
            <table:table-row>
              <table:table-cell office:value-type="string">
                <text:p>96</text:p>
              </table:table-cell>
              <table:table-cell office:value-type="float" office:value="-11.508511895973">
                <text:p>-11.508511895973</text:p>
              </table:table-cell>
              <table:table-cell office:value-type="float" office:value="-3.90851189597303">
                <text:p>-3.90851189597303</text:p>
              </table:table-cell>
              <table:table-cell office:value-type="float" office:value="-11.3">
                <text:p>-11.3</text:p>
              </table:table-cell>
              <table:table-cell office:value-type="float" office:value="-2.7">
                <text:p>-2.7</text:p>
              </table:table-cell>
              <table:table-cell office:value-type="float" office:value="-0.208511895973025">
                <text:p>-0.208511895973025</text:p>
              </table:table-cell>
              <table:table-cell office:value-type="float" office:value="-1.20851189597303">
                <text:p>-1.20851189597303</text:p>
              </table:table-cell>
              <table:table-cell office:value-type="float" office:value="-14.642226">
                <text:p>-14.642226</text:p>
              </table:table-cell>
              <table:table-cell office:value-type="float" office:value="2.7065122">
                <text:p>2.7065122</text:p>
              </table:table-cell>
              <table:table-cell office:value-type="float" office:value="3.13371410402698">
                <text:p>3.13371410402698</text:p>
              </table:table-cell>
              <table:table-cell office:value-type="float" office:value="-6.61502409597303">
                <text:p>-6.61502409597303</text:p>
              </table:table-cell>
              <table:table-cell office:value-type="float" office:value="3.342226">
                <text:p>3.342226</text:p>
              </table:table-cell>
              <table:table-cell office:value-type="float" office:value="-5.4065122">
                <text:p>-5.4065122</text:p>
              </table:table-cell>
            </table:table-row>
            <table:table-row>
              <table:table-cell office:value-type="string">
                <text:p>97</text:p>
              </table:table-cell>
              <table:table-cell office:value-type="float" office:value="-12.2933341676004">
                <text:p>-12.2933341676004</text:p>
              </table:table-cell>
              <table:table-cell office:value-type="float" office:value="-4.69333416760038">
                <text:p>-4.69333416760038</text:p>
              </table:table-cell>
              <table:table-cell office:value-type="float" office:value="-11.1">
                <text:p>-11.1</text:p>
              </table:table-cell>
              <table:table-cell office:value-type="float" office:value="-1.7">
                <text:p>-1.7</text:p>
              </table:table-cell>
              <table:table-cell office:value-type="float" office:value="-1.19333416760038">
                <text:p>-1.19333416760038</text:p>
              </table:table-cell>
              <table:table-cell office:value-type="float" office:value="-2.99333416760038">
                <text:p>-2.99333416760038</text:p>
              </table:table-cell>
              <table:table-cell office:value-type="float" office:value="-14.497995">
                <text:p>-14.497995</text:p>
              </table:table-cell>
              <table:table-cell office:value-type="float" office:value="2.5568643">
                <text:p>2.5568643</text:p>
              </table:table-cell>
              <table:table-cell office:value-type="float" office:value="2.20466083239962">
                <text:p>2.20466083239962</text:p>
              </table:table-cell>
              <table:table-cell office:value-type="float" office:value="-7.25019846760038">
                <text:p>-7.25019846760038</text:p>
              </table:table-cell>
              <table:table-cell office:value-type="float" office:value="3.397995">
                <text:p>3.397995</text:p>
              </table:table-cell>
              <table:table-cell office:value-type="float" office:value="-4.2568643">
                <text:p>-4.2568643</text:p>
              </table:table-cell>
            </table:table-row>
            <table:table-row>
              <table:table-cell office:value-type="string">
                <text:p>98</text:p>
              </table:table-cell>
              <table:table-cell office:value-type="float" office:value="-13.0199163488414">
                <text:p>-13.0199163488414</text:p>
              </table:table-cell>
              <table:table-cell office:value-type="float" office:value="-5.4199163488414">
                <text:p>-5.4199163488414</text:p>
              </table:table-cell>
              <table:table-cell office:value-type="float" office:value="-11">
                <text:p>-11</text:p>
              </table:table-cell>
              <table:table-cell office:value-type="float" office:value="-2">
                <text:p>-2</text:p>
              </table:table-cell>
              <table:table-cell office:value-type="float" office:value="-2.0199163488414">
                <text:p>-2.0199163488414</text:p>
              </table:table-cell>
              <table:table-cell office:value-type="float" office:value="-3.4199163488414">
                <text:p>-3.4199163488414</text:p>
              </table:table-cell>
              <table:table-cell office:value-type="float" office:value="-17.445261">
                <text:p>-17.445261</text:p>
              </table:table-cell>
              <table:table-cell office:value-type="float" office:value="0.8739798">
                <text:p>0.8739798</text:p>
              </table:table-cell>
              <table:table-cell office:value-type="float" office:value="4.4253446511586">
                <text:p>4.4253446511586</text:p>
              </table:table-cell>
              <table:table-cell office:value-type="float" office:value="-6.2938961488414">
                <text:p>-6.2938961488414</text:p>
              </table:table-cell>
              <table:table-cell office:value-type="float" office:value="6.445261">
                <text:p>6.445261</text:p>
              </table:table-cell>
              <table:table-cell office:value-type="float" office:value="-2.8739798">
                <text:p>-2.8739798</text:p>
              </table:table-cell>
            </table:table-row>
            <table:table-row>
              <table:table-cell office:value-type="string">
                <text:p>99</text:p>
              </table:table-cell>
              <table:table-cell office:value-type="float" office:value="-13.6857421875">
                <text:p>-13.6857421875</text:p>
              </table:table-cell>
              <table:table-cell office:value-type="float" office:value="-6.0857421875">
                <text:p>-6.0857421875</text:p>
              </table:table-cell>
              <table:table-cell office:value-type="float" office:value="-13.2">
                <text:p>-13.2</text:p>
              </table:table-cell>
              <table:table-cell office:value-type="float" office:value="-4.3">
                <text:p>-4.3</text:p>
              </table:table-cell>
              <table:table-cell office:value-type="float" office:value="-0.485742187500001">
                <text:p>-0.485742187500001</text:p>
              </table:table-cell>
              <table:table-cell office:value-type="float" office:value="-1.7857421875">
                <text:p>-1.7857421875</text:p>
              </table:table-cell>
              <table:table-cell office:value-type="float" office:value="-16.570902">
                <text:p>-16.570902</text:p>
              </table:table-cell>
              <table:table-cell office:value-type="float" office:value="0.5613243">
                <text:p>0.5613243</text:p>
              </table:table-cell>
              <table:table-cell office:value-type="float" office:value="2.8851598125">
                <text:p>2.8851598125</text:p>
              </table:table-cell>
              <table:table-cell office:value-type="float" office:value="-6.6470664875">
                <text:p>-6.6470664875</text:p>
              </table:table-cell>
              <table:table-cell office:value-type="float" office:value="3.370902">
                <text:p>3.370902</text:p>
              </table:table-cell>
              <table:table-cell office:value-type="float" office:value="-4.8613243">
                <text:p>-4.8613243</text:p>
              </table:table-cell>
            </table:table-row>
            <table:table-row>
              <table:table-cell office:value-type="string">
                <text:p>100</text:p>
              </table:table-cell>
              <table:table-cell office:value-type="float" office:value="-14.2889324572526">
                <text:p>-14.2889324572526</text:p>
              </table:table-cell>
              <table:table-cell office:value-type="float" office:value="-6.68893245725256">
                <text:p>-6.68893245725256</text:p>
              </table:table-cell>
              <table:table-cell office:value-type="float" office:value="-13.2">
                <text:p>-13.2</text:p>
              </table:table-cell>
              <table:table-cell office:value-type="float" office:value="-6">
                <text:p>-6</text:p>
              </table:table-cell>
              <table:table-cell office:value-type="float" office:value="-1.08893245725256">
                <text:p>-1.08893245725256</text:p>
              </table:table-cell>
              <table:table-cell office:value-type="float" office:value="-0.688932457252558">
                <text:p>-0.688932457252558</text:p>
              </table:table-cell>
              <table:table-cell office:value-type="float" office:value="-16.898678">
                <text:p>-16.898678</text:p>
              </table:table-cell>
              <table:table-cell office:value-type="float" office:value="-0.5521777">
                <text:p>-0.5521777</text:p>
              </table:table-cell>
              <table:table-cell office:value-type="float" office:value="2.60974554274744">
                <text:p>2.60974554274744</text:p>
              </table:table-cell>
              <table:table-cell office:value-type="float" office:value="-6.13675475725256">
                <text:p>-6.13675475725256</text:p>
              </table:table-cell>
              <table:table-cell office:value-type="float" office:value="3.698678">
                <text:p>3.698678</text:p>
              </table:table-cell>
              <table:table-cell office:value-type="float" office:value="-5.4478223">
                <text:p>-5.4478223</text:p>
              </table:table-cell>
            </table:table-row>
            <table:table-row>
              <table:table-cell office:value-type="string">
                <text:p>101</text:p>
              </table:table-cell>
              <table:table-cell office:value-type="float" office:value="-14.8282959197176">
                <text:p>-14.8282959197176</text:p>
              </table:table-cell>
              <table:table-cell office:value-type="float" office:value="-7.22829591971764">
                <text:p>-7.22829591971764</text:p>
              </table:table-cell>
              <table:table-cell office:value-type="float" office:value="-14.2">
                <text:p>-14.2</text:p>
              </table:table-cell>
              <table:table-cell office:value-type="float" office:value="-4.3">
                <text:p>-4.3</text:p>
              </table:table-cell>
              <table:table-cell office:value-type="float" office:value="-0.62829591971764">
                <text:p>-0.62829591971764</text:p>
              </table:table-cell>
              <table:table-cell office:value-type="float" office:value="-2.92829591971764">
                <text:p>-2.92829591971764</text:p>
              </table:table-cell>
              <table:table-cell office:value-type="float" office:value="-18.114697">
                <text:p>-18.114697</text:p>
              </table:table-cell>
              <table:table-cell office:value-type="float" office:value="-0.3999544">
                <text:p>-0.3999544</text:p>
              </table:table-cell>
              <table:table-cell office:value-type="float" office:value="3.28640108028236">
                <text:p>3.28640108028236</text:p>
              </table:table-cell>
              <table:table-cell office:value-type="float" office:value="-6.82834151971764">
                <text:p>-6.82834151971764</text:p>
              </table:table-cell>
              <table:table-cell office:value-type="float" office:value="3.914697">
                <text:p>3.914697</text:p>
              </table:table-cell>
              <table:table-cell office:value-type="float" office:value="-3.9000456">
                <text:p>-3.9000456</text:p>
              </table:table-cell>
            </table:table-row>
            <table:table-row>
              <table:table-cell office:value-type="string">
                <text:p>102</text:p>
              </table:table-cell>
              <table:table-cell office:value-type="float" office:value="-15.3033802865258">
                <text:p>-15.3033802865258</text:p>
              </table:table-cell>
              <table:table-cell office:value-type="float" office:value="-7.7033802865258">
                <text:p>-7.7033802865258</text:p>
              </table:table-cell>
              <table:table-cell office:value-type="float" office:value="-14.6">
                <text:p>-14.6</text:p>
              </table:table-cell>
              <table:table-cell office:value-type="float" office:value="-6.1">
                <text:p>-6.1</text:p>
              </table:table-cell>
              <table:table-cell office:value-type="float" office:value="-0.703380286525801">
                <text:p>-0.703380286525801</text:p>
              </table:table-cell>
              <table:table-cell office:value-type="float" office:value="-1.6033802865258">
                <text:p>-1.6033802865258</text:p>
              </table:table-cell>
              <table:table-cell office:value-type="float" office:value="-18.922144">
                <text:p>-18.922144</text:p>
              </table:table-cell>
              <table:table-cell office:value-type="float" office:value="0.06639548">
                <text:p>0.06639548</text:p>
              </table:table-cell>
              <table:table-cell office:value-type="float" office:value="3.6187637134742">
                <text:p>3.6187637134742</text:p>
              </table:table-cell>
              <table:table-cell office:value-type="float" office:value="-7.7697757665258">
                <text:p>-7.7697757665258</text:p>
              </table:table-cell>
              <table:table-cell office:value-type="float" office:value="4.322144">
                <text:p>4.322144</text:p>
              </table:table-cell>
              <table:table-cell office:value-type="float" office:value="-6.16639548">
                <text:p>-6.16639548</text:p>
              </table:table-cell>
            </table:table-row>
            <table:table-row>
              <table:table-cell office:value-type="string">
                <text:p>103</text:p>
              </table:table-cell>
              <table:table-cell office:value-type="float" office:value="-15.7145231813895">
                <text:p>-15.7145231813895</text:p>
              </table:table-cell>
              <table:table-cell office:value-type="float" office:value="-8.11452318138947">
                <text:p>-8.11452318138947</text:p>
              </table:table-cell>
              <table:table-cell office:value-type="float" office:value="-14.5">
                <text:p>-14.5</text:p>
              </table:table-cell>
              <table:table-cell office:value-type="float" office:value="-6.6">
                <text:p>-6.6</text:p>
              </table:table-cell>
              <table:table-cell office:value-type="float" office:value="-1.21452318138946">
                <text:p>-1.21452318138946</text:p>
              </table:table-cell>
              <table:table-cell office:value-type="float" office:value="-1.51452318138947">
                <text:p>-1.51452318138947</text:p>
              </table:table-cell>
              <table:table-cell office:value-type="float" office:value="-19.4911">
                <text:p>-19.4911</text:p>
              </table:table-cell>
              <table:table-cell office:value-type="float" office:value="-1.1527618">
                <text:p>-1.1527618</text:p>
              </table:table-cell>
              <table:table-cell office:value-type="float" office:value="3.77657681861054">
                <text:p>3.77657681861054</text:p>
              </table:table-cell>
              <table:table-cell office:value-type="float" office:value="-6.96176138138947">
                <text:p>-6.96176138138947</text:p>
              </table:table-cell>
              <table:table-cell office:value-type="float" office:value="4.9911">
                <text:p>4.9911</text:p>
              </table:table-cell>
              <table:table-cell office:value-type="float" office:value="-5.4472382">
                <text:p>-5.4472382</text:p>
              </table:table-cell>
            </table:table-row>
            <table:table-row>
              <table:table-cell office:value-type="string">
                <text:p>104</text:p>
              </table:table-cell>
              <table:table-cell office:value-type="float" office:value="-16.0629031021726">
                <text:p>-16.0629031021726</text:p>
              </table:table-cell>
              <table:table-cell office:value-type="float" office:value="-8.46290310217259">
                <text:p>-8.46290310217259</text:p>
              </table:table-cell>
              <table:table-cell office:value-type="float" office:value="-15.8">
                <text:p>-15.8</text:p>
              </table:table-cell>
              <table:table-cell office:value-type="float" office:value="-6.8">
                <text:p>-6.8</text:p>
              </table:table-cell>
              <table:table-cell office:value-type="float" office:value="-0.262903102172587">
                <text:p>-0.262903102172587</text:p>
              </table:table-cell>
              <table:table-cell office:value-type="float" office:value="-1.66290310217259">
                <text:p>-1.66290310217259</text:p>
              </table:table-cell>
              <table:table-cell office:value-type="float" office:value="-20.266218">
                <text:p>-20.266218</text:p>
              </table:table-cell>
              <table:table-cell office:value-type="float" office:value="-2.677198">
                <text:p>-2.677198</text:p>
              </table:table-cell>
              <table:table-cell office:value-type="float" office:value="4.20331489782741">
                <text:p>4.20331489782741</text:p>
              </table:table-cell>
              <table:table-cell office:value-type="float" office:value="-5.78570510217259">
                <text:p>-5.78570510217259</text:p>
              </table:table-cell>
              <table:table-cell office:value-type="float" office:value="4.466218">
                <text:p>4.466218</text:p>
              </table:table-cell>
              <table:table-cell office:value-type="float" office:value="-4.122802">
                <text:p>-4.122802</text:p>
              </table:table-cell>
            </table:table-row>
            <table:table-row>
              <table:table-cell office:value-type="string">
                <text:p>105</text:p>
              </table:table-cell>
              <table:table-cell office:value-type="float" office:value="-16.3505903829605">
                <text:p>-16.3505903829605</text:p>
              </table:table-cell>
              <table:table-cell office:value-type="float" office:value="-8.75059038296055">
                <text:p>-8.75059038296055</text:p>
              </table:table-cell>
              <table:table-cell office:value-type="float" office:value="-16.2">
                <text:p>-16.2</text:p>
              </table:table-cell>
              <table:table-cell office:value-type="float" office:value="-6.6">
                <text:p>-6.6</text:p>
              </table:table-cell>
              <table:table-cell office:value-type="float" office:value="-0.150590382960548">
                <text:p>-0.150590382960548</text:p>
              </table:table-cell>
              <table:table-cell office:value-type="float" office:value="-2.15059038296055">
                <text:p>-2.15059038296055</text:p>
              </table:table-cell>
              <table:table-cell office:value-type="float" office:value="-19.39473">
                <text:p>-19.39473</text:p>
              </table:table-cell>
              <table:table-cell office:value-type="float" office:value="-1.7068677">
                <text:p>-1.7068677</text:p>
              </table:table-cell>
              <table:table-cell office:value-type="float" office:value="3.04413961703945">
                <text:p>3.04413961703945</text:p>
              </table:table-cell>
              <table:table-cell office:value-type="float" office:value="-7.04372268296055">
                <text:p>-7.04372268296055</text:p>
              </table:table-cell>
              <table:table-cell office:value-type="float" office:value="3.19473">
                <text:p>3.19473</text:p>
              </table:table-cell>
              <table:table-cell office:value-type="float" office:value="-4.8931323">
                <text:p>-4.8931323</text:p>
              </table:table-cell>
            </table:table-row>
            <table:table-row>
              <table:table-cell office:value-type="string">
                <text:p>106</text:p>
              </table:table-cell>
              <table:table-cell office:value-type="float" office:value="-16.5805981561299">
                <text:p>-16.5805981561299</text:p>
              </table:table-cell>
              <table:table-cell office:value-type="float" office:value="-8.98059815612992">
                <text:p>-8.98059815612992</text:p>
              </table:table-cell>
              <table:table-cell office:value-type="float" office:value="-15.5">
                <text:p>-15.5</text:p>
              </table:table-cell>
              <table:table-cell office:value-type="float" office:value="-8.1">
                <text:p>-8.1</text:p>
              </table:table-cell>
              <table:table-cell office:value-type="float" office:value="-1.08059815612992">
                <text:p>-1.08059815612992</text:p>
              </table:table-cell>
              <table:table-cell office:value-type="float" office:value="-0.880598156129922">
                <text:p>-0.880598156129922</text:p>
              </table:table-cell>
              <table:table-cell office:value-type="float" office:value="-20.77545">
                <text:p>-20.77545</text:p>
              </table:table-cell>
              <table:table-cell office:value-type="float" office:value="-2.7832756">
                <text:p>-2.7832756</text:p>
              </table:table-cell>
              <table:table-cell office:value-type="float" office:value="4.19485184387008">
                <text:p>4.19485184387008</text:p>
              </table:table-cell>
              <table:table-cell office:value-type="float" office:value="-6.19732255612992">
                <text:p>-6.19732255612992</text:p>
              </table:table-cell>
              <table:table-cell office:value-type="float" office:value="5.27545">
                <text:p>5.27545</text:p>
              </table:table-cell>
              <table:table-cell office:value-type="float" office:value="-5.3167244">
                <text:p>-5.3167244</text:p>
              </table:table-cell>
            </table:table-row>
            <table:table-row>
              <table:table-cell office:value-type="string">
                <text:p>107</text:p>
              </table:table-cell>
              <table:table-cell office:value-type="float" office:value="-16.7569333144182">
                <text:p>-16.7569333144182</text:p>
              </table:table-cell>
              <table:table-cell office:value-type="float" office:value="-9.15693331441824">
                <text:p>-9.15693331441824</text:p>
              </table:table-cell>
              <table:table-cell office:value-type="float" office:value="-16.3">
                <text:p>-16.3</text:p>
              </table:table-cell>
              <table:table-cell office:value-type="float" office:value="-7.5">
                <text:p>-7.5</text:p>
              </table:table-cell>
              <table:table-cell office:value-type="float" office:value="-0.456933314418237">
                <text:p>-0.456933314418237</text:p>
              </table:table-cell>
              <table:table-cell office:value-type="float" office:value="-1.65693331441824">
                <text:p>-1.65693331441824</text:p>
              </table:table-cell>
              <table:table-cell office:value-type="float" office:value="-20.602617">
                <text:p>-20.602617</text:p>
              </table:table-cell>
              <table:table-cell office:value-type="float" office:value="-3.1803668">
                <text:p>-3.1803668</text:p>
              </table:table-cell>
              <table:table-cell office:value-type="float" office:value="3.84568368558176">
                <text:p>3.84568368558176</text:p>
              </table:table-cell>
              <table:table-cell office:value-type="float" office:value="-5.97656651441824">
                <text:p>-5.97656651441824</text:p>
              </table:table-cell>
              <table:table-cell office:value-type="float" office:value="4.302617">
                <text:p>4.302617</text:p>
              </table:table-cell>
              <table:table-cell office:value-type="float" office:value="-4.3196332">
                <text:p>-4.3196332</text:p>
              </table:table-cell>
            </table:table-row>
            <table:table-row>
              <table:table-cell office:value-type="string">
                <text:p>108</text:p>
              </table:table-cell>
              <table:table-cell office:value-type="float" office:value="-16.8846474729938">
                <text:p>-16.8846474729938</text:p>
              </table:table-cell>
              <table:table-cell office:value-type="float" office:value="-9.28464747299383">
                <text:p>-9.28464747299383</text:p>
              </table:table-cell>
              <table:table-cell office:value-type="float" office:value="-17">
                <text:p>-17</text:p>
              </table:table-cell>
              <table:table-cell office:value-type="float" office:value="-7.2">
                <text:p>-7.2</text:p>
              </table:table-cell>
              <table:table-cell office:value-type="float" office:value="0.115352527006173">
                <text:p>0.115352527006173</text:p>
              </table:table-cell>
              <table:table-cell office:value-type="float" office:value="-2.08464747299383">
                <text:p>-2.08464747299383</text:p>
              </table:table-cell>
              <table:table-cell office:value-type="float" office:value="-20.27619">
                <text:p>-20.27619</text:p>
              </table:table-cell>
              <table:table-cell office:value-type="float" office:value="-2.2460833">
                <text:p>-2.2460833</text:p>
              </table:table-cell>
              <table:table-cell office:value-type="float" office:value="3.39154252700617">
                <text:p>3.39154252700617</text:p>
              </table:table-cell>
              <table:table-cell office:value-type="float" office:value="-7.03856417299383">
                <text:p>-7.03856417299383</text:p>
              </table:table-cell>
              <table:table-cell office:value-type="float" office:value="3.27619">
                <text:p>3.27619</text:p>
              </table:table-cell>
              <table:table-cell office:value-type="float" office:value="-4.9539167">
                <text:p>-4.9539167</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4">
  <office:meta>
    <meta:generator>LibreOffice/26.2.1.2$Linux_X86_64 LibreOffice_project/62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4">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data-style-name="N0">
      <style:chart-properties chart:display-label="true" chart:tick-marks-major-inner="false" chart:tick-marks-major-outer="false" chart:logarithmic="false" chart:maximum="35"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6" style:family="chart">
      <style:graphic-properties svg:stroke-width="0.018cm" svg:stroke-color="#b7b7b7"/>
    </style:style>
    <style:style style:name="ch7" style:family="chart" style:data-style-name="N0">
      <style:chart-properties chart:symbol-type="none" chart:link-data-style-to-source="true"/>
      <style:graphic-properties svg:stroke-width="0.053cm" svg:stroke-color="#6d9eeb" draw:fill-color="#6d9eeb"/>
      <style:text-properties fo:font-size="10pt" style:font-size-asian="10pt" style:font-size-complex="10pt"/>
    </style:style>
    <style:style style:name="ch8" style:family="chart" style:data-style-name="N0">
      <style:chart-properties chart:symbol-type="none" chart:link-data-style-to-source="true"/>
      <style:graphic-properties svg:stroke-width="0.053cm" svg:stroke-color="#3c78d8" draw:fill-color="#3c78d8"/>
      <style:text-properties fo:font-size="10pt" style:font-size-asian="10pt" style:font-size-complex="10pt"/>
    </style:style>
    <style:style style:name="ch9" style:family="chart" style:data-style-name="N0">
      <style:chart-properties chart:symbol-type="none" chart:link-data-style-to-source="true"/>
      <style:graphic-properties svg:stroke-width="0.053cm" svg:stroke-color="#93c47d" draw:fill-color="#93c47d"/>
      <style:text-properties fo:font-size="10pt" style:font-size-asian="10pt" style:font-size-complex="10pt"/>
    </style:style>
    <style:style style:name="ch10" style:family="chart" style:data-style-name="N0">
      <style:chart-properties chart:symbol-type="none" chart:link-data-style-to-source="true"/>
      <style:graphic-properties svg:stroke-width="0.053cm" svg:stroke-color="#6aa84f" draw:fill-color="#6aa84f"/>
      <style:text-properties fo:font-size="10pt" style:font-size-asian="10pt" style:font-size-complex="10pt"/>
    </style:style>
    <style:style style:name="ch11" style:family="chart" style:data-style-name="N0">
      <style:chart-properties chart:symbol-type="none" chart:link-data-style-to-source="true"/>
      <style:graphic-properties svg:stroke-width="0.053cm" svg:stroke-color="#e06666" draw:fill-color="#e06666"/>
      <style:text-properties fo:font-size="10pt" style:font-size-asian="10pt" style:font-size-complex="10pt"/>
    </style:style>
    <style:style style:name="ch12" style:family="chart" style:data-style-name="N0">
      <style:chart-properties chart:symbol-type="none" chart:link-data-style-to-source="true"/>
      <style:graphic-properties svg:stroke-width="0.053cm" svg:stroke-color="#cc0000" draw:fill-color="#cc0000"/>
      <style:text-properties fo:font-size="10pt" style:font-size-asian="10pt" style:font-size-complex="10pt"/>
    </style:style>
    <style:style style:name="ch13" style:family="chart">
      <style:chart-properties chart:solid-type="cuboid"/>
    </style:style>
    <style:style style:name="ch14" style:family="chart">
      <style:graphic-properties draw:fill="solid" draw:fill-color="#ffffff"/>
    </style:style>
    <style:style style:name="ch15" style:family="chart">
      <style:graphic-properties draw:fill-color="#d9d9d9"/>
    </style:style>
  </office:automatic-styles>
  <office:body>
    <office:chart>
      <chart:chart svg:width="9.803cm" svg:height="5.213cm" xlink:href=".." xlink:type="simple" chart:class="chart:line" chart:style-name="ch1">
        <chart:legend chart:legend-position="end" svg:x="6.719cm" svg:y="1.062cm" style:legend-expansion="high" chart:style-name="ch2"/>
        <chart:plot-area chart:style-name="ch3" svg:x="0.196cm" svg:y="0.104cm" svg:width="6.327cm" svg:height="5.005cm">
          <chart:coordinate-region svg:x="0.794cm" svg:y="0.303cm" svg:width="5.729cm" svg:height="4.607cm"/>
          <chart:axis chart:dimension="x" chart:name="primary-x" chart:style-name="ch4"/>
          <chart:axis chart:dimension="y" chart:name="primary-y" chart:style-name="ch5">
            <chart:grid chart:style-name="ch6" chart:class="major"/>
          </chart:axis>
          <chart:series chart:style-name="ch7" chart:values-cell-range-address="'Planting Maths'.G17:'Planting Maths'.G124" loext:label-string="&quot;4 Estimate&quot;" chart:class="chart:line">
            <chart:data-point chart:repeated="108"/>
          </chart:series>
          <chart:series chart:style-name="ch8" chart:values-cell-range-address="'Planting Maths'.H17:'Planting Maths'.H124" loext:label-string="&quot;16 Estmate&quot;" chart:class="chart:line">
            <chart:data-point chart:repeated="108"/>
          </chart:series>
          <chart:series chart:style-name="ch9" chart:values-cell-range-address="'Planting Maths'.J17:'Planting Maths'.J124" loext:label-string="&quot;4 Actual&quot;" chart:class="chart:line">
            <chart:data-point chart:repeated="108"/>
          </chart:series>
          <chart:series chart:style-name="ch10" chart:values-cell-range-address="'Planting Maths'.K17:'Planting Maths'.K124" loext:label-string="&quot;16 Actual&quot;" chart:class="chart:line">
            <chart:data-point chart:repeated="108"/>
          </chart:series>
          <chart:series chart:style-name="ch11" chart:values-cell-range-address="'Planting Maths'.N17:'Planting Maths'.N124" loext:label-string="&quot;4 Export&quot;" chart:class="chart:line">
            <chart:data-point chart:repeated="108"/>
          </chart:series>
          <chart:series chart:style-name="ch12" chart:values-cell-range-address="'Planting Maths'.O17:'Planting Maths'.O124" loext:label-string="&quot;16 Export&quot;" chart:class="chart:line">
            <chart:data-point chart:repeated="73"/>
            <chart:data-point chart:style-name="ch13"/>
            <chart:data-point chart:repeated="34"/>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4 Estimate</text:p>
              </table:table-cell>
              <table:table-cell office:value-type="string">
                <text:p>16 Estmate</text:p>
              </table:table-cell>
              <table:table-cell office:value-type="string">
                <text:p>4 Actual</text:p>
              </table:table-cell>
              <table:table-cell office:value-type="string">
                <text:p>16 Actual</text:p>
              </table:table-cell>
              <table:table-cell office:value-type="string">
                <text:p>4 Export</text:p>
              </table:table-cell>
              <table:table-cell office:value-type="string">
                <text:p>16 Export</text:p>
              </table:table-cell>
            </table:table-row>
          </table:table-header-rows>
          <table:table-rows>
            <table:table-row>
              <table:table-cell office:value-type="string">
                <text:p>1</text:p>
              </table:table-cell>
              <table:table-cell office:value-type="float" office:value="-16.9698879315256">
                <text:p>-16.9698879315256</text:p>
                <draw:g>
                  <svg:desc>'Planting Maths'.G17:'Planting Maths'.G124</svg:desc>
                </draw:g>
              </table:table-cell>
              <table:table-cell office:value-type="float" office:value="-9.36988793152557">
                <text:p>-9.36988793152557</text:p>
                <draw:g>
                  <svg:desc>'Planting Maths'.H17:'Planting Maths'.H124</svg:desc>
                </draw:g>
              </table:table-cell>
              <table:table-cell office:value-type="float" office:value="-16.1">
                <text:p>-16.1</text:p>
                <draw:g>
                  <svg:desc>'Planting Maths'.J17:'Planting Maths'.J124</svg:desc>
                </draw:g>
              </table:table-cell>
              <table:table-cell office:value-type="float" office:value="-8.8">
                <text:p>-8.8</text:p>
                <draw:g>
                  <svg:desc>'Planting Maths'.K17:'Planting Maths'.K124</svg:desc>
                </draw:g>
              </table:table-cell>
              <table:table-cell office:value-type="float" office:value="-23.55502">
                <text:p>-23.55502</text:p>
                <draw:g>
                  <svg:desc>'Planting Maths'.N17:'Planting Maths'.N124</svg:desc>
                </draw:g>
              </table:table-cell>
              <table:table-cell office:value-type="float" office:value="-5.273496">
                <text:p>-5.273496</text:p>
                <draw:g>
                  <svg:desc>'Planting Maths'.O17:'Planting Maths'.O124</svg:desc>
                </draw:g>
              </table:table-cell>
            </table:table-row>
            <table:table-row>
              <table:table-cell office:value-type="string">
                <text:p>2</text:p>
              </table:table-cell>
              <table:table-cell office:value-type="float" office:value="-17.0199486362527">
                <text:p>-17.0199486362527</text:p>
              </table:table-cell>
              <table:table-cell office:value-type="float" office:value="-9.41994863625273">
                <text:p>-9.41994863625273</text:p>
              </table:table-cell>
              <table:table-cell office:value-type="float" office:value="-16.2">
                <text:p>-16.2</text:p>
              </table:table-cell>
              <table:table-cell office:value-type="float" office:value="-8.5">
                <text:p>-8.5</text:p>
              </table:table-cell>
              <table:table-cell office:value-type="float" office:value="-22.688868">
                <text:p>-22.688868</text:p>
              </table:table-cell>
              <table:table-cell office:value-type="float" office:value="-6.099039">
                <text:p>-6.099039</text:p>
              </table:table-cell>
            </table:table-row>
            <table:table-row>
              <table:table-cell office:value-type="string">
                <text:p>3</text:p>
              </table:table-cell>
              <table:table-cell office:value-type="float" office:value="-17.0433211420547">
                <text:p>-17.0433211420547</text:p>
              </table:table-cell>
              <table:table-cell office:value-type="float" office:value="-9.44332114205469">
                <text:p>-9.44332114205469</text:p>
              </table:table-cell>
              <table:table-cell office:value-type="float" office:value="-17.8">
                <text:p>-17.8</text:p>
              </table:table-cell>
              <table:table-cell office:value-type="float" office:value="-7.3">
                <text:p>-7.3</text:p>
              </table:table-cell>
              <table:table-cell office:value-type="float" office:value="-22.57214">
                <text:p>-22.57214</text:p>
              </table:table-cell>
              <table:table-cell office:value-type="float" office:value="-3.966759">
                <text:p>-3.966759</text:p>
              </table:table-cell>
            </table:table-row>
            <table:table-row>
              <table:table-cell office:value-type="string">
                <text:p>4</text:p>
              </table:table-cell>
              <table:table-cell office:value-type="float" office:value="-17.0497455745208">
                <text:p>-17.0497455745208</text:p>
              </table:table-cell>
              <table:table-cell office:value-type="float" office:value="-9.44974557452083">
                <text:p>-9.44974557452083</text:p>
              </table:table-cell>
              <table:table-cell office:value-type="float" office:value="-17">
                <text:p>-17</text:p>
              </table:table-cell>
              <table:table-cell office:value-type="float" office:value="-7.6">
                <text:p>-7.6</text:p>
              </table:table-cell>
              <table:table-cell office:value-type="float" office:value="-22.45352">
                <text:p>-22.45352</text:p>
              </table:table-cell>
              <table:table-cell office:value-type="float" office:value="-5.010637">
                <text:p>-5.010637</text:p>
              </table:table-cell>
            </table:table-row>
            <table:table-row>
              <table:table-cell office:value-type="string">
                <text:p>5</text:p>
              </table:table-cell>
              <table:table-cell office:value-type="float" office:value="-17.0497455745208">
                <text:p>-17.0497455745208</text:p>
              </table:table-cell>
              <table:table-cell office:value-type="float" office:value="-9.44974557452083">
                <text:p>-9.44974557452083</text:p>
              </table:table-cell>
              <table:table-cell office:value-type="float" office:value="-17.5">
                <text:p>-17.5</text:p>
              </table:table-cell>
              <table:table-cell office:value-type="float" office:value="-8.7">
                <text:p>-8.7</text:p>
              </table:table-cell>
              <table:table-cell office:value-type="float" office:value="-24.627691">
                <text:p>-24.627691</text:p>
              </table:table-cell>
              <table:table-cell office:value-type="float" office:value="-4.686217">
                <text:p>-4.686217</text:p>
              </table:table-cell>
            </table:table-row>
            <table:table-row>
              <table:table-cell office:value-type="string">
                <text:p>6</text:p>
              </table:table-cell>
              <table:table-cell office:value-type="float" office:value="-17.0433211420547">
                <text:p>-17.0433211420547</text:p>
              </table:table-cell>
              <table:table-cell office:value-type="float" office:value="-9.44332114205469">
                <text:p>-9.44332114205469</text:p>
              </table:table-cell>
              <table:table-cell office:value-type="float" office:value="-16.3">
                <text:p>-16.3</text:p>
              </table:table-cell>
              <table:table-cell office:value-type="float" office:value="-8.5">
                <text:p>-8.5</text:p>
              </table:table-cell>
              <table:table-cell office:value-type="float" office:value="-23.065195">
                <text:p>-23.065195</text:p>
              </table:table-cell>
              <table:table-cell office:value-type="float" office:value="-4.5814366">
                <text:p>-4.5814366</text:p>
              </table:table-cell>
            </table:table-row>
            <table:table-row>
              <table:table-cell office:value-type="string">
                <text:p>7</text:p>
              </table:table-cell>
              <table:table-cell office:value-type="float" office:value="-17.0199486362527">
                <text:p>-17.0199486362527</text:p>
              </table:table-cell>
              <table:table-cell office:value-type="float" office:value="-9.41994863625273">
                <text:p>-9.41994863625273</text:p>
              </table:table-cell>
              <table:table-cell office:value-type="float" office:value="-17">
                <text:p>-17</text:p>
              </table:table-cell>
              <table:table-cell office:value-type="float" office:value="-8">
                <text:p>-8</text:p>
              </table:table-cell>
              <table:table-cell office:value-type="float" office:value="-23.614023">
                <text:p>-23.614023</text:p>
              </table:table-cell>
              <table:table-cell office:value-type="float" office:value="-5.150031">
                <text:p>-5.150031</text:p>
              </table:table-cell>
            </table:table-row>
            <table:table-row>
              <table:table-cell office:value-type="string">
                <text:p>8</text:p>
              </table:table-cell>
              <table:table-cell office:value-type="float" office:value="-16.9698879315256">
                <text:p>-16.9698879315256</text:p>
              </table:table-cell>
              <table:table-cell office:value-type="float" office:value="-9.36988793152557">
                <text:p>-9.36988793152557</text:p>
              </table:table-cell>
              <table:table-cell office:value-type="float" office:value="-16.8">
                <text:p>-16.8</text:p>
              </table:table-cell>
              <table:table-cell office:value-type="float" office:value="-7.8">
                <text:p>-7.8</text:p>
              </table:table-cell>
              <table:table-cell office:value-type="float" office:value="-23.33651">
                <text:p>-23.33651</text:p>
              </table:table-cell>
              <table:table-cell office:value-type="float" office:value="-4.3843427">
                <text:p>-4.3843427</text:p>
              </table:table-cell>
            </table:table-row>
            <table:table-row>
              <table:table-cell office:value-type="string">
                <text:p>9</text:p>
              </table:table-cell>
              <table:table-cell office:value-type="float" office:value="-16.8846474729938">
                <text:p>-16.8846474729938</text:p>
              </table:table-cell>
              <table:table-cell office:value-type="float" office:value="-9.28464747299383">
                <text:p>-9.28464747299383</text:p>
              </table:table-cell>
              <table:table-cell office:value-type="float" office:value="-17">
                <text:p>-17</text:p>
              </table:table-cell>
              <table:table-cell office:value-type="float" office:value="-8.4">
                <text:p>-8.4</text:p>
              </table:table-cell>
              <table:table-cell office:value-type="float" office:value="-22.306946">
                <text:p>-22.306946</text:p>
              </table:table-cell>
              <table:table-cell office:value-type="float" office:value="-3.3574955">
                <text:p>-3.3574955</text:p>
              </table:table-cell>
            </table:table-row>
            <table:table-row>
              <table:table-cell office:value-type="string">
                <text:p>10</text:p>
              </table:table-cell>
              <table:table-cell office:value-type="float" office:value="-16.7569333144182">
                <text:p>-16.7569333144182</text:p>
              </table:table-cell>
              <table:table-cell office:value-type="float" office:value="-9.15693331441824">
                <text:p>-9.15693331441824</text:p>
              </table:table-cell>
              <table:table-cell office:value-type="float" office:value="-17">
                <text:p>-17</text:p>
              </table:table-cell>
              <table:table-cell office:value-type="float" office:value="-7.9">
                <text:p>-7.9</text:p>
              </table:table-cell>
              <table:table-cell office:value-type="float" office:value="-22.63052">
                <text:p>-22.63052</text:p>
              </table:table-cell>
              <table:table-cell office:value-type="float" office:value="-5.9518194">
                <text:p>-5.9518194</text:p>
              </table:table-cell>
            </table:table-row>
            <table:table-row>
              <table:table-cell office:value-type="string">
                <text:p>11</text:p>
              </table:table-cell>
              <table:table-cell office:value-type="float" office:value="-16.5805981561299">
                <text:p>-16.5805981561299</text:p>
              </table:table-cell>
              <table:table-cell office:value-type="float" office:value="-8.98059815612992">
                <text:p>-8.98059815612992</text:p>
              </table:table-cell>
              <table:table-cell office:value-type="float" office:value="-16">
                <text:p>-16</text:p>
              </table:table-cell>
              <table:table-cell office:value-type="float" office:value="-7.4">
                <text:p>-7.4</text:p>
              </table:table-cell>
              <table:table-cell office:value-type="float" office:value="-22.800684">
                <text:p>-22.800684</text:p>
              </table:table-cell>
              <table:table-cell office:value-type="float" office:value="-4.8126225">
                <text:p>-4.8126225</text:p>
              </table:table-cell>
            </table:table-row>
            <table:table-row>
              <table:table-cell office:value-type="string">
                <text:p>12</text:p>
              </table:table-cell>
              <table:table-cell office:value-type="float" office:value="-16.3505903829605">
                <text:p>-16.3505903829605</text:p>
              </table:table-cell>
              <table:table-cell office:value-type="float" office:value="-8.75059038296055">
                <text:p>-8.75059038296055</text:p>
              </table:table-cell>
              <table:table-cell office:value-type="float" office:value="-16.5">
                <text:p>-16.5</text:p>
              </table:table-cell>
              <table:table-cell office:value-type="float" office:value="-7.9">
                <text:p>-7.9</text:p>
              </table:table-cell>
              <table:table-cell office:value-type="float" office:value="-21.809416">
                <text:p>-21.809416</text:p>
              </table:table-cell>
              <table:table-cell office:value-type="float" office:value="-4.42865">
                <text:p>-4.42865</text:p>
              </table:table-cell>
            </table:table-row>
            <table:table-row>
              <table:table-cell office:value-type="string">
                <text:p>13</text:p>
              </table:table-cell>
              <table:table-cell office:value-type="float" office:value="-16.0629031021726">
                <text:p>-16.0629031021726</text:p>
              </table:table-cell>
              <table:table-cell office:value-type="float" office:value="-8.46290310217259">
                <text:p>-8.46290310217259</text:p>
              </table:table-cell>
              <table:table-cell office:value-type="float" office:value="-16.6">
                <text:p>-16.6</text:p>
              </table:table-cell>
              <table:table-cell office:value-type="float" office:value="-6.5">
                <text:p>-6.5</text:p>
              </table:table-cell>
              <table:table-cell office:value-type="float" office:value="-21.849669">
                <text:p>-21.849669</text:p>
              </table:table-cell>
              <table:table-cell office:value-type="float" office:value="-2.8515165">
                <text:p>-2.8515165</text:p>
              </table:table-cell>
            </table:table-row>
            <table:table-row>
              <table:table-cell office:value-type="string">
                <text:p>14</text:p>
              </table:table-cell>
              <table:table-cell office:value-type="float" office:value="-15.7145231813895">
                <text:p>-15.7145231813895</text:p>
              </table:table-cell>
              <table:table-cell office:value-type="float" office:value="-8.11452318138947">
                <text:p>-8.11452318138947</text:p>
              </table:table-cell>
              <table:table-cell office:value-type="float" office:value="-15.6">
                <text:p>-15.6</text:p>
              </table:table-cell>
              <table:table-cell office:value-type="float" office:value="-5.7">
                <text:p>-5.7</text:p>
              </table:table-cell>
              <table:table-cell office:value-type="float" office:value="-22.070263">
                <text:p>-22.070263</text:p>
              </table:table-cell>
              <table:table-cell office:value-type="float" office:value="-3.141757">
                <text:p>-3.141757</text:p>
              </table:table-cell>
            </table:table-row>
            <table:table-row>
              <table:table-cell office:value-type="string">
                <text:p>15</text:p>
              </table:table-cell>
              <table:table-cell office:value-type="float" office:value="-15.3033802865258">
                <text:p>-15.3033802865258</text:p>
              </table:table-cell>
              <table:table-cell office:value-type="float" office:value="-7.70338028652581">
                <text:p>-7.70338028652581</text:p>
              </table:table-cell>
              <table:table-cell office:value-type="float" office:value="-15.5">
                <text:p>-15.5</text:p>
              </table:table-cell>
              <table:table-cell office:value-type="float" office:value="-6.8">
                <text:p>-6.8</text:p>
              </table:table-cell>
              <table:table-cell office:value-type="float" office:value="-20.707449">
                <text:p>-20.707449</text:p>
              </table:table-cell>
              <table:table-cell office:value-type="float" office:value="-3.6006567">
                <text:p>-3.6006567</text:p>
              </table:table-cell>
            </table:table-row>
            <table:table-row>
              <table:table-cell office:value-type="string">
                <text:p>16</text:p>
              </table:table-cell>
              <table:table-cell office:value-type="float" office:value="-14.8282959197176">
                <text:p>-14.8282959197176</text:p>
              </table:table-cell>
              <table:table-cell office:value-type="float" office:value="-7.22829591971764">
                <text:p>-7.22829591971764</text:p>
              </table:table-cell>
              <table:table-cell office:value-type="float" office:value="-14.9">
                <text:p>-14.9</text:p>
              </table:table-cell>
              <table:table-cell office:value-type="float" office:value="-4.4">
                <text:p>-4.4</text:p>
              </table:table-cell>
              <table:table-cell office:value-type="float" office:value="-20.630209">
                <text:p>-20.630209</text:p>
              </table:table-cell>
              <table:table-cell office:value-type="float" office:value="-2.0451126">
                <text:p>-2.0451126</text:p>
              </table:table-cell>
            </table:table-row>
            <table:table-row>
              <table:table-cell office:value-type="string">
                <text:p>17</text:p>
              </table:table-cell>
              <table:table-cell office:value-type="float" office:value="-14.2889324572526">
                <text:p>-14.2889324572526</text:p>
              </table:table-cell>
              <table:table-cell office:value-type="float" office:value="-6.68893245725256">
                <text:p>-6.68893245725256</text:p>
              </table:table-cell>
              <table:table-cell office:value-type="float" office:value="-14.4">
                <text:p>-14.4</text:p>
              </table:table-cell>
              <table:table-cell office:value-type="float" office:value="-4.4">
                <text:p>-4.4</text:p>
              </table:table-cell>
              <table:table-cell office:value-type="float" office:value="-20.161499">
                <text:p>-20.161499</text:p>
              </table:table-cell>
              <table:table-cell office:value-type="float" office:value="-1.7971145">
                <text:p>-1.7971145</text:p>
              </table:table-cell>
            </table:table-row>
            <table:table-row>
              <table:table-cell office:value-type="string">
                <text:p>18</text:p>
              </table:table-cell>
              <table:table-cell office:value-type="float" office:value="-13.6857421875">
                <text:p>-13.6857421875</text:p>
              </table:table-cell>
              <table:table-cell office:value-type="float" office:value="-6.0857421875">
                <text:p>-6.0857421875</text:p>
              </table:table-cell>
              <table:table-cell office:value-type="float" office:value="-13.1">
                <text:p>-13.1</text:p>
              </table:table-cell>
              <table:table-cell office:value-type="float" office:value="-5.2">
                <text:p>-5.2</text:p>
              </table:table-cell>
              <table:table-cell office:value-type="float" office:value="-19.612083">
                <text:p>-19.612083</text:p>
              </table:table-cell>
              <table:table-cell office:value-type="float" office:value="-1.0622241">
                <text:p>-1.0622241</text:p>
              </table:table-cell>
            </table:table-row>
            <table:table-row>
              <table:table-cell office:value-type="string">
                <text:p>19</text:p>
              </table:table-cell>
              <table:table-cell office:value-type="float" office:value="-13.0199163488414">
                <text:p>-13.0199163488414</text:p>
              </table:table-cell>
              <table:table-cell office:value-type="float" office:value="-5.4199163488414">
                <text:p>-5.4199163488414</text:p>
              </table:table-cell>
              <table:table-cell office:value-type="float" office:value="-12.4">
                <text:p>-12.4</text:p>
              </table:table-cell>
              <table:table-cell office:value-type="float" office:value="-4.3">
                <text:p>-4.3</text:p>
              </table:table-cell>
              <table:table-cell office:value-type="float" office:value="-19.577929">
                <text:p>-19.577929</text:p>
              </table:table-cell>
              <table:table-cell office:value-type="float" office:value="-1.1235979">
                <text:p>-1.1235979</text:p>
              </table:table-cell>
            </table:table-row>
            <table:table-row>
              <table:table-cell office:value-type="string">
                <text:p>20</text:p>
              </table:table-cell>
              <table:table-cell office:value-type="float" office:value="-12.2933341676004">
                <text:p>-12.2933341676004</text:p>
              </table:table-cell>
              <table:table-cell office:value-type="float" office:value="-4.69333416760038">
                <text:p>-4.69333416760038</text:p>
              </table:table-cell>
              <table:table-cell office:value-type="float" office:value="-14.4">
                <text:p>-14.4</text:p>
              </table:table-cell>
              <table:table-cell office:value-type="float" office:value="-2.9">
                <text:p>-2.9</text:p>
              </table:table-cell>
              <table:table-cell office:value-type="float" office:value="-18.147728">
                <text:p>-18.147728</text:p>
              </table:table-cell>
              <table:table-cell office:value-type="float" office:value="0.4524167">
                <text:p>0.4524167</text:p>
              </table:table-cell>
            </table:table-row>
            <table:table-row>
              <table:table-cell office:value-type="string">
                <text:p>21</text:p>
              </table:table-cell>
              <table:table-cell office:value-type="float" office:value="-11.5085118959731">
                <text:p>-11.5085118959731</text:p>
              </table:table-cell>
              <table:table-cell office:value-type="float" office:value="-3.90851189597306">
                <text:p>-3.90851189597306</text:p>
              </table:table-cell>
              <table:table-cell office:value-type="float" office:value="-12.7">
                <text:p>-12.7</text:p>
              </table:table-cell>
              <table:table-cell office:value-type="float" office:value="-2.7">
                <text:p>-2.7</text:p>
              </table:table-cell>
              <table:table-cell office:value-type="float" office:value="-17.280428">
                <text:p>-17.280428</text:p>
              </table:table-cell>
              <table:table-cell office:value-type="float" office:value="0.5398388">
                <text:p>0.5398388</text:p>
              </table:table-cell>
            </table:table-row>
            <table:table-row>
              <table:table-cell office:value-type="string">
                <text:p>22</text:p>
              </table:table-cell>
              <table:table-cell office:value-type="float" office:value="-10.6685518499581">
                <text:p>-10.6685518499581</text:p>
              </table:table-cell>
              <table:table-cell office:value-type="float" office:value="-3.0685518499581">
                <text:p>-3.0685518499581</text:p>
              </table:table-cell>
              <table:table-cell office:value-type="float" office:value="-11.2">
                <text:p>-11.2</text:p>
              </table:table-cell>
              <table:table-cell office:value-type="float" office:value="-2.6">
                <text:p>-2.6</text:p>
              </table:table-cell>
              <table:table-cell office:value-type="float" office:value="-18.227816">
                <text:p>-18.227816</text:p>
              </table:table-cell>
              <table:table-cell office:value-type="float" office:value="2.0664294">
                <text:p>2.0664294</text:p>
              </table:table-cell>
            </table:table-row>
            <table:table-row>
              <table:table-cell office:value-type="string">
                <text:p>23</text:p>
              </table:table-cell>
              <table:table-cell office:value-type="float" office:value="-9.77709144728705">
                <text:p>-9.77709144728705</text:p>
              </table:table-cell>
              <table:table-cell office:value-type="float" office:value="-2.17709144728705">
                <text:p>-2.17709144728705</text:p>
              </table:table-cell>
              <table:table-cell office:value-type="float" office:value="-10.7">
                <text:p>-10.7</text:p>
              </table:table-cell>
              <table:table-cell office:value-type="float" office:value="-0.2">
                <text:p>-0.2</text:p>
              </table:table-cell>
              <table:table-cell office:value-type="float" office:value="-15.8259">
                <text:p>-15.8259</text:p>
              </table:table-cell>
              <table:table-cell office:value-type="float" office:value="2.7201445">
                <text:p>2.7201445</text:p>
              </table:table-cell>
            </table:table-row>
            <table:table-row>
              <table:table-cell office:value-type="string">
                <text:p>24</text:p>
              </table:table-cell>
              <table:table-cell office:value-type="float" office:value="-8.8382522453545">
                <text:p>-8.8382522453545</text:p>
              </table:table-cell>
              <table:table-cell office:value-type="float" office:value="-1.2382522453545">
                <text:p>-1.2382522453545</text:p>
              </table:table-cell>
              <table:table-cell office:value-type="float" office:value="-8.6">
                <text:p>-8.6</text:p>
              </table:table-cell>
              <table:table-cell office:value-type="float" office:value="0.1">
                <text:p>0.1</text:p>
              </table:table-cell>
              <table:table-cell office:value-type="float" office:value="-15.126586">
                <text:p>-15.126586</text:p>
              </table:table-cell>
              <table:table-cell office:value-type="float" office:value="4.482551">
                <text:p>4.482551</text:p>
              </table:table-cell>
            </table:table-row>
            <table:table-row>
              <table:table-cell office:value-type="string">
                <text:p>25</text:p>
              </table:table-cell>
              <table:table-cell office:value-type="float" office:value="-7.85658897914828">
                <text:p>-7.85658897914828</text:p>
              </table:table-cell>
              <table:table-cell office:value-type="float" office:value="-0.256588979148281">
                <text:p>-0.256588979148281</text:p>
              </table:table-cell>
              <table:table-cell office:value-type="float" office:value="-7.1">
                <text:p>-7.1</text:p>
              </table:table-cell>
              <table:table-cell office:value-type="float" office:value="1.8">
                <text:p>1.8</text:p>
              </table:table-cell>
              <table:table-cell office:value-type="float" office:value="-13.02264">
                <text:p>-13.02264</text:p>
              </table:table-cell>
              <table:table-cell office:value-type="float" office:value="5.315191">
                <text:p>5.315191</text:p>
              </table:table-cell>
            </table:table-row>
            <table:table-row>
              <table:table-cell office:value-type="string">
                <text:p>26</text:p>
              </table:table-cell>
              <table:table-cell office:value-type="float" office:value="-6.83703859917964">
                <text:p>-6.83703859917964</text:p>
              </table:table-cell>
              <table:table-cell office:value-type="float" office:value="0.76296140082036">
                <text:p>0.76296140082036</text:p>
              </table:table-cell>
              <table:table-cell office:value-type="float" office:value="-8.2">
                <text:p>-8.2</text:p>
              </table:table-cell>
              <table:table-cell office:value-type="float" office:value="1.6">
                <text:p>1.6</text:p>
              </table:table-cell>
              <table:table-cell office:value-type="float" office:value="-13.004377">
                <text:p>-13.004377</text:p>
              </table:table-cell>
              <table:table-cell office:value-type="float" office:value="4.828752">
                <text:p>4.828752</text:p>
              </table:table-cell>
            </table:table-row>
            <table:table-row>
              <table:table-cell office:value-type="string">
                <text:p>27</text:p>
              </table:table-cell>
              <table:table-cell office:value-type="float" office:value="-5.78486930941357">
                <text:p>-5.78486930941357</text:p>
              </table:table-cell>
              <table:table-cell office:value-type="float" office:value="1.81513069058644">
                <text:p>1.81513069058644</text:p>
              </table:table-cell>
              <table:table-cell office:value-type="float" office:value="-6.3">
                <text:p>-6.3</text:p>
              </table:table-cell>
              <table:table-cell office:value-type="float" office:value="2.8">
                <text:p>2.8</text:p>
              </table:table-cell>
              <table:table-cell office:value-type="float" office:value="-11.7226">
                <text:p>-11.7226</text:p>
              </table:table-cell>
              <table:table-cell office:value-type="float" office:value="7.1989217">
                <text:p>7.1989217</text:p>
              </table:table-cell>
            </table:table-row>
            <table:table-row>
              <table:table-cell office:value-type="string">
                <text:p>28</text:p>
              </table:table-cell>
              <table:table-cell office:value-type="float" office:value="-4.70562960519888">
                <text:p>-4.70562960519888</text:p>
              </table:table-cell>
              <table:table-cell office:value-type="float" office:value="2.89437039480112">
                <text:p>2.89437039480112</text:p>
              </table:table-cell>
              <table:table-cell office:value-type="float" office:value="-6">
                <text:p>-6</text:p>
              </table:table-cell>
              <table:table-cell office:value-type="float" office:value="4.7">
                <text:p>4.7</text:p>
              </table:table-cell>
              <table:table-cell office:value-type="float" office:value="-10.869858">
                <text:p>-10.869858</text:p>
              </table:table-cell>
              <table:table-cell office:value-type="float" office:value="8.718765">
                <text:p>8.718765</text:p>
              </table:table-cell>
            </table:table-row>
            <table:table-row>
              <table:table-cell office:value-type="string">
                <text:p>29</text:p>
              </table:table-cell>
              <table:table-cell office:value-type="float" office:value="-3.60509731119839">
                <text:p>-3.60509731119839</text:p>
              </table:table-cell>
              <table:table-cell office:value-type="float" office:value="3.99490268880161">
                <text:p>3.99490268880161</text:p>
              </table:table-cell>
              <table:table-cell office:value-type="float" office:value="-4">
                <text:p>-4</text:p>
              </table:table-cell>
              <table:table-cell office:value-type="float" office:value="5.3">
                <text:p>5.3</text:p>
              </table:table-cell>
              <table:table-cell office:value-type="float" office:value="-9.880151">
                <text:p>-9.880151</text:p>
              </table:table-cell>
              <table:table-cell office:value-type="float" office:value="9.154615">
                <text:p>9.154615</text:p>
              </table:table-cell>
            </table:table-row>
            <table:table-row>
              <table:table-cell office:value-type="string">
                <text:p>30</text:p>
              </table:table-cell>
              <table:table-cell office:value-type="float" office:value="-2.48922861931935">
                <text:p>-2.48922861931935</text:p>
              </table:table-cell>
              <table:table-cell office:value-type="float" office:value="5.11077138068065">
                <text:p>5.11077138068065</text:p>
              </table:table-cell>
              <table:table-cell office:value-type="float" office:value="-2.4">
                <text:p>-2.4</text:p>
              </table:table-cell>
              <table:table-cell office:value-type="float" office:value="7.5">
                <text:p>7.5</text:p>
              </table:table-cell>
              <table:table-cell office:value-type="float" office:value="-7.7173734">
                <text:p>-7.7173734</text:p>
              </table:table-cell>
              <table:table-cell office:value-type="float" office:value="9.874898">
                <text:p>9.874898</text:p>
              </table:table-cell>
            </table:table-row>
            <table:table-row>
              <table:table-cell office:value-type="string">
                <text:p>31</text:p>
              </table:table-cell>
              <table:table-cell office:value-type="float" office:value="-1.36410712664332">
                <text:p>-1.36410712664332</text:p>
              </table:table-cell>
              <table:table-cell office:value-type="float" office:value="6.23589287335668">
                <text:p>6.23589287335668</text:p>
              </table:table-cell>
              <table:table-cell office:value-type="float" office:value="-0.9">
                <text:p>-0.9</text:p>
              </table:table-cell>
              <table:table-cell office:value-type="float" office:value="7.1">
                <text:p>7.1</text:p>
              </table:table-cell>
              <table:table-cell office:value-type="float" office:value="-7.356467">
                <text:p>-7.356467</text:p>
              </table:table-cell>
              <table:table-cell office:value-type="float" office:value="11.853586">
                <text:p>11.853586</text:p>
              </table:table-cell>
            </table:table-row>
            <table:table-row>
              <table:table-cell office:value-type="string">
                <text:p>32</text:p>
              </table:table-cell>
              <table:table-cell office:value-type="float" office:value="-0.235892873356678">
                <text:p>-0.235892873356678</text:p>
              </table:table-cell>
              <table:table-cell office:value-type="float" office:value="7.36410712664332">
                <text:p>7.36410712664332</text:p>
              </table:table-cell>
              <table:table-cell office:value-type="float" office:value="-0.3">
                <text:p>-0.3</text:p>
              </table:table-cell>
              <table:table-cell office:value-type="float" office:value="8.1">
                <text:p>8.1</text:p>
              </table:table-cell>
              <table:table-cell office:value-type="float" office:value="-5.3687825">
                <text:p>-5.3687825</text:p>
              </table:table-cell>
              <table:table-cell office:value-type="float" office:value="13.492847">
                <text:p>13.492847</text:p>
              </table:table-cell>
            </table:table-row>
            <table:table-row>
              <table:table-cell office:value-type="string">
                <text:p>33</text:p>
              </table:table-cell>
              <table:table-cell office:value-type="float" office:value="0.889228619319344">
                <text:p>0.889228619319344</text:p>
              </table:table-cell>
              <table:table-cell office:value-type="float" office:value="8.48922861931935">
                <text:p>8.48922861931935</text:p>
              </table:table-cell>
              <table:table-cell office:value-type="float" office:value="0.6">
                <text:p>0.6</text:p>
              </table:table-cell>
              <table:table-cell office:value-type="float" office:value="9">
                <text:p>9</text:p>
              </table:table-cell>
              <table:table-cell office:value-type="float" office:value="-4.118557">
                <text:p>-4.118557</text:p>
              </table:table-cell>
              <table:table-cell office:value-type="float" office:value="13.321497">
                <text:p>13.321497</text:p>
              </table:table-cell>
            </table:table-row>
            <table:table-row>
              <table:table-cell office:value-type="string">
                <text:p>34</text:p>
              </table:table-cell>
              <table:table-cell office:value-type="float" office:value="2.00509731119839">
                <text:p>2.00509731119839</text:p>
              </table:table-cell>
              <table:table-cell office:value-type="float" office:value="9.60509731119839">
                <text:p>9.60509731119839</text:p>
              </table:table-cell>
              <table:table-cell office:value-type="float" office:value="1.5">
                <text:p>1.5</text:p>
              </table:table-cell>
              <table:table-cell office:value-type="float" office:value="10.9">
                <text:p>10.9</text:p>
              </table:table-cell>
              <table:table-cell office:value-type="float" office:value="-2.7348363">
                <text:p>-2.7348363</text:p>
              </table:table-cell>
              <table:table-cell office:value-type="float" office:value="16.63224">
                <text:p>16.63224</text:p>
              </table:table-cell>
            </table:table-row>
            <table:table-row>
              <table:table-cell office:value-type="string">
                <text:p>35</text:p>
              </table:table-cell>
              <table:table-cell office:value-type="float" office:value="3.10562960519888">
                <text:p>3.10562960519888</text:p>
              </table:table-cell>
              <table:table-cell office:value-type="float" office:value="10.7056296051989">
                <text:p>10.7056296051989</text:p>
              </table:table-cell>
              <table:table-cell office:value-type="float" office:value="2.5">
                <text:p>2.5</text:p>
              </table:table-cell>
              <table:table-cell office:value-type="float" office:value="12.5">
                <text:p>12.5</text:p>
              </table:table-cell>
              <table:table-cell office:value-type="float" office:value="-1.994472">
                <text:p>-1.994472</text:p>
              </table:table-cell>
              <table:table-cell office:value-type="float" office:value="17.31736">
                <text:p>17.31736</text:p>
              </table:table-cell>
            </table:table-row>
            <table:table-row>
              <table:table-cell office:value-type="string">
                <text:p>36</text:p>
              </table:table-cell>
              <table:table-cell office:value-type="float" office:value="4.1848693094136">
                <text:p>4.1848693094136</text:p>
              </table:table-cell>
              <table:table-cell office:value-type="float" office:value="11.7848693094136">
                <text:p>11.7848693094136</text:p>
              </table:table-cell>
              <table:table-cell office:value-type="float" office:value="3.3">
                <text:p>3.3</text:p>
              </table:table-cell>
              <table:table-cell office:value-type="float" office:value="14.8">
                <text:p>14.8</text:p>
              </table:table-cell>
              <table:table-cell office:value-type="float" office:value="-1.2134322">
                <text:p>-1.2134322</text:p>
              </table:table-cell>
              <table:table-cell office:value-type="float" office:value="18.356749">
                <text:p>18.356749</text:p>
              </table:table-cell>
            </table:table-row>
            <table:table-row>
              <table:table-cell office:value-type="string">
                <text:p>37</text:p>
              </table:table-cell>
              <table:table-cell office:value-type="float" office:value="5.23703859917967">
                <text:p>5.23703859917967</text:p>
              </table:table-cell>
              <table:table-cell office:value-type="float" office:value="12.8370385991797">
                <text:p>12.8370385991797</text:p>
              </table:table-cell>
              <table:table-cell office:value-type="float" office:value="5.5">
                <text:p>5.5</text:p>
              </table:table-cell>
              <table:table-cell office:value-type="float" office:value="14.4">
                <text:p>14.4</text:p>
              </table:table-cell>
              <table:table-cell office:value-type="float" office:value="0.9698309">
                <text:p>0.9698309</text:p>
              </table:table-cell>
              <table:table-cell office:value-type="float" office:value="18.469675">
                <text:p>18.469675</text:p>
              </table:table-cell>
            </table:table-row>
            <table:table-row>
              <table:table-cell office:value-type="string">
                <text:p>38</text:p>
              </table:table-cell>
              <table:table-cell office:value-type="float" office:value="6.25658897914825">
                <text:p>6.25658897914825</text:p>
              </table:table-cell>
              <table:table-cell office:value-type="float" office:value="13.8565889791482">
                <text:p>13.8565889791482</text:p>
              </table:table-cell>
              <table:table-cell office:value-type="float" office:value="4.8">
                <text:p>4.8</text:p>
              </table:table-cell>
              <table:table-cell office:value-type="float" office:value="16.6">
                <text:p>16.6</text:p>
              </table:table-cell>
              <table:table-cell office:value-type="float" office:value="1.8276335">
                <text:p>1.8276335</text:p>
              </table:table-cell>
              <table:table-cell office:value-type="float" office:value="19.591866">
                <text:p>19.591866</text:p>
              </table:table-cell>
            </table:table-row>
            <table:table-row>
              <table:table-cell office:value-type="string">
                <text:p>39</text:p>
              </table:table-cell>
              <table:table-cell office:value-type="float" office:value="7.2382522453545">
                <text:p>7.2382522453545</text:p>
              </table:table-cell>
              <table:table-cell office:value-type="float" office:value="14.8382522453545">
                <text:p>14.8382522453545</text:p>
              </table:table-cell>
              <table:table-cell office:value-type="float" office:value="7.8">
                <text:p>7.8</text:p>
              </table:table-cell>
              <table:table-cell office:value-type="float" office:value="17">
                <text:p>17</text:p>
              </table:table-cell>
              <table:table-cell office:value-type="float" office:value="1.5871426">
                <text:p>1.5871426</text:p>
              </table:table-cell>
              <table:table-cell office:value-type="float" office:value="20.672285">
                <text:p>20.672285</text:p>
              </table:table-cell>
            </table:table-row>
            <table:table-row>
              <table:table-cell office:value-type="string">
                <text:p>40</text:p>
              </table:table-cell>
              <table:table-cell office:value-type="float" office:value="8.17709144728705">
                <text:p>8.17709144728705</text:p>
              </table:table-cell>
              <table:table-cell office:value-type="float" office:value="15.777091447287">
                <text:p>15.777091447287</text:p>
              </table:table-cell>
              <table:table-cell office:value-type="float" office:value="8">
                <text:p>8</text:p>
              </table:table-cell>
              <table:table-cell office:value-type="float" office:value="18.7">
                <text:p>18.7</text:p>
              </table:table-cell>
              <table:table-cell office:value-type="float" office:value="2.603102">
                <text:p>2.603102</text:p>
              </table:table-cell>
              <table:table-cell office:value-type="float" office:value="21.747538">
                <text:p>21.747538</text:p>
              </table:table-cell>
            </table:table-row>
            <table:table-row>
              <table:table-cell office:value-type="string">
                <text:p>41</text:p>
              </table:table-cell>
              <table:table-cell office:value-type="float" office:value="9.0685518499581">
                <text:p>9.0685518499581</text:p>
              </table:table-cell>
              <table:table-cell office:value-type="float" office:value="16.6685518499581">
                <text:p>16.6685518499581</text:p>
              </table:table-cell>
              <table:table-cell office:value-type="float" office:value="9.2">
                <text:p>9.2</text:p>
              </table:table-cell>
              <table:table-cell office:value-type="float" office:value="18.9">
                <text:p>18.9</text:p>
              </table:table-cell>
              <table:table-cell office:value-type="float" office:value="3.8399863">
                <text:p>3.8399863</text:p>
              </table:table-cell>
              <table:table-cell office:value-type="float" office:value="21.446548">
                <text:p>21.446548</text:p>
              </table:table-cell>
            </table:table-row>
            <table:table-row>
              <table:table-cell office:value-type="string">
                <text:p>42</text:p>
              </table:table-cell>
              <table:table-cell office:value-type="float" office:value="9.90851189597306">
                <text:p>9.90851189597306</text:p>
              </table:table-cell>
              <table:table-cell office:value-type="float" office:value="17.5085118959731">
                <text:p>17.5085118959731</text:p>
              </table:table-cell>
              <table:table-cell office:value-type="float" office:value="10.8">
                <text:p>10.8</text:p>
              </table:table-cell>
              <table:table-cell office:value-type="float" office:value="19">
                <text:p>19</text:p>
              </table:table-cell>
              <table:table-cell office:value-type="float" office:value="4.9612575">
                <text:p>4.9612575</text:p>
              </table:table-cell>
              <table:table-cell office:value-type="float" office:value="24.339083">
                <text:p>24.339083</text:p>
              </table:table-cell>
            </table:table-row>
            <table:table-row>
              <table:table-cell office:value-type="string">
                <text:p>43</text:p>
              </table:table-cell>
              <table:table-cell office:value-type="float" office:value="10.6933341676004">
                <text:p>10.6933341676004</text:p>
              </table:table-cell>
              <table:table-cell office:value-type="float" office:value="18.2933341676004">
                <text:p>18.2933341676004</text:p>
              </table:table-cell>
              <table:table-cell office:value-type="float" office:value="10.7">
                <text:p>10.7</text:p>
              </table:table-cell>
              <table:table-cell office:value-type="float" office:value="21.2">
                <text:p>21.2</text:p>
              </table:table-cell>
              <table:table-cell office:value-type="float" office:value="5.439605">
                <text:p>5.439605</text:p>
              </table:table-cell>
              <table:table-cell office:value-type="float" office:value="24.346977">
                <text:p>24.346977</text:p>
              </table:table-cell>
            </table:table-row>
            <table:table-row>
              <table:table-cell office:value-type="string">
                <text:p>44</text:p>
              </table:table-cell>
              <table:table-cell office:value-type="float" office:value="11.4199163488414">
                <text:p>11.4199163488414</text:p>
              </table:table-cell>
              <table:table-cell office:value-type="float" office:value="19.0199163488414">
                <text:p>19.0199163488414</text:p>
              </table:table-cell>
              <table:table-cell office:value-type="float" office:value="12.3">
                <text:p>12.3</text:p>
              </table:table-cell>
              <table:table-cell office:value-type="float" office:value="21">
                <text:p>21</text:p>
              </table:table-cell>
              <table:table-cell office:value-type="float" office:value="7.39965">
                <text:p>7.39965</text:p>
              </table:table-cell>
              <table:table-cell office:value-type="float" office:value="25.951073">
                <text:p>25.951073</text:p>
              </table:table-cell>
            </table:table-row>
            <table:table-row>
              <table:table-cell office:value-type="string">
                <text:p>45</text:p>
              </table:table-cell>
              <table:table-cell office:value-type="float" office:value="12.0857421875">
                <text:p>12.0857421875</text:p>
              </table:table-cell>
              <table:table-cell office:value-type="float" office:value="19.6857421875">
                <text:p>19.6857421875</text:p>
              </table:table-cell>
              <table:table-cell office:value-type="float" office:value="13.3">
                <text:p>13.3</text:p>
              </table:table-cell>
              <table:table-cell office:value-type="float" office:value="22.3">
                <text:p>22.3</text:p>
              </table:table-cell>
              <table:table-cell office:value-type="float" office:value="7.924348">
                <text:p>7.924348</text:p>
              </table:table-cell>
              <table:table-cell office:value-type="float" office:value="26.220196">
                <text:p>26.220196</text:p>
              </table:table-cell>
            </table:table-row>
            <table:table-row>
              <table:table-cell office:value-type="string">
                <text:p>46</text:p>
              </table:table-cell>
              <table:table-cell office:value-type="float" office:value="12.6889324572526">
                <text:p>12.6889324572526</text:p>
              </table:table-cell>
              <table:table-cell office:value-type="float" office:value="20.2889324572526">
                <text:p>20.2889324572526</text:p>
              </table:table-cell>
              <table:table-cell office:value-type="float" office:value="14.3">
                <text:p>14.3</text:p>
              </table:table-cell>
              <table:table-cell office:value-type="float" office:value="22.7">
                <text:p>22.7</text:p>
              </table:table-cell>
              <table:table-cell office:value-type="float" office:value="9.729364">
                <text:p>9.729364</text:p>
              </table:table-cell>
              <table:table-cell office:value-type="float" office:value="27.229103">
                <text:p>27.229103</text:p>
              </table:table-cell>
            </table:table-row>
            <table:table-row>
              <table:table-cell office:value-type="string">
                <text:p>47</text:p>
              </table:table-cell>
              <table:table-cell office:value-type="float" office:value="13.2282959197176">
                <text:p>13.2282959197176</text:p>
              </table:table-cell>
              <table:table-cell office:value-type="float" office:value="20.8282959197176">
                <text:p>20.8282959197176</text:p>
              </table:table-cell>
              <table:table-cell office:value-type="float" office:value="12.8">
                <text:p>12.8</text:p>
              </table:table-cell>
              <table:table-cell office:value-type="float" office:value="22.5">
                <text:p>22.5</text:p>
              </table:table-cell>
              <table:table-cell office:value-type="float" office:value="8.513084">
                <text:p>8.513084</text:p>
              </table:table-cell>
              <table:table-cell office:value-type="float" office:value="26.788668">
                <text:p>26.788668</text:p>
              </table:table-cell>
            </table:table-row>
            <table:table-row>
              <table:table-cell office:value-type="string">
                <text:p>48</text:p>
              </table:table-cell>
              <table:table-cell office:value-type="float" office:value="13.7033802865258">
                <text:p>13.7033802865258</text:p>
              </table:table-cell>
              <table:table-cell office:value-type="float" office:value="21.3033802865258">
                <text:p>21.3033802865258</text:p>
              </table:table-cell>
              <table:table-cell office:value-type="float" office:value="14.6">
                <text:p>14.6</text:p>
              </table:table-cell>
              <table:table-cell office:value-type="float" office:value="24">
                <text:p>24</text:p>
              </table:table-cell>
              <table:table-cell office:value-type="float" office:value="9.554385">
                <text:p>9.554385</text:p>
              </table:table-cell>
              <table:table-cell office:value-type="float" office:value="28.5187">
                <text:p>28.5187</text:p>
              </table:table-cell>
            </table:table-row>
            <table:table-row>
              <table:table-cell office:value-type="string">
                <text:p>49</text:p>
              </table:table-cell>
              <table:table-cell office:value-type="float" office:value="14.1145231813895">
                <text:p>14.1145231813895</text:p>
              </table:table-cell>
              <table:table-cell office:value-type="float" office:value="21.7145231813895">
                <text:p>21.7145231813895</text:p>
              </table:table-cell>
              <table:table-cell office:value-type="float" office:value="15.8">
                <text:p>15.8</text:p>
              </table:table-cell>
              <table:table-cell office:value-type="float" office:value="23.3">
                <text:p>23.3</text:p>
              </table:table-cell>
              <table:table-cell office:value-type="float" office:value="11.088838">
                <text:p>11.088838</text:p>
              </table:table-cell>
              <table:table-cell office:value-type="float" office:value="29.133307">
                <text:p>29.133307</text:p>
              </table:table-cell>
            </table:table-row>
            <table:table-row>
              <table:table-cell office:value-type="string">
                <text:p>50</text:p>
              </table:table-cell>
              <table:table-cell office:value-type="float" office:value="14.4629031021726">
                <text:p>14.4629031021726</text:p>
              </table:table-cell>
              <table:table-cell office:value-type="float" office:value="22.0629031021726">
                <text:p>22.0629031021726</text:p>
              </table:table-cell>
              <table:table-cell office:value-type="float" office:value="15.8">
                <text:p>15.8</text:p>
              </table:table-cell>
              <table:table-cell office:value-type="float" office:value="24.5">
                <text:p>24.5</text:p>
              </table:table-cell>
              <table:table-cell office:value-type="float" office:value="11.254471">
                <text:p>11.254471</text:p>
              </table:table-cell>
              <table:table-cell office:value-type="float" office:value="28.710564">
                <text:p>28.710564</text:p>
              </table:table-cell>
            </table:table-row>
            <table:table-row>
              <table:table-cell office:value-type="string">
                <text:p>51</text:p>
              </table:table-cell>
              <table:table-cell office:value-type="float" office:value="14.7505903829606">
                <text:p>14.7505903829606</text:p>
              </table:table-cell>
              <table:table-cell office:value-type="float" office:value="22.3505903829606">
                <text:p>22.3505903829606</text:p>
              </table:table-cell>
              <table:table-cell office:value-type="float" office:value="15.1">
                <text:p>15.1</text:p>
              </table:table-cell>
              <table:table-cell office:value-type="float" office:value="25.5">
                <text:p>25.5</text:p>
              </table:table-cell>
              <table:table-cell office:value-type="float" office:value="11.311537">
                <text:p>11.311537</text:p>
              </table:table-cell>
              <table:table-cell office:value-type="float" office:value="29.526579">
                <text:p>29.526579</text:p>
              </table:table-cell>
            </table:table-row>
            <table:table-row>
              <table:table-cell office:value-type="string">
                <text:p>52</text:p>
              </table:table-cell>
              <table:table-cell office:value-type="float" office:value="14.9805981561299">
                <text:p>14.9805981561299</text:p>
              </table:table-cell>
              <table:table-cell office:value-type="float" office:value="22.5805981561299">
                <text:p>22.5805981561299</text:p>
              </table:table-cell>
              <table:table-cell office:value-type="float" office:value="15.8">
                <text:p>15.8</text:p>
              </table:table-cell>
              <table:table-cell office:value-type="float" office:value="25">
                <text:p>25</text:p>
              </table:table-cell>
              <table:table-cell office:value-type="float" office:value="11.7383995">
                <text:p>11.7383995</text:p>
              </table:table-cell>
              <table:table-cell office:value-type="float" office:value="29.752785">
                <text:p>29.752785</text:p>
              </table:table-cell>
            </table:table-row>
            <table:table-row>
              <table:table-cell office:value-type="string">
                <text:p>53</text:p>
              </table:table-cell>
              <table:table-cell office:value-type="float" office:value="15.1569333144183">
                <text:p>15.1569333144183</text:p>
              </table:table-cell>
              <table:table-cell office:value-type="float" office:value="22.7569333144183">
                <text:p>22.7569333144183</text:p>
              </table:table-cell>
              <table:table-cell office:value-type="float" office:value="16.2">
                <text:p>16.2</text:p>
              </table:table-cell>
              <table:table-cell office:value-type="float" office:value="24.4">
                <text:p>24.4</text:p>
              </table:table-cell>
              <table:table-cell office:value-type="float" office:value="11.930826">
                <text:p>11.930826</text:p>
              </table:table-cell>
              <table:table-cell office:value-type="float" office:value="28.80908">
                <text:p>28.80908</text:p>
              </table:table-cell>
            </table:table-row>
            <table:table-row>
              <table:table-cell office:value-type="string">
                <text:p>54</text:p>
              </table:table-cell>
              <table:table-cell office:value-type="float" office:value="15.2846474729938">
                <text:p>15.2846474729938</text:p>
              </table:table-cell>
              <table:table-cell office:value-type="float" office:value="22.8846474729938">
                <text:p>22.8846474729938</text:p>
              </table:table-cell>
              <table:table-cell office:value-type="float" office:value="16.6">
                <text:p>16.6</text:p>
              </table:table-cell>
              <table:table-cell office:value-type="float" office:value="24.9">
                <text:p>24.9</text:p>
              </table:table-cell>
              <table:table-cell office:value-type="float" office:value="10.618076">
                <text:p>10.618076</text:p>
              </table:table-cell>
              <table:table-cell office:value-type="float" office:value="29.152699">
                <text:p>29.152699</text:p>
              </table:table-cell>
            </table:table-row>
            <table:table-row>
              <table:table-cell office:value-type="string">
                <text:p>55</text:p>
              </table:table-cell>
              <table:table-cell office:value-type="float" office:value="15.3698879315256">
                <text:p>15.3698879315256</text:p>
              </table:table-cell>
              <table:table-cell office:value-type="float" office:value="22.9698879315256">
                <text:p>22.9698879315256</text:p>
              </table:table-cell>
              <table:table-cell office:value-type="float" office:value="15.1">
                <text:p>15.1</text:p>
              </table:table-cell>
              <table:table-cell office:value-type="float" office:value="24.9">
                <text:p>24.9</text:p>
              </table:table-cell>
              <table:table-cell office:value-type="float" office:value="11.354278">
                <text:p>11.354278</text:p>
              </table:table-cell>
              <table:table-cell office:value-type="float" office:value="29.551317">
                <text:p>29.551317</text:p>
              </table:table-cell>
            </table:table-row>
            <table:table-row>
              <table:table-cell office:value-type="string">
                <text:p>56</text:p>
              </table:table-cell>
              <table:table-cell office:value-type="float" office:value="15.4199486362528">
                <text:p>15.4199486362528</text:p>
              </table:table-cell>
              <table:table-cell office:value-type="float" office:value="23.0199486362528">
                <text:p>23.0199486362528</text:p>
              </table:table-cell>
              <table:table-cell office:value-type="float" office:value="16.5">
                <text:p>16.5</text:p>
              </table:table-cell>
              <table:table-cell office:value-type="float" office:value="25.7">
                <text:p>25.7</text:p>
              </table:table-cell>
              <table:table-cell office:value-type="float" office:value="12.346846">
                <text:p>12.346846</text:p>
              </table:table-cell>
              <table:table-cell office:value-type="float" office:value="30.175877">
                <text:p>30.175877</text:p>
              </table:table-cell>
            </table:table-row>
            <table:table-row>
              <table:table-cell office:value-type="string">
                <text:p>57</text:p>
              </table:table-cell>
              <table:table-cell office:value-type="float" office:value="15.4433211420547">
                <text:p>15.4433211420547</text:p>
              </table:table-cell>
              <table:table-cell office:value-type="float" office:value="23.0433211420547">
                <text:p>23.0433211420547</text:p>
              </table:table-cell>
              <table:table-cell office:value-type="float" office:value="16.6">
                <text:p>16.6</text:p>
              </table:table-cell>
              <table:table-cell office:value-type="float" office:value="26.7">
                <text:p>26.7</text:p>
              </table:table-cell>
              <table:table-cell office:value-type="float" office:value="11.126062">
                <text:p>11.126062</text:p>
              </table:table-cell>
              <table:table-cell office:value-type="float" office:value="30.423996">
                <text:p>30.423996</text:p>
              </table:table-cell>
            </table:table-row>
            <table:table-row>
              <table:table-cell office:value-type="string">
                <text:p>58</text:p>
              </table:table-cell>
              <table:table-cell office:value-type="float" office:value="15.4497455745209">
                <text:p>15.4497455745209</text:p>
              </table:table-cell>
              <table:table-cell office:value-type="float" office:value="23.0497455745209">
                <text:p>23.0497455745209</text:p>
              </table:table-cell>
              <table:table-cell office:value-type="float" office:value="16.5">
                <text:p>16.5</text:p>
              </table:table-cell>
              <table:table-cell office:value-type="float" office:value="24.7">
                <text:p>24.7</text:p>
              </table:table-cell>
              <table:table-cell office:value-type="float" office:value="12.764766">
                <text:p>12.764766</text:p>
              </table:table-cell>
              <table:table-cell office:value-type="float" office:value="29.917013">
                <text:p>29.917013</text:p>
              </table:table-cell>
            </table:table-row>
            <table:table-row>
              <table:table-cell office:value-type="string">
                <text:p>59</text:p>
              </table:table-cell>
              <table:table-cell office:value-type="float" office:value="15.4497455745209">
                <text:p>15.4497455745209</text:p>
              </table:table-cell>
              <table:table-cell office:value-type="float" office:value="23.0497455745209">
                <text:p>23.0497455745209</text:p>
              </table:table-cell>
              <table:table-cell office:value-type="float" office:value="16.4">
                <text:p>16.4</text:p>
              </table:table-cell>
              <table:table-cell office:value-type="float" office:value="25.5">
                <text:p>25.5</text:p>
              </table:table-cell>
              <table:table-cell office:value-type="float" office:value="12.644206">
                <text:p>12.644206</text:p>
              </table:table-cell>
              <table:table-cell office:value-type="float" office:value="29.497166">
                <text:p>29.497166</text:p>
              </table:table-cell>
            </table:table-row>
            <table:table-row>
              <table:table-cell office:value-type="string">
                <text:p>60</text:p>
              </table:table-cell>
              <table:table-cell office:value-type="float" office:value="15.4433211420547">
                <text:p>15.4433211420547</text:p>
              </table:table-cell>
              <table:table-cell office:value-type="float" office:value="23.0433211420547">
                <text:p>23.0433211420547</text:p>
              </table:table-cell>
              <table:table-cell office:value-type="float" office:value="16.4">
                <text:p>16.4</text:p>
              </table:table-cell>
              <table:table-cell office:value-type="float" office:value="25.4">
                <text:p>25.4</text:p>
              </table:table-cell>
              <table:table-cell office:value-type="float" office:value="12.507374">
                <text:p>12.507374</text:p>
              </table:table-cell>
              <table:table-cell office:value-type="float" office:value="30.63335">
                <text:p>30.63335</text:p>
              </table:table-cell>
            </table:table-row>
            <table:table-row>
              <table:table-cell office:value-type="string">
                <text:p>61</text:p>
              </table:table-cell>
              <table:table-cell office:value-type="float" office:value="15.4199486362527">
                <text:p>15.4199486362527</text:p>
              </table:table-cell>
              <table:table-cell office:value-type="float" office:value="23.0199486362527">
                <text:p>23.0199486362527</text:p>
              </table:table-cell>
              <table:table-cell office:value-type="float" office:value="15.7">
                <text:p>15.7</text:p>
              </table:table-cell>
              <table:table-cell office:value-type="float" office:value="24.9">
                <text:p>24.9</text:p>
              </table:table-cell>
              <table:table-cell office:value-type="float" office:value="11.21963">
                <text:p>11.21963</text:p>
              </table:table-cell>
              <table:table-cell office:value-type="float" office:value="29.816645">
                <text:p>29.816645</text:p>
              </table:table-cell>
            </table:table-row>
            <table:table-row>
              <table:table-cell office:value-type="string">
                <text:p>62</text:p>
              </table:table-cell>
              <table:table-cell office:value-type="float" office:value="15.3698879315255">
                <text:p>15.3698879315255</text:p>
              </table:table-cell>
              <table:table-cell office:value-type="float" office:value="22.9698879315255">
                <text:p>22.9698879315255</text:p>
              </table:table-cell>
              <table:table-cell office:value-type="float" office:value="17.1">
                <text:p>17.1</text:p>
              </table:table-cell>
              <table:table-cell office:value-type="float" office:value="25">
                <text:p>25</text:p>
              </table:table-cell>
              <table:table-cell office:value-type="float" office:value="12.017705">
                <text:p>12.017705</text:p>
              </table:table-cell>
              <table:table-cell office:value-type="float" office:value="30.772173">
                <text:p>30.772173</text:p>
              </table:table-cell>
            </table:table-row>
            <table:table-row>
              <table:table-cell office:value-type="string">
                <text:p>63</text:p>
              </table:table-cell>
              <table:table-cell office:value-type="float" office:value="15.2846474729938">
                <text:p>15.2846474729938</text:p>
              </table:table-cell>
              <table:table-cell office:value-type="float" office:value="22.8846474729938">
                <text:p>22.8846474729938</text:p>
              </table:table-cell>
              <table:table-cell office:value-type="float" office:value="16.3">
                <text:p>16.3</text:p>
              </table:table-cell>
              <table:table-cell office:value-type="float" office:value="26.6">
                <text:p>26.6</text:p>
              </table:table-cell>
              <table:table-cell office:value-type="float" office:value="12.326233">
                <text:p>12.326233</text:p>
              </table:table-cell>
              <table:table-cell office:value-type="float" office:value="30.943712">
                <text:p>30.943712</text:p>
              </table:table-cell>
            </table:table-row>
            <table:table-row>
              <table:table-cell office:value-type="string">
                <text:p>64</text:p>
              </table:table-cell>
              <table:table-cell office:value-type="float" office:value="15.1569333144183">
                <text:p>15.1569333144183</text:p>
              </table:table-cell>
              <table:table-cell office:value-type="float" office:value="22.7569333144183">
                <text:p>22.7569333144183</text:p>
              </table:table-cell>
              <table:table-cell office:value-type="float" office:value="15.9">
                <text:p>15.9</text:p>
              </table:table-cell>
              <table:table-cell office:value-type="float" office:value="23.9">
                <text:p>23.9</text:p>
              </table:table-cell>
              <table:table-cell office:value-type="float" office:value="12.728101">
                <text:p>12.728101</text:p>
              </table:table-cell>
              <table:table-cell office:value-type="float" office:value="29.06123">
                <text:p>29.06123</text:p>
              </table:table-cell>
            </table:table-row>
            <table:table-row>
              <table:table-cell office:value-type="string">
                <text:p>65</text:p>
              </table:table-cell>
              <table:table-cell office:value-type="float" office:value="14.9805981561299">
                <text:p>14.9805981561299</text:p>
              </table:table-cell>
              <table:table-cell office:value-type="float" office:value="22.5805981561299">
                <text:p>22.5805981561299</text:p>
              </table:table-cell>
              <table:table-cell office:value-type="float" office:value="16">
                <text:p>16</text:p>
              </table:table-cell>
              <table:table-cell office:value-type="float" office:value="25">
                <text:p>25</text:p>
              </table:table-cell>
              <table:table-cell office:value-type="float" office:value="12.486077">
                <text:p>12.486077</text:p>
              </table:table-cell>
              <table:table-cell office:value-type="float" office:value="28.634096">
                <text:p>28.634096</text:p>
              </table:table-cell>
            </table:table-row>
            <table:table-row>
              <table:table-cell office:value-type="string">
                <text:p>66</text:p>
              </table:table-cell>
              <table:table-cell office:value-type="float" office:value="14.7505903829606">
                <text:p>14.7505903829606</text:p>
              </table:table-cell>
              <table:table-cell office:value-type="float" office:value="22.3505903829606">
                <text:p>22.3505903829606</text:p>
              </table:table-cell>
              <table:table-cell office:value-type="float" office:value="15.3">
                <text:p>15.3</text:p>
              </table:table-cell>
              <table:table-cell office:value-type="float" office:value="23.8">
                <text:p>23.8</text:p>
              </table:table-cell>
              <table:table-cell office:value-type="float" office:value="12.336352">
                <text:p>12.336352</text:p>
              </table:table-cell>
              <table:table-cell office:value-type="float" office:value="30.362698">
                <text:p>30.362698</text:p>
              </table:table-cell>
            </table:table-row>
            <table:table-row>
              <table:table-cell office:value-type="string">
                <text:p>67</text:p>
              </table:table-cell>
              <table:table-cell office:value-type="float" office:value="14.4629031021726">
                <text:p>14.4629031021726</text:p>
              </table:table-cell>
              <table:table-cell office:value-type="float" office:value="22.0629031021726">
                <text:p>22.0629031021726</text:p>
              </table:table-cell>
              <table:table-cell office:value-type="float" office:value="15.9">
                <text:p>15.9</text:p>
              </table:table-cell>
              <table:table-cell office:value-type="float" office:value="24.9">
                <text:p>24.9</text:p>
              </table:table-cell>
              <table:table-cell office:value-type="float" office:value="11.596981">
                <text:p>11.596981</text:p>
              </table:table-cell>
              <table:table-cell office:value-type="float" office:value="27.927063">
                <text:p>27.927063</text:p>
              </table:table-cell>
            </table:table-row>
            <table:table-row>
              <table:table-cell office:value-type="string">
                <text:p>68</text:p>
              </table:table-cell>
              <table:table-cell office:value-type="float" office:value="14.1145231813895">
                <text:p>14.1145231813895</text:p>
              </table:table-cell>
              <table:table-cell office:value-type="float" office:value="21.7145231813895">
                <text:p>21.7145231813895</text:p>
              </table:table-cell>
              <table:table-cell office:value-type="float" office:value="15.4">
                <text:p>15.4</text:p>
              </table:table-cell>
              <table:table-cell office:value-type="float" office:value="25.1">
                <text:p>25.1</text:p>
              </table:table-cell>
              <table:table-cell office:value-type="float" office:value="10.490978">
                <text:p>10.490978</text:p>
              </table:table-cell>
              <table:table-cell office:value-type="float" office:value="28.238443">
                <text:p>28.238443</text:p>
              </table:table-cell>
            </table:table-row>
            <table:table-row>
              <table:table-cell office:value-type="string">
                <text:p>69</text:p>
              </table:table-cell>
              <table:table-cell office:value-type="float" office:value="13.7033802865258">
                <text:p>13.7033802865258</text:p>
              </table:table-cell>
              <table:table-cell office:value-type="float" office:value="21.3033802865258">
                <text:p>21.3033802865258</text:p>
              </table:table-cell>
              <table:table-cell office:value-type="float" office:value="16.2">
                <text:p>16.2</text:p>
              </table:table-cell>
              <table:table-cell office:value-type="float" office:value="23.3">
                <text:p>23.3</text:p>
              </table:table-cell>
              <table:table-cell office:value-type="float" office:value="9.652688">
                <text:p>9.652688</text:p>
              </table:table-cell>
              <table:table-cell office:value-type="float" office:value="28.514826">
                <text:p>28.514826</text:p>
              </table:table-cell>
            </table:table-row>
            <table:table-row>
              <table:table-cell office:value-type="string">
                <text:p>70</text:p>
              </table:table-cell>
              <table:table-cell office:value-type="float" office:value="13.2282959197176">
                <text:p>13.2282959197176</text:p>
              </table:table-cell>
              <table:table-cell office:value-type="float" office:value="20.8282959197176">
                <text:p>20.8282959197176</text:p>
              </table:table-cell>
              <table:table-cell office:value-type="float" office:value="14.8">
                <text:p>14.8</text:p>
              </table:table-cell>
              <table:table-cell office:value-type="float" office:value="24.2">
                <text:p>24.2</text:p>
              </table:table-cell>
              <table:table-cell office:value-type="float" office:value="10.634894">
                <text:p>10.634894</text:p>
              </table:table-cell>
              <table:table-cell office:value-type="float" office:value="28.122015">
                <text:p>28.122015</text:p>
              </table:table-cell>
            </table:table-row>
            <table:table-row>
              <table:table-cell office:value-type="string">
                <text:p>71</text:p>
              </table:table-cell>
              <table:table-cell office:value-type="float" office:value="12.6889324572526">
                <text:p>12.6889324572526</text:p>
              </table:table-cell>
              <table:table-cell office:value-type="float" office:value="20.2889324572526">
                <text:p>20.2889324572526</text:p>
              </table:table-cell>
              <table:table-cell office:value-type="float" office:value="14.9">
                <text:p>14.9</text:p>
              </table:table-cell>
              <table:table-cell office:value-type="float" office:value="22.3">
                <text:p>22.3</text:p>
              </table:table-cell>
              <table:table-cell office:value-type="float" office:value="9.52021">
                <text:p>9.52021</text:p>
              </table:table-cell>
              <table:table-cell office:value-type="float" office:value="27.906343">
                <text:p>27.906343</text:p>
              </table:table-cell>
            </table:table-row>
            <table:table-row>
              <table:table-cell office:value-type="string">
                <text:p>72</text:p>
              </table:table-cell>
              <table:table-cell office:value-type="float" office:value="12.0857421875">
                <text:p>12.0857421875</text:p>
              </table:table-cell>
              <table:table-cell office:value-type="float" office:value="19.6857421875">
                <text:p>19.6857421875</text:p>
              </table:table-cell>
              <table:table-cell office:value-type="float" office:value="13.1">
                <text:p>13.1</text:p>
              </table:table-cell>
              <table:table-cell office:value-type="float" office:value="22.3">
                <text:p>22.3</text:p>
              </table:table-cell>
              <table:table-cell office:value-type="float" office:value="10.4936075">
                <text:p>10.4936075</text:p>
              </table:table-cell>
              <table:table-cell office:value-type="float" office:value="27.552021">
                <text:p>27.552021</text:p>
              </table:table-cell>
            </table:table-row>
            <table:table-row>
              <table:table-cell office:value-type="string">
                <text:p>73</text:p>
              </table:table-cell>
              <table:table-cell office:value-type="float" office:value="11.4199163488414">
                <text:p>11.4199163488414</text:p>
              </table:table-cell>
              <table:table-cell office:value-type="float" office:value="19.0199163488414">
                <text:p>19.0199163488414</text:p>
              </table:table-cell>
              <table:table-cell office:value-type="float" office:value="13.3">
                <text:p>13.3</text:p>
              </table:table-cell>
              <table:table-cell office:value-type="float" office:value="21.3">
                <text:p>21.3</text:p>
              </table:table-cell>
              <table:table-cell office:value-type="float" office:value="9.436118">
                <text:p>9.436118</text:p>
              </table:table-cell>
              <table:table-cell office:value-type="float" office:value="26.531216">
                <text:p>26.531216</text:p>
              </table:table-cell>
            </table:table-row>
            <table:table-row>
              <table:table-cell office:value-type="string">
                <text:p>74</text:p>
              </table:table-cell>
              <table:table-cell office:value-type="float" office:value="10.6933341676004">
                <text:p>10.6933341676004</text:p>
              </table:table-cell>
              <table:table-cell office:value-type="float" office:value="18.2933341676004">
                <text:p>18.2933341676004</text:p>
              </table:table-cell>
              <table:table-cell office:value-type="float" office:value="12">
                <text:p>12</text:p>
              </table:table-cell>
              <table:table-cell office:value-type="float" office:value="20.9">
                <text:p>20.9</text:p>
              </table:table-cell>
              <table:table-cell office:value-type="float" office:value="7.722513">
                <text:p>7.722513</text:p>
              </table:table-cell>
              <table:table-cell office:value-type="float" office:value="27.014025">
                <text:p>27.014025</text:p>
              </table:table-cell>
            </table:table-row>
            <table:table-row>
              <table:table-cell office:value-type="string">
                <text:p>75</text:p>
              </table:table-cell>
              <table:table-cell office:value-type="float" office:value="9.90851189597306">
                <text:p>9.90851189597306</text:p>
              </table:table-cell>
              <table:table-cell office:value-type="float" office:value="17.5085118959731">
                <text:p>17.5085118959731</text:p>
              </table:table-cell>
              <table:table-cell office:value-type="float" office:value="11.3">
                <text:p>11.3</text:p>
              </table:table-cell>
              <table:table-cell office:value-type="float" office:value="20.2">
                <text:p>20.2</text:p>
              </table:table-cell>
              <table:table-cell office:value-type="float" office:value="8.4100685">
                <text:p>8.4100685</text:p>
              </table:table-cell>
              <table:table-cell office:value-type="float" office:value="24.001503">
                <text:p>24.001503</text:p>
              </table:table-cell>
            </table:table-row>
            <table:table-row>
              <table:table-cell office:value-type="string">
                <text:p>76</text:p>
              </table:table-cell>
              <table:table-cell office:value-type="float" office:value="9.0685518499581">
                <text:p>9.0685518499581</text:p>
              </table:table-cell>
              <table:table-cell office:value-type="float" office:value="16.6685518499581">
                <text:p>16.6685518499581</text:p>
              </table:table-cell>
              <table:table-cell office:value-type="float" office:value="10.5">
                <text:p>10.5</text:p>
              </table:table-cell>
              <table:table-cell office:value-type="float" office:value="19.3">
                <text:p>19.3</text:p>
              </table:table-cell>
              <table:table-cell office:value-type="float" office:value="5.827394">
                <text:p>5.827394</text:p>
              </table:table-cell>
              <table:table-cell office:value-type="float" office:value="24.38113">
                <text:p>24.38113</text:p>
              </table:table-cell>
            </table:table-row>
            <table:table-row>
              <table:table-cell office:value-type="string">
                <text:p>77</text:p>
              </table:table-cell>
              <table:table-cell office:value-type="float" office:value="8.17709144728705">
                <text:p>8.17709144728705</text:p>
              </table:table-cell>
              <table:table-cell office:value-type="float" office:value="15.777091447287">
                <text:p>15.777091447287</text:p>
              </table:table-cell>
              <table:table-cell office:value-type="float" office:value="10">
                <text:p>10</text:p>
              </table:table-cell>
              <table:table-cell office:value-type="float" office:value="17.6">
                <text:p>17.6</text:p>
              </table:table-cell>
              <table:table-cell office:value-type="float" office:value="6.2531333">
                <text:p>6.2531333</text:p>
              </table:table-cell>
              <table:table-cell office:value-type="float" office:value="23.272532">
                <text:p>23.272532</text:p>
              </table:table-cell>
            </table:table-row>
            <table:table-row>
              <table:table-cell office:value-type="string">
                <text:p>78</text:p>
              </table:table-cell>
              <table:table-cell office:value-type="float" office:value="7.2382522453545">
                <text:p>7.2382522453545</text:p>
              </table:table-cell>
              <table:table-cell office:value-type="float" office:value="14.8382522453545">
                <text:p>14.8382522453545</text:p>
              </table:table-cell>
              <table:table-cell office:value-type="float" office:value="9.1">
                <text:p>9.1</text:p>
              </table:table-cell>
              <table:table-cell office:value-type="float" office:value="17.7">
                <text:p>17.7</text:p>
              </table:table-cell>
              <table:table-cell office:value-type="float" office:value="5.152953">
                <text:p>5.152953</text:p>
              </table:table-cell>
              <table:table-cell office:value-type="float" office:value="21.660526">
                <text:p>21.660526</text:p>
              </table:table-cell>
            </table:table-row>
            <table:table-row>
              <table:table-cell office:value-type="string">
                <text:p>79</text:p>
              </table:table-cell>
              <table:table-cell office:value-type="float" office:value="6.25658897914825">
                <text:p>6.25658897914825</text:p>
              </table:table-cell>
              <table:table-cell office:value-type="float" office:value="13.8565889791482">
                <text:p>13.8565889791482</text:p>
              </table:table-cell>
              <table:table-cell office:value-type="float" office:value="7.6">
                <text:p>7.6</text:p>
              </table:table-cell>
              <table:table-cell office:value-type="float" office:value="16">
                <text:p>16</text:p>
              </table:table-cell>
              <table:table-cell office:value-type="float" office:value="4.661152">
                <text:p>4.661152</text:p>
              </table:table-cell>
              <table:table-cell office:value-type="float" office:value="21.624052">
                <text:p>21.624052</text:p>
              </table:table-cell>
            </table:table-row>
            <table:table-row>
              <table:table-cell office:value-type="string">
                <text:p>80</text:p>
              </table:table-cell>
              <table:table-cell office:value-type="float" office:value="5.23703859917964">
                <text:p>5.23703859917964</text:p>
              </table:table-cell>
              <table:table-cell office:value-type="float" office:value="12.8370385991796">
                <text:p>12.8370385991796</text:p>
              </table:table-cell>
              <table:table-cell office:value-type="float" office:value="7.5">
                <text:p>7.5</text:p>
              </table:table-cell>
              <table:table-cell office:value-type="float" office:value="15.2">
                <text:p>15.2</text:p>
              </table:table-cell>
              <table:table-cell office:value-type="float" office:value="2.8975081">
                <text:p>2.8975081</text:p>
              </table:table-cell>
              <table:table-cell office:value-type="float" office:value="20.947445">
                <text:p>20.947445</text:p>
              </table:table-cell>
            </table:table-row>
            <table:table-row>
              <table:table-cell office:value-type="string">
                <text:p>81</text:p>
              </table:table-cell>
              <table:table-cell office:value-type="float" office:value="4.1848693094136">
                <text:p>4.1848693094136</text:p>
              </table:table-cell>
              <table:table-cell office:value-type="float" office:value="11.7848693094136">
                <text:p>11.7848693094136</text:p>
              </table:table-cell>
              <table:table-cell office:value-type="float" office:value="6">
                <text:p>6</text:p>
              </table:table-cell>
              <table:table-cell office:value-type="float" office:value="14.6">
                <text:p>14.6</text:p>
              </table:table-cell>
              <table:table-cell office:value-type="float" office:value="1.9065821">
                <text:p>1.9065821</text:p>
              </table:table-cell>
              <table:table-cell office:value-type="float" office:value="19.251905">
                <text:p>19.251905</text:p>
              </table:table-cell>
            </table:table-row>
            <table:table-row>
              <table:table-cell office:value-type="string">
                <text:p>82</text:p>
              </table:table-cell>
              <table:table-cell office:value-type="float" office:value="3.10562960519888">
                <text:p>3.10562960519888</text:p>
              </table:table-cell>
              <table:table-cell office:value-type="float" office:value="10.7056296051989">
                <text:p>10.7056296051989</text:p>
              </table:table-cell>
              <table:table-cell office:value-type="float" office:value="3.7">
                <text:p>3.7</text:p>
              </table:table-cell>
              <table:table-cell office:value-type="float" office:value="13.9">
                <text:p>13.9</text:p>
              </table:table-cell>
              <table:table-cell office:value-type="float" office:value="-0.15050377">
                <text:p>-0.15050377</text:p>
              </table:table-cell>
              <table:table-cell office:value-type="float" office:value="18.666437">
                <text:p>18.666437</text:p>
              </table:table-cell>
            </table:table-row>
            <table:table-row>
              <table:table-cell office:value-type="string">
                <text:p>83</text:p>
              </table:table-cell>
              <table:table-cell office:value-type="float" office:value="2.00509731119842">
                <text:p>2.00509731119842</text:p>
              </table:table-cell>
              <table:table-cell office:value-type="float" office:value="9.60509731119842">
                <text:p>9.60509731119842</text:p>
              </table:table-cell>
              <table:table-cell office:value-type="float" office:value="4">
                <text:p>4</text:p>
              </table:table-cell>
              <table:table-cell office:value-type="float" office:value="12.6">
                <text:p>12.6</text:p>
              </table:table-cell>
              <table:table-cell office:value-type="float" office:value="-0.7425579">
                <text:p>-0.7425579</text:p>
              </table:table-cell>
              <table:table-cell office:value-type="float" office:value="17.203732">
                <text:p>17.203732</text:p>
              </table:table-cell>
            </table:table-row>
            <table:table-row>
              <table:table-cell office:value-type="string">
                <text:p>84</text:p>
              </table:table-cell>
              <table:table-cell office:value-type="float" office:value="0.889228619319344">
                <text:p>0.889228619319344</text:p>
              </table:table-cell>
              <table:table-cell office:value-type="float" office:value="8.48922861931935">
                <text:p>8.48922861931935</text:p>
              </table:table-cell>
              <table:table-cell office:value-type="float" office:value="2">
                <text:p>2</text:p>
              </table:table-cell>
              <table:table-cell office:value-type="float" office:value="10.6">
                <text:p>10.6</text:p>
              </table:table-cell>
              <table:table-cell office:value-type="float" office:value="-2.1232774">
                <text:p>-2.1232774</text:p>
              </table:table-cell>
              <table:table-cell office:value-type="float" office:value="16.600088">
                <text:p>16.600088</text:p>
              </table:table-cell>
            </table:table-row>
            <table:table-row>
              <table:table-cell office:value-type="string">
                <text:p>85</text:p>
              </table:table-cell>
              <table:table-cell office:value-type="float" office:value="-0.235892873356678">
                <text:p>-0.235892873356678</text:p>
              </table:table-cell>
              <table:table-cell office:value-type="float" office:value="7.36410712664332">
                <text:p>7.36410712664332</text:p>
              </table:table-cell>
              <table:table-cell office:value-type="float" office:value="0.3">
                <text:p>0.3</text:p>
              </table:table-cell>
              <table:table-cell office:value-type="float" office:value="9.4">
                <text:p>9.4</text:p>
              </table:table-cell>
              <table:table-cell office:value-type="float" office:value="-3.1668856">
                <text:p>-3.1668856</text:p>
              </table:table-cell>
              <table:table-cell office:value-type="float" office:value="13.7121725">
                <text:p>13.7121725</text:p>
              </table:table-cell>
            </table:table-row>
            <table:table-row>
              <table:table-cell office:value-type="string">
                <text:p>86</text:p>
              </table:table-cell>
              <table:table-cell office:value-type="float" office:value="-1.36410712664332">
                <text:p>-1.36410712664332</text:p>
              </table:table-cell>
              <table:table-cell office:value-type="float" office:value="6.23589287335668">
                <text:p>6.23589287335668</text:p>
              </table:table-cell>
              <table:table-cell office:value-type="float" office:value="-0.1">
                <text:p>-0.1</text:p>
              </table:table-cell>
              <table:table-cell office:value-type="float" office:value="9">
                <text:p>9</text:p>
              </table:table-cell>
              <table:table-cell office:value-type="float" office:value="-3.6621015">
                <text:p>-3.6621015</text:p>
              </table:table-cell>
              <table:table-cell office:value-type="float" office:value="13.982488">
                <text:p>13.982488</text:p>
              </table:table-cell>
            </table:table-row>
            <table:table-row>
              <table:table-cell office:value-type="string">
                <text:p>87</text:p>
              </table:table-cell>
              <table:table-cell office:value-type="float" office:value="-2.48922861931935">
                <text:p>-2.48922861931935</text:p>
              </table:table-cell>
              <table:table-cell office:value-type="float" office:value="5.11077138068065">
                <text:p>5.11077138068065</text:p>
              </table:table-cell>
              <table:table-cell office:value-type="float" office:value="-1.4">
                <text:p>-1.4</text:p>
              </table:table-cell>
              <table:table-cell office:value-type="float" office:value="8.5">
                <text:p>8.5</text:p>
              </table:table-cell>
              <table:table-cell office:value-type="float" office:value="-4.5742264">
                <text:p>-4.5742264</text:p>
              </table:table-cell>
              <table:table-cell office:value-type="float" office:value="11.734963">
                <text:p>11.734963</text:p>
              </table:table-cell>
            </table:table-row>
            <table:table-row>
              <table:table-cell office:value-type="string">
                <text:p>88</text:p>
              </table:table-cell>
              <table:table-cell office:value-type="float" office:value="-3.60509731119839">
                <text:p>-3.60509731119839</text:p>
              </table:table-cell>
              <table:table-cell office:value-type="float" office:value="3.99490268880161">
                <text:p>3.99490268880161</text:p>
              </table:table-cell>
              <table:table-cell office:value-type="float" office:value="-1.5">
                <text:p>-1.5</text:p>
              </table:table-cell>
              <table:table-cell office:value-type="float" office:value="6.3">
                <text:p>6.3</text:p>
              </table:table-cell>
              <table:table-cell office:value-type="float" office:value="-6.359037">
                <text:p>-6.359037</text:p>
              </table:table-cell>
              <table:table-cell office:value-type="float" office:value="11.628453">
                <text:p>11.628453</text:p>
              </table:table-cell>
            </table:table-row>
            <table:table-row>
              <table:table-cell office:value-type="string">
                <text:p>89</text:p>
              </table:table-cell>
              <table:table-cell office:value-type="float" office:value="-4.70562960519888">
                <text:p>-4.70562960519888</text:p>
              </table:table-cell>
              <table:table-cell office:value-type="float" office:value="2.89437039480112">
                <text:p>2.89437039480112</text:p>
              </table:table-cell>
              <table:table-cell office:value-type="float" office:value="-2.5">
                <text:p>-2.5</text:p>
              </table:table-cell>
              <table:table-cell office:value-type="float" office:value="6">
                <text:p>6</text:p>
              </table:table-cell>
              <table:table-cell office:value-type="float" office:value="-7.9711137">
                <text:p>-7.9711137</text:p>
              </table:table-cell>
              <table:table-cell office:value-type="float" office:value="9.838724">
                <text:p>9.838724</text:p>
              </table:table-cell>
            </table:table-row>
            <table:table-row>
              <table:table-cell office:value-type="string">
                <text:p>90</text:p>
              </table:table-cell>
              <table:table-cell office:value-type="float" office:value="-5.78486930941357">
                <text:p>-5.78486930941357</text:p>
              </table:table-cell>
              <table:table-cell office:value-type="float" office:value="1.81513069058644">
                <text:p>1.81513069058644</text:p>
              </table:table-cell>
              <table:table-cell office:value-type="float" office:value="-4.8">
                <text:p>-4.8</text:p>
              </table:table-cell>
              <table:table-cell office:value-type="float" office:value="4.2">
                <text:p>4.2</text:p>
              </table:table-cell>
              <table:table-cell office:value-type="float" office:value="-8.98828">
                <text:p>-8.98828</text:p>
              </table:table-cell>
              <table:table-cell office:value-type="float" office:value="9.607053">
                <text:p>9.607053</text:p>
              </table:table-cell>
            </table:table-row>
            <table:table-row>
              <table:table-cell office:value-type="string">
                <text:p>91</text:p>
              </table:table-cell>
              <table:table-cell office:value-type="float" office:value="-6.83703859917964">
                <text:p>-6.83703859917964</text:p>
              </table:table-cell>
              <table:table-cell office:value-type="float" office:value="0.76296140082036">
                <text:p>0.76296140082036</text:p>
              </table:table-cell>
              <table:table-cell office:value-type="float" office:value="-4.9">
                <text:p>-4.9</text:p>
              </table:table-cell>
              <table:table-cell office:value-type="float" office:value="3.5">
                <text:p>3.5</text:p>
              </table:table-cell>
              <table:table-cell office:value-type="float" office:value="-9.237634">
                <text:p>-9.237634</text:p>
              </table:table-cell>
              <table:table-cell office:value-type="float" office:value="7.6031857">
                <text:p>7.6031857</text:p>
              </table:table-cell>
            </table:table-row>
            <table:table-row>
              <table:table-cell office:value-type="string">
                <text:p>92</text:p>
              </table:table-cell>
              <table:table-cell office:value-type="float" office:value="-7.85658897914825">
                <text:p>-7.85658897914825</text:p>
              </table:table-cell>
              <table:table-cell office:value-type="float" office:value="-0.256588979148249">
                <text:p>-0.256588979148249</text:p>
              </table:table-cell>
              <table:table-cell office:value-type="float" office:value="-6.8">
                <text:p>-6.8</text:p>
              </table:table-cell>
              <table:table-cell office:value-type="float" office:value="1.7">
                <text:p>1.7</text:p>
              </table:table-cell>
              <table:table-cell office:value-type="float" office:value="-11.485889">
                <text:p>-11.485889</text:p>
              </table:table-cell>
              <table:table-cell office:value-type="float" office:value="6.668641">
                <text:p>6.668641</text:p>
              </table:table-cell>
            </table:table-row>
            <table:table-row>
              <table:table-cell office:value-type="string">
                <text:p>93</text:p>
              </table:table-cell>
              <table:table-cell office:value-type="float" office:value="-8.8382522453545">
                <text:p>-8.8382522453545</text:p>
              </table:table-cell>
              <table:table-cell office:value-type="float" office:value="-1.2382522453545">
                <text:p>-1.2382522453545</text:p>
              </table:table-cell>
              <table:table-cell office:value-type="float" office:value="-7.9">
                <text:p>-7.9</text:p>
              </table:table-cell>
              <table:table-cell office:value-type="float" office:value="2.1">
                <text:p>2.1</text:p>
              </table:table-cell>
              <table:table-cell office:value-type="float" office:value="-13.055549">
                <text:p>-13.055549</text:p>
              </table:table-cell>
              <table:table-cell office:value-type="float" office:value="5.184152">
                <text:p>5.184152</text:p>
              </table:table-cell>
            </table:table-row>
            <table:table-row>
              <table:table-cell office:value-type="string">
                <text:p>94</text:p>
              </table:table-cell>
              <table:table-cell office:value-type="float" office:value="-9.77709144728705">
                <text:p>-9.77709144728705</text:p>
              </table:table-cell>
              <table:table-cell office:value-type="float" office:value="-2.17709144728705">
                <text:p>-2.17709144728705</text:p>
              </table:table-cell>
              <table:table-cell office:value-type="float" office:value="-8.4">
                <text:p>-8.4</text:p>
              </table:table-cell>
              <table:table-cell office:value-type="float" office:value="-0.1">
                <text:p>-0.1</text:p>
              </table:table-cell>
              <table:table-cell office:value-type="float" office:value="-12.7284355">
                <text:p>-12.7284355</text:p>
              </table:table-cell>
              <table:table-cell office:value-type="float" office:value="5.9931073">
                <text:p>5.9931073</text:p>
              </table:table-cell>
            </table:table-row>
            <table:table-row>
              <table:table-cell office:value-type="string">
                <text:p>95</text:p>
              </table:table-cell>
              <table:table-cell office:value-type="float" office:value="-10.6685518499581">
                <text:p>-10.6685518499581</text:p>
              </table:table-cell>
              <table:table-cell office:value-type="float" office:value="-3.0685518499581">
                <text:p>-3.0685518499581</text:p>
              </table:table-cell>
              <table:table-cell office:value-type="float" office:value="-10.5">
                <text:p>-10.5</text:p>
              </table:table-cell>
              <table:table-cell office:value-type="float" office:value="-1.5">
                <text:p>-1.5</text:p>
              </table:table-cell>
              <table:table-cell office:value-type="float" office:value="-14.573574">
                <text:p>-14.573574</text:p>
              </table:table-cell>
              <table:table-cell office:value-type="float" office:value="5.1871834">
                <text:p>5.1871834</text:p>
              </table:table-cell>
            </table:table-row>
            <table:table-row>
              <table:table-cell office:value-type="string">
                <text:p>96</text:p>
              </table:table-cell>
              <table:table-cell office:value-type="float" office:value="-11.508511895973">
                <text:p>-11.508511895973</text:p>
              </table:table-cell>
              <table:table-cell office:value-type="float" office:value="-3.90851189597303">
                <text:p>-3.90851189597303</text:p>
              </table:table-cell>
              <table:table-cell office:value-type="float" office:value="-11.3">
                <text:p>-11.3</text:p>
              </table:table-cell>
              <table:table-cell office:value-type="float" office:value="-2.7">
                <text:p>-2.7</text:p>
              </table:table-cell>
              <table:table-cell office:value-type="float" office:value="-14.642226">
                <text:p>-14.642226</text:p>
              </table:table-cell>
              <table:table-cell office:value-type="float" office:value="2.7065122">
                <text:p>2.7065122</text:p>
              </table:table-cell>
            </table:table-row>
            <table:table-row>
              <table:table-cell office:value-type="string">
                <text:p>97</text:p>
              </table:table-cell>
              <table:table-cell office:value-type="float" office:value="-12.2933341676004">
                <text:p>-12.2933341676004</text:p>
              </table:table-cell>
              <table:table-cell office:value-type="float" office:value="-4.69333416760038">
                <text:p>-4.69333416760038</text:p>
              </table:table-cell>
              <table:table-cell office:value-type="float" office:value="-11.1">
                <text:p>-11.1</text:p>
              </table:table-cell>
              <table:table-cell office:value-type="float" office:value="-1.7">
                <text:p>-1.7</text:p>
              </table:table-cell>
              <table:table-cell office:value-type="float" office:value="-14.497995">
                <text:p>-14.497995</text:p>
              </table:table-cell>
              <table:table-cell office:value-type="float" office:value="2.5568643">
                <text:p>2.5568643</text:p>
              </table:table-cell>
            </table:table-row>
            <table:table-row>
              <table:table-cell office:value-type="string">
                <text:p>98</text:p>
              </table:table-cell>
              <table:table-cell office:value-type="float" office:value="-13.0199163488414">
                <text:p>-13.0199163488414</text:p>
              </table:table-cell>
              <table:table-cell office:value-type="float" office:value="-5.4199163488414">
                <text:p>-5.4199163488414</text:p>
              </table:table-cell>
              <table:table-cell office:value-type="float" office:value="-11">
                <text:p>-11</text:p>
              </table:table-cell>
              <table:table-cell office:value-type="float" office:value="-2">
                <text:p>-2</text:p>
              </table:table-cell>
              <table:table-cell office:value-type="float" office:value="-17.445261">
                <text:p>-17.445261</text:p>
              </table:table-cell>
              <table:table-cell office:value-type="float" office:value="0.8739798">
                <text:p>0.8739798</text:p>
              </table:table-cell>
            </table:table-row>
            <table:table-row>
              <table:table-cell office:value-type="string">
                <text:p>99</text:p>
              </table:table-cell>
              <table:table-cell office:value-type="float" office:value="-13.6857421875">
                <text:p>-13.6857421875</text:p>
              </table:table-cell>
              <table:table-cell office:value-type="float" office:value="-6.0857421875">
                <text:p>-6.0857421875</text:p>
              </table:table-cell>
              <table:table-cell office:value-type="float" office:value="-13.2">
                <text:p>-13.2</text:p>
              </table:table-cell>
              <table:table-cell office:value-type="float" office:value="-4.3">
                <text:p>-4.3</text:p>
              </table:table-cell>
              <table:table-cell office:value-type="float" office:value="-16.570902">
                <text:p>-16.570902</text:p>
              </table:table-cell>
              <table:table-cell office:value-type="float" office:value="0.5613243">
                <text:p>0.5613243</text:p>
              </table:table-cell>
            </table:table-row>
            <table:table-row>
              <table:table-cell office:value-type="string">
                <text:p>100</text:p>
              </table:table-cell>
              <table:table-cell office:value-type="float" office:value="-14.2889324572526">
                <text:p>-14.2889324572526</text:p>
              </table:table-cell>
              <table:table-cell office:value-type="float" office:value="-6.68893245725256">
                <text:p>-6.68893245725256</text:p>
              </table:table-cell>
              <table:table-cell office:value-type="float" office:value="-13.2">
                <text:p>-13.2</text:p>
              </table:table-cell>
              <table:table-cell office:value-type="float" office:value="-6">
                <text:p>-6</text:p>
              </table:table-cell>
              <table:table-cell office:value-type="float" office:value="-16.898678">
                <text:p>-16.898678</text:p>
              </table:table-cell>
              <table:table-cell office:value-type="float" office:value="-0.5521777">
                <text:p>-0.5521777</text:p>
              </table:table-cell>
            </table:table-row>
            <table:table-row>
              <table:table-cell office:value-type="string">
                <text:p>101</text:p>
              </table:table-cell>
              <table:table-cell office:value-type="float" office:value="-14.8282959197176">
                <text:p>-14.8282959197176</text:p>
              </table:table-cell>
              <table:table-cell office:value-type="float" office:value="-7.22829591971764">
                <text:p>-7.22829591971764</text:p>
              </table:table-cell>
              <table:table-cell office:value-type="float" office:value="-14.2">
                <text:p>-14.2</text:p>
              </table:table-cell>
              <table:table-cell office:value-type="float" office:value="-4.3">
                <text:p>-4.3</text:p>
              </table:table-cell>
              <table:table-cell office:value-type="float" office:value="-18.114697">
                <text:p>-18.114697</text:p>
              </table:table-cell>
              <table:table-cell office:value-type="float" office:value="-0.3999544">
                <text:p>-0.3999544</text:p>
              </table:table-cell>
            </table:table-row>
            <table:table-row>
              <table:table-cell office:value-type="string">
                <text:p>102</text:p>
              </table:table-cell>
              <table:table-cell office:value-type="float" office:value="-15.3033802865258">
                <text:p>-15.3033802865258</text:p>
              </table:table-cell>
              <table:table-cell office:value-type="float" office:value="-7.7033802865258">
                <text:p>-7.7033802865258</text:p>
              </table:table-cell>
              <table:table-cell office:value-type="float" office:value="-14.6">
                <text:p>-14.6</text:p>
              </table:table-cell>
              <table:table-cell office:value-type="float" office:value="-6.1">
                <text:p>-6.1</text:p>
              </table:table-cell>
              <table:table-cell office:value-type="float" office:value="-18.922144">
                <text:p>-18.922144</text:p>
              </table:table-cell>
              <table:table-cell office:value-type="float" office:value="0.06639548">
                <text:p>0.06639548</text:p>
              </table:table-cell>
            </table:table-row>
            <table:table-row>
              <table:table-cell office:value-type="string">
                <text:p>103</text:p>
              </table:table-cell>
              <table:table-cell office:value-type="float" office:value="-15.7145231813895">
                <text:p>-15.7145231813895</text:p>
              </table:table-cell>
              <table:table-cell office:value-type="float" office:value="-8.11452318138947">
                <text:p>-8.11452318138947</text:p>
              </table:table-cell>
              <table:table-cell office:value-type="float" office:value="-14.5">
                <text:p>-14.5</text:p>
              </table:table-cell>
              <table:table-cell office:value-type="float" office:value="-6.6">
                <text:p>-6.6</text:p>
              </table:table-cell>
              <table:table-cell office:value-type="float" office:value="-19.4911">
                <text:p>-19.4911</text:p>
              </table:table-cell>
              <table:table-cell office:value-type="float" office:value="-1.1527618">
                <text:p>-1.1527618</text:p>
              </table:table-cell>
            </table:table-row>
            <table:table-row>
              <table:table-cell office:value-type="string">
                <text:p>104</text:p>
              </table:table-cell>
              <table:table-cell office:value-type="float" office:value="-16.0629031021726">
                <text:p>-16.0629031021726</text:p>
              </table:table-cell>
              <table:table-cell office:value-type="float" office:value="-8.46290310217259">
                <text:p>-8.46290310217259</text:p>
              </table:table-cell>
              <table:table-cell office:value-type="float" office:value="-15.8">
                <text:p>-15.8</text:p>
              </table:table-cell>
              <table:table-cell office:value-type="float" office:value="-6.8">
                <text:p>-6.8</text:p>
              </table:table-cell>
              <table:table-cell office:value-type="float" office:value="-20.266218">
                <text:p>-20.266218</text:p>
              </table:table-cell>
              <table:table-cell office:value-type="float" office:value="-2.677198">
                <text:p>-2.677198</text:p>
              </table:table-cell>
            </table:table-row>
            <table:table-row>
              <table:table-cell office:value-type="string">
                <text:p>105</text:p>
              </table:table-cell>
              <table:table-cell office:value-type="float" office:value="-16.3505903829605">
                <text:p>-16.3505903829605</text:p>
              </table:table-cell>
              <table:table-cell office:value-type="float" office:value="-8.75059038296055">
                <text:p>-8.75059038296055</text:p>
              </table:table-cell>
              <table:table-cell office:value-type="float" office:value="-16.2">
                <text:p>-16.2</text:p>
              </table:table-cell>
              <table:table-cell office:value-type="float" office:value="-6.6">
                <text:p>-6.6</text:p>
              </table:table-cell>
              <table:table-cell office:value-type="float" office:value="-19.39473">
                <text:p>-19.39473</text:p>
              </table:table-cell>
              <table:table-cell office:value-type="float" office:value="-1.7068677">
                <text:p>-1.7068677</text:p>
              </table:table-cell>
            </table:table-row>
            <table:table-row>
              <table:table-cell office:value-type="string">
                <text:p>106</text:p>
              </table:table-cell>
              <table:table-cell office:value-type="float" office:value="-16.5805981561299">
                <text:p>-16.5805981561299</text:p>
              </table:table-cell>
              <table:table-cell office:value-type="float" office:value="-8.98059815612992">
                <text:p>-8.98059815612992</text:p>
              </table:table-cell>
              <table:table-cell office:value-type="float" office:value="-15.5">
                <text:p>-15.5</text:p>
              </table:table-cell>
              <table:table-cell office:value-type="float" office:value="-8.1">
                <text:p>-8.1</text:p>
              </table:table-cell>
              <table:table-cell office:value-type="float" office:value="-20.77545">
                <text:p>-20.77545</text:p>
              </table:table-cell>
              <table:table-cell office:value-type="float" office:value="-2.7832756">
                <text:p>-2.7832756</text:p>
              </table:table-cell>
            </table:table-row>
            <table:table-row>
              <table:table-cell office:value-type="string">
                <text:p>107</text:p>
              </table:table-cell>
              <table:table-cell office:value-type="float" office:value="-16.7569333144182">
                <text:p>-16.7569333144182</text:p>
              </table:table-cell>
              <table:table-cell office:value-type="float" office:value="-9.15693331441824">
                <text:p>-9.15693331441824</text:p>
              </table:table-cell>
              <table:table-cell office:value-type="float" office:value="-16.3">
                <text:p>-16.3</text:p>
              </table:table-cell>
              <table:table-cell office:value-type="float" office:value="-7.5">
                <text:p>-7.5</text:p>
              </table:table-cell>
              <table:table-cell office:value-type="float" office:value="-20.602617">
                <text:p>-20.602617</text:p>
              </table:table-cell>
              <table:table-cell office:value-type="float" office:value="-3.1803668">
                <text:p>-3.1803668</text:p>
              </table:table-cell>
            </table:table-row>
            <table:table-row>
              <table:table-cell office:value-type="string">
                <text:p>108</text:p>
              </table:table-cell>
              <table:table-cell office:value-type="float" office:value="-16.8846474729938">
                <text:p>-16.8846474729938</text:p>
              </table:table-cell>
              <table:table-cell office:value-type="float" office:value="-9.28464747299383">
                <text:p>-9.28464747299383</text:p>
              </table:table-cell>
              <table:table-cell office:value-type="float" office:value="-17">
                <text:p>-17</text:p>
              </table:table-cell>
              <table:table-cell office:value-type="float" office:value="-7.2">
                <text:p>-7.2</text:p>
              </table:table-cell>
              <table:table-cell office:value-type="float" office:value="-20.27619">
                <text:p>-20.27619</text:p>
              </table:table-cell>
              <table:table-cell office:value-type="float" office:value="-2.2460833">
                <text:p>-2.2460833</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4">
  <office:meta>
    <meta:generator>LibreOffice/26.2.1.2$Linux_X86_64 LibreOffice_project/620$Build-2</meta:generator>
  </office:meta>
</office:document-meta>
</file>

<file path=Object 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4">
  <office:styles/>
</office:document-styles>
</file>

<file path=Object 4/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6" style:family="chart">
      <style:chart-properties chart:auto-position="true" style:rotation-angle="90"/>
      <style:text-properties fo:color="#000000" style:text-position="0% 100%" fo:font-family="Arial" fo:font-size="10pt" style:font-family-asian="Arial" style:font-size-asian="10pt" style:font-family-complex="Arial" style:font-size-complex="10pt"/>
    </style:style>
    <style:style style:name="ch7" style:family="chart">
      <style:graphic-properties svg:stroke-width="0.018cm" svg:stroke-color="#b7b7b7"/>
    </style:style>
    <style:style style:name="ch8" style:family="chart" style:data-style-name="N0">
      <style:chart-properties chart:symbol-type="none" chart:link-data-style-to-source="true"/>
      <style:graphic-properties svg:stroke-width="0.053cm" svg:stroke-color="#4285f4" draw:fill-color="#4285f4"/>
      <style:text-properties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style:style style:name="T1" style:family="text">
      <style:text-properties fo:color="#000000" style:text-position="0% 100%" fo:font-family="Arial" fo:font-size="10pt" style:font-family-asian="Arial" style:font-size-asian="10pt" style:font-family-complex="Arial" style:font-size-complex="10pt"/>
    </style:style>
  </office:automatic-styles>
  <office:body>
    <office:chart>
      <chart:chart svg:width="15.875cm" svg:height="9.816cm" xlink:href=".." xlink:type="simple" chart:class="chart:line" chart:style-name="ch1">
        <chart:legend chart:legend-position="end" svg:x="13.021cm" svg:y="4.609cm" style:legend-expansion="high" chart:style-name="ch2"/>
        <chart:plot-area chart:style-name="ch3" svg:x="1.377cm" svg:y="0.196cm" svg:width="11.327cm" svg:height="9.424cm">
          <chart:coordinate-region svg:x="1.975cm" svg:y="0.395cm" svg:width="10.729cm" svg:height="9.026cm"/>
          <chart:axis chart:dimension="x" chart:name="primary-x" chart:style-name="ch4"/>
          <chart:axis chart:dimension="y" chart:name="primary-y" chart:style-name="ch5">
            <chart:title svg:x="0.451cm" svg:y="5.393cm" chart:style-name="ch6">
              <text:p><text:span text:style-name="T1">Jan 1</text:span></text:p>
            </chart:title>
            <chart:grid chart:style-name="ch7" chart:class="major"/>
          </chart:axis>
          <chart:series chart:style-name="ch8" chart:values-cell-range-address="'Planting Maths'.K138:'Planting Maths'.K311" chart:class="chart:line">
            <chart:data-point chart:repeated="17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K</text:p>
              </table:table-cell>
            </table:table-row>
          </table:table-header-rows>
          <table:table-rows>
            <table:table-row>
              <table:table-cell office:value-type="string">
                <text:p>1</text:p>
              </table:table-cell>
              <table:table-cell office:value-type="float" office:value="-9.9">
                <text:p>-9.9</text:p>
                <draw:g>
                  <svg:desc>'Planting Maths'.K138:'Planting Maths'.K311</svg:desc>
                </draw:g>
              </table:table-cell>
            </table:table-row>
            <table:table-row>
              <table:table-cell office:value-type="string">
                <text:p>2</text:p>
              </table:table-cell>
              <table:table-cell office:value-type="float" office:value="-10.9">
                <text:p>-10.9</text:p>
              </table:table-cell>
            </table:table-row>
            <table:table-row>
              <table:table-cell office:value-type="string">
                <text:p>3</text:p>
              </table:table-cell>
              <table:table-cell office:value-type="float" office:value="-11">
                <text:p>-11</text:p>
              </table:table-cell>
            </table:table-row>
            <table:table-row>
              <table:table-cell office:value-type="string">
                <text:p>4</text:p>
              </table:table-cell>
              <table:table-cell office:value-type="float" office:value="-10.7">
                <text:p>-10.7</text:p>
              </table:table-cell>
            </table:table-row>
            <table:table-row>
              <table:table-cell office:value-type="string">
                <text:p>5</text:p>
              </table:table-cell>
              <table:table-cell office:value-type="float" office:value="-9.3">
                <text:p>-9.3</text:p>
              </table:table-cell>
            </table:table-row>
            <table:table-row>
              <table:table-cell office:value-type="string">
                <text:p>6</text:p>
              </table:table-cell>
              <table:table-cell office:value-type="float" office:value="-6.8">
                <text:p>-6.8</text:p>
              </table:table-cell>
            </table:table-row>
            <table:table-row>
              <table:table-cell office:value-type="string">
                <text:p>7</text:p>
              </table:table-cell>
              <table:table-cell office:value-type="float" office:value="-9.5">
                <text:p>-9.5</text:p>
              </table:table-cell>
            </table:table-row>
            <table:table-row>
              <table:table-cell office:value-type="string">
                <text:p>8</text:p>
              </table:table-cell>
              <table:table-cell office:value-type="float" office:value="-12.5">
                <text:p>-12.5</text:p>
              </table:table-cell>
            </table:table-row>
            <table:table-row>
              <table:table-cell office:value-type="string">
                <text:p>9</text:p>
              </table:table-cell>
              <table:table-cell office:value-type="float" office:value="-14.2">
                <text:p>-14.2</text:p>
              </table:table-cell>
            </table:table-row>
            <table:table-row>
              <table:table-cell office:value-type="string">
                <text:p>10</text:p>
              </table:table-cell>
              <table:table-cell office:value-type="float" office:value="-12.5">
                <text:p>-12.5</text:p>
              </table:table-cell>
            </table:table-row>
            <table:table-row>
              <table:table-cell office:value-type="string">
                <text:p>11</text:p>
              </table:table-cell>
              <table:table-cell office:value-type="float" office:value="-12.5">
                <text:p>-12.5</text:p>
              </table:table-cell>
            </table:table-row>
            <table:table-row>
              <table:table-cell office:value-type="string">
                <text:p>12</text:p>
              </table:table-cell>
              <table:table-cell office:value-type="float" office:value="-12.1">
                <text:p>-12.1</text:p>
              </table:table-cell>
            </table:table-row>
            <table:table-row>
              <table:table-cell office:value-type="string">
                <text:p>13</text:p>
              </table:table-cell>
              <table:table-cell office:value-type="float" office:value="-11.2">
                <text:p>-11.2</text:p>
              </table:table-cell>
            </table:table-row>
            <table:table-row>
              <table:table-cell office:value-type="string">
                <text:p>14</text:p>
              </table:table-cell>
              <table:table-cell office:value-type="float" office:value="-10.6">
                <text:p>-10.6</text:p>
              </table:table-cell>
            </table:table-row>
            <table:table-row>
              <table:table-cell office:value-type="string">
                <text:p>15</text:p>
              </table:table-cell>
              <table:table-cell office:value-type="float" office:value="-12.1">
                <text:p>-12.1</text:p>
              </table:table-cell>
            </table:table-row>
            <table:table-row>
              <table:table-cell office:value-type="string">
                <text:p>16</text:p>
              </table:table-cell>
              <table:table-cell office:value-type="float" office:value="-12.9">
                <text:p>-12.9</text:p>
              </table:table-cell>
            </table:table-row>
            <table:table-row>
              <table:table-cell office:value-type="string">
                <text:p>17</text:p>
              </table:table-cell>
              <table:table-cell office:value-type="float" office:value="-13">
                <text:p>-13</text:p>
              </table:table-cell>
            </table:table-row>
            <table:table-row>
              <table:table-cell office:value-type="string">
                <text:p>18</text:p>
              </table:table-cell>
              <table:table-cell office:value-type="float" office:value="-11.1">
                <text:p>-11.1</text:p>
              </table:table-cell>
            </table:table-row>
            <table:table-row>
              <table:table-cell office:value-type="string">
                <text:p>19</text:p>
              </table:table-cell>
              <table:table-cell office:value-type="float" office:value="-10.6">
                <text:p>-10.6</text:p>
              </table:table-cell>
            </table:table-row>
            <table:table-row>
              <table:table-cell office:value-type="string">
                <text:p>20</text:p>
              </table:table-cell>
              <table:table-cell office:value-type="float" office:value="-10.7">
                <text:p>-10.7</text:p>
              </table:table-cell>
            </table:table-row>
            <table:table-row>
              <table:table-cell office:value-type="string">
                <text:p>21</text:p>
              </table:table-cell>
              <table:table-cell office:value-type="float" office:value="-9.7">
                <text:p>-9.7</text:p>
              </table:table-cell>
            </table:table-row>
            <table:table-row>
              <table:table-cell office:value-type="string">
                <text:p>22</text:p>
              </table:table-cell>
              <table:table-cell office:value-type="float" office:value="-10.5">
                <text:p>-10.5</text:p>
              </table:table-cell>
            </table:table-row>
            <table:table-row>
              <table:table-cell office:value-type="string">
                <text:p>23</text:p>
              </table:table-cell>
              <table:table-cell office:value-type="float" office:value="-13.9">
                <text:p>-13.9</text:p>
              </table:table-cell>
            </table:table-row>
            <table:table-row>
              <table:table-cell office:value-type="string">
                <text:p>24</text:p>
              </table:table-cell>
              <table:table-cell office:value-type="float" office:value="-17.4">
                <text:p>-17.4</text:p>
              </table:table-cell>
            </table:table-row>
            <table:table-row>
              <table:table-cell office:value-type="string">
                <text:p>25</text:p>
              </table:table-cell>
              <table:table-cell office:value-type="float" office:value="-15.5">
                <text:p>-15.5</text:p>
              </table:table-cell>
            </table:table-row>
            <table:table-row>
              <table:table-cell office:value-type="string">
                <text:p>26</text:p>
              </table:table-cell>
              <table:table-cell office:value-type="float" office:value="-14.1">
                <text:p>-14.1</text:p>
              </table:table-cell>
            </table:table-row>
            <table:table-row>
              <table:table-cell office:value-type="string">
                <text:p>27</text:p>
              </table:table-cell>
              <table:table-cell office:value-type="float" office:value="-11.9">
                <text:p>-11.9</text:p>
              </table:table-cell>
            </table:table-row>
            <table:table-row>
              <table:table-cell office:value-type="string">
                <text:p>28</text:p>
              </table:table-cell>
              <table:table-cell office:value-type="float" office:value="-11.3">
                <text:p>-11.3</text:p>
              </table:table-cell>
            </table:table-row>
            <table:table-row>
              <table:table-cell office:value-type="string">
                <text:p>29</text:p>
              </table:table-cell>
              <table:table-cell office:value-type="float" office:value="-10.4">
                <text:p>-10.4</text:p>
              </table:table-cell>
            </table:table-row>
            <table:table-row>
              <table:table-cell office:value-type="string">
                <text:p>30</text:p>
              </table:table-cell>
              <table:table-cell office:value-type="float" office:value="-9.7">
                <text:p>-9.7</text:p>
              </table:table-cell>
            </table:table-row>
            <table:table-row>
              <table:table-cell office:value-type="string">
                <text:p>31</text:p>
              </table:table-cell>
              <table:table-cell office:value-type="float" office:value="-12">
                <text:p>-12</text:p>
              </table:table-cell>
            </table:table-row>
            <table:table-row>
              <table:table-cell office:value-type="string">
                <text:p>32</text:p>
              </table:table-cell>
              <table:table-cell office:value-type="float" office:value="-13.9">
                <text:p>-13.9</text:p>
              </table:table-cell>
            </table:table-row>
            <table:table-row>
              <table:table-cell office:value-type="string">
                <text:p>33</text:p>
              </table:table-cell>
              <table:table-cell office:value-type="float" office:value="-13.3">
                <text:p>-13.3</text:p>
              </table:table-cell>
            </table:table-row>
            <table:table-row>
              <table:table-cell office:value-type="string">
                <text:p>34</text:p>
              </table:table-cell>
              <table:table-cell office:value-type="float" office:value="-14.1">
                <text:p>-14.1</text:p>
              </table:table-cell>
            </table:table-row>
            <table:table-row>
              <table:table-cell office:value-type="string">
                <text:p>35</text:p>
              </table:table-cell>
              <table:table-cell office:value-type="float" office:value="-14.3">
                <text:p>-14.3</text:p>
              </table:table-cell>
            </table:table-row>
            <table:table-row>
              <table:table-cell office:value-type="string">
                <text:p>36</text:p>
              </table:table-cell>
              <table:table-cell office:value-type="float" office:value="-14.4">
                <text:p>-14.4</text:p>
              </table:table-cell>
            </table:table-row>
            <table:table-row>
              <table:table-cell office:value-type="string">
                <text:p>37</text:p>
              </table:table-cell>
              <table:table-cell office:value-type="float" office:value="-14.7">
                <text:p>-14.7</text:p>
              </table:table-cell>
            </table:table-row>
            <table:table-row>
              <table:table-cell office:value-type="string">
                <text:p>38</text:p>
              </table:table-cell>
              <table:table-cell office:value-type="float" office:value="-12.7">
                <text:p>-12.7</text:p>
              </table:table-cell>
            </table:table-row>
            <table:table-row>
              <table:table-cell office:value-type="string">
                <text:p>39</text:p>
              </table:table-cell>
              <table:table-cell office:value-type="float" office:value="-12.8">
                <text:p>-12.8</text:p>
              </table:table-cell>
            </table:table-row>
            <table:table-row>
              <table:table-cell office:value-type="string">
                <text:p>40</text:p>
              </table:table-cell>
              <table:table-cell office:value-type="float" office:value="-10.5">
                <text:p>-10.5</text:p>
              </table:table-cell>
            </table:table-row>
            <table:table-row>
              <table:table-cell office:value-type="string">
                <text:p>41</text:p>
              </table:table-cell>
              <table:table-cell office:value-type="float" office:value="-10.7">
                <text:p>-10.7</text:p>
              </table:table-cell>
            </table:table-row>
            <table:table-row>
              <table:table-cell office:value-type="string">
                <text:p>42</text:p>
              </table:table-cell>
              <table:table-cell office:value-type="float" office:value="-10.3">
                <text:p>-10.3</text:p>
              </table:table-cell>
            </table:table-row>
            <table:table-row>
              <table:table-cell office:value-type="string">
                <text:p>43</text:p>
              </table:table-cell>
              <table:table-cell office:value-type="float" office:value="-11.3">
                <text:p>-11.3</text:p>
              </table:table-cell>
            </table:table-row>
            <table:table-row>
              <table:table-cell office:value-type="string">
                <text:p>44</text:p>
              </table:table-cell>
              <table:table-cell office:value-type="float" office:value="-10.9">
                <text:p>-10.9</text:p>
              </table:table-cell>
            </table:table-row>
            <table:table-row>
              <table:table-cell office:value-type="string">
                <text:p>45</text:p>
              </table:table-cell>
              <table:table-cell office:value-type="float" office:value="-9">
                <text:p>-9</text:p>
              </table:table-cell>
            </table:table-row>
            <table:table-row>
              <table:table-cell office:value-type="string">
                <text:p>46</text:p>
              </table:table-cell>
              <table:table-cell office:value-type="float" office:value="-9.7">
                <text:p>-9.7</text:p>
              </table:table-cell>
            </table:table-row>
            <table:table-row>
              <table:table-cell office:value-type="string">
                <text:p>47</text:p>
              </table:table-cell>
              <table:table-cell office:value-type="float" office:value="-12.8">
                <text:p>-12.8</text:p>
              </table:table-cell>
            </table:table-row>
            <table:table-row>
              <table:table-cell office:value-type="string">
                <text:p>48</text:p>
              </table:table-cell>
              <table:table-cell office:value-type="float" office:value="-12.2">
                <text:p>-12.2</text:p>
              </table:table-cell>
            </table:table-row>
            <table:table-row>
              <table:table-cell office:value-type="string">
                <text:p>49</text:p>
              </table:table-cell>
              <table:table-cell office:value-type="float" office:value="-11.3">
                <text:p>-11.3</text:p>
              </table:table-cell>
            </table:table-row>
            <table:table-row>
              <table:table-cell office:value-type="string">
                <text:p>50</text:p>
              </table:table-cell>
              <table:table-cell office:value-type="float" office:value="-13.2">
                <text:p>-13.2</text:p>
              </table:table-cell>
            </table:table-row>
            <table:table-row>
              <table:table-cell office:value-type="string">
                <text:p>51</text:p>
              </table:table-cell>
              <table:table-cell office:value-type="float" office:value="-12.1">
                <text:p>-12.1</text:p>
              </table:table-cell>
            </table:table-row>
            <table:table-row>
              <table:table-cell office:value-type="string">
                <text:p>52</text:p>
              </table:table-cell>
              <table:table-cell office:value-type="float" office:value="-11.7">
                <text:p>-11.7</text:p>
              </table:table-cell>
            </table:table-row>
            <table:table-row>
              <table:table-cell office:value-type="string">
                <text:p>53</text:p>
              </table:table-cell>
              <table:table-cell office:value-type="float" office:value="-11.1">
                <text:p>-11.1</text:p>
              </table:table-cell>
            </table:table-row>
            <table:table-row>
              <table:table-cell office:value-type="string">
                <text:p>54</text:p>
              </table:table-cell>
              <table:table-cell office:value-type="float" office:value="-11.8">
                <text:p>-11.8</text:p>
              </table:table-cell>
            </table:table-row>
            <table:table-row>
              <table:table-cell office:value-type="string">
                <text:p>55</text:p>
              </table:table-cell>
              <table:table-cell office:value-type="float" office:value="-10.2">
                <text:p>-10.2</text:p>
              </table:table-cell>
            </table:table-row>
            <table:table-row>
              <table:table-cell office:value-type="string">
                <text:p>56</text:p>
              </table:table-cell>
              <table:table-cell office:value-type="float" office:value="-13.2">
                <text:p>-13.2</text:p>
              </table:table-cell>
            </table:table-row>
            <table:table-row>
              <table:table-cell office:value-type="string">
                <text:p>57</text:p>
              </table:table-cell>
              <table:table-cell office:value-type="float" office:value="-13.9">
                <text:p>-13.9</text:p>
              </table:table-cell>
            </table:table-row>
            <table:table-row>
              <table:table-cell office:value-type="string">
                <text:p>58</text:p>
              </table:table-cell>
              <table:table-cell office:value-type="float" office:value="-13">
                <text:p>-13</text:p>
              </table:table-cell>
            </table:table-row>
            <table:table-row>
              <table:table-cell office:value-type="string">
                <text:p>59</text:p>
              </table:table-cell>
              <table:table-cell office:value-type="float" office:value="-12.4">
                <text:p>-12.4</text:p>
              </table:table-cell>
            </table:table-row>
            <table:table-row>
              <table:table-cell office:value-type="string">
                <text:p>60</text:p>
              </table:table-cell>
              <table:table-cell office:value-type="float" office:value="-13.7">
                <text:p>-13.7</text:p>
              </table:table-cell>
            </table:table-row>
            <table:table-row>
              <table:table-cell office:value-type="string">
                <text:p>61</text:p>
              </table:table-cell>
              <table:table-cell office:value-type="float" office:value="-12.5">
                <text:p>-12.5</text:p>
              </table:table-cell>
            </table:table-row>
            <table:table-row>
              <table:table-cell office:value-type="string">
                <text:p>62</text:p>
              </table:table-cell>
              <table:table-cell office:value-type="float" office:value="-12.4">
                <text:p>-12.4</text:p>
              </table:table-cell>
            </table:table-row>
            <table:table-row>
              <table:table-cell office:value-type="string">
                <text:p>63</text:p>
              </table:table-cell>
              <table:table-cell office:value-type="float" office:value="-10.5">
                <text:p>-10.5</text:p>
              </table:table-cell>
            </table:table-row>
            <table:table-row>
              <table:table-cell office:value-type="string">
                <text:p>64</text:p>
              </table:table-cell>
              <table:table-cell office:value-type="float" office:value="-10.6">
                <text:p>-10.6</text:p>
              </table:table-cell>
            </table:table-row>
            <table:table-row>
              <table:table-cell office:value-type="string">
                <text:p>65</text:p>
              </table:table-cell>
              <table:table-cell office:value-type="float" office:value="-13.8">
                <text:p>-13.8</text:p>
              </table:table-cell>
            </table:table-row>
            <table:table-row>
              <table:table-cell office:value-type="string">
                <text:p>66</text:p>
              </table:table-cell>
              <table:table-cell office:value-type="float" office:value="-12.3">
                <text:p>-12.3</text:p>
              </table:table-cell>
            </table:table-row>
            <table:table-row>
              <table:table-cell office:value-type="string">
                <text:p>67</text:p>
              </table:table-cell>
              <table:table-cell office:value-type="float" office:value="-11">
                <text:p>-11</text:p>
              </table:table-cell>
            </table:table-row>
            <table:table-row>
              <table:table-cell office:value-type="string">
                <text:p>68</text:p>
              </table:table-cell>
              <table:table-cell office:value-type="float" office:value="-9.3">
                <text:p>-9.3</text:p>
              </table:table-cell>
            </table:table-row>
            <table:table-row>
              <table:table-cell office:value-type="string">
                <text:p>69</text:p>
              </table:table-cell>
              <table:table-cell office:value-type="float" office:value="-10.2">
                <text:p>-10.2</text:p>
              </table:table-cell>
            </table:table-row>
            <table:table-row>
              <table:table-cell office:value-type="string">
                <text:p>70</text:p>
              </table:table-cell>
              <table:table-cell office:value-type="float" office:value="-10.4">
                <text:p>-10.4</text:p>
              </table:table-cell>
            </table:table-row>
            <table:table-row>
              <table:table-cell office:value-type="string">
                <text:p>71</text:p>
              </table:table-cell>
              <table:table-cell office:value-type="float" office:value="-12.5">
                <text:p>-12.5</text:p>
              </table:table-cell>
            </table:table-row>
            <table:table-row>
              <table:table-cell office:value-type="string">
                <text:p>72</text:p>
              </table:table-cell>
              <table:table-cell office:value-type="float" office:value="-12.8">
                <text:p>-12.8</text:p>
              </table:table-cell>
            </table:table-row>
            <table:table-row>
              <table:table-cell office:value-type="string">
                <text:p>73</text:p>
              </table:table-cell>
              <table:table-cell office:value-type="float" office:value="-10">
                <text:p>-10</text:p>
              </table:table-cell>
            </table:table-row>
            <table:table-row>
              <table:table-cell office:value-type="string">
                <text:p>74</text:p>
              </table:table-cell>
              <table:table-cell office:value-type="float" office:value="-10.4">
                <text:p>-10.4</text:p>
              </table:table-cell>
            </table:table-row>
            <table:table-row>
              <table:table-cell office:value-type="string">
                <text:p>75</text:p>
              </table:table-cell>
              <table:table-cell office:value-type="float" office:value="-11.1">
                <text:p>-11.1</text:p>
              </table:table-cell>
            </table:table-row>
            <table:table-row>
              <table:table-cell office:value-type="string">
                <text:p>76</text:p>
              </table:table-cell>
              <table:table-cell office:value-type="float" office:value="-11.9">
                <text:p>-11.9</text:p>
              </table:table-cell>
            </table:table-row>
            <table:table-row>
              <table:table-cell office:value-type="string">
                <text:p>77</text:p>
              </table:table-cell>
              <table:table-cell office:value-type="float" office:value="-11">
                <text:p>-11</text:p>
              </table:table-cell>
            </table:table-row>
            <table:table-row>
              <table:table-cell office:value-type="string">
                <text:p>78</text:p>
              </table:table-cell>
              <table:table-cell office:value-type="float" office:value="-11.2">
                <text:p>-11.2</text:p>
              </table:table-cell>
            </table:table-row>
            <table:table-row>
              <table:table-cell office:value-type="string">
                <text:p>79</text:p>
              </table:table-cell>
              <table:table-cell office:value-type="float" office:value="-9.2">
                <text:p>-9.2</text:p>
              </table:table-cell>
            </table:table-row>
            <table:table-row>
              <table:table-cell office:value-type="string">
                <text:p>80</text:p>
              </table:table-cell>
              <table:table-cell office:value-type="float" office:value="-7.9">
                <text:p>-7.9</text:p>
              </table:table-cell>
            </table:table-row>
            <table:table-row>
              <table:table-cell office:value-type="string">
                <text:p>81</text:p>
              </table:table-cell>
              <table:table-cell office:value-type="float" office:value="-8.5">
                <text:p>-8.5</text:p>
              </table:table-cell>
            </table:table-row>
            <table:table-row>
              <table:table-cell office:value-type="string">
                <text:p>82</text:p>
              </table:table-cell>
              <table:table-cell office:value-type="float" office:value="-10.7">
                <text:p>-10.7</text:p>
              </table:table-cell>
            </table:table-row>
            <table:table-row>
              <table:table-cell office:value-type="string">
                <text:p>83</text:p>
              </table:table-cell>
              <table:table-cell office:value-type="float" office:value="-12.6">
                <text:p>-12.6</text:p>
              </table:table-cell>
            </table:table-row>
            <table:table-row>
              <table:table-cell office:value-type="string">
                <text:p>84</text:p>
              </table:table-cell>
              <table:table-cell office:value-type="float" office:value="-12.9">
                <text:p>-12.9</text:p>
              </table:table-cell>
            </table:table-row>
            <table:table-row>
              <table:table-cell office:value-type="string">
                <text:p>85</text:p>
              </table:table-cell>
              <table:table-cell office:value-type="float" office:value="-11.6">
                <text:p>-11.6</text:p>
              </table:table-cell>
            </table:table-row>
            <table:table-row>
              <table:table-cell office:value-type="string">
                <text:p>86</text:p>
              </table:table-cell>
              <table:table-cell office:value-type="float" office:value="-10.4">
                <text:p>-10.4</text:p>
              </table:table-cell>
            </table:table-row>
            <table:table-row>
              <table:table-cell office:value-type="string">
                <text:p>87</text:p>
              </table:table-cell>
              <table:table-cell office:value-type="float" office:value="-10.9">
                <text:p>-10.9</text:p>
              </table:table-cell>
            </table:table-row>
            <table:table-row>
              <table:table-cell office:value-type="string">
                <text:p>88</text:p>
              </table:table-cell>
              <table:table-cell office:value-type="float" office:value="-10.1">
                <text:p>-10.1</text:p>
              </table:table-cell>
            </table:table-row>
            <table:table-row>
              <table:table-cell office:value-type="string">
                <text:p>89</text:p>
              </table:table-cell>
              <table:table-cell office:value-type="float" office:value="-10">
                <text:p>-10</text:p>
              </table:table-cell>
            </table:table-row>
            <table:table-row>
              <table:table-cell office:value-type="string">
                <text:p>90</text:p>
              </table:table-cell>
              <table:table-cell office:value-type="float" office:value="-8.7">
                <text:p>-8.7</text:p>
              </table:table-cell>
            </table:table-row>
            <table:table-row>
              <table:table-cell office:value-type="string">
                <text:p>91</text:p>
              </table:table-cell>
              <table:table-cell office:value-type="float" office:value="-8.3">
                <text:p>-8.3</text:p>
              </table:table-cell>
            </table:table-row>
            <table:table-row>
              <table:table-cell office:value-type="string">
                <text:p>92</text:p>
              </table:table-cell>
              <table:table-cell office:value-type="float" office:value="-10.7">
                <text:p>-10.7</text:p>
              </table:table-cell>
            </table:table-row>
            <table:table-row>
              <table:table-cell office:value-type="string">
                <text:p>93</text:p>
              </table:table-cell>
              <table:table-cell office:value-type="float" office:value="-11.8">
                <text:p>-11.8</text:p>
              </table:table-cell>
            </table:table-row>
            <table:table-row>
              <table:table-cell office:value-type="string">
                <text:p>94</text:p>
              </table:table-cell>
              <table:table-cell office:value-type="float" office:value="-12.6">
                <text:p>-12.6</text:p>
              </table:table-cell>
            </table:table-row>
            <table:table-row>
              <table:table-cell office:value-type="string">
                <text:p>95</text:p>
              </table:table-cell>
              <table:table-cell office:value-type="float" office:value="-11.4">
                <text:p>-11.4</text:p>
              </table:table-cell>
            </table:table-row>
            <table:table-row>
              <table:table-cell office:value-type="string">
                <text:p>96</text:p>
              </table:table-cell>
              <table:table-cell office:value-type="float" office:value="-9.1">
                <text:p>-9.1</text:p>
              </table:table-cell>
            </table:table-row>
            <table:table-row>
              <table:table-cell office:value-type="string">
                <text:p>97</text:p>
              </table:table-cell>
              <table:table-cell office:value-type="float" office:value="-10">
                <text:p>-10</text:p>
              </table:table-cell>
            </table:table-row>
            <table:table-row>
              <table:table-cell office:value-type="string">
                <text:p>98</text:p>
              </table:table-cell>
              <table:table-cell office:value-type="float" office:value="-11">
                <text:p>-11</text:p>
              </table:table-cell>
            </table:table-row>
            <table:table-row>
              <table:table-cell office:value-type="string">
                <text:p>99</text:p>
              </table:table-cell>
              <table:table-cell office:value-type="float" office:value="-10.6">
                <text:p>-10.6</text:p>
              </table:table-cell>
            </table:table-row>
            <table:table-row>
              <table:table-cell office:value-type="string">
                <text:p>100</text:p>
              </table:table-cell>
              <table:table-cell office:value-type="float" office:value="-9.7">
                <text:p>-9.7</text:p>
              </table:table-cell>
            </table:table-row>
            <table:table-row>
              <table:table-cell office:value-type="string">
                <text:p>101</text:p>
              </table:table-cell>
              <table:table-cell office:value-type="float" office:value="-8.5">
                <text:p>-8.5</text:p>
              </table:table-cell>
            </table:table-row>
            <table:table-row>
              <table:table-cell office:value-type="string">
                <text:p>102</text:p>
              </table:table-cell>
              <table:table-cell office:value-type="float" office:value="-9.3">
                <text:p>-9.3</text:p>
              </table:table-cell>
            </table:table-row>
            <table:table-row>
              <table:table-cell office:value-type="string">
                <text:p>103</text:p>
              </table:table-cell>
              <table:table-cell office:value-type="float" office:value="-10.3">
                <text:p>-10.3</text:p>
              </table:table-cell>
            </table:table-row>
            <table:table-row>
              <table:table-cell office:value-type="string">
                <text:p>104</text:p>
              </table:table-cell>
              <table:table-cell office:value-type="float" office:value="-10.8">
                <text:p>-10.8</text:p>
              </table:table-cell>
            </table:table-row>
            <table:table-row>
              <table:table-cell office:value-type="string">
                <text:p>105</text:p>
              </table:table-cell>
              <table:table-cell office:value-type="float" office:value="-12.1">
                <text:p>-12.1</text:p>
              </table:table-cell>
            </table:table-row>
            <table:table-row>
              <table:table-cell office:value-type="string">
                <text:p>106</text:p>
              </table:table-cell>
              <table:table-cell office:value-type="float" office:value="-12.5">
                <text:p>-12.5</text:p>
              </table:table-cell>
            </table:table-row>
            <table:table-row>
              <table:table-cell office:value-type="string">
                <text:p>107</text:p>
              </table:table-cell>
              <table:table-cell office:value-type="float" office:value="-11.9">
                <text:p>-11.9</text:p>
              </table:table-cell>
            </table:table-row>
            <table:table-row>
              <table:table-cell office:value-type="string">
                <text:p>108</text:p>
              </table:table-cell>
              <table:table-cell office:value-type="float" office:value="-12.6">
                <text:p>-12.6</text:p>
              </table:table-cell>
            </table:table-row>
            <table:table-row>
              <table:table-cell office:value-type="string">
                <text:p>109</text:p>
              </table:table-cell>
              <table:table-cell office:value-type="float" office:value="-13.8">
                <text:p>-13.8</text:p>
              </table:table-cell>
            </table:table-row>
            <table:table-row>
              <table:table-cell office:value-type="string">
                <text:p>110</text:p>
              </table:table-cell>
              <table:table-cell office:value-type="float" office:value="-15">
                <text:p>-15</text:p>
              </table:table-cell>
            </table:table-row>
            <table:table-row>
              <table:table-cell office:value-type="string">
                <text:p>111</text:p>
              </table:table-cell>
              <table:table-cell office:value-type="float" office:value="-14.7">
                <text:p>-14.7</text:p>
              </table:table-cell>
            </table:table-row>
            <table:table-row>
              <table:table-cell office:value-type="string">
                <text:p>112</text:p>
              </table:table-cell>
              <table:table-cell office:value-type="float" office:value="-15.3">
                <text:p>-15.3</text:p>
              </table:table-cell>
            </table:table-row>
            <table:table-row>
              <table:table-cell office:value-type="string">
                <text:p>113</text:p>
              </table:table-cell>
              <table:table-cell office:value-type="float" office:value="-14.5">
                <text:p>-14.5</text:p>
              </table:table-cell>
            </table:table-row>
            <table:table-row>
              <table:table-cell office:value-type="string">
                <text:p>114</text:p>
              </table:table-cell>
              <table:table-cell office:value-type="float" office:value="-13">
                <text:p>-13</text:p>
              </table:table-cell>
            </table:table-row>
            <table:table-row>
              <table:table-cell office:value-type="string">
                <text:p>115</text:p>
              </table:table-cell>
              <table:table-cell office:value-type="float" office:value="-13.9">
                <text:p>-13.9</text:p>
              </table:table-cell>
            </table:table-row>
            <table:table-row>
              <table:table-cell office:value-type="string">
                <text:p>116</text:p>
              </table:table-cell>
              <table:table-cell office:value-type="float" office:value="-14.4">
                <text:p>-14.4</text:p>
              </table:table-cell>
            </table:table-row>
            <table:table-row>
              <table:table-cell office:value-type="string">
                <text:p>117</text:p>
              </table:table-cell>
              <table:table-cell office:value-type="float" office:value="-12.1">
                <text:p>-12.1</text:p>
              </table:table-cell>
            </table:table-row>
            <table:table-row>
              <table:table-cell office:value-type="string">
                <text:p>118</text:p>
              </table:table-cell>
              <table:table-cell office:value-type="float" office:value="-12.5">
                <text:p>-12.5</text:p>
              </table:table-cell>
            </table:table-row>
            <table:table-row>
              <table:table-cell office:value-type="string">
                <text:p>119</text:p>
              </table:table-cell>
              <table:table-cell office:value-type="float" office:value="-12.1">
                <text:p>-12.1</text:p>
              </table:table-cell>
            </table:table-row>
            <table:table-row>
              <table:table-cell office:value-type="string">
                <text:p>120</text:p>
              </table:table-cell>
              <table:table-cell office:value-type="float" office:value="-11.3">
                <text:p>-11.3</text:p>
              </table:table-cell>
            </table:table-row>
            <table:table-row>
              <table:table-cell office:value-type="string">
                <text:p>121</text:p>
              </table:table-cell>
              <table:table-cell office:value-type="float" office:value="-11.1">
                <text:p>-11.1</text:p>
              </table:table-cell>
            </table:table-row>
            <table:table-row>
              <table:table-cell office:value-type="string">
                <text:p>122</text:p>
              </table:table-cell>
              <table:table-cell office:value-type="float" office:value="-10.1">
                <text:p>-10.1</text:p>
              </table:table-cell>
            </table:table-row>
            <table:table-row>
              <table:table-cell office:value-type="string">
                <text:p>123</text:p>
              </table:table-cell>
              <table:table-cell office:value-type="float" office:value="-9">
                <text:p>-9</text:p>
              </table:table-cell>
            </table:table-row>
            <table:table-row>
              <table:table-cell office:value-type="string">
                <text:p>124</text:p>
              </table:table-cell>
              <table:table-cell office:value-type="float" office:value="-9">
                <text:p>-9</text:p>
              </table:table-cell>
            </table:table-row>
            <table:table-row>
              <table:table-cell office:value-type="string">
                <text:p>125</text:p>
              </table:table-cell>
              <table:table-cell office:value-type="float" office:value="-9.8">
                <text:p>-9.8</text:p>
              </table:table-cell>
            </table:table-row>
            <table:table-row>
              <table:table-cell office:value-type="string">
                <text:p>126</text:p>
              </table:table-cell>
              <table:table-cell office:value-type="float" office:value="-9.6">
                <text:p>-9.6</text:p>
              </table:table-cell>
            </table:table-row>
            <table:table-row>
              <table:table-cell office:value-type="string">
                <text:p>127</text:p>
              </table:table-cell>
              <table:table-cell office:value-type="float" office:value="-9.9">
                <text:p>-9.9</text:p>
              </table:table-cell>
            </table:table-row>
            <table:table-row>
              <table:table-cell office:value-type="string">
                <text:p>128</text:p>
              </table:table-cell>
              <table:table-cell office:value-type="float" office:value="-9.6">
                <text:p>-9.6</text:p>
              </table:table-cell>
            </table:table-row>
            <table:table-row>
              <table:table-cell office:value-type="string">
                <text:p>129</text:p>
              </table:table-cell>
              <table:table-cell office:value-type="float" office:value="-11.1">
                <text:p>-11.1</text:p>
              </table:table-cell>
            </table:table-row>
            <table:table-row>
              <table:table-cell office:value-type="string">
                <text:p>130</text:p>
              </table:table-cell>
              <table:table-cell office:value-type="float" office:value="-10.9">
                <text:p>-10.9</text:p>
              </table:table-cell>
            </table:table-row>
            <table:table-row>
              <table:table-cell office:value-type="string">
                <text:p>131</text:p>
              </table:table-cell>
              <table:table-cell office:value-type="float" office:value="-12.7">
                <text:p>-12.7</text:p>
              </table:table-cell>
            </table:table-row>
            <table:table-row>
              <table:table-cell office:value-type="string">
                <text:p>132</text:p>
              </table:table-cell>
              <table:table-cell office:value-type="float" office:value="-13.3">
                <text:p>-13.3</text:p>
              </table:table-cell>
            </table:table-row>
            <table:table-row>
              <table:table-cell office:value-type="string">
                <text:p>133</text:p>
              </table:table-cell>
              <table:table-cell office:value-type="float" office:value="-10.8">
                <text:p>-10.8</text:p>
              </table:table-cell>
            </table:table-row>
            <table:table-row>
              <table:table-cell office:value-type="string">
                <text:p>134</text:p>
              </table:table-cell>
              <table:table-cell office:value-type="float" office:value="-10.5">
                <text:p>-10.5</text:p>
              </table:table-cell>
            </table:table-row>
            <table:table-row>
              <table:table-cell office:value-type="string">
                <text:p>135</text:p>
              </table:table-cell>
              <table:table-cell office:value-type="float" office:value="-10.7">
                <text:p>-10.7</text:p>
              </table:table-cell>
            </table:table-row>
            <table:table-row>
              <table:table-cell office:value-type="string">
                <text:p>136</text:p>
              </table:table-cell>
              <table:table-cell office:value-type="float" office:value="-13.4">
                <text:p>-13.4</text:p>
              </table:table-cell>
            </table:table-row>
            <table:table-row>
              <table:table-cell office:value-type="string">
                <text:p>137</text:p>
              </table:table-cell>
              <table:table-cell office:value-type="float" office:value="-12.7">
                <text:p>-12.7</text:p>
              </table:table-cell>
            </table:table-row>
            <table:table-row>
              <table:table-cell office:value-type="string">
                <text:p>138</text:p>
              </table:table-cell>
              <table:table-cell office:value-type="float" office:value="-13.9">
                <text:p>-13.9</text:p>
              </table:table-cell>
            </table:table-row>
            <table:table-row>
              <table:table-cell office:value-type="string">
                <text:p>139</text:p>
              </table:table-cell>
              <table:table-cell office:value-type="float" office:value="-11">
                <text:p>-11</text:p>
              </table:table-cell>
            </table:table-row>
            <table:table-row>
              <table:table-cell office:value-type="string">
                <text:p>140</text:p>
              </table:table-cell>
              <table:table-cell office:value-type="float" office:value="-9.6">
                <text:p>-9.6</text:p>
              </table:table-cell>
            </table:table-row>
            <table:table-row>
              <table:table-cell office:value-type="string">
                <text:p>141</text:p>
              </table:table-cell>
              <table:table-cell office:value-type="float" office:value="-8">
                <text:p>-8</text:p>
              </table:table-cell>
            </table:table-row>
            <table:table-row>
              <table:table-cell office:value-type="string">
                <text:p>142</text:p>
              </table:table-cell>
              <table:table-cell office:value-type="float" office:value="-10.4">
                <text:p>-10.4</text:p>
              </table:table-cell>
            </table:table-row>
            <table:table-row>
              <table:table-cell office:value-type="string">
                <text:p>143</text:p>
              </table:table-cell>
              <table:table-cell office:value-type="float" office:value="-10.8">
                <text:p>-10.8</text:p>
              </table:table-cell>
            </table:table-row>
            <table:table-row>
              <table:table-cell office:value-type="string">
                <text:p>144</text:p>
              </table:table-cell>
              <table:table-cell office:value-type="float" office:value="-10">
                <text:p>-10</text:p>
              </table:table-cell>
            </table:table-row>
            <table:table-row>
              <table:table-cell office:value-type="string">
                <text:p>145</text:p>
              </table:table-cell>
              <table:table-cell office:value-type="float" office:value="-10">
                <text:p>-10</text:p>
              </table:table-cell>
            </table:table-row>
            <table:table-row>
              <table:table-cell office:value-type="string">
                <text:p>146</text:p>
              </table:table-cell>
              <table:table-cell office:value-type="float" office:value="-9.4">
                <text:p>-9.4</text:p>
              </table:table-cell>
            </table:table-row>
            <table:table-row>
              <table:table-cell office:value-type="string">
                <text:p>147</text:p>
              </table:table-cell>
              <table:table-cell office:value-type="float" office:value="-9.5">
                <text:p>-9.5</text:p>
              </table:table-cell>
            </table:table-row>
            <table:table-row>
              <table:table-cell office:value-type="string">
                <text:p>148</text:p>
              </table:table-cell>
              <table:table-cell office:value-type="float" office:value="-10.2">
                <text:p>-10.2</text:p>
              </table:table-cell>
            </table:table-row>
            <table:table-row>
              <table:table-cell office:value-type="string">
                <text:p>149</text:p>
              </table:table-cell>
              <table:table-cell office:value-type="float" office:value="-10.9">
                <text:p>-10.9</text:p>
              </table:table-cell>
            </table:table-row>
            <table:table-row>
              <table:table-cell office:value-type="string">
                <text:p>150</text:p>
              </table:table-cell>
              <table:table-cell office:value-type="float" office:value="-10.6">
                <text:p>-10.6</text:p>
              </table:table-cell>
            </table:table-row>
            <table:table-row>
              <table:table-cell office:value-type="string">
                <text:p>151</text:p>
              </table:table-cell>
              <table:table-cell office:value-type="float" office:value="-10.5">
                <text:p>-10.5</text:p>
              </table:table-cell>
            </table:table-row>
            <table:table-row>
              <table:table-cell office:value-type="string">
                <text:p>152</text:p>
              </table:table-cell>
              <table:table-cell office:value-type="float" office:value="-12.9">
                <text:p>-12.9</text:p>
              </table:table-cell>
            </table:table-row>
            <table:table-row>
              <table:table-cell office:value-type="string">
                <text:p>153</text:p>
              </table:table-cell>
              <table:table-cell office:value-type="float" office:value="-14.9">
                <text:p>-14.9</text:p>
              </table:table-cell>
            </table:table-row>
            <table:table-row>
              <table:table-cell office:value-type="string">
                <text:p>154</text:p>
              </table:table-cell>
              <table:table-cell office:value-type="float" office:value="-13.6">
                <text:p>-13.6</text:p>
              </table:table-cell>
            </table:table-row>
            <table:table-row>
              <table:table-cell office:value-type="string">
                <text:p>155</text:p>
              </table:table-cell>
              <table:table-cell office:value-type="float" office:value="-11.1">
                <text:p>-11.1</text:p>
              </table:table-cell>
            </table:table-row>
            <table:table-row>
              <table:table-cell office:value-type="string">
                <text:p>156</text:p>
              </table:table-cell>
              <table:table-cell office:value-type="float" office:value="-11.4">
                <text:p>-11.4</text:p>
              </table:table-cell>
            </table:table-row>
            <table:table-row>
              <table:table-cell office:value-type="string">
                <text:p>157</text:p>
              </table:table-cell>
              <table:table-cell office:value-type="float" office:value="-13.1">
                <text:p>-13.1</text:p>
              </table:table-cell>
            </table:table-row>
            <table:table-row>
              <table:table-cell office:value-type="string">
                <text:p>158</text:p>
              </table:table-cell>
              <table:table-cell office:value-type="float" office:value="-14.4">
                <text:p>-14.4</text:p>
              </table:table-cell>
            </table:table-row>
            <table:table-row>
              <table:table-cell office:value-type="string">
                <text:p>159</text:p>
              </table:table-cell>
              <table:table-cell office:value-type="float" office:value="-15.9">
                <text:p>-15.9</text:p>
              </table:table-cell>
            </table:table-row>
            <table:table-row>
              <table:table-cell office:value-type="string">
                <text:p>160</text:p>
              </table:table-cell>
              <table:table-cell office:value-type="float" office:value="-16">
                <text:p>-16</text:p>
              </table:table-cell>
            </table:table-row>
            <table:table-row>
              <table:table-cell office:value-type="string">
                <text:p>161</text:p>
              </table:table-cell>
              <table:table-cell office:value-type="float" office:value="-13.3">
                <text:p>-13.3</text:p>
              </table:table-cell>
            </table:table-row>
            <table:table-row>
              <table:table-cell office:value-type="string">
                <text:p>162</text:p>
              </table:table-cell>
              <table:table-cell office:value-type="float" office:value="-13.3">
                <text:p>-13.3</text:p>
              </table:table-cell>
            </table:table-row>
            <table:table-row>
              <table:table-cell office:value-type="string">
                <text:p>163</text:p>
              </table:table-cell>
              <table:table-cell office:value-type="float" office:value="-12">
                <text:p>-12</text:p>
              </table:table-cell>
            </table:table-row>
            <table:table-row>
              <table:table-cell office:value-type="string">
                <text:p>164</text:p>
              </table:table-cell>
              <table:table-cell office:value-type="float" office:value="-11.5">
                <text:p>-11.5</text:p>
              </table:table-cell>
            </table:table-row>
            <table:table-row>
              <table:table-cell office:value-type="string">
                <text:p>165</text:p>
              </table:table-cell>
              <table:table-cell office:value-type="float" office:value="-10.5">
                <text:p>-10.5</text:p>
              </table:table-cell>
            </table:table-row>
            <table:table-row>
              <table:table-cell office:value-type="string">
                <text:p>166</text:p>
              </table:table-cell>
              <table:table-cell office:value-type="float" office:value="-9.6">
                <text:p>-9.6</text:p>
              </table:table-cell>
            </table:table-row>
            <table:table-row>
              <table:table-cell office:value-type="string">
                <text:p>167</text:p>
              </table:table-cell>
              <table:table-cell office:value-type="float" office:value="-10.7">
                <text:p>-10.7</text:p>
              </table:table-cell>
            </table:table-row>
            <table:table-row>
              <table:table-cell office:value-type="string">
                <text:p>168</text:p>
              </table:table-cell>
              <table:table-cell office:value-type="float" office:value="-10.5">
                <text:p>-10.5</text:p>
              </table:table-cell>
            </table:table-row>
            <table:table-row>
              <table:table-cell office:value-type="string">
                <text:p>169</text:p>
              </table:table-cell>
              <table:table-cell office:value-type="float" office:value="-10.8">
                <text:p>-10.8</text:p>
              </table:table-cell>
            </table:table-row>
            <table:table-row>
              <table:table-cell office:value-type="string">
                <text:p>170</text:p>
              </table:table-cell>
              <table:table-cell office:value-type="float" office:value="-11.3">
                <text:p>-11.3</text:p>
              </table:table-cell>
            </table:table-row>
            <table:table-row>
              <table:table-cell office:value-type="string">
                <text:p>171</text:p>
              </table:table-cell>
              <table:table-cell office:value-type="float" office:value="-11">
                <text:p>-11</text:p>
              </table:table-cell>
            </table:table-row>
            <table:table-row>
              <table:table-cell office:value-type="string">
                <text:p>172</text:p>
              </table:table-cell>
              <table:table-cell office:value-type="float" office:value="-12.8">
                <text:p>-12.8</text:p>
              </table:table-cell>
            </table:table-row>
            <table:table-row>
              <table:table-cell office:value-type="string">
                <text:p>173</text:p>
              </table:table-cell>
              <table:table-cell office:value-type="float" office:value="-12.3">
                <text:p>-12.3</text:p>
              </table:table-cell>
            </table:table-row>
            <table:table-row>
              <table:table-cell office:value-type="string">
                <text:p>174</text:p>
              </table:table-cell>
              <table:table-cell office:value-type="float" office:value="-12">
                <text:p>-12</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4">
  <office:meta>
    <meta:generator>LibreOffice/26.2.1.2$Linux_X86_64 LibreOffice_project/620$Build-2</meta:generator>
  </office:meta>
</office:document-meta>
</file>

<file path=Object 4/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4">
  <office:styles/>
</office:document-styles>
</file>